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Bug_5f_report_5f_Commit_5f_Metrics">
      <style:table-properties table:display="true" style:writing-mode="lr-tb"/>
    </style:style>
    <style:style style:name="ce1" style:family="table-cell" style:parent-style-name="Default">
      <style:table-cell-properties fo:background-color="#c0c0c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ug_report_Commit_Metrics" table:style-name="ta1">
        <office:forms form:automatic-focus="false" form:apply-design-mode="false"/>
        <table:table-column table:style-name="co1" table:number-columns-repeated="980" table:default-cell-style-name="Default"/>
        <table:table-row table:style-name="ro1">
          <table:table-cell table:style-name="ce1" office:value-type="string" calcext:value-type="string">
            <text:p>bug_id</text:p>
          </table:table-cell>
          <table:table-cell table:style-name="ce1" office:value-type="string" calcext:value-type="string">
            <text:p>description_stemmed</text:p>
          </table:table-cell>
          <table:table-cell table:style-name="ce1" office:value-type="string" calcext:value-type="string">
            <text:p>Severity</text:p>
          </table:table-cell>
          <table:table-cell table:style-name="ce1" office:value-type="string" calcext:value-type="string">
            <text:p>Severity_category</text:p>
          </table:table-cell>
          <table:table-cell table:number-columns-repeated="976"/>
        </table:table-row>
        <table:table-row table:style-name="ro1">
          <table:table-cell table:style-name="ce2" office:value-type="float" office:value="28919" calcext:value-type="float">
            <text:p>28919</text:p>
          </table:table-cell>
          <table:table-cell table:style-name="ce2" office:value-type="string" calcext:value-type="string">
            <text:p>find except pleas add new make prioriti pleas includ program reproduc except bad non abstract nonabstract method code privat nativ int nativ messag pump initi nativemessagepumpiniti public class plc comm pvi pvi com pvicom link event handler impl linkeventhandlerimpl bad non abstract nonabstract method code privat nativ int nativ messag pump initi nativemessagepumpiniti public class plc comm pvi pvi com pvicom link event handler impl linkeventhandlerimpl java lang runtim except runtimeexcept bad non abstract nonabstract method code privat nativ int nativ messag pump initi nativemessagepumpiniti public class plc comm pvi pvi com pvicom link event handler impl linkeventhandlerimpl aspectj weaver bcel lazi method gen lazymethodgen init unknown sourc aspectj weaver bcel lazi class gen lazyclassgen init unknown sourc aspectj weaver bcel bcel object type bcelobjecttyp get lazi class gen getlazyclassgen unknown sourc aspectj weaver bcel bcel weaver bcelweav weav unknown sourc aspectj weaver bcel bcel weaver bcelweav weav unknown sourc aspectj ajdt intern core builder aj build manag ajbuildmanag weav and gener class file weaveandgenerateclassfil unknown sourc aspectj ajdt intern core builder aj build manag ajbuildmanag batch build batchbuild unknown sourc aspectj ajdt ajc ajdt command ajdtcommand run command runcommand unknown sourc aspectj tool ajc main run unknown sourc aspectj tool ajc main run main runmain unknown sourc aspectj tool ajc main main unknown sourc</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8974" calcext:value-type="float">
            <text:p>28974</text:p>
          </table:table-cell>
          <table:table-cell table:style-name="ce2" office:value-type="string" calcext:value-type="string">
            <text:p>aspect fail compil 1b2 produc compil error ajc ibm amc java ibm amc ejb java runtim workspac ajsampl runtimeworkspaceajsampl mock ejb ibm amc demo bean demobeanejb java cannot assign valu final field ibm amc demo bean demobean ajc inter field interfield co ibm amc verbos sourc inform avail error packag ibm amc import ibm amc ejb session bean sessionbean author colyer chang gener comment edit templat variabl typecom window prefer java templat enabl disabl creation type comment go window prefer java code gener public aspect demo bean demobeanejb declar parent demo bean demobean implement session bean sessionbean next line culprit static final boolean demo bean demobean verbos true privat transient string demo bean demobean ctx public void demo bean demobean ejb activ ejbactiv verbos system println ejb activ ejbactiv call make inter type intertyp declar non final nonfin solv problem</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186" calcext:value-type="float">
            <text:p>291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665" calcext:value-type="float">
            <text:p>29665</text:p>
          </table:table-cell>
          <table:table-cell table:style-name="ce2" office:value-type="string" calcext:value-type="string">
            <text:p>use aspect j1 aspectj1 1b4 run follow program crash messag inconsist stack height reduc origin program minimum exampl stack height guess relat didn reproduc mail need mport java lang reflect method public class stack error stackerror public static void main string arg void assert true asserttru string msg boolean public void test equal null testequalsnul stack error stackerror one new stack error stackerror stack error stackerror two new stack error stackerror assert true asserttru equal one equal two work boolean ye one equal two work public boolean equal object return true aspect equal contract equalscontract pointcut equal call equalscal object thi one thison object other one otheron target object target thi one thison call public boolean equal object arg other one otheron within equal contract equalscontract boolean around object thi one thison object other one otheron equal call equalscal thi one thison other one otheron boolean result proceed thi one thison other one otheron class cl thi one thison get class getclass string name cl get name getnam boolean ha hash code hashashcod fals tri method cl get declar method getdeclaredmethod hash code hashcod null string look for lookfor public int name hash code hashcod ha hash code hashashcod look for lookfor equal to string tostr catch no such method except nosuchmethodexcept nsme return result program crash comment line indic work comment note line comment work wo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665" calcext:value-type="float">
            <text:p>29665</text:p>
          </table:table-cell>
          <table:table-cell table:style-name="ce2" office:value-type="string" calcext:value-type="string">
            <text:p>use aspect j1 aspectj1 1b4 run follow program crash messag inconsist stack height reduc origin program minimum exampl stack height guess relat didn reproduc mail need mport java lang reflect method public class stack error stackerror public static void main string arg void assert true asserttru string msg boolean public void test equal null testequalsnul stack error stackerror one new stack error stackerror stack error stackerror two new stack error stackerror assert true asserttru equal one equal two work boolean ye one equal two work public boolean equal object return true aspect equal contract equalscontract pointcut equal call equalscal object thi one thison object other one otheron target object target thi one thison call public boolean equal object arg other one otheron within equal contract equalscontract boolean around object thi one thison object other one otheron equal call equalscal thi one thison other one otheron boolean result proceed thi one thison other one otheron class cl thi one thison get class getclass string name cl get name getnam boolean ha hash code hashashcod fals tri method cl get declar method getdeclaredmethod hash code hashcod null string look for lookfor public int name hash code hashcod ha hash code hashashcod look for lookfor equal to string tostr catch no such method except nosuchmethodexcept nsme return result program crash comment line indic work comment note line comment work wo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769" calcext:value-type="float">
            <text:p>29769</text:p>
          </table:table-cell>
          <table:table-cell table:style-name="ce2" office:value-type="string" calcext:value-type="string">
            <text:p>aspectj ajd build option adapt buildoptionsadapt interfac yet support new aspect aspectj compil option need ad interfac old renam option deprec correct process need happen within ajd pa option compil enhanc need variou ide project aspect aspectj suppor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9934" calcext:value-type="float">
            <text:p>29934</text:p>
          </table:table-cell>
          <table:table-cell table:style-name="ce2" office:value-type="string" calcext:value-type="string">
            <text:p>program run produc null pointer except nullpointerexcept java lang null pointer except nullpointerexcept a2 ajc around a2 3b6proce cflow cycl cflowcycl java a2 ajc around a2 3b6 around body3 aroundbody3 cflow cycl cflowcycl java target run cflow cycl cflowcycl java cflow cycl cflowcycl run around body4 aroundbody4 cflow cycl cflowcycl java cflow cycl cflowcycl main around body6 aroundbody6 cflow cycl cflowcycl java cflow cycl cflowcycl main cflow cycl cflowcycl java new cflow cycl cflowcycl java ajc test fail ajctestsfail xml import aspectj test tester testcas cflow cycl advic differ aspect public class cflow cycl cflowcycl public static void main string arg tester expect event expectev target a1 tester expect event expectev target a2 new target run tester check all event ignor dup checkalleventsignoredup class target public void run aspect a1 pointcut target run flow targetrunflow ok cflow within target execut within a1 within a1 preiniti new initi new cflow within target execut within a1 object around target run flow targetrunflow tester event target a1 return proceed ok class aspect a2 pointcut target run targetrun within target execut within a2 object around target run targetrun tester event target a2 return proceed</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9959" calcext:value-type="float">
            <text:p>29959</text:p>
          </table:table-cell>
          <table:table-cell table:style-name="ce2" office:value-type="string" calcext:value-type="string">
            <text:p>aspect aspectj compil 1beta4 program aspect foo void foo void foo super foo class class extend class main public static void main string arg new caus error runtim except thread main java lang verifi error verifyerror class method ajc super dispatch superdispatch foo signatur illeg use nonvirtu function call main main foo java note foo never even call error happen load time new express caus class load error either one foo method declar class directli kind showstopp dou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29959" calcext:value-type="float">
            <text:p>29959</text:p>
          </table:table-cell>
          <table:table-cell table:style-name="ce2" office:value-type="string" calcext:value-type="string">
            <text:p>aspect aspectj compil 1beta4 program aspect foo void foo void foo super foo class class extend class main public static void main string arg new caus error runtim except thread main java lang verifi error verifyerror class method ajc super dispatch superdispatch foo signatur illeg use nonvirtu function call main main foo java note foo never even call error happen load time new express caus class load error either one foo method declar class directli kind showstopp dou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29959" calcext:value-type="float">
            <text:p>29959</text:p>
          </table:table-cell>
          <table:table-cell table:style-name="ce2" office:value-type="string" calcext:value-type="string">
            <text:p>aspect aspectj compil 1beta4 program aspect foo void foo void foo super foo class class extend class main public static void main string arg new caus error runtim except thread main java lang verifi error verifyerror class method ajc super dispatch superdispatch foo signatur illeg use nonvirtu function call main main foo java note foo never even call error happen load time new express caus class load error either one foo method declar class directli kind showstopp dou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30168" calcext:value-type="float">
            <text:p>3016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439" calcext:value-type="float">
            <text:p>30439</text:p>
          </table:table-cell>
          <table:table-cell table:style-name="ce2" office:value-type="string" calcext:value-type="string">
            <text:p>aspect aspectj compil 1beta4 program aspect foo pointcut p1 execut void cflow execut void f1 pointcut p2 execut void cflow execut void f2 p1 p1 p2 p2 class void f1 void f2 void result error circular depend method execut methodexecut void circular depend method execut methodexecut void circular depend method execut methodexecut void circular depend method execut methodexecut void error comment one four piec advic error go away assum valid reason print error sometim line number dou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0663" calcext:value-type="float">
            <text:p>30663</text:p>
          </table:table-cell>
          <table:table-cell table:style-name="ce2" office:value-type="string" calcext:value-type="string">
            <text:p>aspect aspectj compil 1beta4 program public aspect foo pointcut int call void produc error messag negat doesn allow bind formal unbound pointcut error say someth like bind allow state base statebas pointcut print file line number doug</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30663" calcext:value-type="float">
            <text:p>30663</text:p>
          </table:table-cell>
          <table:table-cell table:style-name="ce2" office:value-type="string" calcext:value-type="string">
            <text:p>aspect aspectj compil 1beta4 program public aspect foo pointcut int call void produc error messag negat doesn allow bind formal unbound pointcut error say someth like bind allow state base statebas pointcut print file line number doug</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30663" calcext:value-type="float">
            <text:p>30663</text:p>
          </table:table-cell>
          <table:table-cell table:style-name="ce2" office:value-type="string" calcext:value-type="string">
            <text:p>aspect aspectj compil 1beta4 program public aspect foo pointcut int call void produc error messag negat doesn allow bind formal unbound pointcut error say someth like bind allow state base statebas pointcut print file line number doug</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31423" calcext:value-type="float">
            <text:p>31423</text:p>
          </table:table-cell>
          <table:table-cell table:style-name="ce2" office:value-type="string" calcext:value-type="string">
            <text:p>pointcut adviceexecut seem pick advic execut join point beta4 program show problem public class public static void main string arg aspect aspect1 execut system println reach thi join point thisjoinpoint aspect aspect2 adviceexecut within aspect2 system println reach thi join point thisjoinpoint aop bug b4 adviceexecut ajc version aspect aspectj compil 1beta4 aop bug b4 adviceexecut ajc java aop bug b4 adviceexecut java reach execut void main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423" calcext:value-type="float">
            <text:p>31423</text:p>
          </table:table-cell>
          <table:table-cell table:style-name="ce2" office:value-type="string" calcext:value-type="string">
            <text:p>pointcut adviceexecut seem pick advic execut join point beta4 program show problem public class public static void main string arg aspect aspect1 execut system println reach thi join point thisjoinpoint aspect aspect2 adviceexecut within aspect2 system println reach thi join point thisjoinpoint aop bug b4 adviceexecut ajc version aspect aspectj compil 1beta4 aop bug b4 adviceexecut ajc java aop bug b4 adviceexecut java reach execut void main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460" calcext:value-type="float">
            <text:p>31460</text:p>
          </table:table-cell>
          <table:table-cell table:style-name="ce2" office:value-type="string" calcext:value-type="string">
            <text:p>hi discuss mail list day ago implement weav class loader enabl bytecod base weav class load time class loader base class loader urlclassload use like class loader urlclassload addit add aspect weav loader aspect got woven class load case class loader aren implement yet still think implement contribut later okay marti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2239" calcext:value-type="float">
            <text:p>32239</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2239" calcext:value-type="float">
            <text:p>32239</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2421" calcext:value-type="float">
            <text:p>32421</text:p>
          </table:table-cell>
          <table:table-cell table:style-name="ce2" office:value-type="string" calcext:value-type="string">
            <text:p>may caus file transact test transactiontest java import sub execut monitor executionmonitor public class transact test transactiontest static transact the transact thetransact privat void assert commit assertcommit the transact thetransact get count getcount method execut methodexecut commit static aspect monitor test monitortest declar parent transact implement execut monitor executionmonitor monitor item monitoreditem class transact file sub execut monitor executionmonitor aj packag sub public aspect execut monitor executionmonitor public interfac monitor item monitoreditem int get count getcount string event type eventtyp string event name eventnam public int monitor item monitoreditem get count getcount string event type eventtyp string event name eventnam return sampl compil devel ajc transact test transactiontest java sub execut monitor executionmonitor aj bind type name execut monitor executionmonitor monitor item monitoreditem devel transact test transactiontest java method get count getcount java lang string java lang string undefin type transact the transact thetransact get count getcount method execut methodexecut commit erro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2463" calcext:value-type="float">
            <text:p>32463</text:p>
          </table:table-cell>
          <table:table-cell table:style-name="ce2" office:value-type="string" calcext:value-type="string">
            <text:p>version aspect aspectj compil 1beta4 ajc compil issu spuriou error messag exit neg error code weav code contain static declar nest class compil seem write classfil correctli neg exit statu caus problem use ajc compil adapt ajccompileradapt ant reproduc extract follow two file empti directori file aj aspect pointcut within test withintest within pointcut call to handl order calltohandleord within test withintest call handl order handleord object around call to handl order calltohandleord return dummi insert aspect file aj file java public class comment static declar make everyth work ok static class static nest class staticnestedclass public static void main string arg system println new handl order handleord privat string handl order handleord string return java compil file ajc sourceroot verbos output compil aspectj1 doc exampl aj compil aspectj1 doc exampl java weav might need weav unwoven class file unwovenclassfil null static nest class staticnestedclass unwoven class file unwovenclassfil null unwoven class file unwovenclassfil null world true wrote class file aspectj1 doc exampl class find type wrote class file aspectj1 doc exampl static nest class staticnestedclass class wrote class file aspectj1 doc exampl class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63" calcext:value-type="float">
            <text:p>32463</text:p>
          </table:table-cell>
          <table:table-cell table:style-name="ce2" office:value-type="string" calcext:value-type="string">
            <text:p>version aspect aspectj compil 1beta4 ajc compil issu spuriou error messag exit neg error code weav code contain static declar nest class compil seem write classfil correctli neg exit statu caus problem use ajc compil adapt ajccompileradapt ant reproduc extract follow two file empti directori file aj aspect pointcut within test withintest within pointcut call to handl order calltohandleord within test withintest call handl order handleord object around call to handl order calltohandleord return dummi insert aspect file aj file java public class comment static declar make everyth work ok static class static nest class staticnestedclass public static void main string arg system println new handl order handleord privat string handl order handleord string return java compil file ajc sourceroot verbos output compil aspectj1 doc exampl aj compil aspectj1 doc exampl java weav might need weav unwoven class file unwovenclassfil null static nest class staticnestedclass unwoven class file unwovenclassfil null unwoven class file unwovenclassfil null world true wrote class file aspectj1 doc exampl class find type wrote class file aspectj1 doc exampl static nest class staticnestedclass class wrote class file aspectj1 doc exampl class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63" calcext:value-type="float">
            <text:p>32463</text:p>
          </table:table-cell>
          <table:table-cell table:style-name="ce2" office:value-type="string" calcext:value-type="string">
            <text:p>version aspect aspectj compil 1beta4 ajc compil issu spuriou error messag exit neg error code weav code contain static declar nest class compil seem write classfil correctli neg exit statu caus problem use ajc compil adapt ajccompileradapt ant reproduc extract follow two file empti directori file aj aspect pointcut within test withintest within pointcut call to handl order calltohandleord within test withintest call handl order handleord object around call to handl order calltohandleord return dummi insert aspect file aj file java public class comment static declar make everyth work ok static class static nest class staticnestedclass public static void main string arg system println new handl order handleord privat string handl order handleord string return java compil file ajc sourceroot verbos output compil aspectj1 doc exampl aj compil aspectj1 doc exampl java weav might need weav unwoven class file unwovenclassfil null static nest class staticnestedclass unwoven class file unwovenclassfil null unwoven class file unwovenclassfil null world true wrote class file aspectj1 doc exampl class find type wrote class file aspectj1 doc exampl static nest class staticnestedclass class wrote class file aspectj1 doc exampl class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63" calcext:value-type="float">
            <text:p>32463</text:p>
          </table:table-cell>
          <table:table-cell table:style-name="ce2" office:value-type="string" calcext:value-type="string">
            <text:p>version aspect aspectj compil 1beta4 ajc compil issu spuriou error messag exit neg error code weav code contain static declar nest class compil seem write classfil correctli neg exit statu caus problem use ajc compil adapt ajccompileradapt ant reproduc extract follow two file empti directori file aj aspect pointcut within test withintest within pointcut call to handl order calltohandleord within test withintest call handl order handleord object around call to handl order calltohandleord return dummi insert aspect file aj file java public class comment static declar make everyth work ok static class static nest class staticnestedclass public static void main string arg system println new handl order handleord privat string handl order handleord string return java compil file ajc sourceroot verbos output compil aspectj1 doc exampl aj compil aspectj1 doc exampl java weav might need weav unwoven class file unwovenclassfil null static nest class staticnestedclass unwoven class file unwovenclassfil null unwoven class file unwovenclassfil null world true wrote class file aspectj1 doc exampl class find type wrote class file aspectj1 doc exampl static nest class staticnestedclass class wrote class file aspectj1 doc exampl class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3635" calcext:value-type="float">
            <text:p>33635</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4820" calcext:value-type="float">
            <text:p>34820</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4820" calcext:value-type="float">
            <text:p>34820</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4858" calcext:value-type="float">
            <text:p>34858</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4925" calcext:value-type="float">
            <text:p>34925</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4925" calcext:value-type="float">
            <text:p>34925</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4951" calcext:value-type="float">
            <text:p>34951</text:p>
          </table:table-cell>
          <table:table-cell table:style-name="ce2" office:value-type="string" calcext:value-type="string">
            <text:p>compil spacewar without specifi aspectjrt jar classpath caus npe expect error messag aspectjrt jar requir step reproduc instal latest cd doc exampl java jar lib aspectjtool jar verbos spacewar debug lst result npe attach lo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6046" calcext:value-type="float">
            <text:p>36046</text:p>
          </table:table-cell>
          <table:table-cell table:style-name="ce2" office:value-type="string" calcext:value-type="string">
            <text:p>error occur inter type intertyp declar interfac use declar parent make abstract base class implement tri use declar method fail make base class concret doesn fail follow code demonstr error run java driver get java lang abstract method error abstractmethoderror deriv get execut getexecut ljava lang string driver main driver java except thread main public class driver public static void main string arg deriv gener new deriv system println gener get execut getexecut process event processev static aspect monitor base monitorbas declar parent base implement execut monitor executionmonitor monitor item monitoreditem class deriv extend base public string get name getnam return null abstract class base abstract public string get name getnam aspect execut monitor executionmonitor marker interfac indic execut monitor track call execut class public interfac monitor item monitoreditem int get execut getexecut string method name methodnam map event mutabl integ public int monitor item monitoreditem get execut getexecut string method name methodnam retu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046" calcext:value-type="float">
            <text:p>36046</text:p>
          </table:table-cell>
          <table:table-cell table:style-name="ce2" office:value-type="string" calcext:value-type="string">
            <text:p>error occur inter type intertyp declar interfac use declar parent make abstract base class implement tri use declar method fail make base class concret doesn fail follow code demonstr error run java driver get java lang abstract method error abstractmethoderror deriv get execut getexecut ljava lang string driver main driver java except thread main public class driver public static void main string arg deriv gener new deriv system println gener get execut getexecut process event processev static aspect monitor base monitorbas declar parent base implement execut monitor executionmonitor monitor item monitoreditem class deriv extend base public string get name getnam return null abstract class base abstract public string get name getnam aspect execut monitor executionmonitor marker interfac indic execut monitor track call execut class public interfac monitor item monitoreditem int get execut getexecut string method name methodnam map event mutabl integ public int monitor item monitoreditem get execut getexecut string method name methodnam retu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046" calcext:value-type="float">
            <text:p>36046</text:p>
          </table:table-cell>
          <table:table-cell table:style-name="ce2" office:value-type="string" calcext:value-type="string">
            <text:p>error occur inter type intertyp declar interfac use declar parent make abstract base class implement tri use declar method fail make base class concret doesn fail follow code demonstr error run java driver get java lang abstract method error abstractmethoderror deriv get execut getexecut ljava lang string driver main driver java except thread main public class driver public static void main string arg deriv gener new deriv system println gener get execut getexecut process event processev static aspect monitor base monitorbas declar parent base implement execut monitor executionmonitor monitor item monitoreditem class deriv extend base public string get name getnam return null abstract class base abstract public string get name getnam aspect execut monitor executionmonitor marker interfac indic execut monitor track call execut class public interfac monitor item monitoreditem int get execut getexecut string method name methodnam map event mutabl integ public int monitor item monitoreditem get execut getexecut string method name methodnam retu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234" calcext:value-type="float">
            <text:p>36234</text:p>
          </table:table-cell>
          <table:table-cell table:style-name="ce2" office:value-type="string" calcext:value-type="string">
            <text:p>get memori error compil ajc c1 rc1 know descript mayb point direct get output addit inform though code base medium size classfil remov aspect still receiv error run command line ajc classpath whatever sourceroot whatever whatev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430" calcext:value-type="float">
            <text:p>364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6564" calcext:value-type="float">
            <text:p>36564</text:p>
          </table:table-cell>
          <table:table-cell table:style-name="ce2" office:value-type="string" calcext:value-type="string">
            <text:p>aspect aspectj get follow intern error use thi join point thisjoinpoint get static part getstaticpart around advic call joinpoit sourc use thi join point thisjoinpoint fine java lang null pointer except nullpointerexcept jdt intern compil ast messag send messagesend analys code analysecod messag send messagesend java jdt intern compil ast messag send messagesend analys code analysecod messag send messagesend java jdt intern compil ast abstract method declar abstractmethoddeclar analys code analysecod abstract method declar abstractmethoddeclar java jdt intern compil ast type declar typedeclar analys code analysecod type declar typedeclar java jdt intern compil ast compil unit declar compilationunitdeclar analys code analysecod compil unit declar compilationunitdeclar java jdt intern compil compil process compil java aspectj ajdt intern compil aj compil ajcompil process aj compil ajcompil java jdt intern compil compil compil compil java jdt intern core builder abstract imag builder abstractimagebuild compil abstract imag builder abstractimagebuild java jdt intern core builder abstract imag builder abstractimagebuild compil abstract imag builder abstractimagebuild java aspectj ajdt intern core builder aj build manag ajbuildmanag batch builder batchbuild run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except java aspect aspectj bug src compil sourc packag compil import java author websterm chang gener comment go window prefer java code gener code comment public class public static void main string arg throw except file input stream fileinputstream new file input stream fileinputstream creat apr chang gener comment go window prefer java code gener code comment packag compil import java import aspectj lang author websterm chang gener comment go window prefer java code gener code comment public aspect except pointcut except method exceptionmethod call java throw except ioexcept object around throw except ioexcept except method exceptionmethod within except object obj proceed system println thi join point thisjoinpoint get static part getstaticpart return ob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6803" calcext:value-type="float">
            <text:p>36803</text:p>
          </table:table-cell>
          <table:table-cell table:style-name="ce2" office:value-type="string" calcext:value-type="string">
            <text:p>iajc expect state resolv got concret iajc expect state resolv got concret iajc aspectj weaver except bcexcept expect state resolv got concret iajc aspectj weaver pattern pointcut assert state assertst pointcut java iajc aspectj weaver pattern pointcut concret pointcut java iajc aspectj weaver pattern cflow pointcut cflowpointcut concretize1 cflow pointcut cflowpointcut java iajc aspectj weaver pattern not pointcut notpointcut concretize1 not pointcut notpointcut java iajc aspectj weaver pattern and pointcut andpointcut concretize1 and pointcut andpointcut java iajc aspectj weaver pattern refer pointcut referencepointcut concretize1 refer pointcut referencepointcut java iajc aspectj weaver pattern and pointcut andpointcut concretize1 and pointcut andpointcut java iajc aspectj weaver pattern refer pointcut referencepointcut concretize1 refer pointcut referencepointcut java iajc aspectj weaver pattern pointcut concret pointcut java iajc aspectj weaver pattern pointcut concret pointcut java iajc aspectj weaver advic concret advic java iajc aspectj weaver crosscut member crosscuttingmemb add shadow munger addshadowmung crosscut member crosscuttingmemb java iajc aspectj weaver crosscut member crosscuttingmemb add shadow munger addshadowmung crosscut member crosscuttingmemb java iajc aspectj weaver resolv type resolvedtypex collect crosscut member collectcrosscuttingmemb resolv type resolvedtypex java iajc aspectj weaver crosscut member set crosscuttingmembersset add or replac aspect addorreplaceaspect crosscut member set crosscuttingmembersset java iajc aspectj weaver bcel bcel weaver bcelweav prepar for weav prepareforweav bcel weaver bcelweav java iajc aspectj weaver bcel bcel weaver bcelweav weav bcel weaver bcelweav java iajc aspectj ajdt intern core builder aj build manag ajbuildmanag weav and gener class file weaveandgenerateclassfil aj build manag ajbuildmanag java iajc aspectj ajdt intern core builder aj build manag ajbuildmanag batch build batchbuild aj build manag ajbuildmanag java iajc aspectj ajdt ajc ajdt command ajdtcommand run command runcommand ajdt command ajdtcommand java iajc aspectj tool ajc main run main java iajc aspectj tool ajc main run main runmain main java iajc aspectj tool ant taskdef ajc task ajctask execut ajc task ajctask java iajc apach tool ant unknown element unknownel execut unknown element unknownel ja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main java iajc apach tool ant main main main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803" calcext:value-type="float">
            <text:p>36803</text:p>
          </table:table-cell>
          <table:table-cell table:style-name="ce2" office:value-type="string" calcext:value-type="string">
            <text:p>iajc expect state resolv got concret iajc expect state resolv got concret iajc aspectj weaver except bcexcept expect state resolv got concret iajc aspectj weaver pattern pointcut assert state assertst pointcut java iajc aspectj weaver pattern pointcut concret pointcut java iajc aspectj weaver pattern cflow pointcut cflowpointcut concretize1 cflow pointcut cflowpointcut java iajc aspectj weaver pattern not pointcut notpointcut concretize1 not pointcut notpointcut java iajc aspectj weaver pattern and pointcut andpointcut concretize1 and pointcut andpointcut java iajc aspectj weaver pattern refer pointcut referencepointcut concretize1 refer pointcut referencepointcut java iajc aspectj weaver pattern and pointcut andpointcut concretize1 and pointcut andpointcut java iajc aspectj weaver pattern refer pointcut referencepointcut concretize1 refer pointcut referencepointcut java iajc aspectj weaver pattern pointcut concret pointcut java iajc aspectj weaver pattern pointcut concret pointcut java iajc aspectj weaver advic concret advic java iajc aspectj weaver crosscut member crosscuttingmemb add shadow munger addshadowmung crosscut member crosscuttingmemb java iajc aspectj weaver crosscut member crosscuttingmemb add shadow munger addshadowmung crosscut member crosscuttingmemb java iajc aspectj weaver resolv type resolvedtypex collect crosscut member collectcrosscuttingmemb resolv type resolvedtypex java iajc aspectj weaver crosscut member set crosscuttingmembersset add or replac aspect addorreplaceaspect crosscut member set crosscuttingmembersset java iajc aspectj weaver bcel bcel weaver bcelweav prepar for weav prepareforweav bcel weaver bcelweav java iajc aspectj weaver bcel bcel weaver bcelweav weav bcel weaver bcelweav java iajc aspectj ajdt intern core builder aj build manag ajbuildmanag weav and gener class file weaveandgenerateclassfil aj build manag ajbuildmanag java iajc aspectj ajdt intern core builder aj build manag ajbuildmanag batch build batchbuild aj build manag ajbuildmanag java iajc aspectj ajdt ajc ajdt command ajdtcommand run command runcommand ajdt command ajdtcommand java iajc aspectj tool ajc main run main java iajc aspectj tool ajc main run main runmain main java iajc aspectj tool ant taskdef ajc task ajctask execut ajc task ajctask java iajc apach tool ant unknown element unknownel execut unknown element unknownel ja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main java iajc apach tool ant main main main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803" calcext:value-type="float">
            <text:p>36803</text:p>
          </table:table-cell>
          <table:table-cell table:style-name="ce2" office:value-type="string" calcext:value-type="string">
            <text:p>iajc expect state resolv got concret iajc expect state resolv got concret iajc aspectj weaver except bcexcept expect state resolv got concret iajc aspectj weaver pattern pointcut assert state assertst pointcut java iajc aspectj weaver pattern pointcut concret pointcut java iajc aspectj weaver pattern cflow pointcut cflowpointcut concretize1 cflow pointcut cflowpointcut java iajc aspectj weaver pattern not pointcut notpointcut concretize1 not pointcut notpointcut java iajc aspectj weaver pattern and pointcut andpointcut concretize1 and pointcut andpointcut java iajc aspectj weaver pattern refer pointcut referencepointcut concretize1 refer pointcut referencepointcut java iajc aspectj weaver pattern and pointcut andpointcut concretize1 and pointcut andpointcut java iajc aspectj weaver pattern refer pointcut referencepointcut concretize1 refer pointcut referencepointcut java iajc aspectj weaver pattern pointcut concret pointcut java iajc aspectj weaver pattern pointcut concret pointcut java iajc aspectj weaver advic concret advic java iajc aspectj weaver crosscut member crosscuttingmemb add shadow munger addshadowmung crosscut member crosscuttingmemb java iajc aspectj weaver crosscut member crosscuttingmemb add shadow munger addshadowmung crosscut member crosscuttingmemb java iajc aspectj weaver resolv type resolvedtypex collect crosscut member collectcrosscuttingmemb resolv type resolvedtypex java iajc aspectj weaver crosscut member set crosscuttingmembersset add or replac aspect addorreplaceaspect crosscut member set crosscuttingmembersset java iajc aspectj weaver bcel bcel weaver bcelweav prepar for weav prepareforweav bcel weaver bcelweav java iajc aspectj weaver bcel bcel weaver bcelweav weav bcel weaver bcelweav java iajc aspectj ajdt intern core builder aj build manag ajbuildmanag weav and gener class file weaveandgenerateclassfil aj build manag ajbuildmanag java iajc aspectj ajdt intern core builder aj build manag ajbuildmanag batch build batchbuild aj build manag ajbuildmanag java iajc aspectj ajdt ajc ajdt command ajdtcommand run command runcommand ajdt command ajdtcommand java iajc aspectj tool ajc main run main java iajc aspectj tool ajc main run main runmain main java iajc aspectj tool ant taskdef ajc task ajctask execut ajc task ajctask java iajc apach tool ant unknown element unknownel execut unknown element unknownel ja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main java iajc apach tool ant main main main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6803" calcext:value-type="float">
            <text:p>36803</text:p>
          </table:table-cell>
          <table:table-cell table:style-name="ce2" office:value-type="string" calcext:value-type="string">
            <text:p>iajc expect state resolv got concret iajc expect state resolv got concret iajc aspectj weaver except bcexcept expect state resolv got concret iajc aspectj weaver pattern pointcut assert state assertst pointcut java iajc aspectj weaver pattern pointcut concret pointcut java iajc aspectj weaver pattern cflow pointcut cflowpointcut concretize1 cflow pointcut cflowpointcut java iajc aspectj weaver pattern not pointcut notpointcut concretize1 not pointcut notpointcut java iajc aspectj weaver pattern and pointcut andpointcut concretize1 and pointcut andpointcut java iajc aspectj weaver pattern refer pointcut referencepointcut concretize1 refer pointcut referencepointcut java iajc aspectj weaver pattern and pointcut andpointcut concretize1 and pointcut andpointcut java iajc aspectj weaver pattern refer pointcut referencepointcut concretize1 refer pointcut referencepointcut java iajc aspectj weaver pattern pointcut concret pointcut java iajc aspectj weaver pattern pointcut concret pointcut java iajc aspectj weaver advic concret advic java iajc aspectj weaver crosscut member crosscuttingmemb add shadow munger addshadowmung crosscut member crosscuttingmemb java iajc aspectj weaver crosscut member crosscuttingmemb add shadow munger addshadowmung crosscut member crosscuttingmemb java iajc aspectj weaver resolv type resolvedtypex collect crosscut member collectcrosscuttingmemb resolv type resolvedtypex java iajc aspectj weaver crosscut member set crosscuttingmembersset add or replac aspect addorreplaceaspect crosscut member set crosscuttingmembersset java iajc aspectj weaver bcel bcel weaver bcelweav prepar for weav prepareforweav bcel weaver bcelweav java iajc aspectj weaver bcel bcel weaver bcelweav weav bcel weaver bcelweav java iajc aspectj ajdt intern core builder aj build manag ajbuildmanag weav and gener class file weaveandgenerateclassfil aj build manag ajbuildmanag java iajc aspectj ajdt intern core builder aj build manag ajbuildmanag batch build batchbuild aj build manag ajbuildmanag java iajc aspectj ajdt ajc ajdt command ajdtcommand run command runcommand ajdt command ajdtcommand java iajc aspectj tool ajc main run main java iajc aspectj tool ajc main run main runmain main java iajc aspectj tool ant taskdef ajc task ajctask execut ajc task ajctask java iajc apach tool ant unknown element unknownel execut unknown element unknownel ja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main java iajc apach tool ant main main main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7739" calcext:value-type="float">
            <text:p>37739</text:p>
          </table:table-cell>
          <table:table-cell table:style-name="ce2" office:value-type="string" calcext:value-type="string">
            <text:p>follow code produc xlint unresolv member unresolvablememb warn class class type string class class public void public void test2 aspect void around call void withincod void test2 proceed warn text warn java resolv member void catch java lang class not found except classnotfoundexcept xlint unresolv member unresolvablememb line line aspect say withincod comment aspect warn go away comment default constructor go away string class seem someth warn reproduc 1rc1 1rc2</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8131" calcext:value-type="float">
            <text:p>3813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717" calcext:value-type="float">
            <text:p>38717</text:p>
          </table:table-cell>
          <table:table-cell table:style-name="ce2" office:value-type="string" calcext:value-type="string">
            <text:p>check add erron line lst file compil ajd error messag return project specif projectspecif specif lst file error origin messag need sourc locat sourcel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8717" calcext:value-type="float">
            <text:p>38717</text:p>
          </table:table-cell>
          <table:table-cell table:style-name="ce2" office:value-type="string" calcext:value-type="string">
            <text:p>check add erron line lst file compil ajd error messag return project specif projectspecif specif lst file error origin messag need sourc locat sourcel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8824" calcext:value-type="float">
            <text:p>38824</text:p>
          </table:table-cell>
          <table:table-cell table:style-name="ce2" office:value-type="string" calcext:value-type="string">
            <text:p>version aspectj handl correctli inter type intertyp declar abstract base class appear follow pattern present code suppos interfac interfac interfacea anoth interfac interfac interfaceb third interfac interfac interfacec extend interfac interfacea interfac interfaceb contain method declar suppos aspect concretis aspect aconcretisingaspect contain inter type intertyp declar provid default implement interfac interfacec method inherit suppos class hierarchi eman abstract class base class baseclass aspect base class aspect baseclassaspect declar base class baseclass implement interfac interfacec aspect base class aspect baseclassaspect declar parent base class baseclass implement interfac interfacec unfortun compil iajc complain offspr base class baseclass implement abstract method interfac interfacea interfac interfaceb interfac interfacec happen base class baseclass abstract occur version aspectj</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8824" calcext:value-type="float">
            <text:p>38824</text:p>
          </table:table-cell>
          <table:table-cell table:style-name="ce2" office:value-type="string" calcext:value-type="string">
            <text:p>version aspectj handl correctli inter type intertyp declar abstract base class appear follow pattern present code suppos interfac interfac interfacea anoth interfac interfac interfaceb third interfac interfac interfacec extend interfac interfacea interfac interfaceb contain method declar suppos aspect concretis aspect aconcretisingaspect contain inter type intertyp declar provid default implement interfac interfacec method inherit suppos class hierarchi eman abstract class base class baseclass aspect base class aspect baseclassaspect declar base class baseclass implement interfac interfacec aspect base class aspect baseclassaspect declar parent base class baseclass implement interfac interfacec unfortun compil iajc complain offspr base class baseclass implement abstract method interfac interfacea interfac interfaceb interfac interfacec happen base class baseclass abstract occur version aspectj</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9458" calcext:value-type="float">
            <text:p>3945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458" calcext:value-type="float">
            <text:p>3945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458" calcext:value-type="float">
            <text:p>3945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626" calcext:value-type="float">
            <text:p>39626</text:p>
          </table:table-cell>
          <table:table-cell table:style-name="ce2" office:value-type="string" calcext:value-type="string">
            <text:p>use aspect aspectj within time develop get follow stack trace wrap gui tri compil java file huge amount syntax error miss variabl problem soon fix issu comnpil normal ever unfortunatli provid detail inform error pop randomli disappear fix neither time permiss creat accur sampl java lang null pointer except nullpointerexcept java lang string init string java aspectj ajdt intern core builder asm builder asmbuild visit asm builder asmbuild java aspectj ajdt intern core builder asm builder asmbuild visit asm builder asmbuild java jdt intern compil ast anonym local type declar anonymouslocaltypedeclar travers anonym local type declar anonymouslocaltypedeclar java jdt intern compil ast qualifi alloc express qualifiedallocationexpress travers qualifi alloc express qualifiedallocationexpress java jdt intern compil ast messag send messagesend travers messag send messagesend java jdt intern compil ast block travers block java jdt intern compil ast for statement forstat travers for statement forstat java jdt intern compil ast method declar methoddeclar travers method declar methoddeclar java jdt intern compil ast type declar typedeclar travers type declar typedeclar java jdt intern compil ast compil unit declar compilationunitdeclar travers compil unit declar compilationunitdeclar java aspectj ajdt intern core builder asm builder asmbuild intern build internalbuild asm builder asmbuild java aspectj ajdt intern core builder asm builder asmbuild build asm builder asmbuild java aspectj ajdt intern compil lookup eclips factori eclipsefactori finish compil unit finishedcompilationunit eclips factori eclipsefactori java aspectj ajdt intern compil aj compil ajcompil process aj compil ajcompil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load test loadtest java crefo client crefocli src dcbank score socketserv kind regard arno schmidmeier</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9842" calcext:value-type="float">
            <text:p>39842</text:p>
          </table:table-cell>
          <table:table-cell table:style-name="ce2" office:value-type="string" calcext:value-type="string">
            <text:p>tri creat special jsp compil servlet tomcat us aspectj compil plug compil adapt control ant code use invok compil like use environ variabl appar mechan support pa aspectpath weav aspect compil jsp servle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9974" calcext:value-type="float">
            <text:p>39974</text:p>
          </table:table-cell>
          <table:table-cell table:style-name="ce2" office:value-type="string" calcext:value-type="string">
            <text:p>compil observ subject protocol exampl builder7 jbuilder7 integr ajd strang intern error builder7 jbuilder7 extra aspectj doc exampl observ observ java intern compil error java lang null pointer except nullpointerexcept aspectj ajdt intern compil lookup eclips world eclipseworld make resolv member makeresolvedmemb unknown sourc aspectj ajdt intern core builder asm builder asmbuild visit unknown sourc jdt intern compil ast method declar methoddeclar travers unknown sourc jdt intern compil ast type declar typedeclar travers unknown sourc jdt intern compil ast compil unit declar compilationunitdeclar travers unknown sourc aspectj ajdt intern core builder asm builder asmbuild intern build internalbuild unknown sourc aspectj ajdt intern core builder asm builder asmbuild build unknown sourc aspectj ajdt intern compil lookup eclips world eclipseworld finish compil unit finishedcompilationunit unknown sourc aspectj ajdt intern compil aj compil ajcompil process unknown sourc jdt intern compil compil compil unknown sourc jdt intern core builder abstract imag builder abstractimagebuild compil unknown sourc jdt intern core builder abstract imag builder abstractimagebuild compil unknown sourc aspectj ajdt intern core builder aj build manag ajbuildmanag batch builder batchbuild run unknown sourc aspectj ajdt intern core builder aj build manag ajbuildmanag batch build batchbuild unknown sourc aspectj ajd intern compil adapt compileradapt compil unknown sourc aspectj ajd intern aspect build manag aspectjbuildmanag compil thread compilerthread run unknown sourc firstli fix chang interfac subject observ like interfac observ void updat interfac subject object get data getdata could compil success howev immedi got anoth confus compil made display java observ java subject java subject observ protocol subjectobserverprotocol java subject observ protocol impl subjectobserverprotocolimpl java ignor other know seem meanwhil use ajc command line commandlin compil exampl get without except</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9993" calcext:value-type="float">
            <text:p>39993</text:p>
          </table:table-cell>
          <table:table-cell table:style-name="ce2" office:value-type="string" calcext:value-type="string">
            <text:p>email sent user list ajc npe aspect declar hashcod follow interfac identifi void set id setid id id id get id getid aspect identifi aspect identifiableaspect privat id identifi id null public id identifi get id getid return id public void identifi set id setid id id id id public int identifi hash code hashcod return get id getid null super hash code hashcod get id getid hash code hashcod workaround caller compil control replac declar around advic int around identifi target call public int hash code hashcod return get id getid null proceed get id getid hash code hashcod</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9993" calcext:value-type="float">
            <text:p>39993</text:p>
          </table:table-cell>
          <table:table-cell table:style-name="ce2" office:value-type="string" calcext:value-type="string">
            <text:p>email sent user list ajc npe aspect declar hashcod follow interfac identifi void set id setid id id id get id getid aspect identifi aspect identifiableaspect privat id identifi id null public id identifi get id getid return id public void identifi set id setid id id id id public int identifi hash code hashcod return get id getid null super hash code hashcod get id getid hash code hashcod workaround caller compil control replac declar around advic int around identifi target call public int hash code hashcod return get id getid null proceed get id getid hash code hashcod</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0192" calcext:value-type="float">
            <text:p>40192</text:p>
          </table:table-cell>
          <table:table-cell table:style-name="ce2" office:value-type="string" calcext:value-type="string">
            <text:p>build cancel bytecod weav stag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192" calcext:value-type="float">
            <text:p>40192</text:p>
          </table:table-cell>
          <table:table-cell table:style-name="ce2" office:value-type="string" calcext:value-type="string">
            <text:p>build cancel bytecod weav stag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192" calcext:value-type="float">
            <text:p>40192</text:p>
          </table:table-cell>
          <table:table-cell table:style-name="ce2" office:value-type="string" calcext:value-type="string">
            <text:p>build cancel bytecod weav stag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192" calcext:value-type="float">
            <text:p>40192</text:p>
          </table:table-cell>
          <table:table-cell table:style-name="ce2" office:value-type="string" calcext:value-type="string">
            <text:p>build cancel bytecod weav stag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192" calcext:value-type="float">
            <text:p>40192</text:p>
          </table:table-cell>
          <table:table-cell table:style-name="ce2" office:value-type="string" calcext:value-type="string">
            <text:p>build cancel bytecod weav stag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257" calcext:value-type="float">
            <text:p>40257</text:p>
          </table:table-cell>
          <table:table-cell table:style-name="ce2" office:value-type="string" calcext:value-type="string">
            <text:p>rel path longer parser properli ajd</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40380" calcext:value-type="float">
            <text:p>40380</text:p>
          </table:table-cell>
          <table:table-cell table:style-name="ce2" office:value-type="string" calcext:value-type="string">
            <text:p>ajdt build jdk program use jdk appropri build librari select project properti java build path howev aspect aspectj continu use jdk associ error result use is api occur run compil program testcas run jdk creat java project us jdk write java class us is api public class test string buffer teststringbuff public static void main string arg new string buffer stringbuff index of indexof convert aspect aspectj projec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380" calcext:value-type="float">
            <text:p>40380</text:p>
          </table:table-cell>
          <table:table-cell table:style-name="ce2" office:value-type="string" calcext:value-type="string">
            <text:p>ajdt build jdk program use jdk appropri build librari select project properti java build path howev aspect aspectj continu use jdk associ error result use is api occur run compil program testcas run jdk creat java project us jdk write java class us is api public class test string buffer teststringbuff public static void main string arg new string buffer stringbuff index of indexof convert aspect aspectj projec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380" calcext:value-type="float">
            <text:p>40380</text:p>
          </table:table-cell>
          <table:table-cell table:style-name="ce2" office:value-type="string" calcext:value-type="string">
            <text:p>ajdt build jdk program use jdk appropri build librari select project properti java build path howev aspect aspectj continu use jdk associ error result use is api occur run compil program testcas run jdk creat java project us jdk write java class us is api public class test string buffer teststringbuff public static void main string arg new string buffer stringbuff index of indexof convert aspect aspectj projec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534" calcext:value-type="float">
            <text:p>40534</text:p>
          </table:table-cell>
          <table:table-cell table:style-name="ce2" office:value-type="string" calcext:value-type="string">
            <text:p>present declar warn declar error function compil provid detail inform user code led gener compil time compiletim warn error consid follow case public class public static void main string arg new do someth dosometh system println done void do someth dosometh system println someth class public aspect my aspect myaspect pointcut no do nodo call do someth dosometh declar warn no do nodo compil two file get follow warn src java great know offend code nearli enough know line contraven polici polici specifi aspect exampl would even use warn messag someth like src java call method void do someth dosometh larg project architectur imper reduc complet remov coupl certain compon declar warn error would far greater use could return detail info say desir enforc rule brok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534" calcext:value-type="float">
            <text:p>40534</text:p>
          </table:table-cell>
          <table:table-cell table:style-name="ce2" office:value-type="string" calcext:value-type="string">
            <text:p>present declar warn declar error function compil provid detail inform user code led gener compil time compiletim warn error consid follow case public class public static void main string arg new do someth dosometh system println done void do someth dosometh system println someth class public aspect my aspect myaspect pointcut no do nodo call do someth dosometh declar warn no do nodo compil two file get follow warn src java great know offend code nearli enough know line contraven polici polici specifi aspect exampl would even use warn messag someth like src java call method void do someth dosometh larg project architectur imper reduc complet remov coupl certain compon declar warn error would far greater use could return detail info say desir enforc rule brok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534" calcext:value-type="float">
            <text:p>40534</text:p>
          </table:table-cell>
          <table:table-cell table:style-name="ce2" office:value-type="string" calcext:value-type="string">
            <text:p>present declar warn declar error function compil provid detail inform user code led gener compil time compiletim warn error consid follow case public class public static void main string arg new do someth dosometh system println done void do someth dosometh system println someth class public aspect my aspect myaspect pointcut no do nodo call do someth dosometh declar warn no do nodo compil two file get follow warn src java great know offend code nearli enough know line contraven polici polici specifi aspect exampl would even use warn messag someth like src java call method void do someth dosometh larg project architectur imper reduc complet remov coupl certain compon declar warn error would far greater use could return detail info say desir enforc rule brok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534" calcext:value-type="float">
            <text:p>40534</text:p>
          </table:table-cell>
          <table:table-cell table:style-name="ce2" office:value-type="string" calcext:value-type="string">
            <text:p>present declar warn declar error function compil provid detail inform user code led gener compil time compiletim warn error consid follow case public class public static void main string arg new do someth dosometh system println done void do someth dosometh system println someth class public aspect my aspect myaspect pointcut no do nodo call do someth dosometh declar warn no do nodo compil two file get follow warn src java great know offend code nearli enough know line contraven polici polici specifi aspect exampl would even use warn messag someth like src java call method void do someth dosometh larg project architectur imper reduc complet remov coupl certain compon declar warn error would far greater use could return detail info say desir enforc rule brok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71" calcext:value-type="float">
            <text:p>40771</text:p>
          </table:table-cell>
          <table:table-cell table:style-name="ce2" office:value-type="string" calcext:value-type="string">
            <text:p>ajd is api coupl javax swing aspectj ajd editor manag editormanag editor manag editormanag need refactor swing specif part move aspectj ajd ui swing aspectj ajbrow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824" calcext:value-type="float">
            <text:p>40824</text:p>
          </table:table-cell>
          <table:table-cell table:style-name="ce2" office:value-type="string" calcext:value-type="string">
            <text:p>declar parent member declar report kind method inst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123" calcext:value-type="float">
            <text:p>41123</text:p>
          </table:table-cell>
          <table:table-cell table:style-name="ce2" office:value-type="string" calcext:value-type="string">
            <text:p>sampl run fail use injar devel librari weav libraryweav ajc aje test execut monitor executionmonitor aj devel librari weav libraryweav jar cf aje jar aje test class devel librari weav libraryweav ajc injar aje jar model bu obj busobj java model monitor monitorb obj usobj java devel librari weav libraryweav model bu obj busobj java class must implement inherit abstract method execut monitor executionmonitor monitor item monitoreditem ajc inter method dispatch2 intermethoddispatch2 aje est execut monitor executionmonitor record string string public class bu obj busobj error work singl pa compil devel librari weav libraryweav ajc aje test execut monitor executionmonitor aj model bu obj busobj jav model monitor bu obj monitorbusobj java devel librari weav libraryweav sampl sourc code packag aje test public aspect execut monitor executionmonitor public interfac monitor item monitoreditem privat void monitor item monitoreditem record string event type eventtyp string event name eventnam packag model public class bu obj busobj packag model import aje test execut monitor executionmonitor public aspect monitor bu obj monitorbusobj declar parent bu obj busobj implement execut monitor executionmonitor monitor item monitoredite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1123" calcext:value-type="float">
            <text:p>41123</text:p>
          </table:table-cell>
          <table:table-cell table:style-name="ce2" office:value-type="string" calcext:value-type="string">
            <text:p>sampl run fail use injar devel librari weav libraryweav ajc aje test execut monitor executionmonitor aj devel librari weav libraryweav jar cf aje jar aje test class devel librari weav libraryweav ajc injar aje jar model bu obj busobj java model monitor monitorb obj usobj java devel librari weav libraryweav model bu obj busobj java class must implement inherit abstract method execut monitor executionmonitor monitor item monitoreditem ajc inter method dispatch2 intermethoddispatch2 aje est execut monitor executionmonitor record string string public class bu obj busobj error work singl pa compil devel librari weav libraryweav ajc aje test execut monitor executionmonitor aj model bu obj busobj jav model monitor bu obj monitorbusobj java devel librari weav libraryweav sampl sourc code packag aje test public aspect execut monitor executionmonitor public interfac monitor item monitoreditem privat void monitor item monitoreditem record string event type eventtyp string event name eventnam packag model public class bu obj busobj packag model import aje test execut monitor executionmonitor public aspect monitor bu obj monitorbusobj declar parent bu obj busobj implement execut monitor executionmonitor monitor item monitoredite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1123" calcext:value-type="float">
            <text:p>41123</text:p>
          </table:table-cell>
          <table:table-cell table:style-name="ce2" office:value-type="string" calcext:value-type="string">
            <text:p>sampl run fail use injar devel librari weav libraryweav ajc aje test execut monitor executionmonitor aj devel librari weav libraryweav jar cf aje jar aje test class devel librari weav libraryweav ajc injar aje jar model bu obj busobj java model monitor monitorb obj usobj java devel librari weav libraryweav model bu obj busobj java class must implement inherit abstract method execut monitor executionmonitor monitor item monitoreditem ajc inter method dispatch2 intermethoddispatch2 aje est execut monitor executionmonitor record string string public class bu obj busobj error work singl pa compil devel librari weav libraryweav ajc aje test execut monitor executionmonitor aj model bu obj busobj jav model monitor bu obj monitorbusobj java devel librari weav libraryweav sampl sourc code packag aje test public aspect execut monitor executionmonitor public interfac monitor item monitoreditem privat void monitor item monitoreditem record string event type eventtyp string event name eventnam packag model public class bu obj busobj packag model import aje test execut monitor executionmonitor public aspect monitor bu obj monitorbusobj declar parent bu obj busobj implement execut monitor executionmonitor monitor item monitoredite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254" calcext:value-type="float">
            <text:p>4125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359" calcext:value-type="float">
            <text:p>41359</text:p>
          </table:table-cell>
          <table:table-cell table:style-name="ce2" office:value-type="string" calcext:value-type="string">
            <text:p>percflow aspect woven sourc code jar use aspect path aspectpath compil option produc one instanc aspect entrypoint defin sourc cod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52" calcext:value-type="float">
            <text:p>41952</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2539" calcext:value-type="float">
            <text:p>42539</text:p>
          </table:table-cell>
          <table:table-cell table:style-name="ce2" office:value-type="string" calcext:value-type="string">
            <text:p>given follow point cut advic public aspect except aspect exceptionaspect pointcut except thrower exceptionthrow execut public except bug test exceptionbugtest throw except declar warn except thrower exceptionthrow throw except aspect code public class except bug test exceptionbugtest class my except myexcept extend except public void method1 throw except public void method2 throw my except myexcept list file default lst temp ajc except aspect exceptionaspect aj temp ajc except bug test exceptionbugtest java ajc advis except bug test exceptionbugtest method2 output compil follow temp ajc ajc argfil default lst classpath aspectj home lib aspectjrt jar workspac ajc except bug test exceptionbugtest java throw except aspect aspectj mail list contribut jim hugunin lt detail gt caus code throw pattern throwspattern mistakenli use intern protect method type pattern typepattern match exactli matchesexactli instead extern public method type pattern typepattern match static matchesstat class packag java access rule allow would nice easi way specifiy method could access subtyp lt detail g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573" calcext:value-type="float">
            <text:p>42573</text:p>
          </table:table-cell>
          <table:table-cell table:style-name="ce2" office:value-type="string" calcext:value-type="string">
            <text:p>classpath entri config lst file resolv rel work directori rather config lst file build arg parser buildargpars java look like would true bootclasspath extdir injar aspectpath sourcero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573" calcext:value-type="float">
            <text:p>42573</text:p>
          </table:table-cell>
          <table:table-cell table:style-name="ce2" office:value-type="string" calcext:value-type="string">
            <text:p>classpath entri config lst file resolv rel work directori rather config lst file build arg parser buildargpars java look like would true bootclasspath extdir injar aspectpath sourcero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740" calcext:value-type="float">
            <text:p>42740</text:p>
          </table:table-cell>
          <table:table-cell table:style-name="ce2" office:value-type="string" calcext:value-type="string">
            <text:p>error occur head cv compil crash output cv head version may relat may distinct problem sampl sourc creat sep copyright new aspect secur right reserv aspect librari public pointcut execut throw check executionsthrowingcheck execut throw except runtim except runtimeexcept public aspect sampl except handl sampleexceptionhandl public pointcut scope within atrack model public pointcut execut throw check executionsthrowingcheck librari execut throw check executionsthrowingcheck scope declar error execut throw check executionsthrowingcheck check except sampl compil workspac atrack ajc src sampl except handl sampleexceptionhandl java java lang except stack trace java lang thread dump stack dumpstack thread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pointcut concret pointcut java aspectj weaver pattern pointcut concret pointcut java aspectj weaver checker concret checker java aspectj weaver crosscut member crosscuttingmemb add shadow munger addshadowmung crosscut me crosscuttingm mber java aspectj weaver crosscut member crosscuttingmemb add declar adddeclar crosscut member crosscuttingmemb java aspectj weaver crosscut member crosscuttingmemb add declar adddeclar crosscut member crosscuttingmemb java aspectj weaver resolv type resolvedtypex collect crosscut member collectcrosscuttingmemb resolv resolvedt ype ypex java aspectj weaver crosscut member set crosscuttingmembersset add or replac aspect addorreplaceaspect crosscut ting member set tingmembersset java aspectj ajdt intern compil ast aspect declar aspectdeclar build inter ty buildinterti pe and per claus peandperclaus aspect declar aspectdeclar java aspectj ajdt intern compil lookup aj lookup environ ajlookupenviron build in buildin ter type and per claus tertypeandperclaus aj lookup environ ajlookupenviron java aspectj ajdt intern compil lookup aj lookup environ ajlookupenviron complet type bind etypebind aj lookup environ ajlookupenviron java jdt intern compil compil begin to compil begintocompil compil va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workspac atrack src sampl except handl sampleexceptionhandl java circular pointcu declar involv execut throw check executionsthrowingcheck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740" calcext:value-type="float">
            <text:p>42740</text:p>
          </table:table-cell>
          <table:table-cell table:style-name="ce2" office:value-type="string" calcext:value-type="string">
            <text:p>error occur head cv compil crash output cv head version may relat may distinct problem sampl sourc creat sep copyright new aspect secur right reserv aspect librari public pointcut execut throw check executionsthrowingcheck execut throw except runtim except runtimeexcept public aspect sampl except handl sampleexceptionhandl public pointcut scope within atrack model public pointcut execut throw check executionsthrowingcheck librari execut throw check executionsthrowingcheck scope declar error execut throw check executionsthrowingcheck check except sampl compil workspac atrack ajc src sampl except handl sampleexceptionhandl java java lang except stack trace java lang thread dump stack dumpstack thread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pointcut concret pointcut java aspectj weaver pattern pointcut concret pointcut java aspectj weaver checker concret checker java aspectj weaver crosscut member crosscuttingmemb add shadow munger addshadowmung crosscut me crosscuttingm mber java aspectj weaver crosscut member crosscuttingmemb add declar adddeclar crosscut member crosscuttingmemb java aspectj weaver crosscut member crosscuttingmemb add declar adddeclar crosscut member crosscuttingmemb java aspectj weaver resolv type resolvedtypex collect crosscut member collectcrosscuttingmemb resolv resolvedt ype ypex java aspectj weaver crosscut member set crosscuttingmembersset add or replac aspect addorreplaceaspect crosscut ting member set tingmembersset java aspectj ajdt intern compil ast aspect declar aspectdeclar build inter ty buildinterti pe and per claus peandperclaus aspect declar aspectdeclar java aspectj ajdt intern compil lookup aj lookup environ ajlookupenviron build in buildin ter type and per claus tertypeandperclaus aj lookup environ ajlookupenviron java aspectj ajdt intern compil lookup aj lookup environ ajlookupenviron complet type bind etypebind aj lookup environ ajlookupenviron java jdt intern compil compil begin to compil begintocompil compil va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workspac atrack src sampl except handl sampleexceptionhandl java circular pointcu declar involv execut throw check executionsthrowingcheck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740" calcext:value-type="float">
            <text:p>42740</text:p>
          </table:table-cell>
          <table:table-cell table:style-name="ce2" office:value-type="string" calcext:value-type="string">
            <text:p>error occur head cv compil crash output cv head version may relat may distinct problem sampl sourc creat sep copyright new aspect secur right reserv aspect librari public pointcut execut throw check executionsthrowingcheck execut throw except runtim except runtimeexcept public aspect sampl except handl sampleexceptionhandl public pointcut scope within atrack model public pointcut execut throw check executionsthrowingcheck librari execut throw check executionsthrowingcheck scope declar error execut throw check executionsthrowingcheck check except sampl compil workspac atrack ajc src sampl except handl sampleexceptionhandl java java lang except stack trace java lang thread dump stack dumpstack thread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pointcut concret pointcut java aspectj weaver pattern pointcut concret pointcut java aspectj weaver checker concret checker java aspectj weaver crosscut member crosscuttingmemb add shadow munger addshadowmung crosscut me crosscuttingm mber java aspectj weaver crosscut member crosscuttingmemb add declar adddeclar crosscut member crosscuttingmemb java aspectj weaver crosscut member crosscuttingmemb add declar adddeclar crosscut member crosscuttingmemb java aspectj weaver resolv type resolvedtypex collect crosscut member collectcrosscuttingmemb resolv resolvedt ype ypex java aspectj weaver crosscut member set crosscuttingmembersset add or replac aspect addorreplaceaspect crosscut ting member set tingmembersset java aspectj ajdt intern compil ast aspect declar aspectdeclar build inter ty buildinterti pe and per claus peandperclaus aspect declar aspectdeclar java aspectj ajdt intern compil lookup aj lookup environ ajlookupenviron build in buildin ter type and per claus tertypeandperclaus aj lookup environ ajlookupenviron java aspectj ajdt intern compil lookup aj lookup environ ajlookupenviron complet type bind etypebind aj lookup environ ajlookupenviron java jdt intern compil compil begin to compil begintocompil compil va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workspac atrack src sampl except handl sampleexceptionhandl java circular pointcu declar involv execut throw check executionsthrowingcheck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740" calcext:value-type="float">
            <text:p>42740</text:p>
          </table:table-cell>
          <table:table-cell table:style-name="ce2" office:value-type="string" calcext:value-type="string">
            <text:p>error occur head cv compil crash output cv head version may relat may distinct problem sampl sourc creat sep copyright new aspect secur right reserv aspect librari public pointcut execut throw check executionsthrowingcheck execut throw except runtim except runtimeexcept public aspect sampl except handl sampleexceptionhandl public pointcut scope within atrack model public pointcut execut throw check executionsthrowingcheck librari execut throw check executionsthrowingcheck scope declar error execut throw check executionsthrowingcheck check except sampl compil workspac atrack ajc src sampl except handl sampleexceptionhandl java java lang except stack trace java lang thread dump stack dumpstack thread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and pointcut andpointcut concretize1 and pointcut andpointcut java aspectj weaver pattern refer pointcut referencepointcut concretize1 refer po referencepo intcut java aspectj weaver pattern pointcut concret pointcut java aspectj weaver pattern pointcut concret pointcut java aspectj weaver checker concret checker java aspectj weaver crosscut member crosscuttingmemb add shadow munger addshadowmung crosscut me crosscuttingm mber java aspectj weaver crosscut member crosscuttingmemb add declar adddeclar crosscut member crosscuttingmemb java aspectj weaver crosscut member crosscuttingmemb add declar adddeclar crosscut member crosscuttingmemb java aspectj weaver resolv type resolvedtypex collect crosscut member collectcrosscuttingmemb resolv resolvedt ype ypex java aspectj weaver crosscut member set crosscuttingmembersset add or replac aspect addorreplaceaspect crosscut ting member set tingmembersset java aspectj ajdt intern compil ast aspect declar aspectdeclar build inter ty buildinterti pe and per claus peandperclaus aspect declar aspectdeclar java aspectj ajdt intern compil lookup aj lookup environ ajlookupenviron build in buildin ter type and per claus tertypeandperclaus aj lookup environ ajlookupenviron java aspectj ajdt intern compil lookup aj lookup environ ajlookupenviron complet type bind etypebind aj lookup environ ajlookupenviron java jdt intern compil compil begin to compil begintocompil compil va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workspac atrack src sampl except handl sampleexceptionhandl java circular pointcu declar involv execut throw check executionsthrowingcheck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993" calcext:value-type="float">
            <text:p>42993</text:p>
          </table:table-cell>
          <table:table-cell table:style-name="ce2" office:value-type="string" calcext:value-type="string">
            <text:p>file aspect bug aspectbug java public aspect aspect bug aspectbug extend abstract cach abstractcach perthi execut contain loader containerload new declar parent contain descriptor containerdescriptor implement abstract cach abstractcach key protect pointcut load execut loadexecut key key contain loader containerload contain load containerload key abstract aspect abstract cach abstractcach interfac key protect abstract pointcut load execut loadexecut key key class key class contain descriptor containerdescriptor class activ contain activecontain class contain loader containerload public activ contain activecontain creat contain createcontain contain descriptor containerdescriptor return null public pointcut contain load containerload contain loader containerload loader contain descriptor containerdescriptor contain desc containerdesc loader arg contain desc containerdesc execut activ contain activecontain contain loader containerload creat contain createcontain contain descriptor containerdescriptor first version aspect aspectj use bash shell cygwin window xp classpath aspectj1 lib aspectjrt jar cygdriv aspectj1 ajc version ajc version built jul pm pst run java classpath aspectj1 lib aspectjrt jar cygdriv aspectj1 ajc version aspect aspectj compil classpath aspectj1 1rc1 lib aspectjrt jar cygdriv aspectj1 1rc1 ajc version aspect aspectj compil 1rc1 classpath aspectj1 lib aspectjrt jar cygdriv aspectj1 ajc version aspect aspectj compil four compil give aspect bug aspectbug java file attach classpath aspectj1 lib aspectjrt jar cygdriv aspectj1 ajc aspect bug aspectbug java classpath aspectj1 lib aspectjrt jar cygdriv aspectj1 ajc aspect bug aspectbug java classpath aspectj1 1rc1 lib aspectjrt jar cygdriv aspectj1 1rc1 ajc aspect bug aspectbug java classpath aspectj1 lib aspectjrt jar cygdriv aspectj1 ajc aspect bug aspectbug java document set macneil shonl aspect bug aspectbug java incompat type expect contain descriptor containerdescriptor found bind type pattern bindingtypepattern abstract cach abstractcach key error see final run sept build ajc see incompat type error regress desir result code por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993" calcext:value-type="float">
            <text:p>42993</text:p>
          </table:table-cell>
          <table:table-cell table:style-name="ce2" office:value-type="string" calcext:value-type="string">
            <text:p>file aspect bug aspectbug java public aspect aspect bug aspectbug extend abstract cach abstractcach perthi execut contain loader containerload new declar parent contain descriptor containerdescriptor implement abstract cach abstractcach key protect pointcut load execut loadexecut key key contain loader containerload contain load containerload key abstract aspect abstract cach abstractcach interfac key protect abstract pointcut load execut loadexecut key key class key class contain descriptor containerdescriptor class activ contain activecontain class contain loader containerload public activ contain activecontain creat contain createcontain contain descriptor containerdescriptor return null public pointcut contain load containerload contain loader containerload loader contain descriptor containerdescriptor contain desc containerdesc loader arg contain desc containerdesc execut activ contain activecontain contain loader containerload creat contain createcontain contain descriptor containerdescriptor first version aspect aspectj use bash shell cygwin window xp classpath aspectj1 lib aspectjrt jar cygdriv aspectj1 ajc version ajc version built jul pm pst run java classpath aspectj1 lib aspectjrt jar cygdriv aspectj1 ajc version aspect aspectj compil classpath aspectj1 1rc1 lib aspectjrt jar cygdriv aspectj1 1rc1 ajc version aspect aspectj compil 1rc1 classpath aspectj1 lib aspectjrt jar cygdriv aspectj1 ajc version aspect aspectj compil four compil give aspect bug aspectbug java file attach classpath aspectj1 lib aspectjrt jar cygdriv aspectj1 ajc aspect bug aspectbug java classpath aspectj1 lib aspectjrt jar cygdriv aspectj1 ajc aspect bug aspectbug java classpath aspectj1 1rc1 lib aspectjrt jar cygdriv aspectj1 1rc1 ajc aspect bug aspectbug java classpath aspectj1 lib aspectjrt jar cygdriv aspectj1 ajc aspect bug aspectbug java document set macneil shonl aspect bug aspectbug java incompat type expect contain descriptor containerdescriptor found bind type pattern bindingtypepattern abstract cach abstractcach key error see final run sept build ajc see incompat type error regress desir result code por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993" calcext:value-type="float">
            <text:p>42993</text:p>
          </table:table-cell>
          <table:table-cell table:style-name="ce2" office:value-type="string" calcext:value-type="string">
            <text:p>file aspect bug aspectbug java public aspect aspect bug aspectbug extend abstract cach abstractcach perthi execut contain loader containerload new declar parent contain descriptor containerdescriptor implement abstract cach abstractcach key protect pointcut load execut loadexecut key key contain loader containerload contain load containerload key abstract aspect abstract cach abstractcach interfac key protect abstract pointcut load execut loadexecut key key class key class contain descriptor containerdescriptor class activ contain activecontain class contain loader containerload public activ contain activecontain creat contain createcontain contain descriptor containerdescriptor return null public pointcut contain load containerload contain loader containerload loader contain descriptor containerdescriptor contain desc containerdesc loader arg contain desc containerdesc execut activ contain activecontain contain loader containerload creat contain createcontain contain descriptor containerdescriptor first version aspect aspectj use bash shell cygwin window xp classpath aspectj1 lib aspectjrt jar cygdriv aspectj1 ajc version ajc version built jul pm pst run java classpath aspectj1 lib aspectjrt jar cygdriv aspectj1 ajc version aspect aspectj compil classpath aspectj1 1rc1 lib aspectjrt jar cygdriv aspectj1 1rc1 ajc version aspect aspectj compil 1rc1 classpath aspectj1 lib aspectjrt jar cygdriv aspectj1 ajc version aspect aspectj compil four compil give aspect bug aspectbug java file attach classpath aspectj1 lib aspectjrt jar cygdriv aspectj1 ajc aspect bug aspectbug java classpath aspectj1 lib aspectjrt jar cygdriv aspectj1 ajc aspect bug aspectbug java classpath aspectj1 1rc1 lib aspectjrt jar cygdriv aspectj1 1rc1 ajc aspect bug aspectbug java classpath aspectj1 lib aspectjrt jar cygdriv aspectj1 ajc aspect bug aspectbug java document set macneil shonl aspect bug aspectbug java incompat type expect contain descriptor containerdescriptor found bind type pattern bindingtypepattern abstract cach abstractcach key error see final run sept build ajc see incompat type error regress desir result code por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3033" calcext:value-type="float">
            <text:p>4303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3194" calcext:value-type="float">
            <text:p>43194</text:p>
          </table:table-cell>
          <table:table-cell table:style-name="ce2" office:value-type="string" calcext:value-type="string">
            <text:p>see attach file verifi bug verifybug jar sourc file won need anyth els compil reproduc l abstract cach abstractcach java tree node treenod java verifi bug verifybug jar contain cach containercach java tree node fold treenodefold java workspac group workspacegroup java contain loader containerload java tree panel treepanel java workspac node workspacenod java makefil tree workspac treeworkspac java gmake cygdriv aspectj1 ajc classpath aspectj1 lib aspectjrt jar version aspect aspectj compil cygdriv aspectj1 ajc classpath aspectj1 lib aspectjrt jar java java classpath aspectj1 lib aspectjrt jar tree node treenod java lang verifi error verifyerror class tree node treenod method do show action doshowact signatur unabl pop operand empti stack except thread main make erro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3709" calcext:value-type="float">
            <text:p>43709</text:p>
          </table:table-cell>
          <table:table-cell table:style-name="ce2" office:value-type="string" calcext:value-type="string">
            <text:p>librari aspect includ advic compil outjar client project extend make concret pointcut result librari aspect affect part system enhanc request look structur view affect class problem tri navig call advic ajdt result npe stack trace ajdt java lang null pointer except nullpointerexcept aspectj asm intern program element programel to link label string tolinklabelstr program element programel java ajdt intern core structur view node ajdtstructureviewnod get label getlabel structur view node ajdtstructureviewnod java ajdt intern core structur view node adapt ajdtstructureviewnodeadapt get label getlabel structur view node adapt ajdtstructureviewnodeadapt java ui model workbench label provid workbenchlabelprovid get text gettext workbench label provid workbenchlabelprovid java jface viewer tree viewer treeview do updat item doupdateitem tree viewer treeview java jface viewer abstract tree viewer abstracttreeview updat item safe runnabl updateitemsaferunn run abstract tree viewer abstracttreeview java core intern runtim intern platform internalplatform run intern platform internalplatform java core runtim platform run platform java jface viewer abstract tree viewer abstracttreeview do updat item doupdateitem abstract tree viewer abstracttreeview java jface viewer structur viewer structuredview updat item safe runnabl updateitemsaferunn run structur viewer structuredview java core intern runtim intern platform internalplatform run intern platform internalplatform java core runtim platform run platform java jface viewer structur viewer structuredview updat item updateitem structur viewer structuredview java jface viewer abstract tree viewer abstracttreeview creat tree item createtreeitem abstract tree viewer abstracttreeview java jface viewer abstract tree viewer abstracttreeview run abstract tree viewer abstracttreeview java swt custom busi indic busyind show while showwhil busi indic busyind java jface viewer abstract tree viewer abstracttreeview creat child createchildren abstract tree viewer abstracttreeview java jface viewer abstract tree viewer abstracttreeview handl tree expand handletreeexpand abstract tree viewer abstracttreeview java jface viewer abstract tree viewer abstracttreeview tree expand treeexpand abstract tree viewer abstracttreeview java swt widget type listen typedlisten handl event handleev type listen typedlisten java swt widget event tabl eventt send event sendev event tabl eventt java swt widget widget send event sendev widget java swt widget widget send event sendev widget java swt widget widget send event sendev widget java swt widget tree wm notifi child wmnotifychild tree java swt widget control wm notifi control java swt widget composit wm notifi composit java swt widget control window proc windowproc control java swt widget display window proc windowproc display java swt intern win32 call window proc callwindowprocw nativ method swt intern win32 call window proc callwindowproc java swt widget tree call window proc callwindowproc tree java swt widget tree wm lbuttondown tree java swt widget control window proc windowproc control java swt widget display window proc windowproc display java swt intern win32 dispatch messag dispatchmessagew nativ method swt intern win32 dispatch messag dispatchmessag java swt widget display read and dispatch readanddispatch display java ui intern workbench run event loop runeventloop workbench java ui intern workbench run workbench java core intern boot intern boot loader internalbootload run intern boot loader internalbootload java core boot boot loader bootload run boot loader bootload java sun reflect nativ method accessor impl nativemethodaccessorimpl invoke0 nativ method sun reflect nativ method accessor impl nativemethodaccessorimpl invok unknown sourc sun reflect deleg method accessor impl delegatingmethodaccessorimpl invok unknown sourc java lang reflect method invok unknown sourc core launcher main basic run basicrun main java core launcher main run main java core launcher main main main java enhanc request concret aspect appli advic show affect project cours would nice see given concret librari aspect aspect path affect project</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3783" calcext:value-type="float">
            <text:p>43783</text:p>
          </table:table-cell>
          <table:table-cell table:style-name="ce2" office:value-type="string" calcext:value-type="string">
            <text:p>ajdt stabl project contain error like miss class wrong packag statement etc etc may occur refactor project sometim chang sourc outsid note use ajdt increment compil gener lot except occur mostli nullpoint java lang null pointer except nullpointerexcept aspectj asm intern program element programel to link label string tolinklabelstr program element programel java ajdt intern core structur view node ajdtstructureviewnod get label getlabel structur view node ajdtstructureviewnod java ajdt intern core structur view node adapt ajdtstructureviewnodeadapt get label getlabel structur view node adapt ajdtstructureviewnodeadapt java ui model workbench label provid workbenchlabelprovid get text gettext workbench label provid workbenchlabelprovid java ii java lang null pointer except nullpointerexcept ajdt intern ui editor aspect editor aspectjeditor run aspect editor aspectjeditor java swt widget runnabl lock runnablelock run runnabl lock runnablelock java iii java lang null pointer except nullpointerexcept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4117" calcext:value-type="float">
            <text:p>44117</text:p>
          </table:table-cell>
          <table:table-cell table:style-name="ce2" office:value-type="string" calcext:value-type="string">
            <text:p>java lang null pointer except nullpointerexcept aspectj weaver asm relationship provid asmrelationshipprovid checker munger checkermung asm relationship provid asmrelationshipprovid java aspectj weaver checker match checker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bcel weaver bcelweav java aspectj weaver bcel bcel weaver bcelweav weav bcel weaver bcelweav java aspectj ajdt intern core builder aj build manag ajbuildmanag weav and gener class file weaveandgenerateclassf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191" calcext:value-type="float">
            <text:p>44191</text:p>
          </table:table-cell>
          <table:table-cell table:style-name="ce2" office:value-type="string" calcext:value-type="string">
            <text:p>experienc situat iajc output messag like compil iajc find type xxx some test sometest case one time highli confus sinc expect class question refer anywher project date still locat refer case would extrem nice error messag would display need class name refer class aspect possibl reason cutoff seldom need list refer would like messag like iajc find type xxx some test sometest refer yyy some class someclass yy some other class someother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272" calcext:value-type="float">
            <text:p>44272</text:p>
          </table:table-cell>
          <table:table-cell table:style-name="ce2" office:value-type="string" calcext:value-type="string">
            <text:p>write aspect cycl advic preced get warn circular depend join point circular advic depend circular advic preced join point reorder advic aspect fwiw exampl circular advic preced aspect pointcut crun execut void run crun return crun void around crun proceed see program guid discuss circular advic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272" calcext:value-type="float">
            <text:p>44272</text:p>
          </table:table-cell>
          <table:table-cell table:style-name="ce2" office:value-type="string" calcext:value-type="string">
            <text:p>write aspect cycl advic preced get warn circular depend join point circular advic depend circular advic preced join point reorder advic aspect fwiw exampl circular advic preced aspect pointcut crun execut void run crun return crun void around crun proceed see program guid discuss circular advic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4587" calcext:value-type="float">
            <text:p>4458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5489" calcext:value-type="float">
            <text:p>45489</text:p>
          </table:table-cell>
          <table:table-cell table:style-name="ce2" office:value-type="string" calcext:value-type="string">
            <text:p>element wrong kind save structur model load close re open reopen workbench class shown interfac outlin view travers tree code get wrong kind assign class interfac aspect import declar list list structur model util structuremodelutil get packag in model getpackagesinmodel iter list iter ha next hasnext object object next program element iprogramel node program element iprogramel list file structur model util structuremodelutil get file in packag getfilesinpackag node iter i2 file iter i2 ha next hasnext program element iprogramel file program element iprogramel i2 next system println file file get kind getkind to string tostr file get name getnam boolean added2 fals list file child file get child getchildren file child class aspect thing iter i3 file child iter i3 ha next hasnext program element iprogramel file child program element iprogramel i3 next system println kind file child get kind getkind to string tostr file child get name getnam</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6280" calcext:value-type="float">
            <text:p>46280</text:p>
          </table:table-cell>
          <table:table-cell table:style-name="ce2" office:value-type="string" calcext:value-type="string">
            <text:p>compil complain inner aspect must static whenev tri qualifi inner static aspect privileg matter enclos type aspect interfac class use j2sdk1 aspect aspectj ajdt case base class public class capsul privat int hidden public int visibl public capsul int priv int pub hidden priv visibl pub public void do someth dosometh system println hidden visibl public static void main string arg capsul capsul new capsul capsul do someth dosometh aspect public aspect outer static privileg tri uncom aspect inner pointcut call2do someth call2dosometh capsul capsul call void capsul do someth dosometh target capsul capsul capsul call2do someth call2dosometh capsul capsul visibl capsul hidden interfac public interfac marker static privileg tri uncom aspect inner pointcut call2do someth call2dosometh capsul capsul call void capsul do someth dosometh target capsul capsul capsul call2do someth call2dosometh capsul capsul visibl capsul hidde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6298" calcext:value-type="float">
            <text:p>46298</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7318" calcext:value-type="float">
            <text:p>47318</text:p>
          </table:table-cell>
          <table:table-cell table:style-name="ce2" office:value-type="string" calcext:value-type="string">
            <text:p>aspectj asm relationship irelationship kind array contain kind relationship irelationship may three possibl kind defin relationship irelationship java advic declar declar inter type kind contain advic declar lead array index out of bound except arrayindexoutofbounds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7754" calcext:value-type="float">
            <text:p>47754</text:p>
          </table:table-cell>
          <table:table-cell table:style-name="ce2" office:value-type="string" calcext:value-type="string">
            <text:p>attach exampl throw class load time pleas note result differ except happen differ setup class load bo jboss cryptic talk gener class format error except thread main java lang class format error classformaterror netvisor nvsr client invalid byte code bug invalidbytecodebug test itest illeg method modifi 0x409 java lang class loader classload defin class0 defineclass0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java lang class loader classload defin class0 defineclass0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netvisor nvsr client invalid byte code bug invalidbytecodebug run invalid byte code bug invalidbytecodebug java netvisor nvsr client invalid byte code bug invalidbytecodebug main invalid byte code bug invalidbytecodebu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7910" calcext:value-type="float">
            <text:p>47910</text:p>
          </table:table-cell>
          <table:table-cell table:style-name="ce2" office:value-type="string" calcext:value-type="string">
            <text:p>call ajc sourceroot mydir outjar jar output file creat jar extens valid jar file manifest mf file see text ajc say outjar file put output class zip file file might impli suppos zip file paramet call outjar creat zip file doesn realli make sens outjar use result file valid jar file meta inf manifest mf file insi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7910" calcext:value-type="float">
            <text:p>47910</text:p>
          </table:table-cell>
          <table:table-cell table:style-name="ce2" office:value-type="string" calcext:value-type="string">
            <text:p>call ajc sourceroot mydir outjar jar output file creat jar extens valid jar file manifest mf file see text ajc say outjar file put output class zip file file might impli suppos zip file paramet call outjar creat zip file doesn realli make sens outjar use result file valid jar file meta inf manifest mf file insi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7952" calcext:value-type="float">
            <text:p>47952</text:p>
          </table:table-cell>
          <table:table-cell table:style-name="ce2" office:value-type="string" calcext:value-type="string">
            <text:p>soft except softexcept print trace wrap throwabl abl set flag class initi whether run implement use init caus initcaus otherwis direct deleg fix re agr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72" calcext:value-type="float">
            <text:p>48072</text:p>
          </table:table-cell>
          <table:table-cell table:style-name="ce2" office:value-type="string" calcext:value-type="string">
            <text:p>complet set relationship surfac structur model includ support declar parent etc mik document list thing yet don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72" calcext:value-type="float">
            <text:p>48072</text:p>
          </table:table-cell>
          <table:table-cell table:style-name="ce2" office:value-type="string" calcext:value-type="string">
            <text:p>complet set relationship surfac structur model includ support declar parent etc mik document list thing yet don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72" calcext:value-type="float">
            <text:p>48072</text:p>
          </table:table-cell>
          <table:table-cell table:style-name="ce2" office:value-type="string" calcext:value-type="string">
            <text:p>complet set relationship surfac structur model includ support declar parent etc mik document list thing yet don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72" calcext:value-type="float">
            <text:p>48072</text:p>
          </table:table-cell>
          <table:table-cell table:style-name="ce2" office:value-type="string" calcext:value-type="string">
            <text:p>complet set relationship surfac structur model includ support declar parent etc mik document list thing yet don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72" calcext:value-type="float">
            <text:p>48072</text:p>
          </table:table-cell>
          <table:table-cell table:style-name="ce2" office:value-type="string" calcext:value-type="string">
            <text:p>complet set relationship surfac structur model includ support declar parent etc mik document list thing yet don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091" calcext:value-type="float">
            <text:p>48091</text:p>
          </table:table-cell>
          <table:table-cell table:style-name="ce2" office:value-type="string" calcext:value-type="string">
            <text:p>case bodi advic refer non static nonstat evalu portion thi join point thisjoinpoint optim compil thi join point static part thisjoinpointstaticpart join point joinpoint object current alway creat enter advic bodi even join point joinpoint object would never actual access within advic exampl sinc thi join point thisjoinpoint often use trace applic trace applic tend pervas must low overhead trace disabl creation thi join point thisjoinpoint object expens expens compar test flag would nice way creat join point joinpoint object lazili first actual refer within advic bod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990" calcext:value-type="float">
            <text:p>48990</text:p>
          </table:table-cell>
          <table:table-cell table:style-name="ce2" office:value-type="string" calcext:value-type="string">
            <text:p>fast match fastmatch effici pattern match pointcut constant pool currrent implement within pointcut plan provid oimplement pointcut relea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990" calcext:value-type="float">
            <text:p>48990</text:p>
          </table:table-cell>
          <table:table-cell table:style-name="ce2" office:value-type="string" calcext:value-type="string">
            <text:p>fast match fastmatch effici pattern match pointcut constant pool currrent implement within pointcut plan provid oimplement pointcut relea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8990" calcext:value-type="float">
            <text:p>48990</text:p>
          </table:table-cell>
          <table:table-cell table:style-name="ce2" office:value-type="string" calcext:value-type="string">
            <text:p>fast match fastmatch effici pattern match pointcut constant pool currrent implement within pointcut plan provid oimplement pointcut relea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250" calcext:value-type="float">
            <text:p>49250</text:p>
          </table:table-cell>
          <table:table-cell table:style-name="ce2" office:value-type="string" calcext:value-type="string">
            <text:p>soft except softexcept implement get caus getcaus public throwabl get caus getcaus return inner point ramniva misc mail messag code comment use get caus getcaus mean chain print expect esp soft except softexcept wrap remot except remoteexcept sinc get caus getcaus replic get wrap throwabl getwrappedthrow could deprec must continu support maintain upward binari compat runtim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457" calcext:value-type="float">
            <text:p>49457</text:p>
          </table:table-cell>
          <table:table-cell table:style-name="ce2" office:value-type="string" calcext:value-type="string">
            <text:p>compil might detect overload pointcut name paramet bound might implement pointcut correctli context repli ron bodkin aspectj dev aspectjdev proper behavior overload pointcut definit check code recent submit case evalu whether code actual replic ron context email program guid say error two pointcut name name class aspect declar compil overload pointcut name get error pointcut pc runnabl target call void run pointcut pc sub runnabl subrunn target call void run aspectj classpath ajrt11 overload pointcut overloadedpointcut java overload pointcut overloadedpointcut java duplic pointcut name pc overload pointcut overloadedpointcut java duplic pointcut name pc use pointcut bound paramet get error runnabl pc log pc runnabl sub runnabl subrunn pc log pc sub runnabl subrunn use pointcut type paramet get error pc runnabl log pc runnabl pc sub runnabl subrunn log pc sub runnabl subrunn pc log pc code public class overload pointcut overloadedpointcut public static void main string arg new run class public void run aspect declar parent implement runnabl declar parent implement sub runnabl subrunn interfac sub runnabl subrunn extend runnabl pointcut pc runnabl target call void run pointcut pc sub runnabl subrunn target call void run runnabl pc log pc runnabl sub runnabl subrunn pc log pc sub runnabl subrunn pc runnabl log pc runnabl pc sub runnabl subrunn log pc sub runnabl subrunn pc log pc void log string system println ron code follow program compil warn produc output run aspect aspectj appear behav specif definit definit pointcut simpl program illustr question odd behavior packag lib public class runnabl pointcut runnablepointcut public pointcut runnabl call runnablecal runnabl runnabl object caller call run target runnabl caller public pointcut special runnabl call specialrunnablecal special runnabl specialrunn runnabl object caller public pointcut runnabl call runnablecal special runnabl specialrunn runnabl object caller call run target runnabl caller packag lib public interfac special runnabl specialrunn extend runnabl packag client import lib runnabl pointcut runnablepointcut import lib special runnabl specialrunn public aspect use object caller runnabl pointcut runnablepointcut runnabl call runnablecal caller target my runnabl myrunn system println runnabl call caller public static void main string arg use aspect of aspectof do it doit public void do it doit new my runnabl myrunn run advic run make implement special runnabl specialrunn class my runnabl myrunn implement special runnabl specialrunn class my runnabl myrunn implement runnabl public void ru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457" calcext:value-type="float">
            <text:p>49457</text:p>
          </table:table-cell>
          <table:table-cell table:style-name="ce2" office:value-type="string" calcext:value-type="string">
            <text:p>compil might detect overload pointcut name paramet bound might implement pointcut correctli context repli ron bodkin aspectj dev aspectjdev proper behavior overload pointcut definit check code recent submit case evalu whether code actual replic ron context email program guid say error two pointcut name name class aspect declar compil overload pointcut name get error pointcut pc runnabl target call void run pointcut pc sub runnabl subrunn target call void run aspectj classpath ajrt11 overload pointcut overloadedpointcut java overload pointcut overloadedpointcut java duplic pointcut name pc overload pointcut overloadedpointcut java duplic pointcut name pc use pointcut bound paramet get error runnabl pc log pc runnabl sub runnabl subrunn pc log pc sub runnabl subrunn use pointcut type paramet get error pc runnabl log pc runnabl pc sub runnabl subrunn log pc sub runnabl subrunn pc log pc code public class overload pointcut overloadedpointcut public static void main string arg new run class public void run aspect declar parent implement runnabl declar parent implement sub runnabl subrunn interfac sub runnabl subrunn extend runnabl pointcut pc runnabl target call void run pointcut pc sub runnabl subrunn target call void run runnabl pc log pc runnabl sub runnabl subrunn pc log pc sub runnabl subrunn pc runnabl log pc runnabl pc sub runnabl subrunn log pc sub runnabl subrunn pc log pc void log string system println ron code follow program compil warn produc output run aspect aspectj appear behav specif definit definit pointcut simpl program illustr question odd behavior packag lib public class runnabl pointcut runnablepointcut public pointcut runnabl call runnablecal runnabl runnabl object caller call run target runnabl caller public pointcut special runnabl call specialrunnablecal special runnabl specialrunn runnabl object caller public pointcut runnabl call runnablecal special runnabl specialrunn runnabl object caller call run target runnabl caller packag lib public interfac special runnabl specialrunn extend runnabl packag client import lib runnabl pointcut runnablepointcut import lib special runnabl specialrunn public aspect use object caller runnabl pointcut runnablepointcut runnabl call runnablecal caller target my runnabl myrunn system println runnabl call caller public static void main string arg use aspect of aspectof do it doit public void do it doit new my runnabl myrunn run advic run make implement special runnabl specialrunn class my runnabl myrunn implement special runnabl specialrunn class my runnabl myrunn implement runnabl public void ru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638" calcext:value-type="float">
            <text:p>4963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657" calcext:value-type="float">
            <text:p>49657</text:p>
          </table:table-cell>
          <table:table-cell table:style-name="ce2" office:value-type="string" calcext:value-type="string">
            <text:p>weav 3rd parti librari wrote aspect affect base class deriv class inadvert wove deriv class result follow error would like weaver catch kind error weav link time rather creat code result rt error get error final fairli recent version cv head java lang abstract method error abstractmethoderror aje log log manag logmanag ajc inter method dispatch1 intermethoddispatch1 aje log log manag logmanag aje log loggabl get logger getlogg log manag logmanag java aje trace execut tracer executiontrac ajc aje trace execut tracer executiontrac execut tracer executiontrac java librari deriv init deriv java line call super attach small exampl reproduc anoth error think relat devel ctor two pa twopass build devel ctor two pa twopass call ajc outjar full base fullbas jar sampl base java sampl deriv java except thread main java lang except in initi error exceptionininitializererror sampl deriv init deriv java sampl deriv main deriv java caus aspectj lang no aspect bound except noaspectboundexcept sampl trace aspect of aspectof trace aj sampl trace init trace aj sampl trace ajc post clinit postclinit trace aj sampl trace clinit trace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657" calcext:value-type="float">
            <text:p>49657</text:p>
          </table:table-cell>
          <table:table-cell table:style-name="ce2" office:value-type="string" calcext:value-type="string">
            <text:p>weav 3rd parti librari wrote aspect affect base class deriv class inadvert wove deriv class result follow error would like weaver catch kind error weav link time rather creat code result rt error get error final fairli recent version cv head java lang abstract method error abstractmethoderror aje log log manag logmanag ajc inter method dispatch1 intermethoddispatch1 aje log log manag logmanag aje log loggabl get logger getlogg log manag logmanag java aje trace execut tracer executiontrac ajc aje trace execut tracer executiontrac execut tracer executiontrac java librari deriv init deriv java line call super attach small exampl reproduc anoth error think relat devel ctor two pa twopass build devel ctor two pa twopass call ajc outjar full base fullbas jar sampl base java sampl deriv java except thread main java lang except in initi error exceptionininitializererror sampl deriv init deriv java sampl deriv main deriv java caus aspectj lang no aspect bound except noaspectboundexcept sampl trace aspect of aspectof trace aj sampl trace init trace aj sampl trace ajc post clinit postclinit trace aj sampl trace clinit trace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657" calcext:value-type="float">
            <text:p>49657</text:p>
          </table:table-cell>
          <table:table-cell table:style-name="ce2" office:value-type="string" calcext:value-type="string">
            <text:p>weav 3rd parti librari wrote aspect affect base class deriv class inadvert wove deriv class result follow error would like weaver catch kind error weav link time rather creat code result rt error get error final fairli recent version cv head java lang abstract method error abstractmethoderror aje log log manag logmanag ajc inter method dispatch1 intermethoddispatch1 aje log log manag logmanag aje log loggabl get logger getlogg log manag logmanag java aje trace execut tracer executiontrac ajc aje trace execut tracer executiontrac execut tracer executiontrac java librari deriv init deriv java line call super attach small exampl reproduc anoth error think relat devel ctor two pa twopass build devel ctor two pa twopass call ajc outjar full base fullbas jar sampl base java sampl deriv java except thread main java lang except in initi error exceptionininitializererror sampl deriv init deriv java sampl deriv main deriv java caus aspectj lang no aspect bound except noaspectboundexcept sampl trace aspect of aspectof trace aj sampl trace init trace aj sampl trace ajc post clinit postclinit trace aj sampl trace clinit trace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743" calcext:value-type="float">
            <text:p>49743</text:p>
          </table:table-cell>
          <table:table-cell table:style-name="ce2" office:value-type="string" calcext:value-type="string">
            <text:p>heavili use runtim signatur inform thi join point thisjoinpoint get signatur getsignatur to string tostr method caus heavi string oper time to string tostr method call would possibl cach result string exampl method signatur impl methodsignatureimpl similar class signatu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9814" calcext:value-type="float">
            <text:p>49814</text:p>
          </table:table-cell>
          <table:table-cell table:style-name="ce2"/>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50200" calcext:value-type="float">
            <text:p>50200</text:p>
          </table:table-cell>
          <table:table-cell table:style-name="ce2"/>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50570" calcext:value-type="float">
            <text:p>50570</text:p>
          </table:table-cell>
          <table:table-cell table:style-name="ce2" office:value-type="string" calcext:value-type="string">
            <text:p>look like get paramet name getparameternam oper aspectj lang reflect catch claus signatur catchclausesignatur work instead return name except declar match handler return string valu miss case show problem start case code public class my app myapp public void do someth dosometh get around unreach code error true throw new busi except businessexcept surpris system println busi someth public static void main string arg tri my app myapp new my app myapp do someth dosometh catch busi except businessexcept system println except caught get messag getmessag class busi except businessexcept extend runtim except runtimeexcept busi except businessexcept string messag super messag aspect app monitor appmonitor pointcut problem handl problemhandl handler throwabl problem handl problemhandl catch claus signatur catchclausesignatur sig csig catch claus signatur catchclausesignatur thi join point static part thisjoinpointstaticpart get signatur getsignatur system println monitor caught tcaught sig csig get paramet type getparametertyp get name getnam call sig csig get paramet name getparameternam case code output run monitor caught busi except businessexcept call miss except caught surpris oper system window xp aspect aspectj final latest cv h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0570" calcext:value-type="float">
            <text:p>50570</text:p>
          </table:table-cell>
          <table:table-cell table:style-name="ce2" office:value-type="string" calcext:value-type="string">
            <text:p>look like get paramet name getparameternam oper aspectj lang reflect catch claus signatur catchclausesignatur work instead return name except declar match handler return string valu miss case show problem start case code public class my app myapp public void do someth dosometh get around unreach code error true throw new busi except businessexcept surpris system println busi someth public static void main string arg tri my app myapp new my app myapp do someth dosometh catch busi except businessexcept system println except caught get messag getmessag class busi except businessexcept extend runtim except runtimeexcept busi except businessexcept string messag super messag aspect app monitor appmonitor pointcut problem handl problemhandl handler throwabl problem handl problemhandl catch claus signatur catchclausesignatur sig csig catch claus signatur catchclausesignatur thi join point static part thisjoinpointstaticpart get signatur getsignatur system println monitor caught tcaught sig csig get paramet type getparametertyp get name getnam call sig csig get paramet name getparameternam case code output run monitor caught busi except businessexcept call miss except caught surpris oper system window xp aspect aspectj final latest cv h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0570" calcext:value-type="float">
            <text:p>50570</text:p>
          </table:table-cell>
          <table:table-cell table:style-name="ce2" office:value-type="string" calcext:value-type="string">
            <text:p>look like get paramet name getparameternam oper aspectj lang reflect catch claus signatur catchclausesignatur work instead return name except declar match handler return string valu miss case show problem start case code public class my app myapp public void do someth dosometh get around unreach code error true throw new busi except businessexcept surpris system println busi someth public static void main string arg tri my app myapp new my app myapp do someth dosometh catch busi except businessexcept system println except caught get messag getmessag class busi except businessexcept extend runtim except runtimeexcept busi except businessexcept string messag super messag aspect app monitor appmonitor pointcut problem handl problemhandl handler throwabl problem handl problemhandl catch claus signatur catchclausesignatur sig csig catch claus signatur catchclausesignatur thi join point static part thisjoinpointstaticpart get signatur getsignatur system println monitor caught tcaught sig csig get paramet type getparametertyp get name getnam call sig csig get paramet name getparameternam case code output run monitor caught busi except businessexcept call miss except caught surpris oper system window xp aspect aspectj final latest cv h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0776" calcext:value-type="float">
            <text:p>50776</text:p>
          </table:table-cell>
          <table:table-cell table:style-name="ce2" office:value-type="string" calcext:value-type="string">
            <text:p>first class class declar one method except throw claus void throw except second class class extend without redefinig method aspect declar method introduct class name signatur return type one class without throw claus legal overrid second class class invoc overriden method doesn need tri catch trycatch block refer hown method rais except code compil use ajc version built jul pm pst run java use aspect aspectj compil aspect aspectj compil class public public void throw except class extend public public void code aspect public void</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51320" calcext:value-type="float">
            <text:p>51320</text:p>
          </table:table-cell>
          <table:table-cell table:style-name="ce2" office:value-type="string" calcext:value-type="string">
            <text:p>get follow except weav attach aspect dev build java lang class cast except classcastexcept aspectj weaver pattern if pointcut ifpointcut concretize1 if pointcut ifpointcut java aspectj weaver pattern if pointcut ifpointcut concret if pointcut if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jdt intern compil compil begin to compil begintocompil compil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320" calcext:value-type="float">
            <text:p>51320</text:p>
          </table:table-cell>
          <table:table-cell table:style-name="ce2" office:value-type="string" calcext:value-type="string">
            <text:p>get follow except weav attach aspect dev build java lang class cast except classcastexcept aspectj weaver pattern if pointcut ifpointcut concretize1 if pointcut ifpointcut java aspectj weaver pattern if pointcut ifpointcut concret if pointcut if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jdt intern compil compil begin to compil begintocompil compil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320" calcext:value-type="float">
            <text:p>51320</text:p>
          </table:table-cell>
          <table:table-cell table:style-name="ce2" office:value-type="string" calcext:value-type="string">
            <text:p>get follow except weav attach aspect dev build java lang class cast except classcastexcept aspectj weaver pattern if pointcut ifpointcut concretize1 if pointcut ifpointcut java aspectj weaver pattern if pointcut ifpointcut concret if pointcut if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jdt intern compil compil begin to compil begintocompil compil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320" calcext:value-type="float">
            <text:p>51320</text:p>
          </table:table-cell>
          <table:table-cell table:style-name="ce2" office:value-type="string" calcext:value-type="string">
            <text:p>get follow except weav attach aspect dev build java lang class cast except classcastexcept aspectj weaver pattern if pointcut ifpointcut concretize1 if pointcut ifpointcut java aspectj weaver pattern if pointcut ifpointcut concret if pointcut if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jdt intern compil compil begin to compil begintocompil compil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322" calcext:value-type="float">
            <text:p>51322</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929" calcext:value-type="float">
            <text:p>51929</text:p>
          </table:table-cell>
          <table:table-cell table:style-name="ce2" office:value-type="string" calcext:value-type="string">
            <text:p>java lang verifi error verifyerror thrown runtim complain bad access protect data advic sub aspect subaspect call protect method super aspect superaspect woven class howev anoth call method woven class due advic declar super aspect superaspect work fine aspect woven precompil sun javac class verifi error occur sun blackdown vm presum vm workaround make protect method public fix verifi error case avail cv test bug protectedvf test ajc test fail ajctestfail xm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929" calcext:value-type="float">
            <text:p>51929</text:p>
          </table:table-cell>
          <table:table-cell table:style-name="ce2" office:value-type="string" calcext:value-type="string">
            <text:p>java lang verifi error verifyerror thrown runtim complain bad access protect data advic sub aspect subaspect call protect method super aspect superaspect woven class howev anoth call method woven class due advic declar super aspect superaspect work fine aspect woven precompil sun javac class verifi error occur sun blackdown vm presum vm workaround make protect method public fix verifi error case avail cv test bug protectedvf test ajc test fail ajctestfail xm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1929" calcext:value-type="float">
            <text:p>51929</text:p>
          </table:table-cell>
          <table:table-cell table:style-name="ce2" office:value-type="string" calcext:value-type="string">
            <text:p>java lang verifi error verifyerror thrown runtim complain bad access protect data advic sub aspect subaspect call protect method super aspect superaspect woven class howev anoth call method woven class due advic declar super aspect superaspect work fine aspect woven precompil sun javac class verifi error occur sun blackdown vm presum vm workaround make protect method public fix verifi error case avail cv test bug protectedvf test ajc test fail ajctestfail xm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2394" calcext:value-type="float">
            <text:p>52394</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52394" calcext:value-type="float">
            <text:p>52394</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53012" calcext:value-type="float">
            <text:p>53012</text:p>
          </table:table-cell>
          <table:table-cell table:style-name="ce2" office:value-type="string" calcext:value-type="string">
            <text:p>compil silent accept public class declar preced declarepreced public static void main string arg system println hello aspect dp declar preced declar preced declarepreced dp staticiniti declar preced declarepreced system println ok sinc like mistak error would nice howev would mean say target class targetclass target class targetclass pick aspect subtyp target class target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3981" calcext:value-type="float">
            <text:p>53981</text:p>
          </table:table-cell>
          <table:table-cell table:style-name="ce2" office:value-type="string" calcext:value-type="string">
            <text:p>use method name proceed around advic confus compil least way shown true current tree untest workaround renam method first problem npe compil java lang null pointer except nullpointerexcept aspectj ajdt intern compil ast make decl public visitor makedeclspublicvisitor end visit endvisit make decl public visitor makedeclspublicvisitor java public class proceed public static void main string arg static aspect interfac proceed iproce void proceed runnabl next proceed iproce decor void around execut void main string decor proceed new runnabl public void run proceed second problem incorrect error wrt number argument public class proceed public static void main string arg static aspect void around execut void main string proceed proceed null treat proceed object static void proceed object third hypothet document ambigu resolv public class proceed public static void main string arg static aspect void around execut void main string proceed special form proceed proceed void procee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3981" calcext:value-type="float">
            <text:p>53981</text:p>
          </table:table-cell>
          <table:table-cell table:style-name="ce2" office:value-type="string" calcext:value-type="string">
            <text:p>use method name proceed around advic confus compil least way shown true current tree untest workaround renam method first problem npe compil java lang null pointer except nullpointerexcept aspectj ajdt intern compil ast make decl public visitor makedeclspublicvisitor end visit endvisit make decl public visitor makedeclspublicvisitor java public class proceed public static void main string arg static aspect interfac proceed iproce void proceed runnabl next proceed iproce decor void around execut void main string decor proceed new runnabl public void run proceed second problem incorrect error wrt number argument public class proceed public static void main string arg static aspect void around execut void main string proceed proceed null treat proceed object static void proceed object third hypothet document ambigu resolv public class proceed public static void main string arg static aspect void around execut void main string proceed special form proceed proceed void procee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3999" calcext:value-type="float">
            <text:p>53999</text:p>
          </table:table-cell>
          <table:table-cell table:style-name="ce2" office:value-type="string" calcext:value-type="string">
            <text:p>cosmet mistak error messag expect bind type name unknown error actual bind type name unknown error sure would ever mung public class public static void main string arg static void throw new error hello static aspect declar soft unknown error call voi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4238" calcext:value-type="float">
            <text:p>54238</text:p>
          </table:table-cell>
          <table:table-cell table:style-name="ce2" office:value-type="string" calcext:value-type="string">
            <text:p>core compil implement chang result incompat ajd build cancel mechan core cancel behavior stabil need resto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4421" calcext:value-type="float">
            <text:p>54421</text:p>
          </table:table-cell>
          <table:table-cell table:style-name="ce2" office:value-type="string" calcext:value-type="string">
            <text:p>follow code compil messag us string concaten oper public class warn sampl warningsampl public void method public void anoth method anothermethod method aspect warn aspect warningaspect pointcut illeg call illegalcal call warn sampl warningsampl method within warn sampl warningsampl thing happen declar error declar warn illeg call illegalcal hey nice someth els</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54421" calcext:value-type="float">
            <text:p>54421</text:p>
          </table:table-cell>
          <table:table-cell table:style-name="ce2" office:value-type="string" calcext:value-type="string">
            <text:p>follow code compil messag us string concaten oper public class warn sampl warningsampl public void method public void anoth method anothermethod method aspect warn aspect warningaspect pointcut illeg call illegalcal call warn sampl warningsampl method within warn sampl warningsampl thing happen declar error declar warn illeg call illegalcal hey nice someth els</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54625" calcext:value-type="float">
            <text:p>54625</text:p>
          </table:table-cell>
          <table:table-cell table:style-name="ce2" office:value-type="string" calcext:value-type="string">
            <text:p>either fix class file delet etc work jar alway batch build work outj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4965" calcext:value-type="float">
            <text:p>54965</text:p>
          </table:table-cell>
          <table:table-cell table:style-name="ce2" office:value-type="string" calcext:value-type="string">
            <text:p>ad support outjar har surpris find duplic entri except come output file write outjar trace found everi sourc file pass increment compil fact compil twice first time round note refer cours file refer call aj state ajstat get file to compil getfilestocompil look see file compil anoth iter method rememb set file compil sinc referenc type compil reord fact compil second time around bytecod ident previou go record class file recordclassfil doesn note depend thu time termi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5134" calcext:value-type="float">
            <text:p>55134</text:p>
          </table:table-cell>
          <table:table-cell table:style-name="ce2" office:value-type="string" calcext:value-type="string">
            <text:p>increment compil aj state ajstat record class gener sourc file follow initi compil phase weav pass weaver subsequ iter need reweav world weav given class file weaver may gener addit class file around closur get written output orgin sourc file delet addit weaver gener class delet output sinc aj state ajstat know</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5341" calcext:value-type="float">
            <text:p>55341</text:p>
          </table:table-cell>
          <table:table-cell table:style-name="ce2" office:value-type="string" calcext:value-type="string">
            <text:p>compil binari concret aspect librari later ltw consist one aspect perform itd target class expos weaver get follow error error type mismatch cannot convert java lang string java lang string error oocur complet build weav perform testcas atta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6779" calcext:value-type="float">
            <text:p>56779</text:p>
          </table:table-cell>
          <table:table-cell table:style-name="ce2" office:value-type="string" calcext:value-type="string">
            <text:p>current ajdoc expos advis advis relationship structur model need support inter type intertyp field member declar use ui similar javadoc present inherit member need support declar form error warn soft parent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6779" calcext:value-type="float">
            <text:p>56779</text:p>
          </table:table-cell>
          <table:table-cell table:style-name="ce2" office:value-type="string" calcext:value-type="string">
            <text:p>current ajdoc expos advis advis relationship structur model need support inter type intertyp field member declar use ui similar javadoc present inherit member need support declar form error warn soft parent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6779" calcext:value-type="float">
            <text:p>56779</text:p>
          </table:table-cell>
          <table:table-cell table:style-name="ce2" office:value-type="string" calcext:value-type="string">
            <text:p>current ajdoc expos advis advis relationship structur model need support inter type intertyp field member declar use ui similar javadoc present inherit member need support declar form error warn soft parent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6779" calcext:value-type="float">
            <text:p>56779</text:p>
          </table:table-cell>
          <table:table-cell table:style-name="ce2" office:value-type="string" calcext:value-type="string">
            <text:p>current ajdoc expos advis advis relationship structur model need support inter type intertyp field member declar use ui similar javadoc present inherit member need support declar form error warn soft parent prece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7430" calcext:value-type="float">
            <text:p>57430</text:p>
          </table:table-cell>
          <table:table-cell table:style-name="ce2" office:value-type="string" calcext:value-type="string">
            <text:p>except thrown compil use print submit bug submitbug header print twice without header true cv versio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7436" calcext:value-type="float">
            <text:p>57436</text:p>
          </table:table-cell>
          <table:table-cell table:style-name="ce2" office:value-type="string" calcext:value-type="string">
            <text:p>java beta report class format error classformaterror run program spacewar compil ajc latest cv head sun java beta binari compat binarycompat doc say obfusc violat class format specif class file fail run doc say still incomplet although still beta would submit sun implement techniqu valid chang techniqu document fix sinc mani peopl us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7666" calcext:value-type="float">
            <text:p>57666</text:p>
          </table:table-cell>
          <table:table-cell table:style-name="ce2" office:value-type="string" calcext:value-type="string">
            <text:p>ah joy build infrastructur mostli self explanatori selfexplanatori trace build monday apr gmt duplic entri meta inf manifest mf duplic entri meta inf manifest mf java util zip zip except zipexcept duplic entri meta inf manifest mf java util zip zip output stream zipoutputstream put next entri putnextentri zip output stream zipoutputstream java java util jar jar output stream jaroutputstream put next entri putnextentri jar output stream jaroutputstream java aspectj ajdt intern core builder aj build manag ajbuildmanag write resourc writeresourc aj build manag ajbuildmanag java aspectj ajdt intern core builder aj build manag ajbuildmanag copi resourc from jar file copyresourcesfromjarfil aj build manag ajbuildmanag java aspectj ajdt intern core builder aj build manag ajbuildmanag copi resourc to destin copyresourcestodestin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7666" calcext:value-type="float">
            <text:p>57666</text:p>
          </table:table-cell>
          <table:table-cell table:style-name="ce2" office:value-type="string" calcext:value-type="string">
            <text:p>ah joy build infrastructur mostli self explanatori selfexplanatori trace build monday apr gmt duplic entri meta inf manifest mf duplic entri meta inf manifest mf java util zip zip except zipexcept duplic entri meta inf manifest mf java util zip zip output stream zipoutputstream put next entri putnextentri zip output stream zipoutputstream java java util jar jar output stream jaroutputstream put next entri putnextentri jar output stream jaroutputstream java aspectj ajdt intern core builder aj build manag ajbuildmanag write resourc writeresourc aj build manag ajbuildmanag java aspectj ajdt intern core builder aj build manag ajbuildmanag copi resourc from jar file copyresourcesfromjarfil aj build manag ajbuildmanag java aspectj ajdt intern core builder aj build manag ajbuildmanag copi resourc to destin copyresourcestodestin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8520" calcext:value-type="float">
            <text:p>58520</text:p>
          </table:table-cell>
          <table:table-cell table:style-name="ce2" office:value-type="string" calcext:value-type="string">
            <text:p>file advis javadoc us follow name convent set name convert check except convertcheckedexcept java lang throwabl howev ajdoc us unqualifi name argument resut follw in file infil anchor link class name classnam html convert check except convertcheckedexcept throwabl fail navig anchor within file although alway go right fil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0" calcext:value-type="float">
            <text:p>58520</text:p>
          </table:table-cell>
          <table:table-cell table:style-name="ce2" office:value-type="string" calcext:value-type="string">
            <text:p>file advis javadoc us follow name convent set name convert check except convertcheckedexcept java lang throwabl howev ajdoc us unqualifi name argument resut follw in file infil anchor link class name classnam html convert check except convertcheckedexcept throwabl fail navig anchor within file although alway go right fil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4" calcext:value-type="float">
            <text:p>58524</text:p>
          </table:table-cell>
          <table:table-cell table:style-name="ce2" office:value-type="string" calcext:value-type="string">
            <text:p>order speed port port old html gener code ajdoc continu use follow class aspectj tool ajdoc declar aspectj tool ajdoc symbol manag symbolmanag funtion wrapper asm need next refactor effort get rid static method wel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4" calcext:value-type="float">
            <text:p>58524</text:p>
          </table:table-cell>
          <table:table-cell table:style-name="ce2" office:value-type="string" calcext:value-type="string">
            <text:p>order speed port port old html gener code ajdoc continu use follow class aspectj tool ajdoc declar aspectj tool ajdoc symbol manag symbolmanag funtion wrapper asm need next refactor effort get rid static method wel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4" calcext:value-type="float">
            <text:p>58524</text:p>
          </table:table-cell>
          <table:table-cell table:style-name="ce2" office:value-type="string" calcext:value-type="string">
            <text:p>order speed port port old html gener code ajdoc continu use follow class aspectj tool ajdoc declar aspectj tool ajdoc symbol manag symbolmanag funtion wrapper asm need next refactor effort get rid static method wel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4" calcext:value-type="float">
            <text:p>58524</text:p>
          </table:table-cell>
          <table:table-cell table:style-name="ce2" office:value-type="string" calcext:value-type="string">
            <text:p>order speed port port old html gener code ajdoc continu use follow class aspectj tool ajdoc declar aspectj tool ajdoc symbol manag symbolmanag funtion wrapper asm need next refactor effort get rid static method wel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524" calcext:value-type="float">
            <text:p>58524</text:p>
          </table:table-cell>
          <table:table-cell table:style-name="ce2" office:value-type="string" calcext:value-type="string">
            <text:p>order speed port port old html gener code ajdoc continu use follow class aspectj tool ajdoc declar aspectj tool ajdoc symbol manag symbolmanag funtion wrapper asm need next refactor effort get rid static method wel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681" calcext:value-type="float">
            <text:p>58681</text:p>
          </table:table-cell>
          <table:table-cell table:style-name="ce2" office:value-type="string" calcext:value-type="string">
            <text:p>ajc emit avail option help request latter like java get traffic feedback experiment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681" calcext:value-type="float">
            <text:p>58681</text:p>
          </table:table-cell>
          <table:table-cell table:style-name="ce2" office:value-type="string" calcext:value-type="string">
            <text:p>ajc emit avail option help request latter like java get traffic feedback experiment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8681" calcext:value-type="float">
            <text:p>58681</text:p>
          </table:table-cell>
          <table:table-cell table:style-name="ce2" office:value-type="string" calcext:value-type="string">
            <text:p>ajc emit avail option help request latter like java get traffic feedback experiment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9076" calcext:value-type="float">
            <text:p>59076</text:p>
          </table:table-cell>
          <table:table-cell table:style-name="ce2" office:value-type="string" calcext:value-type="string">
            <text:p>test show object consum byte larg project class aspect use implement pervas cross cut crosscut concern except log lead 1mb addit heap space two possibl approach could break liter string use factori make sig makexxxsig method compon part packag class method name could share automat jvm intern string lazi instanti handler static jp catch block enhanc could enabl compil option similar xlazi tjp xlazytjp</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9076" calcext:value-type="float">
            <text:p>59076</text:p>
          </table:table-cell>
          <table:table-cell table:style-name="ce2" office:value-type="string" calcext:value-type="string">
            <text:p>test show object consum byte larg project class aspect use implement pervas cross cut crosscut concern except log lead 1mb addit heap space two possibl approach could break liter string use factori make sig makexxxsig method compon part packag class method name could share automat jvm intern string lazi instanti handler static jp catch block enhanc could enabl compil option similar xlazi tjp xlazytjp</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9076" calcext:value-type="float">
            <text:p>59076</text:p>
          </table:table-cell>
          <table:table-cell table:style-name="ce2" office:value-type="string" calcext:value-type="string">
            <text:p>test show object consum byte larg project class aspect use implement pervas cross cut crosscut concern except log lead 1mb addit heap space two possibl approach could break liter string use factori make sig makexxxsig method compon part packag class method name could share automat jvm intern string lazi instanti handler static jp catch block enhanc could enabl compil option similar xlazi tjp xlazytjp</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59196" calcext:value-type="float">
            <text:p>59196</text:p>
          </table:table-cell>
          <table:table-cell table:style-name="ce2" office:value-type="string" calcext:value-type="string">
            <text:p>follow sampl advic defin aspect pick execut around advic defin aspect match advic defin aspect implicit around closur aroundclosur paramet around advic seem way arg match aspect aspect pointcut call int int call int arg int int call int around int int call aspect aspect int int adviceexecut within aspect arg aspect aspectj doc state explicitl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196" calcext:value-type="float">
            <text:p>59196</text:p>
          </table:table-cell>
          <table:table-cell table:style-name="ce2" office:value-type="string" calcext:value-type="string">
            <text:p>follow sampl advic defin aspect pick execut around advic defin aspect match advic defin aspect implicit around closur aroundclosur paramet around advic seem way arg match aspect aspect pointcut call int int call int arg int int call int around int int call aspect aspect int int adviceexecut within aspect arg aspect aspectj doc state explicitl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208" calcext:value-type="float">
            <text:p>5920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208" calcext:value-type="float">
            <text:p>5920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208" calcext:value-type="float">
            <text:p>5920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596" calcext:value-type="float">
            <text:p>59596</text:p>
          </table:table-cell>
          <table:table-cell table:style-name="ce2" office:value-type="string" calcext:value-type="string">
            <text:p>tri add aspect java awt label compil aspect via ajc inpath usr local j2sdk nb j2sdk1 jre lib rt jar timestamp java aspect timestamp java aspect timestamp privat int java awt label t read privat int java awt label t write pointcut write op writeop call void java awt label set text settext string pointcut read op readop call string java awt label get text gettext java awt label return read op readop target t read java awt label return write op writeop target t write system println t write public static void main string arg java awt label b1 new java awt label b1 set text settext abc error messag get ajc null java lang null pointer except nullpointerexcept aspectj ajdt intern core builder eclips adapt util eclipseadapterutil make locat context makelocationcontext eclips adapt util eclipseadapterutil java aspectj ajdt intern core builder eclips adapt util eclipseadapterutil make sourc locat makesourceloc eclips adapt util eclipseadapterutil java aspectj ajdt intern core builder eclips adapt util eclipseadapterutil make messag makemessag eclips adapt util eclipseadapterutil java aspectj ajdt intern core builder aj build manag ajbuildmanag accept result acceptresult aj build manag ajbuildmanag java aspectj ajdt intern compil aj compil adapt ajcompileradapt accept result acceptresult aj compil adapt ajcompileradapt java aspectj ajdt intern compil weaver adapt weaveradapt finish with finishedwith weaver adapt weaveradapt java aspectj ajdt intern compil weaver adapt weaveradapt weav complet weavecomplet weaver adapt weaveradapt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fail abor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599" calcext:value-type="float">
            <text:p>59599</text:p>
          </table:table-cell>
          <table:table-cell table:style-name="ce2" office:value-type="string" calcext:value-type="string">
            <text:p>faster machin linux desktop andi home pc sever test ajc test ajctest xml fail suit attach appear due race condit check directori content wait compil complet environ candid fix give pointer twea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59909" calcext:value-type="float">
            <text:p>59909</text:p>
          </table:table-cell>
          <table:table-cell table:style-name="ce2" office:value-type="string" calcext:value-type="string">
            <text:p>problem current implement flow stack cflowstack version till 1till rc1 store thread hashtabl thread remov sever call method get thread stack getthreadstack case call project cycl much long sover long run thread grap quit lot lot memori memori freed thread remov flow stack cflowstack product code sum thread store differ flow stack cflowstack varaibl often result memori error ad patch provid improv free scheme check size tabl grown check remov thread</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60015" calcext:value-type="float">
            <text:p>60015</text:p>
          </table:table-cell>
          <table:table-cell table:style-name="ce2" office:value-type="string" calcext:value-type="string">
            <text:p>incomplet report sorri time isol run ajdt get dozen warn warn match declar type java lang object match desir use target st ata mc exim datastor reader datastoreread xlint unmatch super type in call unmatchedsupertypeincal blah aj project src packag line someth like code import pack interfac pointcut dsr call dsrcall call interfac warn warn point pointcut join point shadow npe run command line commandlin latest tree atta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374" calcext:value-type="float">
            <text:p>61374</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1411" calcext:value-type="float">
            <text:p>61411</text:p>
          </table:table-cell>
          <table:table-cell table:style-name="ce2" office:value-type="string" calcext:value-type="string">
            <text:p>use aspect aspectj 2rc1 window xp report highlight problem seen use ajdoc bat window issu appli equal ajc bat ajbrows bat file well aspectj home ajdoc bat file user run launch ajdoc tool impos limit command line argument may pass class aspectj tool ajdoc main scenario sourcepath classpath etc option use easi eat list argument pass jvm long list packag enter ajdoc bat command truncat possibl even ignor case error messag output tell user class packag specifi order prevent limit put number argument pass launch jvm invoc line need rather list current us propos fix seem could somebodi els confirm sort anoth problem regard ajdoc bat file long semi colon delimit path suppli argument sourcepath classpath option seem get split apart pass jvm separ argument unless entir path list suppli insid quot necessari seem batch file processor interpret semi colon semicolon path list delimit argument consequ element path list treat separ argument instead part one big string repres sourcepath classpath</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61536" calcext:value-type="float">
            <text:p>61536</text:p>
          </table:table-cell>
          <table:table-cell table:style-name="ce2" office:value-type="string" calcext:value-type="string">
            <text:p>see follow code public class test2 public static void main string arg system println hi aspect aspect2 shouldn one say java instead java follow note first advic incorrect one pass front end frontend match wherea second one match believ front end frontend reject first one call java within test2 system println incorrect one call method java packag call java within test2 system println correct one call method java packag</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61768" calcext:value-type="float">
            <text:p>61768</text:p>
          </table:table-cell>
          <table:table-cell table:style-name="ce2" office:value-type="string" calcext:value-type="string">
            <text:p>accord document scope rule intertyp method declar interpret origin aspect except thought use super refer target type accord interpret program type correct ajc gener two error messag shown comment relev line note ok access privat static field aspect use privat class aspect featur precis scope rule intertyp method declar aspect aspect privat static int privat class int privat static void happi system println happi access privat field privat static void foo system println error type aspect visibl public void bar foo new error type visibl class public class public static void main string arg new b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2227" calcext:value-type="float">
            <text:p>62227</text:p>
          </table:table-cell>
          <table:table-cell table:style-name="ce2" office:value-type="string" calcext:value-type="string">
            <text:p>messag handler weav adapt load time weav say public boolean handl messag handlemessag messag imessag messag throw abort except abortexcept is ignor isignor messag get kind getkind verbos system err println messag get messag getmessag throw new abort except abortexcept messag return true mean warn go bang even declar warn meant tell user someth inform ltw caus code blow fix straightforward simpli log warn messag fail error messag wait testcas matthew check fix</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2227" calcext:value-type="float">
            <text:p>62227</text:p>
          </table:table-cell>
          <table:table-cell table:style-name="ce2" office:value-type="string" calcext:value-type="string">
            <text:p>messag handler weav adapt load time weav say public boolean handl messag handlemessag messag imessag messag throw abort except abortexcept is ignor isignor messag get kind getkind verbos system err println messag get messag getmessag throw new abort except abortexcept messag return true mean warn go bang even declar warn meant tell user someth inform ltw caus code blow fix straightforward simpli log warn messag fail error messag wait testcas matthew check fix</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2642" calcext:value-type="float">
            <text:p>62642</text:p>
          </table:table-cell>
          <table:table-cell table:style-name="ce2" office:value-type="string" calcext:value-type="string">
            <text:p>clinit class contain throw advic may catch except in initi exceptionininiti error due embed advic aspect of aspectof fail except in intial exceptionininti error get properli report exampl public class main static int int public main public static void main string arg main new main system println hi aspect aspect within system println thi join point static part thisjoinpointstaticpart get kind getkind thi join point static part thisjoinpointstaticpart get sourc locat getsourceloc within system println thi join point static part thisjoinpointstaticpart get kind getkind thi join point static part thisjoinpointstaticpart get sourc locat getsourceloc compil ajc run follow except given except thread main java lang no class def found error noclassdeffounderror main clinit main java realli one want follow except thread main java lang except in initi error exceptionininitializererror main caus aspectj lang no aspect bound except noaspectboundexcept aspect aspect aspect of aspectof fix give decompil clinit main java indic comment look ljh woven fix basic catch block throw clinit first check caught except except in initi error exceptionininitializererror throw static aspectj runtim reflect factori r1 java lang throwabl r2 r31 int i0 r1 new factori main java class for name fornam main ajc tjp r1 make makesjp field set fieldset r1 make field sig makefieldsig 8x main int mainint ajc tjp r1 make makesjp staticiniti r1 make initi sig makeinitializersig main ajc tjp r1 make makesjp preiniti r1 make constructor sig makeconstructorsig main ajc tjp r1 make makesjp field set fieldset r1 make field sig makefieldsig 0y main int mainint ajc tjp r1 make makesjp constructor execut constructorexecut r1 make constructor sig makeconstructorsig main ajc tjp r1 make makesjp constructor call constructorcal r1 make constructor sig makeconstructorsig main ajc tjp r1 make makesjp field set fieldset r1 make field sig makefieldsig 0y main int mainint ajc tjp r1 make makesjp field get fieldget r1 make field sig makefieldsig 19 out java 19outjava lang system java systemjava print stream printstream ajc tjp r1 make makesjp method call methodcal r1 make method sig makemethodsig println java 1printlnjava print stream java printstreamjava lang string arg0 void ajc tjp r1 make makesjp method execut methodexecut r1 make method sig makemethodsig main 9main main ljava lang string arg void ajc tjp r1 make makesjp initi r1 make constructor sig makeconstructorsig main tri aspect aspect of aspectof ajc aspect 36f01b1c ajc tjp i0 tri aspect aspect of aspectof ajc aspect 36f01b1c ajc tjp i0 catch throwabl r30 ljh insert r30 instanceof except in intial error exceptioninintializererror throw r30 r31 r30 aspect aspect of aspectof ajc aspect 36f01b1c ajc tjp throw r31 aspect aspect of aspectof ajc aspect 36f01b1c ajc tjp catch throwabl r36 ljh insert r36 instanceof except in intial error exceptioninintializererror throw r36 r2 r36 aspect aspect of aspectof ajc aspect 36f01b1c ajc tjp throw r2 aspect aspect of aspectof ajc aspect 36f01b1c ajc tj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2642" calcext:value-type="float">
            <text:p>62642</text:p>
          </table:table-cell>
          <table:table-cell table:style-name="ce2" office:value-type="string" calcext:value-type="string">
            <text:p>clinit class contain throw advic may catch except in initi exceptionininiti error due embed advic aspect of aspectof fail except in intial exceptionininti error get properli report exampl public class main static int int public main public static void main string arg main new main system println hi aspect aspect within system println thi join point static part thisjoinpointstaticpart get kind getkind thi join point static part thisjoinpointstaticpart get sourc locat getsourceloc within system println thi join point static part thisjoinpointstaticpart get kind getkind thi join point static part thisjoinpointstaticpart get sourc locat getsourceloc compil ajc run follow except given except thread main java lang no class def found error noclassdeffounderror main clinit main java realli one want follow except thread main java lang except in initi error exceptionininitializererror main caus aspectj lang no aspect bound except noaspectboundexcept aspect aspect aspect of aspectof fix give decompil clinit main java indic comment look ljh woven fix basic catch block throw clinit first check caught except except in initi error exceptionininitializererror throw static aspectj runtim reflect factori r1 java lang throwabl r2 r31 int i0 r1 new factori main java class for name fornam main ajc tjp r1 make makesjp field set fieldset r1 make field sig makefieldsig 8x main int mainint ajc tjp r1 make makesjp staticiniti r1 make initi sig makeinitializersig main ajc tjp r1 make makesjp preiniti r1 make constructor sig makeconstructorsig main ajc tjp r1 make makesjp field set fieldset r1 make field sig makefieldsig 0y main int mainint ajc tjp r1 make makesjp constructor execut constructorexecut r1 make constructor sig makeconstructorsig main ajc tjp r1 make makesjp constructor call constructorcal r1 make constructor sig makeconstructorsig main ajc tjp r1 make makesjp field set fieldset r1 make field sig makefieldsig 0y main int mainint ajc tjp r1 make makesjp field get fieldget r1 make field sig makefieldsig 19 out java 19outjava lang system java systemjava print stream printstream ajc tjp r1 make makesjp method call methodcal r1 make method sig makemethodsig println java 1printlnjava print stream java printstreamjava lang string arg0 void ajc tjp r1 make makesjp method execut methodexecut r1 make method sig makemethodsig main 9main main ljava lang string arg void ajc tjp r1 make makesjp initi r1 make constructor sig makeconstructorsig main tri aspect aspect of aspectof ajc aspect 36f01b1c ajc tjp i0 tri aspect aspect of aspectof ajc aspect 36f01b1c ajc tjp i0 catch throwabl r30 ljh insert r30 instanceof except in intial error exceptioninintializererror throw r30 r31 r30 aspect aspect of aspectof ajc aspect 36f01b1c ajc tjp throw r31 aspect aspect of aspectof ajc aspect 36f01b1c ajc tjp catch throwabl r36 ljh insert r36 instanceof except in intial error exceptioninintializererror throw r36 r2 r36 aspect aspect of aspectof ajc aspect 36f01b1c ajc tjp throw r2 aspect aspect of aspectof ajc aspect 36f01b1c ajc tj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4331" calcext:value-type="float">
            <text:p>6433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4331" calcext:value-type="float">
            <text:p>6433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4568" calcext:value-type="float">
            <text:p>64568</text:p>
          </table:table-cell>
          <table:table-cell table:style-name="ce2" office:value-type="string" calcext:value-type="string">
            <text:p>user attempt defin itd use type pattern illeg sinc aspect aspectj get back compil error messag follow form my aspect myaspect java error syntax error token around expect public string foo bar name clearer error messag inform user use illeg syntax would hel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5319" calcext:value-type="float">
            <text:p>65319</text:p>
          </table:table-cell>
          <table:table-cell table:style-name="ce2" office:value-type="string" calcext:value-type="string">
            <text:p>class public static void main string arg new method public void method new test2 method2 class test2 public void method2 aspect plain call void targe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5319" calcext:value-type="float">
            <text:p>65319</text:p>
          </table:table-cell>
          <table:table-cell table:style-name="ce2" office:value-type="string" calcext:value-type="string">
            <text:p>class public static void main string arg new method public void method new test2 method2 class test2 public void method2 aspect plain call void targe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5319" calcext:value-type="float">
            <text:p>65319</text:p>
          </table:table-cell>
          <table:table-cell table:style-name="ce2" office:value-type="string" calcext:value-type="string">
            <text:p>class public static void main string arg new method public void method new test2 method2 class test2 public void method2 aspect plain call void targe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5319" calcext:value-type="float">
            <text:p>65319</text:p>
          </table:table-cell>
          <table:table-cell table:style-name="ce2" office:value-type="string" calcext:value-type="string">
            <text:p>class public static void main string arg new method public void method new test2 method2 class test2 public void method2 aspect plain call void targe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5319" calcext:value-type="float">
            <text:p>65319</text:p>
          </table:table-cell>
          <table:table-cell table:style-name="ce2" office:value-type="string" calcext:value-type="string">
            <text:p>class public static void main string arg new method public void method new test2 method2 class test2 public void method2 aspect plain call void targe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7578" calcext:value-type="float">
            <text:p>67578</text:p>
          </table:table-cell>
          <table:table-cell table:style-name="ce2" office:value-type="string" calcext:value-type="string">
            <text:p>irum godil aspectj user aspectjus post packag public class itd privat void return noth returnnoth object packag import privileg aspect public void itd new fun newfun return noth returnnoth return devel priv aj error method return noth returnnoth object type itd visibl return noth returnnoth error aspect aspectj give error work around use return noth returnno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7592" calcext:value-type="float">
            <text:p>67592</text:p>
          </table:table-cell>
          <table:table-cell table:style-name="ce2" office:value-type="string" calcext:value-type="string">
            <text:p>ajc use thi join point thisjoinpoint correspond object type join point joinpoint join point joinpoint object four compon retriev use accessor method get thi getthi target get target gettarget arg get arg getarg static join point staticjoinpoint get static part getstaticpart case arg object return object array mean advic decl overwrit arg anoth advic share join point joinpoint see chang arg small exampl aspect advic chang arg alway lauri advic alway say lauri won million pound behaviour intend would thought interfac arg valu read otherwis strang interact advic decl could occur public class main public static main new main void lotteri string arg system println arg lotteri arg public static void main string arg lotteri oeg lotteri ganesh public aspect aspect pair advic decl demonstr advic chang arg join point call lotteri java lang string within aspect system println thi join point thisjoinpoint thi join point static part thisjoinpointstaticpart get sourc locat getsourceloc object arg thi join point thisjoinpoint get arg getarg system println arg arg arg lauri system println thi join point thisjoinpoint get arg getarg call lotteri java lang string within aspect system println thi join point thisjoinpoint thi join point static part thisjoinpointstaticpart get sourc locat getsourceloc thi join point thisjoinpoint get arg getarg equal lauri system println lauri win million poun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7774" calcext:value-type="float">
            <text:p>67774</text:p>
          </table:table-cell>
          <table:table-cell table:style-name="ce2" office:value-type="string" calcext:value-type="string">
            <text:p>hi get null pointer except nullpointerexcept whenev tri specifi pointcut withincod signatur claus public aspect detect system out error usag detectsystemouterrorusag pointcut all system out and system err access allsystemoutandsystemerraccess get system get system err declar warn all system out and system err access allsystemoutandsystemerraccess adviceexecut within tivoli act within tivoli act log execut tivoli act main execut tivoli act usag withincod tivoli act main withincod tivoli act usag warn use system system err consid log instead exampl exclud main usag method pointcut use execut claus show work use withincod claus comment alway yield npe troubl null java lang null pointer except nullpointerexcept aspectj weaver pattern signatur pattern signaturepattern match signatur pattern signaturepattern java aspectj weaver pattern withincod pointcut withincodepointcut match withincod pointcut withincodepointcut java aspectj weaver pattern not pointcut notpointcut match not pointcut not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shadow munger shadowmung match shadow munger shadowmung java aspectj weaver checker match checker java aspectj weaver bcel bcel class weaver bcelclassweav match bcel class weaver bcelclassweav java aspectj weaver bcel bcel class weaver bcelclassweav match init matchinit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session jun build id buildid i200406110010 java version java vendor sun microsystem inc boot loader bootload constant win32 arch x86 w win32 nl ch entri ajdt ui jun messag null pointer except nullpointerexcept thrown null stack java lang null pointer except nullpointerexcept aspectj weaver pattern signatur pattern signaturepattern match signatur pattern signaturepattern java aspectj weaver pattern withincod pointcut withincodepointcut match withincod pointcut withincodepointcut java aspectj weaver pattern not pointcut notpointcut match not pointcut not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pattern and pointcut andpointcut match and pointcut andpointcut java aspectj weaver shadow munger shadowmung match shadow munger shadowmung java aspectj weaver checker match checker java aspectj weaver bcel bcel class weaver bcelclassweav match bcel class weaver bcelclassweav java aspectj weaver bcel bcel class weaver bcelclassweav match init matchinit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michael</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68494" calcext:value-type="float">
            <text:p>68494</text:p>
          </table:table-cell>
          <table:table-cell table:style-name="ce2" office:value-type="string" calcext:value-type="string">
            <text:p>addit accept java sourc file ajdoc need accept aj fil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8494" calcext:value-type="float">
            <text:p>68494</text:p>
          </table:table-cell>
          <table:table-cell table:style-name="ce2" office:value-type="string" calcext:value-type="string">
            <text:p>addit accept java sourc file ajdoc need accept aj fil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8494" calcext:value-type="float">
            <text:p>68494</text:p>
          </table:table-cell>
          <table:table-cell table:style-name="ce2" office:value-type="string" calcext:value-type="string">
            <text:p>addit accept java sourc file ajdoc need accept aj fil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68991" calcext:value-type="float">
            <text:p>68991</text:p>
          </table:table-cell>
          <table:table-cell table:style-name="ce2" office:value-type="string" calcext:value-type="string">
            <text:p>initialis intertyp field match field set pointcut exampl output set field set int set field set int get field get int set field set int first field set pick aspect aspect privat int get system println get field thi join point static part thisjoinpointstaticpart set system println set field thi join point static part thisjoinpointstaticpart public void foo class int public class field advic itfieldsadvic public static void main string arg new foo</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8991" calcext:value-type="float">
            <text:p>68991</text:p>
          </table:table-cell>
          <table:table-cell table:style-name="ce2" office:value-type="string" calcext:value-type="string">
            <text:p>initialis intertyp field match field set pointcut exampl output set field set int set field set int get field get int set field set int first field set pick aspect aspect privat int get system println get field thi join point static part thisjoinpointstaticpart set system println set field thi join point static part thisjoinpointstaticpart public void foo class int public class field advic itfieldsadvic public static void main string arg new foo</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69011" calcext:value-type="float">
            <text:p>69011</text:p>
          </table:table-cell>
          <table:table-cell table:style-name="ce2"/>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69459" calcext:value-type="float">
            <text:p>69459</text:p>
          </table:table-cell>
          <table:table-cell table:style-name="ce2" office:value-type="string" calcext:value-type="string">
            <text:p>use introduct possibl hide instanc method static method exampl class super public void class sub aspect public static void sub acccord java languag specif allow behaviour desir possibl overrid static method instanc method wich caus compil time erro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0008" calcext:value-type="float">
            <text:p>7000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0241" calcext:value-type="float">
            <text:p>70241</text:p>
          </table:table-cell>
          <table:table-cell table:style-name="ce2" office:value-type="string" calcext:value-type="string">
            <text:p>see screensh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0619" calcext:value-type="float">
            <text:p>70619</text:p>
          </table:table-cell>
          <table:table-cell table:style-name="ce2" office:value-type="string" calcext:value-type="string">
            <text:p>follow program caus ajc abort public class conflict public static void main string arg aspect conflict1 declar preced conflict1 conflict2 execut aspect conflict2 declar preced conflict2 conflict1 execu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70773" calcext:value-type="float">
            <text:p>70773</text:p>
          </table:table-cell>
          <table:table-cell table:style-name="ce2" office:value-type="string" calcext:value-type="string">
            <text:p>aspect aspectj build id previou version build id enabl increment compil make chang file type space delet edit comment get conncurr modif except conncurrentmodificationexcept thrown nul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159" calcext:value-type="float">
            <text:p>71159</text:p>
          </table:table-cell>
          <table:table-cell table:style-name="ce2" office:value-type="string" calcext:value-type="string">
            <text:p>aspectjtool jar ajc v1 believ call methodpattern pointcut match behaviour inconsist expect java relat invoc method subclass superclass background goal use aspect declar ajc compil warn invoc target method space target defin visibl method class specifi packag subpackag well straight invoc type packag oustid subpackag wish match method invoc method invok inherit obtain type directli extend type subpackag fragment aspect use public aspect aspect1 pointcut method call methodcal within aspect1 call target packag space declar warn method call methodcal invok consid case case method inherit superclass packag declar implement public method direct subclass packag outsid directli extend inherit method call insid match call join point seek match call would expect sinc implement packag space actual call case method overrid superclass packag declar implement public method direct subclass packag outsid overrid implement invok call insid still match call join point seek match call even though invok depend expect result sinc think actual call case redeclar non visibl nonvis method name superclass packag declar implement privat method direct subclass packag outsid introduc method signatur call still match call join point seek match call even though visibl never call expect result sinc think ever call way explain appar behaviour reason compil treat subclass type parent somehow conclud method call equat call method ident signatur howev seem odd rule java visibl expect call joinpoint match experi execut join point perform match turn differ set problem still analyz pleas shed light call joinpoint regard dav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159" calcext:value-type="float">
            <text:p>71159</text:p>
          </table:table-cell>
          <table:table-cell table:style-name="ce2" office:value-type="string" calcext:value-type="string">
            <text:p>aspectjtool jar ajc v1 believ call methodpattern pointcut match behaviour inconsist expect java relat invoc method subclass superclass background goal use aspect declar ajc compil warn invoc target method space target defin visibl method class specifi packag subpackag well straight invoc type packag oustid subpackag wish match method invoc method invok inherit obtain type directli extend type subpackag fragment aspect use public aspect aspect1 pointcut method call methodcal within aspect1 call target packag space declar warn method call methodcal invok consid case case method inherit superclass packag declar implement public method direct subclass packag outsid directli extend inherit method call insid match call join point seek match call would expect sinc implement packag space actual call case method overrid superclass packag declar implement public method direct subclass packag outsid overrid implement invok call insid still match call join point seek match call even though invok depend expect result sinc think actual call case redeclar non visibl nonvis method name superclass packag declar implement privat method direct subclass packag outsid introduc method signatur call still match call join point seek match call even though visibl never call expect result sinc think ever call way explain appar behaviour reason compil treat subclass type parent somehow conclud method call equat call method ident signatur howev seem odd rule java visibl expect call joinpoint match experi execut join point perform match turn differ set problem still analyz pleas shed light call joinpoint regard dav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377" calcext:value-type="float">
            <text:p>71377</text:p>
          </table:table-cell>
          <table:table-cell table:style-name="ce2" office:value-type="string" calcext:value-type="string">
            <text:p>pointcut match call joint point advic howev aspect aspectj match call privat method around advic appli get set pointcut privat field probabl testcas call privat method privatemethod bodi around advic call accessor method ajc inlin access method inlineaccessmethod nnnn join point in around advic joinpointinaroundadvic nnnn join point in aro joinpointinaro und advic undadvic privat method privatemethod around public aspect join point in around advic joinpointinaroundadvic privat static set privat call privatecal new hash set hashset privat static set public call publiccal new hash set hashset pointcut intern call internalcal call join point in around advic joinpointinaroundadvic privat method privatemethod intern call internalcal privat call privatecal add thi join point thisjoinpoint pointcut extern call externalcal call join point in around advic joinpointinaroundadvic public method publicmethod extern call externalcal public call publiccal add thi join point thisjoinpoint pointcut exec test exectest execut join point in around advic joinpointinaroundadvic exec test exectest privat method privatemethod public method publicmethod void around exec test exectest privat method privatemethod around public method publicmethod around proceed void around exec test exectest runnabl runnabl new runnabl public void run privat method privatemethod around closur public method publicmethod proceed runnabl run exec test exectest privat method privatemethod public method publicmethod privat static void privat method privatemethod string system println privat method privatemethod public static void public method publicmethod string system println public method publicmethod public static void system println privat method privatemethod public method publicmethod public static void main string arg privat call privatecal size public call publiccal size throw new runtim except runtimeexcept miss join point els system println succe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377" calcext:value-type="float">
            <text:p>71377</text:p>
          </table:table-cell>
          <table:table-cell table:style-name="ce2" office:value-type="string" calcext:value-type="string">
            <text:p>pointcut match call joint point advic howev aspect aspectj match call privat method around advic appli get set pointcut privat field probabl testcas call privat method privatemethod bodi around advic call accessor method ajc inlin access method inlineaccessmethod nnnn join point in around advic joinpointinaroundadvic nnnn join point in aro joinpointinaro und advic undadvic privat method privatemethod around public aspect join point in around advic joinpointinaroundadvic privat static set privat call privatecal new hash set hashset privat static set public call publiccal new hash set hashset pointcut intern call internalcal call join point in around advic joinpointinaroundadvic privat method privatemethod intern call internalcal privat call privatecal add thi join point thisjoinpoint pointcut extern call externalcal call join point in around advic joinpointinaroundadvic public method publicmethod extern call externalcal public call publiccal add thi join point thisjoinpoint pointcut exec test exectest execut join point in around advic joinpointinaroundadvic exec test exectest privat method privatemethod public method publicmethod void around exec test exectest privat method privatemethod around public method publicmethod around proceed void around exec test exectest runnabl runnabl new runnabl public void run privat method privatemethod around closur public method publicmethod proceed runnabl run exec test exectest privat method privatemethod public method publicmethod privat static void privat method privatemethod string system println privat method privatemethod public static void public method publicmethod string system println public method publicmethod public static void system println privat method privatemethod public method publicmethod public static void main string arg privat call privatecal size public call publiccal size throw new runtim except runtimeexcept miss join point els system println succe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377" calcext:value-type="float">
            <text:p>71377</text:p>
          </table:table-cell>
          <table:table-cell table:style-name="ce2" office:value-type="string" calcext:value-type="string">
            <text:p>pointcut match call joint point advic howev aspect aspectj match call privat method around advic appli get set pointcut privat field probabl testcas call privat method privatemethod bodi around advic call accessor method ajc inlin access method inlineaccessmethod nnnn join point in around advic joinpointinaroundadvic nnnn join point in aro joinpointinaro und advic undadvic privat method privatemethod around public aspect join point in around advic joinpointinaroundadvic privat static set privat call privatecal new hash set hashset privat static set public call publiccal new hash set hashset pointcut intern call internalcal call join point in around advic joinpointinaroundadvic privat method privatemethod intern call internalcal privat call privatecal add thi join point thisjoinpoint pointcut extern call externalcal call join point in around advic joinpointinaroundadvic public method publicmethod extern call externalcal public call publiccal add thi join point thisjoinpoint pointcut exec test exectest execut join point in around advic joinpointinaroundadvic exec test exectest privat method privatemethod public method publicmethod void around exec test exectest privat method privatemethod around public method publicmethod around proceed void around exec test exectest runnabl runnabl new runnabl public void run privat method privatemethod around closur public method publicmethod proceed runnabl run exec test exectest privat method privatemethod public method publicmethod privat static void privat method privatemethod string system println privat method privatemethod public static void public method publicmethod string system println public method publicmethod public static void system println privat method privatemethod public method publicmethod public static void main string arg privat call privatecal size public call publiccal size throw new runtim except runtimeexcept miss join point els system println succe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723" calcext:value-type="float">
            <text:p>71723</text:p>
          </table:table-cell>
          <table:table-cell table:style-name="ce2" office:value-type="string" calcext:value-type="string">
            <text:p>introduc new member function exist class via inter type intertyp declar scope rule appli itd bodi aspect exampl privat member target class cannot access unless aspect privileg similarli protect member class differ packag visibl itd unless aspect privileg rule enforc protect member declar target class protect member inherit visibl itd aspect differ packag follow exampl packag foo public class foo extend ancient foo ancientfoo protect int return public static void main string arg new foo do stuff dostuff public void do stuff dostuff protect int ancient ancienti return class ancient foo ancientfoo protect int ancient ancienti return protect int ancient ancientj return packag bar import foo foo aspect bar public void foo tri system println fail ajc system println ancient ancienti fail ajc system println ancient ancientj succe system println clone succe catch throwabl foo call do stuff dostuff target four call foo fail refer protect member foo foo packag bar howev first one directli declar overridden foo foo detect error remov make rest compil execut best wish pav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1811" calcext:value-type="float">
            <text:p>71811</text:p>
          </table:table-cell>
          <table:table-cell table:style-name="ce2" office:value-type="string" calcext:value-type="string">
            <text:p>ajdoc doesn support encod docencod charset option javadoc especi doesn pa encod ajc project us sourc file encod utf differ form platform standard java identifi use charact byond standard ascii rang won abl use ajd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1878" calcext:value-type="float">
            <text:p>71878</text:p>
          </table:table-cell>
          <table:table-cell table:style-name="ce2" office:value-type="string" calcext:value-type="string">
            <text:p>checkout jar use project jarusingproject project ajdt manual test ajdt tree look advis by advisedbi entri outlin view context menu gutter annot window get injar aspect abstract aspect abstractaspect aj linux get injar aspect eclipse30 plugin test eclipse30ajdtplugintest workspac jar gener project jargeneratingproject src p1 abstract aspect abstractaspect aj window style windowsstyl path indic locat origin class file jar file clearli built window</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150" calcext:value-type="float">
            <text:p>7215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150" calcext:value-type="float">
            <text:p>7215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154" calcext:value-type="float">
            <text:p>72154</text:p>
          </table:table-cell>
          <table:table-cell table:style-name="ce2" office:value-type="string" calcext:value-type="string">
            <text:p>compil termin abnorm except behav unexpectedli warn error abort simpl dump compil state produc aid problem diagnosi content condit dump produc configur user facil enabl default except consequ inclus neglig impact compil perform footprint file attach report give complet object descript user environ support problem resolut testcas cannot provid one approach write uniqu name file use date time current directori ajcor txt human readabl zip larg allow user potenti diagnos problem remov potenti sensit data submiss contain basic inform aspect aspectj version system properti command line well failur inform full except stack trace compil messag intern compil stat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2154" calcext:value-type="float">
            <text:p>72154</text:p>
          </table:table-cell>
          <table:table-cell table:style-name="ce2" office:value-type="string" calcext:value-type="string">
            <text:p>compil termin abnorm except behav unexpectedli warn error abort simpl dump compil state produc aid problem diagnosi content condit dump produc configur user facil enabl default except consequ inclus neglig impact compil perform footprint file attach report give complet object descript user environ support problem resolut testcas cannot provid one approach write uniqu name file use date time current directori ajcor txt human readabl zip larg allow user potenti diagnos problem remov potenti sensit data submiss contain basic inform aspect aspectj version system properti command line well failur inform full except stack trace compil messag intern compil stat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2154" calcext:value-type="float">
            <text:p>72154</text:p>
          </table:table-cell>
          <table:table-cell table:style-name="ce2" office:value-type="string" calcext:value-type="string">
            <text:p>compil termin abnorm except behav unexpectedli warn error abort simpl dump compil state produc aid problem diagnosi content condit dump produc configur user facil enabl default except consequ inclus neglig impact compil perform footprint file attach report give complet object descript user environ support problem resolut testcas cannot provid one approach write uniqu name file use date time current directori ajcor txt human readabl zip larg allow user potenti diagnos problem remov potenti sensit data submiss contain basic inform aspect aspectj version system properti command line well failur inform full except stack trace compil messag intern compil stat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2154" calcext:value-type="float">
            <text:p>72154</text:p>
          </table:table-cell>
          <table:table-cell table:style-name="ce2" office:value-type="string" calcext:value-type="string">
            <text:p>compil termin abnorm except behav unexpectedli warn error abort simpl dump compil state produc aid problem diagnosi content condit dump produc configur user facil enabl default except consequ inclus neglig impact compil perform footprint file attach report give complet object descript user environ support problem resolut testcas cannot provid one approach write uniqu name file use date time current directori ajcor txt human readabl zip larg allow user potenti diagnos problem remov potenti sensit data submiss contain basic inform aspect aspectj version system properti command line well failur inform full except stack trace compil messag intern compil stat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2154" calcext:value-type="float">
            <text:p>72154</text:p>
          </table:table-cell>
          <table:table-cell table:style-name="ce2" office:value-type="string" calcext:value-type="string">
            <text:p>compil termin abnorm except behav unexpectedli warn error abort simpl dump compil state produc aid problem diagnosi content condit dump produc configur user facil enabl default except consequ inclus neglig impact compil perform footprint file attach report give complet object descript user environ support problem resolut testcas cannot provid one approach write uniqu name file use date time current directori ajcor txt human readabl zip larg allow user potenti diagnos problem remov potenti sensit data submiss contain basic inform aspect aspectj version system properti command line well failur inform full except stack trace compil messag intern compil stat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2157" calcext:value-type="float">
            <text:p>72157</text:p>
          </table:table-cell>
          <table:table-cell table:style-name="ce2" office:value-type="string" calcext:value-type="string">
            <text:p>compil program result constructor class e2 sce2 throw except declar throw either sourc code gener bytecod declar soft statement remov super call e2 sce2 constructor correctli report throw undeclar except seem declar soft statement turn except check super call despit join point cover call would actual soften except use develop built monday aug gmt public class super con exc superconsexc public super con exc superconsexc throw except throw new except public static void main string arg new e2 sce2 class e2 sce2 extend super con exc superconsexc public e2 sce2 super aspect aspect sceaspect declar soft except within e2 sce2</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157" calcext:value-type="float">
            <text:p>72157</text:p>
          </table:table-cell>
          <table:table-cell table:style-name="ce2" office:value-type="string" calcext:value-type="string">
            <text:p>compil program result constructor class e2 sce2 throw except declar throw either sourc code gener bytecod declar soft statement remov super call e2 sce2 constructor correctli report throw undeclar except seem declar soft statement turn except check super call despit join point cover call would actual soften except use develop built monday aug gmt public class super con exc superconsexc public super con exc superconsexc throw except throw new except public static void main string arg new e2 sce2 class e2 sce2 extend super con exc superconsexc public e2 sce2 super aspect aspect sceaspect declar soft except within e2 sce2</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528" calcext:value-type="float">
            <text:p>72528</text:p>
          </table:table-cell>
          <table:table-cell table:style-name="ce2" office:value-type="string" calcext:value-type="string">
            <text:p>aspect captur around pcd return object though actual method instrument might return valid pojo array understand aspect aspectj take care cast assign expect follow code work properli runtim get java lang verifi error verifyerror shown wd hello ajbrows hello world helloworld lst java lang verifi error verifyerror class rohith printer world printerworld method return array with cl returnarraywithcl one signatur ljava lang integ incompat argument function rohith hello world helloworld main hello world helloworld java except thread main suspect compil fail notic return type method caught compil time test code ajbrows well ajdt result error output hello world aspect helloworldaspect java packag rohith import java lang object public aspect hello world aspect helloworldaspect privat int call depth calldepth public hello world aspect helloworldaspect pointcut hello within hello world aspect helloworldaspect pointcut method execut public pointcut clone call java lang object clone declar warn method hello return method call object around cflow method clone hello print thi enclos join point static part thisenclosingjoinpointstaticpart object ret proceed return object ret clone privat void print string prefix object messag int space call depth calldepth space system print system println prefix messag printer world printerworld java packag rohith public class printer world printerworld privat integ int array intarray new integ public printer world printerworld public void print system println hello world public integ return int returnint return new integ public integ return array with clone returnarraywithclon int int array intarray length int array intarray new integ return integ int array intarray clone public integ return array without clone returnarraywithoutclon return int array intarray hello world helloworld java packag rohith public class hello world helloworld public static void main string arg printer world printerworld new printer world printerworld print integ return int returnint integ int array intarray return array with clone returnarraywithclon integ array2 return array without clone returnarraywithoutclo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528" calcext:value-type="float">
            <text:p>72528</text:p>
          </table:table-cell>
          <table:table-cell table:style-name="ce2" office:value-type="string" calcext:value-type="string">
            <text:p>aspect captur around pcd return object though actual method instrument might return valid pojo array understand aspect aspectj take care cast assign expect follow code work properli runtim get java lang verifi error verifyerror shown wd hello ajbrows hello world helloworld lst java lang verifi error verifyerror class rohith printer world printerworld method return array with cl returnarraywithcl one signatur ljava lang integ incompat argument function rohith hello world helloworld main hello world helloworld java except thread main suspect compil fail notic return type method caught compil time test code ajbrows well ajdt result error output hello world aspect helloworldaspect java packag rohith import java lang object public aspect hello world aspect helloworldaspect privat int call depth calldepth public hello world aspect helloworldaspect pointcut hello within hello world aspect helloworldaspect pointcut method execut public pointcut clone call java lang object clone declar warn method hello return method call object around cflow method clone hello print thi enclos join point static part thisenclosingjoinpointstaticpart object ret proceed return object ret clone privat void print string prefix object messag int space call depth calldepth space system print system println prefix messag printer world printerworld java packag rohith public class printer world printerworld privat integ int array intarray new integ public printer world printerworld public void print system println hello world public integ return int returnint return new integ public integ return array with clone returnarraywithclon int int array intarray length int array intarray new integ return integ int array intarray clone public integ return array without clone returnarraywithoutclon return int array intarray hello world helloworld java packag rohith public class hello world helloworld public static void main string arg printer world printerworld new printer world printerworld print integ return int returnint integ int array intarray return array with clone returnarraywithclon integ array2 return array without clone returnarraywithoutclo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528" calcext:value-type="float">
            <text:p>72528</text:p>
          </table:table-cell>
          <table:table-cell table:style-name="ce2" office:value-type="string" calcext:value-type="string">
            <text:p>aspect captur around pcd return object though actual method instrument might return valid pojo array understand aspect aspectj take care cast assign expect follow code work properli runtim get java lang verifi error verifyerror shown wd hello ajbrows hello world helloworld lst java lang verifi error verifyerror class rohith printer world printerworld method return array with cl returnarraywithcl one signatur ljava lang integ incompat argument function rohith hello world helloworld main hello world helloworld java except thread main suspect compil fail notic return type method caught compil time test code ajbrows well ajdt result error output hello world aspect helloworldaspect java packag rohith import java lang object public aspect hello world aspect helloworldaspect privat int call depth calldepth public hello world aspect helloworldaspect pointcut hello within hello world aspect helloworldaspect pointcut method execut public pointcut clone call java lang object clone declar warn method hello return method call object around cflow method clone hello print thi enclos join point static part thisenclosingjoinpointstaticpart object ret proceed return object ret clone privat void print string prefix object messag int space call depth calldepth space system print system println prefix messag printer world printerworld java packag rohith public class printer world printerworld privat integ int array intarray new integ public printer world printerworld public void print system println hello world public integ return int returnint return new integ public integ return array with clone returnarraywithclon int int array intarray length int array intarray new integ return integ int array intarray clone public integ return array without clone returnarraywithoutclon return int array intarray hello world helloworld java packag rohith public class hello world helloworld public static void main string arg printer world printerworld new printer world printerworld print integ return int returnint integ int array intarray return array with clone returnarraywithclon integ array2 return array without clone returnarraywithoutclo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531" calcext:value-type="float">
            <text:p>7253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531" calcext:value-type="float">
            <text:p>7253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671" calcext:value-type="float">
            <text:p>72671</text:p>
          </table:table-cell>
          <table:table-cell table:style-name="ce2" office:value-type="string" calcext:value-type="string">
            <text:p>follow run ajdt follow class import java file not found except filenotfoundexcept import java file output stream fileoutputstream import w3c dom configur domconfigur import w3c dom error domerror import w3c dom error handler domerrorhandl import w3c dom document import w3c dom document fragment documentfrag import w3c dom node list nodelist import w3c dom l implement domimplementationl import w3c dom l input lsinput import w3c dom l output lsoutput import w3c dom l parser lsparser import dcbank common implement singleton domimplementationlssingleton public class helper domhelp public static final string class id full filespec helper domhelp java java public static void save document document string filenam throw class not found except classnotfoundexcept instanti except instantiationexcept illeg access except illegalaccessexcept file not found except filenotfoundexcept document normal document normalizedocu compil fine jdk window xp soon dom2 xml api dom2xmlapi jar dom3 xerc impl dom3xercesimpl jar ad begin jre contain includ jar librari jarlibrari list system jar soon convert project aspect aspectj project code compil anymor aspect aspectj compil find normal document normalizedocu includ one two addit jar method kind regard arno schmidmei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72671" calcext:value-type="float">
            <text:p>72671</text:p>
          </table:table-cell>
          <table:table-cell table:style-name="ce2" office:value-type="string" calcext:value-type="string">
            <text:p>follow run ajdt follow class import java file not found except filenotfoundexcept import java file output stream fileoutputstream import w3c dom configur domconfigur import w3c dom error domerror import w3c dom error handler domerrorhandl import w3c dom document import w3c dom document fragment documentfrag import w3c dom node list nodelist import w3c dom l implement domimplementationl import w3c dom l input lsinput import w3c dom l output lsoutput import w3c dom l parser lsparser import dcbank common implement singleton domimplementationlssingleton public class helper domhelp public static final string class id full filespec helper domhelp java java public static void save document document string filenam throw class not found except classnotfoundexcept instanti except instantiationexcept illeg access except illegalaccessexcept file not found except filenotfoundexcept document normal document normalizedocu compil fine jdk window xp soon dom2 xml api dom2xmlapi jar dom3 xerc impl dom3xercesimpl jar ad begin jre contain includ jar librari jarlibrari list system jar soon convert project aspect aspectj project code compil anymor aspect aspectj compil find normal document normalizedocu includ one two addit jar method kind regard arno schmidmei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72671" calcext:value-type="float">
            <text:p>72671</text:p>
          </table:table-cell>
          <table:table-cell table:style-name="ce2" office:value-type="string" calcext:value-type="string">
            <text:p>follow run ajdt follow class import java file not found except filenotfoundexcept import java file output stream fileoutputstream import w3c dom configur domconfigur import w3c dom error domerror import w3c dom error handler domerrorhandl import w3c dom document import w3c dom document fragment documentfrag import w3c dom node list nodelist import w3c dom l implement domimplementationl import w3c dom l input lsinput import w3c dom l output lsoutput import w3c dom l parser lsparser import dcbank common implement singleton domimplementationlssingleton public class helper domhelp public static final string class id full filespec helper domhelp java java public static void save document document string filenam throw class not found except classnotfoundexcept instanti except instantiationexcept illeg access except illegalaccessexcept file not found except filenotfoundexcept document normal document normalizedocu compil fine jdk window xp soon dom2 xml api dom2xmlapi jar dom3 xerc impl dom3xercesimpl jar ad begin jre contain includ jar librari jarlibrari list system jar soon convert project aspect aspectj project code compil anymor aspect aspectj compil find normal document normalizedocu includ one two addit jar method kind regard arno schmidmei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72671" calcext:value-type="float">
            <text:p>72671</text:p>
          </table:table-cell>
          <table:table-cell table:style-name="ce2" office:value-type="string" calcext:value-type="string">
            <text:p>follow run ajdt follow class import java file not found except filenotfoundexcept import java file output stream fileoutputstream import w3c dom configur domconfigur import w3c dom error domerror import w3c dom error handler domerrorhandl import w3c dom document import w3c dom document fragment documentfrag import w3c dom node list nodelist import w3c dom l implement domimplementationl import w3c dom l input lsinput import w3c dom l output lsoutput import w3c dom l parser lsparser import dcbank common implement singleton domimplementationlssingleton public class helper domhelp public static final string class id full filespec helper domhelp java java public static void save document document string filenam throw class not found except classnotfoundexcept instanti except instantiationexcept illeg access except illegalaccessexcept file not found except filenotfoundexcept document normal document normalizedocu compil fine jdk window xp soon dom2 xml api dom2xmlapi jar dom3 xerc impl dom3xercesimpl jar ad begin jre contain includ jar librari jarlibrari list system jar soon convert project aspect aspectj project code compil anymor aspect aspectj compil find normal document normalizedocu includ one two addit jar method kind regard arno schmidmei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72699" calcext:value-type="float">
            <text:p>72699</text:p>
          </table:table-cell>
          <table:table-cell table:style-name="ce2" office:value-type="string" calcext:value-type="string">
            <text:p>attempt compil follow aspect result error messag say someth like abstract method pointcut trace scope tracingscop type trace defin abstract aspect public aspect trace public abstract pointcut trace scope tracingsc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699" calcext:value-type="float">
            <text:p>72699</text:p>
          </table:table-cell>
          <table:table-cell table:style-name="ce2" office:value-type="string" calcext:value-type="string">
            <text:p>attempt compil follow aspect result error messag say someth like abstract method pointcut trace scope tracingscop type trace defin abstract aspect public aspect trace public abstract pointcut trace scope tracingsc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2699" calcext:value-type="float">
            <text:p>72699</text:p>
          </table:table-cell>
          <table:table-cell table:style-name="ce2" office:value-type="string" calcext:value-type="string">
            <text:p>attempt compil follow aspect result error messag say someth like abstract method pointcut trace scope tracingscop type trace defin abstract aspect public aspect trace public abstract pointcut trace scope tracingsc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334" calcext:value-type="float">
            <text:p>73334</text:p>
          </table:table-cell>
          <table:table-cell table:style-name="ce2" office:value-type="string" calcext:value-type="string">
            <text:p>recent renam copi bcel use differ packag prefix version never clash anoth version might around user system enhanc thing copi jdt code shadow project part packag shadow project creat jdtcore jar file src renam packag jdt aspectj jdt realli nice side effect make version compil access ide possibl ajdt work close get featur like eager pars work care taken accident make merg process nightma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3433" calcext:value-type="float">
            <text:p>73433</text:p>
          </table:table-cell>
          <table:table-cell table:style-name="ce2" office:value-type="string" calcext:value-type="string">
            <text:p>discov andi brodi cp shorthand classpath support jdt compil aspect aspectj correctli support cp option look exampl aspectj1 ajc inpath injar jar outjar outjar jar cp lib aspectjrt jar error find type aspectj lang join point joinpoint error aspectj1 ajc inpath injar jar outjar outjar jar classpath lib aspectjrt jar due arg parser aspect aspectj recogn classpath doesn fail encount cp ignor pass jdt process fix recogn c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3895" calcext:value-type="float">
            <text:p>73895</text:p>
          </table:table-cell>
          <table:table-cell table:style-name="ce2" office:value-type="string" calcext:value-type="string">
            <text:p>class aspectj weaver resolv type resolvedtypex name method is coerceabl from iscoerceablefrom troubl line resolv member resolvedmemb name get declar method getdeclaredmethod cast alway safe comment suggest cast alway safe case cast safe addit implement resolv type resolvedtypex optim solut remov cast sinc method get declar method getdeclaredmethod alreadi defin abstract type resolv type resolvedtypex cast seem obsolet any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048" calcext:value-type="float">
            <text:p>740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048" calcext:value-type="float">
            <text:p>740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238" calcext:value-type="float">
            <text:p>74238</text:p>
          </table:table-cell>
          <table:table-cell table:style-name="ce2" office:value-type="string" calcext:value-type="string">
            <text:p>use cflow pointcut applet couldn launch applet java lang except in initi error exceptionininitializererror sand aspect sandaspect ajc pre clinit preclinit sand aspect sandaspect aj sand aspect sandaspect clinit sand aspect sandaspect aj sand applet sandapplet init sand applet sandapplet java sun applet applet panel appletpanel run applet panel appletpanel java java lang thread run thread java caus java secur access control except accesscontrolexcept access deni java util proper ty permiss typermiss aspectj runtim cflowstack usethreadloc read java secur access control context accesscontrolcontext check permiss checkpermiss access control cont accesscontrolcont xt java java secur access control accesscontrol check permiss checkpermiss access control accesscontrol java java lang secur manag securitymanag check permiss checkpermiss secur manag securitymanag java java lang secur manag securitymanag check properti access checkpropertyaccess secur manag securitymanag java java lang system get properti getproperti system java aspectj runtim intern flow stack cflowstack select factori for version selectfactoryforvmvers fl cfl ow stack owstack java aspectj runtim intern flow stack cflowstack clinit flow stack cflowstack java flow stack cflowstack us system get properti getproperti method tri catch block applet doesn permiss read system properti aspectj runtim cflowstack usethreadloc workaround modifi flow stack cflowstack java line like privat static string get system properti with no secur except getsystempropertywithnosecurityexcept string properti name apropertynam string default valu adefaultvalu tri return system get properti getproperti properti name apropertynam default valu adefaultvalu catch java lang secur except securityexcept return default valu adefaultvalu privat static void select factori for version selectfactoryforvmvers string overrid get system properti with no secur except getsystempropertywithnosecurityexcept aspectj runtim cflowstack usethreadloc unspecifi think defin get system properti with no secur except getsystempropertywithnosecurityexcept simpl name method util class use call system get properti getproperti better 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238" calcext:value-type="float">
            <text:p>74238</text:p>
          </table:table-cell>
          <table:table-cell table:style-name="ce2" office:value-type="string" calcext:value-type="string">
            <text:p>use cflow pointcut applet couldn launch applet java lang except in initi error exceptionininitializererror sand aspect sandaspect ajc pre clinit preclinit sand aspect sandaspect aj sand aspect sandaspect clinit sand aspect sandaspect aj sand applet sandapplet init sand applet sandapplet java sun applet applet panel appletpanel run applet panel appletpanel java java lang thread run thread java caus java secur access control except accesscontrolexcept access deni java util proper ty permiss typermiss aspectj runtim cflowstack usethreadloc read java secur access control context accesscontrolcontext check permiss checkpermiss access control cont accesscontrolcont xt java java secur access control accesscontrol check permiss checkpermiss access control accesscontrol java java lang secur manag securitymanag check permiss checkpermiss secur manag securitymanag java java lang secur manag securitymanag check properti access checkpropertyaccess secur manag securitymanag java java lang system get properti getproperti system java aspectj runtim intern flow stack cflowstack select factori for version selectfactoryforvmvers fl cfl ow stack owstack java aspectj runtim intern flow stack cflowstack clinit flow stack cflowstack java flow stack cflowstack us system get properti getproperti method tri catch block applet doesn permiss read system properti aspectj runtim cflowstack usethreadloc workaround modifi flow stack cflowstack java line like privat static string get system properti with no secur except getsystempropertywithnosecurityexcept string properti name apropertynam string default valu adefaultvalu tri return system get properti getproperti properti name apropertynam default valu adefaultvalu catch java lang secur except securityexcept return default valu adefaultvalu privat static void select factori for version selectfactoryforvmvers string overrid get system properti with no secur except getsystempropertywithnosecurityexcept aspectj runtim cflowstack usethreadloc unspecifi think defin get system properti with no secur except getsystempropertywithnosecurityexcept simpl name method util class use call system get properti getproperti better 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952" calcext:value-type="float">
            <text:p>74952</text:p>
          </table:table-cell>
          <table:table-cell table:style-name="ce2" office:value-type="string" calcext:value-type="string">
            <text:p>refer cflow within v within cflowbelow within aspectj user aspectjus mail list aspect trace class traceclass doesn print messag pointcut defin cflow within trace defint within trace cflowbelow within trace work fine we isberg repli explain cflow never use alon thought two class some class someclass static public void main string arg some class someclass aspect trace class traceclass member static privat int level static privat void offset int level system print offset pointcut pc cflow within trace within trace cflowbelow within trace pc offset system println thi join point thisjoinpoint level pc level offset system println thi join point thisjoinpoint trace class traceclass order tri figur happen within trace class traceclass ad second aspect trace trace tracetrac trace trace class traceclass aspect trace trace tracetrac member static privat int level static privat void offset int level system print offset pointcut pc within trace class traceclass pc offset system println thi join point thisjoinpoint level pc level offset system println thi join point thisjoinpoint trace trace tracetrac trace trace tracetrac print trace class traceclass us cflow within trace staticiniti trace class traceclass clinit set int trace class traceclass level set int trace class traceclass level preiniti trace class traceclass initi trace class traceclass execut trace class traceclass execut trace class traceclass initi trace class traceclass staticiniti trace class traceclass clinit advic execut prein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4952" calcext:value-type="float">
            <text:p>74952</text:p>
          </table:table-cell>
          <table:table-cell table:style-name="ce2" office:value-type="string" calcext:value-type="string">
            <text:p>refer cflow within v within cflowbelow within aspectj user aspectjus mail list aspect trace class traceclass doesn print messag pointcut defin cflow within trace defint within trace cflowbelow within trace work fine we isberg repli explain cflow never use alon thought two class some class someclass static public void main string arg some class someclass aspect trace class traceclass member static privat int level static privat void offset int level system print offset pointcut pc cflow within trace within trace cflowbelow within trace pc offset system println thi join point thisjoinpoint level pc level offset system println thi join point thisjoinpoint trace class traceclass order tri figur happen within trace class traceclass ad second aspect trace trace tracetrac trace trace class traceclass aspect trace trace tracetrac member static privat int level static privat void offset int level system print offset pointcut pc within trace class traceclass pc offset system println thi join point thisjoinpoint level pc level offset system println thi join point thisjoinpoint trace trace tracetrac trace trace tracetrac print trace class traceclass us cflow within trace staticiniti trace class traceclass clinit set int trace class traceclass level set int trace class traceclass level preiniti trace class traceclass initi trace class traceclass execut trace class traceclass execut trace class traceclass initi trace class traceclass staticiniti trace class traceclass clinit advic execut prein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5568" calcext:value-type="float">
            <text:p>75568</text:p>
          </table:table-cell>
          <table:table-cell table:style-name="ce2" office:value-type="string" calcext:value-type="string">
            <text:p>appear ajc updat classfil timestamp even compil fail break integr ant build system use ant javac task ajc11 compil adapt ajc11compileradapt interfac compil may fail first attempt succeed second attempt ajc touch timestamp ant henc decid noth need recompil happen ajc reproduc exampl observ folder run build ajc sourceroot edit demo java class insert line dont compil run compil compil display correct error messag demo class file updat compil time compiletim timestam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6055" calcext:value-type="float">
            <text:p>76055</text:p>
          </table:table-cell>
          <table:table-cell table:style-name="ce2" office:value-type="string" calcext:value-type="string">
            <text:p>order find pointcut referenc pointcut definit need access privat member cflow pointcut cflowpointcut if pointcut ifpointcut not pointcut notpointcut pattern node patternnod found weaver modul unlik or pointcut orpointcut and pointcut andpointcut class miss appropri getter metho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055" calcext:value-type="float">
            <text:p>76055</text:p>
          </table:table-cell>
          <table:table-cell table:style-name="ce2" office:value-type="string" calcext:value-type="string">
            <text:p>order find pointcut referenc pointcut definit need access privat member cflow pointcut cflowpointcut if pointcut ifpointcut not pointcut notpointcut pattern node patternnod found weaver modul unlik or pointcut orpointcut and pointcut andpointcut class miss appropri getter metho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096" calcext:value-type="float">
            <text:p>7609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6096" calcext:value-type="float">
            <text:p>7609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6374" calcext:value-type="float">
            <text:p>76374</text:p>
          </table:table-cell>
          <table:table-cell table:style-name="ce2" office:value-type="string" calcext:value-type="string">
            <text:p>non public nonpubl class explicitli name get woven case exhibit problem packag declar uncom packag declar comment class woven correctli packag declar uncom compil failur occur aspect aspectj accord andrew clement aspect aspectj compil weav my inner class myinnerclass chang public regardless packag declar statu class woven correctli my inner class myinnerclass move my class myclass kept my class myclass java file follow behavior exhibit packag declar comment class woven correctli packag declar uncom compil failur occur aspect aspectj note case my inner class myinnerclass cannot declar public appear runnabl aspect runnableaspect place packag my class myclass weav occur correctli regardless class access modifi my class myclass java packag mypackag public class my class myclass public my class myclass my inner class myinnerclass mic new my inner class myinnerclass mic instanceof runnabl mic run class my inner class myinnerclass public void run system println my inner class myinnerclass run public static void main string arg new my class myclass my class myclass java runnabl aspect runnableaspect aj public aspect runnabl aspect runnableaspect declar parent my class myclass my inner class myinnerclass implement runnabl declar parent mypackag my class myclass my inner class myinnerclass implement runnabl runnabl aspect runnableaspect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6798" calcext:value-type="float">
            <text:p>76798</text:p>
          </table:table-cell>
          <table:table-cell table:style-name="ce2" office:value-type="string" calcext:value-type="string">
            <text:p>current includ version class file weaver caus problem exampl add new attribut class file futur version aspect aspectj attribut caus older version aspect aspectj blow encount includ version class file rev version number add attribut chang class file form anoth way check version number weaver better determin whether fail encount new attribut chang safe continu process add new weaver version weaververs attribut includ short major minor encount major version class file greater version particular weaver design understand caus compil fail encount minor version class file greater minor version particular weaver design understand caus compil fail assum safe continu</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076" calcext:value-type="float">
            <text:p>77076</text:p>
          </table:table-cell>
          <table:table-cell table:style-name="ce2" office:value-type="string" calcext:value-type="string">
            <text:p>tri profil jdbc access spring base springbas applic sinc jdbc interact perform spring class need weav spring jar howev mani class refer spring jar aren avail use function implement mani class tri weav spring jar get error complain find type class expect ajc would ignor unknown class unless weav would affect content api class use jar file refer foreign class one may never need common scenario exampl spring jar refer veloc strut jdo hibern quartz class unlik use refer framework applic limit prevent use aspect aspectj jar reproduc control environ creat follow aspect make weav process pa thru passthru filter join point match pointcut class temporari class temporaryclass public aspect no weav aspect noweaveaspect call temporari class temporaryclass within spring weav aspect spring jar result logic ident jar file howev compil use follow command equival ant task get follow error work aop bug injar with nonexist class injarwithnonexistingclass ajc version aspect aspectj compil 1rc1 built friday oct gmt work aop bug injar with nonexist class injarwithnonexistingclass ajc injar spring jar outjar pring woven pringwoven jar no weav aspect noweaveaspect java work aop bug injar with nonexist class injarwithnonexistingclass spring jar error find ty pe quartz xml job schedul data processor jobschedulingdataprocessor sourc inform avail work aop bug injar with nonexist class injarwithnonexistingclass spring jar error find ty pe quartz state job statefuljob sourc inform avail work aop bug injar with nonexist class injarwithnonexistingclass spring jar error find ty pe quartz simpl trigger simpletrigg sourc inform avail work aop bug injar with nonexist class injarwithnonexistingclass spring jar error find ty pe freemark cach templat loader templateload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cron trigger crontrigg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quartz job detail jobdetail sourc inform avail work aop bug injar with nonexist class injarwithnonexistingclass spring jar error find ty pe quartz job sourc inform avail work aop bug injar with nonexist class injarwithnonexistingclass spring jar error find ty pe quartz impl jdbcjobstor job store jobstorecmt sourc inform avail work aop bug injar with nonexist class injarwithnonexistingclass spring jar error find ty pe apach strut action plug in plugin sourc inform avail work aop bug injar with nonexist class injarwithnonexistingclass spring jar error find ty pe apach veloc tool gener number tool numbertool sourc inform avail work aop bug injar with nonexist class injarwithnonexistingclass spring jar error find ty pe apach strut action action sourc inform avail work aop bug injar with nonexist class injarwithnonexistingclass spring jar error find ty pe apach strut tile tile request processor tilesrequestprocessor sourc inform avail work aop bug injar with nonexist class injarwithnonexistingclass spring jar error find ty pe apach strut action request processor requestprocessor sourc inform avail work aop bug injar with nonexist class injarwithnonexistingclass spring jar error find ty pe apach veloc runtim resourc loader resourc loader resourceload sourc inform avail work aop bug injar with nonexist class injarwithnonexistingclass spring jar error find ty pe apach veloc runtim log log system logsystem sourc inform avail work aop bug injar with nonexist class injarwithnonexistingclass spring jar error find ty pe javax face variabl resolv variableresolv sourc inform avail work aop bug injar with nonexist class injarwithnonexistingclass spring jar error find ty pe apach veloc tool gener date tool datetool sourc inform avail work aop bug injar with nonexist class injarwithnonexistingclass spring jar error find ty pe apach common attribut attribut repositori class attributerepositoryclass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pach common pool poolabl object factori poolableobjectfactori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dispatch sourc inform avail work aop bug injar with nonexist class injarwithnonexistingclass spring jar error find ty pe aopalli intercept method invoc methodinvoc sourc inform avail work aop bug injar with nonexist class injarwithnonexistingclass spring jar error find ty pe net sf cglib proxi callback filter callbackfilt sourc inform avail work aop bug injar with nonexist class injarwithnonexistingclass spring jar error find ty pe net sf cglib proxi no op noop sourc inform avail work aop bug injar with nonexist class injarwithnonexistingclass spring jar error find ty pe net sf hibern transact transact manag lookup transactionmanagerlookup sourc inform avail work aop bug injar with nonexist class injarwithnonexistingclass spring jar error find ty pe net sf hibern connect connect provid connectionprovid sourc inform avail work aop bug injar with nonexist class injarwithnonexistingclass spring jar error find ty pe net sf hibern user type usertyp sourc inform avail work aop bug injar with nonexist class injarwithnonexistingclass spring jar error find ty pe apach ojb broker accesslay connect factori manag impl connectionfactorymanagedimpl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net sf cglib proxi method interceptor methodinterceptor sourc inform avail work aop bug injar with nonexist class injarwithnonexistingclass spring jar error find ty pe net sf cglib proxi callback filter callbackfilt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work aop bug injar with nonexist class injarwithnonexistingclass spring jar error find ty pe aopalli intercept method interceptor methodinterceptor sourc inform avai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163" calcext:value-type="float">
            <text:p>77163</text:p>
          </table:table-cell>
          <table:table-cell table:style-name="ce2" office:value-type="string" calcext:value-type="string">
            <text:p>default set load time weaver 1rc1 produc weav messag rather ignor think default chang ignor cannot overrid default set daj weaver versos fals impli syntax doc exampl build xml chang build xml updat otherwis weaver fix us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269" calcext:value-type="float">
            <text:p>77269</text:p>
          </table:table-cell>
          <table:table-cell table:style-name="ce2" office:value-type="string" calcext:value-type="string">
            <text:p>advic associ pointcut match join point inner class shown declar warn error shown howev see attach screenshot exampl notic weaveinfo messag indic problem ajdt aspect aspectj notic phantom entri outlin view injar aspect aspectl java packag nnnnn public class public void new runnabl public void run tri throw new except catch except ex handl except handleexcept ex public static void handl except handleexcept throwabl th public static void main string arg tri throw new except catch except ex handl except handleexcept ex aspect aspect declar warn call void handl except handleexcept within aspect aspect handl except pointcut caught except caughtexcept throwabl th handler throwabl arg th throwabl th caught except caughtexcept th handl except handleexcept 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269" calcext:value-type="float">
            <text:p>77269</text:p>
          </table:table-cell>
          <table:table-cell table:style-name="ce2" office:value-type="string" calcext:value-type="string">
            <text:p>advic associ pointcut match join point inner class shown declar warn error shown howev see attach screenshot exampl notic weaveinfo messag indic problem ajdt aspect aspectj notic phantom entri outlin view injar aspect aspectl java packag nnnnn public class public void new runnabl public void run tri throw new except catch except ex handl except handleexcept ex public static void handl except handleexcept throwabl th public static void main string arg tri throw new except catch except ex handl except handleexcept ex aspect aspect declar warn call void handl except handleexcept within aspect aspect handl except pointcut caught except caughtexcept throwabl th handler throwabl arg th throwabl th caught except caughtexcept th handl except handleexcept 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269" calcext:value-type="float">
            <text:p>77269</text:p>
          </table:table-cell>
          <table:table-cell table:style-name="ce2" office:value-type="string" calcext:value-type="string">
            <text:p>advic associ pointcut match join point inner class shown declar warn error shown howev see attach screenshot exampl notic weaveinfo messag indic problem ajdt aspect aspectj notic phantom entri outlin view injar aspect aspectl java packag nnnnn public class public void new runnabl public void run tri throw new except catch except ex handl except handleexcept ex public static void handl except handleexcept throwabl th public static void main string arg tri throw new except catch except ex handl except handleexcept ex aspect aspect declar warn call void handl except handleexcept within aspect aspect handl except pointcut caught except caughtexcept throwabl th handler throwabl arg th throwabl th caught except caughtexcept th handl except handleexcept 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7799" calcext:value-type="float">
            <text:p>77799</text:p>
          </table:table-cell>
          <table:table-cell table:style-name="ce2" office:value-type="string" calcext:value-type="string">
            <text:p>call ajd get default getdefault get structur search manag getstructuresearchmanag find match findmatch aspect aspectj project built result null pointer except nullpointerexcept structur search manag structuresearchmanag find match helper findmatcheshelp line simpl patch atta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8021" calcext:value-type="float">
            <text:p>78021</text:p>
          </table:table-cell>
          <table:table-cell table:style-name="ce2" office:value-type="string" calcext:value-type="string">
            <text:p>order except scenario exist framework creat aspect inject except except inject code run within tri catch final block except thrown expect control pa catch block howev happen catch block code execut control pass final block undeclar except thrown call method distil case public class main class mainclass protect integ counter privat int public static void main string arg main class mainclass mh new main class mainclass tri mh do someth dosometh catch except system println except thrown do someth dosometh print stack trace printstacktrac public void do someth dosometh int counter null tri counter get counter getcount counter null break commit catch throwabl system println caught except final system println final block protect integ get counter getcount return new integ protect void commit throw except sqlexcept system println main commit follow aspect inject except public aspect simpl except throw aspect simpleexceptionthrowingaspect pointcut commit oper commitoper call main class mainclass commit throw except sqlexcept commit oper commitoper throw new except sqlexcept dummi sql except expect output caught except java sql except sqlexcept dummi sql except final block actual output final block except thrown do someth dosometh java sql except sqlexcept dummi sql except nz govt moh simpl except throw aspect simpleexceptionthrowingaspect ajc nz govt moh simpl except throw aspect simpleexceptionthrowingaspect 292c82f1 simpl except throw aspect simpleexceptionthrowingaspect aj nz govt moh main class mainclass do someth dosometh main class mainclass java nz govt moh main class mainclass main main class mainclass java remov break statement main class mainclass java caus expect output produc</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78021" calcext:value-type="float">
            <text:p>78021</text:p>
          </table:table-cell>
          <table:table-cell table:style-name="ce2" office:value-type="string" calcext:value-type="string">
            <text:p>order except scenario exist framework creat aspect inject except except inject code run within tri catch final block except thrown expect control pa catch block howev happen catch block code execut control pass final block undeclar except thrown call method distil case public class main class mainclass protect integ counter privat int public static void main string arg main class mainclass mh new main class mainclass tri mh do someth dosometh catch except system println except thrown do someth dosometh print stack trace printstacktrac public void do someth dosometh int counter null tri counter get counter getcount counter null break commit catch throwabl system println caught except final system println final block protect integ get counter getcount return new integ protect void commit throw except sqlexcept system println main commit follow aspect inject except public aspect simpl except throw aspect simpleexceptionthrowingaspect pointcut commit oper commitoper call main class mainclass commit throw except sqlexcept commit oper commitoper throw new except sqlexcept dummi sql except expect output caught except java sql except sqlexcept dummi sql except final block actual output final block except thrown do someth dosometh java sql except sqlexcept dummi sql except nz govt moh simpl except throw aspect simpleexceptionthrowingaspect ajc nz govt moh simpl except throw aspect simpleexceptionthrowingaspect 292c82f1 simpl except throw aspect simpleexceptionthrowingaspect aj nz govt moh main class mainclass do someth dosometh main class mainclass java nz govt moh main class mainclass main main class mainclass java remov break statement main class mainclass java caus expect output produc</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78021" calcext:value-type="float">
            <text:p>78021</text:p>
          </table:table-cell>
          <table:table-cell table:style-name="ce2" office:value-type="string" calcext:value-type="string">
            <text:p>order except scenario exist framework creat aspect inject except except inject code run within tri catch final block except thrown expect control pa catch block howev happen catch block code execut control pass final block undeclar except thrown call method distil case public class main class mainclass protect integ counter privat int public static void main string arg main class mainclass mh new main class mainclass tri mh do someth dosometh catch except system println except thrown do someth dosometh print stack trace printstacktrac public void do someth dosometh int counter null tri counter get counter getcount counter null break commit catch throwabl system println caught except final system println final block protect integ get counter getcount return new integ protect void commit throw except sqlexcept system println main commit follow aspect inject except public aspect simpl except throw aspect simpleexceptionthrowingaspect pointcut commit oper commitoper call main class mainclass commit throw except sqlexcept commit oper commitoper throw new except sqlexcept dummi sql except expect output caught except java sql except sqlexcept dummi sql except final block actual output final block except thrown do someth dosometh java sql except sqlexcept dummi sql except nz govt moh simpl except throw aspect simpleexceptionthrowingaspect ajc nz govt moh simpl except throw aspect simpleexceptionthrowingaspect 292c82f1 simpl except throw aspect simpleexceptionthrowingaspect aj nz govt moh main class mainclass do someth dosometh main class mainclass java nz govt moh main class mainclass main main class mainclass java remov break statement main class mainclass java caus expect output produc</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78021" calcext:value-type="float">
            <text:p>78021</text:p>
          </table:table-cell>
          <table:table-cell table:style-name="ce2" office:value-type="string" calcext:value-type="string">
            <text:p>order except scenario exist framework creat aspect inject except except inject code run within tri catch final block except thrown expect control pa catch block howev happen catch block code execut control pass final block undeclar except thrown call method distil case public class main class mainclass protect integ counter privat int public static void main string arg main class mainclass mh new main class mainclass tri mh do someth dosometh catch except system println except thrown do someth dosometh print stack trace printstacktrac public void do someth dosometh int counter null tri counter get counter getcount counter null break commit catch throwabl system println caught except final system println final block protect integ get counter getcount return new integ protect void commit throw except sqlexcept system println main commit follow aspect inject except public aspect simpl except throw aspect simpleexceptionthrowingaspect pointcut commit oper commitoper call main class mainclass commit throw except sqlexcept commit oper commitoper throw new except sqlexcept dummi sql except expect output caught except java sql except sqlexcept dummi sql except final block actual output final block except thrown do someth dosometh java sql except sqlexcept dummi sql except nz govt moh simpl except throw aspect simpleexceptionthrowingaspect ajc nz govt moh simpl except throw aspect simpleexceptionthrowingaspect 292c82f1 simpl except throw aspect simpleexceptionthrowingaspect aj nz govt moh main class mainclass do someth dosometh main class mainclass java nz govt moh main class mainclass main main class mainclass java remov break statement main class mainclass java caus expect output produc</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78261" calcext:value-type="float">
            <text:p>78261</text:p>
          </table:table-cell>
          <table:table-cell table:style-name="ce2" office:value-type="string" calcext:value-type="string">
            <text:p>realli barf earli get void oppos compil treat someth ll never match rate minor sinc error messag issu</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79523" calcext:value-type="float">
            <text:p>7952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79523" calcext:value-type="float">
            <text:p>7952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0249" calcext:value-type="float">
            <text:p>80249</text:p>
          </table:table-cell>
          <table:table-cell table:style-name="ce2" office:value-type="string" calcext:value-type="string">
            <text:p>current order specifi type pass compil affect woven exampl class class extend aspect declar parent implement serializ depend whether see first may may make serializ fix weav type first weav supertyp superinterfac pass compil problemat construct declar parent process type special order declar parent around current decp binari weav order process logic put sourc weav pipeli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0249" calcext:value-type="float">
            <text:p>80249</text:p>
          </table:table-cell>
          <table:table-cell table:style-name="ce2" office:value-type="string" calcext:value-type="string">
            <text:p>current order specifi type pass compil affect woven exampl class class extend aspect declar parent implement serializ depend whether see first may may make serializ fix weav type first weav supertyp superinterfac pass compil problemat construct declar parent process type special order declar parent around current decp binari weav order process logic put sourc weav pipeli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0916" calcext:value-type="float">
            <text:p>80916</text:p>
          </table:table-cell>
          <table:table-cell table:style-name="ce2" office:value-type="string" calcext:value-type="string">
            <text:p>project contain one class one aspect public class hello class helloclass public static void main string arg new hello class helloclass say hello sayhello public void say hello sayhello system println hello public aspect a1 pointcut get system declar warn within a1 warn pointcut anoth test anothertest execut void hello class helloclass say hello sayhello return anoth test anothertest system println return follow return structur model asm rel map asmrelmap entri hello class helloclass say hello sayhello relationship advis target a1 after return afterreturn anoth test anothertest asm rel map asmrelmap entri a1 after return afterreturn anoth test anothertest relationship us pointcut target a1 anoth test anothertest asm rel map asmrelmap entri a1 after return afterreturn anoth test anothertest relationship advis target hello class helloclass say hello sayhello asm rel map asmrelmap entri hello class helloclass say hello sayhello relationship advis target a1 after return afterreturn anoth test anothertest asm rel map asmrelmap entri a1 anoth test anothertest relationship pointcut use target a1 after return afterreturn anoth test anothertest asm rel map asmrelmap entri a1 declar warn warn relationship match target hello class helloclass say hello sayhello word model say two entri asm rel map asmrelmap entri hello class helloclass say hello sayhello relationship advis target a1 after return afterreturn anoth test anothertest wherea one match declar relationship relat declar warn chang aspect public aspect a1 pointcut get system declar warn within a1 warn pointcut anoth test anothertest execut void hello class helloclass say hello sayhello return anoth test anothertest system println return return system println return mean relationship map irelationshipmap contain match declar relationship aspect aspectj m1</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46" calcext:value-type="float">
            <text:p>81846</text:p>
          </table:table-cell>
          <table:table-cell table:style-name="ce2" office:value-type="string" calcext:value-type="string">
            <text:p>java lang array index out of bound except arrayindexoutofboundsexcept unfortun provid much inform pleas see attach compil dump</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1863" calcext:value-type="float">
            <text:p>818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062" calcext:value-type="float">
            <text:p>82062</text:p>
          </table:table-cell>
          <table:table-cell table:style-name="ce2" office:value-type="string" calcext:value-type="string">
            <text:p>would wonder weav messag weavemessag object would provid two addit thing affect class name aspect name could use determin aspect woven class load time loadtim weav need depend mana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062" calcext:value-type="float">
            <text:p>82062</text:p>
          </table:table-cell>
          <table:table-cell table:style-name="ce2" office:value-type="string" calcext:value-type="string">
            <text:p>would wonder weav messag weavemessag object would provid two addit thing affect class name aspect name could use determin aspect woven class load time loadtim weav need depend mana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062" calcext:value-type="float">
            <text:p>82062</text:p>
          </table:table-cell>
          <table:table-cell table:style-name="ce2" office:value-type="string" calcext:value-type="string">
            <text:p>would wonder weav messag weavemessag object would provid two addit thing affect class name aspect name could use determin aspect woven class load time loadtim weav need depend mana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062" calcext:value-type="float">
            <text:p>82062</text:p>
          </table:table-cell>
          <table:table-cell table:style-name="ce2" office:value-type="string" calcext:value-type="string">
            <text:p>would wonder weav messag weavemessag object would provid two addit thing affect class name aspect name could use determin aspect woven class load time loadtim weav need depend mana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062" calcext:value-type="float">
            <text:p>82062</text:p>
          </table:table-cell>
          <table:table-cell table:style-name="ce2" office:value-type="string" calcext:value-type="string">
            <text:p>would wonder weav messag weavemessag object would provid two addit thing affect class name aspect name could use determin aspect woven class load time loadtim weav need depend mana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34" calcext:value-type="float">
            <text:p>8213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171" calcext:value-type="float">
            <text:p>82171</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218" calcext:value-type="float">
            <text:p>82218</text:p>
          </table:table-cell>
          <table:table-cell table:style-name="ce2" office:value-type="string" calcext:value-type="string">
            <text:p>use ajdt m2 0m2 java jre xp p2 sp2 instal spacewar exampl gener spacewar doc result output cross refer crossrefer display special ajdt tag stderr list except java lang string index out of bound except stringindexoutofboundsexcept string index rang java lang abstract string builder abstractstringbuild insert abstract string builder abstractstringbuild java java lang string buffer stringbuff insert string buffer stringbuff java aspectj tool ajdoc html decor htmldecor insert declar detail insertdeclarationsdetail html decor htmldecor java aspectj tool ajdoc html decor htmldecor add aspect document addaspectdocument html decor htmldecor java aspectj tool ajdoc html decor htmldecor decor file decoratehtmlfil html decor htmldecor java aspectj tool ajdoc html decor htmldecor decor from decl decoratehtmlfromdecl html decor htmldecor java aspectj tool ajdoc html decor htmldecor decor from decl decoratehtmlfromdecl html decor htmldecor java aspectj tool ajdoc html decor htmldecor decor from input file decoratehtmlfrominputfil html decor htmldecor java aspectj tool ajdo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340" calcext:value-type="float">
            <text:p>82340</text:p>
          </table:table-cell>
          <table:table-cell table:style-name="ce2" office:value-type="string" calcext:value-type="string">
            <text:p>use ajdoc ajdt aspect aspectj commandlin follow aspect problem public abstract aspect aspect privat pointcut privat pointcut privatepointcut protect pointcut protect pointcut protectedpointcut public pointcut public pointcut publicpointcut privat void privat method privatemethod public void protect method protectedmethod public void public method publicmethod ask protect give pointcut public protect privat aspect entri wrong public abstract class aspect method inherit section lead comma clone equal fin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340" calcext:value-type="float">
            <text:p>82340</text:p>
          </table:table-cell>
          <table:table-cell table:style-name="ce2" office:value-type="string" calcext:value-type="string">
            <text:p>use ajdoc ajdt aspect aspectj commandlin follow aspect problem public abstract aspect aspect privat pointcut privat pointcut privatepointcut protect pointcut protect pointcut protectedpointcut public pointcut public pointcut publicpointcut privat void privat method privatemethod public void protect method protectedmethod public void public method publicmethod ask protect give pointcut public protect privat aspect entri wrong public abstract class aspect method inherit section lead comma clone equal fin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2755" calcext:value-type="float">
            <text:p>82755</text:p>
          </table:table-cell>
          <table:table-cell table:style-name="ce2" office:value-type="string" calcext:value-type="string">
            <text:p>java langaug featur enum annot need support ajd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755" calcext:value-type="float">
            <text:p>82755</text:p>
          </table:table-cell>
          <table:table-cell table:style-name="ce2" office:value-type="string" calcext:value-type="string">
            <text:p>java langaug featur enum annot need support ajd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755" calcext:value-type="float">
            <text:p>82755</text:p>
          </table:table-cell>
          <table:table-cell table:style-name="ce2" office:value-type="string" calcext:value-type="string">
            <text:p>java langaug featur enum annot need support ajdo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2989" calcext:value-type="float">
            <text:p>82989</text:p>
          </table:table-cell>
          <table:table-cell table:style-name="ce2" office:value-type="string" calcext:value-type="string">
            <text:p>compil error correct code aspect perform method introdict method introduct contain invoc method class invoc insid appropri tri block ajc compil perform wrong check except type understand better pleas see attach exampl</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82989" calcext:value-type="float">
            <text:p>82989</text:p>
          </table:table-cell>
          <table:table-cell table:style-name="ce2" office:value-type="string" calcext:value-type="string">
            <text:p>compil error correct code aspect perform method introdict method introduct contain invoc method class invoc insid appropri tri block ajc compil perform wrong check except type understand better pleas see attach exampl</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82989" calcext:value-type="float">
            <text:p>82989</text:p>
          </table:table-cell>
          <table:table-cell table:style-name="ce2" office:value-type="string" calcext:value-type="string">
            <text:p>compil error correct code aspect perform method introdict method introduct contain invoc method class invoc insid appropri tri block ajc compil perform wrong check except type understand better pleas see attach exampl</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83303" calcext:value-type="float">
            <text:p>83303</text:p>
          </table:table-cell>
          <table:table-cell table:style-name="ce2" office:value-type="string" calcext:value-type="string">
            <text:p>given scenario class defin method m1 protecet visibl class extend class implement interfac overrid method m1 public visibl interfac defin method m1 public visibl code correct compil use java let modifi scenario move method m1 method introduct aspect class extend class apsect intosuc method m1 public visibl make implemt declar parent compil report error java error inherit method m1 cannot hide public abstract method class extend</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83303" calcext:value-type="float">
            <text:p>83303</text:p>
          </table:table-cell>
          <table:table-cell table:style-name="ce2" office:value-type="string" calcext:value-type="string">
            <text:p>given scenario class defin method m1 protecet visibl class extend class implement interfac overrid method m1 public visibl interfac defin method m1 public visibl code correct compil use java let modifi scenario move method m1 method introduct aspect class extend class apsect intosuc method m1 public visibl make implemt declar parent compil report error java error inherit method m1 cannot hide public abstract method class extend</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83563" calcext:value-type="float">
            <text:p>835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3563" calcext:value-type="float">
            <text:p>835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3563" calcext:value-type="float">
            <text:p>835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3565" calcext:value-type="float">
            <text:p>83565</text:p>
          </table:table-cell>
          <table:table-cell table:style-name="ce2" office:value-type="string" calcext:value-type="string">
            <text:p>download ajdt version run m4 1m4 tri use aspect aspectj exist java project aspect yet straight java project run fine standard java project add aspect aspectj natur tri compil project class file gener get error gener type parameter intern compil error aspectj weaver except bcexcept bad type name aspectj weaver type typex name to signatur nametosignatur type typex java aspectj weaver type typex for name fornam type typex java aspectj ajdt intern compil lookup eclips factori eclipsefactori from bind frombind eclips factori eclipsefactori java aspectj ajdt intern compil lookup eclips factori eclipsefactori from bind frombind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re builder asm hierarchi builder asmhierarchybuild visit asm hierarchi builder asmhierarchybuild java aspectj jdt intern compil ast constructor declar constructordeclar travers constructor declar constructordeclar java aspectj jdt intern compil ast type declar typedeclar travers type declar typedeclar java aspectj jdt intern compil ast compil unit declar compilationunitdeclar travers compil unit declar compilationunitdeclar java aspectj ajdt intern core builder asm hierarchi builder asmhierarchybuild intern build internalbuild asm hierarchi builder asmhierarchybuild java aspectj ajdt intern core builder asm hierarchi builder asmhierarchybuild build structur for compil unit buildstructureforcompilationunit asm hierarchi builder asmhierarchybuild java aspectj ajdt intern compil lookup eclips factori eclipsefactori finish compil unit finishedcompilationunit eclips factori eclipsefactori java aspectj ajdt intern compil aj compil adapt ajcompileradapt after process afterprocess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sourc code file gener error packag mj compil ast import java util vector import mj compil driver import mj compil visitor public class sequenc extend ast extend ast privat vector element new vector public sequenc super public sequenc element super element element add element public int length return element size public element at elementat int return element element at elementat public sequenc add element element add element return public sequenc add int po element element add po element return public sequenc add all addal sequenc other other null return element add all addal other element return public void visit child visitchildren visitor ast element element element visit public void replac child replacechild ast old ast gnu new gnu int element size element get old element set new return throw new driver compil error compileerror find child replac child replacechild start gener visitor protocol public void visit mj compil visitor visit sequenc visitsequ gener visitor protocol hope help someth p abl creat run simpl aspect aspectj project aspect advic java syntax</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3626" calcext:value-type="float">
            <text:p>83626</text:p>
          </table:table-cell>
          <table:table-cell table:style-name="ce2" office:value-type="string" calcext:value-type="string">
            <text:p>andi want patch format bugzilla aj work due funni licens issu draf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3935" calcext:value-type="float">
            <text:p>83935</text:p>
          </table:table-cell>
          <table:table-cell table:style-name="ce2" office:value-type="string" calcext:value-type="string">
            <text:p>note formal bind impl aj code style advic signatur alway look bind aspectj lang part thi join point static part thisjoinpointstaticpart join point joinpoint thi join point thisjoinpoint aspectj lang part thi enclos join point static part thisenclosingjoinpointstaticpart style user defin current impl handl formal bind way arg target bound add condit handl case like void my advic myadvic join point joinpoint jp object target target bind index index unbound actual virtual bound joinpoint pointcut thu virtual bound name virtuallyboundednam string list argument complain bound one popul extract pointcut concret make sure info lost composit occur per claus perclaus issu current bind jp sjp esjp possibl arg jp my advic myadvic join point joinpoint jp join point joinpoint current jp currentjp big issu may impact adviceexecut could impact use case around mock tes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3935" calcext:value-type="float">
            <text:p>83935</text:p>
          </table:table-cell>
          <table:table-cell table:style-name="ce2" office:value-type="string" calcext:value-type="string">
            <text:p>note formal bind impl aj code style advic signatur alway look bind aspectj lang part thi join point static part thisjoinpointstaticpart join point joinpoint thi join point thisjoinpoint aspectj lang part thi enclos join point static part thisenclosingjoinpointstaticpart style user defin current impl handl formal bind way arg target bound add condit handl case like void my advic myadvic join point joinpoint jp object target target bind index index unbound actual virtual bound joinpoint pointcut thu virtual bound name virtuallyboundednam string list argument complain bound one popul extract pointcut concret make sure info lost composit occur per claus perclaus issu current bind jp sjp esjp possibl arg jp my advic myadvic join point joinpoint jp join point joinpoint current jp currentjp big issu may impact adviceexecut could impact use case around mock tes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4122" calcext:value-type="float">
            <text:p>84122</text:p>
          </table:table-cell>
          <table:table-cell table:style-name="ce2" office:value-type="string" calcext:value-type="string">
            <text:p>aspectpath option compil allow jar zip file directori inpath classpath allow directori capabl would improv handl aspect span multipl project ajdt current support jar zip file aspect path requir one project creat outjar instead write directori usual iajc ant task could enhanc support aspectpath director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4122" calcext:value-type="float">
            <text:p>84122</text:p>
          </table:table-cell>
          <table:table-cell table:style-name="ce2" office:value-type="string" calcext:value-type="string">
            <text:p>aspectpath option compil allow jar zip file directori inpath classpath allow directori capabl would improv handl aspect span multipl project ajdt current support jar zip file aspect path requir one project creat outjar instead write directori usual iajc ant task could enhanc support aspectpath director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4122" calcext:value-type="float">
            <text:p>84122</text:p>
          </table:table-cell>
          <table:table-cell table:style-name="ce2" office:value-type="string" calcext:value-type="string">
            <text:p>aspectpath option compil allow jar zip file directori inpath classpath allow directori capabl would improv handl aspect span multipl project ajdt current support jar zip file aspect path requir one project creat outjar instead write directori usual iajc ant task could enhanc support aspectpath director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4122" calcext:value-type="float">
            <text:p>84122</text:p>
          </table:table-cell>
          <table:table-cell table:style-name="ce2" office:value-type="string" calcext:value-type="string">
            <text:p>aspectpath option compil allow jar zip file directori inpath classpath allow directori capabl would improv handl aspect span multipl project ajdt current support jar zip file aspect path requir one project creat outjar instead write directori usual iajc ant task could enhanc support aspectpath director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4260" calcext:value-type="float">
            <text:p>84260</text:p>
          </table:table-cell>
          <table:table-cell table:style-name="ce2" office:value-type="string" calcext:value-type="string">
            <text:p>got follow error my class2 myclass2 java error import my class myclass my method mymethod cannot resolv import static my class myclass my method mymethod import static statement string enum appear wo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4312" calcext:value-type="float">
            <text:p>84312</text:p>
          </table:table-cell>
          <table:table-cell table:style-name="ce2" office:value-type="string" calcext:value-type="string">
            <text:p>see fixm bind annot type pattern bindingannotationtypepattern resolv bind resolvebind eclips sourc type eclipsesourcetyp get annot type getannotationty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4312" calcext:value-type="float">
            <text:p>84312</text:p>
          </table:table-cell>
          <table:table-cell table:style-name="ce2" office:value-type="string" calcext:value-type="string">
            <text:p>see fixm bind annot type pattern bindingannotationtypepattern resolv bind resolvebind eclips sourc type eclipsesourcetyp get annot type getannotationty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4333" calcext:value-type="float">
            <text:p>8433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4333" calcext:value-type="float">
            <text:p>8433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5297" calcext:value-type="float">
            <text:p>8529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5297" calcext:value-type="float">
            <text:p>8529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6057" calcext:value-type="float">
            <text:p>86057</text:p>
          </table:table-cell>
          <table:table-cell table:style-name="ce2" office:value-type="string" calcext:value-type="string">
            <text:p>get compil error overrid redefin final pointcut public class main static void walk static void run public static void main string arg walk run abstract aspect aa public final pointcut public pointcut publicpointcut call void walk public pointcut publicpointcut system print thi join point thisjoinpoint aspect a1 aa1 extend aa expect error pointcut final public pointcut public pointcut publicpointcut call void run run pick run rather wal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6057" calcext:value-type="float">
            <text:p>86057</text:p>
          </table:table-cell>
          <table:table-cell table:style-name="ce2" office:value-type="string" calcext:value-type="string">
            <text:p>get compil error overrid redefin final pointcut public class main static void walk static void run public static void main string arg walk run abstract aspect aa public final pointcut public pointcut publicpointcut call void walk public pointcut publicpointcut system print thi join point thisjoinpoint aspect a1 aa1 extend aa expect error pointcut final public pointcut public pointcut publicpointcut call void run run pick run rather wal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6057" calcext:value-type="float">
            <text:p>86057</text:p>
          </table:table-cell>
          <table:table-cell table:style-name="ce2" office:value-type="string" calcext:value-type="string">
            <text:p>get compil error overrid redefin final pointcut public class main static void walk static void run public static void main string arg walk run abstract aspect aa public final pointcut public pointcut publicpointcut call void walk public pointcut publicpointcut system print thi join point thisjoinpoint aspect a1 aa1 extend aa expect error pointcut final public pointcut public pointcut publicpointcut call void run run pick run rather wal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6789" calcext:value-type="float">
            <text:p>8678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6832" calcext:value-type="float">
            <text:p>86832</text:p>
          </table:table-cell>
          <table:table-cell table:style-name="ce2" office:value-type="string" calcext:value-type="string">
            <text:p>attach project gener intern compil error singl class extend array list arraylist object class extend array list arraylist compil error occur note extend array list arraylist object class compil successuflli without aspectj natur except sever descript resourc folder locat creation time intern compil error java lang null pointer except nullpointerexcept aspectj jdt intern compil lookup class scope classscop detect hierarchi cycl detecthierarchycycl class scope classscop java aspectj jdt intern compil ast parameter singl type refer parameterizedsingletyperefer intern resolv type internalresolvetyp parameter singl type refer parameterizedsingletyperefer java aspectj jdt intern compil ast parameter singl type refer parameterizedsingletyperefer resolv type resolvetyp parameter singl type refer parameterizedsingletyperefer java aspectj jdt intern compil ast type refer typerefer resolv super type resolvesupertyp type refer typerefer java aspectj jdt intern compil lookup class scope classscop find supertyp findsupertyp class scope classscop java aspectj jdt intern compil lookup class scope classscop connect superclass connectsuperclass class scope classscop java aspectj jdt intern compil lookup class scope classscop connect type hierarchi connecttypehierarchi class scope classscop java aspectj jdt intern compil lookup compil unit scope compilationunitscop connect type hierarchi connecttypehierarchi compil unit scope compilationunitscop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flatten list extend array list object flattenedlistextendsarraylistobject java opentrad infra src opentrad infra springframework februa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7282" calcext:value-type="float">
            <text:p>87282</text:p>
          </table:table-cell>
          <table:table-cell table:style-name="ce2" office:value-type="string" calcext:value-type="string">
            <text:p>compil abort follow introduct code aspect introduct to introductiontoa privat array list arraylist array new array list arraylist public void add addb tmp array add tmp error messag error method add type array list arraylist applic argument array add tmp compil aspect aspectj develop versio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7376" calcext:value-type="float">
            <text:p>87376</text:p>
          </table:table-cell>
          <table:table-cell table:style-name="ce2" office:value-type="string" calcext:value-type="string">
            <text:p>see attach mini project miniproject reprodu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7376" calcext:value-type="float">
            <text:p>87376</text:p>
          </table:table-cell>
          <table:table-cell table:style-name="ce2" office:value-type="string" calcext:value-type="string">
            <text:p>see attach mini project miniproject reprodu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8652" calcext:value-type="float">
            <text:p>88652</text:p>
          </table:table-cell>
          <table:table-cell table:style-name="ce2" office:value-type="string" calcext:value-type="string">
            <text:p>get warn code though actual specifi array type signatur match follow constructor signatur public toupl object formula handl formulahandl object proposit toupl implement relat irel pointcut use follow pointcut call toupl new actual match signatur shouldn aspect aspectj howev complain warn array type last paramet signatur match vararg declar method void ltlrv toupl init java lang object java lang object xlint cant match array type on vararg cantmatcharraytypeonvararg even state array type match even imho sinc array vararg actual java implem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8652" calcext:value-type="float">
            <text:p>88652</text:p>
          </table:table-cell>
          <table:table-cell table:style-name="ce2" office:value-type="string" calcext:value-type="string">
            <text:p>get warn code though actual specifi array type signatur match follow constructor signatur public toupl object formula handl formulahandl object proposit toupl implement relat irel pointcut use follow pointcut call toupl new actual match signatur shouldn aspect aspectj howev complain warn array type last paramet signatur match vararg declar method void ltlrv toupl init java lang object java lang object xlint cant match array type on vararg cantmatcharraytypeonvararg even state array type match even imho sinc array vararg actual java implem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8652" calcext:value-type="float">
            <text:p>88652</text:p>
          </table:table-cell>
          <table:table-cell table:style-name="ce2" office:value-type="string" calcext:value-type="string">
            <text:p>get warn code though actual specifi array type signatur match follow constructor signatur public toupl object formula handl formulahandl object proposit toupl implement relat irel pointcut use follow pointcut call toupl new actual match signatur shouldn aspect aspectj howev complain warn array type last paramet signatur match vararg declar method void ltlrv toupl init java lang object java lang object xlint cant match array type on vararg cantmatcharraytypeonvararg even state array type match even imho sinc array vararg actual java implem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8652" calcext:value-type="float">
            <text:p>88652</text:p>
          </table:table-cell>
          <table:table-cell table:style-name="ce2" office:value-type="string" calcext:value-type="string">
            <text:p>get warn code though actual specifi array type signatur match follow constructor signatur public toupl object formula handl formulahandl object proposit toupl implement relat irel pointcut use follow pointcut call toupl new actual match signatur shouldn aspect aspectj howev complain warn array type last paramet signatur match vararg declar method void ltlrv toupl init java lang object java lang object xlint cant match array type on vararg cantmatcharraytypeonvararg even state array type match even imho sinc array vararg actual java implem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8652" calcext:value-type="float">
            <text:p>88652</text:p>
          </table:table-cell>
          <table:table-cell table:style-name="ce2" office:value-type="string" calcext:value-type="string">
            <text:p>get warn code though actual specifi array type signatur match follow constructor signatur public toupl object formula handl formulahandl object proposit toupl implement relat irel pointcut use follow pointcut call toupl new actual match signatur shouldn aspect aspectj howev complain warn array type last paramet signatur match vararg declar method void ltlrv toupl init java lang object java lang object xlint cant match array type on vararg cantmatcharraytypeonvararg even state array type match even imho sinc array vararg actual java implem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862" calcext:value-type="float">
            <text:p>88862</text:p>
          </table:table-cell>
          <table:table-cell table:style-name="ce2" office:value-type="string" calcext:value-type="string">
            <text:p>ll use captur info implemen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88900" calcext:value-type="float">
            <text:p>88900</text:p>
          </table:table-cell>
          <table:table-cell table:style-name="ce2" office:value-type="string" calcext:value-type="string">
            <text:p>consid follow aspect public aspect runnabl default impl runnabledefaultimpl public void runnabl run note make littl sens default implement runnabl howev use allow easi reproduct compil aspect lead follow warn runnabl default impl runnabledefaultimpl aj warn affect type expos weaver java lang runnabl xlint type not expos to weaver notexposedtoweav public void runnabl run warn isn realli necessari weaver doesn shouldn need runnabl expos fact everyth work expect alreadi good warn even error tri introduc new method follow aspect public aspect runnabl default impl runnabledefaultimpl public void runnabl wal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88900" calcext:value-type="float">
            <text:p>88900</text:p>
          </table:table-cell>
          <table:table-cell table:style-name="ce2" office:value-type="string" calcext:value-type="string">
            <text:p>consid follow aspect public aspect runnabl default impl runnabledefaultimpl public void runnabl run note make littl sens default implement runnabl howev use allow easi reproduct compil aspect lead follow warn runnabl default impl runnabledefaultimpl aj warn affect type expos weaver java lang runnabl xlint type not expos to weaver notexposedtoweav public void runnabl run warn isn realli necessari weaver doesn shouldn need runnabl expos fact everyth work expect alreadi good warn even error tri introduc new method follow aspect public aspect runnabl default impl runnabledefaultimpl public void runnabl wal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0143" calcext:value-type="float">
            <text:p>90143</text:p>
          </table:table-cell>
          <table:table-cell table:style-name="ce2" office:value-type="string" calcext:value-type="string">
            <text:p>itd method declar interfac anonym inner class return result compil gener error super xxx call anonym inner class exampl project show nest inner interfac problem occur itd kind interfac error occur itd declar inner class shown exampl normal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0143" calcext:value-type="float">
            <text:p>90143</text:p>
          </table:table-cell>
          <table:table-cell table:style-name="ce2" office:value-type="string" calcext:value-type="string">
            <text:p>itd method declar interfac anonym inner class return result compil gener error super xxx call anonym inner class exampl project show nest inner interfac problem occur itd kind interfac error occur itd declar inner class shown exampl normal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053" calcext:value-type="float">
            <text:p>91053</text:p>
          </table:table-cell>
          <table:table-cell table:style-name="ce2" office:value-type="string" calcext:value-type="string">
            <text:p>tri differ thing remov compil warn gener get switch jdk use collect last fall back jdk follow code compil aspect aspectj jdk complianc level public aspect subject aspect subjectaspect privat set subject observ new hash set hashset public void subject add observ addobserv subject observ subjectobserv observ observ add observ switch complianc level get error messag method add type set applic argument subject observ subjectobserv know similar problem like mean older project use collect switch jd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053" calcext:value-type="float">
            <text:p>91053</text:p>
          </table:table-cell>
          <table:table-cell table:style-name="ce2" office:value-type="string" calcext:value-type="string">
            <text:p>tri differ thing remov compil warn gener get switch jdk use collect last fall back jdk follow code compil aspect aspectj jdk complianc level public aspect subject aspect subjectaspect privat set subject observ new hash set hashset public void subject add observ addobserv subject observ subjectobserv observ observ add observ switch complianc level get error messag method add type set applic argument subject observ subjectobserv know similar problem like mean older project use collect switch jd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053" calcext:value-type="float">
            <text:p>91053</text:p>
          </table:table-cell>
          <table:table-cell table:style-name="ce2" office:value-type="string" calcext:value-type="string">
            <text:p>tri differ thing remov compil warn gener get switch jdk use collect last fall back jdk follow code compil aspect aspectj jdk complianc level public aspect subject aspect subjectaspect privat set subject observ new hash set hashset public void subject add observ addobserv subject observ subjectobserv observ observ add observ switch complianc level get error messag method add type set applic argument subject observ subjectobserv know similar problem like mean older project use collect switch jd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053" calcext:value-type="float">
            <text:p>91053</text:p>
          </table:table-cell>
          <table:table-cell table:style-name="ce2" office:value-type="string" calcext:value-type="string">
            <text:p>tri differ thing remov compil warn gener get switch jdk use collect last fall back jdk follow code compil aspect aspectj jdk complianc level public aspect subject aspect subjectaspect privat set subject observ new hash set hashset public void subject add observ addobserv subject observ subjectobserv observ observ add observ switch complianc level get error messag method add type set applic argument subject observ subjectobserv know similar problem like mean older project use collect switch jd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114" calcext:value-type="float">
            <text:p>91114</text:p>
          </table:table-cell>
          <table:table-cell table:style-name="ce2" office:value-type="string" calcext:value-type="string">
            <text:p>follow code fragment class foo public void bar long long system println lead follow parser error java error syntax error token invalid assign oper assignmentoper system println problem seem vanish renam variab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267" calcext:value-type="float">
            <text:p>91267</text:p>
          </table:table-cell>
          <table:table-cell table:style-name="ce2" office:value-type="string" calcext:value-type="string">
            <text:p>compil two aspect ajc except thrown compil import java util public aspect test bug1 testbug1 static void add to env addtoenv map string env string key valu env put key valu import java util public aspect test bug2 testbug2 static lookup env lookupenv map string env string key return env get key method place class instead aspect work fine except thrown follow java lang null pointer except nullpointerexcept aspectj ajdt intern compil lookup eclips factori eclipsefactori get name getnam eclips factori eclipsefactori java aspectj ajdt intern compil lookup eclips factori eclipsefactori from bind frombind eclips factori eclipsefactori java aspectj ajdt intern compil lookup eclips factori eclipsefactori from bind frombind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mpil lookup eclips sourc type eclipsesourcetyp fill declar member filldeclaredmemb eclips sourc type eclipsesourcetyp java aspectj ajdt intern compil lookup eclips sourc type eclipsesourcetyp get declar pointcut getdeclaredpointcut eclips sourc type eclipsesourcetyp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267" calcext:value-type="float">
            <text:p>91267</text:p>
          </table:table-cell>
          <table:table-cell table:style-name="ce2" office:value-type="string" calcext:value-type="string">
            <text:p>compil two aspect ajc except thrown compil import java util public aspect test bug1 testbug1 static void add to env addtoenv map string env string key valu env put key valu import java util public aspect test bug2 testbug2 static lookup env lookupenv map string env string key return env get key method place class instead aspect work fine except thrown follow java lang null pointer except nullpointerexcept aspectj ajdt intern compil lookup eclips factori eclipsefactori get name getnam eclips factori eclipsefactori java aspectj ajdt intern compil lookup eclips factori eclipsefactori from bind frombind eclips factori eclipsefactori java aspectj ajdt intern compil lookup eclips factori eclipsefactori from bind frombind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mpil lookup eclips sourc type eclipsesourcetyp fill declar member filldeclaredmemb eclips sourc type eclipsesourcetyp java aspectj ajdt intern compil lookup eclips sourc type eclipsesourcetyp get declar pointcut getdeclaredpointcut eclips sourc type eclipsesourcetyp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267" calcext:value-type="float">
            <text:p>91267</text:p>
          </table:table-cell>
          <table:table-cell table:style-name="ce2" office:value-type="string" calcext:value-type="string">
            <text:p>compil two aspect ajc except thrown compil import java util public aspect test bug1 testbug1 static void add to env addtoenv map string env string key valu env put key valu import java util public aspect test bug2 testbug2 static lookup env lookupenv map string env string key return env get key method place class instead aspect work fine except thrown follow java lang null pointer except nullpointerexcept aspectj ajdt intern compil lookup eclips factori eclipsefactori get name getnam eclips factori eclipsefactori java aspectj ajdt intern compil lookup eclips factori eclipsefactori from bind frombind eclips factori eclipsefactori java aspectj ajdt intern compil lookup eclips factori eclipsefactori from bind frombind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mpil lookup eclips sourc type eclipsesourcetyp fill declar member filldeclaredmemb eclips sourc type eclipsesourcetyp java aspectj ajdt intern compil lookup eclips sourc type eclipsesourcetyp get declar pointcut getdeclaredpointcut eclips sourc type eclipsesourcetyp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417" calcext:value-type="float">
            <text:p>91417</text:p>
          </table:table-cell>
          <table:table-cell table:style-name="ce2" office:value-type="string" calcext:value-type="string">
            <text:p>order facilit widespread use ltw need ensur code compil xreweav howev cannot reli develop use flag must default unfortun current code bloat unaccept larg projec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719" calcext:value-type="float">
            <text:p>91719</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858" calcext:value-type="float">
            <text:p>91858</text:p>
          </table:table-cell>
          <table:table-cell table:style-name="ce2" office:value-type="string" calcext:value-type="string">
            <text:p>follow code aspect aspectj project declar type main class mainclass my annot myannot believ correct syntax declar type main class mainclass my annot myannot howev save aspect first version got follow null pointer except nullpointerexcept java lang null pointer except nullpointerexcept aspectj ajdt intern compil ast declar annot declar declareannotationdeclar post pars postpars declar annot declar declareannotationdeclar java aspectj jdt intern compil lookup class scope classscop post pars postpars class scope classscop java aspectj jdt intern compil lookup class scope classscop build field and buildfieldsandm ethod class scope classscop java aspectj jdt intern compil lookup compil unit scope compilationunitscop build field and method fieldsandmethod compil unit scope compilationunitscop java aspectj ajdt intern compil lookup aj lookup environ ajlookupenviron complet type bindi completetypebindi ng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858" calcext:value-type="float">
            <text:p>91858</text:p>
          </table:table-cell>
          <table:table-cell table:style-name="ce2" office:value-type="string" calcext:value-type="string">
            <text:p>follow code aspect aspectj project declar type main class mainclass my annot myannot believ correct syntax declar type main class mainclass my annot myannot howev save aspect first version got follow null pointer except nullpointerexcept java lang null pointer except nullpointerexcept aspectj ajdt intern compil ast declar annot declar declareannotationdeclar post pars postpars declar annot declar declareannotationdeclar java aspectj jdt intern compil lookup class scope classscop post pars postpars class scope classscop java aspectj jdt intern compil lookup class scope classscop build field and buildfieldsandm ethod class scope classscop java aspectj jdt intern compil lookup compil unit scope compilationunitscop build field and method fieldsandmethod compil unit scope compilationunitscop java aspectj ajdt intern compil lookup aj lookup environ ajlookupenviron complet type bindi completetypebindi ng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858" calcext:value-type="float">
            <text:p>91858</text:p>
          </table:table-cell>
          <table:table-cell table:style-name="ce2" office:value-type="string" calcext:value-type="string">
            <text:p>follow code aspect aspectj project declar type main class mainclass my annot myannot believ correct syntax declar type main class mainclass my annot myannot howev save aspect first version got follow null pointer except nullpointerexcept java lang null pointer except nullpointerexcept aspectj ajdt intern compil ast declar annot declar declareannotationdeclar post pars postpars declar annot declar declareannotationdeclar java aspectj jdt intern compil lookup class scope classscop post pars postpars class scope classscop java aspectj jdt intern compil lookup class scope classscop build field and buildfieldsandm ethod class scope classscop java aspectj jdt intern compil lookup compil unit scope compilationunitscop build field and method fieldsandmethod compil unit scope compilationunitscop java aspectj ajdt intern compil lookup aj lookup environ ajlookupenviron complet type bindi completetypebindi ng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1912" calcext:value-type="float">
            <text:p>91912</text:p>
          </table:table-cell>
          <table:table-cell table:style-name="ce2" office:value-type="string" calcext:value-type="string">
            <text:p>declar soft relationship current advis advis relationship would possibl add soften soften soften except except soften relationship structur mode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1912" calcext:value-type="float">
            <text:p>91912</text:p>
          </table:table-cell>
          <table:table-cell table:style-name="ce2" office:value-type="string" calcext:value-type="string">
            <text:p>declar soft relationship current advis advis relationship would possibl add soften soften soften except except soften relationship structur model</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2053" calcext:value-type="float">
            <text:p>92053</text:p>
          </table:table-cell>
          <table:table-cell table:style-name="ce2" office:value-type="string" calcext:value-type="string">
            <text:p>get verifi error verifyerror except tri use arg follow code test3 java import java lang annot target element type elementtyp type retent retent polici retentionpolici runtim interfac ann ann class class aclass public class test3 void abc class aclass public static void main string arg new test3 abc new class aclass aspect annot ann ann call test3 arg ann system println thi join point thisjoinpoint rock it5 jrockit5 jre aspect aspectj m2 0m2 get follow result java lang verifi error verifyerror class test3 method main signatur ljava lang string unabl pop operand empti stack get similar error sun jre older version aspect j5 aspectj5 10th feb</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2053" calcext:value-type="float">
            <text:p>92053</text:p>
          </table:table-cell>
          <table:table-cell table:style-name="ce2" office:value-type="string" calcext:value-type="string">
            <text:p>get verifi error verifyerror except tri use arg follow code test3 java import java lang annot target element type elementtyp type retent retent polici retentionpolici runtim interfac ann ann class class aclass public class test3 void abc class aclass public static void main string arg new test3 abc new class aclass aspect annot ann ann call test3 arg ann system println thi join point thisjoinpoint rock it5 jrockit5 jre aspect aspectj m2 0m2 get follow result java lang verifi error verifyerror class test3 method main signatur ljava lang string unabl pop operand empti stack get similar error sun jre older version aspect j5 aspectj5 10th feb</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2630" calcext:value-type="float">
            <text:p>92630</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92837" calcext:value-type="float">
            <text:p>92837</text:p>
          </table:table-cell>
          <table:table-cell table:style-name="ce2" office:value-type="string" calcext:value-type="string">
            <text:p>project save aspect call inter type intertyp declar defin increment compil give messag like method log error logerror string except undefin type foo foo java run full build clear error might compil might ajdt never run command line commandlin increment compil know unfortun simpl case extract aspect aren reproduc issu let know need spend time tri creat small isol version issu</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2906" calcext:value-type="float">
            <text:p>92906</text:p>
          </table:table-cell>
          <table:table-cell table:style-name="ce2" office:value-type="string" calcext:value-type="string">
            <text:p>declar annot declar type constructor method field current doesn show messag show weav info showweaveinfo option set ajc appropri messag display</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2906" calcext:value-type="float">
            <text:p>92906</text:p>
          </table:table-cell>
          <table:table-cell table:style-name="ce2" office:value-type="string" calcext:value-type="string">
            <text:p>declar annot declar type constructor method field current doesn show messag show weav info showweaveinfo option set ajc appropri messag display</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2906" calcext:value-type="float">
            <text:p>92906</text:p>
          </table:table-cell>
          <table:table-cell table:style-name="ce2" office:value-type="string" calcext:value-type="string">
            <text:p>declar annot declar type constructor method field current doesn show messag show weav info showweaveinfo option set ajc appropri messag display</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2906" calcext:value-type="float">
            <text:p>92906</text:p>
          </table:table-cell>
          <table:table-cell table:style-name="ce2" office:value-type="string" calcext:value-type="string">
            <text:p>declar annot declar type constructor method field current doesn show messag show weav info showweaveinfo option set ajc appropri messag display</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93345" calcext:value-type="float">
            <text:p>93345</text:p>
          </table:table-cell>
          <table:table-cell table:style-name="ce2" office:value-type="string" calcext:value-type="string">
            <text:p>get class cast except classcastexcept compil follow code java class class aclass void method aspect an aspect anaspect pointcut annt cflow execut annt system println annt output compil java lang class cast except classcastexcept aspectj weaver resolv member resolvedmemb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cut problem caus cflow unresolv exist jointpoint uncom method an class anclass problem disappear found introduc aspect pointcut base annot fresh object orient objectori system without annot class start annot class problem disappear follow code illust simplifi situat test2 java import java lang annot target element type elementtyp method interfac ann class class aclass ann void method aspect an aspect anaspect pointcut annt cflow execut ann annt system println annt attach sourc ajcor file best regard mich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3345" calcext:value-type="float">
            <text:p>93345</text:p>
          </table:table-cell>
          <table:table-cell table:style-name="ce2" office:value-type="string" calcext:value-type="string">
            <text:p>get class cast except classcastexcept compil follow code java class class aclass void method aspect an aspect anaspect pointcut annt cflow execut annt system println annt output compil java lang class cast except classcastexcept aspectj weaver resolv member resolvedmemb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cut problem caus cflow unresolv exist jointpoint uncom method an class anclass problem disappear found introduc aspect pointcut base annot fresh object orient objectori system without annot class start annot class problem disappear follow code illust simplifi situat test2 java import java lang annot target element type elementtyp method interfac ann class class aclass ann void method aspect an aspect anaspect pointcut annt cflow execut ann annt system println annt attach sourc ajcor file best regard mich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3345" calcext:value-type="float">
            <text:p>93345</text:p>
          </table:table-cell>
          <table:table-cell table:style-name="ce2" office:value-type="string" calcext:value-type="string">
            <text:p>get class cast except classcastexcept compil follow code java class class aclass void method aspect an aspect anaspect pointcut annt cflow execut annt system println annt output compil java lang class cast except classcastexcept aspectj weaver resolv member resolvedmemb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cut problem caus cflow unresolv exist jointpoint uncom method an class anclass problem disappear found introduc aspect pointcut base annot fresh object orient objectori system without annot class start annot class problem disappear follow code illust simplifi situat test2 java import java lang annot target element type elementtyp method interfac ann class class aclass ann void method aspect an aspect anaspect pointcut annt cflow execut ann annt system println annt attach sourc ajcor file best regard mich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4086" calcext:value-type="float">
            <text:p>94086</text:p>
          </table:table-cell>
          <table:table-cell table:style-name="ce2" office:value-type="string" calcext:value-type="string">
            <text:p>compil time explod ad statement pointcut ajc m2 5m2 although m2 5m2 littl bit faster compil time still explod exampl pointcut pc2 execut sl is enabl isen execut sl is enabl isen compil second condit pointcut pc7 execut sl is enabl isen execut sl is enabl isen execut sl is enabl isen execut sl is enabl isen execut sl is enabl isen execut sl is enabl isen execut sl is enabl isen compil quit quickli second ajc m2 5m2 ad anoth condit line caus second compil time ad yet anoth condit line ex line caus compil time line even minut sampl sourc code aspect aj public aspect aspect privat static final simpl logger simplelogg sl new simpl logger simplelogg pointcut pc execut sl is enabl isen execut sl is enabl isen execut sl is enabl isen execut sl is enabl isen execut sl is enabl isen execut sl is enabl isen execut sl is enabl isen execut sl is enabl isen execut sl is enabl isen execut sl is enabl isen pc sl log pc sl lo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4086" calcext:value-type="float">
            <text:p>94086</text:p>
          </table:table-cell>
          <table:table-cell table:style-name="ce2" office:value-type="string" calcext:value-type="string">
            <text:p>compil time explod ad statement pointcut ajc m2 5m2 although m2 5m2 littl bit faster compil time still explod exampl pointcut pc2 execut sl is enabl isen execut sl is enabl isen compil second condit pointcut pc7 execut sl is enabl isen execut sl is enabl isen execut sl is enabl isen execut sl is enabl isen execut sl is enabl isen execut sl is enabl isen execut sl is enabl isen compil quit quickli second ajc m2 5m2 ad anoth condit line caus second compil time ad yet anoth condit line ex line caus compil time line even minut sampl sourc code aspect aj public aspect aspect privat static final simpl logger simplelogg sl new simpl logger simplelogg pointcut pc execut sl is enabl isen execut sl is enabl isen execut sl is enabl isen execut sl is enabl isen execut sl is enabl isen execut sl is enabl isen execut sl is enabl isen execut sl is enabl isen execut sl is enabl isen execut sl is enabl isen pc sl log pc sl lo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4167" calcext:value-type="float">
            <text:p>94167</text:p>
          </table:table-cell>
          <table:table-cell table:style-name="ce2" office:value-type="string" calcext:value-type="string">
            <text:p>propos fix like input best add case submit test patch believ work uncom work around workaround line work chang line method declar type declaringtyp get declar method getdeclaredmethod get name getnam get paramet type getparametertyp method get declar type getdeclaringtyp get declar method getdeclaredmethod get name getnam get paramet type getparametertyp sourc packag reflect import aspectj lang import aspectj lang reflect import java lang reflect aspect call within method signatur methodsignatur method signatur methodsignatur thi join point thisjoinpoint get signatur getsignatur get declar type getdeclaringtyp uncom work around workaround method method get method getmethod public class minim err minimalerr public static void main string arg tri inner foo catch throwabl print stack trace printstacktrac public static class inner public static void foo</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4167" calcext:value-type="float">
            <text:p>94167</text:p>
          </table:table-cell>
          <table:table-cell table:style-name="ce2" office:value-type="string" calcext:value-type="string">
            <text:p>propos fix like input best add case submit test patch believ work uncom work around workaround line work chang line method declar type declaringtyp get declar method getdeclaredmethod get name getnam get paramet type getparametertyp method get declar type getdeclaringtyp get declar method getdeclaredmethod get name getnam get paramet type getparametertyp sourc packag reflect import aspectj lang import aspectj lang reflect import java lang reflect aspect call within method signatur methodsignatur method signatur methodsignatur thi join point thisjoinpoint get signatur getsignatur get declar type getdeclaringtyp uncom work around workaround method method get method getmethod public class minim err minimalerr public static void main string arg tri inner foo catch throwabl print stack trace printstacktrac public static class inner public static void foo</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4167" calcext:value-type="float">
            <text:p>94167</text:p>
          </table:table-cell>
          <table:table-cell table:style-name="ce2" office:value-type="string" calcext:value-type="string">
            <text:p>propos fix like input best add case submit test patch believ work uncom work around workaround line work chang line method declar type declaringtyp get declar method getdeclaredmethod get name getnam get paramet type getparametertyp method get declar type getdeclaringtyp get declar method getdeclaredmethod get name getnam get paramet type getparametertyp sourc packag reflect import aspectj lang import aspectj lang reflect import java lang reflect aspect call within method signatur methodsignatur method signatur methodsignatur thi join point thisjoinpoint get signatur getsignatur get declar type getdeclaringtyp uncom work around workaround method method get method getmethod public class minim err minimalerr public static void main string arg tri inner foo catch throwabl print stack trace printstacktrac public static class inner public static void foo</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5992" calcext:value-type="float">
            <text:p>95992</text:p>
          </table:table-cell>
          <table:table-cell table:style-name="ce2" office:value-type="string" calcext:value-type="string">
            <text:p>ajc report error compil follow code interfac base static interfac inner class extend inner test innertest implement base static class inner test innertest implement inner ajc java java error inner cannot resolv type static class inner test innertest implement inner sun javac compil without error error avoid simpli write base inner instead inner compil fine constraint extend inner test innertest left a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6371" calcext:value-type="float">
            <text:p>96371</text:p>
          </table:table-cell>
          <table:table-cell table:style-name="ce2" office:value-type="string" calcext:value-type="string">
            <text:p>aspect aspectj load time loadtim weav cv head isn load aop xml file properli jar file without specifi global flag follow patch fix problem load aop xml file jar classpath without global flag class loader weav adaptor classloaderweavingadaptor java enumer xml loader get resourc getresourc meta inf aop xml enumer xml loader get resourc getresourc meta inf aop xml get resourc getresourc doesn work lead separ least sun vm rock it jrockit window write unit would requir signific chang loadtim modul wrote standalon api public class test api testapi extend test case testcas public void test load resourc testloadresourc throw except url url list urllist new url file testsrc aspectj weaver loadtim sampl jar class loader classload loader new class loader urlclassload url list urllist enumer xml loader get resourc getresourc meta inf aop xml version fail enumer xml loader get resourc getresourc meta inf aop xml assert true asserttru xml ha more element hasmore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8290" calcext:value-type="float">
            <text:p>98290</text:p>
          </table:table-cell>
          <table:table-cell table:style-name="ce2" office:value-type="string" calcext:value-type="string">
            <text:p>project contain one class one aspect packag pack public class public static void main string arg new say hello sayhello public void say hello sayhello system println hello packag pack public aspect declar warn execut say hello sayhello blah blah match entri aj doesn match declar entri java mean ajdt say hello sayhello isn ad map consequ get relationship show cross refer view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8290" calcext:value-type="float">
            <text:p>98290</text:p>
          </table:table-cell>
          <table:table-cell table:style-name="ce2" office:value-type="string" calcext:value-type="string">
            <text:p>project contain one class one aspect packag pack public class public static void main string arg new say hello sayhello public void say hello sayhello system println hello packag pack public aspect declar warn execut say hello sayhello blah blah match entri aj doesn match declar entri java mean ajdt say hello sayhello isn ad map consequ get relationship show cross refer view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8646" calcext:value-type="float">
            <text:p>98646</text:p>
          </table:table-cell>
          <table:table-cell table:style-name="ce2" office:value-type="string" calcext:value-type="string">
            <text:p>follow cannot pars call int integ see modul weaver pointcut visitor test pointcutvisitortest uncom test temp testtemp see fixm adrian comment pattern parser patternpars half fix fail test adrian look than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8646" calcext:value-type="float">
            <text:p>98646</text:p>
          </table:table-cell>
          <table:table-cell table:style-name="ce2" office:value-type="string" calcext:value-type="string">
            <text:p>follow cannot pars call int integ see modul weaver pointcut visitor test pointcutvisitortest uncom test temp testtemp see fixm adrian comment pattern parser patternpars half fix fail test adrian look than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25" calcext:value-type="float">
            <text:p>99125</text:p>
          </table:table-cell>
          <table:table-cell table:style-name="ce2" office:value-type="string" calcext:value-type="string">
            <text:p>vm sai java lang class format error classformaterror repetit method name signatur class file netvisor metadata view compon factori componentfactori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got interfac compon factori componentfactori aspect add variou itd method trough interfac ad method interfac aspect method ad trough aspect situat bit complex got base interfac aspect two method subaspect implement problemat two method method interfac aspect one get duplic interfac class file work fine old cv branch hope help good luc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25" calcext:value-type="float">
            <text:p>99125</text:p>
          </table:table-cell>
          <table:table-cell table:style-name="ce2" office:value-type="string" calcext:value-type="string">
            <text:p>vm sai java lang class format error classformaterror repetit method name signatur class file netvisor metadata view compon factori componentfactori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got interfac compon factori componentfactori aspect add variou itd method trough interfac ad method interfac aspect method ad trough aspect situat bit complex got base interfac aspect two method subaspect implement problemat two method method interfac aspect one get duplic interfac class file work fine old cv branch hope help good luc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25" calcext:value-type="float">
            <text:p>99125</text:p>
          </table:table-cell>
          <table:table-cell table:style-name="ce2" office:value-type="string" calcext:value-type="string">
            <text:p>vm sai java lang class format error classformaterror repetit method name signatur class file netvisor metadata view compon factori componentfactori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got interfac compon factori componentfactori aspect add variou itd method trough interfac ad method interfac aspect method ad trough aspect situat bit complex got base interfac aspect two method subaspect implement problemat two method method interfac aspect one get duplic interfac class file work fine old cv branch hope help good luc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36" calcext:value-type="float">
            <text:p>99136</text:p>
          </table:table-cell>
          <table:table-cell table:style-name="ce2" office:value-type="string" calcext:value-type="string">
            <text:p>follow code aspect call cflow execut two advic appi xlint messag produc one advic one cflow within advic</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99136" calcext:value-type="float">
            <text:p>99136</text:p>
          </table:table-cell>
          <table:table-cell table:style-name="ce2" office:value-type="string" calcext:value-type="string">
            <text:p>follow code aspect call cflow execut two advic appi xlint messag produc one advic one cflow within advic</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99136" calcext:value-type="float">
            <text:p>99136</text:p>
          </table:table-cell>
          <table:table-cell table:style-name="ce2" office:value-type="string" calcext:value-type="string">
            <text:p>follow code aspect call cflow execut two advic appi xlint messag produc one advic one cflow within advic</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99168" calcext:value-type="float">
            <text:p>99168</text:p>
          </table:table-cell>
          <table:table-cell table:style-name="ce2" office:value-type="string" calcext:value-type="string">
            <text:p>inter type intertyp declar gener inner class crash compil class outer class inner class gener inner class gener outer aspect injector int outer outer work int outer inner inner work int gener outer outer work int outer gener inner inner crash home user sgelin3 dev java ajc new java error intern compil error java lang runtim except runtimeexcept handl class gener inner raw extend null typenul superinterfac enclos type outer outernul fieldsnul method aspectj ajdt intern compil lookup inter type scope intertypescop make sourc type bind makesourcetypebind inter type scope intertypescop java aspectj ajdt intern compil lookup inter type scope intertypescop init inter type scope intertypescop java aspectj ajdt intern compil ast inter type declar intertypedeclar resolv inter type declar intertypedeclar java aspectj ajdt intern compil ast inter type field declar intertypefielddeclar resolv inter type field declar intertypefielddeclar java aspectj jdt intern compil ast type declar typedeclar resolv type declar typedeclar java aspectj ajdt intern compil ast aspect declar aspectdeclar resolv aspect declar aspectdeclar java aspectj jdt intern compil ast type declar typedeclar resolv type declar typedecla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91" calcext:value-type="float">
            <text:p>99191</text:p>
          </table:table-cell>
          <table:table-cell table:style-name="ce2" office:value-type="string" calcext:value-type="string">
            <text:p>code interfac an interfac aninterfac aspect declar field int no such field nosuchfield an interfac aninterfac error get error even though no such field nosuchfield doesn exist tri declar field no such lass nosuchclass no such field nosuchfield get error th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99191" calcext:value-type="float">
            <text:p>99191</text:p>
          </table:table-cell>
          <table:table-cell table:style-name="ce2" office:value-type="string" calcext:value-type="string">
            <text:p>code interfac an interfac aninterfac aspect declar field int no such field nosuchfield an interfac aninterfac error get error even though no such field nosuchfield doesn exist tri declar field no such lass nosuchclass no such field nosuchfield get error th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0227" calcext:value-type="float">
            <text:p>100227</text:p>
          </table:table-cell>
          <table:table-cell table:style-name="ce2" office:value-type="string" calcext:value-type="string">
            <text:p>ajc crash null pointer except nullpointerexcept intertyp declar tri modifi inner class enclos outer class gener class outer class inner class gener outer class inner aspect injector int outer outer work int outer inner inner work int gener outer outer work int gener outer inner inner crash home user sgelin3 dev java ajc new java error intern compil error java lang null pointer except nullpointerexcept aspectj ajdt intern compil lookup eclips factori eclipsefactori from bind frombind eclips factori eclipsefactori java aspectj ajdt intern compil ast inter type field declar intertypefielddeclar build inter type field declar intertypefielddeclar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0227" calcext:value-type="float">
            <text:p>100227</text:p>
          </table:table-cell>
          <table:table-cell table:style-name="ce2" office:value-type="string" calcext:value-type="string">
            <text:p>ajc crash null pointer except nullpointerexcept intertyp declar tri modifi inner class enclos outer class gener class outer class inner class gener outer class inner aspect injector int outer outer work int outer inner inner work int gener outer outer work int gener outer inner inner crash home user sgelin3 dev java ajc new java error intern compil error java lang null pointer except nullpointerexcept aspectj ajdt intern compil lookup eclips factori eclipsefactori from bind frombind eclips factori eclipsefactori java aspectj ajdt intern compil ast inter type field declar intertypefielddeclar build inter type field declar intertypefielddeclar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0227" calcext:value-type="float">
            <text:p>100227</text:p>
          </table:table-cell>
          <table:table-cell table:style-name="ce2" office:value-type="string" calcext:value-type="string">
            <text:p>ajc crash null pointer except nullpointerexcept intertyp declar tri modifi inner class enclos outer class gener class outer class inner class gener outer class inner aspect injector int outer outer work int outer inner inner work int gener outer outer work int gener outer inner inner crash home user sgelin3 dev java ajc new java error intern compil error java lang null pointer except nullpointerexcept aspectj ajdt intern compil lookup eclips factori eclipsefactori from bind frombind eclips factori eclipsefactori java aspectj ajdt intern compil ast inter type field declar intertypefielddeclar build inter type field declar intertypefielddeclar java aspectj ajdt intern compil ast aspect declar aspectdeclar build inter type and per claus buildintertypeandperclaus aspect declar aspectdeclar java aspectj ajdt intern compil lookup aj lookup environ ajlookupenviron build inter type and per claus buildintertypeandperclaus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0260" calcext:value-type="float">
            <text:p>100260</text:p>
          </table:table-cell>
          <table:table-cell table:style-name="ce2" office:value-type="string" calcext:value-type="string">
            <text:p>use intertyp declar add method gener class method correctli inherit doesn appli field strang enough raw type gener type instanti without specifi type paramet inherit method properli class gener parent class child extend gener parent integ class gener child extend gener parent integ aspect injector public void gener parent inherit method public int gener parent inherit field public void int inherit field inherit field new gener child inherit field work inherit field new gener child integ inherit field work inherit field new child inherit field work new gener child inherit method work new gener child integ inherit method unresolv new child inherit method unresol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047" calcext:value-type="float">
            <text:p>101047</text:p>
          </table:table-cell>
          <table:table-cell table:style-name="ce2" office:value-type="string" calcext:value-type="string">
            <text:p>aspect aspectj version develop observ weav advic gener local variabl tabl branch instruct offset length field local variabl wrongli one instruct weaver mix local variabl name thu violat java vm specif aj aspect execut foo foo system println foo java public class foo privat string my string mystr string public static void main string arg new foo foo privat void foo string my local myloc my string mystr my local myloc end with endswith string local1 local1 system println local1 els my local myloc end with endswith string local2 local2 system println local2 els string local1 local3 system println local1 compilw ajc sourceroot dump foo javap javap privat foo privat void foo signatur code invokestat method aspect of aspectof test ltest invokevirtu method ajc f0485e90 aload getfield field my string mystr ljava lang string astor aload ldc string invokevirtu method java lang string end with endswith ljava lang string ifeq ldc string local1 astor getstat field java lang system ljava print stream printstream aload invokevirtu method java print stream printstream println ljava lang string goto aload ldc string invokevirtu method java lang string end with endswith ljava lang string ifeq ldc string local2 astor getstat field java lang system ljava print stream printstream aload invokevirtu method java print stream printstream println ljava lang string goto ldc string local3 astor getstat field java lang system ljava print stream printstream aload invokevirtu method java print stream printstream println ljava lang string return line number tabl linenumbert line line line line line line line line line line local variabl tabl localvariablet start length slot name signatur foo lfoo my local myloc ljava lang string local2 ljava lang string local1 ljava lang string see two occur local1 variabl erron combin one entri start byte end byte obvious wrong sinc local1 valu local2 block secondli local2 variabl wrongli offset one instruct offs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411" calcext:value-type="float">
            <text:p>101411</text:p>
          </table:table-cell>
          <table:table-cell table:style-name="ce2" office:value-type="string" calcext:value-type="string">
            <text:p>email need decis hi andi way weaver add weav class serial ver uid field base pre weav preweav bytecod comput right issu lint warn serializ class without serial ver uid encount due evil annoy ltw first step would least deal per obbject type munger perobbjecttypemung chang kind previou stuff alex andi gener suid sound like nice idea code jvm use privat insid object stream class objectstreamclass need take care itd field ensur correct behaviour send receiv non woven nonwoven class basic programm need engag affect serializ class warn declar field strong hint programm solv problem ltw make enhanc allow user configur lint thing exampl may may interest advic match matthew webster alex make distinct benign chang suid affect member gener suid add static initi support thi join point thisjoinpoint staticiniti join point accessor method privileg aspect transient per field perfield ok itd problemat matthew webst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1606" calcext:value-type="float">
            <text:p>101606</text:p>
          </table:table-cell>
          <table:table-cell table:style-name="ce2" office:value-type="string" calcext:value-type="string">
            <text:p>click window prefer java compil select unus code tab compil prefer page chang unus unread privat member warn error creat project contain aspect privat pointcut see warn error pointcut say unu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1606" calcext:value-type="float">
            <text:p>101606</text:p>
          </table:table-cell>
          <table:table-cell table:style-name="ce2" office:value-type="string" calcext:value-type="string">
            <text:p>click window prefer java compil select unus code tab compil prefer page chang unus unread privat member warn error creat project contain aspect privat pointcut see warn error pointcut say unu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2212" calcext:value-type="float">
            <text:p>102212</text:p>
          </table:table-cell>
          <table:table-cell table:style-name="ce2" office:value-type="string" calcext:value-type="string">
            <text:p>use intertyp declar compil doesn check illeg modifi combin abstract synchron anoth manifest problem use intertyp declar add synchron method interfac problem sever case conceptu method abstract interfac interfac abstract class parent class child extend parent implement interfac aspect illeg modifi combin caught ajc public abstract synchron void parent abstract public synchron void child abstract follow effect easier miss public implicit abstract synchron void interfac interfac use child make java complain illeg modifi 0x421 correspond public abstract synchron public static void main string arg new chi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2212" calcext:value-type="float">
            <text:p>102212</text:p>
          </table:table-cell>
          <table:table-cell table:style-name="ce2" office:value-type="string" calcext:value-type="string">
            <text:p>use intertyp declar compil doesn check illeg modifi combin abstract synchron anoth manifest problem use intertyp declar add synchron method interfac problem sever case conceptu method abstract interfac interfac abstract class parent class child extend parent implement interfac aspect illeg modifi combin caught ajc public abstract synchron void parent abstract public synchron void child abstract follow effect easier miss public implicit abstract synchron void interfac interfac use child make java complain illeg modifi 0x421 correspond public abstract synchron public static void main string arg new chi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2212" calcext:value-type="float">
            <text:p>102212</text:p>
          </table:table-cell>
          <table:table-cell table:style-name="ce2" office:value-type="string" calcext:value-type="string">
            <text:p>use intertyp declar compil doesn check illeg modifi combin abstract synchron anoth manifest problem use intertyp declar add synchron method interfac problem sever case conceptu method abstract interfac interfac abstract class parent class child extend parent implement interfac aspect illeg modifi combin caught ajc public abstract synchron void parent abstract public synchron void child abstract follow effect easier miss public implicit abstract synchron void interfac interfac use child make java complain illeg modifi 0x421 correspond public abstract synchron public static void main string arg new chi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2459" calcext:value-type="float">
            <text:p>102459</text:p>
          </table:table-cell>
          <table:table-cell table:style-name="ce2" office:value-type="string" calcext:value-type="string">
            <text:p>advic execut object work joinpoint queri get variou inform would nice part weav could get hold inform particularli use case write coverag tool order measur know place could possibl go introduct show weav info showweaveinfo option mean record place howev would greatli enhanc provid similar inform collect program run inform would good obtain join point joinpoint static part staticpart get signatur getsignatur to long string tolongst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2459" calcext:value-type="float">
            <text:p>102459</text:p>
          </table:table-cell>
          <table:table-cell table:style-name="ce2" office:value-type="string" calcext:value-type="string">
            <text:p>advic execut object work joinpoint queri get variou inform would nice part weav could get hold inform particularli use case write coverag tool order measur know place could possibl go introduct show weav info showweaveinfo option mean record place howev would greatli enhanc provid similar inform collect program run inform would good obtain join point joinpoint static part staticpart get signatur getsignatur to long string tolongst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2933" calcext:value-type="float">
            <text:p>10293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051" calcext:value-type="float">
            <text:p>103051</text:p>
          </table:table-cell>
          <table:table-cell table:style-name="ce2" office:value-type="string" calcext:value-type="string">
            <text:p>follow aspect compil success import java except ioexcept public aspect soften advic softenadvic declar soft except ioexcept within soften advic softenadvic adviceexecut execut main throw new except ioexcept public static void main string arg m2 0m2 head day ago give output devel scratch err ajc soften advic softenadvic aj devel scratch err soften advic softenadvic aj error unhandl except type except ioexcept ion throw new except ioexcept error howev chang declar soft follow correctli soften advic execut join point declar soft except ioexcept within soften advic softenadvic withinc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051" calcext:value-type="float">
            <text:p>103051</text:p>
          </table:table-cell>
          <table:table-cell table:style-name="ce2" office:value-type="string" calcext:value-type="string">
            <text:p>follow aspect compil success import java except ioexcept public aspect soften advic softenadvic declar soft except ioexcept within soften advic softenadvic adviceexecut execut main throw new except ioexcept public static void main string arg m2 0m2 head day ago give output devel scratch err ajc soften advic softenadvic aj devel scratch err soften advic softenadvic aj error unhandl except type except ioexcept ion throw new except ioexcept error howev chang declar soft follow correctli soften advic execut join point declar soft except ioexcept within soften advic softenadvic withinc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051" calcext:value-type="float">
            <text:p>103051</text:p>
          </table:table-cell>
          <table:table-cell table:style-name="ce2" office:value-type="string" calcext:value-type="string">
            <text:p>follow aspect compil success import java except ioexcept public aspect soften advic softenadvic declar soft except ioexcept within soften advic softenadvic adviceexecut execut main throw new except ioexcept public static void main string arg m2 0m2 head day ago give output devel scratch err ajc soften advic softenadvic aj devel scratch err soften advic softenadvic aj error unhandl except type except ioexcept ion throw new except ioexcept error howev chang declar soft follow correctli soften advic execut join point declar soft except ioexcept within soften advic softenadvic withinc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157" calcext:value-type="float">
            <text:p>103157</text:p>
          </table:table-cell>
          <table:table-cell table:style-name="ce2" office:value-type="string" calcext:value-type="string">
            <text:p>today found follow write advic return object staticiniti system println advic inde execut everi time type return staticiniti howev sinc return object bound null think inconsist fact someth like return call object foo bar system println afaik advic would execut case return object instanc thu would propos first advic execut joinpoint return valu ava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157" calcext:value-type="float">
            <text:p>103157</text:p>
          </table:table-cell>
          <table:table-cell table:style-name="ce2" office:value-type="string" calcext:value-type="string">
            <text:p>today found follow write advic return object staticiniti system println advic inde execut everi time type return staticiniti howev sinc return object bound null think inconsist fact someth like return call object foo bar system println afaik advic would execut case return object instanc thu would propos first advic execut joinpoint return valu ava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157" calcext:value-type="float">
            <text:p>103157</text:p>
          </table:table-cell>
          <table:table-cell table:style-name="ce2" office:value-type="string" calcext:value-type="string">
            <text:p>today found follow write advic return object staticiniti system println advic inde execut everi time type return staticiniti howev sinc return object bound null think inconsist fact someth like return call object foo bar system println afaik advic would execut case return object instanc thu would propos first advic execut joinpoint return valu ava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266" calcext:value-type="float">
            <text:p>103266</text:p>
          </table:table-cell>
          <table:table-cell table:style-name="ce2" office:value-type="string" calcext:value-type="string">
            <text:p>exampl program gener npe cv head m2 attach ajcor file public abstract aspect worker exampl workerexampl return request context requestcontext new context newcontext call request context requestcontext new system println construct new context newcontext thi join point thisjoinpoint to long string tolongstr thi enclos join point static part thisenclosingjoinpointstaticpart public abstract class request context requestcontext public final object execut return do execut doexecut templat method public abstract object do execut doexecut public static void main string arg new runnabl public void run run aspect concret alpha concretealpha extend worker exampl workerexampl object around final object runnabl execut void runnabl run runnabl system println monitor oper runnabl thi join point thisjoinpoint thi join point thisjoinpoint get thi getthi request context requestcontext request context requestcontext new request context requestcontext public object do execut doexecut return proceed runnabl return request context requestcontext execut aspect concret beta concretebeta extend worker exampl workerexampl object around call void awqeyuwq request context requestcontext request context requestcontext new connect request context connectionrequestcontext public object do execut doexecut return proceed return request context requestcontext execu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266" calcext:value-type="float">
            <text:p>103266</text:p>
          </table:table-cell>
          <table:table-cell table:style-name="ce2" office:value-type="string" calcext:value-type="string">
            <text:p>exampl program gener npe cv head m2 attach ajcor file public abstract aspect worker exampl workerexampl return request context requestcontext new context newcontext call request context requestcontext new system println construct new context newcontext thi join point thisjoinpoint to long string tolongstr thi enclos join point static part thisenclosingjoinpointstaticpart public abstract class request context requestcontext public final object execut return do execut doexecut templat method public abstract object do execut doexecut public static void main string arg new runnabl public void run run aspect concret alpha concretealpha extend worker exampl workerexampl object around final object runnabl execut void runnabl run runnabl system println monitor oper runnabl thi join point thisjoinpoint thi join point thisjoinpoint get thi getthi request context requestcontext request context requestcontext new request context requestcontext public object do execut doexecut return proceed runnabl return request context requestcontext execut aspect concret beta concretebeta extend worker exampl workerexampl object around call void awqeyuwq request context requestcontext request context requestcontext new connect request context connectionrequestcontext public object do execut doexecut return proceed return request context requestcontext execu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740" calcext:value-type="float">
            <text:p>103740</text:p>
          </table:table-cell>
          <table:table-cell table:style-name="ce2" office:value-type="string" calcext:value-type="string">
            <text:p>use ajc embed latest dev build ajdt build small exampl illustr problem public abstract aspect abstract request monitor abstractrequestmonitor public pointcut request execut requestexecut request context requestcontext request context requestcontext execut request context requestcontext execut request context requestcontext public abstract class request context requestcontext public abstract object execut request context requestcontext request context requestcontext throw throwabl request execut requestexecut request context requestcontext import java lang annot retent import java lang annot retent polici retentionpolici retent retent polici retentionpolici runtim public interfac around advic aroundadvic public aspect error handl errorhandl declar soft except annot around advic aroundadvic withincod object around adviceexecut annot around advic aroundadvic tri return proceed catch except return null stack trace get aspectj weaver except bcexcept bad aspectj weaver bcel bcel render bcelrender visit bcel render bcelrender java aspectj weaver ast liter accept liter java aspectj weaver bcel bcel render bcelrender recur bcel render bcelrender java aspectj weaver bcel bcel render bcelrender render test rendertest bcel render bcelrender java aspectj weaver bcel bcel advic bceladvic get test instruct gettestinstruct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 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3740" calcext:value-type="float">
            <text:p>103740</text:p>
          </table:table-cell>
          <table:table-cell table:style-name="ce2" office:value-type="string" calcext:value-type="string">
            <text:p>use ajc embed latest dev build ajdt build small exampl illustr problem public abstract aspect abstract request monitor abstractrequestmonitor public pointcut request execut requestexecut request context requestcontext request context requestcontext execut request context requestcontext execut request context requestcontext public abstract class request context requestcontext public abstract object execut request context requestcontext request context requestcontext throw throwabl request execut requestexecut request context requestcontext import java lang annot retent import java lang annot retent polici retentionpolici retent retent polici retentionpolici runtim public interfac around advic aroundadvic public aspect error handl errorhandl declar soft except annot around advic aroundadvic withincod object around adviceexecut annot around advic aroundadvic tri return proceed catch except return null stack trace get aspectj weaver except bcexcept bad aspectj weaver bcel bcel render bcelrender visit bcel render bcelrender java aspectj weaver ast liter accept liter java aspectj weaver bcel bcel render bcelrender recur bcel render bcelrender java aspectj weaver bcel bcel render bcelrender render test rendertest bcel render bcelrender java aspectj weaver bcel bcel advic bceladvic get test instruct gettestinstruct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 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4024" calcext:value-type="float">
            <text:p>104024</text:p>
          </table:table-cell>
          <table:table-cell table:style-name="ce2" office:value-type="string" calcext:value-type="string">
            <text:p>class outer public class inner public class public void vararg object vararg public void outer inner inner new outer new inner vararg inner work vararg new outer new inner cras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4212" calcext:value-type="float">
            <text:p>104212</text:p>
          </table:table-cell>
          <table:table-cell table:style-name="ce2" office:value-type="string" calcext:value-type="string">
            <text:p>bad snip get method getmethod say null factori actual think static method aspect bug main aspectjbugmain instead assert wonder catch suit could happen recent around someth confus doubt jp get signatur getsignatur get method getmethod suppos return null case though aspect public class sam pointcut call public void method call methodcal around method call methodcal within alex sam sam within alex public object around method call aroundmethodcal proceed join point proceedingjoinpoint jp throw throwabl string type name typenam jp get signatur getsignatur get declar type name getdeclaringtypenam system println decl type decltyp type name typenam system println method method signatur methodsignatur jp get signatur getsignatur get method getmethod return jp proceed class assert public static void system println run assert class aspect bug main aspectjbugmain extend assert public static void main string arg public static void system println run aspect bug main aspectjbugmain</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4212" calcext:value-type="float">
            <text:p>104212</text:p>
          </table:table-cell>
          <table:table-cell table:style-name="ce2" office:value-type="string" calcext:value-type="string">
            <text:p>bad snip get method getmethod say null factori actual think static method aspect bug main aspectjbugmain instead assert wonder catch suit could happen recent around someth confus doubt jp get signatur getsignatur get method getmethod suppos return null case though aspect public class sam pointcut call public void method call methodcal around method call methodcal within alex sam sam within alex public object around method call aroundmethodcal proceed join point proceedingjoinpoint jp throw throwabl string type name typenam jp get signatur getsignatur get declar type name getdeclaringtypenam system println decl type decltyp type name typenam system println method method signatur methodsignatur jp get signatur getsignatur get method getmethod return jp proceed class assert public static void system println run assert class aspect bug main aspectjbugmain extend assert public static void main string arg public static void system println run aspect bug main aspectjbugmain</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4212" calcext:value-type="float">
            <text:p>104212</text:p>
          </table:table-cell>
          <table:table-cell table:style-name="ce2" office:value-type="string" calcext:value-type="string">
            <text:p>bad snip get method getmethod say null factori actual think static method aspect bug main aspectjbugmain instead assert wonder catch suit could happen recent around someth confus doubt jp get signatur getsignatur get method getmethod suppos return null case though aspect public class sam pointcut call public void method call methodcal around method call methodcal within alex sam sam within alex public object around method call aroundmethodcal proceed join point proceedingjoinpoint jp throw throwabl string type name typenam jp get signatur getsignatur get declar type name getdeclaringtypenam system println decl type decltyp type name typenam system println method method signatur methodsignatur jp get signatur getsignatur get method getmethod return jp proceed class assert public static void system println run assert class aspect bug main aspectjbugmain extend assert public static void main string arg public static void system println run aspect bug main aspectjbugmain</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4212" calcext:value-type="float">
            <text:p>104212</text:p>
          </table:table-cell>
          <table:table-cell table:style-name="ce2" office:value-type="string" calcext:value-type="string">
            <text:p>bad snip get method getmethod say null factori actual think static method aspect bug main aspectjbugmain instead assert wonder catch suit could happen recent around someth confus doubt jp get signatur getsignatur get method getmethod suppos return null case though aspect public class sam pointcut call public void method call methodcal around method call methodcal within alex sam sam within alex public object around method call aroundmethodcal proceed join point proceedingjoinpoint jp throw throwabl string type name typenam jp get signatur getsignatur get declar type name getdeclaringtypenam system println decl type decltyp type name typenam system println method method signatur methodsignatur jp get signatur getsignatur get method getmethod return jp proceed class assert public static void system println run assert class aspect bug main aspectjbugmain extend assert public static void main string arg public static void system println run aspect bug main aspectjbugmain</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4529" calcext:value-type="float">
            <text:p>104529</text:p>
          </table:table-cell>
          <table:table-cell table:style-name="ce2" office:value-type="string" calcext:value-type="string">
            <text:p>ajdt ignor suppress warn suppresswarn uncheck annot give type safeti warn specifi type declar gener even though suppress warn suppresswarn uncheck annot specif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4720" calcext:value-type="float">
            <text:p>104720</text:p>
          </table:table-cell>
          <table:table-cell table:style-name="ce2" office:value-type="string" calcext:value-type="string">
            <text:p>compil attach sourc file class file ajc inpath outjar jar tracer aj m2 0m2 june snapshot attempt run gij classpath jar classpath follow error obtain except thread main java lang verifi error verifyerror verif fail pc new test newtest around body2 aroundbody2 test ltest branch rang java lang class loader vmclassload resolv class resolveclass java lang class usr lib libgcj java lang class initi class initializeclass usr lib libgcj java lang class for name fornam java lang string boolean java lang class loader classload usr lib libgcj gnu java lang main thread mainthread run usr lib libgcj excerpt output javap privat classpath jar show gener switch inde bogu privat static final new test newtest around body2 aroundbody2 int code iload tableswitch default invokespeci method init aretur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4720" calcext:value-type="float">
            <text:p>104720</text:p>
          </table:table-cell>
          <table:table-cell table:style-name="ce2" office:value-type="string" calcext:value-type="string">
            <text:p>compil attach sourc file class file ajc inpath outjar jar tracer aj m2 0m2 june snapshot attempt run gij classpath jar classpath follow error obtain except thread main java lang verifi error verifyerror verif fail pc new test newtest around body2 aroundbody2 test ltest branch rang java lang class loader vmclassload resolv class resolveclass java lang class usr lib libgcj java lang class initi class initializeclass usr lib libgcj java lang class for name fornam java lang string boolean java lang class loader classload usr lib libgcj gnu java lang main thread mainthread run usr lib libgcj excerpt output javap privat classpath jar show gener switch inde bogu privat static final new test newtest around body2 aroundbody2 int code iload tableswitch default invokespeci method init aretur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4957" calcext:value-type="float">
            <text:p>104957</text:p>
          </table:table-cell>
          <table:table-cell table:style-name="ce2" office:value-type="string" calcext:value-type="string">
            <text:p>run ajc gnu interpret java receiv error java lang null pointer except nullpointerexcept aspectj apach bcel gener instruct compar instructioncompar equal aspectj apach bcel gener instruct aspectj apach bcel ener instruct tmp cach local aspectj1 lib aspectjweav jar aspectj apach bcel gener instruct equal java lang object tmp cach local aspectj1 lib aspectjweav jar java util abstract map abstractmap equal java lang object java lang object usr lib libgcj java util hash map hashmap put java lang object java lang object usr lib libgcj java util hash set hashset add java lang object usr lib libgcj aspectj apach bcel gener instruct handl instructionhandl add target addtarget aspectj apach bcel gener instruct target instructiontarget tmp cach local aspectj1 lib aspectjweav jar aspectj apach bcel gener branch instruct branchinstruct notifi target notifytarget aspectj apach bcel gener instruct handl instructionhandl aspectj apach bcel gener instruct handl instructionhandl aspectj apach bcel gener instruct target instructiontarget tmp cach local aspectj1 lib aspectjweav jar aspectj apach bcel gener branch instruct branchinstruct set target settarget aspectj apach bcel gener instruct handl instructionhandl tmp cach local asp ctj1 lib aspectjweav jar aspectj apach bcel gener branch instruct branchinstruct branch instruct branchinstruct short aspectj apach bcel gener instruct handl instructionhandl tmp ach local aspectj1 lib aspectjweav jar aspectj apach bcel gener select select short int aspectj apach bcel gener instruct handl instructionhandl aspectj apach cel gener instruct handl instructionhandl tmp cach local aspectj1 lib aspectjweav jar aspectj apach bcel gener lookupswitch lookupswitch int aspectj apach bcel gener instruct handl instructionhandl aspectj apa bcel gener instruct handl instructionhandl tmp cach local aspectj1 lib aspectjweav jar aspectj apach bcel gener switch switch int aspectj apach bcel gener instruct handl instructionhandl aspectj apach bcel gen eric instruct handl instructionhandl int tmp cach local aspectj1 lib aspectjweav jar aspectj apach bcel gener switch switch int aspectj apach bcel gener instruct handl instructionhandl aspectj apach bcel gen eric instruct handl instructionhandl tmp cach local aspectj1 lib aspectjweav jar aspectj weaver bcel util copi instruct copyinstruct aspectj apach bcel gener instruct tmp cach local aspectj1 lib aspectj weaver jar aspectj weaver bcel lazi method gen lazymethodgen pack bodi packbodi aspectj apach bcel gener method gen methodgen tmp cach local aspectj1 lib aspectjwea ver jar aspectj weaver bcel lazi method gen lazymethodgen pack tmp cach local aspectj1 lib aspectjweav jar aspectj weaver bcel lazi method gen lazymethodgen get method getmethod tmp cach local aspectj1 lib aspectjweav jar aspectj weaver bcel lazi class gen lazyclassgen write back writeback aspectj weaver bcel bcel world bcelworld tmp cach local aspectj1 lib aspectjweav jar aspectj weaver bcel lazi class gen lazyclassgen get java class getjavaclass aspectj weaver bcel bcel world bcelworld tmp cach local aspectj1 lib aspectjweav ar aspectj weaver bcel bcel weaver bcelweav get class file for getclassfilesfor aspectj weaver bcel lazi class gen lazyclassgen tmp cach local aspectj1 lib aspectjwea ver jar aspectj weaver bcel bcel weaver bcelweav weav and notifi weaveandnotifi aspectj weaver bcel unwoven class file unwovenclassfil aspectj weaver bcel bcel object type bcelobjecttyp rg aspectj weaver weav requestor iweaverequestor tmp cach local aspectj1 lib aspectjweav jar aspectj weaver bcel bcel weaver bcelweav weav aspectj weaver class file provid iclassfileprovid tmp cach local aspectj1 lib aspectjweav jar aspectj ajdt intern compil aj compil adapt ajcompileradapt weav unknown sourc aspectj ajdt intern compil aj compil adapt ajcompileradapt after compil aftercompil unknown sourc aspectj jdt intern compil compil compil aspectj jdt intern compil env compil unit icompilationunit unknown sourc aspectj ajdt intern core builder aj build manag ajbuildmanag perform compil performcompil java util list unknown sourc aspectj ajdt intern core builder aj build manag ajbuildmanag do build dobuild aspectj ajdt intern core builder aj build config ajbuildconfig aspectj bridg messag handler imessagehandl boolean unknown sourc aspectj ajdt intern core builder aj build manag ajbuildmanag batch build batchbuild aspectj ajdt intern core builder aj build config ajbuildconfig aspectj br idg messag handler imessagehandl unknown sourc aspectj ajdt ajc ajdt command ajdtcommand do command docommand aspectj bridg messag handler imessagehandl boolean unknown sourc aspectj ajdt ajc ajdt command ajdtcommand run command runcommand java lang string aspectj bridg messag handler imessagehandl unknown sourc aspectj tool ajc main run java lang string aspectj bridg messag holder imessagehold unknown sourc aspectj tool ajc main run main runmain java lang string boolean unknown sourc aspectj tool ajc main main java lang string unknown sourc gnu java lang main thread mainthread call main usr lib libgcj gnu java lang main thread mainthread run usr lib libgcj unfortun stack trace contain line number inform howev run program gdb debugg abl get backtrac line number relev part stack trace gdb bt 0x011a0246 aspectj apach bcel gener instruct compar instructioncompar equal aspectj apach bcel gener instruct aspectj apach bcel gener instruct 5c71ea8 i1 610fe70 i2 610fc60 aspectj apach bcel gener instruct compar instructioncompar java 0x011a004 aspectj apach bcel gener instruct equal java lang object 610fe70 610fc60 aspectj apach bcel gener instruct java 0x031b5f9b java util abstract map abstractmap equal java lang object java lang object o1 610fe70 o2 610fc60 libjava java util abstract map abstractmap java 0x031cc0ae java util hash map hashmap put java lang object java lang object key 610fe70 valu 2dfc0 libjava java util hash map hashmap java 0x031cca00 java util hash set hashset add java lang object null 610fe70 libjava java util hash set hashset java 0x011b30ad aspectj apach bcel gener instruct handl instructionhandl add target addtarget aspectj apach bcel gener instruct target instructiontarget 6949d20 610fe70 aspectj apach bcel gener instruct handl instructionhandl java 0x011861e6 aspectj apach bcel gener branch instruct branchinstruct notifi target notifytarget aspectj apach bcel gener instruct handl instructionhandl aspectj apach bcel gener instruct handl instructionhandl aspectj apach bcel gener instruct target instructiontarget old ih null new ih 6949d20 610fe70 aspectj apach bcel gener branch instruct branchinstruct java 0x01186133 aspectj apach bcel gener branch instruct branchinstruct set target settarget aspectj apach bcel gener instruct handl instructionhandl 610fe70 target 6949d20 aspectj apach bcel gener branch instruct branchinstruct java 0x011857ef aspectj apach bcel gener branch instruct branchinstruct branch instruct branchinstruct short aspectj apach bcel gener instruct handl instructionhandl 610fe70 opcod target 6949d20 aspectj apach bcel gener branch instruct branchinstruct java 0x011d3489 aspectj apach bcel gener select select short int aspectj apach bcel gener instruct handl instructionhandl aspectj apach bcel gener instruct handl instructionhandl 610fe70 opcod match 6f63b90 target 6eeabe0 target 6949d20 aspectj apach bcel gener select java 0x011c3152 aspectj apach bcel gener lookupswitch lookupswitch int aspectj apach bcel gener instruct handl instructionhandl aspectj apach bcel gener instruct handl instructionhandl 610fe70 match 6f63b90 target 6eeabe0 target 6949d20 aspectj apach bcel gener lookupswitch java 0x011d4f94 aspectj apach bcel gener switch switch int aspectj apach bcel gener instruct handl instructionhandl aspectj apach bcel gener instruct handl instructionhandl int 6a20978 match 5b1ccd0 target 6eeac08 target 6949d20 max gap aspectj apach bcel gener switch java 0x011d5002 aspectj apach bcel gener switch switch int aspectj apach bcel gener instruct handl instructionhandl aspectj apach bcel gener instruct handl instructionhandl 6a20978 match 5b1ccd0 target 6eeac08 target 6949d20 aspectj apach bcel gener switch java 0x01332eb6 aspectj weaver bcel util copi instruct copyinstruct aspectj apach bcel gener instruct 610fc60 aspectj weaver bcel util java 0x01326f66 aspectj weaver bcel lazi method gen lazymethodgen pack bodi packbodi aspectj apach bcel gener method gen methodgen 6d98000 gen 6d983c0 aspectj weaver bcel lazi method gen lazymethodgen java 0x01326d08 aspectj weaver bcel lazi method gen lazymethodgen pack 6d98000 aspectj weaver bcel lazi method gen lazymethodgen java 0x01324c81 aspectj weaver bcel lazi method gen lazymethodgen get method getmethod 6d98000 aspectj weaver bcel lazi method gen lazymethodgen java 0x0131b502 aspectj weaver bcel lazi class gen lazyclassgen write back writeback aspectj weaver bcel bcel world bcelworld 610ff00 world 5642d20 aspectj weaver bcel lazi class gen lazyclassgen java 0x0131b95e aspectj weaver bcel lazi class gen lazyclassgen get java class getjavaclass aspectj weaver bcel bcel world bcelworld 610ff00 world 5642d20 aspectj weaver bcel lazi class gen lazyclassgen java 0x01311589 aspectj weaver bcel bcel weaver bcelweav get class file for getclassfilesfor aspectj weaver bcel lazi class gen lazyclassgen a33c0 clazz 610ff00 snip might difficult provid reproduc case might depend gij version tri want howev happili examin bytecod bcel class first line stack trace think explain except occur without need provid case simpl whoever wrote bcel code question obvious never ran data set virtual machin hash collis hash set hashset would occur bcel snapshot hash collis occur object ad hash set hashset guarante caus null pointer except nullpointerexcept compar method seen mere examin code path describ stack trace field target lookupswitch object initi notifi target notifytarget call hash collis hash set hashset instruct compar instructioncompar call guarante call get target gettarget access array length caus null pointer except nullpointerexcept hope explan suffici clear happi provid deta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6461" calcext:value-type="float">
            <text:p>10646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6461" calcext:value-type="float">
            <text:p>10646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6461" calcext:value-type="float">
            <text:p>10646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6634" calcext:value-type="float">
            <text:p>106634</text:p>
          </table:table-cell>
          <table:table-cell table:style-name="ce2" office:value-type="string" calcext:value-type="string">
            <text:p>follow report compil error use aspect aspectj compil develop built monday jun gmt crash use aspect aspectj compil develop built wednesday aug gmt import java util vector work java util use public class extend vector work vector extend void doe not exist doesnotexist argument work without argument appear flag us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7299" calcext:value-type="float">
            <text:p>107299</text:p>
          </table:table-cell>
          <table:table-cell table:style-name="ce2" office:value-type="string" calcext:value-type="string">
            <text:p>ajc doesn recogn window absolut file path start drive letter run ajc inpath jar error build config error bad inpath compon jar ajc inpath jar work ajc aspectpath jar aj error build config error bad aspectpath jar ajc aspectpath jar aj wo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7713" calcext:value-type="float">
            <text:p>107713</text:p>
          </table:table-cell>
          <table:table-cell table:style-name="ce2" office:value-type="string" calcext:value-type="string">
            <text:p>whenev chang file save auto compil autocompil get popup class cast except classcastexcept thrown aspectj ajdt intern compil lookup eclips sourc type eclipsesourcetyp cannot cast aspectj weaver bcel bcel object type bcelobjecttyp start happen wrote aspect start happen ide show line error support fire properti chang firepropertychang properti oldval null oldval new string oldval new string newval packag blueprint util mixin import java bean properti chang listen propertychangelisten import java bean properti chang support propertychangesupport import java lang reflect field import blueprint util mixin import aspectj lang signatur public aspect properti support aspect propertysupportaspect properti chang support propertychangesupport properti support propertysupport support new properti chang support propertychangesupport public interfac properti support propertysupport public void add properti chang listen addpropertychangelisten properti chang listen propertychangelisten listen public void add properti chang listen addpropertychangelisten string properti name propertynam properti chang listen propertychangelisten listen public void remov properti chang listen removepropertychangelisten string properti name propertynam properti chang listen propertychangelisten listen public void remov properti chang listen removepropertychangelisten properti chang listen propertychangelisten listen public void ha listen haslisten string properti name propertynam public void properti support propertysupport add properti chang listen addpropertychangelisten properti chang listen propertychangelisten listen support add properti chang listen addpropertychangelisten listen public void properti support propertysupport add properti chang listen addpropertychangelisten string properti name propertynam properti chang listen propertychangelisten listen support add properti chang listen addpropertychangelisten properti name propertynam listen public void properti support propertysupport remov properti chang listen removepropertychangelisten string properti name propertynam properti chang listen propertychangelisten listen support remov properti chang listen removepropertychangelisten properti name propertynam listen public void properti support propertysupport remov properti chang listen removepropertychangelisten properti chang listen propertychangelisten listen support remov properti chang listen removepropertychangelisten listen public void properti support propertysupport ha listen haslisten string properti name propertynam support ha listen haslisten properti name propertynam pointcut call setter callsett bean call public void blueprint util bean set name setnam string target void around bean call setter callsett string properti name propertynam get field getfield thi join point static part thisjoinpointstaticpart get signatur getsignatur get name getnam system println properti properti name propertynam string old valu oldvalu get name getnam proceed fire properti chang firepropertychang properti name propertynam old valu oldvalu get name getnam privat field get field getfield signatur signatur field field null system println get field name signatur get name getnam tri string method name methodnam signatur get name getnam field signatur get declar type getdeclaringtyp get declar field getdeclaredfield method name methodnam substr method name methodnam length to lower case tolowercas field set access setaccess true catch no such field except nosuchfieldexcept nsfe nsfe print stack trace printstacktrac return field void fire properti chang firepropertychang bean string properti string oldval string newval system println properti properti system println old valu oldval system println new valu newval support fire properti chang firepropertychang properti oldval null oldval new string oldval new string newval import java serializ public class bean implement serializ privat string name public string get name getnam return name public void set name setnam string name name name public aspect bean support beansupport declar parent bean implement properti support aspect propertysupportaspect properti support propertysuppor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7713" calcext:value-type="float">
            <text:p>107713</text:p>
          </table:table-cell>
          <table:table-cell table:style-name="ce2" office:value-type="string" calcext:value-type="string">
            <text:p>whenev chang file save auto compil autocompil get popup class cast except classcastexcept thrown aspectj ajdt intern compil lookup eclips sourc type eclipsesourcetyp cannot cast aspectj weaver bcel bcel object type bcelobjecttyp start happen wrote aspect start happen ide show line error support fire properti chang firepropertychang properti oldval null oldval new string oldval new string newval packag blueprint util mixin import java bean properti chang listen propertychangelisten import java bean properti chang support propertychangesupport import java lang reflect field import blueprint util mixin import aspectj lang signatur public aspect properti support aspect propertysupportaspect properti chang support propertychangesupport properti support propertysupport support new properti chang support propertychangesupport public interfac properti support propertysupport public void add properti chang listen addpropertychangelisten properti chang listen propertychangelisten listen public void add properti chang listen addpropertychangelisten string properti name propertynam properti chang listen propertychangelisten listen public void remov properti chang listen removepropertychangelisten string properti name propertynam properti chang listen propertychangelisten listen public void remov properti chang listen removepropertychangelisten properti chang listen propertychangelisten listen public void ha listen haslisten string properti name propertynam public void properti support propertysupport add properti chang listen addpropertychangelisten properti chang listen propertychangelisten listen support add properti chang listen addpropertychangelisten listen public void properti support propertysupport add properti chang listen addpropertychangelisten string properti name propertynam properti chang listen propertychangelisten listen support add properti chang listen addpropertychangelisten properti name propertynam listen public void properti support propertysupport remov properti chang listen removepropertychangelisten string properti name propertynam properti chang listen propertychangelisten listen support remov properti chang listen removepropertychangelisten properti name propertynam listen public void properti support propertysupport remov properti chang listen removepropertychangelisten properti chang listen propertychangelisten listen support remov properti chang listen removepropertychangelisten listen public void properti support propertysupport ha listen haslisten string properti name propertynam support ha listen haslisten properti name propertynam pointcut call setter callsett bean call public void blueprint util bean set name setnam string target void around bean call setter callsett string properti name propertynam get field getfield thi join point static part thisjoinpointstaticpart get signatur getsignatur get name getnam system println properti properti name propertynam string old valu oldvalu get name getnam proceed fire properti chang firepropertychang properti name propertynam old valu oldvalu get name getnam privat field get field getfield signatur signatur field field null system println get field name signatur get name getnam tri string method name methodnam signatur get name getnam field signatur get declar type getdeclaringtyp get declar field getdeclaredfield method name methodnam substr method name methodnam length to lower case tolowercas field set access setaccess true catch no such field except nosuchfieldexcept nsfe nsfe print stack trace printstacktrac return field void fire properti chang firepropertychang bean string properti string oldval string newval system println properti properti system println old valu oldval system println new valu newval support fire properti chang firepropertychang properti oldval null oldval new string oldval new string newval import java serializ public class bean implement serializ privat string name public string get name getnam return name public void set name setnam string name name name public aspect bean support beansupport declar parent bean implement properti support aspect propertysupportaspect properti support propertysuppor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7858" calcext:value-type="float">
            <text:p>107858</text:p>
          </table:table-cell>
          <table:table-cell table:style-name="ce2" office:value-type="string" calcext:value-type="string">
            <text:p>context proceed requir zero argument call extra argument crash compil argument field access class foo foo field void public aspect void around call void foo foo foo new foo field proceed foo caught compil time proceed new foo field crash home user sgelin3 dev java ajc new java error intern compil error java lang null pointer except nullpointerexcept aspectj ajdt intern compil ast access for inlin visitor accessforinlinevisitor get access field getaccessiblefield access for inlin visitor accessforinlinevisitor java aspectj ajdt intern compil ast access for inlin visitor accessforinlinevisitor end visit endvisit access for inlin visitor accessforinlinevisitor java aspectj jdt intern compil ast field refer fieldrefer travers field refer fieldrefer java aspectj jdt intern compil ast messag send messagesend travers messag send messagesend java aspectj jdt intern compil ast method declar methoddeclar travers method declar methoddecla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7858" calcext:value-type="float">
            <text:p>107858</text:p>
          </table:table-cell>
          <table:table-cell table:style-name="ce2" office:value-type="string" calcext:value-type="string">
            <text:p>context proceed requir zero argument call extra argument crash compil argument field access class foo foo field void public aspect void around call void foo foo foo new foo field proceed foo caught compil time proceed new foo field crash home user sgelin3 dev java ajc new java error intern compil error java lang null pointer except nullpointerexcept aspectj ajdt intern compil ast access for inlin visitor accessforinlinevisitor get access field getaccessiblefield access for inlin visitor accessforinlinevisitor java aspectj ajdt intern compil ast access for inlin visitor accessforinlinevisitor end visit endvisit access for inlin visitor accessforinlinevisitor java aspectj jdt intern compil ast field refer fieldrefer travers field refer fieldrefer java aspectj jdt intern compil ast messag send messagesend travers messag send messagesend java aspectj jdt intern compil ast method declar methoddeclar travers method declar methoddecla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050" calcext:value-type="float">
            <text:p>108050</text:p>
          </table:table-cell>
          <table:table-cell table:style-name="ce2" office:value-type="string" calcext:value-type="string">
            <text:p>follow sampl code fail compil isn match execut do post dopost mock servlet4 mockservlet4 declar warn servlet request doesn match case advic join point actual run runtim though simplifi code show problem declar warn work fairli recent certainli m2 even ajdt august public abstract class mock servlet mockservlet extend http servlet httpservlet protect void do post dopost privat static aspect find match findmatch declar warn execut http servlet httpservlet servlet request declar warn execut http servlet httpservlet servlet request2 class http servlet httpservlet protect void do post dopost public class mock delay servlet mockdelayingservlet extend mock servlet mockservlet privat static final long serial versionui serialversionuid public class mock servlet4 mockservlet4 extend mock delay servlet mockdelayingservlet protect void do post dopost compil output warn includ two mock servlet4 mockservlet4 devel workspac src mock servlet mockservlet java warn servlet request protect void do post dopost method execut methodexecut void mock servlet mockservlet do post dopost see devel workspac src mock servlet mockservlet java devel workspac src mock servlet mockservlet java warn servlet request2 protect void do post dopost method execut methodexecut void mock servlet mockservlet do post dopost see devel workspac src mock servlet mockservlet java devel workspac src mock servlet mockservlet java warn servlet request protect void do post dopost method execut methodexecut void http servlet httpservlet do post dopost see devel workspac src mock servlet mockservlet java devel workspac src mock servlet mockservlet java warn servlet request2 protect void do post dopost method execut methodexecut void http servlet httpservlet do post dopost see devel workspac src mock servlet mockservlet java devel workspac src mock servlet4 mockservlet4 java warn servlet request2 protect void do post dopost method execut methodexecut void mock servlet4 mockservlet4 do post dopost see devel workspac src mock servlet mockservlet java wa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050" calcext:value-type="float">
            <text:p>108050</text:p>
          </table:table-cell>
          <table:table-cell table:style-name="ce2" office:value-type="string" calcext:value-type="string">
            <text:p>follow sampl code fail compil isn match execut do post dopost mock servlet4 mockservlet4 declar warn servlet request doesn match case advic join point actual run runtim though simplifi code show problem declar warn work fairli recent certainli m2 even ajdt august public abstract class mock servlet mockservlet extend http servlet httpservlet protect void do post dopost privat static aspect find match findmatch declar warn execut http servlet httpservlet servlet request declar warn execut http servlet httpservlet servlet request2 class http servlet httpservlet protect void do post dopost public class mock delay servlet mockdelayingservlet extend mock servlet mockservlet privat static final long serial versionui serialversionuid public class mock servlet4 mockservlet4 extend mock delay servlet mockdelayingservlet protect void do post dopost compil output warn includ two mock servlet4 mockservlet4 devel workspac src mock servlet mockservlet java warn servlet request protect void do post dopost method execut methodexecut void mock servlet mockservlet do post dopost see devel workspac src mock servlet mockservlet java devel workspac src mock servlet mockservlet java warn servlet request2 protect void do post dopost method execut methodexecut void mock servlet mockservlet do post dopost see devel workspac src mock servlet mockservlet java devel workspac src mock servlet mockservlet java warn servlet request protect void do post dopost method execut methodexecut void http servlet httpservlet do post dopost see devel workspac src mock servlet mockservlet java devel workspac src mock servlet mockservlet java warn servlet request2 protect void do post dopost method execut methodexecut void http servlet httpservlet do post dopost see devel workspac src mock servlet mockservlet java devel workspac src mock servlet4 mockservlet4 java warn servlet request2 protect void do post dopost method execut methodexecut void mock servlet4 mockservlet4 do post dopost see devel workspac src mock servlet mockservlet java wa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050" calcext:value-type="float">
            <text:p>108050</text:p>
          </table:table-cell>
          <table:table-cell table:style-name="ce2" office:value-type="string" calcext:value-type="string">
            <text:p>follow sampl code fail compil isn match execut do post dopost mock servlet4 mockservlet4 declar warn servlet request doesn match case advic join point actual run runtim though simplifi code show problem declar warn work fairli recent certainli m2 even ajdt august public abstract class mock servlet mockservlet extend http servlet httpservlet protect void do post dopost privat static aspect find match findmatch declar warn execut http servlet httpservlet servlet request declar warn execut http servlet httpservlet servlet request2 class http servlet httpservlet protect void do post dopost public class mock delay servlet mockdelayingservlet extend mock servlet mockservlet privat static final long serial versionui serialversionuid public class mock servlet4 mockservlet4 extend mock delay servlet mockdelayingservlet protect void do post dopost compil output warn includ two mock servlet4 mockservlet4 devel workspac src mock servlet mockservlet java warn servlet request protect void do post dopost method execut methodexecut void mock servlet mockservlet do post dopost see devel workspac src mock servlet mockservlet java devel workspac src mock servlet mockservlet java warn servlet request2 protect void do post dopost method execut methodexecut void mock servlet mockservlet do post dopost see devel workspac src mock servlet mockservlet java devel workspac src mock servlet mockservlet java warn servlet request protect void do post dopost method execut methodexecut void http servlet httpservlet do post dopost see devel workspac src mock servlet mockservlet java devel workspac src mock servlet mockservlet java warn servlet request2 protect void do post dopost method execut methodexecut void http servlet httpservlet do post dopost see devel workspac src mock servlet mockservlet java devel workspac src mock servlet4 mockservlet4 java warn servlet request2 protect void do post dopost method execut methodexecut void mock servlet4 mockservlet4 do post dopost see devel workspac src mock servlet mockservlet java warn</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7" calcext:value-type="float">
            <text:p>108117</text:p>
          </table:table-cell>
          <table:table-cell table:style-name="ce2" office:value-type="string" calcext:value-type="string">
            <text:p>requir complet parameter with parameterizewith implement pointcut ast node much exhaust suit aroun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8" calcext:value-type="float">
            <text:p>108118</text:p>
          </table:table-cell>
          <table:table-cell table:style-name="ce2" office:value-type="string" calcext:value-type="string">
            <text:p>ensur suppress warn suppressajwarn inde suppress pointcut oper requir wrap major pointcut oper call lint associ advi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8" calcext:value-type="float">
            <text:p>108118</text:p>
          </table:table-cell>
          <table:table-cell table:style-name="ce2" office:value-type="string" calcext:value-type="string">
            <text:p>ensur suppress warn suppressajwarn inde suppress pointcut oper requir wrap major pointcut oper call lint associ advi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18" calcext:value-type="float">
            <text:p>108118</text:p>
          </table:table-cell>
          <table:table-cell table:style-name="ce2" office:value-type="string" calcext:value-type="string">
            <text:p>ensur suppress warn suppressajwarn inde suppress pointcut oper requir wrap major pointcut oper call lint associ advi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120" calcext:value-type="float">
            <text:p>108120</text:p>
          </table:table-cell>
          <table:table-cell table:style-name="ce2" office:value-type="string" calcext:value-type="string">
            <text:p>weaver api runtim pointcut pars match need extend new pointcut ad j5 aj5 recommend approach implement java lang reflect object type javalangreflectobjecttyp new refer type deleg referencetypedeleg java lang reflect world javalangreflectworld place bcel world bcel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8377" calcext:value-type="float">
            <text:p>108377</text:p>
          </table:table-cell>
          <table:table-cell table:style-name="ce2" office:value-type="string" calcext:value-type="string">
            <text:p>run program public class public static void main string arg system println new foo aspect aspect1 public public string valu public string foo return valu get error except thread main java lang verifi error verifyerror class aspect1 method ajc inter method intermethod aspect1 foo signatur ljava lang string incompat type get set field init java main java javap reveal field name miss class name part getfield field getfield field valu ljava lang string replac valu valu correct code gener getfield field getfield field valu ljava lang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448" calcext:value-type="float">
            <text:p>1084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448" calcext:value-type="float">
            <text:p>1084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448" calcext:value-type="float">
            <text:p>1084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448" calcext:value-type="float">
            <text:p>1084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816" calcext:value-type="float">
            <text:p>108816</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816" calcext:value-type="float">
            <text:p>108816</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826" calcext:value-type="float">
            <text:p>108826</text:p>
          </table:table-cell>
          <table:table-cell table:style-name="ce2" office:value-type="string" calcext:value-type="string">
            <text:p>use latest aspect aspectj build m3a compil plugin get error find type use follow code packag public class cant find type cantfindtyp public method array return null error occur return type paramet array gener type code compil fine show error doesn show folder locat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826" calcext:value-type="float">
            <text:p>108826</text:p>
          </table:table-cell>
          <table:table-cell table:style-name="ce2" office:value-type="string" calcext:value-type="string">
            <text:p>use latest aspect aspectj build m3a compil plugin get error find type use follow code packag public class cant find type cantfindtyp public method array return null error occur return type paramet array gener type code compil fine show error doesn show folder locat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886" calcext:value-type="float">
            <text:p>108886</text:p>
          </table:table-cell>
          <table:table-cell table:style-name="ce2" office:value-type="string" calcext:value-type="string">
            <text:p>attach small case reproduc error sure attach hope feasibl lo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8886" calcext:value-type="float">
            <text:p>108886</text:p>
          </table:table-cell>
          <table:table-cell table:style-name="ce2" office:value-type="string" calcext:value-type="string">
            <text:p>attach small case reproduc error sure attach hope feasibl lo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8886" calcext:value-type="float">
            <text:p>108886</text:p>
          </table:table-cell>
          <table:table-cell table:style-name="ce2" office:value-type="string" calcext:value-type="string">
            <text:p>attach small case reproduc error sure attach hope feasibl lo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8886" calcext:value-type="float">
            <text:p>108886</text:p>
          </table:table-cell>
          <table:table-cell table:style-name="ce2" office:value-type="string" calcext:value-type="string">
            <text:p>attach small case reproduc error sure attach hope feasibl lo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8886" calcext:value-type="float">
            <text:p>108886</text:p>
          </table:table-cell>
          <table:table-cell table:style-name="ce2" office:value-type="string" calcext:value-type="string">
            <text:p>attach small case reproduc error sure attach hope feasibl log</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08892" calcext:value-type="float">
            <text:p>108892</text:p>
          </table:table-cell>
          <table:table-cell table:style-name="ce2" office:value-type="string" calcext:value-type="string">
            <text:p>tri weav tomcat system level systemlevel aspect meta inf aop xml found jar system classpath web applic aop xml properli deploy tri run togeth system level systemlevel aspect work remov system level systemlevel aspect jar classpath applic level applicationlevel aspect work would reason way isol case could packag simpl system jar app file tomcat would use use debug tri make simpl standalon version aop xml file app classload work fin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892" calcext:value-type="float">
            <text:p>108892</text:p>
          </table:table-cell>
          <table:table-cell table:style-name="ce2" office:value-type="string" calcext:value-type="string">
            <text:p>tri weav tomcat system level systemlevel aspect meta inf aop xml found jar system classpath web applic aop xml properli deploy tri run togeth system level systemlevel aspect work remov system level systemlevel aspect jar classpath applic level applicationlevel aspect work would reason way isol case could packag simpl system jar app file tomcat would use use debug tri make simpl standalon version aop xml file app classload work fin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892" calcext:value-type="float">
            <text:p>108892</text:p>
          </table:table-cell>
          <table:table-cell table:style-name="ce2" office:value-type="string" calcext:value-type="string">
            <text:p>tri weav tomcat system level systemlevel aspect meta inf aop xml found jar system classpath web applic aop xml properli deploy tri run togeth system level systemlevel aspect work remov system level systemlevel aspect jar classpath applic level applicationlevel aspect work would reason way isol case could packag simpl system jar app file tomcat would use use debug tri make simpl standalon version aop xml file app classload work fin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8902" calcext:value-type="float">
            <text:p>108902</text:p>
          </table:table-cell>
          <table:table-cell table:style-name="ce2" office:value-type="string" calcext:value-type="string">
            <text:p>aspectj user aspectjus program produc erron messag iajc workdir psampl dpsampl main src designpattern observ observ prot observerprot ocol aj error type mismatch cannot convert collect collect iajc return observ iajc subject java interfac subject public void add observ addobserv observ observ public void remov observ removeobserv observ observ public collect get observ getobserv observ java interfac observ public void updat observ protocol observerprotocol public abstract aspect observ protocol observerprotocol abstract pointcut state chang statechang subject subject subject subject state chang statechang subject iter subject get observ getobserv iter ha next hasnext observ observ observ next observ updat privat collect subject observ new array list arraylist public void subject add observ addobserv observ observ observ add observ public void subject remov observ removeobserv observ observ observ remov observ public collect subject get observ getobserv return observ</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8902" calcext:value-type="float">
            <text:p>108902</text:p>
          </table:table-cell>
          <table:table-cell table:style-name="ce2" office:value-type="string" calcext:value-type="string">
            <text:p>aspectj user aspectjus program produc erron messag iajc workdir psampl dpsampl main src designpattern observ observ prot observerprot ocol aj error type mismatch cannot convert collect collect iajc return observ iajc subject java interfac subject public void add observ addobserv observ observ public void remov observ removeobserv observ observ public collect get observ getobserv observ java interfac observ public void updat observ protocol observerprotocol public abstract aspect observ protocol observerprotocol abstract pointcut state chang statechang subject subject subject subject state chang statechang subject iter subject get observ getobserv iter ha next hasnext observ observ observ next observ updat privat collect subject observ new array list arraylist public void subject add observ addobserv observ observ observ add observ public void subject remov observ removeobserv observ observ observ remov observ public collect subject get observ getobserv return observ</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9016" calcext:value-type="float">
            <text:p>109016</text:p>
          </table:table-cell>
          <table:table-cell table:style-name="ce2" office:value-type="string" calcext:value-type="string">
            <text:p>except seem happen lst file messag null pointer except nullpointerexcept thrown null stack trace java lang null pointer except nullpointerexcept aspectj ajd intern compil adapt compileradapt configur build option configurebuildopt compil adapt compileradapt java aspectj ajd intern compil adapt compileradapt gen build config genbuildconfig compil adapt compileradapt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9042" calcext:value-type="float">
            <text:p>109042</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042" calcext:value-type="float">
            <text:p>109042</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124" calcext:value-type="float">
            <text:p>10912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124" calcext:value-type="float">
            <text:p>10912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173" calcext:value-type="float">
            <text:p>109173</text:p>
          </table:table-cell>
          <table:table-cell table:style-name="ce2" office:value-type="string" calcext:value-type="string">
            <text:p>suggest enhanc result exhaust test gi osgi environ aspect declar particular class loader either visibl aop xml file contain aspect definit short circuit shortcircuit implement weav class weaveclass byte code bytecod unnecessarili pass weaver especi import gi osgi may hundr class bundl class loader woven use exist enabl flag previous discuss aspectj dev aspectjdev meta inf directori consid privat gi osgi therefor inappropri locat aop xml file declar share aspect therefor propos system properti set resourc name find aop xml file would default meta inf aop xml dorg aspectj weaver loadtim configur meta inf aop xml aspectj aop xml catch throwabl aj instead catch known except except bcexcept issu messag let runtim except pa back class loader user provid messag handler imessagehandl implement decid circumst abort altern aj consid safe interfac weav agent jvmti dump logic contain move weav adaptor weavingadaptor use directli class loade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9173" calcext:value-type="float">
            <text:p>109173</text:p>
          </table:table-cell>
          <table:table-cell table:style-name="ce2" office:value-type="string" calcext:value-type="string">
            <text:p>suggest enhanc result exhaust test gi osgi environ aspect declar particular class loader either visibl aop xml file contain aspect definit short circuit shortcircuit implement weav class weaveclass byte code bytecod unnecessarili pass weaver especi import gi osgi may hundr class bundl class loader woven use exist enabl flag previous discuss aspectj dev aspectjdev meta inf directori consid privat gi osgi therefor inappropri locat aop xml file declar share aspect therefor propos system properti set resourc name find aop xml file would default meta inf aop xml dorg aspectj weaver loadtim configur meta inf aop xml aspectj aop xml catch throwabl aj instead catch known except except bcexcept issu messag let runtim except pa back class loader user provid messag handler imessagehandl implement decid circumst abort altern aj consid safe interfac weav agent jvmti dump logic contain move weav adaptor weavingadaptor use directli class loade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09283" calcext:value-type="float">
            <text:p>109283</text:p>
          </table:table-cell>
          <table:table-cell table:style-name="ce2" office:value-type="string" calcext:value-type="string">
            <text:p>compil aspect aspectj enabl project java sourc mode indirect access static modifi warn follow code incorrectli give compil warn doesn occur aspect aspectj enabl project public class enum foo wibbl wobbl woo public static void main string arg enum set enumset foo set enum set enumset none of noneof foo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283" calcext:value-type="float">
            <text:p>109283</text:p>
          </table:table-cell>
          <table:table-cell table:style-name="ce2" office:value-type="string" calcext:value-type="string">
            <text:p>compil aspect aspectj enabl project java sourc mode indirect access static modifi warn follow code incorrectli give compil warn doesn occur aspect aspectj enabl project public class enum foo wibbl wobbl woo public static void main string arg enum set enumset foo set enum set enumset none of noneof foo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283" calcext:value-type="float">
            <text:p>109283</text:p>
          </table:table-cell>
          <table:table-cell table:style-name="ce2" office:value-type="string" calcext:value-type="string">
            <text:p>compil aspect aspectj enabl project java sourc mode indirect access static modifi warn follow code incorrectli give compil warn doesn occur aspect aspectj enabl project public class enum foo wibbl wobbl woo public static void main string arg enum set enumset foo set enum set enumset none of noneof foo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283" calcext:value-type="float">
            <text:p>109283</text:p>
          </table:table-cell>
          <table:table-cell table:style-name="ce2" office:value-type="string" calcext:value-type="string">
            <text:p>compil aspect aspectj enabl project java sourc mode indirect access static modifi warn follow code incorrectli give compil warn doesn occur aspect aspectj enabl project public class enum foo wibbl wobbl woo public static void main string arg enum set enumset foo set enum set enumset none of noneof foo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283" calcext:value-type="float">
            <text:p>109283</text:p>
          </table:table-cell>
          <table:table-cell table:style-name="ce2" office:value-type="string" calcext:value-type="string">
            <text:p>compil aspect aspectj enabl project java sourc mode indirect access static modifi warn follow code incorrectli give compil warn doesn occur aspect aspectj enabl project public class enum foo wibbl wobbl woo public static void main string arg enum set enumset foo set enum set enumset none of noneof foo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486" calcext:value-type="float">
            <text:p>109486</text:p>
          </table:table-cell>
          <table:table-cell table:style-name="ce2" office:value-type="string" calcext:value-type="string">
            <text:p>testcas aj contain final abstract aspect caus compil abort intern compil error document set mchapman aj error intern compil error aspectj apach bcel classfil class format except classformatexcept class final abstract aspectj apach bcel classfil class parser classpars read class info readclassinfo class par classpar java aspectj apach bcel classfil class parser classpars pars class parser classpars java aspectj weaver bcel util make java class makejavaclass util java aspectj weaver bcel unwoven class file unwovenclassfil get java class getjavaclass unwoven class fil unwovenclassfil java aspectj weaver bcel unwoven class file unwovenclassfil get class name getclassnam unwoven class fil unwovenclassfil java aspectj ajdt intern core builder aj state ajstat note result noteresult aj state ajstat jav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spectj jdt intern compil compil process compil java aspectj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sourc inform avail document set mchapman aj error class either abst ract final final abstract aspect abort except thrown aspect aspectj develop document set mchapman ajc version aspect aspectj compil develop built tuesday sep gmt expect behaviour natur get regular compil errror say aspect either abstract fin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486" calcext:value-type="float">
            <text:p>109486</text:p>
          </table:table-cell>
          <table:table-cell table:style-name="ce2" office:value-type="string" calcext:value-type="string">
            <text:p>testcas aj contain final abstract aspect caus compil abort intern compil error document set mchapman aj error intern compil error aspectj apach bcel classfil class format except classformatexcept class final abstract aspectj apach bcel classfil class parser classpars read class info readclassinfo class par classpar java aspectj apach bcel classfil class parser classpars pars class parser classpars java aspectj weaver bcel util make java class makejavaclass util java aspectj weaver bcel unwoven class file unwovenclassfil get java class getjavaclass unwoven class fil unwovenclassfil java aspectj weaver bcel unwoven class file unwovenclassfil get class name getclassnam unwoven class fil unwovenclassfil java aspectj ajdt intern core builder aj state ajstat note result noteresult aj state ajstat jav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spectj jdt intern compil compil process compil java aspectj jdt intern compil compil compil compil java aspectj ajdt intern core builder aj build manag ajbuildmanag perform compilat performcompilat ion aj build manag ajbuildmanag java aspectj ajdt intern core builder aj build manag ajbuildmanag do build dobuild aj build ajbuild manag java aspectj ajdt intern core builder aj build manag ajbuildmanag batch build batchbuild aj bu ajbu ild manag 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 sourc inform avail document set mchapman aj error class either abst ract final final abstract aspect abort except thrown aspect aspectj develop document set mchapman ajc version aspect aspectj compil develop built tuesday sep gmt expect behaviour natur get regular compil errror say aspect either abstract fin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09614" calcext:value-type="float">
            <text:p>109614</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09614" calcext:value-type="float">
            <text:p>109614</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11481" calcext:value-type="float">
            <text:p>11148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481" calcext:value-type="float">
            <text:p>11148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667" calcext:value-type="float">
            <text:p>111667</text:p>
          </table:table-cell>
          <table:table-cell table:style-name="ce2" office:value-type="string" calcext:value-type="string">
            <text:p>propos compil spit warn anytim appli default advic preced spit recommend default order guarante releas releas compil see thread aspectj dev aspectjdev titl chang runtim execut order one aspectj user aspectjus titl ajdt aspectj reason behind good th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667" calcext:value-type="float">
            <text:p>111667</text:p>
          </table:table-cell>
          <table:table-cell table:style-name="ce2" office:value-type="string" calcext:value-type="string">
            <text:p>propos compil spit warn anytim appli default advic preced spit recommend default order guarante releas releas compil see thread aspectj dev aspectjdev titl chang runtim execut order one aspectj user aspectjus titl ajdt aspectj reason behind good th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667" calcext:value-type="float">
            <text:p>111667</text:p>
          </table:table-cell>
          <table:table-cell table:style-name="ce2" office:value-type="string" calcext:value-type="string">
            <text:p>propos compil spit warn anytim appli default advic preced spit recommend default order guarante releas releas compil see thread aspectj dev aspectjdev titl chang runtim execut order one aspectj user aspectjus titl ajdt aspectj reason behind good th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667" calcext:value-type="float">
            <text:p>111667</text:p>
          </table:table-cell>
          <table:table-cell table:style-name="ce2" office:value-type="string" calcext:value-type="string">
            <text:p>propos compil spit warn anytim appli default advic preced spit recommend default order guarante releas releas compil see thread aspectj dev aspectjdev titl chang runtim execut order one aspectj user aspectjus titl ajdt aspectj reason behind good th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915" calcext:value-type="float">
            <text:p>111915</text:p>
          </table:table-cell>
          <table:table-cell table:style-name="ce2" office:value-type="string" calcext:value-type="string">
            <text:p>aspectj weaver except bcexcept aspectj weaver pattern refer pointcut referencepointcut concretize1 refer pointcut referencepointcut java aspectj weaver pattern pointcut concret pointcut java aspectj weaver pattern refer pointcut referencepointcut concretize1 refer pointcut referencepointcut java aspectj weaver pattern pointcut concret pointcut java aspectj weaver pattern pointcut concret pointcut java aspectj weaver advic concret advic java aspectj weaver bcel bcel advic bceladvic concret bcel advic bceladvic java aspectj weaver crosscut member crosscuttingmemb add shadow munger addshadowmung crosscut member crosscuttingmemb java aspectj weaver crosscut member crosscuttingmemb add shadow munger addshadowmung crosscut member crosscuttingmemb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except bcexcept thrown illeg chang pointcut declar spike np command case commandcas handl command handlecommand bind type pattern bindingtypepattern spike np other handler otherhandl my world myworld batch build build config buildconfig home guido workspac metadata plugin ajdt core np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1915" calcext:value-type="float">
            <text:p>111915</text:p>
          </table:table-cell>
          <table:table-cell table:style-name="ce2" office:value-type="string" calcext:value-type="string">
            <text:p>aspectj weaver except bcexcept aspectj weaver pattern refer pointcut referencepointcut concretize1 refer pointcut referencepointcut java aspectj weaver pattern pointcut concret pointcut java aspectj weaver pattern refer pointcut referencepointcut concretize1 refer pointcut referencepointcut java aspectj weaver pattern pointcut concret pointcut java aspectj weaver pattern pointcut concret pointcut java aspectj weaver advic concret advic java aspectj weaver bcel bcel advic bceladvic concret bcel advic bceladvic java aspectj weaver crosscut member crosscuttingmemb add shadow munger addshadowmung crosscut member crosscuttingmemb java aspectj weaver crosscut member crosscuttingmemb add shadow munger addshadowmung crosscut member crosscuttingmemb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except bcexcept thrown illeg chang pointcut declar spike np command case commandcas handl command handlecommand bind type pattern bindingtypepattern spike np other handler otherhandl my world myworld batch build build config buildconfig home guido workspac metadata plugin ajdt core np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027" calcext:value-type="float">
            <text:p>112027</text:p>
          </table:table-cell>
          <table:table-cell table:style-name="ce2" office:value-type="string" calcext:value-type="string">
            <text:p>m4 0m4 get error paramet ti bound branch pointcut true untest develop version branch duplic specif packag demo per thi perthi public class per thi perthi public static void main string arg new aspect per thi test perthistest perthi pc tut index tutindex exampl basic perthi examplebasicperthi pointcut pc within per thi test perthistest call void run ti pc ti system println bef ti class int void run void run system println ru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027" calcext:value-type="float">
            <text:p>112027</text:p>
          </table:table-cell>
          <table:table-cell table:style-name="ce2" office:value-type="string" calcext:value-type="string">
            <text:p>m4 0m4 get error paramet ti bound branch pointcut true untest develop version branch duplic specif packag demo per thi perthi public class per thi perthi public static void main string arg new aspect per thi test perthistest perthi pc tut index tutindex exampl basic perthi examplebasicperthi pointcut pc within per thi test perthistest call void run ti pc ti system println bef ti class int void run void run system println ru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027" calcext:value-type="float">
            <text:p>112027</text:p>
          </table:table-cell>
          <table:table-cell table:style-name="ce2" office:value-type="string" calcext:value-type="string">
            <text:p>m4 0m4 get error paramet ti bound branch pointcut true untest develop version branch duplic specif packag demo per thi perthi public class per thi perthi public static void main string arg new aspect per thi test perthistest perthi pc tut index tutindex exampl basic perthi examplebasicperthi pointcut pc within per thi test perthistest call void run ti pc ti system println bef ti class int void run void run system println ru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243" calcext:value-type="float">
            <text:p>11224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243" calcext:value-type="float">
            <text:p>11224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476" calcext:value-type="float">
            <text:p>11247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476" calcext:value-type="float">
            <text:p>11247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514" calcext:value-type="float">
            <text:p>11251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615" calcext:value-type="float">
            <text:p>112615</text:p>
          </table:table-cell>
          <table:table-cell table:style-name="ce2" office:value-type="string" calcext:value-type="string">
            <text:p>ajdt instal bean exampl add new interfac call add follow line bound point boundpoint aj declar parent hasmethod set implement open aspect aspectj compil prefer page select member advanc tab click ok rebuild option work project would build correctli stand error type pattern hasmethod set use xha member xhasmemb option s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756" calcext:value-type="float">
            <text:p>112756</text:p>
          </table:table-cell>
          <table:table-cell table:style-name="ce2" office:value-type="string" calcext:value-type="string">
            <text:p>work aspect rais error junit method didn use assert appar use pointcut like call void assert assert ajdt compil complain use assert keyword think warn shown case anyway complet aspect code import junit framework import junit framework assert import junit framework assert fail error assertionfailederror public aspect assert counter assertioncount privat thread local threadloc count new thread local threadloc public pointcut test method execut testmethodexecut execut void public pointcut assert call assertcal cflow test method execut testmethodexecut call void assert assert void around test method execut testmethodexecut count set new counter proceed counter count get get count getcount throw new assert fail error assertionfailederror assert call assert call assertcal counter count get in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2830" calcext:value-type="float">
            <text:p>112830</text:p>
          </table:table-cell>
          <table:table-cell table:style-name="ce2" office:value-type="string" calcext:value-type="string">
            <text:p>compil make warn aspectrt jar file differ name like aspectrt jar case compil mave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073" calcext:value-type="float">
            <text:p>113073</text:p>
          </table:table-cell>
          <table:table-cell table:style-name="ce2" office:value-type="string" calcext:value-type="string">
            <text:p>given follow class interfac annot aspect declar method public anoth method anothermethod annot class aspect public void anoth method anothermethod string public void anoth method anothermethod would expect two weaveinfo messag form weaveinfo public void anoth method anothermethod pr99191 java annot annot method annot pr99191 java weaveinfo public void anoth method anothermethod string pr99191 java annot annot method annot pr99191 java howev two intertyp messag com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073" calcext:value-type="float">
            <text:p>113073</text:p>
          </table:table-cell>
          <table:table-cell table:style-name="ce2" office:value-type="string" calcext:value-type="string">
            <text:p>given follow class interfac annot aspect declar method public anoth method anothermethod annot class aspect public void anoth method anothermethod string public void anoth method anothermethod would expect two weaveinfo messag form weaveinfo public void anoth method anothermethod pr99191 java annot annot method annot pr99191 java weaveinfo public void anoth method anothermethod string pr99191 java annot annot method annot pr99191 java howev two intertyp messag com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118" calcext:value-type="float">
            <text:p>113118</text:p>
          </table:table-cell>
          <table:table-cell table:style-name="ce2" office:value-type="string" calcext:value-type="string">
            <text:p>build id aspect aspectj version follow aspect result cfe public aspect call trace calltrac marker interfac use pick class trace declar class trace implement interfac best way use aspect like one class comment block public static interfac trace marker annoat use instead link trace document retent retent polici retentionpolici runtim target element type elementtyp type element type elementtyp annot type public interfac trace anno tracedanno privat static level level level info set global log level use report trace call default info param new level newlevel public static void set level setlevel level new level newlevel level new level newlevel return level use write trace output public static level get level getlevel return level privat static logger log logger get logger getlogg trace class privat int nest privat static string buffer stringbuff prefix str prefixstr null static new string buffer stringbuff int stuff prefix str prefixstr append public pointcut exclus within call trace calltrac within tracer distinguish initi jp method call work around aj limit around advic isn support initi public pointcut trace intf init traceintfinit initi trace new public pointcut trace intf traceintf call trace public pointcut trace anno init traceannoinit initi adteract new target trace anno tracedanno public pointcut trace anno traceanno call adteract target trace anno tracedanno public pointcut trace init traceinit exclus trace intf init traceintfinit trace anno init traceannoinit public pointcut trace exclus trace intf traceintf trace anno traceanno trace init traceinit nest string pre prefix str prefixstr substr nest log log level pre thi join point static part thisjoinpointstaticpart trace init traceinit string pre prefix str prefixstr substr nest log log level pre thi join point static part thisjoinpointstaticpart nest object around trace nest string pre prefix str prefixstr substr nest log log level pre thi join point static part thisjoinpointstaticpart object result proceed log log level pre thi join point static part thisjoinpointstaticpart nest return result separ aspect use declar parent declar type either marker interfac annot therebi ad trace user specifi userspecifi class public aspect call trace test tracer calltracetesttrac declar type foo call trace calltrac trace anno tracedanno declar parent foo implement call trace calltrac trace except wasn thrown previou version use advic trace trace init traceinit pointcut aspectj apach bcel classfil class format except classformatexcept aspectj apach bcel classfil util type of signatur typeofsignatur util java aspectj apach bcel gener type get type intern gettypeintern type java aspectj apach bcel gener type get type intern gettypeintern type java aspectj apach bcel gener type get type gettyp type java aspectj weaver bcel bcel world bcelworld make bcel type makebceltyp bcel world bcelworld java aspectj weaver bcel bcel shadow bcelshadow creat method gen createmethodgen bcel shadow bcelshadow java aspectj weaver bcel bcel shadow bcelshadow extract method extractmethod bcel shadow bcelshadow java aspectj weaver bcel bcel shadow bcelshadow weav around inlin weavearoundinlin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troubl public class adteract framework condit test filter test conditiontestfiltertest extend junit framework test case testcas adteract framework condit test filter conditiontestfilt ctf signatur lcom adteract framework condit test filter conditiontestfilt lcom adteract framework input stub inputstub lcom adteract framework output stub outputstub static class class privat static final aspectj lang join point joinpoint static part staticpart ajc tjp public void init aload adteract framework condit test filter test conditiontestfiltertest line invokespeci junit framework test case testcas init constructor execut constructorexecut void adteract framework condit test filter test conditiontestfiltertest init aload adteract framework condit test filter test conditiontestfiltertest line aconst null putfield adteract framework condit test filter test conditiontestfiltertest ctf lcom adteract framework condit test filter conditiontestfilt return line constructor execut constructorexecut void adteract framework condit test filter test conditiontestfiltertest init public void init protect void set up setup throw java lang except aspectj weaver method declar line number methoddeclarationlinenumb method execut methodexecut void adteract framework condit test filter test conditiontestfiltertest set up setup aload adteract framework condit test filter test conditiontestfiltertest line invokespeci junit framework test case testcas set up setup aload adteract framework condit test filter test conditiontestfiltertest line new adteract framework condit test filter stub conditiontestfilterstub dup ldc ctf aload adteract framework condit test filter test conditiontestfiltertest astor method call methodcal adteract framework filter adteract framework condit test filter test conditiontestfiltertest make branch makebranch aload invokespeci adteract framework condit test filter test conditiontestfiltertest make branch makebranch lcom adteract framework filter method call methodcal adteract framework filter adteract framework condit test filter test conditiontestfiltertest make branch makebranch invokespeci adteract framework condit test filter stub conditiontestfilterstub init ljava lang string lcom adteract framework filter putfield adteract framework condit test filter test conditiontestfiltertest ctf lcom adteract framework condit test filter conditiontestfilt return line method execut methodexecut void adteract framework condit test filter test conditiontestfiltertest set up setup protect void set up setup throw java lang except public void test execut testexecut aspectj weaver method declar line number methoddeclarationlinenumb method execut methodexecut void adteract framework condit test filter test conditiontestfiltertest test execut testexecut aload adteract framework condit test filter test conditiontestfiltertest line getfield adteract framework condit test filter test conditiontestfiltertest ctf lcom adteract framework condit test filter conditiontestfilt new adteract framework input stub inputstub dup invokespeci adteract framework input stub inputstub init method call methodcal adteract framework output adteract framework condit test filter conditiontestfilt execut adteract framework input invokevirtu adteract framework condit test filter conditiontestfilt execut lcom adteract framework input lcom adteract framework output method call methodcal adteract framework output adteract framework condit test filter conditiontestfilt execut adteract framework input checkcast adteract framework output stub outputstub astor ldc bf12 line aload adteract framework output stub outputstub output method call methodcal adteract framework statu adteract framework output stub outputstub get statu getstatu invokevirtu adteract framework output stub outputstub get statu getstatu lcom adteract framework statu method call methodcal adteract framework statu adteract framework output stub outputstub get statu getstatu method call methodcal java lang string adteract framework statu get addit messag getadditionalmessag invokeinterfac adteract framework statu get addit messag getadditionalmessag ljava lang string method call methodcal java lang string adteract framework statu get addit messag getadditionalmessag method call methodcal void junit framework assert assert equal assertequ java lang string java lang string invokestat adteract framework condit test filter test conditiontestfiltertest assert equal assertequ ljava lang string ljava lang string method call methodcal void junit framework assert assert equal assertequ java lang string java lang string aload adteract framework condit test filter test conditiontestfiltertest line new adteract framework condit test filter stub conditiontestfilterstub dup invokespeci adteract framework condit test filter stub conditiontestfilterstub init putfield adteract framework condit test filter test conditiontestfiltertest ctf lcom adteract framework condit test filter conditiontestfilt aload adteract framework condit test filter test conditiontestfiltertest line getfield adteract framework condit test filter test conditiontestfiltertest ctf lcom adteract framework condit test filter conditiontestfilt new adteract framework input stub inputstub dup invokespeci adteract framework input stub inputstub init method call methodcal adteract framework output adteract framework condit test filter conditiontestfilt execut adteract framework input invokevirtu adteract framework condit test filter conditiontestfilt execut lcom adteract framework input lcom adteract framework output method call methodcal adteract framework output adteract framework condit test filter conditiontestfilt execut adteract framework input checkcast adteract framework output stub outputstub astor adteract framework output stub outputstub output aload adteract framework output stub outputstub output line method call methodcal void junit framework assert assert not null assertnotnul java lang object invokestat adteract framework condit test filter test conditiontestfiltertest assert not null assertnotnul ljava lang object method call methodcal void junit framework assert assert not null assertnotnul java lang object return line method execut methodexecut void adteract framework condit test filter test conditiontestfiltertest test execut testexecut public void test execut testexecut public void test get filter branch testgetfilterbranch aspectj weaver method declar line number methoddeclarationlinenumb method execut methodexecut void adteract framework condit test filter test conditiontestfiltertest test get filter branch testgetfilterbranch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ot null assertnotnul java lang object invokestat adteract framework condit test filter test conditiontestfiltertest assert not null assertnotnul ljava lang object method call methodcal void junit framework assert assert not null assertnotnul java lang object iconst line aload adteract framework condit test filter test conditiontestfiltertest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arraylength method call methodcal void junit framework assert assert equal assertequ int int invokestat adteract framework condit test filter test conditiontestfiltertest assert equal assertequ ii method call methodcal void junit framework assert assert equal assertequ int int aload adteract framework condit test filter test conditiontestfiltertest line new adteract framework condit test filter stub conditiontestfilterstub dup invokespeci adteract framework condit test filter stub conditiontestfilterstub init putfield adteract framework condit test filter test conditiontestfiltertest ctf lcom adteract framework condit test filter conditiontestfilt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ull assertnul java lang object invokestat adteract framework condit test filter test conditiontestfiltertest assert null assertnul ljava lang object method call methodcal void junit framework assert assert null assertnul java lang object return line method execut methodexecut void adteract framework condit test filter test conditiontestfiltertest test get filter branch testgetfilterbranch public void test get filter branch testgetfilterbranch public void test set filter branch testsetfilterbranch aspectj weaver method declar line number methoddeclarationlinenumb method execut methodexecut void adteract framework condit test filter test conditiontestfiltertest test set filter branch testsetfilterbranch aload adteract framework condit test filter test conditiontestfiltertest line method call methodcal adteract framework filter adteract framework condit test filter test conditiontestfiltertest make branch makebranch invokespeci adteract framework condit test filter test conditiontestfiltertest make branch makebranch lcom adteract framework filter method call methodcal adteract framework filter adteract framework condit test filter test conditiontestfiltertest make branch makebranch astor aload adteract framework condit test filter test conditiontestfiltertest line getfield adteract framework condit test filter test conditiontestfiltertest ctf lcom adteract framework condit test filter conditiontestfilt aload adteract framework filter branch method call methodcal void adteract framework condit test filter conditiontestfilt set filter branch setfilterbranch adteract framework filter invokevirtu adteract framework condit test filter conditiontestfilt set filter branch setfilterbranch lcom adteract framework filter method call methodcal void adteract framework condit test filter conditiontestfilt set filter branch setfilterbranch adteract framework filter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ot null assertnotnul java lang object invokestat adteract framework condit test filter test conditiontestfiltertest assert not null assertnotnul ljava lang object method call methodcal void junit framework assert assert not null assertnotnul java lang object iconst line aload adteract framework condit test filter test conditiontestfiltertest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arraylength method call methodcal void junit framework assert assert equal assertequ int int invokestat adteract framework condit test filter test conditiontestfiltertest assert equal assertequ ii method call methodcal void junit framework assert assert equal assertequ int int aload adteract framework condit test filter test conditiontestfiltertest line getfield adteract framework condit test filter test conditiontestfiltertest ctf lcom adteract framework condit test filter conditiontestfilt aconst null method call methodcal void adteract framework condit test filter conditiontestfilt set filter branch setfilterbranch adteract framework filter invokevirtu adteract framework condit test filter conditiontestfilt set filter branch setfilterbranch lcom adteract framework filter method call methodcal void adteract framework condit test filter conditiontestfilt set filter branch setfilterbranch adteract framework filter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ull assertnul java lang object invokestat adteract framework condit test filter test conditiontestfiltertest assert null assertnul ljava lang object method call methodcal void junit framework assert assert null assertnul java lang object return line method execut methodexecut void adteract framework condit test filter test conditiontestfiltertest test set filter branch testsetfilterbranch public void test set filter branch testsetfilterbranch public void test condit test filter testconditiontestfilt aspectj weaver method declar line number methoddeclarationlinenumb method execut methodexecut void adteract framework condit test filter test conditiontestfiltertest test condit test filter testconditiontestfilt aload adteract framework condit test filter test conditiontestfiltertest line new adteract framework condit test filter stub conditiontestfilterstub dup invokespeci adteract framework condit test filter stub conditiontestfilterstub init putfield adteract framework condit test filter test conditiontestfiltertest ctf lcom adteract framework condit test filter conditiontestfilt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ull assertnul java lang object invokestat adteract framework condit test filter test conditiontestfiltertest assert null assertnul ljava lang object method call methodcal void junit framework assert assert null assertnul java lang object ldc adteract framework condit test filter stub conditiontestfilterstub line method call methodcal java lang string java lang class get simpl name getsimplenam invokevirtu java lang class get simpl name getsimplenam ljava lang string method call methodcal java lang string java lang class get simpl name getsimplenam aload adteract framework condit test filter test conditiontestfiltertest getfield adteract framework condit test filter test conditiontestfiltertest ctf lcom adteract framework condit test filter conditiontestfilt method call methodcal java lang string adteract framework filter helper filterhelp get name getnam invokevirtu adteract framework filter helper filterhelp get name getnam ljava lang string method call methodcal java lang string adteract framework filter helper filterhelp get name getnam method call methodcal void junit framework assert assert equal assertequ java lang string java lang string invokestat adteract framework condit test filter test conditiontestfiltertest assert equal assertequ ljava lang string ljava lang string method call methodcal void junit framework assert assert equal assertequ java lang string java lang string return line method execut methodexecut void adteract framework condit test filter test conditiontestfiltertest test condit test filter testconditiontestfilt public void test condit test filter testconditiontestfilt public void test condit test filter string testconditiontestfilterstr aspectj weaver method declar line number methoddeclarationlinenumb method execut methodexecut void adteract framework condit test filter test conditiontestfiltertest test condit test filter string testconditiontestfilterstr aload adteract framework condit test filter test conditiontestfiltertest line new adteract framework condit test filter stub conditiontestfilterstub dup ldc foo invokespeci adteract framework condit test filter stub conditiontestfilterstub init ljava lang string putfield adteract framework condit test filter test conditiontestfiltertest ctf lcom adteract framework condit test filter conditiontestfilt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ull assertnul java lang object invokestat adteract framework condit test filter test conditiontestfiltertest assert null assertnul ljava lang object method call methodcal void junit framework assert assert null assertnul java lang object ldc foo line aload adteract framework condit test filter test conditiontestfiltertest getfield adteract framework condit test filter test conditiontestfiltertest ctf lcom adteract framework condit test filter conditiontestfilt method call methodcal java lang string adteract framework filter helper filterhelp get name getnam invokevirtu adteract framework filter helper filterhelp get name getnam ljava lang string method call methodcal java lang string adteract framework filter helper filterhelp get name getnam method call methodcal void junit framework assert assert equal assertequ java lang string java lang string invokestat adteract framework condit test filter test conditiontestfiltertest assert equal assertequ ljava lang string ljava lang string method call methodcal void junit framework assert assert equal assertequ java lang string java lang string return line method execut methodexecut void adteract framework condit test filter test conditiontestfiltertest test condit test filter string testconditiontestfilterstr public void test condit test filter string testconditiontestfilterstr public void test condit test filter string filter of array testconditiontestfilterstringfilterofioarray aspectj weaver method declar line number methoddeclarationlinenumb method execut methodexecut void adteract framework condit test filter test conditiontestfiltertest test condit test filter string filter of array testconditiontestfilterstringfilterofioarray aload adteract framework condit test filter test conditiontestfiltertest line new adteract framework condit test filter stub conditiontestfilterstub dup ldc foo aload adteract framework condit test filter test conditiontestfiltertest method call methodcal adteract framework filter adteract framework condit test filter test conditiontestfiltertest make branch makebranch invokespeci adteract framework condit test filter test conditiontestfiltertest make branch makebranch lcom adteract framework filter method call methodcal adteract framework filter adteract framework condit test filter test conditiontestfiltertest make branch makebranch invokespeci adteract framework condit test filter stub conditiontestfilterstub init ljava lang string lcom adteract framework filter putfield adteract framework condit test filter test conditiontestfiltertest ctf lcom adteract framework condit test filter conditiontestfilt aload adteract framework condit test filter test conditiontestfiltertest line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method call methodcal void junit framework assert assert not null assertnotnul java lang object invokestat adteract framework condit test filter test conditiontestfiltertest assert not null assertnotnul ljava lang object method call methodcal void junit framework assert assert not null assertnotnul java lang object iconst line aload adteract framework condit test filter test conditiontestfiltertest getfield adteract framework condit test filter test conditiontestfiltertest ctf lcom adteract framework condit test filter conditiontestfilt method call methodcal adteract framework filter adteract framework condit test filter conditiontestfilt get filter branch getfilterbranch invokevirtu adteract framework condit test filter conditiontestfilt get filter branch getfilterbranch lcom adteract framework filter method call methodcal adteract framework filter adteract framework condit test filter conditiontestfilt get filter branch getfilterbranch arraylength method call methodcal void junit framework assert assert equal assertequ int int invokestat adteract framework condit test filter test conditiontestfiltertest assert equal assertequ ii method call methodcal void junit framework assert assert equal assertequ int int ldc foo line aload adteract framework condit test filter test conditiontestfiltertest getfield adteract framework condit test filter test conditiontestfiltertest ctf lcom adteract framework condit test filter conditiontestfilt method call methodcal java lang string adteract framework filter helper filterhelp get name getnam invokevirtu adteract framework filter helper filterhelp get name getnam ljava lang string method call methodcal java lang string adteract framework filter helper filterhelp get name getnam method call methodcal void junit framework assert assert equal assertequ java lang string java lang string invokestat adteract framework condit test filter test conditiontestfiltertest assert equal assertequ ljava lang string ljava lang string method call methodcal void junit framework assert assert equal assertequ java lang string java lang string return line method execut methodexecut void adteract framework condit test filter test conditiontestfiltertest test condit test filter string filter of array testconditiontestfilterstringfilterofioarray public void test condit test filter string filter of array testconditiontestfilterstringfilterofioarray privat adteract framework filter make branch makebranch aspectj weaver method declar line number methoddeclarationlinenumb method execut methodexecut adteract framework filter adteract framework condit test filter test conditiontestfiltertest make branch makebranch iconst line anewarray adteract framework filter helper stub filterhelperstub astor aload adteract framework filter branch line iconst new adteract framework filter helper stub filterhelperstub dup ldc bf1 invokespeci adteract framework filter helper stub filterhelperstub init ljava lang string aastor aload adteract framework filter branch line iconst new adteract framework filter helper stub filterhelperstub dup ldc bf12 invokespeci adteract framework filter helper stub filterhelperstub init ljava lang string aastor aload adteract framework filter branch line iconst new adteract framework filter helper stub filterhelperstub dup ldc bf invokespeci adteract framework filter helper stub filterhelperstub init ljava lang string aastor aload adteract framework filter branch line areturn method execut methodexecut adteract framework filter adteract framework condit test filter test conditiontestfiltertest make branch makebranch privat adteract framework filter make branch makebranch public class adteract framework condit test filter test conditiontestfiltertest implement shadow method call methodcal adteract framework filter adteract framework condit test filter test conditiontestfiltertest make branch makebranch weav type adteract framework condit test filter test conditiontestfiltertest weav class weav increment build build config buildconfig cygwin home dwampler work workspac metadata plugin ajdt core adserv servic adserverservic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510" calcext:value-type="float">
            <text:p>113510</text:p>
          </table:table-cell>
          <table:table-cell table:style-name="ce2" office:value-type="string" calcext:value-type="string">
            <text:p>clearli defin goal read aspect readaspect old byte byte read caus npe case current impl hashcod aspect name classload ie unstabl across startu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511" calcext:value-type="float">
            <text:p>113511</text:p>
          </table:table-cell>
          <table:table-cell table:style-name="ce2" office:value-type="string" calcext:value-type="string">
            <text:p>alex basic patch work well leav weekend ll let matthew post offici bugzilla sinc idea earlier return enabl small addit made seem help would great head report perform number base part articl developerwork hope enjoy new addit thank index class loader weav adaptor classloaderweavingadaptor java rc file home technolog aspectj modul loadtim src aspectj weaver loadtim class loader weav adaptor classloaderweavingadaptor java retriev revis diff r1 class loader weav adaptor classloaderweavingadaptor java class loader weav adaptor classloaderweavingadaptor java oct class loader weav adaptor classloaderweavingadaptor java oct regist definit regist definit registerdefinit weaver loader enabl return messag handler messagehandl bcel world bcelworld get messag handler getmessagehandl bcel world bcelworld set resolut loader setresolutionload class loader classload null loader get parent getpar ad aspect weaver prepar for weav prepareforweav definit add document parser documentpars pars xml definit is empti isempti enabl fals return still go thru definit empti sinc configur default messag handler regist option registeropt weaver loader defini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511" calcext:value-type="float">
            <text:p>113511</text:p>
          </table:table-cell>
          <table:table-cell table:style-name="ce2" office:value-type="string" calcext:value-type="string">
            <text:p>alex basic patch work well leav weekend ll let matthew post offici bugzilla sinc idea earlier return enabl small addit made seem help would great head report perform number base part articl developerwork hope enjoy new addit thank index class loader weav adaptor classloaderweavingadaptor java rc file home technolog aspectj modul loadtim src aspectj weaver loadtim class loader weav adaptor classloaderweavingadaptor java retriev revis diff r1 class loader weav adaptor classloaderweavingadaptor java class loader weav adaptor classloaderweavingadaptor java oct class loader weav adaptor classloaderweavingadaptor java oct regist definit regist definit registerdefinit weaver loader enabl return messag handler messagehandl bcel world bcelworld get messag handler getmessagehandl bcel world bcelworld set resolut loader setresolutionload class loader classload null loader get parent getpar ad aspect weaver prepar for weav prepareforweav definit add document parser documentpars pars xml definit is empti isempti enabl fals return still go thru definit empti sinc configur default messag handler regist option registeropt weaver loader defini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3861" calcext:value-type="float">
            <text:p>113861</text:p>
          </table:table-cell>
          <table:table-cell table:style-name="ce2" office:value-type="string" calcext:value-type="string">
            <text:p>hi compil follow exampl get error test aspect testaspect aj error incompat return type appli field get fieldget java util set mprv secsph int set intsset java error incompat return type appli field get fieldget java util set mprv secsph int set intsset exampl java code packag public class set integ int set intsset public set integ foo return int set intsset aspect public privileg aspect test aspect testaspect pointcut get member gettingmemb target get public set integ within test aspect testaspect set integ around get member collect gettingmembercollect set proceed return tri mani kind workaround thing work defin member field without use gener regular set one disturb fitur work m2 releas exampl function work project m2 report error java code aspect public privileg aspect test aspect testaspect pointcut get member gettingmemb target get public set within test aspect testaspect set around get member collect gettingmembercollect set proceed return someth wrong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3861" calcext:value-type="float">
            <text:p>113861</text:p>
          </table:table-cell>
          <table:table-cell table:style-name="ce2" office:value-type="string" calcext:value-type="string">
            <text:p>hi compil follow exampl get error test aspect testaspect aj error incompat return type appli field get fieldget java util set mprv secsph int set intsset java error incompat return type appli field get fieldget java util set mprv secsph int set intsset exampl java code packag public class set integ int set intsset public set integ foo return int set intsset aspect public privileg aspect test aspect testaspect pointcut get member gettingmemb target get public set integ within test aspect testaspect set integ around get member collect gettingmembercollect set proceed return tri mani kind workaround thing work defin member field without use gener regular set one disturb fitur work m2 releas exampl function work project m2 report error java code aspect public privileg aspect test aspect testaspect pointcut get member gettingmemb target get public set within test aspect testaspect set around get member collect gettingmembercollect set proceed return someth wrong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3861" calcext:value-type="float">
            <text:p>113861</text:p>
          </table:table-cell>
          <table:table-cell table:style-name="ce2" office:value-type="string" calcext:value-type="string">
            <text:p>hi compil follow exampl get error test aspect testaspect aj error incompat return type appli field get fieldget java util set mprv secsph int set intsset java error incompat return type appli field get fieldget java util set mprv secsph int set intsset exampl java code packag public class set integ int set intsset public set integ foo return int set intsset aspect public privileg aspect test aspect testaspect pointcut get member gettingmemb target get public set integ within test aspect testaspect set integ around get member collect gettingmembercollect set proceed return tri mani kind workaround thing work defin member field without use gener regular set one disturb fitur work m2 releas exampl function work project m2 report error java code aspect public privileg aspect test aspect testaspect pointcut get member gettingmemb target get public set within test aspect testaspect set around get member collect gettingmembercollect set proceed return someth wrong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3861" calcext:value-type="float">
            <text:p>113861</text:p>
          </table:table-cell>
          <table:table-cell table:style-name="ce2" office:value-type="string" calcext:value-type="string">
            <text:p>hi compil follow exampl get error test aspect testaspect aj error incompat return type appli field get fieldget java util set mprv secsph int set intsset java error incompat return type appli field get fieldget java util set mprv secsph int set intsset exampl java code packag public class set integ int set intsset public set integ foo return int set intsset aspect public privileg aspect test aspect testaspect pointcut get member gettingmemb target get public set integ within test aspect testaspect set integ around get member collect gettingmembercollect set proceed return tri mani kind workaround thing work defin member field without use gener regular set one disturb fitur work m2 releas exampl function work project m2 report error java code aspect public privileg aspect test aspect testaspect pointcut get member gettingmemb target get public set within test aspect testaspect set around get member collect gettingmembercollect set proceed return someth wrong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4005" calcext:value-type="float">
            <text:p>11400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005" calcext:value-type="float">
            <text:p>11400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332" calcext:value-type="float">
            <text:p>114332</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495" calcext:value-type="float">
            <text:p>1144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495" calcext:value-type="float">
            <text:p>1144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495" calcext:value-type="float">
            <text:p>1144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495" calcext:value-type="float">
            <text:p>1144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744" calcext:value-type="float">
            <text:p>114744</text:p>
          </table:table-cell>
          <table:table-cell table:style-name="ce2" office:value-type="string" calcext:value-type="string">
            <text:p>compil program ajc public aspect wildcard class extend wildcard wildcard cl void foo throw except wildcard cl new instanc newinst ajc throw except java lang null pointer except nullpointerexcept aspectj jdt intern compil lookup captur bind capturebind initi bound initializebound captur bind capturebind java aspectj jdt intern compil lookup parameter type bind parameterizedtypebind captur parameter type bind parameterizedtypebind java aspectj jdt intern compil ast singl name refer singlenamerefer resolv type resolvetyp singl name refer singlenamerefer java aspectj jdt intern compil ast messag send messagesend resolv type resolvetyp messag send messagesend java aspectj jdt intern compil ast local declar localdeclar resolv local declar localdeclar java aspectj jdt intern compil ast abstract method declar abstractmethoddeclar resolv statement resolvestat abstract method declar abstractmethoddeclar java aspectj jdt intern compil ast method declar methoddeclar resolv statement resolvestat method declar methoddeclar java aspectj jdt intern compil ast abstract method declar abstractmethoddeclar resolv abstract method declar abstractmethoddeclar java aspectj jdt intern compil ast type declar typedeclar resolv type declar typedeclar java aspectj ajdt intern compil ast aspect declar aspectdeclar resolv aspect declar aspectdeclar java aspectj jdt intern compil ast type declar typedeclar resolv type declar typedeclar java aspectj jdt intern compil ast compil unit declar compilationunitdeclar resolv compil unit declar compilationunitdeclar java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4744" calcext:value-type="float">
            <text:p>114744</text:p>
          </table:table-cell>
          <table:table-cell table:style-name="ce2" office:value-type="string" calcext:value-type="string">
            <text:p>compil program ajc public aspect wildcard class extend wildcard wildcard cl void foo throw except wildcard cl new instanc newinst ajc throw except java lang null pointer except nullpointerexcept aspectj jdt intern compil lookup captur bind capturebind initi bound initializebound captur bind capturebind java aspectj jdt intern compil lookup parameter type bind parameterizedtypebind captur parameter type bind parameterizedtypebind java aspectj jdt intern compil ast singl name refer singlenamerefer resolv type resolvetyp singl name refer singlenamerefer java aspectj jdt intern compil ast messag send messagesend resolv type resolvetyp messag send messagesend java aspectj jdt intern compil ast local declar localdeclar resolv local declar localdeclar java aspectj jdt intern compil ast abstract method declar abstractmethoddeclar resolv statement resolvestat abstract method declar abstractmethoddeclar java aspectj jdt intern compil ast method declar methoddeclar resolv statement resolvestat method declar methoddeclar java aspectj jdt intern compil ast abstract method declar abstractmethoddeclar resolv abstract method declar abstractmethoddeclar java aspectj jdt intern compil ast type declar typedeclar resolv type declar typedeclar java aspectj ajdt intern compil ast aspect declar aspectdeclar resolv aspect declar aspectdeclar java aspectj jdt intern compil ast type declar typedeclar resolv type declar typedeclar java aspectj jdt intern compil ast compil unit declar compilationunitdeclar resolv compil unit declar compilationunitdeclar java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main mai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204" calcext:value-type="float">
            <text:p>115204</text:p>
          </table:table-cell>
          <table:table-cell table:style-name="ce2" office:value-type="string" calcext:value-type="string">
            <text:p>sorri small case look like npe happen annot refer compil aspect longer exist renam class woven first one alphabet method woven annot let know need case sorri late bug write articl java lang null pointer except nullpointerexcept aspectj weaver pattern wild annot type pattern wildannotationtypepattern match wild annot type pattern wildannotationtypepattern java aspectj weaver pattern signatur pattern signaturepattern match annot matchesannot signatur pattern signaturepattern java aspectj weaver pattern signatur pattern signaturepattern match exactli matchesexactli signatur pattern signaturepattern java aspectj weaver pattern signatur pattern signaturepattern match signatur pattern signaturepattern java aspectj weaver pattern withincod pointcut withincodepointcut match intern matchintern withincod pointcut withincode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isberg articl aop7 bean bean test abeantest plu aplu extend java lang object type munger typemung bcel type munger bceltypemung resolv type munger resolvedtypemung method java lang string isberg articl aop7 bean bean test abeantest plu cplu properti name propertynam java lang string declar declar parent isberg articl aop7 bean bean test abeantest plu cplu extend isberg articl aop7 bean bean abean bean ibean privat static throwabl ajc init failur caus initfailurecaus public static final isberg articl aop7 bean bean test abeantest plu aplu ajc per singleton instanc persingletoninst static void clinit staticiniti void isberg articl aop7 bean bean test abeantest plu aplu clinit catch java lang throwabl e0 invokestat isberg articl aop7 bean bean test abeantest plu aplu ajc post clinit postclinit line catch java lang throwabl e0 goto l0 e0 astor aload putstat isberg articl aop7 bean bean test abeantest plu aplu ajc init failur caus initfailurecaus ljava lang throwabl l0 return staticiniti void isberg articl aop7 bean bean test abeantest plu aplu clinit static void clinit void init aload isberg articl aop7 bean bean test abeantest plu aplu line invokespeci java lang object init constructor execut constructorexecut void isberg articl aop7 bean bean test abeantest plu aplu init return constructor execut constructorexecut void isberg articl aop7 bean bean test abeantest plu aplu init void init void ajc declar parent aspectj weaver method declar line number methoddeclarationlinenumb return line void ajc declar parent public static string ajc inter method intermethod isberg articl aop7 bean bean test abeantest plu aplu isberg articl aop7 bean bean test abeantest plu cplu properti name propertynam isberg articl aop7 bean bean test abeantest plu cplu string effect signatur attribut effectivesignatureattribut java lang string isberg articl aop7 bean bean test abeantest plu cplu properti name propertynam java lang string method execut methodexecut method execut methodexecut java lang string isberg articl aop7 bean bean test abeantest plu cplu properti name propertynam java lang string aload isberg articl aop7 bean bean test abeantest plu cplu ajc line aload java lang string method name methodnam invokestat isberg articl aop7 bean bean abean ajc inter method intermethod isberg articl aop7 bean bean abean isberg articl aop7 bean bean abean bean ibean properti name propertynam lcom isberg articl aop7 bean bean abean bean ibean ljava lang string ljava lang string astor ldc someth line aload java lang string result method call methodcal boolean java lang string equal java lang object invokevirtu java lang string equal ljava lang object method call methodcal boolean java lang string equal java lang object ifeq l0 ldc line astor java lang string result l0 aload java lang string result line areturn method execut methodexecut java lang string isberg articl aop7 bean bean test abeantest plu cplu properti name propertynam java lang string public static string ajc inter method intermethod isberg articl aop7 bean bean test abeantest plu aplu isberg articl aop7 bean bean test abeantest plu cplu properti name propertynam isberg articl aop7 bean bean test abeantest plu cplu string public static string ajc inter method dispatch1 intermethoddispatch1 isberg articl aop7 bean bean test abeantest plu aplu isberg articl aop7 bean bean test abeantest plu cplu properti name propertynam isberg articl aop7 bean bean test abeantest plu cplu string effect signatur attribut effectivesignatureattribut java lang string isberg articl aop7 bean bean test abeantest plu cplu properti name propertynam java lang string method call methodcal aload aload invokevirtu isberg articl aop7 bean bean test abeantest plu cplu properti name propertynam ljava lang string ljava lang string areturn public static string ajc inter method dispatch1 intermethoddispatch1 isberg articl aop7 bean bean test abeantest plu aplu isberg articl aop7 bean bean test abeantest plu cplu properti name propertynam isberg articl aop7 bean bean test abeantest plu cplu string public static isberg articl aop7 bean bean test abeantest plu aplu aspect of aspectof aspectj weaver aj attribut ajattribut aj synthet ajsynthet getstat isberg articl aop7 bean bean test abeantest plu aplu ajc per singleton instanc persingletoninst lcom isberg articl aop7 bean bean test abeantest plu aplu ifnonnul l0 new aspectj lang no aspect bound except noaspectboundexcept dup ldc isberg articl aop7 bean bean test abeantest plu aplu getstat isberg articl aop7 bean bean test abeantest plu aplu ajc init failur caus initfailurecaus ljava lang throwabl invokespeci aspectj lang no aspect bound except noaspectboundexcept init ljava lang string ljava lang throwabl athrow l0 getstat isberg articl aop7 bean bean test abeantest plu aplu ajc per singleton instanc persingletoninst lcom isberg articl aop7 bean bean test abeantest plu aplu areturn public static isberg articl aop7 bean bean test abeantest plu aplu aspect of aspectof public static boolean ha aspect hasaspect aspectj weaver aj attribut ajattribut aj synthet ajsynthet 16e3eb3 getstat isberg articl aop7 bean bean test abeantest plu aplu ajc per singleton instanc persingletoninst lcom isberg articl aop7 bean bean test abeantest plu aplu ifnul l0 iconst ireturn l0 iconst ireturn public static boolean ha aspect hasaspect privat static void ajc post clinit postclinit aspectj weaver aj attribut ajattribut aj synthet ajsynthet d7cf62 new isberg articl aop7 bean bean test abeantest plu aplu dup invokespeci isberg articl aop7 bean bean test abeantest plu aplu init putstat isberg articl aop7 bean bean test abeantest plu aplu ajc per singleton instanc persingletoninst lcom isberg articl aop7 bean bean test abeantest plu aplu return privat static void ajc post clinit postclinit public class isberg articl aop7 bean bean test abeantest plu aplu match pointcut withincod parallel call void percflow isberg articl aop7 concurr parallel method impl parallelmethodimpl execut parallel match shadow method call methodcal boolean java lang string equal java lang object weav type isberg articl aop7 bean bean test abeantest plu aplu weav aspect weav batch build build config buildconfig home w main metadata plugin ajdt core devwork fall devworksfal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235" calcext:value-type="float">
            <text:p>115235</text:p>
          </table:table-cell>
          <table:table-cell table:style-name="ce2" office:value-type="string" calcext:value-type="string">
            <text:p>code overflow concret circular pointcut parameter aspect true aspect parameter public class self selfpc public static void main string arg new foo static class pointcut doit doit expect void foo pertarget static abstract aspect pt parm pertarget pc abstract protect pointcut pc pc static aspect cpt parm extend pt parm protect pointcut pc doit issingleton static abstract aspect parm abstract protect pointcut pc pc static aspect ci parm extend parm protect pointcut pc doit pertarget static abstract aspect pt pertarget pc abstract protect pointcut pc pc static aspect cpt extend pt protect pointcut pc doit issingleton static abstract aspect si abstract protect pointcut pc pc static aspect csi extend si protect pointcut pc doit java lang stack overflow error stackoverflowerror java lang string buffer stringbuff append string buffer stringbuff java aspectj weaver unresolv type unresolvedtyp name to signatur nametosignatur unresolv type unresolvedtyp java aspectj weaver unresolv type unresolvedtyp for name fornam unresolv type unresolvedtyp java aspectj ajdt intern compil lookup eclips factori eclipsefactori from bind frombind eclips factori eclipsefactori java aspectj ajdt intern compil lookup eclips factori eclipsefactori from eclips fromeclips eclips factori eclipsefactori java aspectj ajdt intern compil lookup eclips sourc type eclipsesourcetyp get superclass getsuperclass eclips sourc type eclipsesourcetyp java aspectj weaver refer type referencetyp get superclass getsuperclass refer type referencetyp java aspectj weaver resolv type resolvedtyp get direct supertyp getdirectsupertyp resolv type resolvedtyp java aspectj weaver resolv type resolvedtyp get resolv type resolvedtyp java aspectj weaver iter next iter java aspectj weaver iter ha next hasnext iter java aspectj weaver iter ha next hasnext iter java aspectj weaver resolv type resolvedtyp find pointcut findpointcut resolv type resolvedtyp java aspectj weaver pattern refer pointcut referencepointcut concretize1 refer pointcut referencepointcut java aspectj weaver pattern pointcut concret pointcut java aspectj weaver pattern refer pointcut referencepointcut concretize1 refer pointcut referencepointcut java aspectj weaver pattern pointcut concret pointcut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235" calcext:value-type="float">
            <text:p>115235</text:p>
          </table:table-cell>
          <table:table-cell table:style-name="ce2" office:value-type="string" calcext:value-type="string">
            <text:p>code overflow concret circular pointcut parameter aspect true aspect parameter public class self selfpc public static void main string arg new foo static class pointcut doit doit expect void foo pertarget static abstract aspect pt parm pertarget pc abstract protect pointcut pc pc static aspect cpt parm extend pt parm protect pointcut pc doit issingleton static abstract aspect parm abstract protect pointcut pc pc static aspect ci parm extend parm protect pointcut pc doit pertarget static abstract aspect pt pertarget pc abstract protect pointcut pc pc static aspect cpt extend pt protect pointcut pc doit issingleton static abstract aspect si abstract protect pointcut pc pc static aspect csi extend si protect pointcut pc doit java lang stack overflow error stackoverflowerror java lang string buffer stringbuff append string buffer stringbuff java aspectj weaver unresolv type unresolvedtyp name to signatur nametosignatur unresolv type unresolvedtyp java aspectj weaver unresolv type unresolvedtyp for name fornam unresolv type unresolvedtyp java aspectj ajdt intern compil lookup eclips factori eclipsefactori from bind frombind eclips factori eclipsefactori java aspectj ajdt intern compil lookup eclips factori eclipsefactori from eclips fromeclips eclips factori eclipsefactori java aspectj ajdt intern compil lookup eclips sourc type eclipsesourcetyp get superclass getsuperclass eclips sourc type eclipsesourcetyp java aspectj weaver refer type referencetyp get superclass getsuperclass refer type referencetyp java aspectj weaver resolv type resolvedtyp get direct supertyp getdirectsupertyp resolv type resolvedtyp java aspectj weaver resolv type resolvedtyp get resolv type resolvedtyp java aspectj weaver iter next iter java aspectj weaver iter ha next hasnext iter java aspectj weaver iter ha next hasnext iter java aspectj weaver resolv type resolvedtyp find pointcut findpointcut resolv type resolvedtyp java aspectj weaver pattern refer pointcut referencepointcut concretize1 refer pointcut referencepointcut java aspectj weaver pattern pointcut concret pointcut java aspectj weaver pattern refer pointcut referencepointcut concretize1 refer pointcut referencepointcut java aspectj weaver pattern pointcut concret pointcut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235" calcext:value-type="float">
            <text:p>115235</text:p>
          </table:table-cell>
          <table:table-cell table:style-name="ce2" office:value-type="string" calcext:value-type="string">
            <text:p>code overflow concret circular pointcut parameter aspect true aspect parameter public class self selfpc public static void main string arg new foo static class pointcut doit doit expect void foo pertarget static abstract aspect pt parm pertarget pc abstract protect pointcut pc pc static aspect cpt parm extend pt parm protect pointcut pc doit issingleton static abstract aspect parm abstract protect pointcut pc pc static aspect ci parm extend parm protect pointcut pc doit pertarget static abstract aspect pt pertarget pc abstract protect pointcut pc pc static aspect cpt extend pt protect pointcut pc doit issingleton static abstract aspect si abstract protect pointcut pc pc static aspect csi extend si protect pointcut pc doit java lang stack overflow error stackoverflowerror java lang string buffer stringbuff append string buffer stringbuff java aspectj weaver unresolv type unresolvedtyp name to signatur nametosignatur unresolv type unresolvedtyp java aspectj weaver unresolv type unresolvedtyp for name fornam unresolv type unresolvedtyp java aspectj ajdt intern compil lookup eclips factori eclipsefactori from bind frombind eclips factori eclipsefactori java aspectj ajdt intern compil lookup eclips factori eclipsefactori from eclips fromeclips eclips factori eclipsefactori java aspectj ajdt intern compil lookup eclips sourc type eclipsesourcetyp get superclass getsuperclass eclips sourc type eclipsesourcetyp java aspectj weaver refer type referencetyp get superclass getsuperclass refer type referencetyp java aspectj weaver resolv type resolvedtyp get direct supertyp getdirectsupertyp resolv type resolvedtyp java aspectj weaver resolv type resolvedtyp get resolv type resolvedtyp java aspectj weaver iter next iter java aspectj weaver iter ha next hasnext iter java aspectj weaver iter ha next hasnext iter java aspectj weaver resolv type resolvedtyp find pointcut findpointcut resolv type resolvedtyp java aspectj weaver pattern refer pointcut referencepointcut concretize1 refer pointcut referencepointcut java aspectj weaver pattern pointcut concret pointcut java aspectj weaver pattern refer pointcut referencepointcut concretize1 refer pointcut referencepointcut java aspectj weaver pattern pointcut concret pointcut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607" calcext:value-type="float">
            <text:p>115607</text:p>
          </table:table-cell>
          <table:table-cell table:style-name="ce2" office:value-type="string" calcext:value-type="string">
            <text:p>program interfac class simpl public aspect declar type simpl file call java open aj editor built show incorrect gutter marker show doubl head arrow simpl impli annot rather someth outgo declar statement someth incom simpl typ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5607" calcext:value-type="float">
            <text:p>115607</text:p>
          </table:table-cell>
          <table:table-cell table:style-name="ce2" office:value-type="string" calcext:value-type="string">
            <text:p>program interfac class simpl public aspect declar type simpl file call java open aj editor built show incorrect gutter marker show doubl head arrow simpl impli annot rather someth outgo declar statement someth incom simpl typ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6255" calcext:value-type="float">
            <text:p>116255</text:p>
          </table:table-cell>
          <table:table-cell table:style-name="ce2" office:value-type="string" calcext:value-type="string">
            <text:p>tri recent dev build aspect aspectj see new linkag error load web app contain xml deploy descriptor tri narrow date error first appear build run sept dev build work properli build run nov dev build fail like output sever error deploy configur descriptor jpetstor xml java lang linkag error linkageerror apach xerc jaxp parser factori impl saxparserfactoryimpl alreadi defin loader java lang class loader classload defin class defineclass ljava lang string ljava biiljava secur protect domain protectiondomain ljava lang class unknown sourc java secur secur class loader secureclassload defin class defineclass secur class loader secureclassload java apach catalina loader webapp class loader webappclassload find class intern findclassintern webapp class loader webappclassload java apach catalina loader webapp class loader webappclassload find class findclass webapp class loader webappclassload java apach catalina loader webapp class loader webappclassload load class loadclass webapp class loader webappclassload java apach catalina loader webapp class loader webappclassload load class loadclass webapp class loader webappclassload java javax xml parser factori finder factoryfind new instanc newinst factori finder factoryfind java javax xml parser factori finder factoryfind find jar servic provid findjarserviceprovid factori finder factoryfind java javax xml parser factori finder factoryfind find factori finder factoryfind java javax xml parser parser factori saxparserfactori new instanc newinst parser factori saxparserfactori java apach tomcat util digest digest get factori getfactori digest java apach tomcat util digest digest get parser getpars digest java apach tomcat util digest digest get reader getxmlread digest java apach tomcat util digest digest pars digest java apach catalina startup tld config tldconfig tld scan stream tldscanstream tld config tldconfig java apach catalina startup tld config tldconfig tld scan tld tldscantld tld config tldconfig java apach catalina startup tld config tldconfig execut tld config tldconfig java apach catalina core standard context standardcontext process tld processtld standard context standardcontext java apach catalina core standard context standardcontext start standard context standardcontext java apach catalina core contain base containerbas add child intern addchildintern contain base containerbas java apach catalina core contain base containerbas add child addchild contain base containerbas java apach catalina core standard host standardhost add child addchild standard host standardhost java apach catalina startup host config hostconfig deploy descriptor deploydescriptor host config hostconfig java apach catalina startup host config hostconfig deploy descriptor deploydescriptor host config hostconfig java apach catalina startup host config hostconfig deploy app deployapp host config hostconfig java apach catalina startup host config hostconfig start host config hostconfig java apach catalina startup host config hostconfig lifecycl event lifecycleev host config hostconfig java apach catalina util lifecycl support lifecyclesupport fire lifecycl event firelifecycleev lifecycl support lifecyclesupport java apach catalina core contain base containerbas start contain base containerbas java apach catalina core standard host standardhost start standard host standardhost java apach catalina core contain base containerbas start contain base containerbas java error determin implement interfac miss type javax xml rpc call match pointcut within call public javax xml rpc call invok target bind type pattern bindingtypepattern java lang object boolean glassbox inspector monitor resourc remot call monitor remotecallmonitor ajc persingleton glassbox inspector monitor resourc remot call monitor remotecallmonitor match shadow method call methodcal boolean apach crimson parser content model contentmodel empti weav type apach crimson parser content model contentmodel weav class weav abort troubl final class apach crimson parser content model contentmodel extend java lang object public char type public object content public apach crimson parser content model contentmodel next privat apach crimson parser simpl hashtabl simplehasht cach public void init string aload apach crimson parser content model contentmodel line invokespeci java lang object init constructor execut constructorexecut void apach crimson parser content model contentmodel init java lang string aload apach crimson parser content model contentmodel line new apach crimson parser simpl hashtabl simplehasht dup constructor call constructorcal void apach crimson parser simpl hashtabl simplehasht init invokespeci apach crimson parser simpl hashtabl simplehasht init constructor call constructorcal void apach crimson parser simpl hashtabl simplehasht init putfield apach crimson parser content model contentmodel cach lorg apach crimson parser simpl hashtabl simplehasht aload apach crimson parser content model contentmodel line iconst putfield apach crimson parser content model contentmodel type aload apach crimson parser content model contentmodel line aload java lang string element putfield apach crimson parser content model contentmodel content ljava lang object return line constructor execut constructorexecut void apach crimson parser content model contentmodel init java lang string public void init string public void init char apach crimson parser content model contentmodel aload apach crimson parser content model contentmodel line invokespeci java lang object init constructor execut constructorexecut void apach crimson parser content model contentmodel init char apach crimson parser content model contentmodel aload apach crimson parser content model contentmodel line new apach crimson parser simpl hashtabl simplehasht dup constructor call constructorcal void apach crimson parser simpl hashtabl simplehasht init invokespeci apach crimson parser simpl hashtabl simplehasht init constructor call constructorcal void apach crimson parser simpl hashtabl simplehasht init putfield apach crimson parser content model contentmodel cach lorg apach crimson parser simpl hashtabl simplehasht aload apach crimson parser content model contentmodel line iload char type putfield apach crimson parser content model contentmodel type aload apach crimson parser content model contentmodel line aload apach crimson parser content model contentmodel content putfield apach crimson parser content model contentmodel content ljava lang object return line constructor execut constructorexecut void apach crimson parser content model contentmodel init char apach crimson parser content model contentmodel public void init char apach crimson parser content model contentmodel public boolean empti method execut methodexecut boolean apach crimson parser content model contentmodel empti aload apach crimson parser content model contentmodel line getfield apach crimson parser content model contentmodel type lookupswitch l1 l0 l1 l7 l0 l2 default l13 l0 iconst line ireturn l1 iconst line ireturn l2 aload apach crimson parser content model contentmodel line getfield apach crimson parser content model contentmodel content ljava lang object instanceof apach crimson parser content model contentmodel ifeq l3 aload apach crimson parser content model contentmodel getfield apach crimson parser content model contentmodel content ljava lang object checkcast apach crimson parser content model contentmodel method call methodcal boolean apach crimson parser content model contentmodel empti invokevirtu apach crimson parser content model contentmodel empti method call methodcal boolean apach crimson parser content model contentmodel empti ifeq l3 iconst line ireturn l3 aload apach crimson parser content model contentmodel line getfield apach crimson parser content model contentmodel next lorg apach crimson parser content model contentmodel astor goto l6 l4 aload apach crimson parser content model contentmodel line invokevirtu apach crimson parser content model contentmodel empti ifeq l5 iconst line ireturn l5 aload apach crimson parser content model contentmodel line getfield apach crimson parser content model contentmodel next lorg apach crimson parser content model contentmodel astor apach crimson parser content model contentmodel l6 aload apach crimson parser content model contentmodel line ifnonnul l4 iconst line ireturn l7 aload apach crimson parser content model contentmodel line getfield apach crimson parser content model contentmodel content ljava lang object instanceof apach crimson parser content model contentmodel ifeq l8 aload apach crimson parser content model contentmodel line getfield apach crimson parser content model contentmodel content ljava lang object checkcast apach crimson parser content model contentmodel invokevirtu apach crimson parser content model contentmodel empti ifn l9 iconst line ireturn l8 iconst line ireturn l9 aload apach crimson parser content model contentmodel line getfield apach crimson parser content model contentmodel next lorg apach crimson parser content model contentmodel astor goto l12 l10 aload apach crimson parser content model contentmodel line invokevirtu apach crimson parser content model contentmodel empti ifn l11 iconst line ireturn l11 aload apach crimson parser content model contentmodel line getfield apach crimson parser content model contentmodel next lorg apach crimson parser content model contentmodel astor apach crimson parser content model contentmodel l12 aload apach crimson parser content model contentmodel line ifnonnul l10 iconst line ireturn l13 new java lang intern error internalerror line dup invokespeci java lang intern error internalerror init athrow method execut methodexecut boolean apach crimson parser content model contentmodel empti public boolean empti public boolean first string aload apach crimson parser content model contentmodel line getfield apach crimson parser content model contentmodel cach lorg apach crimson parser simpl hashtabl simplehasht aload java lang string token invokevirtu apach crimson parser simpl hashtabl simplehasht get ljava lang string ljava lang object checkcast java lang boolean astor aload java lang boolean line ifnul l0 aload java lang boolean line invokevirtu java lang boolean boolean valu booleanvalu ireturn l0 aload apach crimson parser content model contentmodel line getfield apach crimson parser content model contentmodel type lookupswitch l1 l1 l1 l5 l1 l12 default l16 l1 aload apach crimson parser content model contentmodel line getfield apach crimson parser content model contentmodel content ljava lang object instanceof java lang string ifeq l4 aload apach crimson parser content model contentmodel line getfield apach crimson parser content model contentmodel content ljava lang object aload java lang string token acmpn l2 iconst goto l3 l2 iconst l3 istor goto l17 l4 aload apach crimson parser content model contentmodel line getfield apach crimson parser content model contentmodel content ljava lang object checkcast apach crimson parser content model contentmodel aload java lang string token invokevirtu apach crimson parser content model contentmodel first ljava lang string istor boolean retval goto l17 line l5 aload apach crimson parser content model contentmodel line getfield apach crimson parser content model contentmodel content ljava lang object instanceof java lang string ifeq l8 aload apach crimson parser content model contentmodel line getfield apach crimson parser content model contentmodel content ljava lang object aload java lang string token acmpn l6 iconst goto l7 l6 iconst l7 istor boolean retval goto l17 l8 aload apach crimson parser content model contentmodel line getfield apach crimson parser content model contentmodel content ljava lang object checkcast apach crimson parser content model contentmodel aload java lang string token invokevirtu apach crimson parser content model contentmodel first ljava lang string ifeq l9 iconst line istor boolean retval goto l17 l9 aload apach crimson parser content model contentmodel line getfield apach crimson parser content model contentmodel content ljava lang object checkcast apach crimson parser content model contentmodel invokevirtu apach crimson parser content model contentmodel empti ifn l10 iconst line istor boolean retval goto l17 l10 aload apach crimson parser content model contentmodel line getfield apach crimson parser content model contentmodel next lorg apach crimson parser content model contentmodel ifnul l11 aload apach crimson parser content model contentmodel line getfield apach crimson parser content model contentmodel next lorg apach crimson parser content model contentmodel aload java lang string token invokevirtu apach crimson parser content model contentmodel first ljava lang string istor boolean retval goto l17 l11 iconst line istor boolean retval goto l17 line l12 aload apach crimson parser content model contentmodel line getfield apach crimson parser content model contentmodel content ljava lang object instanceof java lang string ifeq l13 aload apach crimson parser content model contentmodel getfield apach crimson parser content model contentmodel content ljava lang object aload java lang string token acmpn l13 iconst line istor boolean retval goto l17 l13 aload apach crimson parser content model contentmodel line getfield apach crimson parser content model contentmodel content ljava lang object checkcast apach crimson parser content model contentmodel aload java lang string token invokevirtu apach crimson parser content model contentmodel first ljava lang string ifeq l14 iconst line istor boolean retval goto l17 l14 aload apach crimson parser content model contentmodel line getfield apach crimson parser content model contentmodel next lorg apach crimson parser content model contentmodel ifnul l15 aload apach crimson parser content model contentmodel line getfield apach crimson parser content model contentmodel next lorg apach crimson parser content model contentmodel aload java lang string token invokevirtu apach crimson parser content model contentmodel first ljava lang string istor boolean retval goto l17 l15 iconst line istor boolean retval goto l17 line l16 new java lang intern error internalerror line dup invokespeci java lang intern error internalerror init athrow l17 iload boolean retval line ifeq l18 aload apach crimson parser content model contentmodel line getfield apach crimson parser content model contentmodel cach lorg apach crimson parser simpl hashtabl simplehasht aload java lang string token getstat java lang boolean true ljava lang boolean invokevirtu apach crimson parser simpl hashtabl simplehasht put ljava lang object ljava lang object ljava lang obj ect pop goto l19 l18 aload apach crimson parser content model contentmodel line getfield apach crimson parser content model contentmodel cach lorg apach crimson parser simpl hashtabl simplehasht aload java lang string token getstat java lang boolean fals ljava lang boolean invokevirtu apach crimson parser simpl hashtabl simplehasht put ljava lang object ljava lang object ljava lang obj ect pop l19 iload boolean retval line ireturn public boolean first string final class apach crimson parser content model contentmod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6305" calcext:value-type="float">
            <text:p>116305</text:p>
          </table:table-cell>
          <table:table-cell table:style-name="ce2" office:value-type="string" calcext:value-type="string">
            <text:p>reusabl librari code import type jax rpc call case use two way match method signatur cast use advic bodi use work properli use load time loadtim weav configur without call type avail classpath think broke last week howev get abort error determin implement interfac miss type weav aspect anoth type import call type isnt visibl classload tri chang code remov import use fulli qualifi name pointcut reflect invoc advic bodi howev still fail way pointcut presum caus error public abstract aspect abstract request monitor abstractrequestmonitor protect pointcut scope within true protect pointcut monitor enabl monitoren is monitor enabl ismonitoren scope protect abstract pointcut is monitor enabl ismonitoren public abstract aspect abstract resourc monitor abstractresourcemonitor extend abstract request monitor abstractrequestmonitor public aspect remot call monitor remotecallmonitor extend abstract resourc monitor abstractresourcemonitor protect pointcut is monitor enabl ismonitoren aspect of aspectof is enabl isen public pointcut jax rpc client call jaxrpcclientcal object call obj wscallobj call public javax xml rpc call invok target call obj wscallobj object around final object call obj wscallobj jax rpc client call jaxrpcclientcal call obj wscallobj monitor enabl monitoren output aspectj bridg abort except abortexcept determin implement interfac miss type javax xml rpc call match pointcut within call public javax xml rpc call invok target bind type pattern bindingtypepattern java lang object boolean glassbox inspector monitor resourc remot call monitor remotecallmonitor ajc persingleton glassbox inspector monitor resourc remot call monitor remotecallmonitor match shadow method call methodcal java util local java util local get default getdefault weav type apach strut action action servlet actionservlet weav class weav aspectj weaver tool weav adaptor weavingadaptor weav adaptor messag handler weavingadaptormessagehandl handl messa handlemessa weav adaptor weavingadaptor java aspectj bridg messag util messageutil error messag util messageutil java aspectj weaver miss resolv type with known signatur missingresolvedtypewithknownsignatur rais cant find type raisecantfindtyp miss resolv type with known signatur missingresolvedtypewithknownsignatur java aspectj weaver miss resolv type with known signatur missingresolvedtypewithknownsignatur get declar interfac getdeclaredinterfac miss resolv type with known signatur missingresolvedtypewithknownsignatur java aspectj weaver resolv type resolvedtyp get direct supertyp getdirectsupertyp resolv type resolvedtyp java aspectj weaver refer type referencetyp is assign from isassignablefrom refer type referencetyp java aspectj weaver refer type referencetyp is assign from isassignablefrom refer type referencetyp java aspectj weaver pattern kind pointcut kindedpointcut warn on confus sig warnonconfusingsig kind pointcut kindedpointcut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init matchinit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6626" calcext:value-type="float">
            <text:p>116626</text:p>
          </table:table-cell>
          <table:table-cell table:style-name="ce2" office:value-type="string" calcext:value-type="string">
            <text:p>hi tri use loadtim weav get except pleas look testcas java code public class set int set intsset public int set intsset new hash set hashset public get obj getobj return int set intsset to array toarray public static void main string arg system println aaa new ttt foo class ttt public void foo object mt new object object arr mt get obj getobj new object aspect public privileg aspect test aspect testaspect pointcut test to array testtoarray mt target mt within test aspect testaspect object around mt object obj test to array testtoarray mt arg obj execut object mprv secsph get obj getobj object obj proceed mt obj system println go aspect return obj aop xml aspectj aspect aspect name mprv secsph test aspect testaspect aspect weaver option verbos xlazi tjp xlazytjp show weav info showweaveinfo includ within mprv weaver aspectj program output aaa info weav mprv secsph test aspect testaspect java lang null pointer except nullpointerexcept aspectj weaver tool weav adaptor weavingadaptor weav class file provid weavingclassfileprovid get byte getbyt weav adaptor weavingadaptor java aspectj weaver tool weav adaptor weavingadaptor get at aspect aspect byte getataspectjaspect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mprv secsph get obj getobj java mprv secsph ttt foo java mprv secsph main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intellij rt execut applic app main appmain main app main appmain java go aspect except doesn happen time tri time probabl get may understand problem event without run case anyway took look code guess guess aspect applic classpath actual packag may tri weav aspect somehow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626" calcext:value-type="float">
            <text:p>116626</text:p>
          </table:table-cell>
          <table:table-cell table:style-name="ce2" office:value-type="string" calcext:value-type="string">
            <text:p>hi tri use loadtim weav get except pleas look testcas java code public class set int set intsset public int set intsset new hash set hashset public get obj getobj return int set intsset to array toarray public static void main string arg system println aaa new ttt foo class ttt public void foo object mt new object object arr mt get obj getobj new object aspect public privileg aspect test aspect testaspect pointcut test to array testtoarray mt target mt within test aspect testaspect object around mt object obj test to array testtoarray mt arg obj execut object mprv secsph get obj getobj object obj proceed mt obj system println go aspect return obj aop xml aspectj aspect aspect name mprv secsph test aspect testaspect aspect weaver option verbos xlazi tjp xlazytjp show weav info showweaveinfo includ within mprv weaver aspectj program output aaa info weav mprv secsph test aspect testaspect java lang null pointer except nullpointerexcept aspectj weaver tool weav adaptor weavingadaptor weav class file provid weavingclassfileprovid get byte getbyt weav adaptor weavingadaptor java aspectj weaver tool weav adaptor weavingadaptor get at aspect aspect byte getataspectjaspect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mprv secsph get obj getobj java mprv secsph ttt foo java mprv secsph main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intellij rt execut applic app main appmain main app main appmain java go aspect except doesn happen time tri time probabl get may understand problem event without run case anyway took look code guess guess aspect applic classpath actual packag may tri weav aspect somehow thank mish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755" calcext:value-type="float">
            <text:p>116755</text:p>
          </table:table-cell>
          <table:table-cell table:style-name="ce2" office:value-type="string" calcext:value-type="string">
            <text:p>test reflect weaver tool is api use follow code pointcut parser pointcutpars pars new pointcut parser pointcutpars string expr call public main hello pointcut express pointcutexpress pex pars pars pointcut express parsepointcutexpress expr whenev use full qualifi class name pointcut express except throw java lang illeg argument except illegalargumentexcept warn match type name obj xlint invalid absolut type name invalidabsolutetypenam tri turn lint except seem must access world field pointcut parser pointcutpars inconveni world field expos pointcut parser pointcutpars exist pointcut parser pointcutpars interfac implicitli creat world allow configur includ classpath lint develop may need kind contro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6899" calcext:value-type="float">
            <text:p>116899</text:p>
          </table:table-cell>
          <table:table-cell table:style-name="ce2" office:value-type="string" calcext:value-type="string">
            <text:p>interpret verbos option ltw consist us aspect aspectj ajc iajc allow info well warin error messag output option parser testcas need upda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6899" calcext:value-type="float">
            <text:p>116899</text:p>
          </table:table-cell>
          <table:table-cell table:style-name="ce2" office:value-type="string" calcext:value-type="string">
            <text:p>interpret verbos option ltw consist us aspect aspectj ajc iajc allow info well warin error messag output option parser testcas need upda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6949" calcext:value-type="float">
            <text:p>116949</text:p>
          </table:table-cell>
          <table:table-cell table:style-name="ce2" office:value-type="string" calcext:value-type="string">
            <text:p>java lang class cast except classcastexcept aspectj weaver bcel bcel class weaver bcelclassweav check for overrid checkforoverrid bcel class weaver bcelclassweav java aspectj weaver bcel bcel class weaver bcelclassweav calcul ani requir bridg method calculateanyrequiredbridgemethod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troubl public class t simul client abstract client abstractcli option setter optionsett extend t util cmd line program cmdlineprogram option setter base optionsetterbas final t simul client abstract client abstractcli privat static final aspectj lang join point joinpoint static part staticpart ajc tjp public void init t simul client abstract client abstractcli aspectj weaver method declar line number methoddeclarationlinenumb aload t simul client abstract client abstractcli option setter optionsett line aload putfield t simul client abstract client abstractcli option setter optionsett lt simul client abstract client abstractcli aload t simul client abstract client abstractcli option setter optionsett line aload invokespeci t util cmd line program cmdlineprogram option setter base optionsetterbas init lt util cmd line program cmdlineprogram constructor execut constructorexecut void t simul client abstract client abstractcli option setter optionsett init t simul client abstract client abstractcli return constructor execut constructorexecut void t simul client abstract client abstractcli option setter optionsett init t simul client abstract client abstractcli public void init t simul client abstract client abstractcli public boolean set option setopt file string throw t util illeg program argument except illegalprogramargumentexcept aspectj weaver method declar line number methoddeclarationlinenumb method execut methodexecut boolean t simul client abstract client abstractcli option setter optionsett set option setopt file java lang string aload java lang string opt param optparam line method call methodcal int java lang string length invokevirtu java lang string length method call methodcal int java lang string length ifl l1 aload t simul client abstract client abstractcli option setter optionsett line getfield t simul client abstract client abstractcli option setter optionsett lt simul client abstract client abstractcli aload java lang string opt param optparam putfield t simul client abstract client abstractcli file name filenam ljava lang string new java file line dup aload t simul client abstract client abstractcli option setter optionsett getfield t simul client abstract client abstractcli option setter optionsett lt simul client abstract client abstractcli getfield t simul client abstract client abstractcli file name filenam ljava lang string constructor call constructorcal void java file init java lang string invokespeci java file init ljava lang string constructor call constructorcal void java file init java lang string astor aload java file file line method call methodcal boolean java file exist invokevirtu java file exist method call methodcal boolean java file exist ifn l0 new t util illeg program argument except illegalprogramargumentexcept line dup new java lang string builder stringbuild dup ldc cannot find file constructor call constructorcal void java lang string builder stringbuild init java lang string invokespeci java lang string builder stringbuild init ljava lang string constructor call constructorcal void java lang string builder stringbuild init java lang string aload t simul client abstract client abstractcli option setter optionsett getfield t simul client abstract client abstractcli option setter optionsett lt simul client abstract client abstractcli getfield t simul client abstract client abstractcli file name filenam ljava lang string method call methodcal java lang string builder stringbuild java lang string builder stringbuild append java lang string invokevirtu java lang string builder stringbuild append ljava lang string ljava lang string builder stringbuild method call methodcal java lang string builder stringbuild java lang string builder stringbuild append java lang string ldc method call methodcal java lang string builder stringbuild java lang string builder stringbuild append java lang string invokevirtu java lang string builder stringbuild append ljava lang string ljava lang string builder stringbuild method call methodcal java lang string builder stringbuild java lang string builder stringbuild append java lang string method call methodcal java lang string java lang string builder stringbuild to string tostr invokevirtu java lang string builder stringbuild to string tostr ljava lang string method call methodcal java lang string java lang string builder stringbuild to string tostr constructor call constructorcal void t util illeg program argument except illegalprogramargumentexcept init java lang string invokespeci t util illeg program argument except illegalprogramargumentexcept init ljava lang string constructor call constructorcal void t util illeg program argument except illegalprogramargumentexcept init java lang string athrow l0 iconst line ireturn l1 iconst line ireturn method execut methodexecut boolean t simul client abstract client abstractcli option setter optionsett set option setopt file java lang string public boolean set option setopt file string throw t util illeg program argument except illegalprogramargumentexcept public boolean set option setopt class string throw t util illeg program argument except illegalprogramargumentexcept aspectj weaver method declar line number methoddeclarationlinenumb method execut methodexecut boolean t simul client abstract client abstractcli option setter optionsett set option setopt class java lang string aload java lang string opt param optparam line method call methodcal int java lang string length invokevirtu java lang string length method call methodcal int java lang string length ifl l1 aload t simul client abstract client abstractcli option setter optionsett line getfield t simul client abstract client abstractcli option setter optionsett lt simul client abstract client abstractcli aload java lang string opt param optparam putfield t simul client abstract client abstractcli class name classnam ljava lang string catch t simul simul except simulationexcept e0 aload t simul client abstract client abstractcli option setter optionsett line getfield t simul client abstract client abstractcli option setter optionsett lt simul client abstract client abstractcli aload t simul client abstract client abstractcli option setter optionsett getfield t simul client abstract client abstractcli option setter optionsett lt simul client abstract client abstractcli getfield t simul client abstract client abstractcli class name classnam ljava lang string method call methodcal java lang class t simul scene factori scenefactori get scene class getsceneclass java lang string invokestat t simul scene factori scenefactori get scene class getsceneclass ljava lang string ljava lang class method call methodcal java lang class t simul scene factori scenefactori get scene class getsceneclass java lang string putfield t simul client abstract client abstractcli scene class sceneclass ljava lang class aload t simul client abstract client abstractcli option setter optionsett line getfield t simul client abstract client abstractcli option setter optionsett lt simul client abstract client abstractcli method call methodcal void t simul client abstract client abstractcli set bean info search path setbeaninfosearchpath invokestat t simul architectur aspect of aspectof lt simul architectur getstat t simul client abstract client abstractcli option setter optionsett ajc tjp lorg aspectj lang join point joinpoint static part staticpart invokevirtu t simul architectur ajc t simul architectur ae285a4d lorg aspectj lang join point joinpoint static part staticpart invokevirtu t simul client abstract client abstractcli set bean info search path setbeaninfosearchpath method call methodcal void t simul client abstract client abstractcli set bean info search path setbeaninfosearchpath goto l0 catch t simul simul except simulationexcept e0 e0 astor line new t util illeg program argument except illegalprogramargumentexcept line dup aload t simul simul except simulationexcept method call methodcal java lang string t simul simul except simulationexcept get messag getmessag invokevirtu t simul simul except simulationexcept get messag getmessag ljava lang string method call methodcal java lang string t simul simul except simulationexcept get messag getmessag constructor call constructorcal void t util illeg program argument except illegalprogramargumentexcept init java lang string invokespeci t util illeg program argument except illegalprogramargumentexcept init ljava lang string constructor call constructorcal void t util illeg program argument except illegalprogramargumentexcept init java lang string athrow l0 iconst line ireturn l1 iconst line ireturn method execut methodexecut boolean t simul client abstract client abstractcli option setter optionsett set option setopt class java lang string public boolean set option setopt class string throw t util illeg program argument except illegalprogramargumentexcept public boolean set option setopt name string aspectj weaver method declar line number methoddeclarationlinenumb method execut methodexecut boolean t simul client abstract client abstractcli option setter optionsett set option setopt name java lang string aload t simul client abstract client abstractcli option setter optionsett line getfield t simul client abstract client abstractcli option setter optionsett lt simul client abstract client abstractcli aload java lang string opt param optparam putfield t simul client abstract client abstractcli scene name scenenam ljava lang string iconst line ireturn method execut methodexecut boolean t simul client abstract client abstractcli option setter optionsett set option setopt name java lang string public boolean set option setopt name string public boolean set option setopt actor string aspectj weaver method declar line number methoddeclarationlinenumb method execut methodexecut boolean t simul client abstract client abstractcli option setter optionsett set option setopt actor java lang string catch java lang number format except numberformatexcept e0 aload java lang string opt param optparam line method call methodcal int java lang integ pars int parseint java lang string invokestat java lang integ pars int parseint ljava lang string method call methodcal int java lang integ pars int parseint java lang string istor goto l0 catch java lang number format except numberformatexcept e0 e0 astor int line iconst line ireturn l0 iconst line ireturn method execut methodexecut boolean t simul client abstract client abstractcli option setter optionsett set option setopt actor java lang string public boolean set option setopt actor string public class t simul client abstract client abstractcli option setter optionsett weav type t simul client abstract client abstractcli option setter optionsett weav class weav increment build build config buildconfig project metadata plugin ajdt core t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189" calcext:value-type="float">
            <text:p>117189</text:p>
          </table:table-cell>
          <table:table-cell table:style-name="ce2" office:value-type="string" calcext:value-type="string">
            <text:p>patch class loader weav adaptor classloaderweavingadaptor add two optim enabl fals adaptor immedi return fals accept avoid overhead construct weaver world contain comment code let improv perform load reflect proxi instead creat bcel object resolut loader current broken sinc reflect proxi requir reflect world reflection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17189" calcext:value-type="float">
            <text:p>117189</text:p>
          </table:table-cell>
          <table:table-cell table:style-name="ce2" office:value-type="string" calcext:value-type="string">
            <text:p>patch class loader weav adaptor classloaderweavingadaptor add two optim enabl fals adaptor immedi return fals accept avoid overhead construct weaver world contain comment code let improv perform load reflect proxi instead creat bcel object resolut loader current broken sinc reflect proxi requir reflect world reflectionwor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17209" calcext:value-type="float">
            <text:p>11720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209" calcext:value-type="float">
            <text:p>11720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209" calcext:value-type="float">
            <text:p>11720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14" calcext:value-type="float">
            <text:p>117614</text:p>
          </table:table-cell>
          <table:table-cell table:style-name="ce2" office:value-type="string" calcext:value-type="string">
            <text:p>dump properti dump file ajcor txt dump reason aspectj weaver except bcexcept dump except true dump exit condit abort except inform aspectj weaver except bcexcept bad resolv void apach log4j categori log java lang string apach log4j level java lang object java lang throwabl aspectj weaver world get modifi getmodifi world java aspectj weaver member get modifi getmodifi member java aspectj weaver pattern kind pointcut kindedpointcut warn on confus sig warnonconfusingsig kind pointcut kindedpointcut java aspectj weaver pattern kind pointcut kindedpointcut match kind pointcut kindedpointcut java aspectj weaver pattern or pointcut orpointcut match or pointcut orpointcut java aspectj weaver pattern and pointcut andpointcut match and pointcut andpointcut java aspectj weaver pattern and pointcut andpointcut match and pointcut andpointcut java aspectj weaver shadow munger shadowmung match shadow munger shadowmung java aspectj weaver advic match 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7681" calcext:value-type="float">
            <text:p>117681</text:p>
          </table:table-cell>
          <table:table-cell table:style-name="ce2" office:value-type="string" calcext:value-type="string">
            <text:p>use sun k1 jdk1 audit java public interfac audit public string get last updat by getlastupdatedbi public void set last updat by setlastupdatedbi string audit impl auditimpl java public class audit impl auditimpl implement audit privat string last updat by lastupdatedbi public string get last updat by getlastupdatedbi return last updat by lastupdatedbi public void set last updat by setlastupdatedbi string last updat by lastupdatedbi test aspect testaspect java import aspectj lang annot java aspect public class test aspect testaspect declar parent declarepar public static audit introduc new audit impl auditimpl public class public static void main string arg new audit audit set last updat by setlastupdatedbi usernam system println usernam get last updat by getlastupdatedbi file lst audit java audit impl auditimpl java test aspect testaspect java java compil use follow command aspectj1 ajc classpath aspectj1 lib aspectjrt jar argfi file lst aspectj1 aj5 except thread main java lang verifi error verifyerror class method set last updat by setlastupdatedbi signatur ljava lang string incompat argument function aspectj1 aj5 noverifi userna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7681" calcext:value-type="float">
            <text:p>117681</text:p>
          </table:table-cell>
          <table:table-cell table:style-name="ce2" office:value-type="string" calcext:value-type="string">
            <text:p>use sun k1 jdk1 audit java public interfac audit public string get last updat by getlastupdatedbi public void set last updat by setlastupdatedbi string audit impl auditimpl java public class audit impl auditimpl implement audit privat string last updat by lastupdatedbi public string get last updat by getlastupdatedbi return last updat by lastupdatedbi public void set last updat by setlastupdatedbi string last updat by lastupdatedbi test aspect testaspect java import aspectj lang annot java aspect public class test aspect testaspect declar parent declarepar public static audit introduc new audit impl auditimpl public class public static void main string arg new audit audit set last updat by setlastupdatedbi usernam system println usernam get last updat by getlastupdatedbi file lst audit java audit impl auditimpl java test aspect testaspect java java compil use follow command aspectj1 ajc classpath aspectj1 lib aspectjrt jar argfi file lst aspectj1 aj5 except thread main java lang verifi error verifyerror class method set last updat by setlastupdatedbi signatur ljava lang string incompat argument function aspectj1 aj5 noverifi userna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8149" calcext:value-type="float">
            <text:p>118149</text:p>
          </table:table-cell>
          <table:table-cell table:style-name="ce2" office:value-type="string" calcext:value-type="string">
            <text:p>use latest version ajdt reason entir clear pointcut form public pointcut real realpc common entiti pc1 entiti pc2 entiti hour back use get error regard incompat bind entiti poincut got error frozen point click detail except report made hang kill use task manag modifi program avoid express pointcut unsuccess tri variou way express pointcut ugli thing sinc essenti duplic advic pointcut anyway tri reproduc smaller project provid minim program reproduc howev work fine project couldn see materi differ pointcut class involv encourag retri or ed ore version pointcut real project time get crash acccess stack trace java lang null pointer except nullpointerexcept aspectj weaver ast make instanceof makeinstanceof java aspectj weaver pattern if pointcut ifpointcut find residu intern findresidueintern if pointcut if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or pointcut orpointcut find residu intern findresidueintern or pointcut orpointcut java aspectj weaver pattern pointcut find residu findresidu pointcut java aspectj weaver pattern or pointcut orpointcut find residu intern findresidueintern or pointcut or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abstract class aspect mgmt web entiti manag entiti manageent extend aspect mgmt web templat page templatepag public void init aspect mgmt model entiti boolean string string string string string aspectj weaver method declar line number methoddeclarationlinenumb aload aspect mgmt web entiti manag entiti manageent line invokespeci aspect mgmt web templat page templatepag init aload astor iload istor aload astor aload astor aload astor aload astor aload astor constructor execut constructorexecut void aspect mgmt web entiti manag entiti manageent init aspect mgmt model entiti boolean java lang string java lang string java lang string java lang string java lang string aload aspect mgmt web entiti manag entiti manageent line aload java lang string page titl pagetitl invokevirtu aspect mgmt web entiti manag entiti manageent set page titl setpagetitl ljava lang string aload aspect mgmt web entiti manag entiti manageent line aload aspect mgmt web entiti manag entiti manageent aload aspect mgmt model entiti entiti aload java lang string add entiti link text addentitylinktext invokevirtu aspect mgmt web entiti manag entiti manageent get entiti list view getentitieslistview lcom aspect mgmt model entiti ljava lang string lwicket markup html list list view listview invokevirtu aspect mgmt web entiti manag entiti manageent add lwicket compon lwicket markup contain markupcontain pop aload aspect mgmt web entiti manag entiti manageent line ldc add entiti link addentitylink aconst null invokevirtu aspect mgmt web entiti manag entiti manageent get edit link geteditlink ljava lang string lcom aspect mgmt model entiti lwicket markup html link link astor aload aspect mgmt web entiti manag entiti manageent line aload wicket markup html link link add entiti link addentitylink invokevirtu aspect mgmt web entiti manag entiti manageent add lwicket compon lwicket markup contain markupcontain pop aload wicket markup html link link add entiti link addentitylink line new wicket markup html basic label dup ldc add entiti link text addentitylinktext aload java lang string add entiti link text addentitylinktext invokespeci wicket markup html basic label init ljava lang string ljava lang string invokevirtu wicket markup html link link add lwicket compon lwicket markup contain markupcontain pop iload boolean is initi view isinitialview line ifeq l0 aload aspect mgmt web entiti manag entiti manageent line new wicket markup html basic label dup ldc edit entiti editent ldc invokespeci wicket markup html basic label init ljava lang string ljava lang string invokevirtu aspect mgmt web entiti manag entiti manageent add lwicket compon lwicket markup contain markupcontain pop goto l1 l0 aload aspect mgmt web entiti manag entiti manageent line aload aspect mgmt web entiti manag entiti manageent aload aspect mgmt model entiti entiti iload boolean is initi view isinitialview aload java lang string add panel ttile addpanelttil aload java lang string edit panel titl editpaneltitl invokespeci aspect mgmt web entiti manag entiti manageent get edit panel geteditpanel lcom aspect mgmt model entiti ljava zljava lang string ljava lang string lwicket compon invokevirtu aspect mgmt web entiti manag entiti manageent add lwicket compon lwicket markup contain markupcontain pop l1 aload aspect mgmt web entiti manag entiti manageent line new wicket markup html basic label dup ldc list view titl listviewtitl aload java lang string list view titl listviewtitl invokespeci wicket markup html basic label init ljava lang string ljava lang string invokevirtu aspect mgmt web entiti manag entiti manageent add lwicket compon lwicket markup contain markupcontain pop return line constructor execut constructorexecut void aspect mgmt web entiti manag entiti manageent init aspect mgmt model entiti boolean java lang string java lang string java lang string java lang string java lang string public void init aspect mgmt model entiti boolean string string string string string protect abstract aspect mgmt model entiti creat new entiti createnewent aspectj weaver method declar line number methoddeclarationlinenumb protect abstract void remov entiti removeent aspect mgmt model entiti aspectj weaver method declar line number methoddeclarationlinenumb protect abstract java util list get all entiti getallent aspectj weaver method declar line number methoddeclarationlinenumb protect abstract aspect mgmt web entiti manag entiti manageent creat new page createnewpag aspect mgmt model entiti boolean aspectj weaver method declar line number methoddeclarationlinenumb protect abstract wicket compon creat edit panel createeditpanel string string aspect mgmt model entiti aspectj weaver method declar line number methoddeclarationlinenumb protect wicket markup html list list view listview get entiti list view getentitieslistview aspect mgmt model entiti string aspectj weaver method declar line number methoddeclarationlinenumb new aspect mgmt web entiti entiti list view entitylistview line dup aload aspect mgmt web entiti manag entiti manageent ldc entiti list entitylist aload aspect mgmt web entiti manag entiti manageent invokevirtu aspect mgmt web entiti manag entiti manageent get all entiti getallent ljava util list aload aspect mgmt model entiti entiti invokespeci aspect mgmt web entiti entiti list view entitylistview init lcom aspect mgmt web entiti manag entiti manageent ljava lang string ljava util list lcom aspect mgmt model entiti areturn protect wicket markup html list list view listview get entiti list view getentitieslistview aspect mgmt model entiti string protect wicket markup html link link get edit link geteditlink string aspect mgmt model entiti aspectj weaver method declar line number methoddeclarationlinenumb new wicket markup html link page link pagelink line dup aload java lang string name new aspect mgmt web entiti manag entiti manageent dup aload aspect mgmt web entiti manag entiti manageent aload aspect mgmt model entiti entiti invokespeci aspect mgmt web entiti manag entiti manageent init lcom aspect mgmt web entiti manag entiti manageent lcom aspect mgmt model entiti invokespeci wicket markup html link page link pagelink init ljava lang string lwicket markup html link page link ipagelink areturn protect wicket markup html link link get edit link geteditlink string aspect mgmt model entiti protect wicket markup html link link get remov link getremovelink string wicket markup html list list item listitem aspectj weaver method declar line number methoddeclarationlinenumb new aspect mgmt web entiti manag entiti manageent line dup aload aspect mgmt web entiti manag entiti manageent aload java lang string id aload wicket markup html list list item listitem item invokespeci aspect mgmt web entiti manag entiti manageent init lcom aspect mgmt web entiti manag entiti manageent ljava lang string lwicket markup html list list item listitem areturn protect wicket markup html link link get remov link getremovelink string wicket markup html list list item listitem privat wicket compon get edit panel geteditpanel aspect mgmt model entiti boolean string string aspectj weaver method declar line number methoddeclarationlinenumb aload aspect mgmt model entiti entiti line ifnonnul l0 aload java lang string add panel ttile addpanelttil goto l1 l0 aload java lang string edit panel titl editpaneltitl l1 astor aload aspect mgmt model entiti entiti line ifnonnul l2 aload aspect mgmt web entiti manag entiti manageent line invokevirtu aspect mgmt web entiti manag entiti manageent creat new entiti createnewent lcom aspect mgmt model entiti astor aspect mgmt model entiti entiti l2 aload aspect mgmt web entiti manag entiti manageent line ldc edit entiti editent aload java lang string panel titl paneltitl aload aspect mgmt model entiti entiti invokevirtu aspect mgmt web entiti manag entiti manageent creat edit panel createeditpanel ljava lang string ljava lang string lcom aspect mgmt model entiti lwicket compon areturn privat wicket compon get edit panel geteditpanel aspect mgmt model entiti boolean string string public abstract class aspect mgmt web entiti manag entiti manageent implement shadow constructor execut constructorexecut void aspect mgmt web entiti manag entiti manageent init aspect mgmt model entiti boolean java lang string java lang string java lang string java lang string java lang string weav type aspect mgmt web entiti manag entiti manageent weav class weav batch build build config buildconfig work project workspac metadata plugin ajdt core aspect gener lst fil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8149" calcext:value-type="float">
            <text:p>118149</text:p>
          </table:table-cell>
          <table:table-cell table:style-name="ce2" office:value-type="string" calcext:value-type="string">
            <text:p>use latest version ajdt reason entir clear pointcut form public pointcut real realpc common entiti pc1 entiti pc2 entiti hour back use get error regard incompat bind entiti poincut got error frozen point click detail except report made hang kill use task manag modifi program avoid express pointcut unsuccess tri variou way express pointcut ugli thing sinc essenti duplic advic pointcut anyway tri reproduc smaller project provid minim program reproduc howev work fine project couldn see materi differ pointcut class involv encourag retri or ed ore version pointcut real project time get crash acccess stack trace java lang null pointer except nullpointerexcept aspectj weaver ast make instanceof makeinstanceof java aspectj weaver pattern if pointcut ifpointcut find residu intern findresidueintern if pointcut if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or pointcut orpointcut find residu intern findresidueintern or pointcut orpointcut java aspectj weaver pattern pointcut find residu findresidu pointcut java aspectj weaver pattern or pointcut orpointcut find residu intern findresidueintern or pointcut or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abstract class aspect mgmt web entiti manag entiti manageent extend aspect mgmt web templat page templatepag public void init aspect mgmt model entiti boolean string string string string string aspectj weaver method declar line number methoddeclarationlinenumb aload aspect mgmt web entiti manag entiti manageent line invokespeci aspect mgmt web templat page templatepag init aload astor iload istor aload astor aload astor aload astor aload astor aload astor constructor execut constructorexecut void aspect mgmt web entiti manag entiti manageent init aspect mgmt model entiti boolean java lang string java lang string java lang string java lang string java lang string aload aspect mgmt web entiti manag entiti manageent line aload java lang string page titl pagetitl invokevirtu aspect mgmt web entiti manag entiti manageent set page titl setpagetitl ljava lang string aload aspect mgmt web entiti manag entiti manageent line aload aspect mgmt web entiti manag entiti manageent aload aspect mgmt model entiti entiti aload java lang string add entiti link text addentitylinktext invokevirtu aspect mgmt web entiti manag entiti manageent get entiti list view getentitieslistview lcom aspect mgmt model entiti ljava lang string lwicket markup html list list view listview invokevirtu aspect mgmt web entiti manag entiti manageent add lwicket compon lwicket markup contain markupcontain pop aload aspect mgmt web entiti manag entiti manageent line ldc add entiti link addentitylink aconst null invokevirtu aspect mgmt web entiti manag entiti manageent get edit link geteditlink ljava lang string lcom aspect mgmt model entiti lwicket markup html link link astor aload aspect mgmt web entiti manag entiti manageent line aload wicket markup html link link add entiti link addentitylink invokevirtu aspect mgmt web entiti manag entiti manageent add lwicket compon lwicket markup contain markupcontain pop aload wicket markup html link link add entiti link addentitylink line new wicket markup html basic label dup ldc add entiti link text addentitylinktext aload java lang string add entiti link text addentitylinktext invokespeci wicket markup html basic label init ljava lang string ljava lang string invokevirtu wicket markup html link link add lwicket compon lwicket markup contain markupcontain pop iload boolean is initi view isinitialview line ifeq l0 aload aspect mgmt web entiti manag entiti manageent line new wicket markup html basic label dup ldc edit entiti editent ldc invokespeci wicket markup html basic label init ljava lang string ljava lang string invokevirtu aspect mgmt web entiti manag entiti manageent add lwicket compon lwicket markup contain markupcontain pop goto l1 l0 aload aspect mgmt web entiti manag entiti manageent line aload aspect mgmt web entiti manag entiti manageent aload aspect mgmt model entiti entiti iload boolean is initi view isinitialview aload java lang string add panel ttile addpanelttil aload java lang string edit panel titl editpaneltitl invokespeci aspect mgmt web entiti manag entiti manageent get edit panel geteditpanel lcom aspect mgmt model entiti ljava zljava lang string ljava lang string lwicket compon invokevirtu aspect mgmt web entiti manag entiti manageent add lwicket compon lwicket markup contain markupcontain pop l1 aload aspect mgmt web entiti manag entiti manageent line new wicket markup html basic label dup ldc list view titl listviewtitl aload java lang string list view titl listviewtitl invokespeci wicket markup html basic label init ljava lang string ljava lang string invokevirtu aspect mgmt web entiti manag entiti manageent add lwicket compon lwicket markup contain markupcontain pop return line constructor execut constructorexecut void aspect mgmt web entiti manag entiti manageent init aspect mgmt model entiti boolean java lang string java lang string java lang string java lang string java lang string public void init aspect mgmt model entiti boolean string string string string string protect abstract aspect mgmt model entiti creat new entiti createnewent aspectj weaver method declar line number methoddeclarationlinenumb protect abstract void remov entiti removeent aspect mgmt model entiti aspectj weaver method declar line number methoddeclarationlinenumb protect abstract java util list get all entiti getallent aspectj weaver method declar line number methoddeclarationlinenumb protect abstract aspect mgmt web entiti manag entiti manageent creat new page createnewpag aspect mgmt model entiti boolean aspectj weaver method declar line number methoddeclarationlinenumb protect abstract wicket compon creat edit panel createeditpanel string string aspect mgmt model entiti aspectj weaver method declar line number methoddeclarationlinenumb protect wicket markup html list list view listview get entiti list view getentitieslistview aspect mgmt model entiti string aspectj weaver method declar line number methoddeclarationlinenumb new aspect mgmt web entiti entiti list view entitylistview line dup aload aspect mgmt web entiti manag entiti manageent ldc entiti list entitylist aload aspect mgmt web entiti manag entiti manageent invokevirtu aspect mgmt web entiti manag entiti manageent get all entiti getallent ljava util list aload aspect mgmt model entiti entiti invokespeci aspect mgmt web entiti entiti list view entitylistview init lcom aspect mgmt web entiti manag entiti manageent ljava lang string ljava util list lcom aspect mgmt model entiti areturn protect wicket markup html list list view listview get entiti list view getentitieslistview aspect mgmt model entiti string protect wicket markup html link link get edit link geteditlink string aspect mgmt model entiti aspectj weaver method declar line number methoddeclarationlinenumb new wicket markup html link page link pagelink line dup aload java lang string name new aspect mgmt web entiti manag entiti manageent dup aload aspect mgmt web entiti manag entiti manageent aload aspect mgmt model entiti entiti invokespeci aspect mgmt web entiti manag entiti manageent init lcom aspect mgmt web entiti manag entiti manageent lcom aspect mgmt model entiti invokespeci wicket markup html link page link pagelink init ljava lang string lwicket markup html link page link ipagelink areturn protect wicket markup html link link get edit link geteditlink string aspect mgmt model entiti protect wicket markup html link link get remov link getremovelink string wicket markup html list list item listitem aspectj weaver method declar line number methoddeclarationlinenumb new aspect mgmt web entiti manag entiti manageent line dup aload aspect mgmt web entiti manag entiti manageent aload java lang string id aload wicket markup html list list item listitem item invokespeci aspect mgmt web entiti manag entiti manageent init lcom aspect mgmt web entiti manag entiti manageent ljava lang string lwicket markup html list list item listitem areturn protect wicket markup html link link get remov link getremovelink string wicket markup html list list item listitem privat wicket compon get edit panel geteditpanel aspect mgmt model entiti boolean string string aspectj weaver method declar line number methoddeclarationlinenumb aload aspect mgmt model entiti entiti line ifnonnul l0 aload java lang string add panel ttile addpanelttil goto l1 l0 aload java lang string edit panel titl editpaneltitl l1 astor aload aspect mgmt model entiti entiti line ifnonnul l2 aload aspect mgmt web entiti manag entiti manageent line invokevirtu aspect mgmt web entiti manag entiti manageent creat new entiti createnewent lcom aspect mgmt model entiti astor aspect mgmt model entiti entiti l2 aload aspect mgmt web entiti manag entiti manageent line ldc edit entiti editent aload java lang string panel titl paneltitl aload aspect mgmt model entiti entiti invokevirtu aspect mgmt web entiti manag entiti manageent creat edit panel createeditpanel ljava lang string ljava lang string lcom aspect mgmt model entiti lwicket compon areturn privat wicket compon get edit panel geteditpanel aspect mgmt model entiti boolean string string public abstract class aspect mgmt web entiti manag entiti manageent implement shadow constructor execut constructorexecut void aspect mgmt web entiti manag entiti manageent init aspect mgmt model entiti boolean java lang string java lang string java lang string java lang string java lang string weav type aspect mgmt web entiti manag entiti manageent weav class weav batch build build config buildconfig work project workspac metadata plugin ajdt core aspect gener lst fil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18337" calcext:value-type="float">
            <text:p>118337</text:p>
          </table:table-cell>
          <table:table-cell table:style-name="ce2" office:value-type="string" calcext:value-type="string">
            <text:p>reflect base refer type deleg factori reflectionbasedreferencetypedelegatefactori line code break use weaver look bootstrap class classload null aspect aspectj weaver isn access bootstrap loader comment code work fine real need resolv aspect aspectj runtim differ classload one alreadi use load class aspect aspectj runtim class deleg class delegateclass class for name fornam aspectj weaver reflect java15 reflect base refer type deleg java15reflectionbasedreferencetypedeleg fals use class loader usingclassload reflect base refer type deleg reflectionbasedreferencetypedeleg class get class loader getclasslo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8698" calcext:value-type="float">
            <text:p>118698</text:p>
          </table:table-cell>
          <table:table-cell table:style-name="ce2" office:value-type="string" calcext:value-type="string">
            <text:p>aspect aspectj fail allow access privat itd field type nest insid aspect inconsist java access rule sourc see follow patch test integr ajc150 suit public aspect pr unknown prunknown privat static interfac marker privat class foo implement marker public foo bar null allow listen null allow listen null marker listen null marker listen null privat object marker listen privat object b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8698" calcext:value-type="float">
            <text:p>118698</text:p>
          </table:table-cell>
          <table:table-cell table:style-name="ce2" office:value-type="string" calcext:value-type="string">
            <text:p>aspect aspectj fail allow access privat itd field type nest insid aspect inconsist java access rule sourc see follow patch test integr ajc150 suit public aspect pr unknown prunknown privat static interfac marker privat class foo implement marker public foo bar null allow listen null allow listen null marker listen null marker listen null privat object marker listen privat object b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8715" calcext:value-type="float">
            <text:p>118715</text:p>
          </table:table-cell>
          <table:table-cell table:style-name="ce2" office:value-type="string" calcext:value-type="string">
            <text:p>class loader weav adaptor classloaderweavingadaptor weaver option weaveropt lint null load xlint properti file get overwritten default xlint properti see attach patch fix problem</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18715" calcext:value-type="float">
            <text:p>118715</text:p>
          </table:table-cell>
          <table:table-cell table:style-name="ce2" office:value-type="string" calcext:value-type="string">
            <text:p>class loader weav adaptor classloaderweavingadaptor weaver option weaveropt lint null load xlint properti file get overwritten default xlint properti see attach patch fix problem</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18715" calcext:value-type="float">
            <text:p>118715</text:p>
          </table:table-cell>
          <table:table-cell table:style-name="ce2" office:value-type="string" calcext:value-type="string">
            <text:p>class loader weav adaptor classloaderweavingadaptor weaver option weaveropt lint null load xlint properti file get overwritten default xlint properti see attach patch fix problem</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18781" calcext:value-type="float">
            <text:p>118781</text:p>
          </table:table-cell>
          <table:table-cell table:style-name="ce2" office:value-type="string" calcext:value-type="string">
            <text:p>fairli new aspect aspectj probabl go well explain start work project work fine ad method class take dimension 2dimension string array paramet suddenli get verifi error verifyerror except java lang verifi error verifyerror class drkw cpd obligor facad version obligor detail facad obligordetailfacad method search for obligor summari by group searchforobligorsummariesbygroup around body24 aroundbody24 signatur lcom drkw cpd obligor facad version obligor detail facad obligordetailfacad ljava lang string ljava lang string ljava ljavaa drkw cpd obligor facad version obligor obligor manag obligormanag clinit obligor manag obligormanag java drkw cpd obligor integr version obligor get obligor detail group test getobligordetailsgroupingtest test get obligor detail use group testgetobligordetailsusinggroup get obligor detail group test getobligordetailsgroupingtest java sun reflect nativ method accessor impl nativemethodaccessorimpl invoke0 nativ method sun reflect nativ method accessor impl nativemethodaccessorimpl invok unknown sourc sun reflect deleg method accessor impl delegatingmethodaccessorimpl invok unknown sour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8781" calcext:value-type="float">
            <text:p>118781</text:p>
          </table:table-cell>
          <table:table-cell table:style-name="ce2" office:value-type="string" calcext:value-type="string">
            <text:p>fairli new aspect aspectj probabl go well explain start work project work fine ad method class take dimension 2dimension string array paramet suddenli get verifi error verifyerror except java lang verifi error verifyerror class drkw cpd obligor facad version obligor detail facad obligordetailfacad method search for obligor summari by group searchforobligorsummariesbygroup around body24 aroundbody24 signatur lcom drkw cpd obligor facad version obligor detail facad obligordetailfacad ljava lang string ljava lang string ljava ljavaa drkw cpd obligor facad version obligor obligor manag obligormanag clinit obligor manag obligormanag java drkw cpd obligor integr version obligor get obligor detail group test getobligordetailsgroupingtest test get obligor detail use group testgetobligordetailsusinggroup get obligor detail group test getobligordetailsgroupingtest java sun reflect nativ method accessor impl nativemethodaccessorimpl invoke0 nativ method sun reflect nativ method accessor impl nativemethodaccessorimpl invok unknown sourc sun reflect deleg method accessor impl delegatingmethodaccessorimpl invok unknown sour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9353" calcext:value-type="float">
            <text:p>119353</text:p>
          </table:table-cell>
          <table:table-cell table:style-name="ce2" office:value-type="string" calcext:value-type="string">
            <text:p>run problem load time loadtim weav use reflect deleg weaver gener incorrect bridg method perform inter type intertyp declar strut action servlet actionservlet init method investig bcel world recogn overrid method version get declar method getdeclaredmethod return declar method ancestor superclass howev reflect world return declar method one class therefor appear weaver expect get declar method getdeclaredmethod return make name quit mislead think previous method implement inconsist reflect reflect deleg look like need handl consist includ superclass method howev dont know place map realli expect get declar method getdeclaredmethod sibl behav like java reflect version start work ad get all declar method getalldeclaredmethod method refer type referencetyp deleg altern provid weaver abil check method overrid case littl bit involv want flag issu first fail illustr issu index reflect base refer type deleg test reflectionbasedreferencetypedelegatetest java rc file home technolog aspectj modul weaver testsrc aspectj weaver reflect reflect base refer type deleg test reflectionbasedreferencetypedelegatetest java retriev revis diff r1 reflect base refer type deleg test reflectionbasedreferencetypedelegatetest java reflect base refer type deleg test reflectionbasedreferencetypedelegatetest java nov reflect base refer type deleg test reflectionbasedreferencetypedelegatetest java dec assert true asserttru superclass map gener type object rt2 rt2 equal unresolv type unresolvedtyp object public void test compar subclass deleg testcomparesubclassdeleg world set behav in java5 way setbehaveinjava5way true bcel world bcelworld bcel world bcelworld new bcel world bcelworld bcel world bcelworld set behav in java5 way setbehaveinjava5way true unresolv type unresolvedtyp java util hash map javautilhashmap unresolv type unresolvedtyp for name fornam java util hash map hashmap refer type referencetyp raw type rawtyp refer type referencetyp bcel world bcelworld resolv java util hash map javautilhashmap refer type referencetyp raw reflect type rawreflecttyp refer type referencetyp world resolv java util hash map javautilhashmap assert equal assertequ raw type rawtyp get deleg getdeleg get declar method getdeclaredmethod length raw reflect type rawreflecttyp get deleg getdeleg get declar method getdeclaredmethod length array int protect void set up setup throw except result junit framework assert fail error assertionfailederror expect junit framework assert fail assert java junit framework assert fail not equal failnotequ assert java junit framework assert assert equal assertequ assert java junit framework assert assert equal assertequ assert java junit framework assert assert equal assertequ assert java aspectj weaver reflect reflect base refer type deleg test reflectionbasedreferencetypedelegatetest test compar subclass deleg testcomparesubclassdeleg reflect base refer type deleg test reflectionbasedreferencetypedelegatetest java java lang reflect method invok nativ method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9451" calcext:value-type="float">
            <text:p>11945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9451" calcext:value-type="float">
            <text:p>11945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9882" calcext:value-type="float">
            <text:p>119882</text:p>
          </table:table-cell>
          <table:table-cell table:style-name="ce2" office:value-type="string" calcext:value-type="string">
            <text:p>aspectj weaver except bcexcept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except bcexcept thrown find bcel deleg train casino konto type class aspectj weaver refer type referencetyp weav class weav increment build build config buildconfig document set mheidt workspac metadata plugin ajdt core asp train aspjtrain gener lst file delet java sourc file javasourcefil class file classfil possibl point log aspect logaspect creat new sourc file error occur save new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19882" calcext:value-type="float">
            <text:p>119882</text:p>
          </table:table-cell>
          <table:table-cell table:style-name="ce2" office:value-type="string" calcext:value-type="string">
            <text:p>aspectj weaver except bcexcept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except bcexcept thrown find bcel deleg train casino konto type class aspectj weaver refer type referencetyp weav class weav increment build build config buildconfig document set mheidt workspac metadata plugin ajdt core asp train aspjtrain gener lst file delet java sourc file javasourcefil class file classfil possibl point log aspect logaspect creat new sourc file error occur save new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51" calcext:value-type="float">
            <text:p>12035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51" calcext:value-type="float">
            <text:p>12035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51" calcext:value-type="float">
            <text:p>12035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56" calcext:value-type="float">
            <text:p>120356</text:p>
          </table:table-cell>
          <table:table-cell table:style-name="ce2" office:value-type="string" calcext:value-type="string">
            <text:p>perhap issu asm struct deow sinc cross struct empti ajdt despit error warn gutter messag o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56" calcext:value-type="float">
            <text:p>120356</text:p>
          </table:table-cell>
          <table:table-cell table:style-name="ce2" office:value-type="string" calcext:value-type="string">
            <text:p>perhap issu asm struct deow sinc cross struct empti ajdt despit error warn gutter messag o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63" calcext:value-type="float">
            <text:p>1203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363" calcext:value-type="float">
            <text:p>12036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401" calcext:value-type="float">
            <text:p>120401</text:p>
          </table:table-cell>
          <table:table-cell table:style-name="ce2" office:value-type="string" calcext:value-type="string">
            <text:p>keep get unresolv type unresolvedtyp unsupport oper except unsupportedoperationexcept unhelp messag resolv type first ad signatur messag without permiss henc notic throw new unsupport oper except unsupportedoperationexcept unabl parameter unresolv type signatur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type pattern list typepatternlist parameter with parameterizewith type pattern list typepatternlist java aspectj weaver pattern declar parent declarepar parameter with parameterizewith declar parent declarepar java aspectj weaver refer type referencetyp get declar getdeclar refer type referencetyp java aspectj weaver resolv type resolvedtyp collect declar collectdeclar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ajdt intern compil lookup aj lookup environ ajlookupenviron add crosscut structur addcrosscuttingstructur aj lookup environ ajlookupenviron java aspectj ajdt intern compil lookup aj lookup environ ajlookupenviron add crosscut structur addcrosscuttingstructur aj lookup environ ajlookupenviron java aspectj ajdt intern compil lookup aj lookup environ ajlookupenviron collect all and declar collectallitdsanddeclar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resolv type first</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0521" calcext:value-type="float">
            <text:p>120521</text:p>
          </table:table-cell>
          <table:table-cell table:style-name="ce2" office:value-type="string" calcext:value-type="string">
            <text:p>get incorrect error find pointcut declar pertarget pointcut use pointcut declar outsid aspect true head right true pointcut declar insid aspect issingleton aspect thought report fix couldn find sorri duplic packag bug public class per target subaspect error pertargetsubaspecterror public static void main string arg run static class static void run pointcut doit execut void run error pertarget static aspect cpt pertarget pc error doit defin cpt protect pointcut pc doit unexpect doi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543" calcext:value-type="float">
            <text:p>120543</text:p>
          </table:table-cell>
          <table:table-cell table:style-name="ce2" office:value-type="string" calcext:value-type="string">
            <text:p>would use know exactli version weaver use ltw inform messag could issu weav adaptor weavingadaptor instanc creat possibl multipl version aspect aspectj system messag could similar issu ajc vers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0693" calcext:value-type="float">
            <text:p>120693</text:p>
          </table:table-cell>
          <table:table-cell table:style-name="ce2" office:value-type="string" calcext:value-type="string">
            <text:p>profil load time loadtim weav configur head found total time weav time spent aspectj weaver lint clear suppress clearsuppress mostli use insid bcel class weaver bcelclassweav match made small chang part bcel advic bceladvic clear suppress save list clear clear alon save total cpu time start sampl configu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693" calcext:value-type="float">
            <text:p>120693</text:p>
          </table:table-cell>
          <table:table-cell table:style-name="ce2" office:value-type="string" calcext:value-type="string">
            <text:p>profil load time loadtim weav configur head found total time weav time spent aspectj weaver lint clear suppress clearsuppress mostli use insid bcel class weaver bcelclassweav match made small chang part bcel advic bceladvic clear suppress save list clear clear alon save total cpu time start sampl configu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739" calcext:value-type="float">
            <text:p>120739</text:p>
          </table:table-cell>
          <table:table-cell table:style-name="ce2" office:value-type="string" calcext:value-type="string">
            <text:p>optim disabl weav class loader classload aspect defin actual use aspect exclus exclud aspect defin parent class loader help trivial rare case aop xml definit aspect defini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739" calcext:value-type="float">
            <text:p>120739</text:p>
          </table:table-cell>
          <table:table-cell table:style-name="ce2" office:value-type="string" calcext:value-type="string">
            <text:p>optim disabl weav class loader classload aspect defin actual use aspect exclus exclud aspect defin parent class loader help trivial rare case aop xml definit aspect defini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909" calcext:value-type="float">
            <text:p>120909</text:p>
          </table:table-cell>
          <table:table-cell table:style-name="ce2" office:value-type="string" calcext:value-type="string">
            <text:p>reflect base refer type deleg test reflectionbasedreferencetypedelegatetest test compar subclass deleg testcomparesubclassdeleg junit framework assert fail error assertionfailederror error couldn find void java util hash map hashmap on entri onentri bcel set couldn find void java util hash map hashmap on exit onexit bcel set couldn find void java util hash map hashmap transfer0 java util hash map hashmap entri bcel set junit framework assert fail assert java junit framework assert assert true asserttru assert java aspectj weaver reflect reflect base refer type deleg test reflectionbasedreferencetypedelegatetest test compar subclass deleg testcomparesubclassdeleg reflect base refer type deleg test reflectionbasedreferencetypedelegate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failur occur compar becl world beclworld reflect world reflectionworld still pick default sun version hash map hashmap e15 jre15 lib bcel solut creat world class loader ajc150 test ajc150test test modifi overrid testmodifieroverrid junit framework assert fail error assertionfailederror expect output execut void pr119749 exec me execm pr119749 execut void pr119749 exec ex execex found output execut void pr119749 exec me execm pr119749 execut void pr119749 exec ex execex first differ line junit framework assert fail assert java aspectj test output spec outputspec match against matchagainst output spec outputspec java aspectj test run spec runspec execut run spec runspec java aspectj test ajc test ajctest run test runtest ajc test ajctest java aspectj test base ajc test case xmlbasedajctestcas run test runtest base ajc test case xmlbasedajctestcas java aspectj systemtest ajc150 ajc150 test ajc150test test modifi overrid testmodifieroverrid ajc150 test ajc150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extens test decor testdecor basic run basicrun test decor testdecor java junit extens test setup testsetup protect test setup testsetup java junit framework test result testresult run protect runprotect test result testresult java junit extens test setup testsetup run test setup testsetup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failur due differ jdk implement to string tostr ann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0909" calcext:value-type="float">
            <text:p>120909</text:p>
          </table:table-cell>
          <table:table-cell table:style-name="ce2" office:value-type="string" calcext:value-type="string">
            <text:p>reflect base refer type deleg test reflectionbasedreferencetypedelegatetest test compar subclass deleg testcomparesubclassdeleg junit framework assert fail error assertionfailederror error couldn find void java util hash map hashmap on entri onentri bcel set couldn find void java util hash map hashmap on exit onexit bcel set couldn find void java util hash map hashmap transfer0 java util hash map hashmap entri bcel set junit framework assert fail assert java junit framework assert assert true asserttru assert java aspectj weaver reflect reflect base refer type deleg test reflectionbasedreferencetypedelegatetest test compar subclass deleg testcomparesubclassdeleg reflect base refer type deleg test reflectionbasedreferencetypedelegate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failur occur compar becl world beclworld reflect world reflectionworld still pick default sun version hash map hashmap e15 jre15 lib bcel solut creat world class loader ajc150 test ajc150test test modifi overrid testmodifieroverrid junit framework assert fail error assertionfailederror expect output execut void pr119749 exec me execm pr119749 execut void pr119749 exec ex execex found output execut void pr119749 exec me execm pr119749 execut void pr119749 exec ex execex first differ line junit framework assert fail assert java aspectj test output spec outputspec match against matchagainst output spec outputspec java aspectj test run spec runspec execut run spec runspec java aspectj test ajc test ajctest run test runtest ajc test ajctest java aspectj test base ajc test case xmlbasedajctestcas run test runtest base ajc test case xmlbasedajctestcas java aspectj systemtest ajc150 ajc150 test ajc150test test modifi overrid testmodifieroverrid ajc150 test ajc150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extens test decor testdecor basic run basicrun test decor testdecor java junit extens test setup testsetup protect test setup testsetup java junit framework test result testresult run protect runprotect test result testresult java junit extens test setup testsetup run test setup testsetup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failur due differ jdk implement to string tostr ann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12" calcext:value-type="float">
            <text:p>121312</text:p>
          </table:table-cell>
          <table:table-cell table:style-name="ce2" office:value-type="string" calcext:value-type="string">
            <text:p>patch add reflect world ireflectionworld interfac chang variou place code cast made reflect world reflectionworld use interfac creat common method creat world ltwworld implement interfac set class loader weav adaptor classloaderweavingadaptor use import world ltwworld one type map perform memori effic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1312" calcext:value-type="float">
            <text:p>121312</text:p>
          </table:table-cell>
          <table:table-cell table:style-name="ce2" office:value-type="string" calcext:value-type="string">
            <text:p>patch add reflect world ireflectionworld interfac chang variou place code cast made reflect world reflectionworld use interfac creat common method creat world ltwworld implement interfac set class loader weav adaptor classloaderweavingadaptor use import world ltwworld one type map perform memori effic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1312" calcext:value-type="float">
            <text:p>121312</text:p>
          </table:table-cell>
          <table:table-cell table:style-name="ce2" office:value-type="string" calcext:value-type="string">
            <text:p>patch add reflect world ireflectionworld interfac chang variou place code cast made reflect world reflectionworld use interfac creat common method creat world ltwworld implement interfac set class loader weav adaptor classloaderweavingadaptor use import world ltwworld one type map perform memori effic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1312" calcext:value-type="float">
            <text:p>121312</text:p>
          </table:table-cell>
          <table:table-cell table:style-name="ce2" office:value-type="string" calcext:value-type="string">
            <text:p>patch add reflect world ireflectionworld interfac chang variou place code cast made reflect world reflectionworld use interfac creat common method creat world ltwworld implement interfac set class loader weav adaptor classloaderweavingadaptor use import world ltwworld one type map perform memori effic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1385" calcext:value-type="float">
            <text:p>121385</text:p>
          </table:table-cell>
          <table:table-cell table:style-name="ce2" office:value-type="string" calcext:value-type="string">
            <text:p>defin aop xml aspect alreadi copi aspectjweav jar work btm lib aspectjweav jar ad javaag work btm lib aspectjweav jar option jvm work fine advic aspect wrong use around advic use compil time compiletim weav around advic work fine env ajdt c1 rc1 releas sun jdk aspect file import aspectj lang signatur import aspectj lang join point joinpoint public abstract aspect world privat object result pointcut greet execut hello say world sayworld object around greet system println around start object result proceed system println around return result greet signatur signatur thi join point thisjoinpoint get signatur getsignatur system println signatur get name getnam return greet signatur signatur thi join point thisjoinpoint get signatur getsignatur system println signatur get name getnam aop xml file xml version encod utf aspectj aspect aspect name world concret aspect concreteaspect name world1 extend world pointcut name greet express execut hello say world sayworld execut hello say hello sayhello concret aspect concreteaspect aspect weaver option xreweav verbos xlazi tjp xlazytjp show weav info showweaveinfo includ within hello weaver aspectj around advic error messag consol info regist aspect world info gener class world1 info weav hello info weaver oper reweav mode need verifi requir type exist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messag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aspectj bridg abort except abortexcep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aspectj bridg messag writer messagewrit handl messag handlemessag messag writer messagewrit java aspectj weaver tool weav adaptor weavingadaptor weav adaptor messag handler weavingadaptormessagehandl handl messag handlemessag weav adaptor weavingadaptor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hello wor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85" calcext:value-type="float">
            <text:p>121385</text:p>
          </table:table-cell>
          <table:table-cell table:style-name="ce2" office:value-type="string" calcext:value-type="string">
            <text:p>defin aop xml aspect alreadi copi aspectjweav jar work btm lib aspectjweav jar ad javaag work btm lib aspectjweav jar option jvm work fine advic aspect wrong use around advic use compil time compiletim weav around advic work fine env ajdt c1 rc1 releas sun jdk aspect file import aspectj lang signatur import aspectj lang join point joinpoint public abstract aspect world privat object result pointcut greet execut hello say world sayworld object around greet system println around start object result proceed system println around return result greet signatur signatur thi join point thisjoinpoint get signatur getsignatur system println signatur get name getnam return greet signatur signatur thi join point thisjoinpoint get signatur getsignatur system println signatur get name getnam aop xml file xml version encod utf aspectj aspect aspect name world concret aspect concreteaspect name world1 extend world pointcut name greet express execut hello say world sayworld execut hello say hello sayhello concret aspect concreteaspect aspect weaver option xreweav verbos xlazi tjp xlazytjp show weav info showweaveinfo includ within hello weaver aspectj around advic error messag consol info regist aspect world info gener class world1 info weav hello info weaver oper reweav mode need verifi requir type exist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messag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aspectj bridg abort except abortexcep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aspectj bridg messag writer messagewrit handl messag handlemessag messag writer messagewrit java aspectj weaver tool weav adaptor weavingadaptor weav adaptor messag handler weavingadaptormessagehandl handl messag handlemessag weav adaptor weavingadaptor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hello wor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85" calcext:value-type="float">
            <text:p>121385</text:p>
          </table:table-cell>
          <table:table-cell table:style-name="ce2" office:value-type="string" calcext:value-type="string">
            <text:p>defin aop xml aspect alreadi copi aspectjweav jar work btm lib aspectjweav jar ad javaag work btm lib aspectjweav jar option jvm work fine advic aspect wrong use around advic use compil time compiletim weav around advic work fine env ajdt c1 rc1 releas sun jdk aspect file import aspectj lang signatur import aspectj lang join point joinpoint public abstract aspect world privat object result pointcut greet execut hello say world sayworld object around greet system println around start object result proceed system println around return result greet signatur signatur thi join point thisjoinpoint get signatur getsignatur system println signatur get name getnam return greet signatur signatur thi join point thisjoinpoint get signatur getsignatur system println signatur get name getnam aop xml file xml version encod utf aspectj aspect aspect name world concret aspect concreteaspect name world1 extend world pointcut name greet express execut hello say world sayworld execut hello say hello sayhello concret aspect concreteaspect aspect weaver option xreweav verbos xlazi tjp xlazytjp show weav info showweaveinfo includ within hello weaver aspectj around advic error messag consol info regist aspect world info gener class world1 info weav hello info weaver oper reweav mode need verifi requir type exist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messag abor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null pointer except nullpointerexcept null null java lang null pointer except nullpointerexcept aspectj weaver bcel bcel advic bceladvic get advic arg setup getadviceargsetup bcel advic bceladvic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aspectj bridg abort except abortexcept troubl public class hello extend java lang object public void init aload hello line invokespeci java lang object init constructor execut constructorexecut void hello init return constructor execut constructorexecut void hello init public void init public static void main string aspectj weaver method declar line number methoddeclarationlinenumb invokestat hello say hello sayhello line return line public static void main string public static void say hello sayhello aspectj weaver method declar line number methoddeclarationlinenumb public static void say hello sayhello public static int say world sayworld aspectj weaver method declar line number methoddeclarationlinenumb method execut methodexecut int hello say world sayworld getstat java lang system ljava print stream printstream line ldc world invokevirtu java print stream printstream println ljava lang string iconst line ireturn method execut methodexecut int hello say world sayworld public static int say world sayworld static final void say hello sayhello around body0 aroundbody0 getstat java lang system ljava print stream printstream line ldc hello invokevirtu java print stream printstream println ljava lang string invokestat hello say world sayworld line pop return line static final void say hello sayhello around body0 aroundbody0 public class hello public class hello ajc closure1 ajcclosure1 extend aspectj runtim intern around closur aroundclosur public void init object aload aload invokespeci aspectj runtim intern around closur aroundclosur init ljava lang object return public void init object public object run object aload getfield aspectj runtim intern around closur aroundclosur state ljava lang object astor invokestat hello say hello sayhello around body0 aroundbody0 aconst null areturn public object run object public class hello ajc closure1 ajcclosure1 aspectj bridg messag writer messagewrit handl messag handlemessag messag writer messagewrit java aspectj weaver tool weav adaptor weavingadaptor weav adaptor messag handler weavingadaptormessagehandl handl messag handlemessag weav adaptor weavingadaptor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hello wor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95" calcext:value-type="float">
            <text:p>121395</text:p>
          </table:table-cell>
          <table:table-cell table:style-name="ce2" office:value-type="string" calcext:value-type="string">
            <text:p>invalid aspectj path miss jar file throw filenotfoundexcept java file not found except filenotfoundexcept java file input stream fileinputstream open nativ method java file input stream fileinputstream init file input stream fileinputstream java aspectj weaver bcel bcel weaver bcelweav add aspect from jar file addaspectsfromjarfil bcel weaver bcelweav java aspectj weaver bcel bcel weaver bcelweav add librari jar file addlibraryjarfil bcel weaver bcelweav java aspectj ajdt intern core builder aj build manag ajbuildmanag init bcel world initbcelworld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file not found except filenotfoundexcept thrown user frankstol document workspac lib aspect deploy lib aspect jar file directori gener problem entri problem list problemsl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95" calcext:value-type="float">
            <text:p>121395</text:p>
          </table:table-cell>
          <table:table-cell table:style-name="ce2" office:value-type="string" calcext:value-type="string">
            <text:p>invalid aspectj path miss jar file throw filenotfoundexcept java file not found except filenotfoundexcept java file input stream fileinputstream open nativ method java file input stream fileinputstream init file input stream fileinputstream java aspectj weaver bcel bcel weaver bcelweav add aspect from jar file addaspectsfromjarfil bcel weaver bcelweav java aspectj weaver bcel bcel weaver bcelweav add librari jar file addlibraryjarfil bcel weaver bcelweav java aspectj ajdt intern core builder aj build manag ajbuildmanag init bcel world initbcelworld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file not found except filenotfoundexcept thrown user frankstol document workspac lib aspect deploy lib aspect jar file directori gener problem entri problem list problemsl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395" calcext:value-type="float">
            <text:p>121395</text:p>
          </table:table-cell>
          <table:table-cell table:style-name="ce2" office:value-type="string" calcext:value-type="string">
            <text:p>invalid aspectj path miss jar file throw filenotfoundexcept java file not found except filenotfoundexcept java file input stream fileinputstream open nativ method java file input stream fileinputstream init file input stream fileinputstream java aspectj weaver bcel bcel weaver bcelweav add aspect from jar file addaspectsfromjarfil bcel weaver bcelweav java aspectj weaver bcel bcel weaver bcelweav add librari jar file addlibraryjarfil bcel weaver bcelweav java aspectj ajdt intern core builder aj build manag ajbuildmanag init bcel world initbcelworld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file not found except filenotfoundexcept thrown user frankstol document workspac lib aspect deploy lib aspect jar file directori gener problem entri problem list problemsl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1616" calcext:value-type="float">
            <text:p>121616</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21616" calcext:value-type="float">
            <text:p>121616</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22248" calcext:value-type="float">
            <text:p>122248</text:p>
          </table:table-cell>
          <table:table-cell table:style-name="ce2" office:value-type="string" calcext:value-type="string">
            <text:p>hi use ajdt zip fick error tri make workbrench java lang illeg state except illegalstateexcept aspectj weaver type factori typefactori creat parameter type createparameterizedtyp type factori typefactori java aspectj weaver bcel bcel gener signatur to type convert bcelgenericsignaturetotypexconvert class type signature2 type classtypesignature2typex bcel gener signatur to type convert bcelgenericsignaturetotypexconvert java aspectj weaver bcel bcel gener signatur to type convert bcelgenericsignaturetotypexconvert class type signature2 type classtypesignature2typex bcel gener signatur to type convert bcelgenericsignaturetotypexconvert java aspectj weaver bcel bcel object type bcelobjecttyp unpack gener signatur unpackgenericsignatur bcel object type bcelobjecttyp java aspectj weaver bcel bcel object type bcelobjecttyp get superclass getsuperclass bcel object type bcelobjecttyp java aspectj weaver refer type referencetyp get superclass getsuperclass refer type referencetyp java aspectj weaver bcel bcel weaver bcelweav weav parent for weaveparentsfor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illeg state except illegalstateexcept thrown expect raw typ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2248" calcext:value-type="float">
            <text:p>122248</text:p>
          </table:table-cell>
          <table:table-cell table:style-name="ce2" office:value-type="string" calcext:value-type="string">
            <text:p>hi use ajdt zip fick error tri make workbrench java lang illeg state except illegalstateexcept aspectj weaver type factori typefactori creat parameter type createparameterizedtyp type factori typefactori java aspectj weaver bcel bcel gener signatur to type convert bcelgenericsignaturetotypexconvert class type signature2 type classtypesignature2typex bcel gener signatur to type convert bcelgenericsignaturetotypexconvert java aspectj weaver bcel bcel gener signatur to type convert bcelgenericsignaturetotypexconvert class type signature2 type classtypesignature2typex bcel gener signatur to type convert bcelgenericsignaturetotypexconvert java aspectj weaver bcel bcel object type bcelobjecttyp unpack gener signatur unpackgenericsignatur bcel object type bcelobjecttyp java aspectj weaver bcel bcel object type bcelobjecttyp get superclass getsuperclass bcel object type bcelobjecttyp java aspectj weaver refer type referencetyp get superclass getsuperclass refer type referencetyp java aspectj weaver bcel bcel weaver bcelweav weav parent for weaveparentsfor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illeg state except illegalstateexcept thrown expect raw typ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2248" calcext:value-type="float">
            <text:p>122248</text:p>
          </table:table-cell>
          <table:table-cell table:style-name="ce2" office:value-type="string" calcext:value-type="string">
            <text:p>hi use ajdt zip fick error tri make workbrench java lang illeg state except illegalstateexcept aspectj weaver type factori typefactori creat parameter type createparameterizedtyp type factori typefactori java aspectj weaver bcel bcel gener signatur to type convert bcelgenericsignaturetotypexconvert class type signature2 type classtypesignature2typex bcel gener signatur to type convert bcelgenericsignaturetotypexconvert java aspectj weaver bcel bcel gener signatur to type convert bcelgenericsignaturetotypexconvert class type signature2 type classtypesignature2typex bcel gener signatur to type convert bcelgenericsignaturetotypexconvert java aspectj weaver bcel bcel object type bcelobjecttyp unpack gener signatur unpackgenericsignatur bcel object type bcelobjecttyp java aspectj weaver bcel bcel object type bcelobjecttyp get superclass getsuperclass bcel object type bcelobjecttyp java aspectj weaver refer type referencetyp get superclass getsuperclass refer type referencetyp java aspectj weaver bcel bcel weaver bcelweav weav parent for weaveparentsfor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illeg state except illegalstateexcept thrown expect raw typ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2347" calcext:value-type="float">
            <text:p>122347</text:p>
          </table:table-cell>
          <table:table-cell table:style-name="ce2" office:value-type="string" calcext:value-type="string">
            <text:p>patch singl file weaver src aspectj weaver world significantli improv memori footprint weav see detail would like help resolv one hit aspect aspectj weaver test follow keep weak refer valu expend map allow evict wherea weak hash map keep weak refer key allow configur expend map keep hard refer type dorg aspectj weaver world cach retent cacheretent number current default nice tune option project use bit memori avoid evict type move is expend isexpend check type map typemap world allow differ world world ltwworld chang evict let world ltwworld keep refer alreadi defin class chang break test run test check code suit npe line refer type referencetyp get type variabl gettypevari gener signatur presum code implicitli reli expend type never evict attach error output case initi test shown rel small perform loss return signific memori footprint gain use aspect aspectj cv head standard bcel world bcelworld implement world ltwworld world tomcat glassbox inspector web app aspect aspectj overhead optim million heap byte million total heap byte versu million byte use cv head optim limit benefit bcel world bcelworld almost code expos weaver sinc type expend howev martin lippert tri version ajeer load time loadtim weav environ report reduct mb heap mb heap use cost increas start time likewis facil major contributor enabl ltw optim reduc heap overhead case million heap byte princip ltw world allow evict type alreadi woven use reflect proxi see similar start time use expend map test abil increas number hard refer cach provid user abil alloc memori speed perform note hard refer key signatur valu least haven notic case load time loadtim weav test weak hash map compact properli refer type weakli reachabl key weakli reachabl map ultim purg thesi ent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347" calcext:value-type="float">
            <text:p>122347</text:p>
          </table:table-cell>
          <table:table-cell table:style-name="ce2" office:value-type="string" calcext:value-type="string">
            <text:p>patch singl file weaver src aspectj weaver world significantli improv memori footprint weav see detail would like help resolv one hit aspect aspectj weaver test follow keep weak refer valu expend map allow evict wherea weak hash map keep weak refer key allow configur expend map keep hard refer type dorg aspectj weaver world cach retent cacheretent number current default nice tune option project use bit memori avoid evict type move is expend isexpend check type map typemap world allow differ world world ltwworld chang evict let world ltwworld keep refer alreadi defin class chang break test run test check code suit npe line refer type referencetyp get type variabl gettypevari gener signatur presum code implicitli reli expend type never evict attach error output case initi test shown rel small perform loss return signific memori footprint gain use aspect aspectj cv head standard bcel world bcelworld implement world ltwworld world tomcat glassbox inspector web app aspect aspectj overhead optim million heap byte million total heap byte versu million byte use cv head optim limit benefit bcel world bcelworld almost code expos weaver sinc type expend howev martin lippert tri version ajeer load time loadtim weav environ report reduct mb heap mb heap use cost increas start time likewis facil major contributor enabl ltw optim reduc heap overhead case million heap byte princip ltw world allow evict type alreadi woven use reflect proxi see similar start time use expend map test abil increas number hard refer cach provid user abil alloc memori speed perform note hard refer key signatur valu least haven notic case load time loadtim weav test weak hash map compact properli refer type weakli reachabl key weakli reachabl map ultim purg thesi ent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370" calcext:value-type="float">
            <text:p>122370</text:p>
          </table:table-cell>
          <table:table-cell table:style-name="ce2" office:value-type="string" calcext:value-type="string">
            <text:p>ad setter moodi exampl make clear annot style declar parent declarepar result differ behavior classic declar parent style call setter declar parent advis object behav one would expect howev call setter declar parent declarepar advis object effect call setter see call immedi call getter find valu didn chang follow exampl packag moodi illustr public enum mood happi jolli classic style public aspect classic mood indic classicmoodind public interfac moodi mood get mood getmood void set mood setmood mood mood privat mood moodi mood mood happi public mood moodi get mood getmood return mood public void moodi set mood setmood mood mood mood mood declar parent moodi classic mood implementor classicmoodimplementor implement moodi public class classic mood implementor classicmoodimplementor annot style import aspectj lang annot aspect import aspectj lang annot declar parent declarepar aspect public class annot mood indic annotationmoodind public interfac moodi mood get mood getmood void set mood setmood mood mood public static class moodi impl moodyimpl implement moodi privat mood mood mood happi public mood get mood getmood return mood public void set mood setmood mood mood mood mood declar parent declarepar valu moodi annot mood implementor annotationmoodimplementor default impl defaultimpl moodi impl moodyimpl class privat moodi implement interfac implementedinterfac public class annot mood implementor annotationmoodimplementor unit junit test case testcas import junit framework test case testcas public class mood tester moodtest extend test case testcas public mood tester moodtest string name super name public void test classic testclass classic mood implementor classicmoodimplementor cmi0 new classic mood implementor classicmoodimplementor classic mood implementor classicmoodimplementor cmi1 new classic mood implementor classicmoodimplementor assert equal assertequ cmi0 happi mood happi cmi0 get mood getmood cmi1 set mood setmood mood jolli assert equal assertequ cmi1 jolli mood jolli cmi1 get mood getmood assert equal assertequ cmi0 still happi mood happi cmi0 get mood getmood public void test annot testannot annot mood implementor annotationmoodimplementor ami0 new annot mood implementor annotationmoodimplementor annot mood implementor annotationmoodimplementor ami1 new annot mood implementor annotationmoodimplementor assert equal assertequ ami0 happi mood happi annot mood indic annotationmoodind moodi ami0 get mood getmood annot mood indic annotationmoodind moodi ami1 set mood setmood mood jolli assert equal assertequ ami1 jolli mood jolli annot mood indic annotationmoodind moodi ami1 get mood getmood assert equal assertequ ami0 still happi mood happi annot mood indic annotationmoodind moodi ami0 get mood getmood result run follow time failur test annot testannot moodi mood tester moodtest junit framework assert fail error assertionfailederror ami1 jolli expect jolli happi moodi mood tester moodtest test annot testannot mood tester mood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moodi mood tester moodtest main mood tester moodtest java failur test run failur error classic see cmi1 set mood setmood success cmi0 cmi1 decoupl call set mood setmood cmi1 impact cmi0 annot style howev fail ami1 set mood setmood appear done noth result ami1 jolli ami0 happi includ second assert ami0 ami1 end jolli c1 rc1 current behavior make declar parent declarepar unus retain field state near tell retain state throughout method invoc beyond like creat discard back object method invoc</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2370" calcext:value-type="float">
            <text:p>122370</text:p>
          </table:table-cell>
          <table:table-cell table:style-name="ce2" office:value-type="string" calcext:value-type="string">
            <text:p>ad setter moodi exampl make clear annot style declar parent declarepar result differ behavior classic declar parent style call setter declar parent advis object behav one would expect howev call setter declar parent declarepar advis object effect call setter see call immedi call getter find valu didn chang follow exampl packag moodi illustr public enum mood happi jolli classic style public aspect classic mood indic classicmoodind public interfac moodi mood get mood getmood void set mood setmood mood mood privat mood moodi mood mood happi public mood moodi get mood getmood return mood public void moodi set mood setmood mood mood mood mood declar parent moodi classic mood implementor classicmoodimplementor implement moodi public class classic mood implementor classicmoodimplementor annot style import aspectj lang annot aspect import aspectj lang annot declar parent declarepar aspect public class annot mood indic annotationmoodind public interfac moodi mood get mood getmood void set mood setmood mood mood public static class moodi impl moodyimpl implement moodi privat mood mood mood happi public mood get mood getmood return mood public void set mood setmood mood mood mood mood declar parent declarepar valu moodi annot mood implementor annotationmoodimplementor default impl defaultimpl moodi impl moodyimpl class privat moodi implement interfac implementedinterfac public class annot mood implementor annotationmoodimplementor unit junit test case testcas import junit framework test case testcas public class mood tester moodtest extend test case testcas public mood tester moodtest string name super name public void test classic testclass classic mood implementor classicmoodimplementor cmi0 new classic mood implementor classicmoodimplementor classic mood implementor classicmoodimplementor cmi1 new classic mood implementor classicmoodimplementor assert equal assertequ cmi0 happi mood happi cmi0 get mood getmood cmi1 set mood setmood mood jolli assert equal assertequ cmi1 jolli mood jolli cmi1 get mood getmood assert equal assertequ cmi0 still happi mood happi cmi0 get mood getmood public void test annot testannot annot mood implementor annotationmoodimplementor ami0 new annot mood implementor annotationmoodimplementor annot mood implementor annotationmoodimplementor ami1 new annot mood implementor annotationmoodimplementor assert equal assertequ ami0 happi mood happi annot mood indic annotationmoodind moodi ami0 get mood getmood annot mood indic annotationmoodind moodi ami1 set mood setmood mood jolli assert equal assertequ ami1 jolli mood jolli annot mood indic annotationmoodind moodi ami1 get mood getmood assert equal assertequ ami0 still happi mood happi annot mood indic annotationmoodind moodi ami0 get mood getmood result run follow time failur test annot testannot moodi mood tester moodtest junit framework assert fail error assertionfailederror ami1 jolli expect jolli happi moodi mood tester moodtest test annot testannot mood tester mood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moodi mood tester moodtest main mood tester moodtest java failur test run failur error classic see cmi1 set mood setmood success cmi0 cmi1 decoupl call set mood setmood cmi1 impact cmi0 annot style howev fail ami1 set mood setmood appear done noth result ami1 jolli ami0 happi includ second assert ami0 ami1 end jolli c1 rc1 current behavior make declar parent declarepar unus retain field state near tell retain state throughout method invoc beyond like creat discard back object method invoc</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2417" calcext:value-type="float">
            <text:p>122417</text:p>
          </table:table-cell>
          <table:table-cell table:style-name="ce2" office:value-type="string" calcext:value-type="string">
            <text:p>methink preiniti constant misspel join point joinpoint preintial lack join point joinpoint preiniti might correct version note valu constant preiniti spell correctli sorri inconveni hara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417" calcext:value-type="float">
            <text:p>122417</text:p>
          </table:table-cell>
          <table:table-cell table:style-name="ce2" office:value-type="string" calcext:value-type="string">
            <text:p>methink preiniti constant misspel join point joinpoint preintial lack join point joinpoint preiniti might correct version note valu constant preiniti spell correctli sorri inconveni hara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458" calcext:value-type="float">
            <text:p>122458</text:p>
          </table:table-cell>
          <table:table-cell table:style-name="ce2" office:value-type="string" calcext:value-type="string">
            <text:p>except occur use ajdt plugin compil project first time add ajdt natur aspect defin project suppos except occur compil class sorri post entir sourc code signatur public class fix width parser fixedwidthpars extend tabular data parser tabulardatapars notic thing class presenc inherit type paramet redefin name custom annot method varag method paramet thing present class project aspect aspectj apprent compil well sure fact compil hope help clue complet stacktrac java lang string index out of bound except stringindexoutofboundsexcept java lang string substr unknown sourc aspectj weaver type factori typefactori creat type from signatur createtypefromsignatur type factori typefactori java aspectj weaver type factori typefactori creat type from signatur createtypefromsignatur type factori typefactori java aspectj weaver unresolv type unresolvedtyp for signatur forsignatur unresolv type unresolvedtyp java aspectj weaver unresolv type unresolvedtyp make array makearray unresolv type unresolvedtyp java aspectj ajdt intern compil lookup eclips factori eclipsefactori from bind frombind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mpil lookup eclips factori eclipsefactori make resolv member makeresolvedmemb eclips factori eclipsefactori java aspectj ajdt intern core builder asm hierarchi builder asmhierarchybuild gen bytecod info genbytecodeinfo asm hierarchi builder asmhierarchybuild java aspectj ajdt intern core builder asm hierarchi builder asmhierarchybuild visit asm hierarchi builder asmhierarchybuild java aspectj jdt intern compil ast method declar methoddeclar travers method declar methoddeclar java aspectj jdt intern compil ast type declar typedeclar travers type declar typedeclar java aspectj jdt intern compil ast compil unit declar compilationunitdeclar travers compil unit declar compilationunitdeclar java aspectj ajdt intern core builder asm hierarchi builder asmhierarchybuild intern build internalbuild asm hierarchi builder asmhierarchybuild java aspectj ajdt intern core builder asm hierarchi builder asmhierarchybuild build structur for compil unit buildstructureforcompilationunit asm hierarchi builder asmhierarchybuild java aspectj ajdt intern compil lookup eclips factori eclipsefactori finish compil unit finishedcompilationunit eclips factori eclipsefactori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string index out of bound except stringindexoutofboundsexcept thrown string index ra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580" calcext:value-type="float">
            <text:p>122580</text:p>
          </table:table-cell>
          <table:table-cell table:style-name="ce2" office:value-type="string" calcext:value-type="string">
            <text:p>stack trace get tri use aspect aspectj final releas load time loadtim weav rock it jrockit use xmanag class aspectj weaver loadtim rockit agent jrockitag load weblog server p2 sp2 debug code discov weaver initi load messag imessag kind rock it jrockit vm simpli hasn run staticiniti yet make messag imessag info null abl fix stack trace hoist check load aspect aspectj code initi weav adaptor chang line aj java loader null class name classnam null class name classnam start with startswith aspectj comment line weav adaptor weavingadaptor avoid duplic check privat boolean should weav name shouldweavenam string name return name start with startswith apach bcel fixm bcel wrap aspectj name start with startswith aspectj check earlier avoid circular issu initi name start with startswith java name start with startswith javax name start with startswith proxi jdk proxi fixm proxi fe ataspect proxy0 java5 proxi name start with startswith sun reflect jdk reflect note occur use rock it jrockit vm even xmanag command line argument stack trace java lang illeg argument except illegalargumentexcept null kind aspectj bridg messag init ljava lang string ljava lang string lorg aspectj bridg messag imessag kind lorg aspectj bridg sourc locat isourceloc ljava lang throwabl lorg aspectj bridg sourc locat isourceloc ziii messag java aspectj bridg messag init ljava lang string ljava lang string lorg aspectj bridg messag imessag kind lorg aspectj bridg sourc locat isourceloc ljava lang throwabl lorg aspectj bridg sourc locat isourceloc messag java aspectj bridg messag init ljava lang string lorg aspectj bridg messag imessag kind ljava lang throwabl lorg aspectj bridg sourc locat isourceloc messag java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 aspectj weaver tool weav adaptor weavingadaptor init weav adaptor weavingadaptor java aspectj weaver loadtim class loader weav adaptor classloaderweavingadaptor init ljava lang class loader classload lorg aspectj weaver loadtim weav context iweavingcontext class loader weav adaptor classloaderweavingadaptor java aspectj weaver loadtim aj weaver contain weavercontain get weaver getweav ljava lang class loader classload lorg aspectj weaver loadtim weav context iweavingcontext lorg aspectj weaver tool weav adaptor weavingadaptor aj java aspectj weaver loadtim aj pre process preprocess ljava lang string ljava bljava lang class loader classload aj java aspectj weaver loadtim rockit agent jrockitag pre process preprocess ljava lang class loader classload ljava lang string rockit agent jrockitag java jrockit vm class pre processor manag classpreprocessormanag notifi class pre processor notifyclasspreprocessor ljava iljava lang string unknown sourc jrockit vm class defin class0 defineclass0 ljava iljava lang string bii unknown sourc jrockit vm class defin class defineclass ljava lang class loader classload ljava lang string bii ljava lang class unknown sourc java lang class loader classload defin class defineclass ljava lang string ljava biiljava secur protect domain protectiondomain ljava lang class unknown sourc java secur secur class loader secureclassload defin class defineclass ljava lang string ljava biiljava secur code sourc codesourc ljava lang class secur class loader secureclassload java java net class loader urlclassload defin class defineclass ljava lang string lsun misc resourc ljava lang class class loader urlclassload java java net class loader urlclassload access ljava net class loader urlclassload ljava lang string lsun misc resourc ljava lang class class loader urlclassload java java net class loader urlclassload run ljava lang object class loader urlclassload java jrockit vm access control accesscontrol privileg exc ljava secur privileg except action privilegedexceptionact ljava secur access control context accesscontrolcontext ljava lang object unknown sourc jrockit vm access control accesscontrol do privileg doprivileg ljava secur privileg except action privilegedexceptionact ljava secur access control context accesscontrolcontext ljava lang object unknown sourc java net class loader urlclassload find class findclass ljava lang string ljava lang class class loader urlclassload java java lang class loader classload load class loadclass ljava lang string ljava lang class unknown sourc sun misc launcher app class loader appclassload load class loadclass ljava lang string ljava lang class launcher java java lang class loader classload load class loadclass ljava lang string ljava lang class unknown sourc java lang class loader classload load class from nativ loadclassfromn ii ljava lang class unknown sourc jrockit vm rni get runnabl code getrunnablecod unknown sourc jrockit vm rni trampolin unknown sourc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java lang illeg argument except illegalargumentexcept null kind aspectj bridg messag init ljava lang string ljava lang string lorg aspectj bridg messag imessag kind lorg aspectj bridg sourc locat isourceloc ljava lang throwabl lorg aspectj bridg sourc locat isourceloc ziii messag java aspectj bridg messag init ljava lang string ljava lang string lorg aspectj bridg messag imessag kind lorg aspectj bridg sourc locat isourceloc ljava lang throwabl lorg aspectj bridg sourc locat isourceloc messag java aspectj bridg messag init ljava lang string lorg aspectj bridg messag imessag kind ljava lang throwabl lorg aspectj bridg sourc locat isourceloc messag java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 aspectj weaver tool weav adaptor weavingadaptor init weav adaptor weavingadaptor java aspectj weaver loadtim class loader weav adaptor classloaderweavingadaptor init ljava lang class loader classload lorg aspectj weaver loadtim weav context iweavingcontext class loader weav adaptor classloaderweavingadaptor java aspectj weaver loadtim aj weaver contain weavercontain get weaver getweav ljava lang class loader classload lorg aspectj weaver loadtim weav context iweavingcontext lorg aspectj weaver tool weav adaptor weavingadaptor aj java aspectj weaver loadtim aj pre process preprocess ljava lang string ljava bljava lang class loader classload aj java aspectj weaver loadtim rockit agent jrockitag pre process preprocess ljava lang class loader classload ljava lang string rockit agent jrockitag java jrockit vm class pre processor manag classpreprocessormanag notifi class pre processor notifyclasspreprocessor ljava iljava lang string unknown sourc jrockit vm class defin class0 defineclass0 ljava iljava lang string bii unknown sourc jrockit vm class defin class defineclass ljava lang class loader classload ljava lang string bii ljava lang class unknown sourc java lang class loader classload defin class defineclass ljava lang string ljava biiljava secur protect domain protectiondomain ljava lang class unknown sourc java secur secur class loader secureclassload defin class defineclass ljava lang string ljava biiljava secur code sourc codesourc ljava lang class secur class loader secureclassload java java net class loader urlclassload defin class defineclass ljava lang string lsun misc resourc ljava lang class class loader urlclassload java java net class loader urlclassload access ljava net class loader urlclassload ljava lang string lsun misc resourc ljava lang class class loader urlclassload java java net class loader urlclassload run ljava lang object class loader urlclassload java jrockit vm access control accesscontrol privileg exc ljava secur privileg except action privilegedexceptionact ljava secur access control context accesscontrolcontext ljava lang object unknown sourc jrockit vm access control accesscontrol do privileg doprivileg ljava secur privileg except action privilegedexceptionact ljava secur access control context accesscontrolcontext ljava lang object unknown sourc java net class loader urlclassload find class findclass ljava lang string ljava lang class class loader urlclassload java java lang class loader classload load class loadclass ljava lang string ljava lang class unknown sourc sun misc launcher app class loader appclassload load class loadclass ljava lang string ljava lang class launcher java java lang class loader classload load class loadclass ljava lang string ljava lang class unknown sourc java lang class loader classload load class from nativ loadclassfromn ii ljava lang class unknown sourc jrockit vm rni get runnabl code getrunnablecod unknown sourc jrockit vm rni trampolin unknown sourc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580" calcext:value-type="float">
            <text:p>122580</text:p>
          </table:table-cell>
          <table:table-cell table:style-name="ce2" office:value-type="string" calcext:value-type="string">
            <text:p>stack trace get tri use aspect aspectj final releas load time loadtim weav rock it jrockit use xmanag class aspectj weaver loadtim rockit agent jrockitag load weblog server p2 sp2 debug code discov weaver initi load messag imessag kind rock it jrockit vm simpli hasn run staticiniti yet make messag imessag info null abl fix stack trace hoist check load aspect aspectj code initi weav adaptor chang line aj java loader null class name classnam null class name classnam start with startswith aspectj comment line weav adaptor weavingadaptor avoid duplic check privat boolean should weav name shouldweavenam string name return name start with startswith apach bcel fixm bcel wrap aspectj name start with startswith aspectj check earlier avoid circular issu initi name start with startswith java name start with startswith javax name start with startswith proxi jdk proxi fixm proxi fe ataspect proxy0 java5 proxi name start with startswith sun reflect jdk reflect note occur use rock it jrockit vm even xmanag command line argument stack trace java lang illeg argument except illegalargumentexcept null kind aspectj bridg messag init ljava lang string ljava lang string lorg aspectj bridg messag imessag kind lorg aspectj bridg sourc locat isourceloc ljava lang throwabl lorg aspectj bridg sourc locat isourceloc ziii messag java aspectj bridg messag init ljava lang string ljava lang string lorg aspectj bridg messag imessag kind lorg aspectj bridg sourc locat isourceloc ljava lang throwabl lorg aspectj bridg sourc locat isourceloc messag java aspectj bridg messag init ljava lang string lorg aspectj bridg messag imessag kind ljava lang throwabl lorg aspectj bridg sourc locat isourceloc messag java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 aspectj weaver tool weav adaptor weavingadaptor init weav adaptor weavingadaptor java aspectj weaver loadtim class loader weav adaptor classloaderweavingadaptor init ljava lang class loader classload lorg aspectj weaver loadtim weav context iweavingcontext class loader weav adaptor classloaderweavingadaptor java aspectj weaver loadtim aj weaver contain weavercontain get weaver getweav ljava lang class loader classload lorg aspectj weaver loadtim weav context iweavingcontext lorg aspectj weaver tool weav adaptor weavingadaptor aj java aspectj weaver loadtim aj pre process preprocess ljava lang string ljava bljava lang class loader classload aj java aspectj weaver loadtim rockit agent jrockitag pre process preprocess ljava lang class loader classload ljava lang string rockit agent jrockitag java jrockit vm class pre processor manag classpreprocessormanag notifi class pre processor notifyclasspreprocessor ljava iljava lang string unknown sourc jrockit vm class defin class0 defineclass0 ljava iljava lang string bii unknown sourc jrockit vm class defin class defineclass ljava lang class loader classload ljava lang string bii ljava lang class unknown sourc java lang class loader classload defin class defineclass ljava lang string ljava biiljava secur protect domain protectiondomain ljava lang class unknown sourc java secur secur class loader secureclassload defin class defineclass ljava lang string ljava biiljava secur code sourc codesourc ljava lang class secur class loader secureclassload java java net class loader urlclassload defin class defineclass ljava lang string lsun misc resourc ljava lang class class loader urlclassload java java net class loader urlclassload access ljava net class loader urlclassload ljava lang string lsun misc resourc ljava lang class class loader urlclassload java java net class loader urlclassload run ljava lang object class loader urlclassload java jrockit vm access control accesscontrol privileg exc ljava secur privileg except action privilegedexceptionact ljava secur access control context accesscontrolcontext ljava lang object unknown sourc jrockit vm access control accesscontrol do privileg doprivileg ljava secur privileg except action privilegedexceptionact ljava secur access control context accesscontrolcontext ljava lang object unknown sourc java net class loader urlclassload find class findclass ljava lang string ljava lang class class loader urlclassload java java lang class loader classload load class loadclass ljava lang string ljava lang class unknown sourc sun misc launcher app class loader appclassload load class loadclass ljava lang string ljava lang class launcher java java lang class loader classload load class loadclass ljava lang string ljava lang class unknown sourc java lang class loader classload load class from nativ loadclassfromn ii ljava lang class unknown sourc jrockit vm rni get runnabl code getrunnablecod unknown sourc jrockit vm rni trampolin unknown sourc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java lang illeg argument except illegalargumentexcept null kind aspectj bridg messag init ljava lang string ljava lang string lorg aspectj bridg messag imessag kind lorg aspectj bridg sourc locat isourceloc ljava lang throwabl lorg aspectj bridg sourc locat isourceloc ziii messag java aspectj bridg messag init ljava lang string ljava lang string lorg aspectj bridg messag imessag kind lorg aspectj bridg sourc locat isourceloc ljava lang throwabl lorg aspectj bridg sourc locat isourceloc messag java aspectj bridg messag init ljava lang string lorg aspectj bridg messag imessag kind ljava lang throwabl lorg aspectj bridg sourc locat isourceloc messag java aspectj bridg messag util messageutil info ljava lang string lorg aspectj bridg messag imessag messag util messageutil java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 aspectj weaver tool weav adaptor weavingadaptor init weav adaptor weavingadaptor java aspectj weaver loadtim class loader weav adaptor classloaderweavingadaptor init ljava lang class loader classload lorg aspectj weaver loadtim weav context iweavingcontext class loader weav adaptor classloaderweavingadaptor java aspectj weaver loadtim aj weaver contain weavercontain get weaver getweav ljava lang class loader classload lorg aspectj weaver loadtim weav context iweavingcontext lorg aspectj weaver tool weav adaptor weavingadaptor aj java aspectj weaver loadtim aj pre process preprocess ljava lang string ljava bljava lang class loader classload aj java aspectj weaver loadtim rockit agent jrockitag pre process preprocess ljava lang class loader classload ljava lang string rockit agent jrockitag java jrockit vm class pre processor manag classpreprocessormanag notifi class pre processor notifyclasspreprocessor ljava iljava lang string unknown sourc jrockit vm class defin class0 defineclass0 ljava iljava lang string bii unknown sourc jrockit vm class defin class defineclass ljava lang class loader classload ljava lang string bii ljava lang class unknown sourc java lang class loader classload defin class defineclass ljava lang string ljava biiljava secur protect domain protectiondomain ljava lang class unknown sourc java secur secur class loader secureclassload defin class defineclass ljava lang string ljava biiljava secur code sourc codesourc ljava lang class secur class loader secureclassload java java net class loader urlclassload defin class defineclass ljava lang string lsun misc resourc ljava lang class class loader urlclassload java java net class loader urlclassload access ljava net class loader urlclassload ljava lang string lsun misc resourc ljava lang class class loader urlclassload java java net class loader urlclassload run ljava lang object class loader urlclassload java jrockit vm access control accesscontrol privileg exc ljava secur privileg except action privilegedexceptionact ljava secur access control context accesscontrolcontext ljava lang object unknown sourc jrockit vm access control accesscontrol do privileg doprivileg ljava secur privileg except action privilegedexceptionact ljava secur access control context accesscontrolcontext ljava lang object unknown sourc java net class loader urlclassload find class findclass ljava lang string ljava lang class class loader urlclassload java java lang class loader classload load class loadclass ljava lang string ljava lang class unknown sourc sun misc launcher app class loader appclassload load class loadclass ljava lang string ljava lang class launcher java java lang class loader classload load class loadclass ljava lang string ljava lang class unknown sourc java lang class loader classload load class from nativ loadclassfromn ii ljava lang class unknown sourc jrockit vm rni get runnabl code getrunnablecod unknown sourc jrockit vm rni trampolin unknown sourc aspectj bridg messag util messageutil info lorg aspectj bridg messag handler imessagehandl ljava lang string messag util messageutil java aspectj weaver tool weav adaptor weavingadaptor info ljava lang string weav adaptor weavingadaptor java aspectj weaver tool weav adaptor weavingadaptor creat messag handler createmessagehandl weav adaptor weavingadapto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728" calcext:value-type="float">
            <text:p>122728</text:p>
          </table:table-cell>
          <table:table-cell table:style-name="ce2"/>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22742" calcext:value-type="float">
            <text:p>122742</text:p>
          </table:table-cell>
          <table:table-cell table:style-name="ce2" office:value-type="string" calcext:value-type="string">
            <text:p>aspect aspectj aspect advis use throw advic throw except run result program caus verifi error verifyerror java lang verifi error verifyerror class method stop signatur catch type subclass throwabl java lang class get declar methods0 getdeclaredmethods0 nativ method java lang class privat get declar method privategetdeclaredmethod class java java lang class get method0 getmethod0 class java java lang class get method getmethod class java aspectj tool ajc ajc test case ajctestcas run ajc test case ajctestcas java aspectj test run spec runspec execut run spec runspec java aspectj test ajc test ajctest run test runtest ajc test ajctest java aspectj test base ajc test case xmlbasedajctestcas run test runtest base ajc test case xmlbasedajctestcas java aspectj systemtest ajc150 ajc150 test ajc150test test error testerror ajc150 test ajc150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2742" calcext:value-type="float">
            <text:p>122742</text:p>
          </table:table-cell>
          <table:table-cell table:style-name="ce2" office:value-type="string" calcext:value-type="string">
            <text:p>aspect aspectj aspect advis use throw advic throw except run result program caus verifi error verifyerror java lang verifi error verifyerror class method stop signatur catch type subclass throwabl java lang class get declar methods0 getdeclaredmethods0 nativ method java lang class privat get declar method privategetdeclaredmethod class java java lang class get method0 getmethod0 class java java lang class get method getmethod class java aspectj tool ajc ajc test case ajctestcas run ajc test case ajctestcas java aspectj test run spec runspec execut run spec runspec java aspectj test ajc test ajctest run test runtest ajc test ajctest java aspectj test base ajc test case xmlbasedajctestcas run test runtest base ajc test case xmlbasedajctestcas java aspectj systemtest ajc150 ajc150 test ajc150test test error testerror ajc150 test ajc150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3212" calcext:value-type="float">
            <text:p>123212</text:p>
          </table:table-cell>
          <table:table-cell table:style-name="ce2" office:value-type="string" calcext:value-type="string">
            <text:p>except compil project svn java file not found except filenotfoundexcept java file output stream fileoutputstream open nativ method java file output stream fileoutputstream init file output stream fileoutputstream java java file output stream fileoutputstream init file output stream fileoutputstream java aspectj util file util fileutil make output stream makeoutputstream file util fileutil java aspectj ajdt intern core builder aj build manag ajbuildmanag write resourc writeresourc aj build manag ajbuildmanag java aspectj ajdt intern core builder aj build manag ajbuildmanag copi resourc from file copyresourcesfromfil aj build manag ajbuildmanag java aspectj ajdt intern core builder aj build manag ajbuildmanag copi resourc to destin copyresourcestodestin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file not found except filenotfoundexcept thrown home chomat fede svn fede repo federepo tool product product server productserv class svn format permiss accord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3553" calcext:value-type="float">
            <text:p>123553</text:p>
          </table:table-cell>
          <table:table-cell table:style-name="ce2" office:value-type="string" calcext:value-type="string">
            <text:p>defin gener aspect paramter pc use pc advic declar caus incompat type error exampl public abstract aspect gener aspect genericaspect par1 abstract pointcut checkpoint par1 par1 advic declar caus error par1 par1 checkpoint par1 someth use aspect aspectj compil complain incompat type expect java lang object found bind type pattern bindingtypepattern par1 tpar1 check type specifi pointcut sinc possibl paramter name pc subaspect public abstract aspect gener aspect genericaspect par1 abstract pointcut checkpoint par1 par1 public aspect sub aspect1 subaspect1 extend gener aspect genericaspect main pointcut checkpoint main main call void main target main main main checkpoint main system println caught public aspect sub aspect2 subaspect2 extend gener aspect genericaspect main2 pointcut checkpoint main2 main call void main2 target main main2 main checkpoint main system println caught sinc possibl use gener pc util unnam pc gener aspect public abstract aspect gener aspect genericaspect par1 work par1 par1 call void par1 target par1 someth seem</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3612" calcext:value-type="float">
            <text:p>123612</text:p>
          </table:table-cell>
          <table:table-cell table:style-name="ce2" office:value-type="string" calcext:value-type="string">
            <text:p>given follow code public aspect declar type my annot myannot interfac my annot myannot class comment declar type statement increment build follow array index out of bound except arrayindexoutofboundsexcept occur java lang array index out of bound except arrayindexoutofboundsexcept aspectj ajdt intern compil lookup aj lookup environ ajlookupenviron do declar annot dodeclareannot aj lookup environ ajlookupenviron java aspectj ajdt intern compil lookup aj lookup environ ajlookupenviron weav inter type declar weaveintertypedeclar aj lookup environ ajlookupenviron java aspectj ajdt intern compil lookup aj lookup environ ajlookupenviron weav intertyp weaveintertyp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latest code h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3612" calcext:value-type="float">
            <text:p>123612</text:p>
          </table:table-cell>
          <table:table-cell table:style-name="ce2" office:value-type="string" calcext:value-type="string">
            <text:p>given follow code public aspect declar type my annot myannot interfac my annot myannot class comment declar type statement increment build follow array index out of bound except arrayindexoutofboundsexcept occur java lang array index out of bound except arrayindexoutofboundsexcept aspectj ajdt intern compil lookup aj lookup environ ajlookupenviron do declar annot dodeclareannot aj lookup environ ajlookupenviron java aspectj ajdt intern compil lookup aj lookup environ ajlookupenviron weav inter type declar weaveintertypedeclar aj lookup environ ajlookupenviron java aspectj ajdt intern compil lookup aj lookup environ ajlookupenviron weav intertyp weaveintertyp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latest code he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3901" calcext:value-type="float">
            <text:p>123901</text:p>
          </table:table-cell>
          <table:table-cell table:style-name="ce2" office:value-type="string" calcext:value-type="string">
            <text:p>java lang null pointer except nullpointerexcept aspectj ajdt intern compil ast access for inlin visitor accessforinlinevisitor end visit endvisit access for inlin visitor accessforinlinevisitor java aspectj jdt intern compil ast qualifi name refer qualifiednamerefer travers qualifi name refer qualifiednamerefer java compil code aspectj jdt intern compil ast messag send messagesend travers messag send messagesend java compil code aspectj jdt intern compil ast messag send messagesend travers messag send messagesend java compil code aspectj jdt intern compil ast method declar methoddeclar travers method declar methoddeclar java compil code aspectj ajdt intern compil ast advic declar advicedeclar resolv statement resolvestat advic declar advicedeclar java aspectj jdt intern compil ast abstract method declar abstractmethoddeclar resolv abstract method declar abstractmethoddeclar java compil code aspectj jdt intern compil ast type declar typedeclar resolv type declar typedeclar java compil code aspectj ajdt intern compil ast aspect declar aspectdeclar resolv aspect declar aspectdeclar java aspectj jdt intern compil ast type declar typedeclar resolv type declar typedeclar java inlin compil code aspectj jdt intern compil ast compil unit declar compilationunitdeclar resolv compil unit declar compilationunitdeclar java compil code aspectj jdt intern compil compil process compil java aspectj jdt intern compil compil compil compil java aspectj ajdt intern core builder aj build manag ajbuildmanag perform compil performcompil aj build manag ajbuildmanag java compil code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3901" calcext:value-type="float">
            <text:p>123901</text:p>
          </table:table-cell>
          <table:table-cell table:style-name="ce2" office:value-type="string" calcext:value-type="string">
            <text:p>java lang null pointer except nullpointerexcept aspectj ajdt intern compil ast access for inlin visitor accessforinlinevisitor end visit endvisit access for inlin visitor accessforinlinevisitor java aspectj jdt intern compil ast qualifi name refer qualifiednamerefer travers qualifi name refer qualifiednamerefer java compil code aspectj jdt intern compil ast messag send messagesend travers messag send messagesend java compil code aspectj jdt intern compil ast messag send messagesend travers messag send messagesend java compil code aspectj jdt intern compil ast method declar methoddeclar travers method declar methoddeclar java compil code aspectj ajdt intern compil ast advic declar advicedeclar resolv statement resolvestat advic declar advicedeclar java aspectj jdt intern compil ast abstract method declar abstractmethoddeclar resolv abstract method declar abstractmethoddeclar java compil code aspectj jdt intern compil ast type declar typedeclar resolv type declar typedeclar java compil code aspectj ajdt intern compil ast aspect declar aspectdeclar resolv aspect declar aspectdeclar java aspectj jdt intern compil ast type declar typedeclar resolv type declar typedeclar java inlin compil code aspectj jdt intern compil ast compil unit declar compilationunitdeclar resolv compil unit declar compilationunitdeclar java compil code aspectj jdt intern compil compil process compil java aspectj jdt intern compil compil compil compil java aspectj ajdt intern core builder aj build manag ajbuildmanag perform compil performcompil aj build manag ajbuildmanag java compil code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4399" calcext:value-type="float">
            <text:p>124399</text:p>
          </table:table-cell>
          <table:table-cell table:style-name="ce2" office:value-type="string" calcext:value-type="string">
            <text:p>ajdt decemb 20th releas got messag error dialog aspectj weaver except bcexcept aspectj weaver bcel lazi class gen lazyclassgen get lazi method gen getlazymethodgen lazi class gen lazyclassgen java aspectj weaver bcel lazi class gen lazyclassgen get lazi method gen getlazymethodgen lazi class gen lazyclassgen java aspectj weaver bcel bcel shadow bcelshadow weav around inlin weavearoundinlin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troubl public class edu ucsd aosd my applic myapplic extend java lang object public void init aload edu ucsd aosd my applic myapplic line invokespeci java lang object init constructor execut constructorexecut void edu ucsd aosd my applic myapplic init return constructor execut constructorexecut void edu ucsd aosd my applic myapplic init public void init public static void main string aspectj weaver method declar line number methoddeclarationlinenumb method execut methodexecut void edu ucsd aosd my applic myapplic main java lang string aload java lang string arg line astor iconst istor aload arraylength istor goto l1 l0 aload iload aaload astor getstat java lang system ljava print stream printstream line new java lang string builder stringbuild dup ldc got invokespeci java lang string builder stringbuild init ljava lang string aload java lang string arg method call methodcal java lang string builder stringbuild java lang string builder stringbuild append java lang string invokevirtu java lang string builder stringbuild append ljava lang string ljava lang string builder stringbuild method call methodcal java lang string builder stringbuild java lang string builder stringbuild append java lang string method call methodcal java lang string java lang string builder stringbuild to string tostr invokevirtu java lang string builder stringbuild to string tostr ljava lang string method call methodcal java lang string java lang string builder stringbuild to string tostr astor astor method call methodcal void java print stream printstream println java lang string aload aload invokevirtu java print stream printstream println ljava lang string method call methodcal void java print stream printstream println java lang string getstat java lang system ljava print stream printstream line ldc got iconst anewarray java lang object dup iconst aload java lang string arg aastor method call methodcal java print stream printstream java print stream printstream printf java lang string java lang object invokevirtu java print stream printstream printf ljava lang string ljava lang object ljava print stream printstream method call methodcal java print stream printstream java print stream printstream printf java lang string java lang object pop iinc line l1 iload iload icmplt l0 return line method execut methodexecut void edu ucsd aosd my applic myapplic main java lang string public static void main string public class edu ucsd aosd my applic myapplic implement shadow method call methodcal void java print stream printstream println java lang string weav type edu ucsd aosd my applic myapplic weav class weav increment build build config buildconfig eclips workspac eclipseworkspac metadata plugin ajdt core aspect semant test aspectjsemanticstest gener lst file occur edit file aspect aspectj project recent renam aj extens packag edu ucsd aosd import java print stream printstream public class my applic myapplic main public static void main string arg string arg arg system println got arg system printf got arg aspect print pointcut println call printlncal print stream printstream p string call print stream printstream println string target p arg object around print stream printstream p string println call printlncal p adviceexecut return proceed p pointcut printf call printfcal print stream printstream p string fmt object obj call print stream printstream printf string object target p arg fmt obj cursor save previous save version didn printf call printfcal pointcut call printf main thu might tri println version first save make new addit though hope debug inform en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4654" calcext:value-type="float">
            <text:p>12465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4654" calcext:value-type="float">
            <text:p>12465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4803" calcext:value-type="float">
            <text:p>124803</text:p>
          </table:table-cell>
          <table:table-cell table:style-name="ce2" office:value-type="string" calcext:value-type="string">
            <text:p>hi guy didn talk found sever new issu relat gener first annoy one compil testcas iajc get java lang illeg state except illegalstateexcept wrong number type paramet suppli java code public interfac generic1 extend number public void foo public interfac generic2 extend number extend number extend generic1 public void foo2 public class extend number implement generic2 public void foo2 public void foo aspect public privileg aspect test aspect testaspect pointcut test inherit testinherit target execut mprv secsph generic1 test inherit testinherit system println go aspect except iajc abort troubl public class mprv secsph extend java lang object implement mprv secsph generic2 public void init aload mprv secsph line invokespeci java lang object init constructor execut constructorexecut void mprv secsph init return constructor execut constructorexecut void mprv secsph init public void init public void foo2 number aspectj weaver method declar line number methoddeclarationlinenumb return line public void foo2 number public void foo number aspectj weaver method declar line number methoddeclarationlinenumb return line public void foo number public class mprv secsph illeg state except illegalstateexcept wrong number type paramet suppli wrong number type paramet suppli java lang illeg state except illegalstateexcept wrong number type paramet suppli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add and recurs addandrecurs resolv type resolvedtyp java aspectj weaver resolv type resolvedtyp add and recurs addandrecurs resolv type resolvedtyp java aspectj weaver resolv type resolvedtyp get method without iter getmethodswithoutiter resolv type resolvedtyp java aspectj weaver resolv type resolvedtyp lookup resolv member lookupresolvedmemb resolv type resolvedtyp java aspectj weaver join point signatur iter joinpointsignatureiter find signatur from supertyp findsignaturesfromsupertyp join point signatur iter joinpointsignatureiter java aspectj weaver join point signatur iter joinpointsignatureiter ha next hasnext join point signatur iter joinpointsignatureiter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nt taskdef ajc task ajctask execut in same executeinsamevm ajc task ajctask java aspectj tool ant taskdef ajc task ajctask execut ajc task ajctask java apach tool ant unknown element unknownel execut unknown element unknownel java apach tool ant task perform task java apach tool ant target execut target java apach tool ant target perform task performtask target java apach tool ant project execut sort target executesortedtarget project java apach tool ant project execut target executetarget project java apach tool ant helper default executor defaultexecutor execut target executetarget default executor defaultexecutor java apach tool ant project execut target executetarget project java apach tool ant main run build runbuild main java apach tool ant main start ant startant main java apach tool ant launch launcher run launcher java apach tool ant launch launcher main launcher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intellij rt ant execut ant main2 antmain2 main ant main2 antmain2 java warn test inherit testinherit root idea project ideaproject aspect test aspectstest src mprv secsph test aspect testaspect aj advic defin mprv secsph test aspect testaspect appli xlint advic did not match advicedidnotmatc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4803" calcext:value-type="float">
            <text:p>124803</text:p>
          </table:table-cell>
          <table:table-cell table:style-name="ce2" office:value-type="string" calcext:value-type="string">
            <text:p>hi guy didn talk found sever new issu relat gener first annoy one compil testcas iajc get java lang illeg state except illegalstateexcept wrong number type paramet suppli java code public interfac generic1 extend number public void foo public interfac generic2 extend number extend number extend generic1 public void foo2 public class extend number implement generic2 public void foo2 public void foo aspect public privileg aspect test aspect testaspect pointcut test inherit testinherit target execut mprv secsph generic1 test inherit testinherit system println go aspect except iajc abort troubl public class mprv secsph extend java lang object implement mprv secsph generic2 public void init aload mprv secsph line invokespeci java lang object init constructor execut constructorexecut void mprv secsph init return constructor execut constructorexecut void mprv secsph init public void init public void foo2 number aspectj weaver method declar line number methoddeclarationlinenumb return line public void foo2 number public void foo number aspectj weaver method declar line number methoddeclarationlinenumb return line public void foo number public class mprv secsph illeg state except illegalstateexcept wrong number type paramet suppli wrong number type paramet suppli java lang illeg state except illegalstateexcept wrong number type paramet suppli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add and recurs addandrecurs resolv type resolvedtyp java aspectj weaver resolv type resolvedtyp add and recurs addandrecurs resolv type resolvedtyp java aspectj weaver resolv type resolvedtyp get method without iter getmethodswithoutiter resolv type resolvedtyp java aspectj weaver resolv type resolvedtyp lookup resolv member lookupresolvedmemb resolv type resolvedtyp java aspectj weaver join point signatur iter joinpointsignatureiter find signatur from supertyp findsignaturesfromsupertyp join point signatur iter joinpointsignatureiter java aspectj weaver join point signatur iter joinpointsignatureiter ha next hasnext join point signatur iter joinpointsignatureiter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nt taskdef ajc task ajctask execut in same executeinsamevm ajc task ajctask java aspectj tool ant taskdef ajc task ajctask execut ajc task ajctask java apach tool ant unknown element unknownel execut unknown element unknownel java apach tool ant task perform task java apach tool ant target execut target java apach tool ant target perform task performtask target java apach tool ant project execut sort target executesortedtarget project java apach tool ant project execut target executetarget project java apach tool ant helper default executor defaultexecutor execut target executetarget default executor defaultexecutor java apach tool ant project execut target executetarget project java apach tool ant main run build runbuild main java apach tool ant main start ant startant main java apach tool ant launch launcher run launcher java apach tool ant launch launcher main launcher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intellij rt ant execut ant main2 antmain2 main ant main2 antmain2 java warn test inherit testinherit root idea project ideaproject aspect test aspectstest src mprv secsph test aspect testaspect aj advic defin mprv secsph test aspect testaspect appli xlint advic did not match advicedidnotmatc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24808" calcext:value-type="float">
            <text:p>124808</text:p>
          </table:table-cell>
          <table:table-cell table:style-name="ce2" office:value-type="string" calcext:value-type="string">
            <text:p>hi second gener issu java code public class extend integ set int new hash set hashset public set foo return int public static void main string arg integ new integ set integ int foo aspect public privileg aspect test aspect testaspect pointcut get member collect gettingmembercollect target get public set number mprv secsph within test aspect testaspect get member collect gettingmembercollect system println go aspect compil output warn get member collect gettingmembercollect root idea project ideaproject aspect test aspectstest src mprv secsph test aspect testaspect aj advic defin mprv secsph test aspect testaspect appli xlint advic did not match advicedidnotmatch would expect get member collect gettingmembercollect catch access int member thank lot mish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24808" calcext:value-type="float">
            <text:p>124808</text:p>
          </table:table-cell>
          <table:table-cell table:style-name="ce2" office:value-type="string" calcext:value-type="string">
            <text:p>hi second gener issu java code public class extend integ set int new hash set hashset public set foo return int public static void main string arg integ new integ set integ int foo aspect public privileg aspect test aspect testaspect pointcut get member collect gettingmembercollect target get public set number mprv secsph within test aspect testaspect get member collect gettingmembercollect system println go aspect compil output warn get member collect gettingmembercollect root idea project ideaproject aspect test aspectstest src mprv secsph test aspect testaspect aj advic defin mprv secsph test aspect testaspect appli xlint advic did not match advicedidnotmatch would expect get member collect gettingmembercollect catch access int member thank lot mish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24808" calcext:value-type="float">
            <text:p>124808</text:p>
          </table:table-cell>
          <table:table-cell table:style-name="ce2" office:value-type="string" calcext:value-type="string">
            <text:p>hi second gener issu java code public class extend integ set int new hash set hashset public set foo return int public static void main string arg integ new integ set integ int foo aspect public privileg aspect test aspect testaspect pointcut get member collect gettingmembercollect target get public set number mprv secsph within test aspect testaspect get member collect gettingmembercollect system println go aspect compil output warn get member collect gettingmembercollect root idea project ideaproject aspect test aspectstest src mprv secsph test aspect testaspect aj advic defin mprv secsph test aspect testaspect appli xlint advic did not match advicedidnotmatch would expect get member collect gettingmembercollect catch access int member thank lot mish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24999" calcext:value-type="float">
            <text:p>12499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4999" calcext:value-type="float">
            <text:p>12499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101" calcext:value-type="float">
            <text:p>125101</text:p>
          </table:table-cell>
          <table:table-cell table:style-name="ce2" office:value-type="string" calcext:value-type="string">
            <text:p>hi weav two aspect jar file jar to jar jartojar ajc give huge error messag see attach would great could get recommend thank eri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295" calcext:value-type="float">
            <text:p>1252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295" calcext:value-type="float">
            <text:p>1252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295" calcext:value-type="float">
            <text:p>1252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295" calcext:value-type="float">
            <text:p>12529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657" calcext:value-type="float">
            <text:p>125657</text:p>
          </table:table-cell>
          <table:table-cell table:style-name="ce2" office:value-type="string" calcext:value-type="string">
            <text:p>within rad get error partial detail list aspect look like public aspect awt event dispatch thread protect aawteventdispatcherthreadprotect pointcut awt compon method awtcomponentmethod java awt compon compon target compon call java awt compon compon awt compon method awtcomponentmethod compon swing util swingutil is event dispatch thread iseventdispatchthread compon is display isdisplay system err println awt compon method call anoth thread awt event dispatch thread eventdispatchthread sourc thi join point thisjoinpoint get sourc locat getsourceloc target thi join point thisjoinpoint to long string tolongstr detail shorten size exceed 65k limit java lang null pointer except nullpointerexcept aspectj weaver bcel bcel shadow bcelshadow ensur target type is correct ensuretargettypeiscorrect bcel shadow bcelshadow java aspectj weaver bcel bcel shadow bcelshadow initi target var initializetargetvar bcel shadow bcelshadow java aspectj weaver bcel bcel shadow bcelshadow get target var gettargetvar bcel shadow bcelshadow java aspectj weaver pattern thi or target pointcut thisortargetpointcut find residu intern findresidueintern thi or target pointcut thisortarget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sun imageio plugin gif imag metadata gifimagemetadata extend javax imageio metadata metadata iiometadat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809" calcext:value-type="float">
            <text:p>125809</text:p>
          </table:table-cell>
          <table:table-cell table:style-name="ce2" office:value-type="string" calcext:value-type="string">
            <text:p>aj type declar ajtypedeclar properti privileg per claus perclaus subtyp aspect declar aspectdeclar shown whilst build aspectj ajdt failur one visitor te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5809" calcext:value-type="float">
            <text:p>125809</text:p>
          </table:table-cell>
          <table:table-cell table:style-name="ce2" office:value-type="string" calcext:value-type="string">
            <text:p>aj type declar ajtypedeclar properti privileg per claus perclaus subtyp aspect declar aspectdeclar shown whilst build aspectj ajdt failur one visitor te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8237" calcext:value-type="float">
            <text:p>128237</text:p>
          </table:table-cell>
          <table:table-cell table:style-name="ce2"/>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28237" calcext:value-type="float">
            <text:p>128237</text:p>
          </table:table-cell>
          <table:table-cell table:style-name="ce2"/>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28618" calcext:value-type="float">
            <text:p>128618</text:p>
          </table:table-cell>
          <table:table-cell table:style-name="ce2" office:value-type="string" calcext:value-type="string">
            <text:p>zip file attach contain two aspect aspectj project one depend make small chang main class mainclass java project save see strang warn class advic defin ra ffdc appli xlint advic did not match advicedidnotmatch full build warn go away note error would line line class relat line ffdc aspect contain advi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8618" calcext:value-type="float">
            <text:p>128618</text:p>
          </table:table-cell>
          <table:table-cell table:style-name="ce2" office:value-type="string" calcext:value-type="string">
            <text:p>zip file attach contain two aspect aspectj project one depend make small chang main class mainclass java project save see strang warn class advic defin ra ffdc appli xlint advic did not match advicedidnotmatch full build warn go away note error would line line class relat line ffdc aspect contain advi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8699" calcext:value-type="float">
            <text:p>128699</text:p>
          </table:table-cell>
          <table:table-cell table:style-name="ce2" office:value-type="string" calcext:value-type="string">
            <text:p>error associ declar construct incorrect current messag expect one error warn parent soft domin domin chang precend new annot relat declararion mention suggest expect one error warn parent soft preced type method constructor field</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128744" calcext:value-type="float">
            <text:p>128744</text:p>
          </table:table-cell>
          <table:table-cell table:style-name="ce2" office:value-type="string" calcext:value-type="string">
            <text:p>ltw doesn work use e1 jre1 support e1 jre1 ltw defin aop xml file applic meta inf path work fine use e1 jre1 command line commandlin aop xml file use ltw command work btm sdk win32 1win32 jre java classpath aspectj1 lib aspectjweav jar djava system class loader aspectj weaver loadtim weav class loader weavingurlclassload daj class path work btm jre1 my test mytest aspectj1 doc exampl armtest jar btm dep e3 btmdepse3 jar aspectj1 doc exampl armtest jar btm rt btmrt jar hello doesn work ad upper command vm argument find aop xml chang aop xml wrong error execut applic error execut command line commandlin base point think aop xml didn use tri add daj aspect path work btm jre1 my test mytest still confirm aspect aspectj support command line commandlin e1 jre1 doesn support e1 jre1 btw env ajdt sun jdk tri use problem still ex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8744" calcext:value-type="float">
            <text:p>128744</text:p>
          </table:table-cell>
          <table:table-cell table:style-name="ce2" office:value-type="string" calcext:value-type="string">
            <text:p>ltw doesn work use e1 jre1 support e1 jre1 ltw defin aop xml file applic meta inf path work fine use e1 jre1 command line commandlin aop xml file use ltw command work btm sdk win32 1win32 jre java classpath aspectj1 lib aspectjweav jar djava system class loader aspectj weaver loadtim weav class loader weavingurlclassload daj class path work btm jre1 my test mytest aspectj1 doc exampl armtest jar btm dep e3 btmdepse3 jar aspectj1 doc exampl armtest jar btm rt btmrt jar hello doesn work ad upper command vm argument find aop xml chang aop xml wrong error execut applic error execut command line commandlin base point think aop xml didn use tri add daj aspect path work btm jre1 my test mytest still confirm aspect aspectj support command line commandlin e1 jre1 doesn support e1 jre1 btw env ajdt sun jdk tri use problem still ex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9298" calcext:value-type="float">
            <text:p>129298</text:p>
          </table:table-cell>
          <table:table-cell table:style-name="ce2" office:value-type="string" calcext:value-type="string">
            <text:p>code weaver member get declar signatur getdeclaredsignatur never use weaver memori analysi show pin sever megabyt memori larg system patch remov yagn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298" calcext:value-type="float">
            <text:p>129298</text:p>
          </table:table-cell>
          <table:table-cell table:style-name="ce2" office:value-type="string" calcext:value-type="string">
            <text:p>code weaver member get declar signatur getdeclaredsignatur never use weaver memori analysi show pin sever megabyt memori larg system patch remov yagn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298" calcext:value-type="float">
            <text:p>129298</text:p>
          </table:table-cell>
          <table:table-cell table:style-name="ce2" office:value-type="string" calcext:value-type="string">
            <text:p>code weaver member get declar signatur getdeclaredsignatur never use weaver memori analysi show pin sever megabyt memori larg system patch remov yagn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525" calcext:value-type="float">
            <text:p>129525</text:p>
          </table:table-cell>
          <table:table-cell table:style-name="ce2" office:value-type="string" calcext:value-type="string">
            <text:p>load time loadtim weav system produc truli massiv quantiti output weav error sinc system dump bytecod syserr would much better produc ajcor file point use lo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525" calcext:value-type="float">
            <text:p>129525</text:p>
          </table:table-cell>
          <table:table-cell table:style-name="ce2" office:value-type="string" calcext:value-type="string">
            <text:p>load time loadtim weav system produc truli massiv quantiti output weav error sinc system dump bytecod syserr would much better produc ajcor file point use lo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525" calcext:value-type="float">
            <text:p>129525</text:p>
          </table:table-cell>
          <table:table-cell table:style-name="ce2" office:value-type="string" calcext:value-type="string">
            <text:p>load time loadtim weav system produc truli massiv quantiti output weav error sinc system dump bytecod syserr would much better produc ajcor file point use lo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525" calcext:value-type="float">
            <text:p>129525</text:p>
          </table:table-cell>
          <table:table-cell table:style-name="ce2" office:value-type="string" calcext:value-type="string">
            <text:p>load time loadtim weav system produc truli massiv quantiti output weav error sinc system dump bytecod syserr would much better produc ajcor file point use lo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29704" calcext:value-type="float">
            <text:p>129704</text:p>
          </table:table-cell>
          <table:table-cell table:style-name="ce2" office:value-type="string" calcext:value-type="string">
            <text:p>aspectj weaver except bcexcept aspectj weaver bcel bcel shadow bcelshadow initi kind annot var initializekindedannotationvar bcel shadow bcelshadow java aspectj weaver bcel bcel shadow bcelshadow get kind annot var getkindedannotationvar bcel shadow bcelshadow java aspectj weaver pattern annot pointcut annotationpointcut find residu intern findresidueintern annot pointcut annotation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ytg bilett client core provid domain content provid domaincontentprovid extend java lang object implement ytg bilett client core provid refresh structur content provid irefreshablestructuredcontentprovid privat java util hash set hashset listen signatur ljava util hash set hashset lcom ytg bilett client core provid domain object chang listen idomainobjectchangelisten tt privat ytg bilett client core provid domain content provid domaincontentprovid state state signatur lcom ytg bilett client core provid domain content provid domaincontentprovid state privat class clazz signatur ljava lang class lcom ytg bilett model gener domain object genericdomainobject privat boolean delet privat java util list summari signatur ljava util list tt static class class public void init class aspectj weaver method declar line number methoddeclarationlinenumb aload ytg bilett client core provid domain content provid domaincontentprovid line nvokespec java lang object init constructor execut constructorexecut void ytg bilett client core provid domain content provid domaincontentprovid init java lang class aload ytg bilett client core provid domain content provid domaincontentprovid line new java util hash set hashset dup nvokespec java util hash set hashset init putf eld ytg bilett client core provid domain content provid domaincontentprovid listen ljava util hash set hashset aload ytg bilett client core provid domain content provid domaincontentprovid line getstat ytg bilett client core provid domain content provid domaincontentprovid state initi lcom ytg bilett client core provid domain content provid domaincontentprovid state putf eld ytg bilett client core provid domain content provid domaincontentprovid state lcom ytg bilett client core provid domain content provid domaincontentprovid state aload ytg bilett client core provid domain content provid domaincontentprovid line const putf eld ytg bilett client core provid domain content provid domaincontentprovid delet aload ytg bilett client core provid domain content provid domaincontentprovid line aload java lang class clazz putf eld ytg bilett client core provid domain content provid domaincontentprovid clazz ljava lang class aload java lang class clazz line nvokev rtual java lang class get interfac getinterfac ljava lang class astor const line store goto l2 l0 aload java lang class interfac line load int aaload ldc ytg bilett model delet nvokev rtual java lang object equal ljava lang object feq l1 aload ytg bilett client core provid domain content provid domaincontentprovid line const putf eld ytg bilett client core provid domain content provid domaincontentprovid delet goto l3 line l1 nc int line l2 load int aload java lang class interfac arraylength cmplt l0 l3 return line constructor execut constructorexecut void ytg bilett client core provid domain content provid domaincontentprovid init java lang class public void init class public object get element getel object aspectj weaver method declar line number methoddeclarationlinenumb aload ytg bilett client core provid domain content provid domaincontentprovid line aload java lang object input nvokespec ytg bilett client core provid domain content provid domaincontentprovid check input checkinput ljava lang object store aload ytg bilett client core provid domain content provid domaincontentprovid line load boolean includ delet includedelet nvokev rtual ytg bilett client core provid domain content provid domaincontentprovid get summari getsummari ljava util list nvoke nterfac java util list to array toarray ljava lang object areturn public object get element getel object privat void check initi checkiniti boolean aspectj weaver method declar line number methoddeclarationlinenumb getstat ytg bilett client core provid domain content provid domaincontentprovid state initi lcom ytg bilett client core provid domain content provid domaincontentprovid state lin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ne l0 getstat ytg bilett client core provid domain content provid domaincontentprovid state light initi lcom ytg bilett client core provid domain content provid domaincontentprovid state lin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eq l1 load boolean includ delet includedelet feq l1 l0 aload ytg bilett client core provid domain content provid domaincontentprovid line aconst null aconst null load boolean includ delet includedelet nvokespec ytg bilett client core provid domain content provid domaincontentprovid get data getdata lcom ytg bilett dao summari summarydao lorg core runtim progress monitor iprogressmonitor l1 return line privat void check initi checkiniti boolean privat boolean check input checkinput object aspectj weaver method declar line number methoddeclarationlinenumb aload java lang object input line nstanceof java lang boolean ldc input gener content provid must boolean valu line nvokestat jface util assert is true istru ljava zljava lang string line pop aload java lang object input line checkcast java lang boolean nvokev rtual java lang boolean boolean valu booleanvalu store aload ytg bilett client core provid domain content provid domaincontentprovid line getf eld ytg bilett client core provid domain content provid domaincontentprovid delet fne l1 aload ytg bilett client core provid domain content provid domaincontentprovid line getf eld ytg bilett client core provid domain content provid domaincontentprovid delet fne l0 load boolean includ delet includedelet feq l1 l0 const goto l2 l1 const l2 ldc nondelet object yet delet flag line nvokestat jface util assert is legal isleg ljava zljava lang string line pop load boolean includ delet includedelet line return privat boolean check input checkinput object public void dispos aspectj weaver method declar line number methoddeclarationlinenumb return line public void dispos public void input chang inputchang jface viewer viewer object object aspectj weaver method declar line number methoddeclarationlinenumb return line public void input chang inputchang jface viewer viewer object object privat void get data getdata ytg bilett dao summari summarydao core runtim progress monitor iprogressmonitor boolean aspectj weaver method declar line number methoddeclarationlinenumb aload astor aload astor load store method execut methodexecut void ytg bilett client core provid domain content provid domaincontentprovid get data getdata ytg bilett dao summari summarydao core runtim progress monitor iprogressmonitor boolean aload ytg bilett client core provid domain content provid domaincontentprovid line aload ytg bilett dao summari summarydao dao aload ytg bilett client core provid domain content provid domaincontentprovid getf eld ytg bilett client core provid domain content provid domaincontentprovid clazz ljava lang class load boolean includ delet includedelet nvoke nterfac ytg bilett dao summari summarydao get summari getsummari ljava lang class ljava util list putf eld ytg bilett client core provid domain content provid domaincontentprovid summari ljava util list load boolean includ delet includedelet line feq l0 aload ytg bilett client core provid domain content provid domaincontentprovid line getstat ytg bilett client core provid domain content provid domaincontentprovid state full initi lcom ytg bilett client core provid domain content provid domaincontentprovid state putf eld ytg bilett client core provid domain content provid domaincontentprovid state lcom ytg bilett client core provid domain content provid domaincontentprovid state goto l1 l0 aload ytg bilett client core provid domain content provid domaincontentprovid line getstat ytg bilett client core provid domain content provid domaincontentprovid state light initi lcom ytg bilett client core provid domain content provid domaincontentprovid state putf eld ytg bilett client core provid domain content provid domaincontentprovid state lcom ytg bilett client core provid domain content provid domaincontentprovid state l1 return line method execut methodexecut void ytg bilett client core provid domain content provid domaincontentprovid get data getdata ytg bilett dao summari summarydao core runtim progress monitor iprogressmonitor boolean privat void get data getdata ytg bilett dao summari summarydao core runtim progress monitor iprogressmonitor boolean public java util list get summari getsummari boolean aspectj weaver method declar line number methoddeclarationlinenumb aload ytg bilett client core provid domain content provid domaincontentprovid line load boolean includ delet includedelet nvokespec ytg bilett client core provid domain content provid domaincontentprovid check initi checkiniti load boolean includ delet includedelet line fne l0 getstat ytg bilett client core provid domain content provid domaincontentprovid state light initi lcom ytg bilett client core provid domain content provid domaincontentprovid stat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eq l1 l0 aload ytg bilett client core provid domain content provid domaincontentprovid line getf eld ytg bilett client core provid domain content provid domaincontentprovid summari ljava util list areturn l1 aload ytg bilett client core provid domain content provid domaincontentprovid line getf eld ytg bilett client core provid domain content provid domaincontentprovid summari ljava util list nvoke nterfac java util list iter ljava util iter astor new java util array list arraylist line dup nvokespec java util array list arraylist init astor goto l3 line l2 aload java util iter line nvoke nterfac java util iter next ljava lang object checkcast ytg bilett model delet checkcast ytg bilett model delet astor aload ytg bilett model delet object line nvoke nterfac ytg bilett model delet is delet isdelet fne l3 aload java util array list arraylist list line aload ytg bilett model delet object checkcast ytg bilett model gener domain object genericdomainobject nvokev rtual java util array list arraylist add ljava lang object pop l3 aload java util iter line nvoke nterfac java util iter ha next hasnext fne l2 aload java util array list arraylist list line areturn public java util list get summari getsummari boolean public synchron void refresh aspectj weaver method declar line number methoddeclarationlinenumb aload ytg bilett client core provid domain content provid domaincontentprovid line getstat ytg bilett client core provid domain content provid domaincontentprovid state initi lcom ytg bilett client core provid domain content provid domaincontentprovid state putf eld ytg bilett client core provid domain content provid domaincontentprovid state lcom ytg bilett client core provid domain content provid domaincontentprovid state const line store aload ytg bilett client core provid domain content provid domaincontentprovid line getf eld ytg bilett client core provid domain content provid domaincontentprovid delet feq l2 aload ytg bilett client core provid domain content provid domaincontentprovid line getf eld ytg bilett client core provid domain content provid domaincontentprovid listen ljava util hash set hashset nvokev rtual java util hash set hashset iter ljava util iter astor goto l1 line l0 aload java util iter line nvoke nterfac java util iter next ljava lang object checkcast ytg bilett client core provid domain object chang listen idomainobjectchangelisten astor aload ytg bilett client core provid domain object chang listen idomainobjectchangelisten listen line nvoke nterfac ytg bilett client core provid domain object chang listen idomainobjectchangelisten is includ delet isincludedelet feq l1 const line store boolean includ delet includedelet goto l2 line l1 aload java util iter line nvoke nterfac java util iter ha next hasnext fne l0 l2 aload ytg bilett client core provid domain content provid domaincontentprovid line aconst null aconst null load boolean includ delet includedelet nvokespec ytg bilett client core provid domain content provid domaincontentprovid get data getdata lcom ytg bilett dao summari summarydao lorg core runtim progress monitor iprogressmonitor aload ytg bilett client core provid domain content provid domaincontentprovid line aconst null aconst null nvokespec ytg bilett client core provid domain content provid domaincontentprovid notifi all listen notifyalllisten lcom ytg bilett model gener domain object genericdomainobject lcom ytg bilett model gener domain object genericdomainobject return line public synchron void refresh privat synchron void notifi all listen notifyalllisten ytg bilett model gener domain object genericdomainobject ytg bilett model gener domain object genericdomainobject aspectj weaver method declar line number methoddeclarationlinenumb aload ytg bilett client core provid domain content provid domaincontentprovid line getf eld ytg bilett client core provid domain content provid domaincontentprovid listen ljava util hash set hashset nvokev rtual java util hash set hashset iter ljava util iter astor goto l2 line l0 aload java util iter line nvoke nterfac java util iter next ljava lang object checkcast ytg bilett client core provid domain object chang listen idomainobjectchangelisten astor aload ytg bilett model gener domain object genericdomainobject old obj oldobj line fnonnul l1 aload ytg bilett model gener domain object genericdomainobject new obj newobj fnonnul l1 aload ytg bilett client core provid domain object chang listen idomainobjectchangelisten listen line nvoke nterfac ytg bilett client core provid domain object chang listen idomainobjectchangelisten full refresh fullrefresh goto l2 l1 aload ytg bilett client core provid domain object chang listen idomainobjectchangelisten listen line aload ytg bilett model gener domain object genericdomainobject old obj oldobj aload ytg bilett model gener domain object genericdomainobject new obj newobj nvoke nterfac ytg bilett client core provid domain object chang listen idomainobjectchangelisten concess chang concessionchang lcom ytg bilett model gener domain object genericdomainobject lcom ytg bilett model gener domain object genericdomainobject l2 aload java util iter line nvoke nterfac java util iter ha next hasnext fne l0 return line privat synchron void notifi all listen notifyalllisten ytg bilett model gener domain object genericdomainobject ytg bilett model gener domain object genericdomainobject public synchron void add listen addlisten ytg bilett client core provid domain object chang listen idomainobjectchangelisten aspectj weaver method declar line number methoddeclarationlinenumb aload ytg bilett client core provid domain content provid domaincontentprovid line getf eld ytg bilett client core provid domain content provid domaincontentprovid listen ljava util hash set hashset aload ytg bilett client core provid domain object chang listen idomainobjectchangelisten listen nvokev rtual java util hash set hashset add ljava lang object pop return line public synchron void add listen addlisten ytg bilett client core provid domain object chang listen idomainobjectchangelisten public synchron void remov listen removelisten ytg bilett client core provid domain object chang listen idomainobjectchangelisten aspectj weaver method declar line number methoddeclarationlinenumb aload ytg bilett client core provid domain content provid domaincontentprovid line getf eld ytg bilett client core provid domain content provid domaincontentprovid listen ljava util hash set hashset aload ytg bilett client core provid domain object chang listen idomainobjectchangelisten listen nvokev rtual java util hash set hashset remov ljava lang object pop return line public synchron void remov listen removelisten ytg bilett client core provid domain object chang listen idomainobjectchangelisten public class ytg bilett client core provid domain content provid domaincontentprovid implement shadow method execut methodexecut void ytg bilett client core provid domain content provid domaincontentprovid get data getdata ytg bilett dao summari summarydao core runtim progress monitor iprogressmonitor boolean weav type ytg bilett client core provid domain content provid domaincontentprovid weav class weav batch build build config buildconfig java bilett metadata plugin ajdt core ytg bilett client core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29704" calcext:value-type="float">
            <text:p>129704</text:p>
          </table:table-cell>
          <table:table-cell table:style-name="ce2" office:value-type="string" calcext:value-type="string">
            <text:p>aspectj weaver except bcexcept aspectj weaver bcel bcel shadow bcelshadow initi kind annot var initializekindedannotationvar bcel shadow bcelshadow java aspectj weaver bcel bcel shadow bcelshadow get kind annot var getkindedannotationvar bcel shadow bcelshadow java aspectj weaver pattern annot pointcut annotationpointcut find residu intern findresidueintern annot pointcut annotation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ytg bilett client core provid domain content provid domaincontentprovid extend java lang object implement ytg bilett client core provid refresh structur content provid irefreshablestructuredcontentprovid privat java util hash set hashset listen signatur ljava util hash set hashset lcom ytg bilett client core provid domain object chang listen idomainobjectchangelisten tt privat ytg bilett client core provid domain content provid domaincontentprovid state state signatur lcom ytg bilett client core provid domain content provid domaincontentprovid state privat class clazz signatur ljava lang class lcom ytg bilett model gener domain object genericdomainobject privat boolean delet privat java util list summari signatur ljava util list tt static class class public void init class aspectj weaver method declar line number methoddeclarationlinenumb aload ytg bilett client core provid domain content provid domaincontentprovid line nvokespec java lang object init constructor execut constructorexecut void ytg bilett client core provid domain content provid domaincontentprovid init java lang class aload ytg bilett client core provid domain content provid domaincontentprovid line new java util hash set hashset dup nvokespec java util hash set hashset init putf eld ytg bilett client core provid domain content provid domaincontentprovid listen ljava util hash set hashset aload ytg bilett client core provid domain content provid domaincontentprovid line getstat ytg bilett client core provid domain content provid domaincontentprovid state initi lcom ytg bilett client core provid domain content provid domaincontentprovid state putf eld ytg bilett client core provid domain content provid domaincontentprovid state lcom ytg bilett client core provid domain content provid domaincontentprovid state aload ytg bilett client core provid domain content provid domaincontentprovid line const putf eld ytg bilett client core provid domain content provid domaincontentprovid delet aload ytg bilett client core provid domain content provid domaincontentprovid line aload java lang class clazz putf eld ytg bilett client core provid domain content provid domaincontentprovid clazz ljava lang class aload java lang class clazz line nvokev rtual java lang class get interfac getinterfac ljava lang class astor const line store goto l2 l0 aload java lang class interfac line load int aaload ldc ytg bilett model delet nvokev rtual java lang object equal ljava lang object feq l1 aload ytg bilett client core provid domain content provid domaincontentprovid line const putf eld ytg bilett client core provid domain content provid domaincontentprovid delet goto l3 line l1 nc int line l2 load int aload java lang class interfac arraylength cmplt l0 l3 return line constructor execut constructorexecut void ytg bilett client core provid domain content provid domaincontentprovid init java lang class public void init class public object get element getel object aspectj weaver method declar line number methoddeclarationlinenumb aload ytg bilett client core provid domain content provid domaincontentprovid line aload java lang object input nvokespec ytg bilett client core provid domain content provid domaincontentprovid check input checkinput ljava lang object store aload ytg bilett client core provid domain content provid domaincontentprovid line load boolean includ delet includedelet nvokev rtual ytg bilett client core provid domain content provid domaincontentprovid get summari getsummari ljava util list nvoke nterfac java util list to array toarray ljava lang object areturn public object get element getel object privat void check initi checkiniti boolean aspectj weaver method declar line number methoddeclarationlinenumb getstat ytg bilett client core provid domain content provid domaincontentprovid state initi lcom ytg bilett client core provid domain content provid domaincontentprovid state lin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ne l0 getstat ytg bilett client core provid domain content provid domaincontentprovid state light initi lcom ytg bilett client core provid domain content provid domaincontentprovid state lin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eq l1 load boolean includ delet includedelet feq l1 l0 aload ytg bilett client core provid domain content provid domaincontentprovid line aconst null aconst null load boolean includ delet includedelet nvokespec ytg bilett client core provid domain content provid domaincontentprovid get data getdata lcom ytg bilett dao summari summarydao lorg core runtim progress monitor iprogressmonitor l1 return line privat void check initi checkiniti boolean privat boolean check input checkinput object aspectj weaver method declar line number methoddeclarationlinenumb aload java lang object input line nstanceof java lang boolean ldc input gener content provid must boolean valu line nvokestat jface util assert is true istru ljava zljava lang string line pop aload java lang object input line checkcast java lang boolean nvokev rtual java lang boolean boolean valu booleanvalu store aload ytg bilett client core provid domain content provid domaincontentprovid line getf eld ytg bilett client core provid domain content provid domaincontentprovid delet fne l1 aload ytg bilett client core provid domain content provid domaincontentprovid line getf eld ytg bilett client core provid domain content provid domaincontentprovid delet fne l0 load boolean includ delet includedelet feq l1 l0 const goto l2 l1 const l2 ldc nondelet object yet delet flag line nvokestat jface util assert is legal isleg ljava zljava lang string line pop load boolean includ delet includedelet line return privat boolean check input checkinput object public void dispos aspectj weaver method declar line number methoddeclarationlinenumb return line public void dispos public void input chang inputchang jface viewer viewer object object aspectj weaver method declar line number methoddeclarationlinenumb return line public void input chang inputchang jface viewer viewer object object privat void get data getdata ytg bilett dao summari summarydao core runtim progress monitor iprogressmonitor boolean aspectj weaver method declar line number methoddeclarationlinenumb aload astor aload astor load store method execut methodexecut void ytg bilett client core provid domain content provid domaincontentprovid get data getdata ytg bilett dao summari summarydao core runtim progress monitor iprogressmonitor boolean aload ytg bilett client core provid domain content provid domaincontentprovid line aload ytg bilett dao summari summarydao dao aload ytg bilett client core provid domain content provid domaincontentprovid getf eld ytg bilett client core provid domain content provid domaincontentprovid clazz ljava lang class load boolean includ delet includedelet nvoke nterfac ytg bilett dao summari summarydao get summari getsummari ljava lang class ljava util list putf eld ytg bilett client core provid domain content provid domaincontentprovid summari ljava util list load boolean includ delet includedelet line feq l0 aload ytg bilett client core provid domain content provid domaincontentprovid line getstat ytg bilett client core provid domain content provid domaincontentprovid state full initi lcom ytg bilett client core provid domain content provid domaincontentprovid state putf eld ytg bilett client core provid domain content provid domaincontentprovid state lcom ytg bilett client core provid domain content provid domaincontentprovid state goto l1 l0 aload ytg bilett client core provid domain content provid domaincontentprovid line getstat ytg bilett client core provid domain content provid domaincontentprovid state light initi lcom ytg bilett client core provid domain content provid domaincontentprovid state putf eld ytg bilett client core provid domain content provid domaincontentprovid state lcom ytg bilett client core provid domain content provid domaincontentprovid state l1 return line method execut methodexecut void ytg bilett client core provid domain content provid domaincontentprovid get data getdata ytg bilett dao summari summarydao core runtim progress monitor iprogressmonitor boolean privat void get data getdata ytg bilett dao summari summarydao core runtim progress monitor iprogressmonitor boolean public java util list get summari getsummari boolean aspectj weaver method declar line number methoddeclarationlinenumb aload ytg bilett client core provid domain content provid domaincontentprovid line load boolean includ delet includedelet nvokespec ytg bilett client core provid domain content provid domaincontentprovid check initi checkiniti load boolean includ delet includedelet line fne l0 getstat ytg bilett client core provid domain content provid domaincontentprovid state light initi lcom ytg bilett client core provid domain content provid domaincontentprovid state aload ytg bilett client core provid domain content provid domaincontentprovid getf eld ytg bilett client core provid domain content provid domaincontentprovid state lcom ytg bilett client core provid domain content provid domaincontentprovid state nvokev rtual ytg bilett client core provid domain content provid domaincontentprovid state equal ljava lang object feq l1 l0 aload ytg bilett client core provid domain content provid domaincontentprovid line getf eld ytg bilett client core provid domain content provid domaincontentprovid summari ljava util list areturn l1 aload ytg bilett client core provid domain content provid domaincontentprovid line getf eld ytg bilett client core provid domain content provid domaincontentprovid summari ljava util list nvoke nterfac java util list iter ljava util iter astor new java util array list arraylist line dup nvokespec java util array list arraylist init astor goto l3 line l2 aload java util iter line nvoke nterfac java util iter next ljava lang object checkcast ytg bilett model delet checkcast ytg bilett model delet astor aload ytg bilett model delet object line nvoke nterfac ytg bilett model delet is delet isdelet fne l3 aload java util array list arraylist list line aload ytg bilett model delet object checkcast ytg bilett model gener domain object genericdomainobject nvokev rtual java util array list arraylist add ljava lang object pop l3 aload java util iter line nvoke nterfac java util iter ha next hasnext fne l2 aload java util array list arraylist list line areturn public java util list get summari getsummari boolean public synchron void refresh aspectj weaver method declar line number methoddeclarationlinenumb aload ytg bilett client core provid domain content provid domaincontentprovid line getstat ytg bilett client core provid domain content provid domaincontentprovid state initi lcom ytg bilett client core provid domain content provid domaincontentprovid state putf eld ytg bilett client core provid domain content provid domaincontentprovid state lcom ytg bilett client core provid domain content provid domaincontentprovid state const line store aload ytg bilett client core provid domain content provid domaincontentprovid line getf eld ytg bilett client core provid domain content provid domaincontentprovid delet feq l2 aload ytg bilett client core provid domain content provid domaincontentprovid line getf eld ytg bilett client core provid domain content provid domaincontentprovid listen ljava util hash set hashset nvokev rtual java util hash set hashset iter ljava util iter astor goto l1 line l0 aload java util iter line nvoke nterfac java util iter next ljava lang object checkcast ytg bilett client core provid domain object chang listen idomainobjectchangelisten astor aload ytg bilett client core provid domain object chang listen idomainobjectchangelisten listen line nvoke nterfac ytg bilett client core provid domain object chang listen idomainobjectchangelisten is includ delet isincludedelet feq l1 const line store boolean includ delet includedelet goto l2 line l1 aload java util iter line nvoke nterfac java util iter ha next hasnext fne l0 l2 aload ytg bilett client core provid domain content provid domaincontentprovid line aconst null aconst null load boolean includ delet includedelet nvokespec ytg bilett client core provid domain content provid domaincontentprovid get data getdata lcom ytg bilett dao summari summarydao lorg core runtim progress monitor iprogressmonitor aload ytg bilett client core provid domain content provid domaincontentprovid line aconst null aconst null nvokespec ytg bilett client core provid domain content provid domaincontentprovid notifi all listen notifyalllisten lcom ytg bilett model gener domain object genericdomainobject lcom ytg bilett model gener domain object genericdomainobject return line public synchron void refresh privat synchron void notifi all listen notifyalllisten ytg bilett model gener domain object genericdomainobject ytg bilett model gener domain object genericdomainobject aspectj weaver method declar line number methoddeclarationlinenumb aload ytg bilett client core provid domain content provid domaincontentprovid line getf eld ytg bilett client core provid domain content provid domaincontentprovid listen ljava util hash set hashset nvokev rtual java util hash set hashset iter ljava util iter astor goto l2 line l0 aload java util iter line nvoke nterfac java util iter next ljava lang object checkcast ytg bilett client core provid domain object chang listen idomainobjectchangelisten astor aload ytg bilett model gener domain object genericdomainobject old obj oldobj line fnonnul l1 aload ytg bilett model gener domain object genericdomainobject new obj newobj fnonnul l1 aload ytg bilett client core provid domain object chang listen idomainobjectchangelisten listen line nvoke nterfac ytg bilett client core provid domain object chang listen idomainobjectchangelisten full refresh fullrefresh goto l2 l1 aload ytg bilett client core provid domain object chang listen idomainobjectchangelisten listen line aload ytg bilett model gener domain object genericdomainobject old obj oldobj aload ytg bilett model gener domain object genericdomainobject new obj newobj nvoke nterfac ytg bilett client core provid domain object chang listen idomainobjectchangelisten concess chang concessionchang lcom ytg bilett model gener domain object genericdomainobject lcom ytg bilett model gener domain object genericdomainobject l2 aload java util iter line nvoke nterfac java util iter ha next hasnext fne l0 return line privat synchron void notifi all listen notifyalllisten ytg bilett model gener domain object genericdomainobject ytg bilett model gener domain object genericdomainobject public synchron void add listen addlisten ytg bilett client core provid domain object chang listen idomainobjectchangelisten aspectj weaver method declar line number methoddeclarationlinenumb aload ytg bilett client core provid domain content provid domaincontentprovid line getf eld ytg bilett client core provid domain content provid domaincontentprovid listen ljava util hash set hashset aload ytg bilett client core provid domain object chang listen idomainobjectchangelisten listen nvokev rtual java util hash set hashset add ljava lang object pop return line public synchron void add listen addlisten ytg bilett client core provid domain object chang listen idomainobjectchangelisten public synchron void remov listen removelisten ytg bilett client core provid domain object chang listen idomainobjectchangelisten aspectj weaver method declar line number methoddeclarationlinenumb aload ytg bilett client core provid domain content provid domaincontentprovid line getf eld ytg bilett client core provid domain content provid domaincontentprovid listen ljava util hash set hashset aload ytg bilett client core provid domain object chang listen idomainobjectchangelisten listen nvokev rtual java util hash set hashset remov ljava lang object pop return line public synchron void remov listen removelisten ytg bilett client core provid domain object chang listen idomainobjectchangelisten public class ytg bilett client core provid domain content provid domaincontentprovid implement shadow method execut methodexecut void ytg bilett client core provid domain content provid domaincontentprovid get data getdata ytg bilett dao summari summarydao core runtim progress monitor iprogressmonitor boolean weav type ytg bilett client core provid domain content provid domaincontentprovid weav class weav batch build build config buildconfig java bilett metadata plugin ajdt core ytg bilett client core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300" calcext:value-type="float">
            <text:p>130300</text:p>
          </table:table-cell>
          <table:table-cell table:style-name="ce2" office:value-type="string" calcext:value-type="string">
            <text:p>option redund apart use aspect aspectj develop mainten confus user sourc new problem ltw</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0722" calcext:value-type="float">
            <text:p>130722</text:p>
          </table:table-cell>
          <table:table-cell table:style-name="ce2" office:value-type="string" calcext:value-type="string">
            <text:p>take two aspect litt class source1 packag test1 import public aspect pointcut provid pointcutprovid public pointcut execut source2 packag import test1 pointcut provid pointcutprovid public aspect pointcut consum pointcutconsum percflow flow compil issu follow line find pointcut pointcut consum pointcutconsum pointcut mytest pointcut provid pointcutprovid work error messag pointcut mytest test1 pointcut provid pointcutprovid pointcut flow mytest source3 packag public class public void foo chang consum aspect singleton instanti model work</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30722" calcext:value-type="float">
            <text:p>130722</text:p>
          </table:table-cell>
          <table:table-cell table:style-name="ce2" office:value-type="string" calcext:value-type="string">
            <text:p>take two aspect litt class source1 packag test1 import public aspect pointcut provid pointcutprovid public pointcut execut source2 packag import test1 pointcut provid pointcutprovid public aspect pointcut consum pointcutconsum percflow flow compil issu follow line find pointcut pointcut consum pointcutconsum pointcut mytest pointcut provid pointcutprovid work error messag pointcut mytest test1 pointcut provid pointcutprovid pointcut flow mytest source3 packag public class public void foo chang consum aspect singleton instanti model work</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30722" calcext:value-type="float">
            <text:p>130722</text:p>
          </table:table-cell>
          <table:table-cell table:style-name="ce2" office:value-type="string" calcext:value-type="string">
            <text:p>take two aspect litt class source1 packag test1 import public aspect pointcut provid pointcutprovid public pointcut execut source2 packag import test1 pointcut provid pointcutprovid public aspect pointcut consum pointcutconsum percflow flow compil issu follow line find pointcut pointcut consum pointcutconsum pointcut mytest pointcut provid pointcutprovid work error messag pointcut mytest test1 pointcut provid pointcutprovid pointcut flow mytest source3 packag public class public void foo chang consum aspect singleton instanti model work</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30722" calcext:value-type="float">
            <text:p>130722</text:p>
          </table:table-cell>
          <table:table-cell table:style-name="ce2" office:value-type="string" calcext:value-type="string">
            <text:p>take two aspect litt class source1 packag test1 import public aspect pointcut provid pointcutprovid public pointcut execut source2 packag import test1 pointcut provid pointcutprovid public aspect pointcut consum pointcutconsum percflow flow compil issu follow line find pointcut pointcut consum pointcutconsum pointcut mytest pointcut provid pointcutprovid work error messag pointcut mytest test1 pointcut provid pointcutprovid pointcut flow mytest source3 packag public class public void foo chang consum aspect singleton instanti model work</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30722" calcext:value-type="float">
            <text:p>130722</text:p>
          </table:table-cell>
          <table:table-cell table:style-name="ce2" office:value-type="string" calcext:value-type="string">
            <text:p>take two aspect litt class source1 packag test1 import public aspect pointcut provid pointcutprovid public pointcut execut source2 packag import test1 pointcut provid pointcutprovid public aspect pointcut consum pointcutconsum percflow flow compil issu follow line find pointcut pointcut consum pointcutconsum pointcut mytest pointcut provid pointcutprovid work error messag pointcut mytest test1 pointcut provid pointcutprovid pointcut flow mytest source3 packag public class public void foo chang consum aspect singleton instanti model work</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30837" calcext:value-type="float">
            <text:p>130837</text:p>
          </table:table-cell>
          <table:table-cell table:style-name="ce2" office:value-type="string" calcext:value-type="string">
            <text:p>java lang null pointer except nullpointerexcept aspectj ajdt intern compil ast valid at aspect annot visitor validateataspectjannotationsvisitor build formal advic bind from buildformaladvicebindingsfrom valid at aspect annot visitor validateataspectjannotationsvisitor java aspectj ajdt intern compil ast valid at aspect annot visitor validateataspectjannotationsvisitor resolv and set pointcut resolveandsetpointcut valid at aspect annot visitor validateataspectjannotationsvisitor java aspectj ajdt intern compil ast valid at aspect annot visitor validateataspectjannotationsvisitor valid advic validateadvic valid at aspect annot visitor validateataspectjannotationsvisitor java aspectj ajdt intern compil ast valid at aspect annot visitor validateataspectjannotationsvisitor visit valid at aspect annot visitor validateataspectjannotationsvisitor java aspectj jdt intern compil ast method declar methoddeclar travers method declar methoddeclar java aspectj jdt intern compil ast type declar typedeclar travers type declar typedeclar java aspectj jdt intern compil ast compil unit declar compilationunitdeclar travers compil unit declar compilationunitdeclar java aspectj ajdt intern compil aj compil adapt ajcompileradapt befor analys beforeanalys aj compil adapt ajcompileradapt java aspectj ajdt intern compil compil adapt compileradapt ajc aspectj ajdt intern compil compil adapt compileradapt db78446d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505" calcext:value-type="float">
            <text:p>131505</text:p>
          </table:table-cell>
          <table:table-cell table:style-name="ce2" office:value-type="string" calcext:value-type="string">
            <text:p>use outxml option ajdt gener aop xml file correct first build contain aspect ever built includ differ project duplic aspect built twice seem global list aspect aspect name aspectnam aj build manag ajbuildmanag never cle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505" calcext:value-type="float">
            <text:p>131505</text:p>
          </table:table-cell>
          <table:table-cell table:style-name="ce2" office:value-type="string" calcext:value-type="string">
            <text:p>use outxml option ajdt gener aop xml file correct first build contain aspect ever built includ differ project duplic aspect built twice seem global list aspect aspect name aspectnam aj build manag ajbuildmanag never cle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505" calcext:value-type="float">
            <text:p>131505</text:p>
          </table:table-cell>
          <table:table-cell table:style-name="ce2" office:value-type="string" calcext:value-type="string">
            <text:p>use outxml option ajdt gener aop xml file correct first build contain aspect ever built includ differ project duplic aspect built twice seem global list aspect aspect name aspectnam aj build manag ajbuildmanag never cle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2" calcext:value-type="float">
            <text:p>131932</text:p>
          </table:table-cell>
          <table:table-cell table:style-name="ce2" office:value-type="string" calcext:value-type="string">
            <text:p>import java util list public aspect slide74 public bar get first getfirst return lt get static class bar list lt ajdt program incorrectli show relationship type bar class rather itd bar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2" calcext:value-type="float">
            <text:p>131932</text:p>
          </table:table-cell>
          <table:table-cell table:style-name="ce2" office:value-type="string" calcext:value-type="string">
            <text:p>import java util list public aspect slide74 public bar get first getfirst return lt get static class bar list lt ajdt program incorrectli show relationship type bar class rather itd bar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2" calcext:value-type="float">
            <text:p>131932</text:p>
          </table:table-cell>
          <table:table-cell table:style-name="ce2" office:value-type="string" calcext:value-type="string">
            <text:p>import java util list public aspect slide74 public bar get first getfirst return lt get static class bar list lt ajdt program incorrectli show relationship type bar class rather itd bar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2" calcext:value-type="float">
            <text:p>131932</text:p>
          </table:table-cell>
          <table:table-cell table:style-name="ce2" office:value-type="string" calcext:value-type="string">
            <text:p>import java util list public aspect slide74 public bar get first getfirst return lt get static class bar list lt ajdt program incorrectli show relationship type bar class rather itd bar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3" calcext:value-type="float">
            <text:p>131933</text:p>
          </table:table-cell>
          <table:table-cell table:style-name="ce2" office:value-type="string" calcext:value-type="string">
            <text:p>import java util list public aspect slide71 gener type generictyp string foo gener type generictyp my list mylist foo gener type generictyp foo class gener type generictyp public pointcut foo execut program give my list mylist known type java lang class cast except classcastexcept aspectj weaver pattern type pattern typepattern resolv exact type resolveexacttyp type pattern typepattern java aspectj weaver pattern refer pointcut referencepointcut resolv bind resolvebind refer pointcut referencepointcut java aspectj weaver pattern pointcut resolv pointcut java aspectj ajdt intern compil ast pointcut design pointcutdesign finish resolv type finishresolvetyp pointcut design pointcutdesign java aspectj ajdt intern compil ast advic declar advicedeclar resolv statement resolvestat advic declar advicedeclar java aspectj jdt intern compil ast abstract method declar abstractmethoddeclar resolv abstract method declar abstractmethoddeclar java aspectj jdt intern compil ast type declar typedeclar resolv type declar typedeclar java aspectj ajdt intern compil ast aspect declar aspectdeclar resolv aspect declar aspectdeclar java aspectj jdt intern compil ast type declar typedeclar resolv type declar typedeclar java aspectj jdt intern compil ast compil unit declar compilationunitdeclar resolv compil unit declar compilationunitdeclar java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class cast except classcastexcept thrown aspectj weaver pattern wild type pattern wildtypepatter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1933" calcext:value-type="float">
            <text:p>131933</text:p>
          </table:table-cell>
          <table:table-cell table:style-name="ce2" office:value-type="string" calcext:value-type="string">
            <text:p>import java util list public aspect slide71 gener type generictyp string foo gener type generictyp my list mylist foo gener type generictyp foo class gener type generictyp public pointcut foo execut program give my list mylist known type java lang class cast except classcastexcept aspectj weaver pattern type pattern typepattern resolv exact type resolveexacttyp type pattern typepattern java aspectj weaver pattern refer pointcut referencepointcut resolv bind resolvebind refer pointcut referencepointcut java aspectj weaver pattern pointcut resolv pointcut java aspectj ajdt intern compil ast pointcut design pointcutdesign finish resolv type finishresolvetyp pointcut design pointcutdesign java aspectj ajdt intern compil ast advic declar advicedeclar resolv statement resolvestat advic declar advicedeclar java aspectj jdt intern compil ast abstract method declar abstractmethoddeclar resolv abstract method declar abstractmethoddeclar java aspectj jdt intern compil ast type declar typedeclar resolv type declar typedeclar java aspectj ajdt intern compil ast aspect declar aspectdeclar resolv aspect declar aspectdeclar java aspectj jdt intern compil ast type declar typedeclar resolv type declar typedeclar java aspectj jdt intern compil ast compil unit declar compilationunitdeclar resolv compil unit declar compilationunitdeclar java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class cast except classcastexcept thrown aspectj weaver pattern wild type pattern wildtypepatter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087" calcext:value-type="float">
            <text:p>132087</text:p>
          </table:table-cell>
          <table:table-cell table:style-name="ce2" office:value-type="string" calcext:value-type="string">
            <text:p>get error unbound refer variabl aspect see attach ajdt project exampl java lang null pointer except nullpointerexcept aspectj ajdt intern core builder asm hierarchi builder asmhierarchybuild visit asm hierarchi builder asmhierarchybuild java aspectj jdt intern compil ast method declar methoddeclar travers method declar methoddeclar java aspectj jdt intern compil ast type declar typedeclar travers type declar typedeclar java aspectj jdt intern compil ast qualifi alloc express qualifiedallocationexpress travers qualifi alloc express qualifiedallocationexpress java aspectj jdt intern compil ast local declar localdeclar travers local declar localdeclar java aspectj jdt intern compil ast method declar methoddeclar travers method declar methoddeclar java aspectj jdt intern compil ast type declar typedeclar travers type declar typedeclar java aspectj jdt intern compil ast compil unit declar compilationunitdeclar travers compil unit declar compilationunitdeclar java aspectj ajdt intern core builder asm hierarchi builder asmhierarchybuild intern build internalbuild asm hierarchi builder asmhierarchybuild java aspectj ajdt intern core builder asm hierarchi builder asmhierarchybuild build structur for compil unit buildstructureforcompilationunit asm hierarchi builder asmhierarchybuild java aspectj ajdt intern compil lookup eclips factori eclipsefactori finish compil unit finishedcompilationunit eclips factori eclipsefactori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130" calcext:value-type="float">
            <text:p>132130</text:p>
          </table:table-cell>
          <table:table-cell table:style-name="ce2" office:value-type="string" calcext:value-type="string">
            <text:p>program enter one file see marker declar annot method annot method anoth file sure field ctor type problem public aspect basic declar method debit secur role supervisor class bank account bankaccount public void debit long acc id accid long amount interfac secur string ro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130" calcext:value-type="float">
            <text:p>132130</text:p>
          </table:table-cell>
          <table:table-cell table:style-name="ce2" office:value-type="string" calcext:value-type="string">
            <text:p>program enter one file see marker declar annot method annot method anoth file sure field ctor type problem public aspect basic declar method debit secur role supervisor class bank account bankaccount public void debit long acc id accid long amount interfac secur string ro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160" calcext:value-type="float">
            <text:p>132160</text:p>
          </table:table-cell>
          <table:table-cell table:style-name="ce2" office:value-type="string" calcext:value-type="string">
            <text:p>ing gut anoth aspect new file anoth project port number error aspect refer point project chang object one type project type project file sdk version build id m20060118 version build id aspect aspectj version java lang null pointer except nullpointerexcept aspectj jdt intern compil ast singl type refer singletyperefer get type bind gettypebind singl type refer singletyperefer java aspectj jdt intern compil ast type refer typerefer get type bind public gettypebindingpubl type refer typerefer java aspectj ajdt intern core builder asm element formatt asmelementformatt gen label and kind genlabelandkind asm element formatt asmelementformatt java aspectj ajdt intern core builder asm hierarchi builder asmhierarchybuild visit asm hierarchi builder asmhierarchybuild java aspectj jdt intern compil ast method declar methoddeclar travers method declar methoddeclar java aspectj jdt intern compil ast type declar typedeclar travers type declar typedeclar java aspectj jdt intern compil ast qualifi alloc express qualifiedallocationexpress travers qualifi alloc express qualifiedallocationexpress java aspectj jdt intern compil ast local declar localdeclar travers local declar localdeclar java aspectj jdt intern compil ast method declar methoddeclar travers method declar methoddeclar java aspectj jdt intern compil ast type declar typedeclar travers type declar typedeclar java aspectj jdt intern compil ast compil unit declar compilationunitdeclar travers compil unit declar compilationunitdeclar java aspectj ajdt intern core builder asm hierarchi builder asmhierarchybuild intern build internalbuild asm hierarchi builder asmhierarchybuild java aspectj ajdt intern core builder asm hierarchi builder asmhierarchybuild build structur for compil unit buildstructureforcompilationunit asm hierarchi builder asmhierarchybuild java aspectj ajdt intern compil lookup eclips factori eclipsefactori finish compil unit finishedcompilationunit eclips factori eclipsefactori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591" calcext:value-type="float">
            <text:p>13259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2926" calcext:value-type="float">
            <text:p>132926</text:p>
          </table:table-cell>
          <table:table-cell table:style-name="ce2" office:value-type="string" calcext:value-type="string">
            <text:p>upgrad latest ajdt version build id aspect aspectj version compil crash rebuld project use work fine use use march 16th version retri clean build produc crash java lang null pointer except nullpointerexcept aspectj weaver annot annotationx ensur at target initi ensureattargetiniti annot annotationx java aspectj weaver annot annotationx specifi target specifiestarget annot annotationx java aspectj weaver bcel bcel weaver bcelweav verifi target is verifytargetisok bcel weaver bcelweav java aspectj weaver bcel bcel weaver bcelweav appli declar at type applydeclareattyp bcel weaver bcelweav java aspectj weaver bcel bcel weaver bcelweav weav parent type munger weaveparenttypemung bcel weaver bcelweav java aspectj weaver bcel bcel weaver bcelweav weav parent for weaveparentsfor bcel weaver bcelweav java aspectj weaver bcel bcel weaver bcelweav weav parent for weaveparentsfor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32926" calcext:value-type="float">
            <text:p>132926</text:p>
          </table:table-cell>
          <table:table-cell table:style-name="ce2" office:value-type="string" calcext:value-type="string">
            <text:p>upgrad latest ajdt version build id aspect aspectj version compil crash rebuld project use work fine use use march 16th version retri clean build produc crash java lang null pointer except nullpointerexcept aspectj weaver annot annotationx ensur at target initi ensureattargetiniti annot annotationx java aspectj weaver annot annotationx specifi target specifiestarget annot annotationx java aspectj weaver bcel bcel weaver bcelweav verifi target is verifytargetisok bcel weaver bcelweav java aspectj weaver bcel bcel weaver bcelweav appli declar at type applydeclareattyp bcel weaver bcelweav java aspectj weaver bcel bcel weaver bcelweav weav parent type munger weaveparenttypemung bcel weaver bcelweav java aspectj weaver bcel bcel weaver bcelweav weav parent for weaveparentsfor bcel weaver bcelweav java aspectj weaver bcel bcel weaver bcelweav weav parent for weaveparentsfor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33117" calcext:value-type="float">
            <text:p>133117</text:p>
          </table:table-cell>
          <table:table-cell table:style-name="ce2" office:value-type="string" calcext:value-type="string">
            <text:p>no guard for lazi tjp noguardforlazytjp compil option set warn error piec advic caus warn show get one warn everi join point match advic think one would probabl en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117" calcext:value-type="float">
            <text:p>133117</text:p>
          </table:table-cell>
          <table:table-cell table:style-name="ce2" office:value-type="string" calcext:value-type="string">
            <text:p>no guard for lazi tjp noguardforlazytjp compil option set warn error piec advic caus warn show get one warn everi join point match advic think one would probabl en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117" calcext:value-type="float">
            <text:p>133117</text:p>
          </table:table-cell>
          <table:table-cell table:style-name="ce2" office:value-type="string" calcext:value-type="string">
            <text:p>no guard for lazi tjp noguardforlazytjp compil option set warn error piec advic caus warn show get one warn everi join point match advic think one would probabl enoug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307" calcext:value-type="float">
            <text:p>133307</text:p>
          </table:table-cell>
          <table:table-cell table:style-name="ce2" office:value-type="string" calcext:value-type="string">
            <text:p>follow construct public interfac test testif extend test testif public class test class testclass public aspect test aspect testaspect declar parent test class testclass implement test testif test class testclass later aspect compil although public class test class testclass implement test testif test class testclass valid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307" calcext:value-type="float">
            <text:p>133307</text:p>
          </table:table-cell>
          <table:table-cell table:style-name="ce2" office:value-type="string" calcext:value-type="string">
            <text:p>follow construct public interfac test testif extend test testif public class test class testclass public aspect test aspect testaspect declar parent test class testclass implement test testif test class testclass later aspect compil although public class test class testclass implement test testif test class testclass valid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307" calcext:value-type="float">
            <text:p>133307</text:p>
          </table:table-cell>
          <table:table-cell table:style-name="ce2" office:value-type="string" calcext:value-type="string">
            <text:p>follow construct public interfac test testif extend test testif public class test class testclass public aspect test aspect testaspect declar parent test class testclass implement test testif test class testclass later aspect compil although public class test class testclass implement test testif test class testclass valid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3307" calcext:value-type="float">
            <text:p>133307</text:p>
          </table:table-cell>
          <table:table-cell table:style-name="ce2" office:value-type="string" calcext:value-type="string">
            <text:p>follow construct public interfac test testif extend test testif public class test class testclass public aspect test aspect testaspect declar parent test class testclass implement test testif test class testclass later aspect compil although public class test class testclass implement test testif test class testclass valid clas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371" calcext:value-type="float">
            <text:p>134371</text:p>
          </table:table-cell>
          <table:table-cell table:style-name="ce2" office:value-type="string" calcext:value-type="string">
            <text:p>got except work static inner aspect full rebuild avoid problem java lang class cast except classcastexcept aspectj weaver miss resolv type with known signatur missingresolvedtypewithknownsignatur aspectj ajdt intern core builder aj state ajstat record class file recordclassfil aj state ajstat java aspectj ajdt intern core builder aj state ajstat note result noteresult aj state ajstat java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371" calcext:value-type="float">
            <text:p>134371</text:p>
          </table:table-cell>
          <table:table-cell table:style-name="ce2" office:value-type="string" calcext:value-type="string">
            <text:p>got except work static inner aspect full rebuild avoid problem java lang class cast except classcastexcept aspectj weaver miss resolv type with known signatur missingresolvedtypewithknownsignatur aspectj ajdt intern core builder aj state ajstat record class file recordclassfil aj state ajstat java aspectj ajdt intern core builder aj state ajstat note result noteresult aj state ajstat java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371" calcext:value-type="float">
            <text:p>134371</text:p>
          </table:table-cell>
          <table:table-cell table:style-name="ce2" office:value-type="string" calcext:value-type="string">
            <text:p>got except work static inner aspect full rebuild avoid problem java lang class cast except classcastexcept aspectj weaver miss resolv type with known signatur missingresolvedtypewithknownsignatur aspectj ajdt intern core builder aj state ajstat record class file recordclassfil aj state ajstat java aspectj ajdt intern core builder aj state ajstat note result noteresult aj state ajstat java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371" calcext:value-type="float">
            <text:p>134371</text:p>
          </table:table-cell>
          <table:table-cell table:style-name="ce2" office:value-type="string" calcext:value-type="string">
            <text:p>got except work static inner aspect full rebuild avoid problem java lang class cast except classcastexcept aspectj weaver miss resolv type with known signatur missingresolvedtypewithknownsignatur aspectj ajdt intern core builder aj state ajstat record class file recordclassfil aj state ajstat java aspectj ajdt intern core builder aj state ajstat note result noteresult aj state ajstat java aspectj ajdt intern core builder aj build manag ajbuildmanag accept result acceptresult aj build manag ajbuildmanag java aspectj ajdt intern compil aj compil adapt ajcompileradapt after process afterprocess aj compil adapt ajcompileradapt java aspectj ajdt intern compil compil adapt compileradapt ajc after return afterreturn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541" calcext:value-type="float">
            <text:p>134541</text:p>
          </table:table-cell>
          <table:table-cell table:style-name="ce2" office:value-type="string" calcext:value-type="string">
            <text:p>advic doesn match enabl project advic did not match advicedidnotmatch warn line number advic insert line advic save warn stay associ origin line new one full build put warn new line regress didn happen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541" calcext:value-type="float">
            <text:p>134541</text:p>
          </table:table-cell>
          <table:table-cell table:style-name="ce2" office:value-type="string" calcext:value-type="string">
            <text:p>advic doesn match enabl project advic did not match advicedidnotmatch warn line number advic insert line advic save warn stay associ origin line new one full build put warn new line regress didn happen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4541" calcext:value-type="float">
            <text:p>134541</text:p>
          </table:table-cell>
          <table:table-cell table:style-name="ce2" office:value-type="string" calcext:value-type="string">
            <text:p>advic doesn match enabl project advic did not match advicedidnotmatch warn line number advic insert line advic save warn stay associ origin line new one full build put warn new line regress didn happen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5001" calcext:value-type="float">
            <text:p>135001</text:p>
          </table:table-cell>
          <table:table-cell table:style-name="ce2" office:value-type="string" calcext:value-type="string">
            <text:p>java lang null pointer except nullpointerexcept aspectj weaver bcel bcel shadow bcelshadow weav around inlin weavearoundinlin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5001" calcext:value-type="float">
            <text:p>135001</text:p>
          </table:table-cell>
          <table:table-cell table:style-name="ce2" office:value-type="string" calcext:value-type="string">
            <text:p>java lang null pointer except nullpointerexcept aspectj weaver bcel bcel shadow bcelshadow weav around inlin weavearoundinlin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5001" calcext:value-type="float">
            <text:p>135001</text:p>
          </table:table-cell>
          <table:table-cell table:style-name="ce2" office:value-type="string" calcext:value-type="string">
            <text:p>java lang null pointer except nullpointerexcept aspectj weaver bcel bcel shadow bcelshadow weav around inlin weavearoundinlin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5068" calcext:value-type="float">
            <text:p>135068</text:p>
          </table:table-cell>
          <table:table-cell table:style-name="ce2" office:value-type="string" calcext:value-type="string">
            <text:p>get verifi error verifyerror incompat object argument function call error use ltw aspect stype aspect interestingli enough ltw work expect equival aj style aspect compil time weav work aspect style test linux aspect aspectj develop sun ibm r1 0sr1 jvm attach exampl project shortli</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35068" calcext:value-type="float">
            <text:p>135068</text:p>
          </table:table-cell>
          <table:table-cell table:style-name="ce2" office:value-type="string" calcext:value-type="string">
            <text:p>get verifi error verifyerror incompat object argument function call error use ltw aspect stype aspect interestingli enough ltw work expect equival aj style aspect compil time weav work aspect style test linux aspect aspectj develop sun ibm r1 0sr1 jvm attach exampl project shortli</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35068" calcext:value-type="float">
            <text:p>135068</text:p>
          </table:table-cell>
          <table:table-cell table:style-name="ce2" office:value-type="string" calcext:value-type="string">
            <text:p>get verifi error verifyerror incompat object argument function call error use ltw aspect stype aspect interestingli enough ltw work expect equival aj style aspect compil time weav work aspect style test linux aspect aspectj develop sun ibm r1 0sr1 jvm attach exampl project shortli</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35780" calcext:value-type="float">
            <text:p>13578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6585" calcext:value-type="float">
            <text:p>136585</text:p>
          </table:table-cell>
          <table:table-cell table:style-name="ce2" office:value-type="string" calcext:value-type="string">
            <text:p>aspect aspectj 1a ajdt dev 0dev m6 2m6 use sapcewar exampl open game java add public void foo save increment build fail java lang null pointer except nullpointerexcept aspectj weaver per object interfac type munger perobjectinterfacetypemung equal per object interfac type munger perobjectinterfacetypemung java aspectj weaver bcel bcel type munger bceltypemung equal bcel type munger bceltypemung java java util abstract list abstractlist equal abstract list abstractlist java aspectj weaver crosscut member crosscuttingmemb replac with replacewith crosscut member crosscuttingmemb java aspectj weaver crosscut member set crosscuttingmembersset add or replac aspect addorreplaceaspect crosscut member set crosscuttingmembersset java aspectj ajdt intern compil lookup aj lookup environ ajlookupenviron add crosscut structur addcrosscuttingstructur aj lookup environ ajlookupenviron java aspectj ajdt intern compil lookup aj lookup environ ajlookupenviron collect all and declar collectallitdsanddeclar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6585" calcext:value-type="float">
            <text:p>136585</text:p>
          </table:table-cell>
          <table:table-cell table:style-name="ce2" office:value-type="string" calcext:value-type="string">
            <text:p>aspect aspectj 1a ajdt dev 0dev m6 2m6 use sapcewar exampl open game java add public void foo save increment build fail java lang null pointer except nullpointerexcept aspectj weaver per object interfac type munger perobjectinterfacetypemung equal per object interfac type munger perobjectinterfacetypemung java aspectj weaver bcel bcel type munger bceltypemung equal bcel type munger bceltypemung java java util abstract list abstractlist equal abstract list abstractlist java aspectj weaver crosscut member crosscuttingmemb replac with replacewith crosscut member crosscuttingmemb java aspectj weaver crosscut member set crosscuttingmembersset add or replac aspect addorreplaceaspect crosscut member set crosscuttingmembersset java aspectj ajdt intern compil lookup aj lookup environ ajlookupenviron add crosscut structur addcrosscuttingstructur aj lookup environ ajlookupenviron java aspectj ajdt intern compil lookup aj lookup environ ajlookupenviron collect all and declar collectallitdsanddeclar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6665" calcext:value-type="float">
            <text:p>136665</text:p>
          </table:table-cell>
          <table:table-cell table:style-name="ce2" office:value-type="string" calcext:value-type="string">
            <text:p>iajc error sourc inform avail iajc file aj intern compil error iajc aspectj weaver except bcexcept open archiv missingjar iajc resolv type defin compil unit file aj iajc process compil unit file aj iajc batch build build config buildconfig null file iajc iajc aspectj weaver bcel class path manag classpathmanag zip file entri zipfileentri ensur ensureo pen class path manag classpathmanag java iajc aspectj weaver bcel class path manag classpathmanag zip file entri zipfileentri find cl as path manag asspathmanag java iajc aspectj weaver bcel class path manag classpathmanag find class path manag classpathmanag java iajc aspectj weaver bcel bcel world bcelworld resolv deleg resolvedeleg bcel world bcelworld ava iajc aspectj weaver world resolv to refer type resolvetoreferencetyp world java iajc aspectj weaver world resolv world java iajc aspectj weaver pattern wild type pattern wildtypepattern lookup type in world lookuptypeinworld wild type pattern wildtypepattern java iajc aspectj weaver pattern wild type pattern wildtypepattern resolv bind fr resolvebindingsfr om fulli qualifi type name omfullyqualifiedtypenam wild type pattern wildtypepattern java iajc aspectj weaver pattern wild type pattern wildtypepattern resolv bind resolvebind ild type pattern ildtypepattern java iajc aspectj weaver pattern signatur pattern signaturepattern resolv bind resolvebind signatur pattern signaturepattern java iajc aspectj weaver pattern kind pointcut kindedpointcut resolv bind resolvebind nded pointcut ndedpointcut java iajc aspectj weaver pattern and pointcut andpointcut resolv bind resolvebind and po andpo intcut java iajc aspectj weaver pattern pointcut resolv pointcut java iajc aspectj ajdt intern compil ast pointcut design pointcutdesign fin ish resolv type ishresolvetyp pointcut design pointcutdesign java iajc aspectj ajdt intern compil ast advic declar advicedeclar reso lve statement lvestat advic declar advicedeclar java iajc aspectj jdt intern compil ast abstract met abstractmet hod declar hoddeclar resolv abstract method declar abstractmethoddeclar java iajc aspectj jdt intern compil ast type declara typedeclara tion resolv type declar typedeclar java iajc aspectj ajdt intern compil ast aspect declar aspectdeclar reso lve aspect declar aspectdeclar java iajc aspectj jdt intern compil ast type declara typedeclara tion resolv type declar typedeclar java iajc aspectj jdt intern compil ast compil unit declar unitdeclar resolv compil unit declar compilationunitdeclar java iajc aspectj jdt intern compil compil proce compil java iajc aspectj jdt intern compil compil compil compil java iajc aspectj ajdt intern core builder aj build manag ajbuildmanag perform compil aj build manag ajbuildmanag java iajc aspectj ajdt intern core builder aj build manag ajbuildmanag do build dobuild aj build manag ajbuildmanag java iajc aspectj ajdt intern core builder aj build manag ajbuildmanag batch bu batchbu ild aj build manag ajbuildmanag java iajc aspectj ajdt ajc ajdt command ajdtcommand do command docommand ajdt command ajdtcommand java iajc aspectj ajdt ajc ajdt command ajdtcommand run command runcommand ajdt command ajdtcommand java iajc aspectj tool ajc main run main java iajc aspectj tool ajc main run main runmain main java iajc aspectj tool ant taskdef ajc task ajctask execut in same executeinsamevm ajc ta ajcta java iajc aspectj tool ant taskdef ajc task ajctask execut ajc task ajctask java iajc apach tool ant unknown element unknownel execut unknown element unknownel va iajc apach tool ant task perform task java iajc apach tool ant target execut target java iajc apach tool ant target perform task performtask target java iajc apach tool ant project execut target executetarget project java iajc apach tool ant taskdef ant execut ant java iajc apach tool ant taskdef call target calltarget execut call target calltarget ava iajc apach tool ant unknown element unknownel execut unknown element unknownel 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ant startant main java iajc apach tool ant launch launcher run launcher java iajc apach tool ant launch launcher main launcher java iajc caus java util zip zip except zipexcept error open zip file iajc java util zip zip except zipexcept error open zip file iajc java util zip zip file zipfil open nativ method iajc java util zip zip file zipfil init zip file zipfil java iajc java util zip zip file zipfil init zip file zipfil java iajc aspectj weaver bcel class path manag classpathmanag zip file entri zipfileentri ensur ensureo pen class path manag classpathmanag java iajc aspectj weaver bcel class path manag classpathmanag zip file entri zipfileentri find cl as path manag asspathmanag java iajc aspectj weaver bcel class path manag classpathmanag find class path manag classpathmanag java iajc aspectj weaver bcel bcel world bcelworld resolv deleg resolvedeleg bcel world bcelworld ava iajc aspectj weaver world resolv to refer type resolvetoreferencetyp world java iajc aspectj weaver world resolv world java iajc aspectj weaver pattern wild type pattern wildtypepattern lookup type in world lookuptypeinworld wild type pattern wildtypepattern java iajc aspectj weaver pattern wild type pattern wildtypepattern resolv bind fr resolvebindingsfr om fulli qualifi type name omfullyqualifiedtypenam wild type pattern wildtypepattern java iajc aspectj weaver pattern wild type pattern wildtypepattern resolv bind resolvebind ild type pattern ildtypepattern java iajc aspectj weaver pattern signatur pattern signaturepattern resolv bind resolvebind signatur pattern signaturepattern java iajc aspectj weaver pattern kind pointcut kindedpointcut resolv bind resolvebind nded pointcut ndedpointcut java iajc aspectj weaver pattern and pointcut andpointcut resolv bind resolvebind and po andpo intcut java iajc aspectj weaver pattern pointcut resolv pointcut java iajc aspectj ajdt intern compil ast pointcut design pointcutdesign fin ish resolv type ishresolvetyp pointcut design pointcutdesign java iajc aspectj ajdt intern compil ast advic declar advicedeclar reso lve statement lvestat advic declar advicedeclar java iajc aspectj jdt intern compil ast abstract met abstractmet hod declar hoddeclar resolv abstract method declar abstractmethoddeclar java iajc aspectj jdt intern compil ast type declara typedeclara tion resolv type declar typedeclar java iajc aspectj ajdt intern compil ast aspect declar aspectdeclar reso lve aspect declar aspectdeclar java iajc aspectj jdt intern compil ast type declara typedeclara tion resolv type declar typedeclar java iajc aspectj jdt intern compil ast compil unit declar unitdeclar resolv compil unit declar compilationunitdeclar java iajc aspectj jdt intern compil compil proce compil java iajc aspectj jdt intern compil compil compil compil java iajc aspectj ajdt intern core builder aj build manag ajbuildmanag perform compil aj build manag ajbuildmanag java iajc aspectj ajdt intern core builder aj build manag ajbuildmanag do build dobuild aj build manag ajbuildmanag java iajc aspectj ajdt intern core builder aj build manag ajbuildmanag batch bu batchbu ild aj build manag ajbuildmanag java iajc aspectj ajdt ajc ajdt command ajdtcommand do command docommand ajdt command ajdtcommand java iajc aspectj ajdt ajc ajdt command ajdtcommand run command runcommand ajdt command ajdtcommand java iajc aspectj tool ajc main run main java iajc aspectj tool ajc main run main runmain main java iajc aspectj tool ant taskdef ajc task ajctask execut in same executeinsamevm ajc ta ajcta java iajc aspectj tool ant taskdef ajc task ajctask execut ajc task ajctask java iajc apach tool ant unknown element unknownel execut unknown element unknownel va iajc apach tool ant task perform task java iajc apach tool ant target execut target java iajc apach tool ant target perform task performtask target java iajc apach tool ant project execut target executetarget project java iajc apach tool ant taskdef ant execut ant java iajc apach tool ant taskdef call target calltarget execut call target calltarget ava iajc apach tool ant unknown element unknownel execut unknown element unknownel va iajc apach tool ant task perform task java iajc apach tool ant target execut target java iajc apach tool ant target perform task performtask target java iajc apach tool ant project execut target executetarget project java iajc apach tool ant project execut target executetarget project java iajc apach tool ant main run build runbuild main java iajc apach tool ant main start ant startant main java iajc apach tool ant launch launcher run launcher java iajc apach tool ant launch launcher main launcher java iajc abort abort except bcexcept open archiv wiss jar iajc resolv type defin compil unit file aj iajc process compil unit file aj iajc batch build build config buildconfig null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6707" calcext:value-type="float">
            <text:p>136707</text:p>
          </table:table-cell>
          <table:table-cell table:style-name="ce2" office:value-type="string" calcext:value-type="string">
            <text:p>iajc ant task produc summari like javac task javac compil sourc file project clas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38223" calcext:value-type="float">
            <text:p>138223</text:p>
          </table:table-cell>
          <table:table-cell table:style-name="ce2" office:value-type="string" calcext:value-type="string">
            <text:p>junit framework assert fail error assertionfailederror doubl annot match bind fail doubl annot match bind fail unexpect warn messag warn transact oper transactionaloper privat tmp ajc sandbox ajcsandbox ajc test18924 ajctest18924 tmp doubl annot match doubleannotationmatch aj advic defin doubl annot match doubleannotationmatch appli xlint advic did not match advicedidnotmatch unexpect fail messag abort troubl class foo extend java lang object void init aload foo lfoo line invokespeci java lang object init constructor execut constructorexecut void foo init return constructor execut constructorexecut void foo init void init public void foo aspectj weaver method declar line number methoddeclarationlinenumb method execut methodexecut void foo foo return line method execut methodexecut void foo foo public void foo public void bar aspectj weaver method declar line number methoddeclarationlinenumb method execut methodexecut void foo bar return line method execut methodexecut void foo bar public void bar class foo except bcexcept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aspectj weaver except bcexcept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aspectj weaver pattern annot pointcut annotationpointcut find residu intern findresidueintern annot pointcut annotation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if pointcut ifpointcut find residu intern findresidueintern if pointcut if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or pointcut orpointcut find residu intern findresidueintern or pointcut or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ajc compil ajc java aspectj tool ajc ajc compil ajc java aspectj tool ajc ajc test case ajctestcas ajc ajc test case ajctestcas java aspectj test compil spec compilespec execut compil spec compilespec java aspectj test ajc test ajctest run test runtest ajc test ajctest java aspectj test base ajc test case xmlbasedajctestcas run test runtest base ajc test case xmlbasedajctestcas java aspectj systemtest ajc152 ajc152 test ajc152test test doubl annot match testdoubleannotationmatch pr138221 ajc152 test ajc152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command ajc classpath user adrian project aspectjdev lib aspectjrt jar test client testingcli runtim aspectj5rt lib junit junit jar bridg loadtim weaver weaver5 aj build ajbuild jar bridg jar aj build ajbuild jar util jar aj build ajbuild jar loadtim jar aj build ajbuild jar weaver jar aj build ajbuild jar weaver5 jar aj build ajbuild jar asm jar lib test client testingcli jar lib aspectjrt jar tmp ajc sandbox ajcsandbox ajc test18924 ajctest18924 tmp tmp ajc sandbox ajcsandbox ajc test18924 ajctest18924 tmp doubl annot match doubleannotationmatch aj tmp ajc sandbox ajcsandbox ajc test18924 ajctest18924 tmp junit framework assert fail assert java aspectj tool ajc ajc test case ajctestcas assert messag assertmessag ajc test case ajctestcas java aspectj test compil spec compilespec execut compil spec compilespec java aspectj test ajc test ajctest run test runtest ajc test ajctest java aspectj test base ajc test case xmlbasedajctestcas run test runtest base ajc test case xmlbasedajctestcas java aspectj systemtest ajc152 ajc152 test ajc152test test doubl annot match testdoubleannotationmatch pr138221 ajc152 test ajc152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223" calcext:value-type="float">
            <text:p>138223</text:p>
          </table:table-cell>
          <table:table-cell table:style-name="ce2" office:value-type="string" calcext:value-type="string">
            <text:p>junit framework assert fail error assertionfailederror doubl annot match bind fail doubl annot match bind fail unexpect warn messag warn transact oper transactionaloper privat tmp ajc sandbox ajcsandbox ajc test18924 ajctest18924 tmp doubl annot match doubleannotationmatch aj advic defin doubl annot match doubleannotationmatch appli xlint advic did not match advicedidnotmatch unexpect fail messag abort troubl class foo extend java lang object void init aload foo lfoo line invokespeci java lang object init constructor execut constructorexecut void foo init return constructor execut constructorexecut void foo init void init public void foo aspectj weaver method declar line number methoddeclarationlinenumb method execut methodexecut void foo foo return line method execut methodexecut void foo foo public void foo public void bar aspectj weaver method declar line number methoddeclarationlinenumb method execut methodexecut void foo bar return line method execut methodexecut void foo bar public void bar class foo except bcexcept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aspectj weaver except bcexcept imposs annot tx shadow method execut methodexecut void foo foo privat tmp ajc sandbox ajcsandbox ajc test18924 ajctest18924 tmp doubl annot match doubleannotationmatch aj pointcut privat tmp ajc sandbox ajcsandbox ajc test18924 ajctest18924 tmp doubl annot match doubleannotationmatch aj implement shadow method execut methodexecut void foo foo weav type foo weav class weav batch build build config buildconfig null file aspectj weaver pattern annot pointcut annotationpointcut find residu intern findresidueintern annot pointcut annotation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if pointcut ifpointcut find residu intern findresidueintern if pointcut if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or pointcut orpointcut find residu intern findresidueintern or pointcut orpointcut java aspectj weaver pattern pointcut find residu findresidu pointcut java aspectj weaver bcel bcel advic bceladvic special on specializeon bcel advic bceladvic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aspectj tool ajc ajc compil ajc java aspectj tool ajc ajc compil ajc java aspectj tool ajc ajc test case ajctestcas ajc ajc test case ajctestcas java aspectj test compil spec compilespec execut compil spec compilespec java aspectj test ajc test ajctest run test runtest ajc test ajctest java aspectj test base ajc test case xmlbasedajctestcas run test runtest base ajc test case xmlbasedajctestcas java aspectj systemtest ajc152 ajc152 test ajc152test test doubl annot match testdoubleannotationmatch pr138221 ajc152 test ajc152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 command ajc classpath user adrian project aspectjdev lib aspectjrt jar test client testingcli runtim aspectj5rt lib junit junit jar bridg loadtim weaver weaver5 aj build ajbuild jar bridg jar aj build ajbuild jar util jar aj build ajbuild jar loadtim jar aj build ajbuild jar weaver jar aj build ajbuild jar weaver5 jar aj build ajbuild jar asm jar lib test client testingcli jar lib aspectjrt jar tmp ajc sandbox ajcsandbox ajc test18924 ajctest18924 tmp tmp ajc sandbox ajcsandbox ajc test18924 ajctest18924 tmp doubl annot match doubleannotationmatch aj tmp ajc sandbox ajcsandbox ajc test18924 ajctest18924 tmp junit framework assert fail assert java aspectj tool ajc ajc test case ajctestcas assert messag assertmessag ajc test case ajctestcas java aspectj test compil spec compilespec execut compil spec compilespec java aspectj test ajc test ajctest run test runtest ajc test ajctest java aspectj test base ajc test case xmlbasedajctestcas run test runtest base ajc test case xmlbasedajctestcas java aspectj systemtest ajc152 ajc152 test ajc152test test doubl annot match testdoubleannotationmatch pr138221 ajc152 test ajc152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286" calcext:value-type="float">
            <text:p>138286</text:p>
          </table:table-cell>
          <table:table-cell table:style-name="ce2" office:value-type="string" calcext:value-type="string">
            <text:p>use perthi aspect see follow intern compil ajdt aspect aspectj 1a build window xp jdk error java lang class cast except classcastexcept aspectj weaver pattern per thi or target pointcut visitor perthisortargetpointcutvisitor get per type pointcut getpertypepointcut per thi or target pointcut visitor perthisortargetpointcutvisitor java aspectj weaver pattern per thi or target pointcut visitor perthisortargetpointcutvisitor visit per thi or target pointcut visitor perthisortargetpointcutvisitor java aspectj weaver pattern and pointcut andpointcut accept and pointcut andpointcut java aspectj weaver pattern per thi or target pointcut visitor perthisortargetpointcutvisitor get per type pointcut getpertypepointcut per thi or target pointcut visitor perthisortargetpointcutvisitor java aspectj weaver per object interfac type munger perobjectinterfacetypemung get test type pattern gettesttypepattern per object interfac type munger perobjectinterfacetypemung java aspectj weaver per object interfac type munger perobjectinterfacetypemung match per object interfac type munger perobjectinterfacetypemung java aspectj weaver concret type munger concretetypemung match concret type munger concrete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troubl public abstract class apach tapestri intern aspect abstract class target abstractclasstarget extend java lang object public void init aload lorg apach tapestri intern aspect abstract class target abstractclasstarget line invokespeci java lang object init initi void apach tapestri intern aspect abstract class target abstractclasstarget init aload invokevirtu java lang object get class getclass ljava lang class ldc apach tapestri intern annot synchron invokevirtu java lang class is annot present isannotationpres ljava lang class ifeq l0 aload invokestat apach tapestri intern aspect intern synchron internalsynchron ajc per object bind perobjectbind ljava lang object constructor execut constructorexecut void apach tapestri intern aspect abstract class target abstractclasstarget init l0 aload invokevirtu java lang object get class getclass ljava lang class ldc apach tapestri intern annot synchron invokevirtu java lang class is annot present isannotationpres ljava lang class ifeq l1 aload invokestat apach tapestri intern aspect intern synchron internalsynchron ajc per object bind perobjectbind ljava lang object l1 return constructor execut constructorexecut void apach tapestri intern aspect abstract class target abstractclasstarget init initi void apach tapestri intern aspect abstract class target abstractclasstarget init public void init abstract void ajc pointcut target class targetclass aspectj weaver method declar line number methoddeclarationlinenumb public abstract class apach tapestri intern aspect abstract class target abstractclasstarget weav type apach tapestri intern aspect abstract class target abstractclasstarget weav aspect weav batch build build config buildconfig workspac metadata plugin ajdt core tapestry5 gener lst file ll attach correspond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286" calcext:value-type="float">
            <text:p>138286</text:p>
          </table:table-cell>
          <table:table-cell table:style-name="ce2" office:value-type="string" calcext:value-type="string">
            <text:p>use perthi aspect see follow intern compil ajdt aspect aspectj 1a build window xp jdk error java lang class cast except classcastexcept aspectj weaver pattern per thi or target pointcut visitor perthisortargetpointcutvisitor get per type pointcut getpertypepointcut per thi or target pointcut visitor perthisortargetpointcutvisitor java aspectj weaver pattern per thi or target pointcut visitor perthisortargetpointcutvisitor visit per thi or target pointcut visitor perthisortargetpointcutvisitor java aspectj weaver pattern and pointcut andpointcut accept and pointcut andpointcut java aspectj weaver pattern per thi or target pointcut visitor perthisortargetpointcutvisitor get per type pointcut getpertypepointcut per thi or target pointcut visitor perthisortargetpointcutvisitor java aspectj weaver per object interfac type munger perobjectinterfacetypemung get test type pattern gettesttypepattern per object interfac type munger perobjectinterfacetypemung java aspectj weaver per object interfac type munger perobjectinterfacetypemung match per object interfac type munger perobjectinterfacetypemung java aspectj weaver concret type munger concretetypemung match concret type munger concrete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troubl public abstract class apach tapestri intern aspect abstract class target abstractclasstarget extend java lang object public void init aload lorg apach tapestri intern aspect abstract class target abstractclasstarget line invokespeci java lang object init initi void apach tapestri intern aspect abstract class target abstractclasstarget init aload invokevirtu java lang object get class getclass ljava lang class ldc apach tapestri intern annot synchron invokevirtu java lang class is annot present isannotationpres ljava lang class ifeq l0 aload invokestat apach tapestri intern aspect intern synchron internalsynchron ajc per object bind perobjectbind ljava lang object constructor execut constructorexecut void apach tapestri intern aspect abstract class target abstractclasstarget init l0 aload invokevirtu java lang object get class getclass ljava lang class ldc apach tapestri intern annot synchron invokevirtu java lang class is annot present isannotationpres ljava lang class ifeq l1 aload invokestat apach tapestri intern aspect intern synchron internalsynchron ajc per object bind perobjectbind ljava lang object l1 return constructor execut constructorexecut void apach tapestri intern aspect abstract class target abstractclasstarget init initi void apach tapestri intern aspect abstract class target abstractclasstarget init public void init abstract void ajc pointcut target class targetclass aspectj weaver method declar line number methoddeclarationlinenumb public abstract class apach tapestri intern aspect abstract class target abstractclasstarget weav type apach tapestri intern aspect abstract class target abstractclasstarget weav aspect weav batch build build config buildconfig workspac metadata plugin ajdt core tapestry5 gener lst file ll attach correspond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384" calcext:value-type="float">
            <text:p>13838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384" calcext:value-type="float">
            <text:p>13838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540" calcext:value-type="float">
            <text:p>138540</text:p>
          </table:table-cell>
          <table:table-cell table:style-name="ce2" office:value-type="string" calcext:value-type="string">
            <text:p>need add set activ lightweight deleg activatelightweightdeleg fals ant build configur troubleshoot memori permgen condit howev ant task support doesn current support ad new xset style option andi ad small patch pa xset option wo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38798" calcext:value-type="float">
            <text:p>138798</text:p>
          </table:table-cell>
          <table:table-cell table:style-name="ce2" office:value-type="string" calcext:value-type="string">
            <text:p>unfortun invalid code throwabl throwabl normal except normalexcept normal except normalexcept handler arg throwabl withincod normal except normalexcept gener except ajdt post 1a aspect aspectj aspectj weaver except bcexcept aspectj weaver bcel bcel render bcelrender visit bcel render bcelrender java aspectj weaver ast liter accept liter java aspectj weaver bcel bcel render bcelrender recur bcel render bcelrender java aspectj weaver bcel bcel render bcelrender render test rendertest bcel render bcelrender java aspectj weaver bcel bcel advic bceladvic get test instruct gettestinstruct bcel advic bceladvic java aspectj weaver bcel bcel advic bceladvic get advic instruct getadviceinstruct bcel advic bceladvic java aspectj weaver bcel bcel shadow bcelshadow weav befor weavebefo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glassbox client connect manag connectionmanag extend java lang object public static string propnam num propnamenum public static string propnam default propnamedefault public static string propnam view propnameview public static string propnam nick prefix propnamenickprefix public static string propnam url prefix propnameurlprefix public static string propnam view prefix propnameviewedprefix privat static string prop filenam propfilenam privat static string localhost nicknam localhostnicknam public static string localhost localhosturl privat java util list connect list connectionlist signatur ljava util list lglassbox client connect manag connectionmanag agent connect agentconnect privat int default connect index defaultconnectionindex privat static final aspectj lang join point joinpoint static part staticpart ajc tjp static void clinit staticiniti void glassbox client connect manag connectionmanag clinit ldc glassbox connect line putstat glassbox client connect manag connectionmanag propnam num propnamenum ljava lang string ldc glassbox connect default line putstat glassbox client connect manag connectionmanag propnam default propnamedefault ljava lang string ldc glassbox connect view line putstat glassbox client connect manag connectionmanag propnam view propnameview ljava lang string ldc glassbox connect nicknam line putstat glassbox client connect manag connectionmanag propnam nick prefix propnamenickprefix ljava lang string ldc glassbox connect url line putstat glassbox client connect manag connectionmanag propnam url prefix propnameurlprefix ljava lang string ldc glassbox connect view line putstat glassbox client connect manag connectionmanag propnam view prefix propnameviewedprefix ljava lang string ldc connect properti line putstat glassbox client connect manag connectionmanag prop filenam propfilenam ljava lang string ldc localhost line putstat glassbox client connect manag connectionmanag localhost nicknam localhostnicknam ljava lang string ldc servic jmx rmi localhost jndi rmi localhost glassbox troubleshoot glassboxtroubleshoot line putstat glassbox client connect manag connectionmanag localhost localhosturl ljava lang string return line staticiniti void glassbox client connect manag connectionmanag clinit static void clinit public void init aspectj weaver method declar line number methoddeclarationlinenumb aload lglassbox client connect manag connectionmanag line invokespeci java lang object init constructor execut constructorexecut void glassbox client connect manag connectionmanag init aload lglassbox client connect manag connectionmanag line invokevirtu glassbox client connect manag connectionmanag init return line constructor execut constructorexecut void glassbox client connect manag connectionmanag init public void init public void init aspectj weaver method declar line number methoddeclarationlinenumb method execut methodexecut void glassbox client connect manag connectionmanag init catch java lang runtim except runtimeexcept e0 aload lglassbox client connect manag connectionmanag line invokevirtu glassbox client connect manag connectionmanag read from file readfromfil goto l0 catch java lang runtim except runtimeexcept e0 e0 astor except handler exceptionhandl void glassbox client connect manag connectionmanag catch java lang runtim except runtimeexcept aload except handler exceptionhandl void glassbox client connect manag connectionmanag catch java lang runtim except runtimeexcept astor line aload lglassbox client connect manag connectionmanag line invokevirtu glassbox client connect manag connectionmanag creat default list createdefaultlist aload lglassbox client connect manag connectionmanag line invokevirtu glassbox client connect manag connectionmanag write to file writetofil l0 return line method execut methodexecut void glassbox client connect manag connectionmanag init public void init public void creat default list createdefaultlist aspectj weaver method declar line number methoddeclarationlinenumb method execut methodexecut void glassbox client connect manag connectionmanag creat default list createdefaultlist new glassbox client connect manag connectionmanag agent connect agentconnect line dup aload lglassbox client connect manag connectionmanag getstat glassbox client connect manag connectionmanag localhost nicknam localhostnicknam ljava lang string getstat glassbox client connect manag connectionmanag localhost localhosturl ljava lang string iconst invokespeci glassbox client connect manag connectionmanag agent connect agentconnect init lglassbox client connect manag connectionmanag ljava lang string ljava lang string astor aload lglassbox client connect manag connectionmanag line new java util array list arraylist dup invokespeci java util array list arraylist init putfield glassbox client connect manag connectionmanag connect list connectionlist ljava util list aload lglassbox client connect manag connectionmanag line getfield glassbox client connect manag connectionmanag connect list connectionlist ljava util list aload lglassbox client connect manag connectionmanag agent connect agentconnect localhost invokeinterfac java util list add ljava lang object pop aload lglassbox client connect manag connectionmanag line iconst putfield glassbox client connect manag connectionmanag default connect index defaultconnectionindex return line method execut methodexecut void glassbox client connect manag connectionmanag creat default list createdefaultlist public void creat default list createdefaultlist public void write to file writetofil aspectj weaver method declar line number methoddeclarationlinenumb method execut methodexecut void glassbox client connect manag connectionmanag write to file writetofil new java util properti line dup invokespeci java util properti init astor aload ljava util properti properti line getstat glassbox client connect manag connectionmanag propnam num propnamenum ljava lang string aload lglassbox client connect manag connectionmanag getfield glassbox client connect manag connectionmanag connect list connectionlist ljava util list invokeinterfac java util list size invokestat java lang string valu of valueof ljava lang string invokevirtu java util properti set properti setproperti ljava lang string ljava lang string ljava lang object pop aload ljava util properti properti line getstat glassbox client connect manag connectionmanag propnam default propnamedefault ljava lang string aload lglassbox client connect manag connectionmanag getfield glassbox client connect manag connectionmanag connect list connectionlist ljava util list aload lglassbox client connect manag connectionmanag getfield glassbox client connect manag connectionmanag default connect index defaultconnectionindex invokeinterfac java util list get ljava lang object checkcast glassbox client connect manag connectionmanag agent connect agentconnect invokevirtu glassbox client connect manag connectionmanag agent connect agentconnect get nicknam getnicknam ljava lang string invokevirtu java util properti set properti setproperti ljava lang string ljava lang string ljava lang object pop iconst line istor goto l1 l0 aload ljava util properti properti line new java lang string builder stringbuild dup getstat glassbox client connect manag connectionmanag propnam nick prefix propnamenick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aload lglassbox client connect manag connectionmanag getfield glassbox client connect manag connectionmanag connect list connectionlist ljava util list iload invokeinterfac java util list get ljava lang object checkcast glassbox client connect manag connectionmanag agent connect agentconnect invokevirtu glassbox client connect manag connectionmanag agent connect agentconnect get nicknam getnicknam ljava lang string invokevirtu java util properti set properti setproperti ljava lang string ljava lang string ljava lang object pop aload ljava util properti properti line new java lang string builder stringbuild dup getstat glassbox client connect manag connectionmanag propnam url prefix propnameurl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aload lglassbox client connect manag connectionmanag getfield glassbox client connect manag connectionmanag connect list connectionlist ljava util list iload invokeinterfac java util list get ljava lang object checkcast glassbox client connect manag connectionmanag agent connect agentconnect invokevirtu glassbox client connect manag connectionmanag agent connect agentconnect get url geturl ljava lang string invokevirtu java util properti set properti setproperti ljava lang string ljava lang string ljava lang object pop aload ljava util properti properti line new java lang string builder stringbuild dup getstat glassbox client connect manag connectionmanag propnam view prefix propnameviewed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aload lglassbox client connect manag connectionmanag getfield glassbox client connect manag connectionmanag connect list connectionlist ljava util list iload invokeinterfac java util list get ljava lang object checkcast glassbox client connect manag connectionmanag agent connect agentconnect invokevirtu glassbox client connect manag connectionmanag agent connect agentconnect is view isview invokestat java lang string valu of valueof ljava lang string invokevirtu java util properti set properti setproperti ljava lang string ljava lang string ljava lang object pop iinc line l1 iload aload lglassbox client connect manag connectionmanag getfield glassbox client connect manag connectionmanag connect list connectionlist ljava util list invokeinterfac java util list size icmplt l0 catch java except ioexcept e0 new java file line dup getstat glassbox client connect manag connectionmanag prop filenam propfilenam ljava lang string invokespeci java file init ljava lang string astor new java file output stream fileoutputstream line dup aload ljava file iconst invokespeci java file output stream fileoutputstream init ljava file astor aload ljava util properti properti line aload ljava file output stream fileoutputstream fo aconst null invokevirtu java util properti store ljava output stream outputstream ljava lang string aload ljava file output stream fileoutputstream fo line invokevirtu java file output stream fileoutputstream close goto l2 catch java except ioexcept e0 e0 astor line getstat java lang system err ljava print stream printstream line ldc fail write connect properti file invokevirtu java print stream printstream println ljava lang string getstat java lang system err ljava print stream printstream line aload ljava except ioexcept invokevirtu java except ioexcept to string tostr ljava lang string invokevirtu java print stream printstream println ljava lang string l2 return line method execut methodexecut void glassbox client connect manag connectionmanag write to file writetofil public void write to file writetofil public void read from file readfromfil aspectj weaver method declar line number methoddeclarationlinenumb method execut methodexecut void glassbox client connect manag connectionmanag read from file readfromfil new java util array list arraylist line dup invokespeci java util array list arraylist init astor new java util properti line dup invokespeci java util properti init astor new java file line dup getstat glassbox client connect manag connectionmanag prop filenam propfilenam ljava lang string invokespeci java file init ljava lang string astor catch java except ioexcept e0 aload ljava util properti properti line new java file input stream fileinputstream dup aload ljava file invokespeci java file input stream fileinputstream init ljava file invokevirtu java util properti load ljava input stream inputstream goto l0 catch java except ioexcept e0 e0 astor line new java lang runtim except runtimeexcept line dup new java lang string builder stringbuild dup ldc open invokespeci java lang string builder stringbuild init ljava lang string aload ljava file invokevirtu java file get absolut path getabsolutepath ljava lang string invokevirtu java lang string builder stringbuild append ljava lang string ljava lang string builder stringbuild invokevirtu java lang string builder stringbuild to string tostr ljava lang string invokespeci java lang runtim except runtimeexcept init ljava lang string athrow catch java lang except e1 l0 aload ljava util properti properti line getstat glassbox client connect manag connectionmanag propnam num propnamenum ljava lang string invokevirtu java util properti get properti getproperti ljava lang string ljava lang string invokestat java lang integ valu of valueof ljava lang string ljava lang integ invokevirtu java lang integ int valu intvalu istor aload ljava util properti properti line getstat glassbox client connect manag connectionmanag propnam default propnamedefault ljava lang string invokevirtu java util properti get properti getproperti ljava lang string ljava lang string astor aload ljava lang string def nicknam defnicknam line ifnonnul l1 new java lang runtim except runtimeexcept dup new java lang string builder stringbuild dup ldc miss invokespeci java lang string builder stringbuild init ljava lang string getstat glassbox client connect manag connectionmanag propnam default propnamedefault ljava lang string invokevirtu java lang string builder stringbuild append ljava lang string ljava lang string builder stringbuild invokevirtu java lang string builder stringbuild to string tostr ljava lang string invokespeci java lang runtim except runtimeexcept init ljava lang string athrow l1 iload line iconst icmpg l2 new java lang runtim except runtimeexcept dup new java lang string builder stringbuild dup ldc bad invokespeci java lang string builder stringbuild init ljava lang string getstat glassbox client connect manag connectionmanag propnam num propnamenum ljava lang string invokevirtu java lang string builder stringbuild append ljava lang string ljava lang string builder stringbuild ldc invokevirtu java lang string builder stringbuild append ljava lang string ljava lang string builder stringbuild iload invokevirtu java lang string builder stringbuild append ljava lang string builder stringbuild invokevirtu java lang string builder stringbuild to string tostr ljava lang string invokespeci java lang runtim except runtimeexcept init ljava lang string athrow l2 iconst line istor goto l9 l3 aload ljava util properti properti line new java lang string builder stringbuild dup getstat glassbox client connect manag connectionmanag propnam nick prefix propnamenick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invokevirtu java util properti get properti getproperti ljava lang string ljava lang string astor aload ljava lang string nicknam line ifnonnul l4 new java lang runtim except runtimeexcept dup new java lang string builder stringbuild dup ldc miss invokespeci java lang string builder stringbuild init ljava lang string getstat glassbox client connect manag connectionmanag propnam nick prefix propnamenickprefix ljava lang string invokevirtu java lang string builder stringbuild append ljava lang string ljava lang string builder stringbuild iload invokevirtu java lang string builder stringbuild append ljava lang string builder stringbuild invokevirtu java lang string builder stringbuild to string tostr ljava lang string invokespeci java lang runtim except runtimeexcept init ljava lang string athrow l4 aload ljava util properti properti line new java lang string builder stringbuild dup getstat glassbox client connect manag connectionmanag propnam url prefix propnameurl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invokevirtu java util properti get properti getproperti ljava lang string ljava lang string astor aload ljava lang string url line ifnonnul l5 new java lang runtim except runtimeexcept dup new java lang string builder stringbuild dup ldc miss invokespeci java lang string builder stringbuild init ljava lang string getstat glassbox client connect manag connectionmanag propnam url prefix propnameurlprefix ljava lang string invokevirtu java lang string builder stringbuild append ljava lang string ljava lang string builder stringbuild iload invokevirtu java lang string builder stringbuild append ljava lang string builder stringbuild invokevirtu java lang string builder stringbuild to string tostr ljava lang string invokespeci java lang runtim except runtimeexcept init ljava lang string athrow l5 aload ljava util properti properti line new java lang string builder stringbuild dup getstat glassbox client connect manag connectionmanag propnam view prefix propnameviewedprefix ljava lang string invokestat java lang string valu of valueof ljava lang object ljava lang string invokespeci java lang string builder stringbuild init ljava lang string iload invokevirtu java lang string builder stringbuild append ljava lang string builder stringbuild invokevirtu java lang string builder stringbuild to string tostr ljava lang string invokevirtu java util properti get properti getproperti ljava lang string ljava lang string astor aload ljava lang string view str viewedstr line ldc true invokevirtu java lang string content equal contentequ ljava lang char sequenc charsequ ifeq l6 iconst goto l7 l6 iconst l7 istor aload ljava lang string url line ifnonnul l8 new java lang runtim except runtimeexcept dup new java lang string builder stringbuild dup ldc miss invokespeci java lang string builder stringbuild init ljava lang string getstat glassbox client connect manag connectionmanag propnam view prefix propnameviewedprefix ljava lang string invokevirtu java lang string builder stringbuild append ljava lang string ljava lang string builder stringbuild iload invokevirtu java lang string builder stringbuild append ljava lang string builder stringbuild invokevirtu java lang string builder stringbuild to string tostr ljava lang string invokespeci java lang runtim except runtimeexcept init ljava lang string athrow l8 aload ljava util list agcon line new glassbox client connect manag connectionmanag agent connect agentconnect dup aload lglassbox client connect manag connectionmanag aload ljava lang string nicknam aload ljava lang string url iload view invokespeci glassbox client connect manag connectionmanag agent connect agentconnect init lglassbox client connect manag connectionmanag ljava lang string ljava lang string invokeinterfac java util list add ljava lang object pop iinc line l9 iload iload icmplt l3 aload lglassbox client connect manag connectionmanag line iconst m1 putfield glassbox client connect manag connectionmanag default connect index defaultconnectionindex aload lglassbox client connect manag connectionmanag line aload ljava util list agcon putfield glassbox client connect manag connectionmanag connect list connectionlist ljava util list aload lglassbox client connect manag connectionmanag line aload ljava lang string def nicknam defnicknam invokevirtu glassbox client connect manag connectionmanag set default setasdefault ljava lang string aload lglassbox client connect manag connectionmanag line getfield glassbox client connect manag connectionmanag default connect index defaultconnectionindex iconst m1 icmpn l10 aload lglassbox client connect manag connectionmanag line iconst putfield glassbox client connect manag connectionmanag default connect index defaultconnectionindex goto l10 catch java lang except e1 e1 astor line getstat java lang system err ljava print stream printstream line ldc fail read connect properti file invokevirtu java print stream printstream println ljava lang string aload ljava lang except e2 line invokevirtu java lang except print stack trace printstacktrac new java lang runtim except runtimeexcept line dup aload ljava lang except e2 invokespeci java lang runtim except runtimeexcept init ljava lang throwabl athrow l10 return line method execut methodexecut void glassbox client connect manag connectionmanag read from file readfromfil public void read from file readfromfil public void delet string aspectj weaver method declar line number methoddeclarationlinenumb method execut methodexecut void glassbox client connect manag connectionmanag delet java lang string aload lglassbox client connect manag connectionmanag line getfield glassbox client connect manag connectionmanag connect list connectionlist ljava util list invokeinterfac java util list size iconst icmpgt l0 return l0 aload lglassbox client connect manag connectionmanag line getfield glassbox client connect manag connectionmanag connect list connectionlist ljava util list invokeinterfac java util list iter ljava util iter astor goto l3 l1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3 aload lglassbox client connect manag connectionmanag line getfield glassbox client connect manag connectionmanag connect list connectionlist ljava util list aload lglassbox client connect manag connectionmanag agent connect agentconnect invokeinterfac java util list last index of lastindexof ljava lang object aload lglassbox client connect manag connectionmanag getfield glassbox client connect manag connectionmanag default connect index defaultconnectionindex icmpn l2 aload lglassbox client connect manag connectionmanag iconst putfield glassbox client connect manag connectionmanag default connect index defaultconnectionindex l2 aload lglassbox client connect manag connectionmanag line getfield glassbox client connect manag connectionmanag connect list connectionlist ljava util list aload lglassbox client connect manag connectionmanag agent connect agentconnect invokeinterfac java util list remov ljava lang object pop goto l4 line l3 aload line invokeinterfac java util iter ha next hasnext ifn l1 l4 return line method execut methodexecut void glassbox client connect manag connectionmanag delet java lang string public void delet string public void set default setasdefault string aspectj weaver method declar line number methoddeclarationlinenumb method execut methodexecut void glassbox client connect manag connectionmanag set default setasdefault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1 aload lglassbox client connect manag connectionmanag line aload lglassbox client connect manag connectionmanag getfield glassbox client connect manag connectionmanag connect list connectionlist ljava util list aload lglassbox client connect manag connectionmanag agent connect agentconnect invokeinterfac java util list last index of lastindexof ljava lang object putfield glassbox client connect manag connectionmanag default connect index defaultconnectionindex aload lglassbox client connect manag connectionmanag agent connect agentconnect line iconst invokevirtu glassbox client connect manag connectionmanag agent connect agentconnect set view setview goto l2 line l1 aload line invokeinterfac java util iter ha next hasnext ifn l0 l2 return line method execut methodexecut void glassbox client connect manag connectionmanag set default setasdefault java lang string public void set default setasdefault string public void set select view setselectview string boolean aspectj weaver method declar line number methoddeclarationlinenumb method execut methodexecut void glassbox client connect manag connectionmanag set select view setselectview java lang string boolean aload lglassbox client connect manag connectionmanag line invokevirtu glassbox client connect manag connectionmanag get default nick getdefaultnick ljava lang string astor aload lglassbox client connect manag connectionmanag line getfield glassbox client connect manag connectionmanag connect list connectionlist ljava util list invokeinterfac java util list iter ljava util iter astor goto l2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2 iload val line ifn l1 aload ljava lang string def nick defnick aload lglassbox client connect manag connectionmanag agent connect agentconnect invokevirtu glassbox client connect manag connectionmanag agent connect agentconnect get nicknam getnicknam ljava lang string acmpeq l2 l1 aload lglassbox client connect manag connectionmanag agent connect agentconnect line iload val invokevirtu glassbox client connect manag connectionmanag agent connect agentconnect set view setview goto l3 line l2 aload line invokeinterfac java util iter ha next hasnext ifn l0 l3 return line method execut methodexecut void glassbox client connect manag connectionmanag set select view setselectview java lang string boolean public void set select view setselectview string boolean public boolean get select view getselectview string aspectj weaver method declar line number methoddeclarationlinenumb method execut methodexecut boolean glassbox client connect manag connectionmanag get select view getselectview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1 aload lglassbox client connect manag connectionmanag agent connect agentconnect line invokevirtu glassbox client connect manag connectionmanag agent connect agentconnect is view isview ireturn l1 aload line invokeinterfac java util iter ha next hasnext ifn l0 iconst line ireturn method execut methodexecut boolean glassbox client connect manag connectionmanag get select view getselectview java lang string public boolean get select view getselectview string public string get nicknam from getnicknamefromurl string aspectj weaver method declar line number methoddeclarationlinenumb method execut methodexecut java lang string glassbox client connect manag connectionmanag get nicknam from getnicknamefromurl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url geturl ljava lang string aload ljava lang string url invokevirtu java lang string equal ljava lang object ifeq l1 aload lglassbox client connect manag connectionmanag agent connect agentconnect line invokevirtu glassbox client connect manag connectionmanag agent connect agentconnect get nicknam getnicknam ljava lang string areturn l1 aload line invokeinterfac java util iter ha next hasnext ifn l0 ldc line areturn method execut methodexecut java lang string glassbox client connect manag connectionmanag get nicknam from getnicknamefromurl java lang string public string get nicknam from getnicknamefromurl string public glassbox client connect manag connectionmanag agent connect agentconnect get agent connect from getagentconnectionfromurl string aspectj weaver method declar line number methoddeclarationlinenumb method execut methodexecut glassbox client connect manag connectionmanag agent connect agentconnect glassbox client connect manag connectionmanag get agent connect from getagentconnectionfromurl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url geturl ljava lang string aload ljava lang string url invokevirtu java lang string equal ljava lang object ifeq l1 aload lglassbox client connect manag connectionmanag agent connect agentconnect line areturn l1 aload line invokeinterfac java util iter ha next hasnext ifn l0 aconst null line areturn method execut methodexecut glassbox client connect manag connectionmanag agent connect agentconnect glassbox client connect manag connectionmanag get agent connect from getagentconnectionfromurl java lang string public glassbox client connect manag connectionmanag agent connect agentconnect get agent connect from getagentconnectionfromurl string public glassbox client connect manag connectionmanag agent connect agentconnect get agent connect from nick getagentconnectionfromnick string aspectj weaver method declar line number methoddeclarationlinenumb method execut methodexecut glassbox client connect manag connectionmanag agent connect agentconnect glassbox client connect manag connectionmanag get agent connect from nick getagentconnectionfromnick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1 aload lglassbox client connect manag connectionmanag agent connect agentconnect line areturn l1 aload line invokeinterfac java util iter ha next hasnext ifn l0 aconst null line areturn method execut methodexecut glassbox client connect manag connectionmanag agent connect agentconnect glassbox client connect manag connectionmanag get agent connect from nick getagentconnectionfromnick java lang string public glassbox client connect manag connectionmanag agent connect agentconnect get agent connect from nick getagentconnectionfromnick string public string get from nick geturlfromnick string aspectj weaver method declar line number methoddeclarationlinenumb method execut methodexecut java lang string glassbox client connect manag connectionmanag get from nick geturlfromnick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 invokevirtu java lang string equal ljava lang object ifeq l1 aload lglassbox client connect manag connectionmanag agent connect agentconnect line invokevirtu glassbox client connect manag connectionmanag agent connect agentconnect get url geturl ljava lang string areturn l1 aload line invokeinterfac java util iter ha next hasnext ifn l0 ldc line areturn method execut methodexecut java lang string glassbox client connect manag connectionmanag get from nick geturlfromnick java lang string public string get from nick geturlfromnick string public void edit string string aspectj weaver method declar line number methoddeclarationlinenumb method execut methodexecut void glassbox client connect manag connectionmanag edit java lang string java lang string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1 aload lglassbox client connect manag connectionmanag agent connect agentconnect line aload ljava lang string newurl invokevirtu glassbox client connect manag connectionmanag agent connect agentconnect set url seturl ljava lang string goto l2 line l1 aload line invokeinterfac java util iter ha next hasnext ifn l0 l2 return line method execut methodexecut void glassbox client connect manag connectionmanag edit java lang string java lang string public void edit string string public void add string string boolean boolean aspectj weaver method declar line number methoddeclarationlinenumb method execut methodexecut void glassbox client connect manag connectionmanag add java lang string java lang string boolean boolean aload lglassbox client connect manag connectionmanag line getfield glassbox client connect manag connectionmanag connect list connectionlist ljava util list invokeinterfac java util list iter ljava util iter astor goto l1 l0 aload invokeinterfac java util iter next ljava lang object checkcast glassbox client connect manag connectionmanag agent connect agentconnect astor aload lglassbox client connect manag connectionmanag agent connect agentconnect line invokevirtu glassbox client connect manag connectionmanag agent connect agentconnect get nicknam getnicknam ljava lang string aload ljava lang string nicknam invokevirtu java lang string equal ljava lang object ifeq l1 return l1 aload line invokeinterfac java util iter ha next hasnext ifn l0 aload lglassbox client connect manag connectionmanag line getfield glassbox client connect manag connectionmanag connect list connectionlist ljava util list new glassbox client connect manag connectionmanag agent connect agentconnect dup aload lglassbox client connect manag connectionmanag aload ljava lang string nicknam aload ljava lang string url iload view invokespeci glassbox client connect manag connectionmanag agent connect agentconnect init lglassbox client connect manag connectionmanag ljava lang string ljava lang string invokeinterfac java util list add ljava lang object pop iload make default makedefault line ifeq l2 aload lglassbox client connect manag connectionmanag aload lglassbox client connect manag connectionmanag getfield glassbox client connect manag connectionmanag connect list connectionlist ljava util list invokeinterfac java util list size iconst isub putfield glassbox client connect manag connectionmanag default connect index defaultconnectionindex l2 return line method execut methodexecut void glassbox client connect manag connectionmanag add java lang string java lang string boolean boolean public void add string string boolean boolean public int get default index getdefaultindex aspectj weaver method declar line number methoddeclarationlinenumb method execut methodexecut int glassbox client connect manag connectionmanag get default index getdefaultindex aload lglassbox client connect manag connectionmanag line getfield glassbox client connect manag connectionmanag default connect index defaultconnectionindex ireturn method execut methodexecut int glassbox client connect manag connectionmanag get default index getdefaultindex public int get default index getdefaultindex public java util list get connect list getconnectionlist aspectj weaver method declar line number methoddeclarationlinenumb method execut methodexecut java util list glassbox client connect manag connectionmanag get connect list getconnectionlist aload lglassbox client connect manag connectionmanag line getfield glassbox client connect manag connectionmanag connect list connectionlist ljava util list areturn method execut methodexecut java util list glassbox client connect manag connectionmanag get connect list getconnectionlist public java util list get connect list getconnectionlist public string get default getdefaulturl aspectj weaver method declar line number methoddeclarationlinenumb method execut methodexecut java lang string glassbox client connect manag connectionmanag get default getdefaulturl aload lglassbox client connect manag connectionmanag line getfield glassbox client connect manag connectionmanag connect list connectionlist ljava util list aload lglassbox client connect manag connectionmanag getfield glassbox client connect manag connectionmanag default connect index defaultconnectionindex invokeinterfac java util list get ljava lang object checkcast glassbox client connect manag connectionmanag agent connect agentconnect invokevirtu glassbox client connect manag connectionmanag agent connect agentconnect get url geturl ljava lang string areturn method execut methodexecut java lang string glassbox client connect manag connectionmanag get default getdefaulturl public string get default getdefaulturl public string get default nick getdefaultnick aspectj weaver method declar line number methoddeclarationlinenumb method execut methodexecut java lang string glassbox client connect manag connectionmanag get default nick getdefaultnick aload lglassbox client connect manag connectionmanag line getfield glassbox client connect manag connectionmanag connect list connectionlist ljava util list aload lglassbox client connect manag connectionmanag getfield glassbox client connect manag connectionmanag default connect index defaultconnectionindex invokeinterfac java util list get ljava lang object checkcast glassbox client connect manag connectionmanag agent connect agentconnect invokevirtu glassbox client connect manag connectionmanag agent connect agentconnect get nicknam getnicknam ljava lang string areturn method execut methodexecut java lang string glassbox client connect manag connectionmanag get default nick getdefaultnick public string get default nick getdefaultnick public class glassbox client connect manag connectionmanag implement shadow except handler exceptionhandl void glassbox client connect manag connectionmanag catch java lang runtim except runtimeexcept weav type glassbox client connect manag connectionmanag weav class weav batch build build config buildconfig devel glassbox metadata plugin ajdt core crankj client crankjclient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0357" calcext:value-type="float">
            <text:p>140357</text:p>
          </table:table-cell>
          <table:table-cell table:style-name="ce2" office:value-type="string" calcext:value-type="string">
            <text:p>given type privat static class name pointcut resolut namedpointcutresolut pointcut execut public void pointcut aspectj weaver tool java15 pointcut express test java15pointcutexpressiontest public void pointcut public void reflect base deleg unabl resolv pointcut fail either npe stack overflow stackoverflow depend order pointcut definit type problem occur resolv get pointcut type get tri resol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1956" calcext:value-type="float">
            <text:p>141956</text:p>
          </table:table-cell>
          <table:table-cell table:style-name="ce2" office:value-type="string" calcext:value-type="string">
            <text:p>know much intern work aspect aspectj keep pop went troubl check tri debug could hope provid enough inform get fix happen use ajdt never happen fulli clean rebuild seem happen incrment build use project build automat set error happen iter recurs build list method return match error trigger need know interfac parent kind munger use aj itd precis skip boolean should skip shouldskip fals int rtx inter type munger intertypemung size concret type munger concretetypemung munger concret type munger concretetypemung rtx inter type munger intertypemung get munger get munger getmung get kind getkind resolv type munger resolvedtypemung parent should skip shouldskip true break munger get munger getmung return null munger instanc bcel per claus aspect adder bcelperclauseaspectadd naiv fix would check munger get munger getmung null check munger get kind getkind assum bcel per clau aspect adder bcelperclausaspectadd one skip sinc relat aj know much intern architectur weaver magic hope enough inform would appreci someon know intern could specul would never pop clean build increment build increment build haven abl isol kind chang compil trigger although seem got except keep get everi build clean java lang null pointer except nullpointerexcept aspectj weaver resolv type resolvedtyp add and recurs addandrecurs resolv type resolvedtyp java aspectj weaver resolv type resolvedtyp get method without iter getmethodswithoutiter resolv type resolvedtyp java aspectj weaver resolv type resolvedtyp lookup resolv member lookupresolvedmemb resolv type resolvedtyp java aspectj weaver join point signatur iter joinpointsignatureiter find signatur from supertyp findsignaturesfromsupertyp join point signatur iter joinpointsignatureiter java aspectj weaver join point signatur iter joinpointsignatureiter ha next hasnext join point signatur iter joinpointsignatureiter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1956" calcext:value-type="float">
            <text:p>141956</text:p>
          </table:table-cell>
          <table:table-cell table:style-name="ce2" office:value-type="string" calcext:value-type="string">
            <text:p>know much intern work aspect aspectj keep pop went troubl check tri debug could hope provid enough inform get fix happen use ajdt never happen fulli clean rebuild seem happen incrment build use project build automat set error happen iter recurs build list method return match error trigger need know interfac parent kind munger use aj itd precis skip boolean should skip shouldskip fals int rtx inter type munger intertypemung size concret type munger concretetypemung munger concret type munger concretetypemung rtx inter type munger intertypemung get munger get munger getmung get kind getkind resolv type munger resolvedtypemung parent should skip shouldskip true break munger get munger getmung return null munger instanc bcel per claus aspect adder bcelperclauseaspectadd naiv fix would check munger get munger getmung null check munger get kind getkind assum bcel per clau aspect adder bcelperclausaspectadd one skip sinc relat aj know much intern architectur weaver magic hope enough inform would appreci someon know intern could specul would never pop clean build increment build increment build haven abl isol kind chang compil trigger although seem got except keep get everi build clean java lang null pointer except nullpointerexcept aspectj weaver resolv type resolvedtyp add and recurs addandrecurs resolv type resolvedtyp java aspectj weaver resolv type resolvedtyp get method without iter getmethodswithoutiter resolv type resolvedtyp java aspectj weaver resolv type resolvedtyp lookup resolv member lookupresolvedmemb resolv type resolvedtyp java aspectj weaver join point signatur iter joinpointsignatureiter find signatur from supertyp findsignaturesfromsupertyp join point signatur iter joinpointsignatureiter java aspectj weaver join point signatur iter joinpointsignatureiter ha next hasnext join point signatur iter joinpointsignatureiter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1956" calcext:value-type="float">
            <text:p>141956</text:p>
          </table:table-cell>
          <table:table-cell table:style-name="ce2" office:value-type="string" calcext:value-type="string">
            <text:p>know much intern work aspect aspectj keep pop went troubl check tri debug could hope provid enough inform get fix happen use ajdt never happen fulli clean rebuild seem happen incrment build use project build automat set error happen iter recurs build list method return match error trigger need know interfac parent kind munger use aj itd precis skip boolean should skip shouldskip fals int rtx inter type munger intertypemung size concret type munger concretetypemung munger concret type munger concretetypemung rtx inter type munger intertypemung get munger get munger getmung get kind getkind resolv type munger resolvedtypemung parent should skip shouldskip true break munger get munger getmung return null munger instanc bcel per claus aspect adder bcelperclauseaspectadd naiv fix would check munger get munger getmung null check munger get kind getkind assum bcel per clau aspect adder bcelperclausaspectadd one skip sinc relat aj know much intern architectur weaver magic hope enough inform would appreci someon know intern could specul would never pop clean build increment build increment build haven abl isol kind chang compil trigger although seem got except keep get everi build clean java lang null pointer except nullpointerexcept aspectj weaver resolv type resolvedtyp add and recurs addandrecurs resolv type resolvedtyp java aspectj weaver resolv type resolvedtyp get method without iter getmethodswithoutiter resolv type resolvedtyp java aspectj weaver resolv type resolvedtyp lookup resolv member lookupresolvedmemb resolv type resolvedtyp java aspectj weaver join point signatur iter joinpointsignatureiter find signatur from supertyp findsignaturesfromsupertyp join point signatur iter joinpointsignatureiter java aspectj weaver join point signatur iter joinpointsignatureiter ha next hasnext join point signatur iter joinpointsignatureiter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2466" calcext:value-type="float">
            <text:p>142466</text:p>
          </table:table-cell>
          <table:table-cell table:style-name="ce2" office:value-type="string" calcext:value-type="string">
            <text:p>see pr125480 copi good basi check defin concret aspect unimpl abstract method aspect concr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2466" calcext:value-type="float">
            <text:p>142466</text:p>
          </table:table-cell>
          <table:table-cell table:style-name="ce2" office:value-type="string" calcext:value-type="string">
            <text:p>see pr125480 copi good basi check defin concret aspect unimpl abstract method aspect concr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3930" calcext:value-type="float">
            <text:p>1439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3930" calcext:value-type="float">
            <text:p>1439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3930" calcext:value-type="float">
            <text:p>1439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3930" calcext:value-type="float">
            <text:p>1439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3930" calcext:value-type="float">
            <text:p>143930</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4717" calcext:value-type="float">
            <text:p>144717</text:p>
          </table:table-cell>
          <table:table-cell table:style-name="ce2" office:value-type="string" calcext:value-type="string">
            <text:p>except produc pars pointcut us array type arg use reflect world pointcut parser support aspectj weaver except bcexcept call name to signatur nametosignatur someth look like signatur descriptor ljava lang string aspectj weaver unresolv type unresolvedtyp name to signatur nametosignatur unresolv type unresolvedtyp java aspectj weaver unresolv type unresolvedtyp for name fornam unresolv type unresolvedtyp java aspectj weaver reflect java15 reflect base refer type deleg java15reflectionbasedreferencetypedeleg get declar pointcut getdeclaredpointcut java15 reflect base refer type deleg java15reflectionbasedreferencetypedeleg java aspectj weaver refer type referencetyp get declar pointcut getdeclaredpointcut refer type referencetyp java aspectj weaver resolv type resolvedtyp get resolv type resolvedtyp java aspectj weaver iter ha next hasnext iter java aspectj weaver iter ha next hasnext iter java aspectj weaver resolv type resolvedtyp find pointcut findpointcut resolv type resolvedtyp java aspectj weaver pattern refer pointcut referencepointcut resolv bind resolvebind refer pointcut referencepointcut java aspectj weaver pattern pointcut resolv pointcut java aspectj weaver tool pointcut parser pointcutpars resolv pointcut express resolvepointcutexpress pointcut parser pointcutpars java aspectj weaver tool pointcut parser pointcutpars pars pointcut express parsepointcutexpress pointcut parser pointcutpars java aspectj weaver tool java15 pointcut express test java15pointcutexpressiontest test array type in arg testarraytypeinarg java15 pointcut express test java15pointcutexpressiontest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junit framework test case testcas run test runtest test case testcas java junit framework test case testcas run bare runbar test case testcas java junit framework test result testresult protect test result testresult java junit framework test result testresult run protect runprotect test result testresult java junit framework test result testresult run test result testresult java junit framework test case testcas run test case testcas java junit framework test suit testsuit run test runtest test suit testsuit java junit framework test suit testsuit run test suit testsuit java junit framework test suit testsuit run test runtest test suit testsuit java junit framework test suit testsuit run test suit testsuit java jdt intern junit runner remot test runner remotetestrunn run test runtest remot test runner remotetestrunn java jdt intern junit runner remot test runner remotetestrunn run remot test runner remotetestrunn java jdt intern junit runner remot test runner remotetestrunn main remot test runner remotetestrun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5086" calcext:value-type="float">
            <text:p>145086</text:p>
          </table:table-cell>
          <table:table-cell table:style-name="ce2" office:value-type="string" calcext:value-type="string">
            <text:p>simon ran problem set valu attach patch fix case properli verifi work case java lang null pointer except nullpointerexcept aspectj runtim reflect signatur impl signatureimpl cach impl cacheimpl set signatur impl signatureimpl java aspectj runtim reflect signatur impl signatureimpl to string tostr signatur impl signatureimpl java aspectj runtim reflect signatur impl signatureimpl to string tostr signatur impl signatureimpl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6546" calcext:value-type="float">
            <text:p>146546</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6546" calcext:value-type="float">
            <text:p>146546</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711" calcext:value-type="float">
            <text:p>147711</text:p>
          </table:table-cell>
          <table:table-cell table:style-name="ce2" office:value-type="string" calcext:value-type="string">
            <text:p>number case tool get confus gener aj member aj synthet ajsynthet mark synthet attribut past upset tool recent exampl jaxb post list perthi claus aspect match type jaxb annot user longer abl use jaxb seriou issu prevent usag jaxb type introduc properti aj synthet ajsynthet member jaxb solut ignor field annot xml transient xmltransient sinc field exist user program eve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47801" calcext:value-type="float">
            <text:p>147801</text:p>
          </table:table-cell>
          <table:table-cell table:style-name="ce2" office:value-type="string" calcext:value-type="string">
            <text:p>get class format error classformaterror tri perform runtim weav runtimeweav b2 db2 class class woven ibm db2 jdbc app b2 prepar statement db2preparedstat full messag except java lang class format error classformaterror repetit method name signatur class file ibm db2 jdbc app b2 prepar statement db2preparedstat examin post weav postweav class file look aspectj defin duplic method within class call get paramet meta data getparametermetadata messag weaver info stdout info weav ibm db2 jdbc app b2 callabl statement db2callablestat info stdout info weaver oper reweav mode need verifi requir type exist info stdout info weav ibm db2 jdbc app b2 prepar statement db2preparedstat info stdout info weaver oper reweav mode need verifi requir type exist info stdout weaveinfo join point method execut methodexecut java sql result set resultset ibm db2 jdbc app b2 prepar statement db2preparedstat execut queri executequeri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return afterreturn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throw afterthrow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fter return afterreturn advic ibm tivoli itcam toolkit aspectj captur capturejdbc captur statement capturesqlstat captur statement capturesqlstat aj runtim</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147801" calcext:value-type="float">
            <text:p>147801</text:p>
          </table:table-cell>
          <table:table-cell table:style-name="ce2" office:value-type="string" calcext:value-type="string">
            <text:p>get class format error classformaterror tri perform runtim weav runtimeweav b2 db2 class class woven ibm db2 jdbc app b2 prepar statement db2preparedstat full messag except java lang class format error classformaterror repetit method name signatur class file ibm db2 jdbc app b2 prepar statement db2preparedstat examin post weav postweav class file look aspectj defin duplic method within class call get paramet meta data getparametermetadata messag weaver info stdout info weav ibm db2 jdbc app b2 callabl statement db2callablestat info stdout info weaver oper reweav mode need verifi requir type exist info stdout info weav ibm db2 jdbc app b2 prepar statement db2preparedstat info stdout info weaver oper reweav mode need verifi requir type exist info stdout weaveinfo join point method execut methodexecut java sql result set resultset ibm db2 jdbc app b2 prepar statement db2preparedstat execut queri executequeri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return afterreturn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throw afterthrow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fter return afterreturn advic ibm tivoli itcam toolkit aspectj captur capturejdbc captur statement capturesqlstat captur statement capturesqlstat aj runtim</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147801" calcext:value-type="float">
            <text:p>147801</text:p>
          </table:table-cell>
          <table:table-cell table:style-name="ce2" office:value-type="string" calcext:value-type="string">
            <text:p>get class format error classformaterror tri perform runtim weav runtimeweav b2 db2 class class woven ibm db2 jdbc app b2 prepar statement db2preparedstat full messag except java lang class format error classformaterror repetit method name signatur class file ibm db2 jdbc app b2 prepar statement db2preparedstat examin post weav postweav class file look aspectj defin duplic method within class call get paramet meta data getparametermetadata messag weaver info stdout info weav ibm db2 jdbc app b2 callabl statement db2callablestat info stdout info weaver oper reweav mode need verifi requir type exist info stdout info weav ibm db2 jdbc app b2 prepar statement db2preparedstat info stdout info weaver oper reweav mode need verifi requir type exist info stdout weaveinfo join point method execut methodexecut java sql result set resultset ibm db2 jdbc app b2 prepar statement db2preparedstat execut queri executequeri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return afterreturn advic ibm tivoli itcam toolkit aspectj captur capturejdbc captur statement capturesqlstat captur statement capturesqlstat aj runtim info stdout weaveinfo join point method execut methodexecut java sql result set resultset ibm db2 jdbc app b2 prepar statement db2preparedstat execut queri executequeri type ibm db2 jdbc app b2 prepar statement db2preparedstat b2 prepar statement db2preparedstat java advis after throw afterthrow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dvic ibm tivoli itcam toolkit aspectj captur capturejdbc captur statement capturesqlstat captur statement capturesqlstat aj runtim info stdout weaveinfo join point method execut methodexecut boolean ibm db2 jdbc app b2 prepar statement db2preparedstat execut type ibm db2 jdbc app b2 prepar statement db2preparedstat b2 prepar statement db2preparedstat java advis after return afterreturn advic ibm tivoli itcam toolkit aspectj captur capturejdbc captur statement capturesqlstat captur statement capturesqlstat aj runtim</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147845" calcext:value-type="float">
            <text:p>147845</text:p>
          </table:table-cell>
          <table:table-cell table:style-name="ce2" office:value-type="string" calcext:value-type="string">
            <text:p>program compil happili fail error type meet specif type paramet extend my base mybas gener type base abstract aspect middl extend my base mybas extend base program interfac my base mybas interfac my marker mymark extend my base mybas abstract aspect base extend my base mybas abstract aspect middl extend my base mybas extend base aspect sub extend middl my marker myma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7845" calcext:value-type="float">
            <text:p>147845</text:p>
          </table:table-cell>
          <table:table-cell table:style-name="ce2" office:value-type="string" calcext:value-type="string">
            <text:p>program compil happili fail error type meet specif type paramet extend my base mybas gener type base abstract aspect middl extend my base mybas extend base program interfac my base mybas interfac my marker mymark extend my base mybas abstract aspect base extend my base mybas abstract aspect middl extend my base mybas extend base aspect sub extend middl my marker mymar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007" calcext:value-type="float">
            <text:p>14800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007" calcext:value-type="float">
            <text:p>14800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007" calcext:value-type="float">
            <text:p>14800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219" calcext:value-type="float">
            <text:p>148219</text:p>
          </table:table-cell>
          <table:table-cell table:style-name="ce2" office:value-type="string" calcext:value-type="string">
            <text:p>use ajdt zip aspectj code public aspect my messag mymessag pointcut get resourc string getresourcestr string key arg key call common plugin commonplugin get resourc string getresourcestr string string around string key get resourc string getresourcestr key return key warn messag paramet key never read see screensh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219" calcext:value-type="float">
            <text:p>148219</text:p>
          </table:table-cell>
          <table:table-cell table:style-name="ce2" office:value-type="string" calcext:value-type="string">
            <text:p>use ajdt zip aspectj code public aspect my messag mymessag pointcut get resourc string getresourcestr string key arg key call common plugin commonplugin get resourc string getresourcestr string string around string key get resourc string getresourcestr key return key warn messag paramet key never read see screensho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388" calcext:value-type="float">
            <text:p>14838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409" calcext:value-type="float">
            <text:p>148409</text:p>
          </table:table-cell>
          <table:table-cell table:style-name="ce2" office:value-type="string" calcext:value-type="string">
            <text:p>use aspect aspectj load time weav spring c1 rc1 inject entiti get follow except java lang class cast except classcastexcept aspectj apach bcel classfil signatur type variabl signatur typevariablesignatur aspectj weaver unresolv type unresolvedtyp for gener type signatur forgenerictypesignatur unresolv type unresolvedtyp java aspectj weaver bcel bcel world bcelworld add sourc object type addsourceobjecttyp bcel world bcelworld java aspectj weaver loadtim class loader weav adaptor classloaderweavingadaptor accept class loader weav adaptor classloaderweavingadaptor java aspectj weaver tool weav adaptor weavingadaptor should weav shouldweav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examin call stack debugg seem happen weaver attempt determin whether particular class weav except thrown follow method cast highlight public static unresolv type unresolvedtyp for gener type signatur forgenerictypesignatur string string declar gener sig declaredgenericsig unresolv type unresolvedtyp ret unresolv type unresolvedtyp for signatur forsignatur ret type kind typekind type kind typekind gener class signatur classsignatur csig new gener signatur parser genericsignaturepars pars class signatur parseasclasssignatur declar gener sig declaredgenericsig signatur formal type paramet formaltypeparamet ftp csig formal type paramet formaltypeparamet ret type variabl typevari new type variabl typevari ftp length int ftp length signatur formal type paramet formaltypeparamet paramet ftp signatur class type signatur classtypesignatur ct signatur class type signatur classtypesignatur paramet class bound classbound except ret type variabl typevari new type variabl typevari ftp identifi unresolv type unresolvedtyp for signatur forsignatur ct outer type outertyp identifi ret signatur erasur signatureerasur ret signatur ret signatur erasur signatureerasur return ret class question one requir weav follow signatur public class hibern entiti hibernateentitydao interfac interfacet extend secur entiti securityent concret concretet extend interfac interfacet extend hibern dao support hibernatedaosupport implement entiti entitydao interfac interfacet except happen paramet class bound classbound member type signatur class type signatur classtypesignatur instanc signatur type variabl signatur typevariablesignatur loop variabl paramet identifi concret concretet look like signatur second type paramet concret concretet trip weav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409" calcext:value-type="float">
            <text:p>148409</text:p>
          </table:table-cell>
          <table:table-cell table:style-name="ce2" office:value-type="string" calcext:value-type="string">
            <text:p>use aspect aspectj load time weav spring c1 rc1 inject entiti get follow except java lang class cast except classcastexcept aspectj apach bcel classfil signatur type variabl signatur typevariablesignatur aspectj weaver unresolv type unresolvedtyp for gener type signatur forgenerictypesignatur unresolv type unresolvedtyp java aspectj weaver bcel bcel world bcelworld add sourc object type addsourceobjecttyp bcel world bcelworld java aspectj weaver loadtim class loader weav adaptor classloaderweavingadaptor accept class loader weav adaptor classloaderweavingadaptor java aspectj weaver tool weav adaptor weavingadaptor should weav shouldweav weav adaptor 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examin call stack debugg seem happen weaver attempt determin whether particular class weav except thrown follow method cast highlight public static unresolv type unresolvedtyp for gener type signatur forgenerictypesignatur string string declar gener sig declaredgenericsig unresolv type unresolvedtyp ret unresolv type unresolvedtyp for signatur forsignatur ret type kind typekind type kind typekind gener class signatur classsignatur csig new gener signatur parser genericsignaturepars pars class signatur parseasclasssignatur declar gener sig declaredgenericsig signatur formal type paramet formaltypeparamet ftp csig formal type paramet formaltypeparamet ret type variabl typevari new type variabl typevari ftp length int ftp length signatur formal type paramet formaltypeparamet paramet ftp signatur class type signatur classtypesignatur ct signatur class type signatur classtypesignatur paramet class bound classbound except ret type variabl typevari new type variabl typevari ftp identifi unresolv type unresolvedtyp for signatur forsignatur ct outer type outertyp identifi ret signatur erasur signatureerasur ret signatur ret signatur erasur signatureerasur return ret class question one requir weav follow signatur public class hibern entiti hibernateentitydao interfac interfacet extend secur entiti securityent concret concretet extend interfac interfacet extend hibern dao support hibernatedaosupport implement entiti entitydao interfac interfacet except happen paramet class bound classbound member type signatur class type signatur classtypesignatur instanc signatur type variabl signatur typevariablesignatur loop variabl paramet identifi concret concretet look like signatur second type paramet concret concretet trip weav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693" calcext:value-type="float">
            <text:p>14869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693" calcext:value-type="float">
            <text:p>14869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727" calcext:value-type="float">
            <text:p>148727</text:p>
          </table:table-cell>
          <table:table-cell table:style-name="ce2" office:value-type="string" calcext:value-type="string">
            <text:p>separ compil follow program break 2rc1 recent chang mark aspect method synthet public aspect asp public class client public static void main string argz system println call aspect of aspectof asp aspect of aspectof devel scratch synthet ajc classpath asp jar classpath client java devel scratch synthet client java error method aspect of aspectof undefi type asp system println call aspect of aspectof asp aspect of aspectof error devel scratch synthet javac classpath asp jar classpath client java client java cannot find symbol symbol method aspect of aspectof locat class asp system println call aspect of aspectof asp aspect of aspectof error clearli vital extern user librari abl call api method like aspect of aspectof librari aspect work devel scratch synthet ajc aj client java devel scratch synthet java client call aspect of aspectof asp b89838 patch integr cv tree follow</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48727" calcext:value-type="float">
            <text:p>148727</text:p>
          </table:table-cell>
          <table:table-cell table:style-name="ce2" office:value-type="string" calcext:value-type="string">
            <text:p>separ compil follow program break 2rc1 recent chang mark aspect method synthet public aspect asp public class client public static void main string argz system println call aspect of aspectof asp aspect of aspectof devel scratch synthet ajc classpath asp jar classpath client java devel scratch synthet client java error method aspect of aspectof undefi type asp system println call aspect of aspectof asp aspect of aspectof error devel scratch synthet javac classpath asp jar classpath client java client java cannot find symbol symbol method aspect of aspectof locat class asp system println call aspect of aspectof asp aspect of aspectof error clearli vital extern user librari abl call api method like aspect of aspectof librari aspect work devel scratch synthet ajc aj client java devel scratch synthet java client call aspect of aspectof asp b89838 patch integr cv tree follow</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148737" calcext:value-type="float">
            <text:p>148737</text:p>
          </table:table-cell>
          <table:table-cell table:style-name="ce2" office:value-type="string" calcext:value-type="string">
            <text:p>believ similar messag stack trace get illeg state except illegalstateexcept ask parameter member non gener nongener type object kind raw ask parameter member non gener nongener type object kind raw java lang illeg state except illegalstateexcept ask parameter member non gener nongener type object kind raw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get resolv type resolvedtyp java aspectj weaver iter ha next hasnext iter java aspectj weaver iter ha next hasnext iter java aspectj weaver iter ha next hasnext iter java aspectj weaver resolv type resolvedtyp lookup member lookupmemb resolv type resolvedtyp java aspectj weaver resolv type resolvedtyp lookup method lookupmethod resolv type resolvedtyp java code abl weav reason major issu suffer stack overflow except stackoverflowexcep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48737" calcext:value-type="float">
            <text:p>148737</text:p>
          </table:table-cell>
          <table:table-cell table:style-name="ce2" office:value-type="string" calcext:value-type="string">
            <text:p>believ similar messag stack trace get illeg state except illegalstateexcept ask parameter member non gener nongener type object kind raw ask parameter member non gener nongener type object kind raw java lang illeg state except illegalstateexcept ask parameter member non gener nongener type object kind raw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get resolv type resolvedtyp java aspectj weaver iter ha next hasnext iter java aspectj weaver iter ha next hasnext iter java aspectj weaver iter ha next hasnext iter java aspectj weaver resolv type resolvedtyp lookup member lookupmemb resolv type resolvedtyp java aspectj weaver resolv type resolvedtyp lookup method lookupmethod resolv type resolvedtyp java code abl weav reason major issu suffer stack overflow except stackoverflowexcep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48786" calcext:value-type="float">
            <text:p>148786</text:p>
          </table:table-cell>
          <table:table-cell table:style-name="ce2" office:value-type="string" calcext:value-type="string">
            <text:p>took discov recreat problem class public class public static void main string argv byte byte new byte caus bytecod iconst anewarray class caus newarray joinpoint code go bang call new java lang null pointer except nullpointerexcept aspectj weaver bcel bcel world bcelworld from bcel frombcel bcel world bcelworld java aspectj weaver bcel bcel world bcelworld make join point signatur for array construct makejoinpointsignatureforarrayconstruct bcel world bcelworld java aspectj weaver bcel bcel shadow bcelshadow make array constructor call makearrayconstructorcal bcel shadow bcelshadow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786" calcext:value-type="float">
            <text:p>148786</text:p>
          </table:table-cell>
          <table:table-cell table:style-name="ce2" office:value-type="string" calcext:value-type="string">
            <text:p>took discov recreat problem class public class public static void main string argv byte byte new byte caus bytecod iconst anewarray class caus newarray joinpoint code go bang call new java lang null pointer except nullpointerexcept aspectj weaver bcel bcel world bcelworld from bcel frombcel bcel world bcelworld java aspectj weaver bcel bcel world bcelworld make join point signatur for array construct makejoinpointsignatureforarrayconstruct bcel world bcelworld java aspectj weaver bcel bcel shadow bcelshadow make array constructor call makearrayconstructorcal bcel shadow bcelshadow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908" calcext:value-type="float">
            <text:p>148908</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48908" calcext:value-type="float">
            <text:p>148908</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48911" calcext:value-type="float">
            <text:p>148911</text:p>
          </table:table-cell>
          <table:table-cell table:style-name="ce2" office:value-type="string" calcext:value-type="string">
            <text:p>spring c1 rc1 project contain two directori aspect sinc project compil cleanli java natur decid tri ad aspectj natur give aspectj builder shot idea might trigger problem simpli check spring c1 rc1 ad aspectj natur abl reproduc learn add java lang null pointer except nullpointerexcept aspectj jdt intern compil ast singl type refer singletyperefer get type bind gettypebind singl type refer singletyperefer java aspectj jdt intern compil ast type refer typerefer resolv type resolvetyp type refer typerefer java aspectj jdt intern compil ast type refer typerefer resolv type resolvetyp type refer typerefer java aspectj ajdt intern core builder asm element formatt asmelementformatt set paramet setparamet asm element formatt asmelementformatt java aspectj ajdt intern core builder asm element formatt asmelementformatt gen label and kind genlabelandkind asm element formatt asmelementformatt java aspectj ajdt intern core builder asm hierarchi builder asmhierarchybuild visit asm hierarchi builder asmhierarchybuild java aspectj jdt intern compil ast method declar methoddeclar travers method declar methoddeclar java aspectj jdt intern compil ast type declar typedeclar travers type declar typedeclar java aspectj jdt intern compil ast qualifi alloc express qualifiedallocationexpress travers qualifi alloc express qualifiedallocationexpress java aspectj jdt intern compil ast local declar localdeclar travers local declar localdeclar java aspectj jdt intern compil ast method declar methoddeclar travers method declar methoddeclar java aspectj jdt intern compil ast type declar typedeclar travers type declar typedeclar java aspectj jdt intern compil ast compil unit declar compilationunitdeclar travers compil unit declar compilationunitdeclar java aspectj ajdt intern core builder asm hierarchi builder asmhierarchybuild intern build internalbuild asm hierarchi builder asmhierarchybuild java aspectj ajdt intern core builder asm hierarchi builder asmhierarchybuild build structur for compil unit buildstructureforcompilationunit asm hierarchi builder asmhierarchybuild java aspectj ajdt intern compil lookup eclips factori eclipsefactori finish compil unit finishedcompilationunit eclips factori eclipsefactori java aspectj ajdt intern compil aj compil adapt ajcompileradapt after process afterprocess aj compil adapt aj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972" calcext:value-type="float">
            <text:p>148972</text:p>
          </table:table-cell>
          <table:table-cell table:style-name="ce2" office:value-type="string" calcext:value-type="string">
            <text:p>report larg system intric weav class vm binari weav declar parent sometim refus allow modif hierarchi see clash two method none two case fix sometim signatur return type differ problem fix consist sometim synthet method relationship isn determin correctl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8972" calcext:value-type="float">
            <text:p>148972</text:p>
          </table:table-cell>
          <table:table-cell table:style-name="ce2" office:value-type="string" calcext:value-type="string">
            <text:p>report larg system intric weav class vm binari weav declar parent sometim refus allow modif hierarchi see clash two method none two case fix sometim signatur return type differ problem fix consist sometim synthet method relationship isn determin correctl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293" calcext:value-type="float">
            <text:p>149293</text:p>
          </table:table-cell>
          <table:table-cell table:style-name="ce2" office:value-type="string" calcext:value-type="string">
            <text:p>happen lot troubl figur happen alway happen command line java lang array index out of bound except arrayindexoutofboundsexcept aspectj jdt intern compil problem problem report problemreport invalid type invalidtyp problem report problemreport java aspectj jdt intern compil ast type refer typerefer report invalid type reportinvalidtyp type refer typerefer java aspectj jdt intern compil ast type refer typerefer resolv type resolvetyp type refer typerefer java aspectj jdt intern compil ast type refer typerefer resolv type resolvetyp type refer typerefer java aspectj jdt intern compil ast annot resolv type resolvetyp annot java aspectj jdt intern compil ast node astnod resolv annot resolveannot node astnod java aspectj ajdt intern compil lookup eclips sourc type eclipsesourcetyp get annot type getannotationtyp eclips sourc type eclipsesourcetyp java aspectj ajdt intern compil lookup eclips sourc type eclipsesourcetyp is annot style aspect isannotationstyleaspect eclips sourc type eclipsesourcetyp java aspectj ajdt intern compil lookup eclips sourc type eclipsesourcetyp is aspect isaspect eclips sourc type eclipsesourcetyp java aspectj weaver refer type referencetyp is aspect isaspect refer type referencetyp java aspectj ajdt intern compil lookup aj lookup environ ajlookupenviron verifi ani type paramet meet bound verifyanytypeparametersmeetbound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array index out of bound except arrayindexoutofboundsexcept throw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560" calcext:value-type="float">
            <text:p>149560</text:p>
          </table:table-cell>
          <table:table-cell table:style-name="ce2" office:value-type="string" calcext:value-type="string">
            <text:p>error occur static initi one aspect class woven advic anoth aspect work fine version see decompil code snippet static object obj new factori ito monitor aspect itomonitoringaspect java class for name fornam cz kb usermanag ito ito monitor aspect itomonitoringaspect ajc tjp factori obj make makesjp staticiniti factori obj make initi sig makeinitializersig cz kb usermanag ito ito monitor aspect itomonitoringaspect obj factori make makejp ajc tjp null null static initi aspect class deliber woven use advic anoth aspect defin elsewher tri user manag log aspect usermanagementlogaspect aspect of aspectof befor class init beforeclassinit aspectj lang join point joinpoint obj catch throwabl throwabl throwabl instanceof except in initi error exceptionininitializererror throw except in initi error exceptionininitializererror throwabl els user manag log aspect usermanagementlogaspect aspect of aspectof after class init afterclassinit throw throwabl user manag log aspect usermanagementlogaspect aspect of aspectof after class init afterclassinit line compil use aspect aspectj miss use ajc note line howev present static initi aspect class woven advic aspect ajc post clinit postclinit result miss call ajc post clinit postclinit aspect instanc creat method aspect of aspectof throw aspectj lang no aspect bound except noaspectbound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560" calcext:value-type="float">
            <text:p>149560</text:p>
          </table:table-cell>
          <table:table-cell table:style-name="ce2" office:value-type="string" calcext:value-type="string">
            <text:p>error occur static initi one aspect class woven advic anoth aspect work fine version see decompil code snippet static object obj new factori ito monitor aspect itomonitoringaspect java class for name fornam cz kb usermanag ito ito monitor aspect itomonitoringaspect ajc tjp factori obj make makesjp staticiniti factori obj make initi sig makeinitializersig cz kb usermanag ito ito monitor aspect itomonitoringaspect obj factori make makejp ajc tjp null null static initi aspect class deliber woven use advic anoth aspect defin elsewher tri user manag log aspect usermanagementlogaspect aspect of aspectof befor class init beforeclassinit aspectj lang join point joinpoint obj catch throwabl throwabl throwabl instanceof except in initi error exceptionininitializererror throw except in initi error exceptionininitializererror throwabl els user manag log aspect usermanagementlogaspect aspect of aspectof after class init afterclassinit throw throwabl user manag log aspect usermanagementlogaspect aspect of aspectof after class init afterclassinit line compil use aspect aspectj miss use ajc note line howev present static initi aspect class woven advic aspect ajc post clinit postclinit result miss call ajc post clinit postclinit aspect instanc creat method aspect of aspectof throw aspectj lang no aspect bound except noaspectbound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560" calcext:value-type="float">
            <text:p>149560</text:p>
          </table:table-cell>
          <table:table-cell table:style-name="ce2" office:value-type="string" calcext:value-type="string">
            <text:p>error occur static initi one aspect class woven advic anoth aspect work fine version see decompil code snippet static object obj new factori ito monitor aspect itomonitoringaspect java class for name fornam cz kb usermanag ito ito monitor aspect itomonitoringaspect ajc tjp factori obj make makesjp staticiniti factori obj make initi sig makeinitializersig cz kb usermanag ito ito monitor aspect itomonitoringaspect obj factori make makejp ajc tjp null null static initi aspect class deliber woven use advic anoth aspect defin elsewher tri user manag log aspect usermanagementlogaspect aspect of aspectof befor class init beforeclassinit aspectj lang join point joinpoint obj catch throwabl throwabl throwabl instanceof except in initi error exceptionininitializererror throw except in initi error exceptionininitializererror throwabl els user manag log aspect usermanagementlogaspect aspect of aspectof after class init afterclassinit throw throwabl user manag log aspect usermanagementlogaspect aspect of aspectof after class init afterclassinit line compil use aspect aspectj miss use ajc note line howev present static initi aspect class woven advic aspect ajc post clinit postclinit result miss call ajc post clinit postclinit aspect instanc creat method aspect of aspectof throw aspectj lang no aspect bound except noaspectbound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560" calcext:value-type="float">
            <text:p>149560</text:p>
          </table:table-cell>
          <table:table-cell table:style-name="ce2" office:value-type="string" calcext:value-type="string">
            <text:p>error occur static initi one aspect class woven advic anoth aspect work fine version see decompil code snippet static object obj new factori ito monitor aspect itomonitoringaspect java class for name fornam cz kb usermanag ito ito monitor aspect itomonitoringaspect ajc tjp factori obj make makesjp staticiniti factori obj make initi sig makeinitializersig cz kb usermanag ito ito monitor aspect itomonitoringaspect obj factori make makejp ajc tjp null null static initi aspect class deliber woven use advic anoth aspect defin elsewher tri user manag log aspect usermanagementlogaspect aspect of aspectof befor class init beforeclassinit aspectj lang join point joinpoint obj catch throwabl throwabl throwabl instanceof except in initi error exceptionininitializererror throw except in initi error exceptionininitializererror throwabl els user manag log aspect usermanagementlogaspect aspect of aspectof after class init afterclassinit throw throwabl user manag log aspect usermanagementlogaspect aspect of aspectof after class init afterclassinit line compil use aspect aspectj miss use ajc note line howev present static initi aspect class woven advic aspect ajc post clinit postclinit result miss call ajc post clinit postclinit aspect instanc creat method aspect of aspectof throw aspectj lang no aspect bound except noaspectbound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908" calcext:value-type="float">
            <text:p>149908</text:p>
          </table:table-cell>
          <table:table-cell table:style-name="ce2" office:value-type="string" calcext:value-type="string">
            <text:p>java lang null pointer except nullpointerexcept aspectj weaver member impl memberimpl get modifi getmodifi member impl memberimpl java aspectj weaver member impl memberimpl get method signatur string getmethodsignaturestr member impl memberimpl java aspectj weaver member impl memberimpl get signatur string getsignaturestr member impl memberimpl java aspectj weaver bcel lazi class gen lazyclassgen initi tjp initializetjp lazi class gen lazyclassgen java aspectj weaver bcel lazi class gen lazyclassgen initi all tjp initializealltjp lazi class gen lazyclassgen java aspectj weaver bcel lazi class gen lazyclassgen add ajc initi addajciniti lazi class gen lazyclassgen java aspectj weaver bcel lazi class gen lazyclassgen write back writeback lazi class gen lazyclassgen java aspectj weaver bcel lazi class gen lazyclassgen get java class byte includ reweav getjavaclassbytesincludingreweav lazi class gen lazyclassgen java aspectj weaver bcel bcel weaver bcelweav get class file for getclassfilesfor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weav class loader weavingurlclassload defin class defineclass weav class loader weavingurlclassload java aspectj weaver extens class loader extensibleurlclassload defin class defineclass extens class loader extensibleurlclassload java aspectj weaver extens class loader extensibleurlclassload find class findclass extens class loader extensibleurlclassload java java lang class loader classload load class loadclass class loader classload java java lang class loader classload load class loadclass class loader classload java java lang class loader classload load class intern loadclassintern class loader classload java except thread main public aspect join point trace aspect joinpointtraceaspect privat int call depth calldepth pointcut trace point tracepoint within join point trace aspect joinpointtraceaspect trace point tracepoint call depth calldepth print thi join point thisjoinpoint trace point tracepoint print thi join point thisjoinpoint call depth calldepth privat void print string prefix object messag int space call depth calldepth space system print system println prefix messag aspect edt rule checker edtrulecheck privat boolean is stress check isstresscheck true public pointcut ani swing method anyswingmethod compon jcompon target call public pointcut thread safe method threadsafemethod call repaint call revalid call invalid call get listen getlisten call add listen call remov listen call compon jcompon method includ subclass compon jcompon ani swing method anyswingmethod thread safe method threadsafemethod within edt rule checker edtrulecheck swing util swingutil is event dispatch thread iseventdispatchthread is stress check isstresscheck is show isshow system err println thi join point thisjoinpoint get sourc locat getsourceloc system err println thi join point thisjoinpoint get signatur getsignatur system err println call compon jcompon constructor includ subclass call compon jcompon new is stress check isstresscheck swing util swingutil is event dispatch thread iseventdispatchthread system err println thi join point thisjoinpoint get sourc locat getsourceloc system err println thi join point thisjoinpoint get signatur getsignatur constructor system err println run swing set2 swingset2</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49908" calcext:value-type="float">
            <text:p>149908</text:p>
          </table:table-cell>
          <table:table-cell table:style-name="ce2" office:value-type="string" calcext:value-type="string">
            <text:p>java lang null pointer except nullpointerexcept aspectj weaver member impl memberimpl get modifi getmodifi member impl memberimpl java aspectj weaver member impl memberimpl get method signatur string getmethodsignaturestr member impl memberimpl java aspectj weaver member impl memberimpl get signatur string getsignaturestr member impl memberimpl java aspectj weaver bcel lazi class gen lazyclassgen initi tjp initializetjp lazi class gen lazyclassgen java aspectj weaver bcel lazi class gen lazyclassgen initi all tjp initializealltjp lazi class gen lazyclassgen java aspectj weaver bcel lazi class gen lazyclassgen add ajc initi addajciniti lazi class gen lazyclassgen java aspectj weaver bcel lazi class gen lazyclassgen write back writeback lazi class gen lazyclassgen java aspectj weaver bcel lazi class gen lazyclassgen get java class byte includ reweav getjavaclassbytesincludingreweav lazi class gen lazyclassgen java aspectj weaver bcel bcel weaver bcelweav get class file for getclassfilesfor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weav class loader weavingurlclassload defin class defineclass weav class loader weavingurlclassload java aspectj weaver extens class loader extensibleurlclassload defin class defineclass extens class loader extensibleurlclassload java aspectj weaver extens class loader extensibleurlclassload find class findclass extens class loader extensibleurlclassload java java lang class loader classload load class loadclass class loader classload java java lang class loader classload load class loadclass class loader classload java java lang class loader classload load class intern loadclassintern class loader classload java except thread main public aspect join point trace aspect joinpointtraceaspect privat int call depth calldepth pointcut trace point tracepoint within join point trace aspect joinpointtraceaspect trace point tracepoint call depth calldepth print thi join point thisjoinpoint trace point tracepoint print thi join point thisjoinpoint call depth calldepth privat void print string prefix object messag int space call depth calldepth space system print system println prefix messag aspect edt rule checker edtrulecheck privat boolean is stress check isstresscheck true public pointcut ani swing method anyswingmethod compon jcompon target call public pointcut thread safe method threadsafemethod call repaint call revalid call invalid call get listen getlisten call add listen call remov listen call compon jcompon method includ subclass compon jcompon ani swing method anyswingmethod thread safe method threadsafemethod within edt rule checker edtrulecheck swing util swingutil is event dispatch thread iseventdispatchthread is stress check isstresscheck is show isshow system err println thi join point thisjoinpoint get sourc locat getsourceloc system err println thi join point thisjoinpoint get signatur getsignatur system err println call compon jcompon constructor includ subclass call compon jcompon new is stress check isstresscheck swing util swingutil is event dispatch thread iseventdispatchthread system err println thi join point thisjoinpoint get sourc locat getsourceloc system err println thi join point thisjoinpoint get signatur getsignatur constructor system err println run swing set2 swingset2</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0271" calcext:value-type="float">
            <text:p>150271</text:p>
          </table:table-cell>
          <table:table-cell table:style-name="ce2" office:value-type="string" calcext:value-type="string">
            <text:p>would nice basic inform load time loadtim weav version aspect aspectj use loader weav configur use avail without verbos inform list class woven woven unfortun flag weav level quit differ one daj weav verbos dorg aspectj weaver show weav info showweaveinfo someth like dorg aspectj weaver level none summari info verbos summari configur use info list affect join point etc like show weav info showweaveinfo verbos like verbo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0271" calcext:value-type="float">
            <text:p>150271</text:p>
          </table:table-cell>
          <table:table-cell table:style-name="ce2" office:value-type="string" calcext:value-type="string">
            <text:p>would nice basic inform load time loadtim weav version aspect aspectj use loader weav configur use avail without verbos inform list class woven woven unfortun flag weav level quit differ one daj weav verbos dorg aspectj weaver show weav info showweaveinfo someth like dorg aspectj weaver level none summari info verbos summari configur use info list affect join point etc like show weav info showweaveinfo verbos like verbo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0271" calcext:value-type="float">
            <text:p>150271</text:p>
          </table:table-cell>
          <table:table-cell table:style-name="ce2" office:value-type="string" calcext:value-type="string">
            <text:p>would nice basic inform load time loadtim weav version aspect aspectj use loader weav configur use avail without verbos inform list class woven woven unfortun flag weav level quit differ one daj weav verbos dorg aspectj weaver show weav info showweaveinfo someth like dorg aspectj weaver level none summari info verbos summari configur use info list affect join point etc like show weav info showweaveinfo verbos like verbo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0271" calcext:value-type="float">
            <text:p>150271</text:p>
          </table:table-cell>
          <table:table-cell table:style-name="ce2" office:value-type="string" calcext:value-type="string">
            <text:p>would nice basic inform load time loadtim weav version aspect aspectj use loader weav configur use avail without verbos inform list class woven woven unfortun flag weav level quit differ one daj weav verbos dorg aspectj weaver show weav info showweaveinfo someth like dorg aspectj weaver level none summari info verbos summari configur use info list affect join point etc like show weav info showweaveinfo verbos like verbos</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0671" calcext:value-type="float">
            <text:p>150671</text:p>
          </table:table-cell>
          <table:table-cell table:style-name="ce2" office:value-type="string" calcext:value-type="string">
            <text:p>aspect declar error statement involv pointcut captur set volatil field compil error produc reproduc follow consid follow class class privat volatil int state public void foo state consid aspect aspect fsm declar error set state chang state set state field method foo result compil error expect origin notic use ajdt howev reproduc confirm aspectj comp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0671" calcext:value-type="float">
            <text:p>150671</text:p>
          </table:table-cell>
          <table:table-cell table:style-name="ce2" office:value-type="string" calcext:value-type="string">
            <text:p>aspect declar error statement involv pointcut captur set volatil field compil error produc reproduc follow consid follow class class privat volatil int state public void foo state consid aspect aspect fsm declar error set state chang state set state field method foo result compil error expect origin notic use ajdt howev reproduc confirm aspectj comp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1182" calcext:value-type="float">
            <text:p>151182</text:p>
          </table:table-cell>
          <table:table-cell table:style-name="ce2" office:value-type="string" calcext:value-type="string">
            <text:p>hi creat log aspect applic time ago use aspect aspectj enabl time time use load time weav recent recompil aspect use tri run use weaver jar fail null pointer except nullpointerexcept part one mani stacktrac jul java lang null pointer except nullpointerexcept jul aspectj weaver bcel bcel weaver bcelweav weav parent type munger weaveparenttypemung bcel weaver bcelweav java jul aspectj weaver bcel bcel weaver bcelweav weav parent for weaveparentsfor bcel weaver bcelweav java jul aspectj weaver bcel bcel weaver bcelweav weav bcel weaver bcelweav java jul aspectj weaver tool weav adaptor weavingadaptor get woven byte getwovenbyt weav adaptor weavingadaptor java jul aspectj weaver tool weav adaptor weavingadaptor weav class weaveclass weav adaptor weavingadaptor java jul aspectj weaver loadtim aj pre process preprocess aj java jul aspectj weaver loadtim class pre processor agent adapt classpreprocessoragentadapt transform class pre processor agent adapt classpreprocessoragentadapt java jul sun instrument transform manag transformermanag transform unknown sourc jul sun instrument instrument impl instrumentationimpl transform unknown sourc jul java lang class loader classload defin class1 defineclass1 nativ method jul java lang class loader classload defin class defineclass unknown sourc tri weaver jar although aspect compil use ran without problem</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1673" calcext:value-type="float">
            <text:p>151673</text:p>
          </table:table-cell>
          <table:table-cell table:style-name="ce2" office:value-type="string" calcext:value-type="string">
            <text:p>user report problem advic woven particular method produc code verifi problem occur bytecod input weav process includ subroutin contain return method problemat snippet produc unknown compil invokespeci method my except myexcept init ljava lang string athrow aload astor jsr aload areturn astor aload invokevirtu method java lang throwabl print stack trace printstacktrac jsr goto astor jsr aload athrow astor aload areturn return except tabl target type class javax ejb finder except finderexcept see jsr jump subroutin return areturn method method return string weav get someth like invokespeci method my except myexcept init ljava lang string athrow aload astor jsr aload astor goto astor aload invokevirtu method java lang throwabl print stack trace printstacktrac jsr goto astor jsr aload athrow astor aload astor goto astor invokestat method aspect of aspectof after lafter invokevirtu method ajc after return afterreturn 26d6d4a7 aload return see areturn lost code blow verifi error string stack ignor return norma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1845" calcext:value-type="float">
            <text:p>151845</text:p>
          </table:table-cell>
          <table:table-cell table:style-name="ce2" office:value-type="string" calcext:value-type="string">
            <text:p>build larg project fail weav npe eclips sourc context eclipsesourcecontext remov unnecessari problem removeunnecessaryproblem project migrat newli instal sdk via updat manag ajdt cdt web j2 j2ee tool sub clips subclips spring springid project work simpl aspect aspectj project work ok build ant aspect aspectj compil extern tool launch work tri follow got error anyway check new aspect aspectj project upgrad develop version ajd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1938" calcext:value-type="float">
            <text:p>151938</text:p>
          </table:table-cell>
          <table:table-cell table:style-name="ce2" office:value-type="string" calcext:value-type="string">
            <text:p>start java vm aspect aspectj load time loadtim weaver specifi use javaag flag aop xml file defin choke badli tri reweav woven aspect aspectj code emit massiv amount bytecod would better aspect aspectj detect specifi gave warn disabl one agent fail would better fail give error messag emit bytecod issu came autom instal add javaag flag vm startup command script wrap twice gener duplic make script intellig avoid issu probabl peopl hit issu someon manual edit setclasspath bat catalina bat add flag tomcat instanc</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1978" calcext:value-type="float">
            <text:p>151978</text:p>
          </table:table-cell>
          <table:table-cell table:style-name="ce2" office:value-type="string" calcext:value-type="string">
            <text:p>gener problem report newsgroup thoma darimont packag tutori aspectj public interfac messag imessag void publish interfac error messag ierrormessag extend messag imessag stack trace element stacktraceel get stack trace getstacktrac interfac object factori iobjectfactori public extend creat class the object type theobjecttyp object the paramet theparamet class messag factori messagefactori implement object factori iobjectfactori messag imessag public extend messag imessag creat class the object type theobjecttyp object the paramet theparamet return null class main public static void main string arg error messag ierrormessag messag new messag factori messagefactori creat error messag ierrormessag class new object foo b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161" calcext:value-type="float">
            <text:p>152161</text:p>
          </table:table-cell>
          <table:table-cell table:style-name="ce2" office:value-type="string" calcext:value-type="string">
            <text:p>need tri set pipelin compil xset run minim memori runminimalmemori true abl verifi pars set option correctli debugg includ set current avail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161" calcext:value-type="float">
            <text:p>152161</text:p>
          </table:table-cell>
          <table:table-cell table:style-name="ce2" office:value-type="string" calcext:value-type="string">
            <text:p>need tri set pipelin compil xset run minim memori runminimalmemori true abl verifi pars set option correctli debugg includ set current avail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161" calcext:value-type="float">
            <text:p>152161</text:p>
          </table:table-cell>
          <table:table-cell table:style-name="ce2" office:value-type="string" calcext:value-type="string">
            <text:p>need tri set pipelin compil xset run minim memori runminimalmemori true abl verifi pars set option correctli debugg includ set current avail option</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366" calcext:value-type="float">
            <text:p>152366</text:p>
          </table:table-cell>
          <table:table-cell table:style-name="ce2" office:value-type="string" calcext:value-type="string">
            <text:p>load time loadtim weav definit system accept addit amp amp pointcut silent accept fail work type pattern use type pattern import creat except exclud weblog amp amp weblog jdbc use help attach patch support test show work</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366" calcext:value-type="float">
            <text:p>152366</text:p>
          </table:table-cell>
          <table:table-cell table:style-name="ce2" office:value-type="string" calcext:value-type="string">
            <text:p>load time loadtim weav definit system accept addit amp amp pointcut silent accept fail work type pattern use type pattern import creat except exclud weblog amp amp weblog jdbc use help attach patch support test show work</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388" calcext:value-type="float">
            <text:p>152388</text:p>
          </table:table-cell>
          <table:table-cell table:style-name="ce2" office:value-type="string" calcext:value-type="string">
            <text:p>get messag error recent dev build aspect aspectj load time loadtim weav know null sourc locat associ messag either shouldn messag util messageutil line use patch index src aspectj bridg messag util messageutil java rc file home technolog aspectj modul bridg src aspectj bridg messag util messageutil java retriev revis diff r1 messag util messageutil java src aspectj bridg messag util messageutil java jun src aspectj bridg messag util messageutil java jul writer println base messag basemessag iter iter messag get extra sourc locat getextrasourceloc iter iter ha next hasnext sourc locat isourceloc element sourc locat isourceloc iter next writer print tsee element to string tostr writer print tsee element iter ha next hasnext writer println npe follow java lang null pointer except nullpointerexcept aspectj bridg messag util messageutil add extra sourc locat addextrasourceloc messag util messageutil java aspectj bridg messag util messageutil render messag rendermessag messag util messageutil java aspectj bridg messag to string tostr messag java aspectj bridg messag writer messagewrit render messag writer messagewrit java aspectj weaver tool weav adaptor weavingadaptor weav adaptor messag handler weavingadaptormessagehandl render weav adaptor weavingadaptor java aspectj bridg messag writer messagewrit handl messag handlemessag messag writer messagewrit java aspectj weaver tool weav adaptor weavingadaptor weav adaptor messag handler weavingadaptormessagehandl handl messag handlemessag weav adaptor weavingadaptor java aspectj weaver bcel bcel type munger bceltypemung error bcel type munger bceltypemung java aspectj weaver bcel bcel type munger bceltypemung enforc decp rule1 enforcedecprule1 abstract method implement abstractmethodsimpl bcel type munger bceltypemung java aspectj weaver bcel bcel type munger bceltypemung mung new parent mungenewpar bcel type munger bceltypemung java aspectj weaver bcel bcel type munger bceltypemung mung bcel type munger bcel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 aspectj ext ltw13 class pre processor adapt classpreprocessoradapt pre process preprocess class pre processor adapt classpreprocessoradapt java codehau aspectwerkz hook impl class pre processor helper classpreprocessorhelp defin class0 pre defineclass0pr class pre processor helper classpreprocessorhelp java java lang class loader classload defin class defineclass class loader classload java note use alex vasseur adaptor invok aspect aspectj ltw vm recurs protect ad think chang expect behavior aj</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589" calcext:value-type="float">
            <text:p>15258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589" calcext:value-type="float">
            <text:p>15258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631" calcext:value-type="float">
            <text:p>152631</text:p>
          </table:table-cell>
          <table:table-cell table:style-name="ce2" office:value-type="string" calcext:value-type="string">
            <text:p>occur aspect aspectj build ajdt august juli java lang null pointer except nullpointerexcept aspectj weaver bcel bcel type munger bceltypemung enforc decp rule1 enforcedecprule1 abstract method implement abstractmethodsimpl bcel type munger bceltypemung java aspectj weaver bcel bcel type munger bceltypemung mung new parent mungenewpar bcel type munger bceltypemung java aspectj weaver bcel bcel type munger bceltypemung mung bcel type munger bcel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glassbox agent error contain test errorcontainmenttest error mock aspect errormockaspect extend java lang object implement glassbox agent api not serializ notserializ privat static throwabl ajc init failur caus initfailurecaus synthet public static final glassbox agent error contain test errorcontainmenttest error mock aspect errormockaspect ajc per singleton instanc persingletoninst synthet static void clinit catch java lang throwabl e0 invokestat glassbox agent error contain test errorcontainmenttest error mock aspect errormockaspect ajc post clinit postclinit line catch java lang throwabl e0 goto l0 e0 astor aload putstat glassbox agent error contain test errorcontainmenttest error mock aspect errormockaspect ajc init failur caus initfailurecaus ljava lang throwabl l0 return static void clinit void init aload lglassbox agent error contain test errorcontainmenttest error mock aspect errormockaspect line invokespeci java lang object init return void init public void ajc glassbox agent error contain test errorcontainmenttest error mock aspect errormockaspect 9589fc advic attribut adviceattribut scope call hook1 new java lang runtim except runtimeexcept line dup ldc rte invokespeci java lang runtim except runtimeexcept init ljava lang string athrow public void ajc glassbox agent error contain test errorcontainmenttest error mock aspect errormockaspect 9589fc public void ajc glassbox agent error contain test errorcontainmenttest error mock aspect errormockaspect f75db3e2 advic attribut adviceattribut execut glassbox agent error contain test errorcontainmenttest hook5 new java lang runtim except runtimeexcept line dup ldc rte invokespeci java lang runtim except runtimeexcept init ljava lang string athrow public void ajc glassbox agent error contain test errorcontainmenttest error mock aspect errormockaspect f75db3e2 public void ajc around glassbox agent error contain test errorcontainmenttest error mock aspect errormockaspect a3a17d aspectj runtim intern around closur aroundclosur advic attribut adviceattribut around scope call hook2 new java lang error line dup ldc foo invokespeci java lang error init ljava lang string athrow public void ajc around glassbox agent error contain test errorcontainmenttest error mock aspect errormockaspect a3a17d aspectj runtim intern around closur aroundclosur static void ajc around glassbox agent error contain test errorcontainmenttest error mock aspect errormockaspect a3a17dproce aspectj runtim intern around closur aroundclosur throw java lang throwabl aspectj weaver aj attribut ajattribut aj synthet ajsynthet 19a01f9 aload lglassbox agent error contain test errorcontainmenttest error mock aspect errormockaspect line iconst anewarray java lang object invokevirtu aspectj runtim intern around closur aroundclosur run ljava lang object ljava lang object invokestat aspectj runtim intern convers void valu voidvalu ljava lang object ljava lang object return static void ajc around glassbox agent error contain test errorcontainmenttest error mock aspect errormockaspect a3a17dproce aspectj runtim intern around closur aroundclosur throw java lang throwabl public void ajc glassbox agent error contain test errorcontainmenttest error mock aspect errormockaspect bfd07f advic attribut adviceattribut scope call hook4 new aspectj lang soft except softexcept line dup aconst null invokespeci aspectj lang soft except softexcept init ljava lang throwabl athrow public void ajc glassbox agent error contain test errorcontainmenttest error mock aspect errormockaspect bfd07f public void ajc glassbox agent error contain test errorcontainmenttest error mock aspect errormockaspect e5bddfdc advic attribut adviceattribut log error in test logerrorintest getstat glassbox agent error contain test errorcontainmenttest log count logcount line iconst iadd putstat glassbox agent error contain test errorcontainmenttest log count logcount return line public void ajc glassbox agent error contain test errorcontainmenttest error mock aspect errormockaspect e5bddfdc public void ajc glassbox agent error contain test errorcontainmenttest error mock aspect errormockaspect 16ecfe62 advic attribut adviceattribut adviceexecut within glassbox util log api log manag logmanag cflow log error logerror cflow execut test log error testloggingerror within glassbox agent error contain test errorcontainmenttest getstat java lang system err ljava print stream printstream line ldc match invokevirtu java print stream printstream println ljava lang string return line public void ajc glassbox agent error contain test errorcontainmenttest error mock aspect errormockaspect 16ecfe62 public void ajc glassbox agent error contain test errorcontainmenttest error mock aspect errormockaspect e9ae8482 advic attribut adviceattribut adviceexecut within glassbox util log api log manag logmanag cflow execut test log error testloggingerror within glassbox agent error contain test errorcontainmenttest getstat java lang system err ljava print stream printstream line ldc match invokevirtu java print stream printstream println ljava lang string return line public void ajc glassbox agent error contain test errorcontainmenttest error mock aspect errormockaspect e9ae8482 public void ajc glassbox agent error contain test errorcontainmenttest error mock aspect errormockaspect c6ac5351 advic attribut adviceattribut adviceexecut within glassbox util log api log manag logmanag cflow log error logerror getstat java lang system err ljava print stream printstream line ldc match log invokevirtu java print stream printstream println ljava lang string return line public void ajc glassbox agent error contain test errorcontainmenttest error mock aspect errormockaspect c6ac5351 public void ajc glassbox agent error contain test errorcontainmenttest error mock aspect errormockaspect 16ecfe62 advic attribut adviceattribut adviceexecut within glassbox util log api log manag logmanag cflow log error logerror cflow execut test log error testloggingerror within glassbox agent error contain test errorcontainmenttest getstat glassbox agent error contain test errorcontainmenttest recurs throw recursivethrow line iconst iadd putstat glassbox agent error contain test errorcontainmenttest recurs throw recursivethrow getstat glassbox agent error contain test errorcontainmenttest recurs throw recursivethrow line iconst icmpg l0 new java lang runtim except runtimeexcept line dup ldc recurs log failur invokespeci java lang runtim except runtimeexcept init ljava lang string athrow l0 return line public void ajc glassbox agent error contain test errorcontainmenttest error mock aspect errormockaspect 16ecfe62 public static glassbox agent error contain test errorcontainmenttest error mock aspect errormockaspect aspect of aspectof aspectj weaver aj attribut ajattribut aj synthet ajsynthet 3cd8fe getstat glassbox agent error contain test errorcontainmenttest error mock aspect errormockaspect ajc per singleton instanc persingletoninst lglassbox agent error contain test errorcontainmenttest error mock aspect errormockaspect line ifnonnul l0 new aspectj lang no aspect bound except noaspectboundexcept dup ldc glassbox agent error contain test errorcontainmenttest error mock aspect errormockaspect getstat glassbox agent error contain test errorcontainmenttest error mock aspect errormockaspect ajc init failur caus initfailurecaus ljava lang throwabl invokespeci aspectj lang no aspect bound except noaspectboundexcept init ljava lang string ljava lang throwabl athrow l0 getstat glassbox agent error contain test errorcontainmenttest error mock aspect errormockaspect ajc per singleton instanc persingletoninst lglassbox agent error contain test errorcontainmenttest error mock aspect errormockaspect areturn public static glassbox agent error contain test errorcontainmenttest error mock aspect errormockaspect aspect of aspectof public static boolean ha aspect hasaspect aspectj weaver aj attribut ajattribut aj synthet ajsynthet 1bd4f6 getstat glassbox agent error contain test errorcontainmenttest error mock aspect errormockaspect ajc per singleton instanc persingletoninst lglassbox agent error contain test errorcontainmenttest error mock aspect errormockaspect line ifnul l0 iconst ireturn l0 iconst ireturn public static boolean ha aspect hasaspect privat static void ajc post clinit postclinit aspectj weaver aj attribut ajattribut aj synthet ajsynthet 1febf91 new glassbox agent error contain test errorcontainmenttest error mock aspect errormockaspect line dup invokespeci glassbox agent error contain test errorcontainmenttest error mock aspect errormockaspect init putstat glassbox agent error contain test errorcontainmenttest error mock aspect errormockaspect ajc per singleton instanc persingletoninst lglassbox agent error contain test errorcontainmenttest error mock aspect errormockaspect return privat static void ajc post clinit postclinit public class glassbox agent error contain test errorcontainmenttest error mock aspect errormockaspect type mung bcel type munger bceltypemung resolv type munger resolvedtypemung parent null weav aspect weav batch build build config buildconfig devel glassbox metadata plugin ajdt core glassbox monitor glassboxmonitor gener lst file sourc public class error contain test errorcontainmenttest extend test case testcas static aspect error mock aspect errormockaspect implement not serializ notserializ tri narrow problem isn obviou</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631" calcext:value-type="float">
            <text:p>152631</text:p>
          </table:table-cell>
          <table:table-cell table:style-name="ce2" office:value-type="string" calcext:value-type="string">
            <text:p>occur aspect aspectj build ajdt august juli java lang null pointer except nullpointerexcept aspectj weaver bcel bcel type munger bceltypemung enforc decp rule1 enforcedecprule1 abstract method implement abstractmethodsimpl bcel type munger bceltypemung java aspectj weaver bcel bcel type munger bceltypemung mung new parent mungenewpar bcel type munger bceltypemung java aspectj weaver bcel bcel type munger bceltypemung mung bcel type munger bcel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glassbox agent error contain test errorcontainmenttest error mock aspect errormockaspect extend java lang object implement glassbox agent api not serializ notserializ privat static throwabl ajc init failur caus initfailurecaus synthet public static final glassbox agent error contain test errorcontainmenttest error mock aspect errormockaspect ajc per singleton instanc persingletoninst synthet static void clinit catch java lang throwabl e0 invokestat glassbox agent error contain test errorcontainmenttest error mock aspect errormockaspect ajc post clinit postclinit line catch java lang throwabl e0 goto l0 e0 astor aload putstat glassbox agent error contain test errorcontainmenttest error mock aspect errormockaspect ajc init failur caus initfailurecaus ljava lang throwabl l0 return static void clinit void init aload lglassbox agent error contain test errorcontainmenttest error mock aspect errormockaspect line invokespeci java lang object init return void init public void ajc glassbox agent error contain test errorcontainmenttest error mock aspect errormockaspect 9589fc advic attribut adviceattribut scope call hook1 new java lang runtim except runtimeexcept line dup ldc rte invokespeci java lang runtim except runtimeexcept init ljava lang string athrow public void ajc glassbox agent error contain test errorcontainmenttest error mock aspect errormockaspect 9589fc public void ajc glassbox agent error contain test errorcontainmenttest error mock aspect errormockaspect f75db3e2 advic attribut adviceattribut execut glassbox agent error contain test errorcontainmenttest hook5 new java lang runtim except runtimeexcept line dup ldc rte invokespeci java lang runtim except runtimeexcept init ljava lang string athrow public void ajc glassbox agent error contain test errorcontainmenttest error mock aspect errormockaspect f75db3e2 public void ajc around glassbox agent error contain test errorcontainmenttest error mock aspect errormockaspect a3a17d aspectj runtim intern around closur aroundclosur advic attribut adviceattribut around scope call hook2 new java lang error line dup ldc foo invokespeci java lang error init ljava lang string athrow public void ajc around glassbox agent error contain test errorcontainmenttest error mock aspect errormockaspect a3a17d aspectj runtim intern around closur aroundclosur static void ajc around glassbox agent error contain test errorcontainmenttest error mock aspect errormockaspect a3a17dproce aspectj runtim intern around closur aroundclosur throw java lang throwabl aspectj weaver aj attribut ajattribut aj synthet ajsynthet 19a01f9 aload lglassbox agent error contain test errorcontainmenttest error mock aspect errormockaspect line iconst anewarray java lang object invokevirtu aspectj runtim intern around closur aroundclosur run ljava lang object ljava lang object invokestat aspectj runtim intern convers void valu voidvalu ljava lang object ljava lang object return static void ajc around glassbox agent error contain test errorcontainmenttest error mock aspect errormockaspect a3a17dproce aspectj runtim intern around closur aroundclosur throw java lang throwabl public void ajc glassbox agent error contain test errorcontainmenttest error mock aspect errormockaspect bfd07f advic attribut adviceattribut scope call hook4 new aspectj lang soft except softexcept line dup aconst null invokespeci aspectj lang soft except softexcept init ljava lang throwabl athrow public void ajc glassbox agent error contain test errorcontainmenttest error mock aspect errormockaspect bfd07f public void ajc glassbox agent error contain test errorcontainmenttest error mock aspect errormockaspect e5bddfdc advic attribut adviceattribut log error in test logerrorintest getstat glassbox agent error contain test errorcontainmenttest log count logcount line iconst iadd putstat glassbox agent error contain test errorcontainmenttest log count logcount return line public void ajc glassbox agent error contain test errorcontainmenttest error mock aspect errormockaspect e5bddfdc public void ajc glassbox agent error contain test errorcontainmenttest error mock aspect errormockaspect 16ecfe62 advic attribut adviceattribut adviceexecut within glassbox util log api log manag logmanag cflow log error logerror cflow execut test log error testloggingerror within glassbox agent error contain test errorcontainmenttest getstat java lang system err ljava print stream printstream line ldc match invokevirtu java print stream printstream println ljava lang string return line public void ajc glassbox agent error contain test errorcontainmenttest error mock aspect errormockaspect 16ecfe62 public void ajc glassbox agent error contain test errorcontainmenttest error mock aspect errormockaspect e9ae8482 advic attribut adviceattribut adviceexecut within glassbox util log api log manag logmanag cflow execut test log error testloggingerror within glassbox agent error contain test errorcontainmenttest getstat java lang system err ljava print stream printstream line ldc match invokevirtu java print stream printstream println ljava lang string return line public void ajc glassbox agent error contain test errorcontainmenttest error mock aspect errormockaspect e9ae8482 public void ajc glassbox agent error contain test errorcontainmenttest error mock aspect errormockaspect c6ac5351 advic attribut adviceattribut adviceexecut within glassbox util log api log manag logmanag cflow log error logerror getstat java lang system err ljava print stream printstream line ldc match log invokevirtu java print stream printstream println ljava lang string return line public void ajc glassbox agent error contain test errorcontainmenttest error mock aspect errormockaspect c6ac5351 public void ajc glassbox agent error contain test errorcontainmenttest error mock aspect errormockaspect 16ecfe62 advic attribut adviceattribut adviceexecut within glassbox util log api log manag logmanag cflow log error logerror cflow execut test log error testloggingerror within glassbox agent error contain test errorcontainmenttest getstat glassbox agent error contain test errorcontainmenttest recurs throw recursivethrow line iconst iadd putstat glassbox agent error contain test errorcontainmenttest recurs throw recursivethrow getstat glassbox agent error contain test errorcontainmenttest recurs throw recursivethrow line iconst icmpg l0 new java lang runtim except runtimeexcept line dup ldc recurs log failur invokespeci java lang runtim except runtimeexcept init ljava lang string athrow l0 return line public void ajc glassbox agent error contain test errorcontainmenttest error mock aspect errormockaspect 16ecfe62 public static glassbox agent error contain test errorcontainmenttest error mock aspect errormockaspect aspect of aspectof aspectj weaver aj attribut ajattribut aj synthet ajsynthet 3cd8fe getstat glassbox agent error contain test errorcontainmenttest error mock aspect errormockaspect ajc per singleton instanc persingletoninst lglassbox agent error contain test errorcontainmenttest error mock aspect errormockaspect line ifnonnul l0 new aspectj lang no aspect bound except noaspectboundexcept dup ldc glassbox agent error contain test errorcontainmenttest error mock aspect errormockaspect getstat glassbox agent error contain test errorcontainmenttest error mock aspect errormockaspect ajc init failur caus initfailurecaus ljava lang throwabl invokespeci aspectj lang no aspect bound except noaspectboundexcept init ljava lang string ljava lang throwabl athrow l0 getstat glassbox agent error contain test errorcontainmenttest error mock aspect errormockaspect ajc per singleton instanc persingletoninst lglassbox agent error contain test errorcontainmenttest error mock aspect errormockaspect areturn public static glassbox agent error contain test errorcontainmenttest error mock aspect errormockaspect aspect of aspectof public static boolean ha aspect hasaspect aspectj weaver aj attribut ajattribut aj synthet ajsynthet 1bd4f6 getstat glassbox agent error contain test errorcontainmenttest error mock aspect errormockaspect ajc per singleton instanc persingletoninst lglassbox agent error contain test errorcontainmenttest error mock aspect errormockaspect line ifnul l0 iconst ireturn l0 iconst ireturn public static boolean ha aspect hasaspect privat static void ajc post clinit postclinit aspectj weaver aj attribut ajattribut aj synthet ajsynthet 1febf91 new glassbox agent error contain test errorcontainmenttest error mock aspect errormockaspect line dup invokespeci glassbox agent error contain test errorcontainmenttest error mock aspect errormockaspect init putstat glassbox agent error contain test errorcontainmenttest error mock aspect errormockaspect ajc per singleton instanc persingletoninst lglassbox agent error contain test errorcontainmenttest error mock aspect errormockaspect return privat static void ajc post clinit postclinit public class glassbox agent error contain test errorcontainmenttest error mock aspect errormockaspect type mung bcel type munger bceltypemung resolv type munger resolvedtypemung parent null weav aspect weav batch build build config buildconfig devel glassbox metadata plugin ajdt core glassbox monitor glassboxmonitor gener lst file sourc public class error contain test errorcontainmenttest extend test case testcas static aspect error mock aspect errormockaspect implement not serializ notserializ tri narrow problem isn obviou</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835" calcext:value-type="float">
            <text:p>152835</text:p>
          </table:table-cell>
          <table:table-cell table:style-name="ce2" office:value-type="string" calcext:value-type="string">
            <text:p>got follow except startup java lang array index out of bound except arrayindexoutofboundsexcept aspectj ajdt intern core builder eclips adapt util eclipseadapterutil make locat context makelocationcontext eclips adapt util eclipseadapterutil java aspectj ajdt intern core builder eclips adapt util eclipseadapterutil make sourc locat makesourceloc eclips adapt util eclipseadapterutil java aspectj ajdt intern core builder eclips adapt util eclipseadapterutil make messag makemessag eclips adapt util eclipseadapterutil java aspectj ajdt intern core builder aj build manag ajbuildmanag accept result acceptresult aj build manag ajbuildmanag java aspectj ajdt intern compil aj pipelin compil adapt ajpipeliningcompileradapt accept result acceptresult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array index out of bound except arrayindexoutofboundsexcept throw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2873" calcext:value-type="float">
            <text:p>15287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873" calcext:value-type="float">
            <text:p>15287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873" calcext:value-type="float">
            <text:p>15287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2979" calcext:value-type="float">
            <text:p>152979</text:p>
          </table:table-cell>
          <table:table-cell table:style-name="ce2" office:value-type="string" calcext:value-type="string">
            <text:p>found lot memori get pin bcel class loader repositori classloaderrepositori exampl configur glassbox web logic weblog megabyt pin memori due loader notic time spent load pars redund class share weav configur could reduc global cach byte url instead class loader repositori classloaderrepositori local loader even class disk resolv multipl time differ loader isn read cach latter issu reduc load type parent loader use reflect deleg instead bcel still use aspect vm attach patch metric measur happen us soft refer softrefer cach without pin refer type us two step twostep look process maintain global url cach run web logic weblog glassbox view admin consol smaller app get output bcel repositori total load time m url m url cach hit miss evict missevict miss url evict missurlevict miss loader hit tomcat differ sampl app bcel repositori total load time m url m url cach hit miss evict missevict miss url evict missurlevict miss loader hit least configur base urlbas cach quit effect almost hit rate wherea loader base loaderbas cach provid littl valu seen worth consid even use loader base loaderbas bcel cach other may configur help develop build aspect aspectj modifi world ltwworld evict class loa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3535" calcext:value-type="float">
            <text:p>153535</text:p>
          </table:table-cell>
          <table:table-cell table:style-name="ce2" office:value-type="string" calcext:value-type="string">
            <text:p>follow problem interest advic weav correctli java ltw use java build time buildtim weav howev follow call pointcut isn match expect call site java load time loadtim weav pointcut privat pointcut in exec queri inexecqueri within uk ltd getahead dwr impl execut queri executequeri within uk ltd getahead dwr execut queri executequeri public pointcut dwr queri dwrqueri method method object receiv object param in exec queri inexecqueri withincod execut call method invok arg receiv param target method protect pointcut monitor end monitorend dwr queri dwrqueri match call site object repli method invok object param track fail find method resolv type resolvedtyp match line m1 get signatur getsignatur ljava lang object ljava lang object ljava lang object m2 get signatur getsignatur ljava lang object ljava lang object ljava lang object note differ look like signatur array type reflect deleg erron use instead attach patch reflect base refer type deleg test reflectionbasedreferencetypedelegatetest isol unexpect signatur return hope agre correct inform follow stack trace match fail resolv type resolvedtyp match member member line refer type referencetyp resolv type resolvedtyp lookup member lookupmemb member iter line refer type referencetyp resolv type resolvedtyp lookup method lookupmethod member line world ltwworld world resolv member line member impl memberimpl resolv world line join point signatur iter joinpointsignatureiter add signatur up to first defin member addsignaturesuptofirstdefiningmemb line join point signatur iter joinpointsignatureiter init member world line member impl memberimpl get join point signatur getjoinpointsignatur world line signatur pattern signaturepattern match member world boolean line kind pointcut kindedpointcut match intern matchintern shadow line kind pointcut kindedpointcut pointcut match shadow line and pointcut andpointcut match intern matchintern shadow line and pointcut andpointcut pointcut match shadow line and pointcut andpointcut match intern matchintern shadow line and pointcut andpointcut pointcut match shadow line and pointcut andpointcut match intern matchintern shadow line and pointcut andpointcut pointcut match shadow line and pointcut andpointcut match intern matchintern shadow line and pointcut andpointcut pointcut match shadow line or pointcut orpointcut match intern matchintern shadow line or pointcut orpointcut pointcut match shadow line bcel advic bceladvic shadow munger shadowmung match shadow world line bcel advic bceladvic advic match shadow world line bcel advic bceladvic match shadow world line bcel class weaver bcelclassweav match bcel shadow bcelshadow list line bcel class weaver bcelclassweav match invok instruct matchinvokeinstruct lazi method gen lazymethodgen instruct handl instructionhandl invok instruct invokeinstruct bcel shadow bcelshadow list line bcel class weaver bcelclassweav match lazi method gen lazymethodgen instruct handl instructionhandl bcel shadow bcelshadow list line bcel class weaver bcelclassweav match lazi method gen lazymethodgen line bcel class weaver bcelclassweav weav line bcel class weaver bcelclassweav weav bcel world bcelworld lazi class gen lazyclassgen list list list line bcel weaver bcelweav weav unwoven class file unwovenclassfil bcel object type bcelobjecttyp boolean line bcel weaver bcelweav weav without dump weavewithoutdump unwoven class file unwovenclassfil bcel object type bcelobjecttyp line bcel weaver bcelweav weav and notifi weaveandnotifi unwoven class file unwovenclassfil bcel object type bcelobjecttyp weav requestor iweaverequestor line bcel weaver bcelweav weav class file provid iclassfileprovid line class loader weav adaptor classloaderweavingadaptor weav adaptor weavingadaptor get woven byte getwovenbyt string byte line class loader weav adaptor classloaderweavingadaptor weav adaptor weavingadaptor weav class weaveclass string byte line aj pre process preprocess string byte class loader classload line class pre processor adapt classpreprocessoradapt pre process preprocess string byte class loader classload line class pre processor helper classpreprocessorhelp defin class0 pre defineclass0pr class loader classload string byte int int protect domain protectiondomain line webapp class loader webappclassload class loader classload defin class defineclass string byte int int protect domain protectiondomain line webapp class loader webappclassload secur class loader secureclassload defin class defineclass string byte int int code sourc codesourc line webapp class loader webappclassload find class intern findclassintern string line webapp class loader webappclassload find class findclass string line webapp class loader webappclassload load class loadclass string boolean line webapp class loader webappclassload load class loadclass string line webapp class loader webappclassload class loader classload load class intern loadclassintern string line class for name0 forname0 string boolean class loader classload line avail nativ method class for name fornam string line initi log initializelog set warn log setwarnlog string line initi log initializelog initi log initializelog line context loader servlet contextloaderservlet init line context loader servlet contextloaderservlet gener servlet genericservlet init servlet config servletconfig line standard wrapper standardwrapp load servlet loadservlet line standard wrapper standardwrapp load line standard context standardcontext load on startup loadonstartup contain line standard context standardcontext start line standard host standardhost contain base containerbas add child intern addchildintern contain line standard host standardhost contain base containerbas add child addchild contain line standard host standardhost add child addchild contain line standard host deploy standardhostdeploy instal string url line standard host standardhost instal string url line host config hostconfig deploy deploywar file string line host config hostconfig deploy app deployapp line host config hostconfig start line host config hostconfig lifecycl event lifecycleev lifecycl event lifecycleev line lifecycl support lifecyclesupport fire lifecycl event firelifecycleev string object line standard host standardhost contain base containerbas start line standard host standardhost start line standard engin standardengin contain base containerbas start line standard engin standardengin start line standard servic standardservic start line standard server standardserv start line catalina start line catalina execut line catalina process string line nativ method accessor impl nativemethodaccessorimpl invoke0 method object object line avail nativ method nativ method accessor impl nativemethodaccessorimpl invok object object line deleg method accessor impl delegatingmethodaccessorimpl invok object object line method invok object object line bootstrap main string line use modifi version alex vasseur ltw plugin java vm although haven test rock it jrockit plugin vm guess would fa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3845" calcext:value-type="float">
            <text:p>153845</text:p>
          </table:table-cell>
          <table:table-cell table:style-name="ce2" office:value-type="string" calcext:value-type="string">
            <text:p>public aspect outer aspect outeraspect privat pointcut is setter issett execut void set public static aspect inner aspect inneraspect pertarget is setter issett java lang illeg state except illegalstateexcept aspectj apach bcel classfil gener signatur parser genericsignaturepars pars field type signatur parsefieldtypesignatur gener signatur parser genericsignaturepars java aspectj apach bcel classfil gener signatur parser genericsignaturepars pars type argument parsetypeargu gener signatur parser genericsignaturepars java aspectj apach bcel classfil gener signatur parser genericsignaturepars mayb pars type argument maybeparsetypeargu gener signatur parser genericsignaturepars java aspectj apach bcel classfil gener signatur parser genericsignaturepars pars class type signatur parseclasstypesignatur gener signatur parser genericsignaturepars java aspectj apach bcel classfil gener signatur parser genericsignaturepars pars class signatur parseasclasssignatur gener signatur parser genericsignaturepars java aspectj apach bcel classfil signatur class signatur asclasssignatur signatur java aspectj apach bcel classfil java class javaclass get gener class type signatur getgenericclasstypesignatur java class javaclass java aspectj weaver bcel bcel object type bcelobjecttyp initi from javaclass initializefromjavaclass bcel object type bcelobjecttyp java aspectj weaver bcel bcel object type bcelobjecttyp init bcel object type bcelobjecttyp java aspectj weaver bcel bcel world bcelworld build bcel deleg buildbceldeleg bcel world bcelworld java aspectj weaver bcel bcel world bcelworld add sourc object type addsourceobjecttyp bcel world bcelworld java aspectj weaver bcel bcel weaver bcelweav add if aspect addifaspect bcel weaver bcelweav java aspectj weaver bcel bcel weaver bcelweav add aspect from directori addaspectsfromdirectori bcel weaver bcelweav java aspectj weaver bcel bcel weaver bcelweav add librari jar file addlibraryjarfil bcel weaver bcelweav java aspectj ajdt intern core builder aj build manag ajbuildmanag init bcel world initbcelworld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illeg state except illegalstateexcept thrown expect found pjava unpack ljava util abstract set abstractset pjava util map entri tk t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3845" calcext:value-type="float">
            <text:p>153845</text:p>
          </table:table-cell>
          <table:table-cell table:style-name="ce2" office:value-type="string" calcext:value-type="string">
            <text:p>public aspect outer aspect outeraspect privat pointcut is setter issett execut void set public static aspect inner aspect inneraspect pertarget is setter issett java lang illeg state except illegalstateexcept aspectj apach bcel classfil gener signatur parser genericsignaturepars pars field type signatur parsefieldtypesignatur gener signatur parser genericsignaturepars java aspectj apach bcel classfil gener signatur parser genericsignaturepars pars type argument parsetypeargu gener signatur parser genericsignaturepars java aspectj apach bcel classfil gener signatur parser genericsignaturepars mayb pars type argument maybeparsetypeargu gener signatur parser genericsignaturepars java aspectj apach bcel classfil gener signatur parser genericsignaturepars pars class type signatur parseclasstypesignatur gener signatur parser genericsignaturepars java aspectj apach bcel classfil gener signatur parser genericsignaturepars pars class signatur parseasclasssignatur gener signatur parser genericsignaturepars java aspectj apach bcel classfil signatur class signatur asclasssignatur signatur java aspectj apach bcel classfil java class javaclass get gener class type signatur getgenericclasstypesignatur java class javaclass java aspectj weaver bcel bcel object type bcelobjecttyp initi from javaclass initializefromjavaclass bcel object type bcelobjecttyp java aspectj weaver bcel bcel object type bcelobjecttyp init bcel object type bcelobjecttyp java aspectj weaver bcel bcel world bcelworld build bcel deleg buildbceldeleg bcel world bcelworld java aspectj weaver bcel bcel world bcelworld add sourc object type addsourceobjecttyp bcel world bcelworld java aspectj weaver bcel bcel weaver bcelweav add if aspect addifaspect bcel weaver bcelweav java aspectj weaver bcel bcel weaver bcelweav add aspect from directori addaspectsfromdirectori bcel weaver bcelweav java aspectj weaver bcel bcel weaver bcelweav add librari jar file addlibraryjarfil bcel weaver bcelweav java aspectj ajdt intern core builder aj build manag ajbuildmanag init bcel world initbcelworld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illeg state except illegalstateexcept thrown expect found pjava unpack ljava util abstract set abstractset pjava util map entri tk t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4332" calcext:value-type="float">
            <text:p>154332</text:p>
          </table:table-cell>
          <table:table-cell table:style-name="ce2" office:value-type="string" calcext:value-type="string">
            <text:p>rais mr bodkin list anyon tell compil program produc warn marker deprec recent dev build ajdt runtim retent would expect equival behavior deprec marker public aspect annot pointcut within marker declar warn staticiniti deprec deprec declar warn staticiniti marker marker public static void main string argz new baz foo deprec marker class baz public void foo retent retent polici retentionpolici runtim public interfac mark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4332" calcext:value-type="float">
            <text:p>154332</text:p>
          </table:table-cell>
          <table:table-cell table:style-name="ce2" office:value-type="string" calcext:value-type="string">
            <text:p>rais mr bodkin list anyon tell compil program produc warn marker deprec recent dev build ajdt runtim retent would expect equival behavior deprec marker public aspect annot pointcut within marker declar warn staticiniti deprec deprec declar warn staticiniti marker marker public static void main string argz new baz foo deprec marker class baz public void foo retent retent polici retentionpolici runtim public interfac marke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148" calcext:value-type="float">
            <text:p>155148</text:p>
          </table:table-cell>
          <table:table-cell table:style-name="ce2" office:value-type="string" calcext:value-type="string">
            <text:p>turn trace aj class insid oracl c4 oc4j server one alway deadlock look like thread tri lock loader notic one thread to string tostr method oracl class loader classload perhap anoth reason prefer trace argument class name system ident hashcod thread dump ctrl break found one java level javalevel deadlock work executor worker thread workexecutorworkerthread wait lock monitor 0x003384ec object 0x05239e48 oracl classload po lici class loader licyclassload held c4 oc4j launcher c4 oc4j launcher wait lock monitor 0x0033848c object 0x0554f0e8 oracl classload po lici class loader licyclassload held work executor worker thread workexecutorworkerthread java stack inform thread list work executor worker thread workexecutorworkerthread oracl classload search polici searchpolici load class loadclass search polici searchpolici java wait lock 0x05239e48 oracl classload polici class loader policyclassload oracl classload polici class loader policyclassload ask parent for class askparentforclass polici class loa policyclassloa java oracl classload search polici searchpolici ask parent askpar get class getclass search polici searchpolici java oracl classload search sequenc searchsequ get class getclass search sequenc searchsequ java oracl classload search polici searchpolici load class loadclass search polici searchpolici java lock 0x0554f0e8 oracl classload polici class loader policyclassload oracl classload polici class loader policyclassload ask parent for class askparentforclass polici class loa policyclassloa java oracl classload search polici searchpolici ask parent askpar get class getclass search polici searchpolici java oracl classload search sequenc searchsequ get class getclass search sequenc searchsequ java oracl classload polici class loader policyclassload intern load class internalloadclass polici class loa policyclassloa java lock 0x056a9ed0 oracl classload polici class loader policyclassload oracl classload polici class loader policyclassload load class loadclass polici class loader policyclassload java oracl classload polici class loader policyclassload load class loadclass polici class loader policyclassload java java lang class loader classload load class intern loadclassintern class loader classload java lock 0x056a9ed0 oracl classload polici class loader policyclassload oracl j2ee ra jm gener work consum workconsum do receiv dorec work consum workconsum java oracl j2ee ra jm gener work consum workconsum run work consum workconsum java lock 0x05de2718 oracl j2ee ra jm gener work consum workconsum oracl j2ee connector work work wrapper workwrapp run target work runtargetwork work wrapper workwrapp java oracl j2ee connector work work wrapper workwrapp do work dowork work wrapper workwrapp java oracl j2ee connector work work wrapper workwrapp run work wrapper workwrapp java edu oswego c dl util concurr pool executor pooledexecutor worker run pool exec pooledexec utor java java lang thread run thread java c4 oc4j launcher oracl classload polici class loader policyclassload to string tostr polici class loader policyclassload java wait lock 0x0554f0e8 oracl classload polici class loader policyclassload java text messag format messageformat subformat messag format messageformat java java text messag format messageformat format messag format messageformat java java text format format format java java text messag format messageformat format messag format messageformat java java util log formatt format messag formatmessag formatt java lock 0x0514e920 java util log simpl formatt simpleformatt java util log simpl formatt simpleformatt format simpl formatt simpleformatt java lock 0x0514e920 java util log simpl formatt simpleformatt java util log stream handler streamhandl publish stream handler streamhandl java lock 0x0514a0a8 java util log file handler filehandl java util log file handler filehandl publish file handler filehandl java lock 0x0514a0a8 java util log file handler filehandl java util log logger log logger java java util log logger do log dolog logger java java util log logger logp logger java java util log logger enter logger java aspectj weaver tool jdk14 trace jdk14trace enter jdk14 trace jdk14trace java aspectj weaver loadtim aj pre process preprocess aj java aspectj weaver loadtim class pre processor agent adapt classpreprocessoragentadapt transform lass pre processor agent adapt 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oracl classload polici class loader policyclassload defin class defineclass polici class loader policyclassload va oracl classload polici class loader policyclassload find local class findlocalclass polici class loader policyclassload java oracl classload search polici searchpolici find local findloc get class getclass search polici searchpolici java oracl classload search sequenc searchsequ get class getclass search sequenc searchsequ java oracl classload polici class loader policyclassload intern load class internalloadclass polici class loa policyclassloa java lock 0x05239e48 oracl classload polici class loader policyclassload oracl classload polici class loader policyclassload load class loadclass polici class loader policyclassload java oracl classload polici class loader policyclassload load class loadclass polici class loader policyclassload java java lang class loader classload load class intern loadclassintern class loader classload java lock 0x05239e48 oracl classload polici class loader policyclassload evermind server http http request handler httprequesthandl init http request handler httprequesthandl java evermind server http http connect listen httpconnectionlisten http accept handler httpnioaccepthandl get read handler getreadhandl http connect listen httpconnectionlisten java oracl oc4j network read handler pool readhandlerpool get context from backend getcontextfrombackend read handler readhandl pool java evermind util pool bbpool start pool startpool pool bbpool java oracl oc4j network read handler pool readhandlerpool regist read handler pool readhandlerpool java lock 0x05ec9290 java util array list arraylist oracl oc4j network server socket accept handler serversocketaccepthandl set pool option setpoolopt server so serverso cket accept handler cketaccepthandl java evermind server http http connect listen httpconnectionlisten set request handler pool setrequesthandlerpool http connect listen httpconnectionlisten java evermind server http http connect listen httpconnectionlisten init handler inithandl http conn httpconn ection listen ectionlisten java evermind server http http connect listen httpconnectionlisten init http connect httpconnect listen java evermind server http http server httpserver get listen getlisten http server httpserver java lock 0x05ec4f88 evermind server http http server httpserver evermind server http http server httpserver set site setsit http server httpserver java lock 0x05ec4f88 evermind server http http server httpserver evermind server http http server httpserver set config setconfig http server httpserver java evermind server applic server applicationserv initi http initializehttp applic serv applicationserv java evermind server applic server applicationserv set config setconfig applic server applicationserv jav evermind server applic server launcher applicationserverlaunch run applic server la applicationserverla uncher java lock 0x0530eb20 java lang object java lang thread run thread java found deadloc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148" calcext:value-type="float">
            <text:p>155148</text:p>
          </table:table-cell>
          <table:table-cell table:style-name="ce2" office:value-type="string" calcext:value-type="string">
            <text:p>turn trace aj class insid oracl c4 oc4j server one alway deadlock look like thread tri lock loader notic one thread to string tostr method oracl class loader classload perhap anoth reason prefer trace argument class name system ident hashcod thread dump ctrl break found one java level javalevel deadlock work executor worker thread workexecutorworkerthread wait lock monitor 0x003384ec object 0x05239e48 oracl classload po lici class loader licyclassload held c4 oc4j launcher c4 oc4j launcher wait lock monitor 0x0033848c object 0x0554f0e8 oracl classload po lici class loader licyclassload held work executor worker thread workexecutorworkerthread java stack inform thread list work executor worker thread workexecutorworkerthread oracl classload search polici searchpolici load class loadclass search polici searchpolici java wait lock 0x05239e48 oracl classload polici class loader policyclassload oracl classload polici class loader policyclassload ask parent for class askparentforclass polici class loa policyclassloa java oracl classload search polici searchpolici ask parent askpar get class getclass search polici searchpolici java oracl classload search sequenc searchsequ get class getclass search sequenc searchsequ java oracl classload search polici searchpolici load class loadclass search polici searchpolici java lock 0x0554f0e8 oracl classload polici class loader policyclassload oracl classload polici class loader policyclassload ask parent for class askparentforclass polici class loa policyclassloa java oracl classload search polici searchpolici ask parent askpar get class getclass search polici searchpolici java oracl classload search sequenc searchsequ get class getclass search sequenc searchsequ java oracl classload polici class loader policyclassload intern load class internalloadclass polici class loa policyclassloa java lock 0x056a9ed0 oracl classload polici class loader policyclassload oracl classload polici class loader policyclassload load class loadclass polici class loader policyclassload java oracl classload polici class loader policyclassload load class loadclass polici class loader policyclassload java java lang class loader classload load class intern loadclassintern class loader classload java lock 0x056a9ed0 oracl classload polici class loader policyclassload oracl j2ee ra jm gener work consum workconsum do receiv dorec work consum workconsum java oracl j2ee ra jm gener work consum workconsum run work consum workconsum java lock 0x05de2718 oracl j2ee ra jm gener work consum workconsum oracl j2ee connector work work wrapper workwrapp run target work runtargetwork work wrapper workwrapp java oracl j2ee connector work work wrapper workwrapp do work dowork work wrapper workwrapp java oracl j2ee connector work work wrapper workwrapp run work wrapper workwrapp java edu oswego c dl util concurr pool executor pooledexecutor worker run pool exec pooledexec utor java java lang thread run thread java c4 oc4j launcher oracl classload polici class loader policyclassload to string tostr polici class loader policyclassload java wait lock 0x0554f0e8 oracl classload polici class loader policyclassload java text messag format messageformat subformat messag format messageformat java java text messag format messageformat format messag format messageformat java java text format format format java java text messag format messageformat format messag format messageformat java java util log formatt format messag formatmessag formatt java lock 0x0514e920 java util log simpl formatt simpleformatt java util log simpl formatt simpleformatt format simpl formatt simpleformatt java lock 0x0514e920 java util log simpl formatt simpleformatt java util log stream handler streamhandl publish stream handler streamhandl java lock 0x0514a0a8 java util log file handler filehandl java util log file handler filehandl publish file handler filehandl java lock 0x0514a0a8 java util log file handler filehandl java util log logger log logger java java util log logger do log dolog logger java java util log logger logp logger java java util log logger enter logger java aspectj weaver tool jdk14 trace jdk14trace enter jdk14 trace jdk14trace java aspectj weaver loadtim aj pre process preprocess aj java aspectj weaver loadtim class pre processor agent adapt classpreprocessoragentadapt transform lass pre processor agent adapt 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oracl classload polici class loader policyclassload defin class defineclass polici class loader policyclassload va oracl classload polici class loader policyclassload find local class findlocalclass polici class loader policyclassload java oracl classload search polici searchpolici find local findloc get class getclass search polici searchpolici java oracl classload search sequenc searchsequ get class getclass search sequenc searchsequ java oracl classload polici class loader policyclassload intern load class internalloadclass polici class loa policyclassloa java lock 0x05239e48 oracl classload polici class loader policyclassload oracl classload polici class loader policyclassload load class loadclass polici class loader policyclassload java oracl classload polici class loader policyclassload load class loadclass polici class loader policyclassload java java lang class loader classload load class intern loadclassintern class loader classload java lock 0x05239e48 oracl classload polici class loader policyclassload evermind server http http request handler httprequesthandl init http request handler httprequesthandl java evermind server http http connect listen httpconnectionlisten http accept handler httpnioaccepthandl get read handler getreadhandl http connect listen httpconnectionlisten java oracl oc4j network read handler pool readhandlerpool get context from backend getcontextfrombackend read handler readhandl pool java evermind util pool bbpool start pool startpool pool bbpool java oracl oc4j network read handler pool readhandlerpool regist read handler pool readhandlerpool java lock 0x05ec9290 java util array list arraylist oracl oc4j network server socket accept handler serversocketaccepthandl set pool option setpoolopt server so serverso cket accept handler cketaccepthandl java evermind server http http connect listen httpconnectionlisten set request handler pool setrequesthandlerpool http connect listen httpconnectionlisten java evermind server http http connect listen httpconnectionlisten init handler inithandl http conn httpconn ection listen ectionlisten java evermind server http http connect listen httpconnectionlisten init http connect httpconnect listen java evermind server http http server httpserver get listen getlisten http server httpserver java lock 0x05ec4f88 evermind server http http server httpserver evermind server http http server httpserver set site setsit http server httpserver java lock 0x05ec4f88 evermind server http http server httpserver evermind server http http server httpserver set config setconfig http server httpserver java evermind server applic server applicationserv initi http initializehttp applic serv applicationserv java evermind server applic server applicationserv set config setconfig applic server applicationserv jav evermind server applic server launcher applicationserverlaunch run applic server la applicationserverla uncher java lock 0x0530eb20 java lang object java lang thread run thread java found deadloc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213" calcext:value-type="float">
            <text:p>155213</text:p>
          </table:table-cell>
          <table:table-cell table:style-name="ce2" office:value-type="string" calcext:value-type="string">
            <text:p>static initi version par time text string turn long field seem sometim get loadtim weav state touch date formatt dateformatt earli alway pain move process first refer could take step weaver state info weaverstateinfo didn write time doesnt read back would never use normal process potenti save u load bunch underpin junk forma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213" calcext:value-type="float">
            <text:p>155213</text:p>
          </table:table-cell>
          <table:table-cell table:style-name="ce2" office:value-type="string" calcext:value-type="string">
            <text:p>static initi version par time text string turn long field seem sometim get loadtim weav state touch date formatt dateformatt earli alway pain move process first refer could take step weaver state info weaverstateinfo didn write time doesnt read back would never use normal process potenti save u load bunch underpin junk forma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213" calcext:value-type="float">
            <text:p>155213</text:p>
          </table:table-cell>
          <table:table-cell table:style-name="ce2" office:value-type="string" calcext:value-type="string">
            <text:p>static initi version par time text string turn long field seem sometim get loadtim weav state touch date formatt dateformatt earli alway pain move process first refer could take step weaver state info weaverstateinfo didn write time doesnt read back would never use normal process potenti save u load bunch underpin junk forma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238" calcext:value-type="float">
            <text:p>155238</text:p>
          </table:table-cell>
          <table:table-cell table:style-name="ce2" office:value-type="string" calcext:value-type="string">
            <text:p>trace modul us obj hash code hashcod identifi untrust object format think would littl safer accur use system ident hash code identityhashcod obj way trace code wouldn call applic defin applicationdefin code would give valu chang loader state chan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5238" calcext:value-type="float">
            <text:p>155238</text:p>
          </table:table-cell>
          <table:table-cell table:style-name="ce2" office:value-type="string" calcext:value-type="string">
            <text:p>trace modul us obj hash code hashcod identifi untrust object format think would littl safer accur use system ident hash code identityhashcod obj way trace code wouldn call applic defin applicationdefin code would give valu chang loader state chang</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55347" calcext:value-type="float">
            <text:p>155347</text:p>
          </table:table-cell>
          <table:table-cell table:style-name="ce2" office:value-type="string" calcext:value-type="string">
            <text:p>comment static nest aspect insid class let renam refactor result follow except even full rebuild won fix class pointcut definit insid comment avoid problem though caus syntax error java lang array index out of bound except arrayindexoutofboundsexcept aspectj weaver pattern if pointcut ifpointcut find residu intern findresidueintern if pointcut ifpointcut java aspectj weaver pattern pointcut find residu findresidu pointcut java aspectj weaver pattern and pointcut andpointcut find residu intern findresidueintern and pointcut andpointcut java aspectj weaver pattern pointcut find residu findresidu pointcut java aspectj weaver pattern and pointcut andpointcut find residu intern findresidueintern and pointcut andpointcut java weav batch build build config buildconfig devel glassbox metadata plugin ajdt core glassbox agent glassboxag gener lst fil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972" calcext:value-type="float">
            <text:p>155972</text:p>
          </table:table-cell>
          <table:table-cell table:style-name="ce2" office:value-type="string" calcext:value-type="string">
            <text:p>aspect aspectj version advis constructor follow obtain constructor java lang reflect member member con constructor signatur constructorsignatur thi join point static part thisjoinpointstaticpart get signatur getsignatur get constructor getconstructor howev sometim fail retur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972" calcext:value-type="float">
            <text:p>155972</text:p>
          </table:table-cell>
          <table:table-cell table:style-name="ce2" office:value-type="string" calcext:value-type="string">
            <text:p>aspect aspectj version advis constructor follow obtain constructor java lang reflect member member con constructor signatur constructorsignatur thi join point static part thisjoinpointstaticpart get signatur getsignatur get constructor getconstructor howev sometim fail retur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972" calcext:value-type="float">
            <text:p>155972</text:p>
          </table:table-cell>
          <table:table-cell table:style-name="ce2" office:value-type="string" calcext:value-type="string">
            <text:p>aspect aspectj version advis constructor follow obtain constructor java lang reflect member member con constructor signatur constructorsignatur thi join point static part thisjoinpointstaticpart get signatur getsignatur get constructor getconstructor howev sometim fail retur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5972" calcext:value-type="float">
            <text:p>155972</text:p>
          </table:table-cell>
          <table:table-cell table:style-name="ce2" office:value-type="string" calcext:value-type="string">
            <text:p>aspect aspectj version advis constructor follow obtain constructor java lang reflect member member con constructor signatur constructorsignatur thi join point static part thisjoinpointstaticpart get signatur getsignatur get constructor getconstructor howev sometim fail retur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6904" calcext:value-type="float">
            <text:p>156904</text:p>
          </table:table-cell>
          <table:table-cell table:style-name="ce2" office:value-type="string" calcext:value-type="string">
            <text:p>ajdt give incorrect warn advis privat method privat inner class advis privat method privat inner class like public class outer privat class inner privat void my method mymethod use follow poincut poincut innerpointcut execut outer inner my method mymethod advic innerpointcut system println execut get warn invalid absolut type name invalidabsolutetypenam next pointcut next advic marker point privat meth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6904" calcext:value-type="float">
            <text:p>156904</text:p>
          </table:table-cell>
          <table:table-cell table:style-name="ce2" office:value-type="string" calcext:value-type="string">
            <text:p>ajdt give incorrect warn advis privat method privat inner class advis privat method privat inner class like public class outer privat class inner privat void my method mymethod use follow poincut poincut innerpointcut execut outer inner my method mymethod advic innerpointcut system println execut get warn invalid absolut type name invalidabsolutetypenam next pointcut next advic marker point privat meth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8412" calcext:value-type="float">
            <text:p>158412</text:p>
          </table:table-cell>
          <table:table-cell table:style-name="ce2" office:value-type="string" calcext:value-type="string">
            <text:p>tri use aspect aspectj pointcut normal aspect aspectj declar error express result follow except java lang null pointer except nullpointerexcept aspectj weaver pattern refer pointcut referencepointcut concretize1 refer pointcut referencepointcut java aspectj weaver pattern pointcut concret pointcut java aspectj weaver pattern not pointcut notpointcut concretize1 not pointcut notpointcut java aspectj weaver pattern pointcut concret pointcut java aspectj weaver pattern and pointcut andpointcut concretize1 and pointcut andpointcut java aspectj weaver pattern pointcut concret 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58412" calcext:value-type="float">
            <text:p>158412</text:p>
          </table:table-cell>
          <table:table-cell table:style-name="ce2" office:value-type="string" calcext:value-type="string">
            <text:p>tri use aspect aspectj pointcut normal aspect aspectj declar error express result follow except java lang null pointer except nullpointerexcept aspectj weaver pattern refer pointcut referencepointcut concretize1 refer pointcut referencepointcut java aspectj weaver pattern pointcut concret pointcut java aspectj weaver pattern not pointcut notpointcut concretize1 not pointcut notpointcut java aspectj weaver pattern pointcut concret pointcut java aspectj weaver pattern and pointcut andpointcut concretize1 and pointcut andpointcut java aspectj weaver pattern pointcut concret pointcut java aspectj weaver pattern pointcut concret pointcut java aspectj weaver checker concret checker java aspectj weaver crosscut member crosscuttingmemb add shadow munger addshadowmung crosscut member crosscuttingmemb java aspectj weaver crosscut member crosscuttingmemb add declar adddeclar crosscut member crosscuttingmemb java aspectj weaver crosscut member crosscuttingmemb add declar adddeclar crosscut member crosscuttingmemb java aspectj weaver crosscut member set crosscuttingmembersset add advic like declar addadvicelikedeclar crosscut member set crosscuttingmembersset java aspectj ajdt intern compil lookup aj lookup environ ajlookupenviron add advic like declar addadvicelikedeclar aj lookup environ ajlookupenviron java aspectj ajdt intern compil lookup aj lookup environ ajlookupenviron complet type bind completetypebind aj lookup environ ajlookupenviron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do build dobuild aj build manag ajbuildmanag java aspectj ajdt intern core builder aj build manag ajbuildmanag increment build incrementalbuild aj build manag ajbuildmanag java aspectj ajd intern compil adapt compileradapt compil compil adapt compileradapt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58573" calcext:value-type="float">
            <text:p>15857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8573" calcext:value-type="float">
            <text:p>15857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8573" calcext:value-type="float">
            <text:p>15857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8624" calcext:value-type="float">
            <text:p>158624</text:p>
          </table:table-cell>
          <table:table-cell table:style-name="ce2" office:value-type="string" calcext:value-type="string">
            <text:p>ok sure report info need set messag error class understand error compil enough pars erron file someth contain could direct given set sdk version build id m20060629 ajdt aspect aspectj develop tool version aspect aspectj version dump compil insid java lang unsupport oper except unsupportedoperationexcept aspectj weaver unresolv type unresolvedtyp parameter unresolv type unresolvedtyp java aspectj weaver resolv member impl resolvedmemberimpl parameter resolv member impl resolvedmemberimpl java aspectj weaver resolv member impl resolvedmemberimpl parameter resolv member impl resolvedmemberimpl java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get resolv type resolvedtyp java aspectj weaver iter ha next hasnext iter java aspectj weaver iter ha next hasnext iter java aspectj weaver iter ha next hasnext iter java aspectj weaver resolv type resolvedtyp lookup member lookupmemb resolv type resolvedtyp java aspectj weaver resolv type resolvedtyp lookup method lookupmethod resolv type resolvedtyp java aspectj weaver world resolv world java aspectj weaver member impl memberimpl resolv member impl memberimpl java aspectj weaver join point signatur iter joinpointsignatureiter add signatur up to first defin member addsignaturesuptofirstdefiningmemb join point signatur iter joinpointsignatureiter java aspectj weaver join point signatur iter joinpointsignatureiter init join point signatur iter joinpointsignatureiter java aspectj weaver member impl memberimpl get join point signatur getjoinpointsignatur member impl memberimpl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wec lib util sync valu test syncvaluetest extend junit framework test case testcas privat wec lib util sync valu test syncvaluetest sync integ syncinteg privat wec lib util sync valu test syncvaluetest sync integ syncinteg privat wec lib util sync valu test syncvaluetest sync integ syncinteg privat wec lib util sync valu test syncvaluetest sync integ syncinteg privat wec lib util sync valu test syncvaluetest sync integ syncinteg public void init aload lcom wec lib util sync valu test syncvaluetest line invokespeci junit framework test case testcas init constructor execut constructorexecut void wec lib util sync valu test syncvaluetest init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return line constructor execut constructorexecut void wec lib util sync valu test syncvaluetest init public void init public void test sync valu group testsyncvaluegroup aspectj weaver method declar line number methoddeclarationlinenumb method execut methodexecut void wec lib util sync valu test syncvaluetest test sync valu group testsyncvaluegroup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method call methodcal void wec lib util sync valu test syncvaluetest sync integ syncinteg link wec lib util sync valu group syncvaluegroup invokevirtu wec lib util sync valu test syncvaluetest sync integ syncinteg link lcom wec lib util sync valu group syncvaluegroup method call methodcal void wec lib util sync valu test syncvaluetest sync integ syncinteg link wec lib util sync valu group syncvaluegroup aload lcom wec lib util sync valu test syncvaluetest line getfield wec lib util sync valu test syncvaluetest lcom wec lib util sync valu test syncvaluetest sync integ syncinteg invokevirtu wec lib util sync valu test syncvaluetest sync integ syncinteg get valu getvalu ljava lang object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acmpn l0 iconst goto l1 l0 iconst l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 iconst goto l3 l2 iconst l3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 iconst goto l5 l4 iconst l5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6 iconst goto l7 l6 iconst l7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8 iconst goto l9 l8 iconst l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0 iconst goto l11 l10 iconst l11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2 iconst goto l13 l12 iconst l1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4 iconst goto l15 l14 iconst l15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6 iconst goto l17 l16 iconst l1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8 iconst goto l19 l18 iconst l19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aload lcom wec lib util sync valu test syncvaluetest line getfield wec lib util sync valu test syncvaluetest lcom wec lib util sync valu test syncvaluetest sync integ syncinteg invokevirtu wec lib util sync valu test syncvaluetest sync integ syncinteg get valu getvalu ljava lang object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acmpn l20 iconst goto l21 l20 iconst l21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2 iconst goto l23 l22 iconst l2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4 iconst goto l25 l24 iconst l25 invokestat wec lib util sync valu test syncvaluetest assert true asserttru aload lcom wec lib util sync valu test syncvaluetest line getfield wec lib util sync valu test syncvaluetest lcom wec lib util sync valu test syncvaluetest sync integ syncinteg bipush invokestat java lang integ valu of valueof ljava lang integ invokevirtu wec lib util sync valu test syncvaluetest sync integ syncinteg set valu setvalu ljava lang object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6 iconst goto l27 l26 iconst l27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8 iconst goto l29 l28 iconst l29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0 iconst goto l31 l30 iconst l31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2 iconst goto l33 l32 iconst l33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4 iconst goto l35 l34 iconst l35 invokestat wec lib util sync valu test syncvaluetest assert true asserttru aload lcom wec lib util sync valu test syncvaluetest line getfield wec lib util sync valu test syncvaluetest lcom wec lib util sync valu test syncvaluetest sync integ syncinteg invokevirtu wec lib util sync valu test syncvaluetest sync integ syncinteg unlink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6 iconst goto l37 l36 iconst l3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8 iconst goto l39 l38 iconst l3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0 iconst goto l41 l40 iconst l4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2 iconst goto l43 l42 iconst l4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4 iconst goto l45 l44 iconst l45 invokestat wec lib util sync valu test syncvaluetest assert true asserttru aload lcom wec lib util sync valu test syncvaluetest line getfield wec lib util sync valu test syncvaluetest lcom wec lib util sync valu test syncvaluetest sync integ syncinteg invokevirtu wec lib util sync valu test syncvaluetest sync integ syncinteg unlink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6 iconst goto l47 l46 iconst l4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8 iconst goto l49 l48 iconst l4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0 iconst goto l51 l50 iconst l5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2 iconst goto l53 l52 iconst l5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4 iconst goto l55 l54 iconst l55 invokestat wec lib util sync valu test syncvaluetest assert true asserttru return line method execut methodexecut void wec lib util sync valu test syncvaluetest test sync valu group testsyncvaluegroup public void test sync valu group testsyncvaluegroup public class wec lib util sync valu test syncvaluetest weav class weav batch build build config buildconfig workspac metadata plugin ajdt core r2 anser2 gener lst file class packag wec lib util import static wec ide constant uncheck import junit framework test case testcas import junit import wec lib util sync valu group syncvaluegroup import wec scrum test class test sync valu group syncvaluegroup util class test class sync valu group syncvaluegroup class suppress warn suppresswarn nl public class sync valu test syncvaluetest extend test case testcas class sync integ syncinteg extend sync valu group syncvaluegroup integ public sync integ syncinteg int val super new integ val public void valu chang valuechang privat sync integ syncinteg new sync integ syncinteg privat sync integ syncinteg new sync integ syncinteg privat sync integ syncinteg new sync integ syncinteg privat sync integ syncinteg new sync integ syncinteg privat sync integ syncinteg new sync integ syncinteg ensur sync valu group syncvaluegroup replic valu call valu chang valuechang suppress warn suppresswarn uncheck public void test sync valu group testsyncvaluegroup link test link assert true asserttru get valu getvalu get valu getvalu assert true asserttru get valu getvalu set valu setvalu assert true asserttru get valu getvalu link assert true asserttru get valu getvalu set valu setvalu assert true asserttru get valu getvalu assert true asserttru get valu getvalu set valu setvalu assert true asserttru get valu getvalu assert true asserttru get valu getvalu set valu setvalu assert true asserttru get valu getvalu assert true asserttru get valu getvalu link assert true asserttru get valu getvalu get valu getvalu join loop link assert true asserttru get valu getvalu assert true asserttru get valu getvalu set valu setvalu assert true asserttru get valu getvalu assert true asserttru get valu getvalu assert true asserttru get valu getvalu assert true asserttru get valu getvalu assert true asserttru get valu getvalu unlink test unlink set valu setvalu set valu setvalu assert true asserttru get valu getvalu assert true asserttru get valu getvalu assert true asserttru get valu getvalu assert true asserttru get valu getvalu assert true asserttru get valu getvalu unlink link set valu setvalu assert true asserttru get valu getvalu assert true asserttru get valu getvalu assert true asserttru get valu getvalu assert true asserttru get valu getvalu assert true asserttru get valu getvalu</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8624" calcext:value-type="float">
            <text:p>158624</text:p>
          </table:table-cell>
          <table:table-cell table:style-name="ce2" office:value-type="string" calcext:value-type="string">
            <text:p>ok sure report info need set messag error class understand error compil enough pars erron file someth contain could direct given set sdk version build id m20060629 ajdt aspect aspectj develop tool version aspect aspectj version dump compil insid java lang unsupport oper except unsupportedoperationexcept aspectj weaver unresolv type unresolvedtyp parameter unresolv type unresolvedtyp java aspectj weaver resolv member impl resolvedmemberimpl parameter resolv member impl resolvedmemberimpl java aspectj weaver resolv member impl resolvedmemberimpl parameter resolv member impl resolvedmemberimpl java aspectj weaver resolv member impl resolvedmemberimpl parameter with parameterizedwith resolv member impl resolvedmemberimpl java aspectj weaver resolv member impl resolvedmemberimpl parameter with parameterizedwith resolv member impl resolvedmemberimpl java aspectj weaver refer type referencetyp get declar method getdeclaredmethod refer type referencetyp java aspectj weaver resolv type resolvedtyp get resolv type resolvedtyp java aspectj weaver iter ha next hasnext iter java aspectj weaver iter ha next hasnext iter java aspectj weaver iter ha next hasnext iter java aspectj weaver resolv type resolvedtyp lookup member lookupmemb resolv type resolvedtyp java aspectj weaver resolv type resolvedtyp lookup method lookupmethod resolv type resolvedtyp java aspectj weaver world resolv world java aspectj weaver member impl memberimpl resolv member impl memberimpl java aspectj weaver join point signatur iter joinpointsignatureiter add signatur up to first defin member addsignaturesuptofirstdefiningmemb join point signatur iter joinpointsignatureiter java aspectj weaver join point signatur iter joinpointsignatureiter init join point signatur iter joinpointsignatureiter java aspectj weaver member impl memberimpl get join point signatur getjoinpointsignatur member impl memberimpl java aspectj weaver pattern signatur pattern signaturepattern match signatur pattern signaturepattern java aspectj weaver pattern kind pointcut kindedpointcut match intern matchintern kind pointcut kindedpointcut java aspectj weaver pattern pointcut match pointcut java aspectj weaver pattern and pointcut andpointcut match intern matchintern and pointcut andpointcut java aspectj weaver pattern pointcut match pointcut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invok instruct matchinvokeinstruct bcel class weaver bcelclassweav java aspectj weaver bcel bcel class weaver bcelclassweav match bcel class weaver bcelclassweav java aspectj weaver bcel bcel class weaver bcelclassweav match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troubl public class wec lib util sync valu test syncvaluetest extend junit framework test case testcas privat wec lib util sync valu test syncvaluetest sync integ syncinteg privat wec lib util sync valu test syncvaluetest sync integ syncinteg privat wec lib util sync valu test syncvaluetest sync integ syncinteg privat wec lib util sync valu test syncvaluetest sync integ syncinteg privat wec lib util sync valu test syncvaluetest sync integ syncinteg public void init aload lcom wec lib util sync valu test syncvaluetest line invokespeci junit framework test case testcas init constructor execut constructorexecut void wec lib util sync valu test syncvaluetest init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aload lcom wec lib util sync valu test syncvaluetest line new wec lib util sync valu test syncvaluetest sync integ syncinteg dup aload lcom wec lib util sync valu test syncvaluetest iconst invokespeci wec lib util sync valu test syncvaluetest sync integ syncinteg init lcom wec lib util sync valu test syncvaluetest putfield wec lib util sync valu test syncvaluetest lcom wec lib util sync valu test syncvaluetest sync integ syncinteg return line constructor execut constructorexecut void wec lib util sync valu test syncvaluetest init public void init public void test sync valu group testsyncvaluegroup aspectj weaver method declar line number methoddeclarationlinenumb method execut methodexecut void wec lib util sync valu test syncvaluetest test sync valu group testsyncvaluegroup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method call methodcal void wec lib util sync valu test syncvaluetest sync integ syncinteg link wec lib util sync valu group syncvaluegroup invokevirtu wec lib util sync valu test syncvaluetest sync integ syncinteg link lcom wec lib util sync valu group syncvaluegroup method call methodcal void wec lib util sync valu test syncvaluetest sync integ syncinteg link wec lib util sync valu group syncvaluegroup aload lcom wec lib util sync valu test syncvaluetest line getfield wec lib util sync valu test syncvaluetest lcom wec lib util sync valu test syncvaluetest sync integ syncinteg invokevirtu wec lib util sync valu test syncvaluetest sync integ syncinteg get valu getvalu ljava lang object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acmpn l0 iconst goto l1 l0 iconst l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 iconst goto l3 l2 iconst l3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 iconst goto l5 l4 iconst l5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6 iconst goto l7 l6 iconst l7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8 iconst goto l9 l8 iconst l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0 iconst goto l11 l10 iconst l11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2 iconst goto l13 l12 iconst l1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4 iconst goto l15 l14 iconst l15 invokestat wec lib util sync valu test syncvaluetest assert true asserttru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6 iconst goto l17 l16 iconst l1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18 iconst goto l19 l18 iconst l19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aload lcom wec lib util sync valu test syncvaluetest line getfield wec lib util sync valu test syncvaluetest lcom wec lib util sync valu test syncvaluetest sync integ syncinteg invokevirtu wec lib util sync valu test syncvaluetest sync integ syncinteg get valu getvalu ljava lang object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acmpn l20 iconst goto l21 l20 iconst l21 invokestat wec lib util sync valu test syncvaluetest assert true asserttru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2 iconst goto l23 l22 iconst l2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4 iconst goto l25 l24 iconst l25 invokestat wec lib util sync valu test syncvaluetest assert true asserttru aload lcom wec lib util sync valu test syncvaluetest line getfield wec lib util sync valu test syncvaluetest lcom wec lib util sync valu test syncvaluetest sync integ syncinteg bipush invokestat java lang integ valu of valueof ljava lang integ invokevirtu wec lib util sync valu test syncvaluetest sync integ syncinteg set valu setvalu ljava lang object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6 iconst goto l27 l26 iconst l27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28 iconst goto l29 l28 iconst l29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0 iconst goto l31 l30 iconst l31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2 iconst goto l33 l32 iconst l33 invokestat wec lib util sync valu test syncvaluetest assert true asserttru bipush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4 iconst goto l35 l34 iconst l35 invokestat wec lib util sync valu test syncvaluetest assert true asserttru aload lcom wec lib util sync valu test syncvaluetest line getfield wec lib util sync valu test syncvaluetest lcom wec lib util sync valu test syncvaluetest sync integ syncinteg invokevirtu wec lib util sync valu test syncvaluetest sync integ syncinteg unlink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6 iconst goto l37 l36 iconst l3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38 iconst goto l39 l38 iconst l3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0 iconst goto l41 l40 iconst l4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2 iconst goto l43 l42 iconst l4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4 iconst goto l45 l44 iconst l45 invokestat wec lib util sync valu test syncvaluetest assert true asserttru aload lcom wec lib util sync valu test syncvaluetest line getfield wec lib util sync valu test syncvaluetest lcom wec lib util sync valu test syncvaluetest sync integ syncinteg invokevirtu wec lib util sync valu test syncvaluetest sync integ syncinteg unlink aload lcom wec lib util sync valu test syncvaluetest line getfield wec lib util sync valu test syncvaluetest lcom wec lib util sync valu test syncvaluetest sync integ syncinteg iconst anewarray wec lib util sync valu group syncvaluegroup dup iconst aload lcom wec lib util sync valu test syncvaluetest getfield wec lib util sync valu test syncvaluetest lcom wec lib util sync valu test syncvaluetest sync integ syncinteg aastor invokevirtu wec lib util sync valu test syncvaluetest sync integ syncinteg link lcom wec lib util sync valu group syncvaluegroup aload lcom wec lib util sync valu test syncvaluetest line getfield wec lib util sync valu test syncvaluetest lcom wec lib util sync valu test syncvaluetest sync integ syncinteg iconst invokestat java lang integ valu of valueof ljava lang integ invokevirtu wec lib util sync valu test syncvaluetest sync integ syncinteg set valu setvalu ljava lang object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6 iconst goto l47 l46 iconst l47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48 iconst goto l49 l48 iconst l49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0 iconst goto l51 l50 iconst l51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2 iconst goto l53 l52 iconst l53 invokestat wec lib util sync valu test syncvaluetest assert true asserttru iconst line aload lcom wec lib util sync valu test syncvaluetest getfield wec lib util sync valu test syncvaluetest lcom wec lib util sync valu test syncvaluetest sync integ syncinteg invokevirtu wec lib util sync valu test syncvaluetest sync integ syncinteg get valu getvalu ljava lang object checkcast java lang integ invokevirtu java lang integ int valu intvalu icmpn l54 iconst goto l55 l54 iconst l55 invokestat wec lib util sync valu test syncvaluetest assert true asserttru return line method execut methodexecut void wec lib util sync valu test syncvaluetest test sync valu group testsyncvaluegroup public void test sync valu group testsyncvaluegroup public class wec lib util sync valu test syncvaluetest weav class weav batch build build config buildconfig workspac metadata plugin ajdt core r2 anser2 gener lst file class packag wec lib util import static wec ide constant uncheck import junit framework test case testcas import junit import wec lib util sync valu group syncvaluegroup import wec scrum test class test sync valu group syncvaluegroup util class test class sync valu group syncvaluegroup class suppress warn suppresswarn nl public class sync valu test syncvaluetest extend test case testcas class sync integ syncinteg extend sync valu group syncvaluegroup integ public sync integ syncinteg int val super new integ val public void valu chang valuechang privat sync integ syncinteg new sync integ syncinteg privat sync integ syncinteg new sync integ syncinteg privat sync integ syncinteg new sync integ syncinteg privat sync integ syncinteg new sync integ syncinteg privat sync integ syncinteg new sync integ syncinteg ensur sync valu group syncvaluegroup replic valu call valu chang valuechang suppress warn suppresswarn uncheck public void test sync valu group testsyncvaluegroup link test link assert true asserttru get valu getvalu get valu getvalu assert true asserttru get valu getvalu set valu setvalu assert true asserttru get valu getvalu link assert true asserttru get valu getvalu set valu setvalu assert true asserttru get valu getvalu assert true asserttru get valu getvalu set valu setvalu assert true asserttru get valu getvalu assert true asserttru get valu getvalu set valu setvalu assert true asserttru get valu getvalu assert true asserttru get valu getvalu link assert true asserttru get valu getvalu get valu getvalu join loop link assert true asserttru get valu getvalu assert true asserttru get valu getvalu set valu setvalu assert true asserttru get valu getvalu assert true asserttru get valu getvalu assert true asserttru get valu getvalu assert true asserttru get valu getvalu assert true asserttru get valu getvalu unlink test unlink set valu setvalu set valu setvalu assert true asserttru get valu getvalu assert true asserttru get valu getvalu assert true asserttru get valu getvalu assert true asserttru get valu getvalu assert true asserttru get valu getvalu unlink link set valu setvalu assert true asserttru get valu getvalu assert true asserttru get valu getvalu assert true asserttru get valu getvalu assert true asserttru get valu getvalu assert true asserttru get valu getvalu</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9143" calcext:value-type="float">
            <text:p>159143</text:p>
          </table:table-cell>
          <table:table-cell table:style-name="ce2" office:value-type="string" calcext:value-type="string">
            <text:p>use aspect aspectj declar annot method get unexpect error use subtyp wildcard declar type declar method void foo foo method annot methodannot error text method void foo foo exi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9896" calcext:value-type="float">
            <text:p>159896</text:p>
          </table:table-cell>
          <table:table-cell table:style-name="ce2" office:value-type="string" calcext:value-type="string">
            <text:p>advic kind contain aspect current uniqu handl aspect aspectpa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9896" calcext:value-type="float">
            <text:p>159896</text:p>
          </table:table-cell>
          <table:table-cell table:style-name="ce2" office:value-type="string" calcext:value-type="string">
            <text:p>advic kind contain aspect current uniqu handl aspect aspectpa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59896" calcext:value-type="float">
            <text:p>159896</text:p>
          </table:table-cell>
          <table:table-cell table:style-name="ce2" office:value-type="string" calcext:value-type="string">
            <text:p>advic kind contain aspect current uniqu handl aspect aspectpat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0167" calcext:value-type="float">
            <text:p>160167</text:p>
          </table:table-cell>
          <table:table-cell table:style-name="ce2" office:value-type="string" calcext:value-type="string">
            <text:p>ant task shown ommit full path valu inpath out jar outjar argfil somewhat long henc file name iajc crossref true argfil weav jar weavejar txt inpath core runtim v20060603 jar out jar outjar core runtim v20060603 woven jar classpath pathel locat aspectj1 lib aspectjrt jar fileset plugin includ name jar fileset classpath iajc argfil contain absolut path singl aj file contain one aspect aspect shown basic advic bodi simpli toggl boolean variabl public aspect ffdc public static boolean bit fals protect pointcut ffdc scope ffdcscope within protect pointcut exclud within ffdc ffdc within core intern runtim platform activ platformactiv core except coreexcept ffdc scope ffdcscope exclud handler core except coreexcept arg bit bit throw core except coreexcept ffdc scope ffdcscope exclud handler bit bit plugin activ execut void platform activ platformactiv start activ bit bit task work properli ad crossref true ad option get follow error weav sdk aspect packag sdkaspectpackag plugin core runtim v20060603 jar iajc abort abort null pointer except nullpointerexcept null iajc null iajc java lang null pointer except nullpointerexcept iajc aspectj ajdt intern core builder aj build manag ajbuildmanag do build dobuild aj build manag ajbuildmanag java iajc aspectj ajdt intern core builder aj build manag ajbuildmanag batch build batchbuild aj build manag ajbuildmanag java iajc aspectj ajdt ajc ajdt command ajdtcommand do command docommand ajdt command ajdtcommand java iajc aspectj ajdt ajc ajdt command ajdtcommand run command runcommand ajdt command ajdtcommand java iajc aspectj tool ajc main run main java iajc aspectj tool ajc main run main runmain main java iajc aspectj tool ant taskdef ajc task ajctask execut in same executeinsamevm ajc task ajctask java iajc aspectj tool ant taskdef ajc task ajctask execut ajc task ajctask java iajc apach tool ant unknown element unknownel execut unknown element unknownel java iajc apach tool ant task perform task java iajc apach tool ant target execut target java iajc apach tool ant target perform task performtask target java iajc apach tool ant project execut sort target executesortedtarget project java iajc apach tool ant helper singl check executor singlecheckexecutor execut target executetarget singl check executor singlecheckexecutor java iajc apach tool ant project execut target executetarget project java iajc apach tool ant taskdef ant execut ant java iajc apach tool ant taskdef call target calltarget execut call target calltarget java iajc apach tool ant unknown element unknownel execut unknown element unknownel java iajc apach tool ant task perform task java iajc apach tool ant target execut target java iajc apach tool ant target perform task performtask target java iajc apach tool ant project execut sort target executesortedtarget project java iajc apach tool ant project execut target executetarget project java iajc apach tool ant helper default executor defaultexecutor execut target executetarget default executor defaultexecutor java iajc apach tool ant project execut target executetarget project java iajc apach tool ant main run build runbuild main java iajc apach tool ant main start ant startant main java iajc apach tool ant launch launcher run launcher java iajc apach tool ant launch launcher main launch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0496" calcext:value-type="float">
            <text:p>160496</text:p>
          </table:table-cell>
          <table:table-cell table:style-name="ce2" office:value-type="string" calcext:value-type="string">
            <text:p>whilst look ajdoc bug slightli confus read main ajdoc method didn includ refactor within patch bug mearli eas use therefor rais enhanc cove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161217" calcext:value-type="float">
            <text:p>161217</text:p>
          </table:table-cell>
          <table:table-cell table:style-name="ce2" office:value-type="string" calcext:value-type="string">
            <text:p>play aspect deploy model got error project rebuild ajdt java lang null pointer except nullpointerexcept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 bcelclassweav lass weav batch build build config buildconfig file aspect class appli aspect percflow execut instrument bean instrumentedbean get property2 getproperty2 public class get field at aspect getfieldataspect around execut configur bean configurablebean get property2 getproperty2 public object on get onget proceed join point proceedingjoinpoint jp throw throwabl return jp proceed import springframework bean factori initi bean initializingbean public class instrument bean instrumentedbean implement initi bean initializingbean instrument bean iinstrumentedbean privat configur bean configurablebean configur bean configurablebean privat string valu privat transient string transient valu transientvalu aaa public void after properti set afterpropertiesset throw except configur bean configurablebean new configur bean configurablebean public string get property1 getproperty1 synchron return configur bean configurablebean get property1 getproperty1 public string get property2 getproperty2 synchron return configur bean configurablebean get property2 getproperty2 public void set valu setvalu string valu synchron valu valu public object get valu getvalu synchron return valu public object get transient valu gettransientvalu return transient valu transientvalu public void set transient valu settransientvalu string transient valu transientvalu transient valu transientvalu transient valu transientvalu import java serializ import springframework bean factori annot configur configur public class configur bean configurablebean implement serializ privat static final long serial versionui serialversionuid 1l privat string property1 privat string property2 public configur bean configurablebean public string get property1 getproperty1 return property1 public string get property2 getproperty2 return property2 public void set property1 setproperty1 string property1 property1 property1 public void set property2 setproperty2 string property2 property2 property2</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61217" calcext:value-type="float">
            <text:p>161217</text:p>
          </table:table-cell>
          <table:table-cell table:style-name="ce2" office:value-type="string" calcext:value-type="string">
            <text:p>play aspect deploy model got error project rebuild ajdt java lang null pointer except nullpointerexcept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 bcelclassweav lass weav batch build build config buildconfig file aspect class appli aspect percflow execut instrument bean instrumentedbean get property2 getproperty2 public class get field at aspect getfieldataspect around execut configur bean configurablebean get property2 getproperty2 public object on get onget proceed join point proceedingjoinpoint jp throw throwabl return jp proceed import springframework bean factori initi bean initializingbean public class instrument bean instrumentedbean implement initi bean initializingbean instrument bean iinstrumentedbean privat configur bean configurablebean configur bean configurablebean privat string valu privat transient string transient valu transientvalu aaa public void after properti set afterpropertiesset throw except configur bean configurablebean new configur bean configurablebean public string get property1 getproperty1 synchron return configur bean configurablebean get property1 getproperty1 public string get property2 getproperty2 synchron return configur bean configurablebean get property2 getproperty2 public void set valu setvalu string valu synchron valu valu public object get valu getvalu synchron return valu public object get transient valu gettransientvalu return transient valu transientvalu public void set transient valu settransientvalu string transient valu transientvalu transient valu transientvalu transient valu transientvalu import java serializ import springframework bean factori annot configur configur public class configur bean configurablebean implement serializ privat static final long serial versionui serialversionuid 1l privat string property1 privat string property2 public configur bean configurablebean public string get property1 getproperty1 return property1 public string get property2 getproperty2 return property2 public void set property1 setproperty1 string property1 property1 property1 public void set property2 setproperty2 string property2 property2 property2</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1502" calcext:value-type="float">
            <text:p>161502</text:p>
          </table:table-cell>
          <table:table-cell table:style-name="ce2" office:value-type="string" calcext:value-type="string">
            <text:p>gener paramet like list extend pointcut throw unsupport oper except unsupportedoperationexcept java lang unsupport oper except unsupportedoperationexcept aspectj weaver unresolv type unresolvedtyp parameter unresolv type unresolvedtyp java aspectj weaver pattern exact type pattern exacttypepattern parameter with parameterizewith exact type pattern exacttypepattern java aspectj weaver pattern signatur pattern signaturepattern parameter with parameterizewith signatur pattern signaturepattern java aspectj weaver pattern kind pointcut kindedpointcut parameter with parameterizewith kind pointcut kindedpointcut java aspectj weaver bcel bcel advic bceladvic parameter with parameterizewith bcel advic bceladvic java aspectj weaver resolv type resolvedtyp get declar advic getdeclaredadvic resolv type resolvedtyp java aspectj weaver resolv type resolvedtyp get declar shadow munger getdeclaredshadowmung resolv type resolvedtyp java aspectj weaver resolv type resolvedtyp collect shadow munger collectshadowmung resolv type resolvedtyp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compil adapt ajcompileradapt weav aj compil adapt ajcompileradapt java aspectj ajdt intern compil aj compil adapt ajcompileradapt after compil aftercompil aj compil adapt ajcompileradapt java aspectj ajdt intern compil compil adapt compileradapt ajc after return afterreturn aspectj ajdt intern compil compil adapt compileradapt f9cc9ca0 compil adapt compileradapt aj aspectj jdt intern compil compil compil compil java aspectj ajdt intern core builder aj build manag ajbuildmanag perform compil performcompil aj build manag ajbuildmanag java aspectj ajdt intern core builder aj build manag ajbuildmanag do build dobuild aj build manag ajbuildmanag java aspectj ajdt intern core builder aj build manag ajbuildmanag batch build batchbuild aj build manag ajbuildmanag java aspectj ajd intern compil adapt compileradapt compil compil adapt compileradapt java aspectj ajd intern aspect build manag aspectjbuildmanag compil thread compilerthread run aspect build manag aspectjbuildmanag java unsupport oper except unsupportedoperationexcept thrown unabl parameter unresolv type pjava util list ljava lang object reproduc except compil follow code snippet import java util array list arraylist import java util list import aspectj lang proceed join point proceedingjoinpoint import aspectj lang annot around import aspectj lang annot aspect public class main public list extend element get element getel return new array list arraylist element class element aspect static abstract class base around call list extend public list extend element list elementlist proceed join point proceedingjoinpoint thi join point thisjoinpoint tri return list extend thi join point thisjoinpoint proceed catch throwabl throw new runtim except runtimeexcept aspect static class concret extend base element public static void main string arg new main get element gete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3802" calcext:value-type="float">
            <text:p>163802</text:p>
          </table:table-cell>
          <table:table-cell table:style-name="ce2" office:value-type="string" calcext:value-type="string">
            <text:p>hello sever time aspectj compil error compil normal java class file refer aspect concern aspect aspect aspectj project go away clean project error report class java lang null pointer except nullpointerexcept aspectj weaver resolv type resolvedtyp collect inter type munger collectintertypemung resolv type resolvedtyp java aspectj weaver resolv type resolvedtyp collect inter type munger collectintertypemung resolv type resolvedtyp java aspectj weaver resolv type resolvedtyp get inter type munger includ super getintertypemungersincludingsup resolv type resolvedtyp java aspectj weaver resolv type resolvedtyp check inter type munger checkintertypemung resolv type resolvedtyp java aspectj ajdt intern compil lookup aj lookup environ ajlookupenviron weav int weaveint adapt java aspectj ajd intern aspect build manag aspectjbuildmanag compil thread compilerthread run aspect build manag aspectjbuildmanag java null pointer except nullpointerexcept thrown null occur plugin configur ibm icu intern compon unicod java u4 icu4j activ ibm icu sourc intern compon unicod java u4 icu4j sourc plug in plugin resolv jcraft jsch sch jsch resolv net sf fjep fatjar fat jar plug in plugin resolv apach ant apach ant resolv apach lucen v20060601 apach lucen resolv aspectj ajd aspect aspectj activ aspectj runtim aspect aspectj runtim resolv aspectj weaver aspect aspectj weaver resolv ajdt core aspect aspectj develop tool core activ ajdt exampl aspect aspectj exampl resolv ajdt pde build aspect aspectj plug in plugin develop environ build support resolv ajdt sourc plugin name pluginnam resolv ajdt ui aspect aspectj develop tool ui activ ant core v20060531 ant build tool core resolv ant ui r321 v20060828 ant ui resolv aspectj aspect aspectj develop tool resolv compar m20060711 compar support activ contribut visualis visualis plug in plugin resolv contribut xref core cross refer core plugin activ contribut xref ui cross refer ui plugin activ core boot v20060603 core boot resolv core command i20060605 command resolv core contenttyp v20060603 content mechan activ core express r321 v20060721 express languag activ core filebuff r321 v20060721 file buffer activ core filesystem v20060603 core file system resolv core filesystem macosx v20060603 core file system macintosh resolv core job v20060603 job mechan activ core resourc r32x v20060914 core resourc manag activ core resourc compat v20060603 core resourc manag compat fragment resolv core runtim v20060603 core runtim activ core runtim compat v20060603 core runtim plug in plugin compat activ core runtim compat auth v20060601 author compat plug in plugin activ core runtim compat registri r32x v20060907 registri compat fragment resolv core variabl v20060605 core variabl activ debug core v20060823 debug core activ debug ui v20060823 debug ui activ equinox common v20060603 common runtim activ equinox prefer r32x v20060717 prefer mechan activ equinox registri r32x v20060814 extens registri support activ help r321 v20060920 help system core activ help appserv v20060602 help applic server resolv help base r321 v20060822 help system base resolv help ui v20060602 help system ui resolv help webapp r321 v20060803 help system webapp resolv jdt r321 v20060823 java develop tool resolv jdt apt core r32x v20060822 java annot process core activ jdt apt ui r32x v20060822 java annot process ui resolv jdt core r32x java develop tool core activ jdt core manipul r321 v20060721 java code manipul function resolv jdt debug r321 v20060731 jdi debug model activ jdt debug ui r321 v20060918 jdi debug ui activ jdt doc isv r321 v20060907 jdt plug in plugin develop guid resolv jdt doc user v20060605 java develop user guid resolv jdt junit r321 v20060810 java develop tool unit junit support activ jdt junit runtim r321 v20060721 java develop tool unit junit runtim support resolv jdt junit4 runtim r321 v20060905 java develop tool unit4 junit4 runtim support resolv jdt launch r321 v20060731 java develop tool launch support activ jdt launch macosx v20060605 mac launcher activ jdt sourc r321 v20060905 r4 m1 znkvre9w r4cm1znkvre9wc java develop tool sdk resolv jdt sourc macosx carbon ppc r321 v20060905 r4 m1 znkvre9w r4cm1znkvre9wc java develop tool sdk resolv jdt ui r321 v20060907 java develop tool ui activ jface m20060908 face jface resolv jface databind i20060605 face jface data bind resolv jface text r321 v20060810 face jface text resolv ltk core refactor r321 v20060823 refactor core activ ltk ui refactor r321 v20060726 refactor ui activ osgi servic v20060601 gi osgi releas servic resolv osgi util v20060601 gi osgi r3 util class resolv pde v20060810 plug in plugin develop environ resolv pde build r321 v20060823 plug in plugin develop environ build support resolv pde core v20060915 plug in plugin develop core resolv pde doc user v20060816 plug in plugin develop user guid resolv pde junit runtim v20060605 pde unit junit plug in plugin resolv pde runtim v20060605 plug in plugin develop environ runtim resolv pde sourc r321 v20060823 6v ld q3 nk8 dr 6vylldq3nk8drfg plug in plugin develop environ develop resourc resolv pde ui v20060816 plug in plugin develop ui resolv platform v20060601 platform resolv platform doc isv r321 v2006030 platform plug in plugin develop guid resolv platform doc user r32x v200608101155 workbench user guid resolv platform sourc r321 v20060921 v20060921b xva sy mtx insqsymtx platform plug in plugin develop resourc resolv platform sourc macosx carbon ppc r321 v20060921 v20060921b xva sy mtx insqsymtx platform plug in plugin develop resourc resolv rcp v20060605 rcp resolv rcp sourc r321 v20060801 2ek w2 bxmcp ooq 2ekw2bxmcppuooq rcp plug in plugin develop resourc resolv rcp sourc macosx carbon ppc r321 v20060801 2ek w2 bxmcp ooq 2ekw2bxmcppuooq rcp plug in plugin develop resourc resolv sdk r321 v20060705 project sdk resolv search r321 v20060726 search support resolv swt v3235e standard widget toolkit resolv swt carbon macosx v3235 standard widget toolkit mac carbon resolv team core m20060711 team support core activ team cv core m200608161750 cv team provid core activ team cv ssh i200606011710 cv ssh core resolv team cv ssh2 i200606051140 cv h2 ssh2 activ team cv ui m20060831 cv team provid ui activ team ui m200608151725 team support ui activ text v20060605 text resolv tomcat v20060601 tomcat wrapper resolv ui m20060913 ui activ ui browser v20060602 browser support activ ui carbon i20060605 ui mac maco enhanc resolv ui cheatsheet r321 v20060720 cheat sheet resolv ui consol v20060605 consol activ ui editor r321 v20060721 default text editor activ ui externaltool r321 v20060802 extern tool activ ui form v20060602 form activ ui ide m20060915 ide ui activ ui intro r321 v20060810 welcom framework resolv ui intro univers r321 v20060905 univers welcom resolv ui navig m20060913 common navig view resolv ui navig resourc m20060906 0800b navig workbench compon resolv ui present r21 i20060605 r21 present plug in plugin resolv ui view m20060906 view activ ui view properti tab m20060830 tab properti view resolv ui workbench m20060906 workbench activ ui workbench compat i20060605 workbench compat resolv ui workbench texteditor v20060605 text editor framework activ updat configur v20092006 instal updat configur activ updat core v20092006 instal updat core activ updat schedul v20092006 automat updat schedul activ updat ui v20092006 instal updat ui resolv junit unit junit test framework resolv junit4 unit junit test framework version resolv sf javacc java javacc plug in plugin activ system bundl r32x v20060919 gi osgi system bundl acti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64288" calcext:value-type="float">
            <text:p>164288</text:p>
          </table:table-cell>
          <table:table-cell table:style-name="ce2" office:value-type="string" calcext:value-type="string">
            <text:p>work aspect aspectj develop jdevelop found possibl convinc compil use jdk construct appear method ajc build option ajcbuildopt call get java option map getjavaoptionsmap current implement return null case compil adapt compileradapt configur build option configurebuildopt areound line code tri access object access whether use jdk construct sinc return valu alway null project never properli configur notic implement root interfac core build option corebuildopt appear directli return structur class java project javaproject would appear interfac break rule abstract correct read situat solut would either implement core build option corebuildopt class correctli work adj project adapt class alter code compil adapt correct use properti project adapt think latter probabl best build option buildopt assum deped shouldn current custom one nato current work around issu would good get resolv possibl know bit late lost email</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64288" calcext:value-type="float">
            <text:p>164288</text:p>
          </table:table-cell>
          <table:table-cell table:style-name="ce2" office:value-type="string" calcext:value-type="string">
            <text:p>work aspect aspectj develop jdevelop found possibl convinc compil use jdk construct appear method ajc build option ajcbuildopt call get java option map getjavaoptionsmap current implement return null case compil adapt compileradapt configur build option configurebuildopt areound line code tri access object access whether use jdk construct sinc return valu alway null project never properli configur notic implement root interfac core build option corebuildopt appear directli return structur class java project javaproject would appear interfac break rule abstract correct read situat solut would either implement core build option corebuildopt class correctli work adj project adapt class alter code compil adapt correct use properti project adapt think latter probabl best build option buildopt assum deped shouldn current custom one nato current work around issu would good get resolv possibl know bit late lost email</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165148" calcext:value-type="float">
            <text:p>165148</text:p>
          </table:table-cell>
          <table:table-cell table:style-name="ce2" office:value-type="string" calcext:value-type="string">
            <text:p>due mechan use concret aspect code gen concreteaspectcodegen see lot unnecessari except creat problem rather look type confirm doesn exist defin code us resolv check exist resolv attempt build isnt classload never find aop xml defin type class doesn exist anywher classpath spuriou except creat sometim trace collect trace go chang code lookup realli necessa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70102" calcext:value-type="float">
            <text:p>170102</text:p>
          </table:table-cell>
          <table:table-cell table:style-name="ce2" office:value-type="string" calcext:value-type="string">
            <text:p>iajc ant task current support option provid ajc compil would nice could support build done use ant task gener error warn one done within id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71667" calcext:value-type="float">
            <text:p>171667</text:p>
          </table:table-cell>
          <table:table-cell table:style-name="ce2" office:value-type="string" calcext:value-type="string">
            <text:p>execut clean project automat build receiv error line top stack some file somefil jara java lang null pointer except nullpointerexcept aspectj ajdt intern compil problem aj problem report ajproblemreport method must overrid methodmustoverrid aj problem report ajproblemreport java aspectj jdt intern compil ast method declar methoddeclar resolv statement resolvestat method declar methoddeclar java aspectj jdt intern compil ast abstract method declar abstractmethoddeclar resolv abstract method declar abstractmethoddeclar java aspectj jdt intern compil ast type de typed pter java aspectj ajd intern aspect build manag aspectjbuildmanag compil thread compilerthread run aspect build manag aspectjbuildmanag java null pointer except nullpointerexcept thrown nul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175039" calcext:value-type="float">
            <text:p>175039</text:p>
          </table:table-cell>
          <table:table-cell table:style-name="ce2" office:value-type="string" calcext:value-type="string">
            <text:p>debug stack trace load time loadtim weav ajcor file avail found signatur argument type factori typefactori creat type from signatur createtypefromsignatur string pjava lang enum ljavax jw soap bind soapbind paramet style parameterstyl method erron use empti array paramet think relat gener type paramet fairli easi reproduc case fix patch ll look tonight week java lang array index out of bound except arrayindexoutofboundsexcept aspectj weaver resolv type resolvedtyp get member parameter map getmemberparameterizationmap resolv type resolvedtyp java aspectj weaver refer type referencetyp get declar interfac getdeclaredinterfac refer type referencetyp java aspectj weaver resolv type resolvedtyp get direct supertyp getdirectsupertyp resolv type resolvedtyp java aspectj weaver pattern type pattern typepattern match subtyp matchessubtyp type pattern typepattern java aspectj weaver pattern type pattern typepattern match subtyp matchessubtyp type pattern typepattern java aspectj weaver pattern type pattern typepattern match static matchesstat type pattern typepattern java aspectj weaver loadtim class loader weav adaptor classloaderweavingadaptor accept class loader weav adaptor classloaderweavingadaptor java aspectj weaver tool weav adaptor weavingadaptor weav class weaveclass weav adaptor weavingadaptor java aspectj weaver loadtim aj pre process preprocess aj java aspectj weaver loadtim class pre processor agent adapt classpreprocessoragentadapt transform class pre processor agent adapt classpreprocessoragentadapt java sun instrument transform manag transformermanag transform transform manag transformermanag java sun instrument instrument impl instrumentationimpl transform instrument impl instrumentationimpl java java lang class loader classload defin class defineclass ljava lang string ljava biiljava secur protect domain protectiondomain ljava lang class unknown sourc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net class loader urlclassload find class findclass class loader urlclassload java java lang class loader classload load class loadclass ljava lang string ljava lang class unknown sourc sun misc launcher app class loader appclassload load class loadclass launcher java java lang class loader classload load class loadclass ljava lang string ljava lang class unknown sourc java lang class loader classload load class from nativ loadclassfromn ljava lang string ljava lang class unknown sourc java lang class for name fornam ljava lang string ljava zljava lang class loader classload ljava lang class unknown sourc jrockit reflect member access memberaccess get class from field desc getclassfromfielddesc ljava lang string ljava iljava lang class loader classload ljava lang class unknown sourc jrockit reflect member access memberaccess get return class from method desc getreturnclassfrommethoddesc ljava lang string ljava lang class loader classload ljava lang class unknown sour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84447" calcext:value-type="float">
            <text:p>184447</text:p>
          </table:table-cell>
          <table:table-cell table:style-name="ce2" office:value-type="string" calcext:value-type="string">
            <text:p>build id sdk version m20070212 step reproduc occur repeatedli save aj file java file bo advis restart made go away happen know reproduc sorri ajdt version inform java lang null pointer except nullpointerexcept aspectj ajdt intern compil lookup aj lookup environ ajlookupenviron do declar annot dodeclareannot aj lookup environ ajlookupenviron java aspectj ajdt intern compil lookup aj lookup environ ajlookupenviron weav inter type declar weaveintertypedeclar aj lookup environ ajlookupenviron java aspectj ajdt intern compil lookup aj lookup environ ajlookupenviron weav inter type declar weaveintertypedeclar aj lookup environ ajlookupenviron java aspectj ajdt intern compil lookup aj lookup ajlookup auto build job autobuildjob run auto build job autobuildjob java core intern job worker run worker java compil error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85447" calcext:value-type="float">
            <text:p>185447</text:p>
          </table:table-cell>
          <table:table-cell table:style-name="ce2" office:value-type="string" calcext:value-type="string">
            <text:p>tri use abstract aspect librari jar file caus problem soon attach zip project log librari logginglibrari defin two abstract trivial log aspect one code style codestyl one aspect aspectj style sampl system samplesystem us code style codestyl abstract aspect success sampl system2 samplesystem2 us aspect aspectj style abstract aspect won compil except java lang null pointer except nullpointerexcept aspectj weaver bcel at aj attribut atajattribut lazi resolv pointcut definit lazyresolvedpointcutdefinit get pointcut getpointcut at aj attribut atajattribut java aspectj weaver shadow munger shadowmung add child node addchildnod shadow munger shadowmung java aspectj weaver shadow munger shadowmung creat hierarchi createhierarchi shadow munger shadowmung java aspectj weaver asm relationship provid asmrelationshipprovid advic munger advicemung asm relationship provid asmrelationshipprovid java aspectj weaver shadow implement munger implementmung shadow java int ljava lang string areturn public object run objec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85447" calcext:value-type="float">
            <text:p>185447</text:p>
          </table:table-cell>
          <table:table-cell table:style-name="ce2" office:value-type="string" calcext:value-type="string">
            <text:p>tri use abstract aspect librari jar file caus problem soon attach zip project log librari logginglibrari defin two abstract trivial log aspect one code style codestyl one aspect aspectj style sampl system samplesystem us code style codestyl abstract aspect success sampl system2 samplesystem2 us aspect aspectj style abstract aspect won compil except java lang null pointer except nullpointerexcept aspectj weaver bcel at aj attribut atajattribut lazi resolv pointcut definit lazyresolvedpointcutdefinit get pointcut getpointcut at aj attribut atajattribut java aspectj weaver shadow munger shadowmung add child node addchildnod shadow munger shadowmung java aspectj weaver shadow munger shadowmung creat hierarchi createhierarchi shadow munger shadowmung java aspectj weaver asm relationship provid asmrelationshipprovid advic munger advicemung asm relationship provid asmrelationshipprovid java aspectj weaver shadow implement munger implementmung shadow java int ljava lang string areturn public object run objec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86884" calcext:value-type="float">
            <text:p>18688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92877" calcext:value-type="float">
            <text:p>192877</text:p>
          </table:table-cell>
          <table:table-cell table:style-name="ce2" office:value-type="string" calcext:value-type="string">
            <text:p>build id m20070212 step reproduc use declar parent declarepar introduc default interfac implement exist type full build compil cleanli work expect increment build caus follow type compil error type foo impl fooimpl must implement inherit abstract method method methoda exampl foo impl fooimpl class introduc default implement interfac defin method method methoda inform see attach zip complet set file reproduc repoduc ajdt well ajdt c1 5rc1 c1 3rc1</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193348" calcext:value-type="float">
            <text:p>193348</text:p>
          </table:table-cell>
          <table:table-cell table:style-name="ce2" office:value-type="string" calcext:value-type="string">
            <text:p>realli pinpoint code trigger happen increment time full build project get error seem work java lang null pointer except nullpointerexcept aspectj weaver bcel bcel weaver bcelweav rais unbound formal error raiseunboundformalerror bcel weaver bcelweav java aspectj weaver bcel bcel weaver bcelweav valid singl branch validatesinglebranch bcel weaver bcelweav java aspectj weaver bcel bcel weaver bcelweav valid bind validatebind bcel weaver bcelweav java aspectj weaver bcel bcel weaver bcelweav rewrit pointcut rewritepointcut bcel weaver bcelweav java aspectj weaver bcel bcel weaver bcelweav prepar for weav prepareforweav bcel weaver bcelweav java aspectj ajd build job obuildjob run auto build job autobuildjob java core intern job worker run worker java compil error null pointer except nullpointerexcept thrown nu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03367" calcext:value-type="float">
            <text:p>203367</text:p>
          </table:table-cell>
          <table:table-cell table:style-name="ce2" office:value-type="string" calcext:value-type="string">
            <text:p>build id i20070621 step reproduc packag use packag src sourc folder public aspect cant match on interfac introduc to gener class cantmatchoninterfaceintroducedtogenericclass public static interfac marker public static class non gener class nongenericclass public void doit string msg system println doit msg msg public static class gener class genericclass public void doit system println doit declar parent non gener class nongenericclass implement marker declar parent gener class genericclass implement marker pointcut non gener call nongenericcal call void non gener class nongenericclass doit pointcut gener call genericcal call void gener class genericclass doit pointcut marker call markercal call void marker doit non gener call nongenericcal system println non gener call nongenericcal thi join point static part thisjoinpointstaticpart gener call genericcal system println gener call genericcal thi join point static part thisjoinpointstaticpart marker call markercal system println marker call markercal thi join point static part thisjoinpointstaticpart public static void main string arg new non gener class nongenericclass doit message1 new gener class genericclass integ doit new integ inform code past step demonst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03384" calcext:value-type="float">
            <text:p>203384</text:p>
          </table:table-cell>
          <table:table-cell table:style-name="ce2" office:value-type="string" calcext:value-type="string">
            <text:p>type aspectj jdt core dom inter type field declar intertypefielddeclar java aspectj jdt core dom inter type method declar intertypemethoddeclar java return visit aj ajast tree expos name type method field ad requir inform project current work would appreci 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03384" calcext:value-type="float">
            <text:p>203384</text:p>
          </table:table-cell>
          <table:table-cell table:style-name="ce2" office:value-type="string" calcext:value-type="string">
            <text:p>type aspectj jdt core dom inter type field declar intertypefielddeclar java aspectj jdt core dom inter type method declar intertypemethoddeclar java return visit aj ajast tree expos name type method field ad requir inform project current work would appreci 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03384" calcext:value-type="float">
            <text:p>203384</text:p>
          </table:table-cell>
          <table:table-cell table:style-name="ce2" office:value-type="string" calcext:value-type="string">
            <text:p>type aspectj jdt core dom inter type field declar intertypefielddeclar java aspectj jdt core dom inter type method declar intertypemethoddeclar java return visit aj ajast tree expos name type method field ad requir inform project current work would appreci a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06732" calcext:value-type="float">
            <text:p>206732</text:p>
          </table:table-cell>
          <table:table-cell table:style-name="ce2" office:value-type="string" calcext:value-type="string">
            <text:p>report josh mail list follow file advis aj packag bug public class advis aspect itd public void advis ref aj packag notbug import bug advis public class ref public void new advis attempt build advis aj jar refer ref aj use follow ant build xml xml version project name bug basedir workplac imd bug xmln aj antlib aspectj taskdef uri antlib aspectj resourc aspectj antlib xml classpath aspectjtool jar target name clean delet bug includ class delet notbug includ class target target name task1 aj iajc srcdir destdir sourc target classpath locat aspectjrt jar includ name bug advis aj aj iajc target target name task2 aj iajc sourc target srcdir classpath locat aspectjrt jar aspectpath locat includ name notbug ref aj aj iajc target project within build error one project command line howev execut ant task2 get follow marvel error messag suggest ajc tri itd class alreadi dd itdd aj iajc error workplac imd bug bug advis aj inter type intertyp declar bug itd conflict exist member void bug advis aj iajc messag holder messagehold info error aj iajc error error workplac imd bug bug advis aj inter type intertyp declar bug itd conflict exist member void bug advis let say real use case usecas jar produc task1 contain aspect appli client thereof jar inde aspectpath classpath task2 unless serious misunderstand someth stop duplic attempt itd josh josh correct use aspectpath pull aspect applic type problem pull type advis reappli known itd clash one ad origin build type two possibl fix look reappli itd ad ensur type system consist binari type pull aspectpath recogn itd clash member previous appli itd sure determin came aspectpath point clash detect option alreadi implement ll tri littl option giv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09372" calcext:value-type="float">
            <text:p>209372</text:p>
          </table:table-cell>
          <table:table-cell table:style-name="ce2" office:value-type="string" calcext:value-type="string">
            <text:p>line number ad gener class file follow except thrown java lang illeg argument except illegalargumentexcept aspectj bridg sourc locat sourceloc valid line validlin sourc locat sourceloc java aspectj bridg sourc locat sourceloc init sourc locat sourceloc java aspectj bridg sourc locat sourceloc init sourc locat sourceloc java aspectj bridg sourc locat sourceloc init sourc locat sourceloc java aspectj ajdt intern core builder eclips sourc context eclipsesourcecontext make sourc locat makesourceloc eclips sourc context eclipsesourcecontext java aspectj re util reutil java core intern job worker run worker java compil error illeg argument except illegalargumentexcept thrown neg line easi way reproduc problem uncheck correspond checkbox classfil gener section java compil option full build perform aspect aspectj intern compil error thrown featur version ajd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10848" calcext:value-type="float">
            <text:p>21084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11674" calcext:value-type="float">
            <text:p>211674</text:p>
          </table:table-cell>
          <table:table-cell table:style-name="ce2" office:value-type="string" calcext:value-type="string">
            <text:p>report list ashley william convert aspect use aspect aspectj style get strang error messag compil trace aspect first section code pointcut execut trace annot trace void annot method annotatedmethod trace trace after throw afterthrow pointcut annot method annotatedmethod trace throw public void log except logexcept join point joinpoint thi join point thisjoinpoint trace trace throwabl level level level to level tolevel trace level logger is enabl for isenabledfor level logger log level formatt format signatur throw formatsignaturethrow thi join point thisjoinpoint match method annot trace log subclass throwabl may thrown howev run case get follow error java lang verifi error verifyerror class db abfo trace pojo one pojoon method calcul signatur catch type subclass throwabl use work use aspectj throw languag extent form pointcut annot method annotatedmethod trace trace execut trace annot trace trace trace throw throwabl annot method annotatedmethod trace level level trace level get level getlevel logger is enabl for isenabledfor level logger log level formatt format signatur throw formatsignaturethrow thi join point thisjoinpoin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20172" calcext:value-type="float">
            <text:p>220172</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20686" calcext:value-type="float">
            <text:p>220686</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22437" calcext:value-type="float">
            <text:p>222437</text:p>
          </table:table-cell>
          <table:table-cell table:style-name="ce2" office:value-type="string" calcext:value-type="string">
            <text:p>sometim ajdt project get state meta inf metainf manifest mf file fail make destin folder</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24962" calcext:value-type="float">
            <text:p>224962</text:p>
          </table:table-cell>
          <table:table-cell table:style-name="ce2" office:value-type="string" calcext:value-type="string">
            <text:p>although support java6 ad last mileston use ant ajc task ajctask doesn recogn sourc target paramet easi fix modifi ajc task ajctask java ad miss constant static final string target input new string static final string sourc input new string static final string complianc input new string than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27295" calcext:value-type="float">
            <text:p>227295</text:p>
          </table:table-cell>
          <table:table-cell table:style-name="ce2" office:value-type="string" calcext:value-type="string">
            <text:p>build id step reproduc cannot find way reproduc somehow random exampl happen creat new class aspectj project save java compil properli file ajdt aspect aspectj directli base except iiuc narrow gener unresolv type unresolvedtyp someth like convert bound refer type boundedreferencetyp somethinf like convert extend number weaver handl properli simpli cast one silli assumpt inform java lang class cast except classcastexcept aspectj ajdt intern compil lookup eclips factori eclipsefactori make type binding1 maketypebinding1 eclips factori eclipsefactori java aspectj ajdt intern compil lookup eclips factori eclipsefactori make type bind maketypebind eclips factori eclipsefactori java aspectj ajdt intern compil lookup eclips factori eclipsefactori make type binding1 maketypebinding1 eclips factori eclipsefactori java aspectj ajdt intern compil lookup eclips factori eclipsefactori make type bind maketypebind eclips factori eclipsefactori java asp worker java compil error class cast except classcastexcept thrown aspectj weaver unresolv type unresolvedtyp cannot cast aspectj weaver bound refer type boundedreferencety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28633" calcext:value-type="float">
            <text:p>228633</text:p>
          </table:table-cell>
          <table:table-cell table:style-name="ce2" office:value-type="string" calcext:value-type="string">
            <text:p>would like enhanc abl match two pointcut design pointcutdesign call pointcut definit j5 aj5 quick refer current follow fail aj matcher test ajastmatchertest java public void test match default pointcut testmatchdefaultpointcut aj ajast ast aj ajast new aj newajast ast s3 jls3 default pointcut defaultpointcut dp1 ast new default pointcut newdefaultpointcut default pointcut defaultpointcut dp2 ast new default pointcut newdefaultpointcut dp1 set detail setdetail call foo dp2 set detail setdetail call bar assert fals assertfals dp1 subtre match subtreematch new aj matcher ajastmatch dp2 reason implement mani differ kind pointcut definit aspect aspectj instead default pointcut defaultpointcut simpli contain pointcut definit string field stringfield detail shown case true default type pattern defaulttypepattern signatur pattern signaturepattern addit current implement default pointcut defaultpointcut default type pattern defaulttypepattern signatur pattern signaturepattern node alway match anoth ast node node type instanceof see necessari add type everi possibl pointcut definit extend current implement type name pattern signatur pattern extend parser intern extern creat node pointcut definit extend convert convert new node type final extend matcher abl match two pointcut definit implement alreadi done combin poincut use cflow refer pointcut without paramet pleas comment task list initi overview result limit knowledg field</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29829" calcext:value-type="float">
            <text:p>229829</text:p>
          </table:table-cell>
          <table:table-cell table:style-name="ce2" office:value-type="string" calcext:value-type="string">
            <text:p>java lang null pointer except nullpointerexcept aspectj jdt intern compil lookup sourc type bind sourcetypebind sourc start sourcestart sourc type bind sourcetypebind java aspectj jdt intern compil lookup method bind methodbind sourc start sourcestart method bind methodbind java aspectj ajdt intern compil lookup eclips sourc type eclipsesourcetyp fill declar member filldeclaredmemb eclips sourc type eclipsesourcetyp java aspectj ajdt intern compil lookup eclips sourc type eclipsesourcetyp get declar fiel getdeclaredfiel ireturn public boolean is trace modif istracingmodif public class centricsoftwar pi core data reflect attribu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30817" calcext:value-type="float">
            <text:p>230817</text:p>
          </table:table-cell>
          <table:table-cell table:style-name="ce2" office:value-type="string" calcext:value-type="string">
            <text:p>report time differ user alway prove tough diagnos typic stack trace someth like java lang null pointer except nullpointerexcept aspectj weaver bcel lazi method gen lazymethodgen remap lazi method gen lazymethodgen java aspectj weaver bcel lazi method gen lazymethodgen add except handler addexceptionhandl lazi method gen lazymethodgen java aspectj weaver bcel lazi method gen lazymethodgen pack bodi packbodi lazi method gen lazymethodgen java aspectj weaver bcel lazi method gen lazymethodgen pack lazi method gen lazymethodgen java aspectj weaver bcel lazi method gen lazymethodgen get method getmethod lazi method gen lazymethodgen java aspectj weaver bcel lazi class gen lazyclassgen write back writeback lazi class gen lazyclassgen java aspectj weaver bcel lazi class gen lazyclassgen get java class byte includ reweav getjavaclassbytesincludingreweav lazi class gen lazyclassgen java aspectj weaver bcel bcel weaver bcelweav get class file for getclassfilesfor bcel weaver bcelweav java aspectj weaver bcel bcel weaver bcelweav weav and notifi weaveandnotifi bcel weaver bcelweav java except line remap ih ih get next getnext call add except handler addexceptionhandl line gen add except handler addexceptionhandl remap get real start getrealstart map remap get real end getrealend map remap get handler gethandl map get catch type getcatchtyp null null object type objecttyp bcel world bcelworld make bcel type makebceltyp get catch type getcatchtyp weav instruct list augment extra entri repres shadow start method call methodcal method execut methodexecut handler etc weav complet remov temporari element use remain instruct produc method bytecod sometim temporari entri target element line number tag local variabl tag except handler usual pack use remap reposit locat move temporari placehold onto real instruct make bytecod except tell u start walk temporari placehold entri came real instruct ran instruct cannot happen indic someth went serious wrong alway encount instruct remap temporari element dig actual remap call handler start lead problem handler repres jump code except specifi type occur instruct point start sent debug build user encount problem could recreat look fact handler point call remap learn problem occur handler point anywher method current process good second debug build tri ascertain set handler point nowher debug never trigger no one noon set point nowher happen notic whilst go instruct debug output cobertura use coverag toolkit work bytecod manipul insert call librari aspect aspectj call cobertura ask user tri step way round work fine indic cobertura someth bytecod gave u problem much mess recreat appli around advic within class rt jar use larg standalon jar file could weav learn cobertura creat catch block look littl differ javac compil creat typic bytecod sequenc compil produc catch block start store instruct store except caught whether bodi catch block us cobertura catch block start invokestat instruct call anoth method mean mean instruct two shadow handler shadow method call methodcal shadow turn caus problem around advic appli call join point cannot inlin bodi call shadow call pull new method handler instruct meant handler pull new method leav behind except handler jump invalid locat fact jump instruct differ method reason never saw handler locat set incorrectli set correctli front drag method call methodcal shadow wrong place bytecod term look like method execut methodexecut iconst istor sipush istor catch java lang except e0 method call methodcal project data projectdata project data projectdata get global project data getglobalprojectdata invokestat project data projectdata get global project data getglobalprojectdata method call methodcal project data projectdata get global project data getglobalprojectdata ldc some string somestr method call methodcal class data classdata get or creat class data getorcreateclassdata java lang string invokevirtu project data projectdata get or creat class data getorcreateclassdata string lstring method call methodcal class data classdata project data projectdata get or creat class data getorcreateclassdata string sipush method call methodcal void class data classdata touch int invokevirtu class data classdata touch method call methodcal void class data classdata touch int aload method call methodcal object express get valu getvalu invokevirtu express get valu getvalu method call methodcal object express get valu getvalu catch java lang except e0 areturn method call methodcal project data nprojectdata project data projectdata get global project data getglobalprojectdata e0 invokestat project data projectdata get global project data getglobalprojectdata method call methodcal project data projectdata project data projectdata get global project data getglobalprojectdata ldc object see problem final method call methodcal target except handler seen earlier e0 within method call methodcal shadow</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30817" calcext:value-type="float">
            <text:p>230817</text:p>
          </table:table-cell>
          <table:table-cell table:style-name="ce2" office:value-type="string" calcext:value-type="string">
            <text:p>report time differ user alway prove tough diagnos typic stack trace someth like java lang null pointer except nullpointerexcept aspectj weaver bcel lazi method gen lazymethodgen remap lazi method gen lazymethodgen java aspectj weaver bcel lazi method gen lazymethodgen add except handler addexceptionhandl lazi method gen lazymethodgen java aspectj weaver bcel lazi method gen lazymethodgen pack bodi packbodi lazi method gen lazymethodgen java aspectj weaver bcel lazi method gen lazymethodgen pack lazi method gen lazymethodgen java aspectj weaver bcel lazi method gen lazymethodgen get method getmethod lazi method gen lazymethodgen java aspectj weaver bcel lazi class gen lazyclassgen write back writeback lazi class gen lazyclassgen java aspectj weaver bcel lazi class gen lazyclassgen get java class byte includ reweav getjavaclassbytesincludingreweav lazi class gen lazyclassgen java aspectj weaver bcel bcel weaver bcelweav get class file for getclassfilesfor bcel weaver bcelweav java aspectj weaver bcel bcel weaver bcelweav weav and notifi weaveandnotifi bcel weaver bcelweav java except line remap ih ih get next getnext call add except handler addexceptionhandl line gen add except handler addexceptionhandl remap get real start getrealstart map remap get real end getrealend map remap get handler gethandl map get catch type getcatchtyp null null object type objecttyp bcel world bcelworld make bcel type makebceltyp get catch type getcatchtyp weav instruct list augment extra entri repres shadow start method call methodcal method execut methodexecut handler etc weav complet remov temporari element use remain instruct produc method bytecod sometim temporari entri target element line number tag local variabl tag except handler usual pack use remap reposit locat move temporari placehold onto real instruct make bytecod except tell u start walk temporari placehold entri came real instruct ran instruct cannot happen indic someth went serious wrong alway encount instruct remap temporari element dig actual remap call handler start lead problem handler repres jump code except specifi type occur instruct point start sent debug build user encount problem could recreat look fact handler point call remap learn problem occur handler point anywher method current process good second debug build tri ascertain set handler point nowher debug never trigger no one noon set point nowher happen notic whilst go instruct debug output cobertura use coverag toolkit work bytecod manipul insert call librari aspect aspectj call cobertura ask user tri step way round work fine indic cobertura someth bytecod gave u problem much mess recreat appli around advic within class rt jar use larg standalon jar file could weav learn cobertura creat catch block look littl differ javac compil creat typic bytecod sequenc compil produc catch block start store instruct store except caught whether bodi catch block us cobertura catch block start invokestat instruct call anoth method mean mean instruct two shadow handler shadow method call methodcal shadow turn caus problem around advic appli call join point cannot inlin bodi call shadow call pull new method handler instruct meant handler pull new method leav behind except handler jump invalid locat fact jump instruct differ method reason never saw handler locat set incorrectli set correctli front drag method call methodcal shadow wrong place bytecod term look like method execut methodexecut iconst istor sipush istor catch java lang except e0 method call methodcal project data projectdata project data projectdata get global project data getglobalprojectdata invokestat project data projectdata get global project data getglobalprojectdata method call methodcal project data projectdata get global project data getglobalprojectdata ldc some string somestr method call methodcal class data classdata get or creat class data getorcreateclassdata java lang string invokevirtu project data projectdata get or creat class data getorcreateclassdata string lstring method call methodcal class data classdata project data projectdata get or creat class data getorcreateclassdata string sipush method call methodcal void class data classdata touch int invokevirtu class data classdata touch method call methodcal void class data classdata touch int aload method call methodcal object express get valu getvalu invokevirtu express get valu getvalu method call methodcal object express get valu getvalu catch java lang except e0 areturn method call methodcal project data nprojectdata project data projectdata get global project data getglobalprojectdata e0 invokestat project data projectdata get global project data getglobalprojectdata method call methodcal project data projectdata project data projectdata get global project data getglobalprojectdata ldc object see problem final method call methodcal target except handler seen earlier e0 within method call methodcal shadow</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31467" calcext:value-type="float">
            <text:p>231467</text:p>
          </table:table-cell>
          <table:table-cell table:style-name="ce2" office:value-type="string" calcext:value-type="string">
            <text:p>aspectj iajc error sourc inform avail aspectj iajc develop pi java src javasrc centricsoftwar pi servic express func new matrix funcnewmatrix java intern compil error aspectj iajc java lang array index out of bound except arrayindexoutofboundsexcept aspectj iajc aspectj weaver resolv type resolvedtyp get member parameter map getmemberparameterizationmap resolv type resolvedtyp java aspectj iajc aspectj weaver refer type referencetyp get declar interfac getdeclaredinterfac refer type referencetyp java aspectj iajc aspectj weaver resolv type resolvedtyp get direct supertyp getdirectsupertyp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get inter type munger includ super getintertypemungersincludingsup resolv type resolvedtyp java aspectj iajc aspectj weaver resolv type resolvedtyp check inter type munger checkintertypemung resolv type resolvedtyp java aspectj iajc aspectj ajdt intern compil lookup aj lookup environ ajlookupenviron weav inter type declar weaveintertypedeclar aj lookup environ ajlookupenviron java aspectj iajc aspectj ajdt intern compil lookup aj lookup environ ajlookupenviron weav inter type declar weaveintertypedeclar aj lookup environ ajlookupenviron java aspectj iajc aspectj ajdt intern compil lookup aj lookup environ ajlookupenviron creat binari type from createbinarytypefrom aj lookup environ ajlookupenviron java aspectj iajc aspectj jdt intern compil lookup lookup environ lookupenviron creat binari type from createbinarytypefrom lookup environ lookupenviron java aspectj iajc aspectj jdt intern compil compil accept compil java aspectj iajc aspectj jdt intern compil lookup lookup environ lookupenviron ask for type askfortyp lookup environ lookupenviron java aspectj iajc aspectj jdt intern compil lookup unresolv refer bind unresolvedreferencebind resolv unresolv refer bind unresolvedreferencebind java aspectj iajc aspectj jdt intern compil lookup binari type bind binarytypebind resolv type resolvetyp binari type bind binarytypebind java aspectj iajc aspectj jdt intern compil lookup binari type bind binarytypebind get member type getmembertyp binari type bind binarytypebind java aspectj iajc aspectj jdt intern compil lookup scope find member type findmembertyp scope java aspectj iajc aspectj jdt intern compil lookup scope get member type getmembertyp scope java aspectj iajc aspectj jdt intern compil ast qualifi type refer qualifiedtyperefer find next type bind findnexttypebind qualifi type refer qualifiedtyperefer java aspectj iajc aspectj jdt intern compil ast qualifi type refer qualifiedtyperefer get type bind gettypebind qualifi type refer qualifiedtyperefer java aspectj iajc aspectj jdt intern compil ast type refer typerefer resolv type resolvetyp type refer typerefer java aspectj iajc aspectj jdt intern compil ast alloc express allocationexpress resolv type resolvetyp alloc express allocationexpress java aspectj iajc aspectj jdt intern compil ast local declar localdeclar resolv local declar localdeclar java aspectj iajc aspectj jdt intern compil ast abstract method declar abstractmethoddeclar resolv statement resolvestat abstract method declar abstractmethoddeclar java aspectj iajc aspectj jdt intern compil ast method declar methoddeclar resolv statement resolvestat method declar methoddeclar java aspectj iajc aspectj jdt intern compil ast abstract method declar abstractmethoddeclar resolv abstract method declar abstractmethoddeclar java aspectj iajc aspectj jdt intern compil ast type declar typedeclar resolv type declar typedeclar java aspectj iajc aspectj jdt intern compil ast type declar typedeclar resolv type declar typedeclar java aspectj iajc aspectj jdt intern compil ast compil unit declar compilationunitdeclar resolv compil unit declar compilationunitdeclar java aspectj iajc aspectj jdt intern compil compil process compil java aspectj iajc aspectj jdt intern compil compil compil compil java aspectj iajc aspectj ajdt intern core builder aj build manag ajbuildmanag perform compil performcompil aj build manag ajbuildmanag java aspectj iajc aspectj ajdt intern core builder aj build manag ajbuildmanag do build dobuild aj build manag ajbuildmanag java aspectj iajc aspectj ajdt intern core builder aj build manag ajbuildmanag batch build batchbuild aj build manag ajbuildmanag java aspectj iajc aspectj ajdt ajc ajdt command ajdtcommand do command docommand ajdt command ajdtcommand java aspectj iajc aspectj ajdt ajc ajdt command ajdtcommand run command runcommand ajdt command ajdtcommand java aspectj iajc aspectj tool ajc main run main java aspectj iajc aspectj tool ajc main run main runmain main java aspectj iajc aspectj tool ant taskdef ajc task ajctask execut in same executeinsamevm ajc task ajctask java aspectj iajc aspectj tool ant taskdef ajc task ajctask execut ajc task ajctask java aspectj iajc apach tool ant unknown element unknownel execut unknown element unknownel java aspectj iajc sun reflect nativ method accessor impl nativemethodaccessorimpl invoke0 nativ method aspectj iajc sun reflect nativ method accessor impl nativemethodaccessorimpl invok nativ method accessor impl nativemethodaccessorimpl java aspectj iajc sun reflect deleg method accessor impl delegatingmethodaccessorimpl invok deleg method accessor impl delegatingmethodaccessorimpl java aspectj iajc java lang reflect method invok method java aspectj iajc apach tool ant dispatch dispatch util dispatchutil execut dispatch util dispatchutil java aspectj iajc apach tool ant task perform task java aspectj iajc apach tool ant target execut target java aspectj iajc apach tool ant target perform task performtask target java aspectj iajc apach tool ant project execut sort target executesortedtarget project java aspectj iajc apach tool ant project execut target executetarget project java aspectj iajc apach tool ant helper default executor defaultexecutor execut target executetarget default executor defaultexecutor java aspectj iajc ant intern ui antsupport eclips default executor eclipsedefaultexecutor execut target executetarget eclips default executor eclipsedefaultexecutor java aspectj iajc apach tool ant project execut target executetarget project java aspectj iajc ant intern ui antsupport intern ant runner internalantrunn run intern ant runner internalantrunn java aspectj iajc ant intern ui antsupport intern ant runner internalantrunn main intern ant runner internalantrunn java aspectj iajc abort abort array index out of bound except arrayindexoutofboundsexcept aspectj iajc aspectj iajc java lang array index out of bound except arrayindexoutofboundsexcept aspectj iajc aspectj weaver resolv type resolvedtyp get member parameter map getmemberparameterizationmap resolv type resolvedtyp java aspectj iajc aspectj weaver refer type referencetyp get declar interfac getdeclaredinterfac refer type referencetyp java aspectj iajc aspectj weaver resolv type resolvedtyp get direct supertyp getdirectsupertyp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get inter type munger includ super getintertypemungersincludingsup resolv type resolvedtyp java aspectj iajc aspectj weaver resolv type resolvedtyp check inter type munger checkintertypemung resolv type resolvedtyp java aspectj iajc aspectj ajdt intern compil lookup aj lookup environ ajlookupenviron weav inter type declar weaveintertypedeclar aj lookup environ ajlookupenviron java aspectj iajc aspectj ajdt intern compil lookup aj lookup environ ajlookupenviron weav inter type declar weaveintertypedeclar aj lookup environ ajlookupenviron java aspectj iajc aspectj ajdt intern compil lookup aj lookup environ ajlookupenviron creat binari type from createbinarytypefrom aj lookup environ ajlookupenviron java aspectj iajc aspectj jdt intern compil lookup lookup environ lookupenviron creat binari type from createbinarytypefrom lookup environ lookupenviron java aspectj iajc aspectj jdt intern compil compil accept compil java aspectj iajc aspectj jdt intern compil lookup lookup environ lookupenviron ask for type askfortyp lookup environ lookupenviron java aspectj iajc aspectj jdt intern compil lookup unresolv refer bind unresolvedreferencebind resolv unresolv refer bind unresolvedreferencebind java aspectj iajc aspectj jdt intern compil lookup binari type bind binarytypebind resolv type resolvetyp binari type bind binarytypebind java aspectj iajc aspectj jdt intern compil lookup binari type bind binarytypebind get member type getmembertyp binari type bind binarytypebind java aspectj iajc aspectj jdt intern compil lookup scope find member type findmembertyp scope java aspectj iajc aspectj jdt intern compil lookup scope get member type getmembertyp scope java aspectj iajc aspectj jdt intern compil ast qualifi type refer qualifiedtyperefer find next type bind findnexttypebind qualifi type refer qualifiedtyperefer java aspectj iajc aspectj jdt intern compil ast qualifi type refer qualifiedtyperefer get type bind gettypebind qualifi type refer qualifiedtyperefer java aspectj iajc aspectj jdt intern compil ast type refer typerefer resolv type resolvetyp type refer typerefer java aspectj iajc aspectj jdt intern compil ast alloc express allocationexpress resolv type resolvetyp alloc express allocationexpress java aspectj iajc aspectj jdt intern compil ast local declar localdeclar resolv local declar localdeclar java aspectj iajc aspectj jdt intern compil ast abstract method declar abstractmethoddeclar resolv statement resolvestat abstract method declar abstractmethoddeclar java aspectj iajc aspectj jdt intern compil ast method declar methoddeclar resolv statement resolvestat method declar methoddeclar java aspectj iajc aspectj jdt intern compil ast abstract method declar abstractmethoddeclar resolv abstract method declar abstractmethoddeclar java aspectj iajc aspectj jdt intern compil ast type declar typedeclar resolv type declar typedeclar java aspectj iajc aspectj jdt intern compil ast type declar typedeclar resolv type declar typedeclar java aspectj iajc aspectj jdt intern compil ast compil unit declar compilationunitdeclar resolv compil unit declar compilationunitdeclar java aspectj iajc aspectj jdt intern compil compil process compil java aspectj iajc aspectj jdt intern compil compil compil compil java aspectj iajc aspectj ajdt intern core builder aj build manag ajbuildmanag perform compil performcompil aj build manag ajbuildmanag java aspectj iajc aspectj ajdt intern core builder aj build manag ajbuildmanag do build dobuild aj build manag ajbuildmanag java aspectj iajc aspectj ajdt intern core builder aj build manag ajbuildmanag batch build batchbuild aj build manag ajbuildmanag java aspectj iajc aspectj ajdt ajc ajdt command ajdtcommand do command docommand ajdt command ajdtcommand java aspectj iajc aspectj ajdt ajc ajdt command ajdtcommand run command runcommand ajdt command ajdtcommand java aspectj iajc aspectj tool ajc main run main java aspectj iajc aspectj tool ajc main run main runmain main java aspectj iajc aspectj tool ant taskdef ajc task ajctask execut in same executeinsamevm ajc task ajctask java aspectj iajc aspectj tool ant taskdef ajc task ajctask execut ajc task ajctask java aspectj iajc apach tool ant unknown element unknownel execut unknown element unknownel java aspectj iajc sun reflect nativ method accessor impl nativemethodaccessorimpl invoke0 nativ method aspectj iajc sun reflect nativ method accessor impl nativemethodaccessorimpl invok nativ method accessor impl nativemethodaccessorimpl java aspectj iajc sun reflect deleg method accessor impl delegatingmethodaccessorimpl invok deleg method accessor impl delegatingmethodaccessorimpl java aspectj iajc java lang reflect method invok method java aspectj iajc apach tool ant dispatch dispatch util dispatchutil execut dispatch util dispatchutil java aspectj iajc apach tool ant task perform task java aspectj iajc apach tool ant target execut target java aspectj iajc apach tool ant target perform task performtask target java aspectj iajc apach tool ant project execut sort target executesortedtarget project java aspectj iajc apach tool ant project execut target executetarget project java aspectj iajc apach tool ant helper default executor defaultexecutor execut target executetarget default executor defaultexecutor java aspectj iajc ant intern ui antsupport eclips default executor eclipsedefaultexecutor execut target executetarget eclips default executor eclipsedefaultexecutor java aspectj iajc apach tool ant project execut target executetarget project java aspectj iajc ant intern ui antsupport intern ant runner internalantrunn run intern ant runner internalantrunn java aspectj iajc ant intern ui antsupport intern ant runner internalantrunn main intern ant runner internalantrunn java aspectj iajc may aspectj weaver tool jdk14 trace jdk14trace info aspectj iajc info dump develop pi project pi servic common servicecommon ajcor txt aspectj iajc messag holder messagehold info error abort aspectj iajc error error sourc inform avail aspectj iajc develop pi java src javasrc centricsoftwar pi servic express func new matrix funcnewmatrix java intern compil error aspectj iajc java lang array index out of bound except arrayindexoutofboundsexcept aspectj iajc aspectj weaver resolv type resolvedtyp get member parameter map getmemberparameterizationmap resolv type resolvedtyp java aspectj iajc aspectj weaver refer type referencetyp get declar interfac getdeclaredinterfac refer type referencetyp java aspectj iajc aspectj weaver resolv type resolvedtyp get direct supertyp getdirectsupertyp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collect inter type munger collectintertypemung resolv type resolvedtyp java aspectj iajc aspectj weaver resolv type resolvedtyp get inter type munger includ super getintertypemungersincludingsup resolv type resolvedtyp java aspectj iajc aspectj weaver resolv type resolvedtyp check inter type munger checkintertypemung resolv type resolvedtyp java aspectj iajc aspectj ajdt intern compil lookup aj lookup environ ajlookupenviron weav inter type declar weaveintertypedeclar aj lookup environ ajlookupenviron java aspectj iajc aspectj ajdt intern compil lookup aj lookup environ ajlookupenviron weav inter type declar weaveintertypedeclar aj lookup environ ajlookupenviron java aspectj iajc aspectj ajdt intern compil lookup aj lookup environ ajlookupenviron creat binari type from createbinarytypefrom aj lookup environ ajlookupenviron java aspectj iajc aspectj jdt intern compil lookup lookup environ lookupenviron creat binari type from createbinarytypefrom lookup environ lookupenviron java aspectj iajc aspectj jdt intern compil compil accept compil java aspectj iajc aspectj jdt intern compil lookup lookup environ lookupenviron ask for type askfortyp lookup environ lookupenviron java aspectj iajc aspectj jdt intern compil lookup unresolv refer bind unresolvedreferencebind resolv unresolv refer bind unresolvedreferencebind java aspectj iajc aspectj jdt intern compil lookup binari type bind binarytypebind resolv type resolvetyp binari type bind binarytypebind java aspectj iajc aspectj jdt intern compil lookup binari type bind binarytypebind get member type getmembertyp binari type bind binarytypebind java aspectj iajc aspectj jdt intern compil lookup scope find member type findmembertyp scope java aspectj iajc aspectj jdt intern compil lookup scope get member type getmembertyp scope java aspectj iajc aspectj jdt intern compil ast qualifi type refer qualifiedtyperefer find next type bind findnexttypebind qualifi type refer qualifiedtyperefer java aspectj iajc aspectj jdt intern compil ast qualifi type refer qualifiedtyperefer get type bind gettypebind qualifi type refer qualifiedtyperefer java aspectj iajc aspectj jdt intern compil ast type refer typerefer resolv type resolvetyp type refer typerefer java aspectj iajc aspectj jdt intern compil ast alloc express allocationexpress resolv type resolvetyp alloc express allocationexpress java aspectj iajc aspectj jdt intern compil ast local declar localdeclar resolv local declar localdeclar java aspectj iajc aspectj jdt intern compil ast abstract method declar abstractmethoddeclar resolv statement resolvestat abstract method declar abstractmethoddeclar java aspectj iajc aspectj jdt intern compil ast method declar methoddeclar resolv statement resolvestat method declar methoddeclar java aspectj iajc aspectj jdt intern compil ast abstract method declar abstractmethoddeclar resolv abstract method declar abstractmethoddeclar java aspectj iajc aspectj jdt intern compil ast type declar typedeclar resolv type declar typedeclar java aspectj iajc aspectj jdt intern compil ast type declar typedeclar resolv type declar typedeclar java aspectj iajc aspectj jdt intern compil ast compil unit declar compilationunitdeclar resolv compil unit declar compilationunitdeclar java aspectj iajc aspectj jdt intern compil compil process compil java aspectj iajc aspectj jdt intern compil compil compil compil java aspectj iajc aspectj ajdt intern core builder aj build manag ajbuildmanag perform compil performcompil aj build manag ajbuildmanag java aspectj iajc aspectj ajdt intern core builder aj build manag ajbuildmanag do build dobuild aj build manag ajbuildmanag java aspectj iajc aspectj ajdt intern core builder aj build manag ajbuildmanag batch build batchbuild aj build manag ajbuildmanag java aspectj iajc aspectj ajdt ajc ajdt command ajdtcommand do command docommand ajdt command ajdtcommand java aspectj iajc aspectj ajdt ajc ajdt command ajdtcommand run command runcommand ajdt command ajdtcommand java aspectj iajc aspectj tool ajc main run main java aspectj iajc aspectj tool ajc main run main runmain main java aspectj iajc aspectj tool ant taskdef ajc task ajctask execut in same executeinsamevm ajc task ajctask java aspectj iajc aspectj tool ant taskdef ajc task ajctask execut ajc task ajctask java aspectj iajc apach tool ant unknown element unknownel execut unknown element unknownel java aspectj iajc sun reflect nativ method accessor impl nativemethodaccessorimpl invoke0 nativ method aspectj iajc sun reflect nativ method accessor impl nativemethodaccessorimpl invok nativ method accessor impl nativemethodaccessorimpl java aspectj iajc sun reflect deleg method accessor impl delegatingmethodaccessorimpl invok deleg method accessor impl delegatingmethodaccessorimpl java aspectj iajc java lang reflect method invok method java aspectj iajc apach tool ant dispatch dispatch util dispatchutil execut dispatch util dispatchutil java aspectj iajc apach tool ant task perform task java aspectj iajc apach tool ant target execut target java aspectj iajc apach tool ant target perform task performtask target java aspectj iajc apach tool ant project execut sort target executesortedtarget project java aspectj iajc apach tool ant project execut target executetarget project java aspectj iajc apach tool ant helper default executor defaultexecutor execut target executetarget default executor defaultexecutor java aspectj iajc ant intern ui antsupport eclips default executor eclipsedefaultexecutor execut target executetarget eclips default executor eclipsedefaultexecutor java aspectj iajc apach tool ant project execut target executetarget project java aspectj iajc ant intern ui antsupport intern ant runner internalantrunn run intern ant runner internalantrunn java aspectj iajc ant intern ui antsupport intern ant runner internalantrunn main intern ant runner internalantrunn java</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232712" calcext:value-type="float">
            <text:p>232712</text:p>
          </table:table-cell>
          <table:table-cell table:style-name="ce2" office:value-type="string" calcext:value-type="string">
            <text:p>follow except obtain use annot approach load time loadtim weav app class loader appclassload 1f12c4e info aspect aspectj weaver version built thursday dec gmt app class loader appclassload 1f12c4e info regist classload sun misc launcher app class loader appclassload 1f12c4e app class loader appclassload 1f12c4e info use configur temp aspectj scratch class scratch aop annotationbug aspect aop bug aopbug xml app class loader appclassload 1f12c4e info regist aspect scratch aop annotationbug aspect bug aspect bugaspect do someth dosometh except thread main java lang class format error classformaterror code attribut nativ abstract method class file scratch aop annotationbug extra sub class subclass java lang class loader classload defin class1 defineclass1 nativ method java lang class loader classload defin class defineclass class loader classload java java secur secur class loader secureclassload defin class defineclass secur class loader secureclassload java java net class loader urlclassload defin class defineclass class loader urlclassload java java net class loader urlclassload access class loader urlclassload java java net class loader urlclassload run class loader urlclassload java java secur access control accesscontrol do privileg doprivileg nativ method java net class loader urlclassload find class findclass class loader urlclassload java java lang class loader classload load class loadclass class loader classload java sun misc launcher app class loader appclassload load class loadclass launcher java java lang class loader classload load class loadclass class loader classload java java lang class loader classload load class intern loadclassintern class loader classload java scratch aop annotationbug extra bug other bugoth get sub class getsubclass bug other bugoth java scratch aop annotationbug main bug main bugmain someth els somethingels bug main bugmain java scratch aop annotationbug main bug main bugmain do someth dosometh bug main bugmain java scratch aop annotationbug main bug main bugmain execut bug main bugmain java scratch aop annotationbug main bug driver bugdriv do execut doexecut bug driver bugdriv java scratch aop annotationbug main bug driver bugdriv main bug driver bugdriv java advic logic result class format error classformaterror use aspect approach appear use annot approach unfortun abl track exactli error occur attach case manifest run simpli use runtim configur bug driver bugdriv main dorg aspectj weaver loadtim configur scratch aop annotationbug aspect aop bug aopbug xml along aspect aspectj load time weaver agent occur aspect aspectj aspect aspectj interestingli use aspectj weaver app class loader appclassload log still indic</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33497" calcext:value-type="float">
            <text:p>23349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37962" calcext:value-type="float">
            <text:p>237962</text:p>
          </table:table-cell>
          <table:table-cell table:style-name="ce2" office:value-type="string" calcext:value-type="string">
            <text:p>alway support process old aspect doesn matter level aspect aspectj use build aspect long use version later version weaver unpack requir rebuilt sourc howev encount class appar built cannot load crash deseri pointcut declar pointcutdeclar data stream read number indic kind pointcut method execut methodexecut next digit crash aspectj weaver except bcexcept weird kind batch build build config buildconfig null file aspectj weaver member kind memberkind read member kind memberkind java aspectj weaver pattern signatur pattern signaturepattern read signatur pattern signaturepattern java memberkind typesafeenum never first part signaturepattern hard see got written wrong right told load tri wow load back hell suspect aren consum enough leaf u extra interpret rogu pointcut ok comparison consum one extra byte stream read consum posit got closer knew would especi knew one byte differ version check whether byte annot pattern relat paramet match wrong urg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37962" calcext:value-type="float">
            <text:p>237962</text:p>
          </table:table-cell>
          <table:table-cell table:style-name="ce2" office:value-type="string" calcext:value-type="string">
            <text:p>alway support process old aspect doesn matter level aspect aspectj use build aspect long use version later version weaver unpack requir rebuilt sourc howev encount class appar built cannot load crash deseri pointcut declar pointcutdeclar data stream read number indic kind pointcut method execut methodexecut next digit crash aspectj weaver except bcexcept weird kind batch build build config buildconfig null file aspectj weaver member kind memberkind read member kind memberkind java aspectj weaver pattern signatur pattern signaturepattern read signatur pattern signaturepattern java memberkind typesafeenum never first part signaturepattern hard see got written wrong right told load tri wow load back hell suspect aren consum enough leaf u extra interpret rogu pointcut ok comparison consum one extra byte stream read consum posit got closer knew would especi knew one byte differ version check whether byte annot pattern relat paramet match wrong urg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37962" calcext:value-type="float">
            <text:p>237962</text:p>
          </table:table-cell>
          <table:table-cell table:style-name="ce2" office:value-type="string" calcext:value-type="string">
            <text:p>alway support process old aspect doesn matter level aspect aspectj use build aspect long use version later version weaver unpack requir rebuilt sourc howev encount class appar built cannot load crash deseri pointcut declar pointcutdeclar data stream read number indic kind pointcut method execut methodexecut next digit crash aspectj weaver except bcexcept weird kind batch build build config buildconfig null file aspectj weaver member kind memberkind read member kind memberkind java aspectj weaver pattern signatur pattern signaturepattern read signatur pattern signaturepattern java memberkind typesafeenum never first part signaturepattern hard see got written wrong right told load tri wow load back hell suspect aren consum enough leaf u extra interpret rogu pointcut ok comparison consum one extra byte stream read consum posit got closer knew would especi knew one byte differ version check whether byte annot pattern relat paramet match wrong urg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37962" calcext:value-type="float">
            <text:p>237962</text:p>
          </table:table-cell>
          <table:table-cell table:style-name="ce2" office:value-type="string" calcext:value-type="string">
            <text:p>alway support process old aspect doesn matter level aspect aspectj use build aspect long use version later version weaver unpack requir rebuilt sourc howev encount class appar built cannot load crash deseri pointcut declar pointcutdeclar data stream read number indic kind pointcut method execut methodexecut next digit crash aspectj weaver except bcexcept weird kind batch build build config buildconfig null file aspectj weaver member kind memberkind read member kind memberkind java aspectj weaver pattern signatur pattern signaturepattern read signatur pattern signaturepattern java memberkind typesafeenum never first part signaturepattern hard see got written wrong right told load tri wow load back hell suspect aren consum enough leaf u extra interpret rogu pointcut ok comparison consum one extra byte stream read consum posit got closer knew would especi knew one byte differ version check whether byte annot pattern relat paramet match wrong urgh</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38666" calcext:value-type="float">
            <text:p>238666</text:p>
          </table:table-cell>
          <table:table-cell table:style-name="ce2" office:value-type="string" calcext:value-type="string">
            <text:p>current properti aspectj weaver loadtim configur set name ltw configur file loadtim weaver search default valu meta inf aop xml meta inf aop ajc aopajc xml aspectj aop xml weaver search classpath xml file match three possibl typic overrid might therefor dorg aspectj weaver loadtim configur meta inf overher xml howev weaver still look classpath environ ltw user may name aop config file use forc includ classpath suggest make protocol base like would allow support file file prefix treat direct refer file use otherwis search chang would mean exist us overrid fine new user exploit flexibl name configur directli</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44321" calcext:value-type="float">
            <text:p>24432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44321" calcext:value-type="float">
            <text:p>244321</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45734" calcext:value-type="float">
            <text:p>245734</text:p>
          </table:table-cell>
          <table:table-cell table:style-name="ce2" office:value-type="string" calcext:value-type="string">
            <text:p>build id step reproduc except happen u run increment build one project use aspect declar annot class project start see except ad clean build project never throw except increment build inform except stack trace java lang runtim except runtimeexcept aspectj ajdt intern compil lookup eclips resolv member eclipseresolvedmemb get annot getannot eclips resolv member eclipseresolvedmemb java aspectj ajdt intern compil lookup aj lookup environ ajlookupenviron do declar annot dodeclareannot aj lookup environ ajlookupenviron java aspectj ajdt intern compil lookup aj lookup environ ajlookupenviron weav inter type declar weaveintertypedeclar aj lookup environ ajlookupenviron java aspectj ajdt intern compil lookup aj lookup environmen ajlookupenvironmen core intern job worker run worker java compil error runtim except runtimeexcept thrown yet implement pleas rais aj go includ ajdt event log build long mostli unremark includ section project except thrown build kind bui incrementalbuild project icod kind build request increment aspect aspectj compil build examin delta sourc file chang requir project icod found state instanc manag output locat jnaylor java dev workspac icdm fail find state instanc manag output locat jnaylor java dev workspac depend marvel resourc fail find state instanc manag output locat jnaylor java dev workspac gsg fail find state instanc manag output locat jnaylor java dev build launch4 launch4j prepar build plan increment build start increment compil loop possibl ajd callback finish full build fals timer event 2172m total time spent ajd timer event 47m creat element map rel project icod type affect build timer event 0m add marker marker timer event 3735m total time spent builder ajbuild build occur frequent everi time haven abl narrow reason size cas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46021" calcext:value-type="float">
            <text:p>246021</text:p>
          </table:table-cell>
          <table:table-cell table:style-name="ce2" office:value-type="string" calcext:value-type="string">
            <text:p>hale report find bug findbug produc warn dead store local variabl variabl never read within method investig hope remov dead store</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49710" calcext:value-type="float">
            <text:p>24971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51326" calcext:value-type="float">
            <text:p>251326</text:p>
          </table:table-cell>
          <table:table-cell table:style-name="ce2" office:value-type="string" calcext:value-type="string">
            <text:p>declar aspect pkg pkgb itd method class pkg pkga use inner anonym class creat pkg pkga packag packag protect instanti pkg pkgb caus error case atta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56400" calcext:value-type="float">
            <text:p>256400</text:p>
          </table:table-cell>
          <table:table-cell table:style-name="ce2" office:value-type="string" calcext:value-type="string">
            <text:p>occur clean build project work follow inth detail intern error occur delet updat aspect aspectj marker core sourc coresourc java lang null pointer except nullpointer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0751" calcext:value-type="float">
            <text:p>260751</text:p>
          </table:table-cell>
          <table:table-cell table:style-name="ce2" office:value-type="string" calcext:value-type="string">
            <text:p>ava lang string index out of bound except stringindexoutofboundsexcept java lang string substr string java aspectj ajdt ajc config parser configpars strip whitespac and comment stripwhitespaceandcom config parser configpars java aspectj ajdt ajc config parser configpars pars config file helper parseconfigfilehelp config parser configpars java aspectj ajdt ajc config parser configpars pars import config file parseimportedconfigfil config parser configpars java aspectj ajdt ajc config parser configpars pars one arg parseonearg config parser configpars java aspectj ajdt ajc config configp core intern job worker run work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1808" calcext:value-type="float">
            <text:p>26180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3837" calcext:value-type="float">
            <text:p>263837</text:p>
          </table:table-cell>
          <table:table-cell table:style-name="ce2" office:value-type="string" calcext:value-type="string">
            <text:p>error sent ajdt mail list believ ltw weav error rais ajd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63837" calcext:value-type="float">
            <text:p>263837</text:p>
          </table:table-cell>
          <table:table-cell table:style-name="ce2" office:value-type="string" calcext:value-type="string">
            <text:p>error sent ajdt mail list believ ltw weav error rais ajd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63837" calcext:value-type="float">
            <text:p>263837</text:p>
          </table:table-cell>
          <table:table-cell table:style-name="ce2" office:value-type="string" calcext:value-type="string">
            <text:p>error sent ajdt mail list believ ltw weav error rais ajd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64563" calcext:value-type="float">
            <text:p>264563</text:p>
          </table:table-cell>
          <table:table-cell table:style-name="ce2"/>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264869" calcext:value-type="float">
            <text:p>264869</text:p>
          </table:table-cell>
          <table:table-cell table:style-name="ce2" office:value-type="string" calcext:value-type="string">
            <text:p>follow code shadow munger shadowmung get binari file getbinaryfil line ff fail class file contain proper sourc file name binari file binaryfil null string get declar type getdeclaringtyp get binari path getbinarypath file get declar type getdeclaringtyp get sourc locat getsourceloc get sourc file getsourcefil int get path getpath last index of lastindexof string path get path getpath substr class binari file binaryfil new file path file name thu give string index bound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6602" calcext:value-type="float">
            <text:p>266602</text:p>
          </table:table-cell>
          <table:table-cell table:style-name="ce2" office:value-type="string" calcext:value-type="string">
            <text:p>reproduc roo code comment field success build result except underli caus may appli itd method mayb constructor aspectj weaver except bcexcept couldn find itd init member void springsourc petclin domain visit roo entiti itd ajc inter field init interfieldinit springsourc petclin domain visit roo entiti itd springsourc petclin domain visit id springsourc petclin domain visit aspect springsourc petclin domain visit roo entiti itd type mung bcel type munger bceltypemung resolv type munger resolvedtypemung field java lang long springsourc petclin domain visit id weav type springsourc petclin domain visit weav class weav increment build classpath temp petclin target class jvm jdk1 jre lib resourc jar jvm jdk1 jre lib rt jar jvm jdk1 jre lib jsse jar jvm jdk1 jre lib jce jar jvm jdk1 jre lib charset jar jvm jdk1 jre lib ext dnsn jar jvm jdk1 jre lib ext localedata jar jvm jdk1 jre lib ext sunjc provid jar jvm jdk1 jre lib ext sunmscapi jar jvm jdk1 jre lib ext sunpkcs11 jar user andi m2 repositori antlr springsourc antlr springsourc antlr jar user andi m2 repositori thoughtwork xstream springsourc thoughtwork xstream springsourc thoughtwork xstream jar user andi m2 repositori edu emori mathc backport springsourc edu emori mathc backport springsourc edu emori mathc backport jar user andi m2 repositori edu oswego c concurr springsourc edu oswego c dl util concurr springsourc edu oswego c dl util concurr jar user andi m2 repositori jboss javassist springsourc javassist ga springsourc javassist ga jar user andi m2 repositori javax annot springsourc javax annot springsourc javax annot jar user andi m2 repositori javax persist springsourc javax persist springsourc javax persist jar user andi m2 repositori javax servlet springsourc javax servlet springsourc javax servlet jar user andi m2 repositori javax servlet springsourc javax servlet jsp jstl springsourc javax servlet jsp jstl jar user andi m2 repositori javax transact springsourc javax transact springsourc javax transact jar user andi m2 repositori net sourceforg cglib springsourc net sf cglib springsourc net sf cglib jar user andi m2 repositori net sourceforg ehcach springsourc net sf ehcach springsourc net sf ehcach jar user andi m2 repositori net sourceforg jsr107cach springsourc net sf jsr107cach springsourc net sf jsr107cach jar user andi m2 repositori antlr springsourc antlr springsourc antlr jar user andi m2 repositori aopalli springsourc aopalli springsourc aopalli jar user andi m2 repositori apach common springsourc apach common collect springsourc apach common collect jar user andi m2 repositori apach common springsourc apach common dbcp osgi springsourc apach common dbcp osgi jar user andi m2 repositori apach common springsourc apach common log springsourc apach common log jar user andi m2 repositori apach common springsourc apach common pool springsourc apach common pool jar user andi m2 repositori apach log4j springsourc apach log4j springsourc apach log4j jar user andi m2 repositori apach taglib springsourc apach taglib standard springsourc apach taglib standard jar user andi m2 repositori aspectj springsourc aspectj runtim releas springsourc aspectj runtim releas jar user andi m2 repositori aspectj springsourc aspectj tool releas springsourc aspectj tool releas jar user andi m2 repositori aspectj springsourc aspectj weaver releas springsourc aspectj weaver releas jar user andi m2 repositori dom4j springsourc dom4j springsourc dom4j jar user andi m2 repositori hibern springsourc hibern ga springsourc hibern ga jar user andi m2 repositori hibern springsourc hibern annot ga springsourc hibern annot ga jar user andi m2 repositori hibern springsourc hibern annot common ga springsourc hibern annot common ga jar user andi m2 repositori hibern springsourc hibern ejb ga springsourc hibern ejb ga jar user andi m2 repositori hibern springsourc hibern valid ga springsourc hibern valid ga jar user andi m2 repositori hsqldb springsourc hsqldb springsourc hsqldb jar user andi m2 repositori jboss util springsourc jboss util ga springsourc jboss util ga jar user andi m2 repositori junit springsourc junit springsourc junit jar user andi m2 repositori objectweb asm springsourc objectweb asm springsourc objectweb asm jar user andi m2 repositori objectweb asm springsourc objectweb asm attr springsourc objectweb asm attr jar user andi m2 repositori objectweb asm springsourc objectweb asm common springsourc objectweb asm common jar user andi m2 repositori xmlpull springsourc xmlpull springsourc xmlpull jar user andi m2 repositori springframework springframework aop m1 springframework aop m1 jar user andi m2 repositori springframework springframework aspect m1 springframework aspect m1 jar user andi m2 repositori springframework springframework bean m1 springframework bean m1 jar user andi m2 repositori springframework springframework context m1 springframework context m1 jar user andi m2 repositori springframework springframework core m1 springframework core m1 jar user andi m2 repositori springframework springframework express m1 springframework express m1 jar user andi m2 repositori springframework springframework jdbc m1 springframework jdbc m1 jar user andi m2 repositori springframework springframework orm m1 springframework orm m1 jar user andi m2 repositori springframework springframework m1 springframework m1 jar user andi m2 repositori springframework springframework transact m1 springframework transact m1 jar user andi m2 repositori springframework springframework web m1 springframework web m1 jar user andi m2 repositori springframework springframework web servlet m1 springframework web servlet m1 jar user andi m2 repositori springframework roo roo core roocor snapshot roo core roocor snapshot jar e342 plugin aspectj runtim aspectjrt jar jvm jdk1 jre lib ext dnsn jar jvm jdk1 jre lib ext localedata jar jvm jdk1 jre lib ext sunjc provid jar jvm jdk1 jre lib ext sunmscapi jar jvm jdk1 jre lib ext sunpkcs11 jar e342 plugin equinox launcher r34x v20081125 jar aspectj weaver bcel bcel type munger bceltypemung mung new field mungenewfield bcel type munger bceltypemung java aspectj weaver bcel bcel type munger bceltypemung mung bcel type munger bcel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increment build incrementalbuild aj build manag ajbuildmanag java aspectj ajd core intern ajd core build manag ajdecorebuildmanag perform build performbuild ajd core build manag ajdecorebuildmanag java aspectj ajd core aj compil ajcompil build aj compil ajcompil java ajdt core builder builder ajbuild build builder ajbuild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basicbuild build manag buildmanag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loop basicbuildloop build manag buildmanag java core intern event build manag buildmanag build build manag buildmanag java core intern event auto build job autobuildjob do build dobuild auto build job autobuildjob java core intern event auto build job autobuildjob run auto build job autobuildjob java core intern job worker run worker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66996" calcext:value-type="float">
            <text:p>266996</text:p>
          </table:table-cell>
          <table:table-cell table:style-name="ce2" office:value-type="string" calcext:value-type="string">
            <text:p>sinc recent updat get error use ajdt compil time weav singl use aspect configur spring call critic applic wont run without aspect compil build two popup aspect aspectj intern compil error show instruct look post bugreport 1st popup java lang null pointer except nullpointerexcept aspectj asm intern aspect element hierarchi aspectjelementhierarchi find closer match for line number findclosermatchforlinenumb aspect element hierarchi aspectjelementhierarchi java aspectj weaver model asm relationship provid asmrelationshipprovid add relationship addrelationship asm relationship provid asmrelationshipprovid java aspectj weaver bcel bcel type munger bceltypemung mung bcel type munger bceltypemung java aspectj weaver bcel bcel class weaver bcelclassweav weav bcel class weaver bcelclassweav java aspectj weaver bcel bcel class weaver bcelclassweav weav abstract interfac springframework bean factori aspectj abstract interfac driven depend inject aspect abstractinterfacedrivendependencyinjectionaspect configur deseri support configurabledeserializationsupport 2nd popup java lang null pointer except nullpointerexcept aspectj asm intern aspect element hierarchi aspectjelementhierarchi find closer match for line number findclosermatchforlinenumb aspect element hierarchi aspectjelementhierarchi java aspectj weaver model asm relationship provid asmrelationshipprovid add relationship addrelationship asm relationship provid asmrelationshipprovid java aspectj weaver bcel bcel type munger bceltypemung mung bcel type munger bceltypemung java aspectj weaver bcel bcel class weaver bcelclassweav weav bcel class weaver bcelclassweav java aspectj weaver bcel bcel class weaver bcelclassweav weav ibati domain banf ireturn public volatil int compar to compareto object public class synaix k070 banf ibati domain banf output ajdt event trace window remov problem task project webapp builder tidi output folder remov class file deriv resourc timer event 1m delet marker webapp finish delet marker webapp compil configur project webapp doesn know previou state assum everyth chang build kind bui fullbuild project webapp kind build request full aspect aspectj compil builder tidi output folder remov class file deriv resourc timer event 442m pre compil compil configur project webapp read compil reset configur projectsourcefil chang javaopt chang aspectpath chang classpath chang inpath chang nonstandardopt chang outjar chang projectsourceresourc chang outputdestin chang injar chang reset list modifi sourc file null prepar build go increment success previou full build timer event 1252m time first compil messag timer event 1276m time first woven messag aspect aspectj report build success build full ajd callback finish full build true timer event 6456m total time spent ajd timer event 157m refresh build type affect build crosscut model saniti check problem timer event 0m post compil timer event 7248m total time spent builder ajbuild build timer event 2m delet marker webapp finish delet marker webapp timer event 179m creat marker webapp finish creat marker webapp</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269522" calcext:value-type="float">
            <text:p>269522</text:p>
          </table:table-cell>
          <table:table-cell table:style-name="ce2" office:value-type="string" calcext:value-type="string">
            <text:p>build id m20090211 step reproduc two piec advic aspect cross refer view see joinpoint advic select one advic statement select advic statement see joinpoint select marker either piec advic see joinpoint piec advic open perform clean compil attach project open xref view select line note see joinpoint select line note see zero joinpoint right click marker line choos advis note see joinpoint right click marker line choos advis note see joinpoint inform</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69578" calcext:value-type="float">
            <text:p>269578</text:p>
          </table:table-cell>
          <table:table-cell table:style-name="ce2" office:value-type="string" calcext:value-type="string">
            <text:p>clean full aspectj build resourc remov output folder true even output sourc folder case resourc delet sourc folder sourc output folder resourc never del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9578" calcext:value-type="float">
            <text:p>269578</text:p>
          </table:table-cell>
          <table:table-cell table:style-name="ce2" office:value-type="string" calcext:value-type="string">
            <text:p>clean full aspectj build resourc remov output folder true even output sourc folder case resourc delet sourc folder sourc output folder resourc never dele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9840" calcext:value-type="float">
            <text:p>269840</text:p>
          </table:table-cell>
          <table:table-cell table:style-name="ce2" office:value-type="string" calcext:value-type="string">
            <text:p>type advis aspect aspectpath model search logic break find hit packag node stop look</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9902" calcext:value-type="float">
            <text:p>269902</text:p>
          </table:table-cell>
          <table:table-cell table:style-name="ce2" office:value-type="string" calcext:value-type="string">
            <text:p>clean build project see dozen upward npe similar follow java lang null pointer except nullpointerexcept aspectj weaver model asm relationship provid asmrelationshipprovid add relationship addrelationship asm relationship provid asmrelationshipprovid java aspectj weaver bcel bcel type munger bceltypemung mung bcel type munger bceltypemung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fwiw seen spring manag springmanag auto inject autoinject bean configur annot offici ajdt version version build id m20090211</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9912" calcext:value-type="float">
            <text:p>269912</text:p>
          </table:table-cell>
          <table:table-cell table:style-name="ce2" office:value-type="string" calcext:value-type="string">
            <text:p>context messag creat even aspect aspectj use insid ajdt context ever get use print messag system ajdt ought abl swit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69912" calcext:value-type="float">
            <text:p>269912</text:p>
          </table:table-cell>
          <table:table-cell table:style-name="ce2" office:value-type="string" calcext:value-type="string">
            <text:p>context messag creat even aspect aspectj use insid ajdt context ever get use print messag system ajdt ought abl swit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70033" calcext:value-type="float">
            <text:p>27003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72591" calcext:value-type="float">
            <text:p>272591</text:p>
          </table:table-cell>
          <table:table-cell table:style-name="ce2" office:value-type="string" calcext:value-type="string">
            <text:p>use aspectj runtim jar spring sourc bundl repositori renam jar match name convent caus warn occur bundl name springsourc aspectj runtim releas jar would nice warn print case</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274559" calcext:value-type="float">
            <text:p>274559</text:p>
          </table:table-cell>
          <table:table-cell table:style-name="ce2" office:value-type="string" calcext:value-type="string">
            <text:p>follow project throw compil except project properti add variabl attribut gener class file turn</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74986" calcext:value-type="float">
            <text:p>274986</text:p>
          </table:table-cell>
          <table:table-cell table:style-name="ce2" office:value-type="string" calcext:value-type="string">
            <text:p>build id step reproduc attempt pars two aop xml file use two document parser documentpars load class loader dtd load jar file ll get npe java util zip inflat inflat byte inflatebyt nativ method inform document parser documentpars cach dtd input stream inputstream static final field mani input stream inputstream unus close instanc use inflat input stream inflaterinputstream seem jre prevent stream report close us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79120" calcext:value-type="float">
            <text:p>279120</text:p>
          </table:table-cell>
          <table:table-cell table:style-name="ce2" office:value-type="string" calcext:value-type="string">
            <text:p>report list hi use aspectj ltw aspectjweav weav aspect avail anoth jar within web applic code build jar contain aspect use maven unit junit run without problem use ltw aspect code look around execut arisglob aglit annot oper trail operationtrail public executor public object audit oper auditoper proceed join point proceedingjoinpoint thi join point thisjoinpoint object executor aspect code howev deploy applic tomcat javaag aspectjweav jar option get npe past jun pm aspectj weaver tool jdk14 trace jdk14trace error sever arisglob aglit servic actiontrail action trail aspect actiontrailaspect java lang null pointer except nullpointerexcept aspectj weaver bcel bcel object type bcelobjecttyp get annot target kind getannotationtargetkind bcel bcelo bject type bjecttyp java aspectj weaver refer type referencetyp get annot target kind getannotationtargetkind refer ty referenceti pe java aspectj weaver pattern signatur pattern signaturepattern check for incorrect target checkforincorrecttargetk signatur pattern signaturepattern java aspectj weaver pattern signatur pattern signaturepattern check for incorrect target checkforincorrecttargetk signatur pattern signaturepattern java aspectj weaver pattern signatur pattern signaturepattern resolv bind resolvebind signatur pattern epattern java aspectj weaver pattern kind pointcut kindedpointcut resolv bind resolvebind kind poin kindedpoin tcut java aspectj weaver pattern and pointcut andpointcut resolv bind resolvebind and pointcut andpointcut ava aspectj weaver pattern pointcut resolv pointcut java aspectj weaver bcel at aj attribut atajattribut handl around annot handlearoundannot at aj att atajatt ribut java aspectj weaver bcel at aj attribut atajattribut read aj5 method attribut readaj5methodattribut at aj at atajat tribut java aspectj weaver bcel bcel method bcelmethod unpack aj attribut unpackajattribut bcel method bcelmethod java aspectj weaver bcel bcel method bcelmethod init bcel method bcelmethod java aspectj weaver bcel bcel object type bcelobjecttyp get declar method getdeclaredmethod bcel object bcelobjectt ype java aspectj weaver bcel lazi class gen lazyclassgen init lazi class gen lazyclassgen java aspectj weaver bcel bcel object type bcelobjecttyp get lazi class gen getlazyclassgen bcel object type bcelobjecttyp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 aspectj weaver loadtim aj pre process preprocess aj java aspectj weaver loadtim class pre processor agent adapt classpreprocessoragentadapt transform lass pre processor agent adapt lasspreprocessoragentadapt java sun instrument transform manag transformermanag transform transform manag transformermanag java sun instrument instrument impl instrumentationimpl transform instrument impl instrumentationimpl java java lang class loader classload defin class1 defineclass1 nativ method java lang class loader classload defin class defineclass class loader classload java tri use aspectjweav version howev got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79298" calcext:value-type="float">
            <text:p>279298</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80783" calcext:value-type="float">
            <text:p>28078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82379" calcext:value-type="float">
            <text:p>282379</text:p>
          </table:table-cell>
          <table:table-cell table:style-name="ce2" office:value-type="string" calcext:value-type="string">
            <text:p>weav adaptor weavingadaptor requir aspect path compos url url file encod exampl contain space repres convert file url simpl string path tri access file point path done insid file util fileutil make classpath makeclasspath url method us url get path getpath obtain path method decod string return url later string use creat new file instanc file contain invalid path weaver fail follow caus aspectj bridg abort except abortexcept bad aspect librari home sym path 20with 20space aspect librari aspectlibrari jar aspectj weaver tool weav adaptor weavingadaptor weav adaptor messag holder weavingadaptormessagehold handl messag handlemessag weav adaptor weavingadaptor java aspectj bridg messag util messageutil error messag util messageutil java aspectj weaver tool weav adaptor weavingadaptor error weav adaptor weavingadaptor java aspectj weaver tool weav adaptor weavingadaptor add aspect librari addaspectlibrari weav adaptor weavingadaptor java aspectj weaver tool weav adaptor weavingadaptor regist aspect librari registeraspectlibrari weav adaptor weavingadaptor java aspectj weaver tool weav adaptor weavingadaptor init weav adaptor weavingadaptor java aspectj weaver tool weav adaptor weavingadaptor init weav adaptor weavingadaptor java issu quit import older window document set unfortun common path exampl maven store repositori multipl solut possibl simpl order impact decod string obtain url get path getpath use encod urlencod decod use file instead string let java handl url use file uri constructor assum aspect librari file henc url file url use connect urlconnect fetch aspect librari conten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285172" calcext:value-type="float">
            <text:p>285172</text:p>
          </table:table-cell>
          <table:table-cell table:style-name="ce2" office:value-type="string" calcext:value-type="string">
            <text:p>seen ramniva pointcut us exact type name annot execut control resolv pointcut caus u construct refer type referencetyp control attempt popul load class implement recurs back weaver control load attempt made weav take second rout weaver build referencetyp second referencetyp cach world unwind continu build origin referencetyp left one cach one resolv pointcut due use comparison fail match join point later use refer type referencetyp cach</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87315" calcext:value-type="float">
            <text:p>287315</text:p>
          </table:table-cell>
          <table:table-cell table:style-name="ce2" office:value-type="string" calcext:value-type="string">
            <text:p>report ramniva java lang null pointer except nullpointerexcept aspectj weaver bcel bcel object type bcelobjecttyp ha annot hasannot bcel object type bcelobjecttyp java aspectj weaver refer type referencetyp ha annot hasannot refer type referencetyp java aspectj weaver pattern exact annot type pattern exactannotationtypepattern match exact annot type pattern exactannotationtypepattern java aspectj weaver pattern exact annot type pattern exactannotationtypepattern match exact annot type pattern exactannotationtypepattern java aspectj weaver pattern ani with annot type pattern anywithannotationtypepattern match exactli matchesexactli type pattern typepattern java aspectj weaver pattern type pattern typepattern match static matchesstat type pattern typepattern java aspectj weaver pattern declar annot declareannot match declar annot declareannot java aspectj weaver bcel bcel weaver bcelweav appli declar at type applydeclareattyp bcel weaver bcelweav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88198" calcext:value-type="float">
            <text:p>288198</text:p>
          </table:table-cell>
          <table:table-cell table:style-name="ce2" office:value-type="string" calcext:value-type="string">
            <text:p>user agent mozilla macintosh intel mac gb rv gecko firefox build identifi jvm detect lang util langutil current unabl handl java7 whilst natur unreleas version jvm fix trivial reproduc alway step reproduc attempt use lang util langutil java version support java7</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288505" calcext:value-type="float">
            <text:p>28850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89816" calcext:value-type="float">
            <text:p>28981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89818" calcext:value-type="float">
            <text:p>28981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3351" calcext:value-type="float">
            <text:p>293351</text:p>
          </table:table-cell>
          <table:table-cell table:style-name="ce2" office:value-type="string" calcext:value-type="string">
            <text:p>java lang runtim except runtimeexcept aspectj weaver resolv type resolvedtyp get annot getannot resolv type resolvedtyp java aspectj weaver abstract annot abstractannotationaj retriev annot on annot retrieveannotationonannot abstract annot abstractannotationaj java aspectj weaver abstract annot abstractannotationaj ensur at target initi ensureattargetiniti abstract annot abstractannotationaj java aspectj weaver abstract annot abstractannotationaj specifi target specifiestarget abstract annot abstractannotationaj java aspectj weaver bcel bcel weaver bcelweav verifi ta verifyta core intern job worker run worker java compil error runtim except runtimeexcept thrown resolv type resolvedtyp get annot getannot never ca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3457" calcext:value-type="float">
            <text:p>293457</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7013" calcext:value-type="float">
            <text:p>29701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298786" calcext:value-type="float">
            <text:p>298786</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05788" calcext:value-type="float">
            <text:p>305788</text:p>
          </table:table-cell>
          <table:table-cell table:style-name="ce2" office:value-type="string" calcext:value-type="string">
            <text:p>build identifi spring sourc springsourc st java util concurr modif except concurrentmodificationexcept java util hash map hashmap hash iter hashiter next entri nextentri hash map hashmap java java util hash map hashmap key iter keyiter next hash map hashmap java aspectj asm intern aspect element hierarchi aspectjelementhierarchi updat handl map updatehandlemap aspect element hierarchi aspectjelementhierarchi java aspectj asm asm manag asmmanag remov structur model for file removestructuremodelforfil asm manag asmmanag java aspectj asm asm manag asmmanag process delta processdelta asm manag asmmanag java aspectj ajdt intern core auto build job autobuildjob java core intern job worker run worker java compil error concurr modif except concurrentmodificationexcept thrown null reproduc alway step reproduc gener abstract class use spring roo edit file within st add jpa annot click save icon save file except box p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08093" calcext:value-type="float">
            <text:p>308093</text:p>
          </table:table-cell>
          <table:table-cell table:style-name="ce2" office:value-type="string" calcext:value-type="string">
            <text:p>report rod johnson sophist aspect mix itd declar parent increment build receiv error look like declar parent hadn appli secondari build actual happen class file brought binari type bind binarytypebind exist world represent wasn clean properli without cleanup declar parent thought still effect proper cleanup declar parent appli secondari build well chang aj lookup enviro ajlookupenviro weav inter type declar weaveintertypedeclar on type ontyp clear inter type munger clearintertypemung must pair on type ontyp ensur consist ensureconsist cal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08386" calcext:value-type="float">
            <text:p>308386</text:p>
          </table:table-cell>
          <table:table-cell table:style-name="ce2" office:value-type="string" calcext:value-type="string">
            <text:p>hasfield hasmethod caus earli match weav process kick properli normal compil error like unresolv import error put weav process kick howev hasfield hasmethod happen earli caus npe occur error put guard npe occur eclips resolv member eclipseresolvedmemb get annot type getannotationtyp address problem allow real erro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09402" calcext:value-type="float">
            <text:p>309402</text:p>
          </table:table-cell>
          <table:table-cell table:style-name="ce2" office:value-type="string" calcext:value-type="string">
            <text:p>order get ajdt ant integr work need small chang main java need abl pa custom aspectj bridg command icommand object current command icommand object creat via reflect suggest augment command icommand local variabl field add setter field chang command icommand command reflect factori reflectionfactori make command makecommand command name commandnam holder command null command reflect factori reflectionfactori make command makecommand command name commandnam holder</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10144" calcext:value-type="float">
            <text:p>310144</text:p>
          </table:table-cell>
          <table:table-cell table:style-name="ce2" office:value-type="string" calcext:value-type="string">
            <text:p>build identifi aspect aspectj develop tool version e35x aspect aspectj version java lang runtim except runtimeexcept aspectj asm asm manag asmmanag remov singl node removesinglenod asm manag asmmanag java aspectj asm asm manag asmmanag remov relationship target thi type removerelationshipstargettingthistyp asm manag asmmanag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handl xstm stm argilsoft xstm core key tkey java key tkey visitor field set fieldset java util array list arraylist argilsoft xstm core visitor continu stack continuestack reproduc sometim step reproduc random except popu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0704" calcext:value-type="float">
            <text:p>310704</text:p>
          </table:table-cell>
          <table:table-cell table:style-name="ce2" office:value-type="string" calcext:value-type="string">
            <text:p>code method public string get correspond type getcorrespondingtyp boolean get fulli qualifi type getfullyqualifiedtyp string return type returntyp string kvpair get return type returntyp return type returntyp null return type returntyp get fulli qualifi type getfullyqualifiedtyp return return type returntyp int index return type returntyp last index of lastindexof index return return type returntyp substr index return return type returntyp line return return type returntyp substr index use index</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1910" calcext:value-type="float">
            <text:p>311910</text:p>
          </table:table-cell>
          <table:table-cell table:style-name="ce2" office:value-type="string" calcext:value-type="string">
            <text:p>stack trace java lang null pointer except nullpointerexcept aspectj weaver model asm relationship provid asmrelationshipprovid creat sourc locat createsourceloc asm relationship provid asmrelationshipprovid java aspectj weaver model asm relationship provid asmrelationshipprovid add pointcut addpointcut asm relationship provid asmrelationshipprovid java aspectj weaver model asm relationship provid asmrelationshipprovid creat hierarchi for binari aspect createhierarchyforbinaryaspect asm relationship provid asmrelationshipprovid java aspectj weaver model asm relationship provid asmrelationshipprovid add advis relationship addadvisedrelationship asm relat asmrel areturn public object run object public class cerner isi servic asclepiu patient patient manag impl test patientmanagerimpltest ajc closure3 ajcclosure3 happen weav jar aspect jar</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4130" calcext:value-type="float">
            <text:p>314130</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14130" calcext:value-type="float">
            <text:p>314130</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14130" calcext:value-type="float">
            <text:p>314130</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14365" calcext:value-type="float">
            <text:p>314365</text:p>
          </table:table-cell>
          <table:table-cell table:style-name="ce2" office:value-type="string" calcext:value-type="string">
            <text:p>ajdt us pointcut like persingleton ajdt intern ui ra ui uiffdc handler java lang throwabl arg arg1 within ajdt within ajdt intern ui lazystart within ajdt intern ui dialog open type select dialog2 opentypeselectiondialog2 within ajdt intern ui editor aspect breakpoint ruler action aspectjbreakpointruleract handler jface text bad locat except badlocationexcept within ajdt core ra ffdc handler core runtim oper cancel except operationcanceledexcept java lang object pointcut rewrit chew reduc normal form meant stabl form rewrit would chang turn case hashcod compon quit larg manifest neg integ arithmet compar element would problem give unhelp respons exampl element might rewrit subsequ rewrit would realis le give whether went wrong depend order element collect rewrit fix impact increment compil sometim two pointcut ident look differ one rewritt tim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14766" calcext:value-type="float">
            <text:p>314766</text:p>
          </table:table-cell>
          <table:table-cell table:style-name="ce2" office:value-type="string" calcext:value-type="string">
            <text:p>report list java lang null pointer except nullpointerexcept aspectj weaver bcel bcel world bcelworld is aspect includ isaspectinclud bcel world bcelworld java aspectj weaver shadow munger shadowmung match shadow munger shadowmung java aspectj weaver advic match advic java aspectj weaver bcel bcel advic bceladvic match bcel advic bceladvic java aspectj weaver bcel bcel class weaver bcelclassweav match bcel class weaver bcelclassweav java aspectj weaver bcel bcel class weaver bcelclassweav match bcel class weaver bcelclassweav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17139" calcext:value-type="float">
            <text:p>31713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7743" calcext:value-type="float">
            <text:p>317743</text:p>
          </table:table-cell>
          <table:table-cell table:style-name="ce2" office:value-type="string" calcext:value-type="string">
            <text:p>rais peter melnikov mail list two problem bind scope use annot style aspect accumul lot duplic import prefix simpl scope simplescop object simpl scope simplescop lookup type lookuptyp tri prefix even type alreadi fulli qualifi combin issu caus terribl mess lot class lookup failur sinc type cannot partial qualifi silli use prefix type fulli qualif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7743" calcext:value-type="float">
            <text:p>317743</text:p>
          </table:table-cell>
          <table:table-cell table:style-name="ce2" office:value-type="string" calcext:value-type="string">
            <text:p>rais peter melnikov mail list two problem bind scope use annot style aspect accumul lot duplic import prefix simpl scope simplescop object simpl scope simplescop lookup type lookuptyp tri prefix even type alreadi fulli qualifi combin issu caus terribl mess lot class lookup failur sinc type cannot partial qualifi silli use prefix type fulli qualif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7743" calcext:value-type="float">
            <text:p>317743</text:p>
          </table:table-cell>
          <table:table-cell table:style-name="ce2" office:value-type="string" calcext:value-type="string">
            <text:p>rais peter melnikov mail list two problem bind scope use annot style aspect accumul lot duplic import prefix simpl scope simplescop object simpl scope simplescop lookup type lookuptyp tri prefix even type alreadi fulli qualifi combin issu caus terribl mess lot class lookup failur sinc type cannot partial qualifi silli use prefix type fulli qualif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7743" calcext:value-type="float">
            <text:p>317743</text:p>
          </table:table-cell>
          <table:table-cell table:style-name="ce2" office:value-type="string" calcext:value-type="string">
            <text:p>rais peter melnikov mail list two problem bind scope use annot style aspect accumul lot duplic import prefix simpl scope simplescop object simpl scope simplescop lookup type lookuptyp tri prefix even type alreadi fulli qualifi combin issu caus terribl mess lot class lookup failur sinc type cannot partial qualifi silli use prefix type fulli qualif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8397" calcext:value-type="float">
            <text:p>318397</text:p>
          </table:table-cell>
          <table:table-cell table:style-name="ce2" office:value-type="string" calcext:value-type="string">
            <text:p>fix recent roo relat issu annot resolv earli declar parent done cach introduc eclips sourc type eclipsesourcetyp see ensur annot type resolv ensureannotationtypesresolv cach need clear set annot declar chang occur even pars declar annot cha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8878" calcext:value-type="float">
            <text:p>318878</text:p>
          </table:table-cell>
          <table:table-cell table:style-name="ce2" office:value-type="string" calcext:value-type="string">
            <text:p>way pertarget aspect compil ajc check given target alreadi aspect thread safe two differ thread trigger advic target object first time time sometim aspect target get creat twice follow code demonstr problem follow pertarget aspect add synchron set anoth class constructor aspect pertarget pertarget execut void foo public pertarget main aspect add add instanc set main execut void foo empti advic trigger creation class creat target object two separ thread call method caus aspect instanti object aspect add aspect set set size print thread finish import java util collect import java util ident hash map identityhashmap import java util set public class main public static set aspect collect synchron set synchronizedset collect new set from map newsetfrommap new ident hash map identityhashmap public static void main string arg throw interrupt except interruptedexcept int final main new main creat new target aspect runnabl new runnabl public void run foo trigger advic thread t1 new thread thread t2 new thread t1 start t2 start t1 join t2 join system println aspect size privat void foo compil ajc run main method print valu someth like typic mean target object get multipl aspect instanc applic sometim saw thread access partial built aspect instanc quit rare howev wasn abl make case ajc version current stabl use aspect aspectj compil built friday jan gmt compil r33x sun vm version java tm runtim environ build 20 b02 20b02 java hot spot hotspot tm bit server vm build b01 3b01 mix mode investig sourc problem ajc compil gener follow decompil method aspect class public static void ajc per object bind perobjectbind object obj obj instanceof ajc might have aspect ajcmighthaveaspect ajc might have aspect ajcmighthaveaspect obj per object get perobjectget null ajc might have aspect ajcmighthaveaspect obj per object set perobjectset new pertarget obvious thread saf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18899" calcext:value-type="float">
            <text:p>318899</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20468" calcext:value-type="float">
            <text:p>320468</text:p>
          </table:table-cell>
          <table:table-cell table:style-name="ce2" office:value-type="string" calcext:value-type="string">
            <text:p>build identifi aspectj weaver jar modifi pattern modifierspattern get modifi flag getmodifierflag non synchron nonsynchron static method use static map modifi flag modifierflag lead concurr modif except concurrentmodificationexcept code execut multi thread multithread environ stack trace show erron behavior append report case multithread introduc use spring dm lead mani applic context initi parallel contain pointcut express process independ thread spring aop enter aspect aspectj world call pointcut parser pointcutpars pars pointcut express parsepointcutexpress sinc guarante concurr modif except concurrentmodificationexcept thrown possibl concurr read write access modifi flag modifierflag map recogn incorrect valu use springframework bean factori bean creation except beancreationexcept error creat bean name session factori proxi sessionfactoryproxi post process postprocess factori bean factorybean object fail nest except java util concurr modif except concurrentmodificationexcept concurr access hash map hashmap attempt thread spring osgi extend thread springosgiextenderthread spring osgi extend springosgiextend 6dee6de thread springframework bean factori support factori bean registri support factorybeanregistrysupport run factori bean registri support factorybeanregistrysupport java java secur access control accesscontrol do privileg doprivileg access control accesscontrol java springframework bean factori support factori bean registri support factorybeanregistrysupport do get object from factori bean dogetobjectfromfactorybean factori bean registri support factorybeanregistrysupport java springframework bean factori support factori bean registri support factorybeanregistrysupport get object from factori bean getobjectfromfactorybean factori bean registri support factorybeanregistrysupport java springframework bean factori support abstract bean factori abstractbeanfactori get object for bean instanc getobjectforbeaninst abstract bean factori abstractbeanfactori java springframework bean factori support abstract bean factori abstractbeanfactori do get bean dogetbean abstract bean factori abstractbeanfactori java springframework bean factori support abstract bean factori abstractbeanfactori get bean getbean abstract bean factori abstractbeanfactori java springframework bean factori support abstract bean factori abstractbeanfactori get bean getbean abstract bean factori abstractbeanfactori java springframework bean factori support default listabl bean factori defaultlistablebeanfactori pre instanti singleton preinstantiatesingleton default listabl bean factori defaultlistablebeanfactori java springframework context support abstract applic context abstractapplicationcontext finish bean factori initi finishbeanfactoryiniti abstract applic context abstractapplicationcontext java springframework osgi context support abstract deleg execut applic context abstractdelegatedexecutionapplicationcontext access abstract deleg execut applic context abstractdelegatedexecutionapplicationcontext java springframework osgi context support abstract deleg execut applic context abstractdelegatedexecutionapplicationcontext run abstract deleg execut applic context abstractdelegatedexecutionapplicationcontext java springframework osgi util intern privileg util privilegedutil execut with custom executewithcustomtccl privileg util privilegedutil java springframework osgi context support abstract deleg execut applic context abstractdelegatedexecutionapplicationcontext complet refresh completerefresh abstract deleg execut applic context abstractdelegatedexecutionapplicationcontext java springframework osgi extend intern depend startup depend waiter applic context executor dependencywaiterapplicationcontextexecutor complet refresh task completerefreshtask run depend waiter applic context executor dependencywaiterapplicationcontextexecutor java java lang thread run thread java caus java util concurr modif except concurrentmodificationexcept concurr access hash map hashmap attempt thread spring osgi extend thread springosgiextenderthread spring osgi extend springosgiextend 6dee6de thread java util hash map hashmap on entri onentri hash map hashmap java java util hash map hashmap transfer hash map hashmap java java util hash map hashmap resiz hash map hashmap java java util hash map hashmap add entri addentri hash map hashmap java java util hash map hashmap put hash map hashmap java aspectj weaver pattern modifi pattern modifierspattern get modifi flag getmodifierflag modifi pattern modifierspattern java aspectj weaver pattern pattern parser patternpars pars modifi pattern parsemodifierspattern pattern parser patternpars java aspectj weaver pattern pattern parser patternpars pars method or constructor signatur pattern parsemethodorconstructorsignaturepattern pattern parser patternpars java aspectj weaver pattern pattern parser patternpars pars kind pointcut parsekindedpointcut pattern parser patternpars java aspectj weaver pattern pattern parser patternpars pars singl pointcut parsesinglepointcut pattern parser patternpars java aspectj weaver pattern pattern parser patternpars pars atom pointcut parseatomicpointcut pattern parser patternpars java aspectj weaver pattern pattern parser patternpars pars pointcut parsepointcut pattern parser patternpars java aspectj weaver tool pointcut parser pointcutpars resolv pointcut express resolvepointcutexpress pointcut parser pointcutpars java aspectj weaver tool pointcut parser pointcutpars pars pointcut express parsepointcutexpress pointcut parser pointcutpars java springframework aop aspectj aspect express pointcut aspectjexpressionpointcut build pointcut express buildpointcutexpress aspect express pointcut aspectjexpressionpointcut java springframework aop aspectj aspect express pointcut aspectjexpressionpointcut check readi to match checkreadytomatch aspect express pointcut aspectjexpressionpointcut java springframework aop aspectj aspect express pointcut aspectjexpressionpointcut get class filter getclassfilt aspect express pointcut aspectjexpressionpointcut java springframework aop support aop util aoputil can appli canappli aop util aoputil java springframework aop support aop util aoputil can appli canappli aop util aoputil java springframework aop support aop util aoputil find advisor that can appli findadvisorsthatcanappli aop util aoputil java springframework aop framework autoproxi abstract advisor auto proxi creator abstractadvisorautoproxycr find advisor that can appli findadvisorsthatcanappli abstract advisor auto proxi creator abstractadvisorautoproxycr java springframework aop framework autoproxi abstract advisor auto proxi creator abstractadvisorautoproxycr find elig advisor findeligibleadvisor abstract advisor auto proxi creator abstractadvisorautoproxycr java springframework aop framework autoproxi abstract advisor auto proxi creator abstractadvisorautoproxycr get advic and advisor for bean getadvicesandadvisorsforbean abstract advisor auto proxi creator abstractadvisorautoproxycr java springframework aop framework autoproxi abstract auto proxi creator abstractautoproxycr wrap if necessari wrapifnecessari abstract auto proxi creator abstractautoproxycr java springframework aop framework autoproxi abstract auto proxi creator abstractautoproxycr post process after initi postprocessafteriniti abstract auto proxi creator abstractautoproxycr java springframework bean factori support abstract autowir capabl bean factori abstractautowirecapablebeanfactori appli bean post processor after initi applybeanpostprocessorsafteriniti abstract autowir capabl bean factori abstractautowirecapablebeanfactori java springframework bean factori support abstract autowir capabl bean factori abstractautowirecapablebeanfactori post process object from factori bean postprocessobjectfromfactorybean abstract autowir capabl bean factori abstractautowirecapablebeanfactori java springframework bean factori support factori bean registri support factorybeanregistrysupport run factori bean registri support factorybeanregistrysupport java reproduc sometim</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21641" calcext:value-type="float">
            <text:p>321641</text:p>
          </table:table-cell>
          <table:table-cell table:style-name="ce2" office:value-type="string" calcext:value-type="string">
            <text:p>build identifi aspect aspectj setup work howev exactli setup chang aspect aspectj version deriv error piec code exclud aop xml woven caus verifi error use proxool proxi setup fact us cglib creat enhanc proxi enhancerproxi class order avoid verifi error verifyerror except proxool class exclud aop xml exactli way cglib workarround comment aspect aspectj faq exclud within proxool error got upgrad aspejctweav jar got use jvm java lang verifi error verifyerror class oracl jdbc intern oracl connect oracleconnect enhanc by proxool enhancerbyproxool 7f6320a8 method get tdo state gettdocst signatur ljava lang string ljava lang string inconsist stack height jvm java lang class get declar methods0 getdeclaredmethods0 nativ method jvm java lang class privat get declar method privategetdeclaredmethod class java jvm java lang class get declar method getdeclaredmethod class java jvm logicalcobweb cglib proxi enhanc get callback setter getcallbackssett enhanc java jvm logicalcobweb cglib proxi enhanc set callback helper setcallbackshelp enhanc java jvm logicalcobweb cglib proxi enhanc set thread callback setthreadcallback enhanc java jvm logicalcobweb cglib proxi enhanc creat use reflect createusingreflect enhanc java jvm logicalcobweb cglib proxi enhanc first instanc firstinst enhanc java jvm logicalcobweb cglib core abstract class gener abstractclassgener creat abstract class gener abstractclassgener java jvm logicalcobweb cglib proxi enhanc creat helper createhelp enhanc java jvm logicalcobweb cglib proxi enhanc creat enhanc java far verifi error got deploy one applic run serv abl use new version aspect aspectj applic properli start thank much advanc best regard reproduc alway step reproduc exclud proxool class aop xml use aspectj work upgrad work upgrad work</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22039" calcext:value-type="float">
            <text:p>322039</text:p>
          </table:table-cell>
          <table:table-cell table:style-name="ce2" office:value-type="string" calcext:value-type="string">
            <text:p>follow aspect public aspect aspect public void q2 thi class thisclass something2 aspect aspectj itd follow handl identifi notic itd name fulli qualifi aspect aspectj project src2 aspect aj aspect thi class thisclass something2 howev fulli qualifi name aspect aspectj project src2 aspect aj aspect q2 thi class thisclass something2 mean fulli qualifi itd cannot navig search littl surpris doesn work thought tes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2832" calcext:value-type="float">
            <text:p>322832</text:p>
          </table:table-cell>
          <table:table-cell table:style-name="ce2" office:value-type="string" calcext:value-type="string">
            <text:p>type use gener expect gener specifi upper bound type obey upper bound declar parent appli intertyp declar field itd appli work see clash exist field caus exist field resolv resolut trigger bound check declar parent affect type declar parent appli problem rais basic target declar process intertyp ok luck base declar parent first declar annot intertyp declar sinc may trigger extra resolut</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23417" calcext:value-type="float">
            <text:p>323417</text:p>
          </table:table-cell>
          <table:table-cell table:style-name="ce2" office:value-type="string" calcext:value-type="string">
            <text:p>build identifi weav life ray liferay tomcat sometim next except appear java lang stack overflow error stackoverflowerror java lang string index of indexof string java aspectj weaver type factori typefactori creat type from signatur createtypefromsignatur type factori typefactori java aspectj weaver unresolv type unresolvedtyp for signatur forsignatur unresolv type unresolvedtyp java aspectj weaver unresolv type unresolvedtyp get raw type getrawtyp unresolv type unresolvedtyp java aspectj weaver resolv type resolvedtyp get raw type getrawtyp resolv type resolved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aspectj weaver refer type referencetyp is assign from isassignablefrom refer type referencetyp java reproduc sometim</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23634" calcext:value-type="float">
            <text:p>323634</text:p>
          </table:table-cell>
          <table:table-cell table:style-name="ce2" office:value-type="string" calcext:value-type="string">
            <text:p>java lang null pointer except nullpointerexcept aspectj weaver refer type referencetyp get per claus getperclaus refer type referencetyp java aspectj weaver pattern per from super perfromsup lookup concret per claus lookupconcreteperclaus per from super perfromsup java aspectj weaver pattern per from super perfromsup concret per from super perfromsup java aspectj weaver crosscut member crosscuttingmemb set per claus setperclaus crosscut member crosscuttingmemb java aspectj weaver resolv type resolvedtyp collect crosscut member collectcrosscuttingmemb resolv type resolvedtyp java build job obuildjob run auto build job autobuildjob java core intern job worker run work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135" calcext:value-type="float">
            <text:p>324135</text:p>
          </table:table-cell>
          <table:table-cell table:style-name="ce2" office:value-type="string" calcext:value-type="string">
            <text:p>build identifi use aspect aspectj version hit blow except save edit java file java lang array index out of bound except arrayindexoutofboundsexcept aspectj ajdt intern core builder aj state ajstat ha structur chang hasstructuralchang aj state ajstat java aspectj ajdt intern core builder aj state ajstat record class file recordclassfil aj state ajstat java aspectj ajdt intern core builder aj state ajstat note result noteresult aj state ajstat java aspectj ajdt intern core builder aj build manag ajbuildmanag accept result acceptresult aj build manag ajbuildmanag java aspectj ajdt intern compil aj pipe ajpip run auto build job autobuildjob java core intern job worker run worker java compil error array index out of bound except arrayindexoutofboundsexcept thrown reproduc didn t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190" calcext:value-type="float">
            <text:p>324190</text:p>
          </table:table-cell>
          <table:table-cell table:style-name="ce2" office:value-type="string" calcext:value-type="string">
            <text:p>build identifi compil aspect aspectj project get aspect aspectj intern compil error stack trace java lang null pointer except nullpointerexcept aspectj ajdt intern core builder aj build manag ajbuildmanag find output dir for aspect findoutputdirsforaspect aj build manag ajbuildmanag java aspectj ajdt intern core builder aj build manag ajbuildmanag write outxml file writeoutxmlfil aj build manag ajbuildmanag java aspectj ajdt intern core builder aj build manag ajbuildmanag perform build performbuild aj build manag ajbuildmanag java aspectj ajdt intern core builder aj build manag ajbuildmanag batch build batchbuild aj build manag ajbuildmanag java aspectj run global build action globalbuildact java core intern job worker run worker java dig bit look class would seem aj state ajstat get aspect name to file name map getaspectnamestofilenamemap return null aj build manag ajbuildmanag find output dir for aspect findoutputdirsforaspect taken account aj build config ajbuildconfig get compil result destin manag getcompilationresultdestinationmanag return null list one element return list sever element reproduc alway step reproduc alway happen configur didn tri make happen anoth workspac step follow gener aspect aspectj project maven use pom xml ll join creat aspect pointcut advic compil maven comp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4804" calcext:value-type="float">
            <text:p>324804</text:p>
          </table:table-cell>
          <table:table-cell table:style-name="ce2" office:value-type="string" calcext:value-type="string">
            <text:p>build identifi remov throw claus constructor class save got follow error java lang null pointer except nullpointerexcept aspectj asm intern aspect element hierarchi aspectjelementhierarchi get canon file path getcanonicalfilepath aspect element hierarchi aspectjelementhierarchi java aspectj asm intern aspect element hierarchi aspectjelementhierarchi updat handl map updatehandlemap aspect element hierarchi aspectjelementhierarchi java aspectj asm asm manag asmmanag remov structur model for file removestructuremodelforfil asm manag asmmanag java aspectj asm asm manag asmmanag process delta processdelta asm manag asmmanag java aspectj ajdt intern core builder aj build manag ajbuildmanag build job obuildjob run auto build job autobuildjob java core intern job worker run worker java compil error null pointer except nullpointerexcept thrown null reproduc didn tr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27134" calcext:value-type="float">
            <text:p>327134</text:p>
          </table:table-cell>
          <table:table-cell table:style-name="ce2" office:value-type="string" calcext:value-type="string">
            <text:p>build identifi i20100608 gener type use pointcut bound target must omit actual type name thu caus raw type must parametr compil warn suppress warn suppressajwarn suppress warn suppresswarn annot turn reproduc alway step reproduc code snippet pointcut list updat ivolistupd list ivolist list target list call void updat list updatelist public interfac list ivolist extend valu object ivalueobject extend list externaliz serializ void updat list updatelist list new list newlist public interfac valu object ivalueobject extend compar valu object ivalueobject serializ</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36997" calcext:value-type="float">
            <text:p>336997</text:p>
          </table:table-cell>
          <table:table-cell table:style-name="ce2" office:value-type="string" calcext:value-type="string">
            <text:p>java lang illeg state except illegalstateexcept answer bind question prior resolv aspectj weaver type variabl typevari can be bound to canbeboundto type variabl typevari java aspectj weaver refer type referencetyp is assign from isassignablefrom refer type referencetyp java aspectj weaver refer type referencetyp is assign from isassignablefrom refer type referencetyp java aspectj weaver resolv type resolvedtyp check legal overrid checklegaloverrid resolv type resolvedtyp java aspectj weaver resolv type resolvedtyp clash with exist member clasheswithexistingmemb resolv type resolvedtyp java aspectj weaver resolv type resolvedtyp add inter type munger addintertypemung resolv type resolvedtyp java aspectj ajdt intern compil lookup aj lookup environ ajlookupenviron weav inter type declar weaveintertypedeclar aj lookup environ ajlookupenviron java aspectj ajdt intern compil lookup aj lookup environ ajlookupenviron weav inter type declar weaveintertypedeclar aj lookup environ ajlookupenviron java aspectj ajdt intern compil lookup aj lookup environ ajlookupenviron creat binari type from createbinarytypefrom aj lookup environ ajlookupenviron java aspectj jdt intern compil lookup lookup environ lookupenviron creat binari type from createbinarytypefrom lookup environ lookupenviron java aspectj jdt intern compil compil accept compil java aspectj jdt intern compil lookup lookup environ lookupenviron ask for type askfortyp lookup environ lookupenviron java aspectj jdt intern compil lookup unresolv refer bind unresolvedreferencebind resolv unresolv refer bind unresolvedreferencebind java aspectj jdt intern compil lookup binari type bind binarytypebind resolv type resolvetyp binari type bind binarytypebind java aspectj jdt intern compil lookup lookup environ lookupenviron get type gettyp lookup environ lookupenviron java aspectj ajdt intern compil lookup eclips factori eclipsefactori lookup bind lookupbind eclips factori eclipsefactori java aspectj ajdt intern compil lookup eclips factori eclipsefactori make type binding1 maketypebinding1 eclips factori eclipsefactori java aspectj ajdt intern compil lookup eclips factori eclipsefactori make type bind maketypebind eclips factori eclipsefactori java aspectj ajdt intern compil lookup aj lookup environ ajlookupenviron add parent addpar aj lookup environ ajlookupenviron java aspectj ajdt intern compil lookup aj lookup environ ajlookupenviron do declar parent dodeclarepar aj lookup environ ajlookupenviron java aspectj ajdt intern compil lookup aj lookup environ ajlookupenviron weav inter type declar weaveintertypedeclar aj lookup environ ajlookupenviron java aspectj ajdt intern compil lookup aj lookup environ ajlookupenviron weav intertyp weaveintertyp aj lookup environ ajlookupenviron java aspectj ajdt intern compil lookup aj lookup environ ajlookupenviron complet type bind completetypebind aj lookup environ ajlookupenviron java aspectj jdt intern compil compil intern begin to compil internalbegintocompil compil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codehau mojo aspectj abstract ajc compil abstractajccompil execut abstract ajc compil abstractajccompil java apach maven plugin default plugin manag defaultpluginmanag execut mojo executemojo default plugin manag defaultpluginmanag java apach maven lifecycl default lifecycl executor defaultlifecycleexecutor execut goal executego default lifecycl executor defaultlifecycleexecutor java apach maven lifecycl default lifecycl executor defaultlifecycleexecutor execut goal with lifecycl executegoalwithlifecycl default lifecycl executor defaultlifecycleexecutor java apach maven lifecycl default lifecycl executor defaultlifecycleexecutor execut goal executego default lifecycl executor defaultlifecycleexecutor java apach maven lifecycl default lifecycl executor defaultlifecycleexecutor execut goal and handl failur executegoalandhandlefailur default lifecycl executor defaultlifecycleexecutor java apach maven lifecycl default lifecycl executor defaultlifecycleexecutor execut task segment executetaskseg default lifecycl executor defaultlifecycleexecutor java apach maven lifecycl default lifecycl executor defaultlifecycleexecutor execut default lifecycl executor defaultlifecycleexecutor java apach maven default maven defaultmaven do execut doexecut default maven defaultmaven java apach maven default maven defaultmaven execut default maven defaultmaven java apach maven cli maven cli mavencli main maven cli mavencli java apach maven cli compat compat main compatiblemain main compat main compatiblemain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codehau classworld launcher launch enhanc launchenhanc launcher java codehau classworld launcher launch launcher java codehau classworld launcher main with exit code mainwithexitcod launcher java codehau classworld launcher main launch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36997" calcext:value-type="float">
            <text:p>336997</text:p>
          </table:table-cell>
          <table:table-cell table:style-name="ce2" office:value-type="string" calcext:value-type="string">
            <text:p>java lang illeg state except illegalstateexcept answer bind question prior resolv aspectj weaver type variabl typevari can be bound to canbeboundto type variabl typevari java aspectj weaver refer type referencetyp is assign from isassignablefrom refer type referencetyp java aspectj weaver refer type referencetyp is assign from isassignablefrom refer type referencetyp java aspectj weaver resolv type resolvedtyp check legal overrid checklegaloverrid resolv type resolvedtyp java aspectj weaver resolv type resolvedtyp clash with exist member clasheswithexistingmemb resolv type resolvedtyp java aspectj weaver resolv type resolvedtyp add inter type munger addintertypemung resolv type resolvedtyp java aspectj ajdt intern compil lookup aj lookup environ ajlookupenviron weav inter type declar weaveintertypedeclar aj lookup environ ajlookupenviron java aspectj ajdt intern compil lookup aj lookup environ ajlookupenviron weav inter type declar weaveintertypedeclar aj lookup environ ajlookupenviron java aspectj ajdt intern compil lookup aj lookup environ ajlookupenviron creat binari type from createbinarytypefrom aj lookup environ ajlookupenviron java aspectj jdt intern compil lookup lookup environ lookupenviron creat binari type from createbinarytypefrom lookup environ lookupenviron java aspectj jdt intern compil compil accept compil java aspectj jdt intern compil lookup lookup environ lookupenviron ask for type askfortyp lookup environ lookupenviron java aspectj jdt intern compil lookup unresolv refer bind unresolvedreferencebind resolv unresolv refer bind unresolvedreferencebind java aspectj jdt intern compil lookup binari type bind binarytypebind resolv type resolvetyp binari type bind binarytypebind java aspectj jdt intern compil lookup lookup environ lookupenviron get type gettyp lookup environ lookupenviron java aspectj ajdt intern compil lookup eclips factori eclipsefactori lookup bind lookupbind eclips factori eclipsefactori java aspectj ajdt intern compil lookup eclips factori eclipsefactori make type binding1 maketypebinding1 eclips factori eclipsefactori java aspectj ajdt intern compil lookup eclips factori eclipsefactori make type bind maketypebind eclips factori eclipsefactori java aspectj ajdt intern compil lookup aj lookup environ ajlookupenviron add parent addpar aj lookup environ ajlookupenviron java aspectj ajdt intern compil lookup aj lookup environ ajlookupenviron do declar parent dodeclarepar aj lookup environ ajlookupenviron java aspectj ajdt intern compil lookup aj lookup environ ajlookupenviron weav inter type declar weaveintertypedeclar aj lookup environ ajlookupenviron java aspectj ajdt intern compil lookup aj lookup environ ajlookupenviron weav intertyp weaveintertyp aj lookup environ ajlookupenviron java aspectj ajdt intern compil lookup aj lookup environ ajlookupenviron complet type bind completetypebind aj lookup environ ajlookupenviron java aspectj jdt intern compil compil intern begin to compil internalbegintocompil compil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codehau mojo aspectj abstract ajc compil abstractajccompil execut abstract ajc compil abstractajccompil java apach maven plugin default plugin manag defaultpluginmanag execut mojo executemojo default plugin manag defaultpluginmanag java apach maven lifecycl default lifecycl executor defaultlifecycleexecutor execut goal executego default lifecycl executor defaultlifecycleexecutor java apach maven lifecycl default lifecycl executor defaultlifecycleexecutor execut goal with lifecycl executegoalwithlifecycl default lifecycl executor defaultlifecycleexecutor java apach maven lifecycl default lifecycl executor defaultlifecycleexecutor execut goal executego default lifecycl executor defaultlifecycleexecutor java apach maven lifecycl default lifecycl executor defaultlifecycleexecutor execut goal and handl failur executegoalandhandlefailur default lifecycl executor defaultlifecycleexecutor java apach maven lifecycl default lifecycl executor defaultlifecycleexecutor execut task segment executetaskseg default lifecycl executor defaultlifecycleexecutor java apach maven lifecycl default lifecycl executor defaultlifecycleexecutor execut default lifecycl executor defaultlifecycleexecutor java apach maven default maven defaultmaven do execut doexecut default maven defaultmaven java apach maven default maven defaultmaven execut default maven defaultmaven java apach maven cli maven cli mavencli main maven cli mavencli java apach maven cli compat compat main compatiblemain main compat main compatiblemain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codehau classworld launcher launch enhanc launchenhanc launcher java codehau classworld launcher launch launcher java codehau classworld launcher main with exit code mainwithexitcod launcher java codehau classworld launcher main launch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36997" calcext:value-type="float">
            <text:p>336997</text:p>
          </table:table-cell>
          <table:table-cell table:style-name="ce2" office:value-type="string" calcext:value-type="string">
            <text:p>java lang illeg state except illegalstateexcept answer bind question prior resolv aspectj weaver type variabl typevari can be bound to canbeboundto type variabl typevari java aspectj weaver refer type referencetyp is assign from isassignablefrom refer type referencetyp java aspectj weaver refer type referencetyp is assign from isassignablefrom refer type referencetyp java aspectj weaver resolv type resolvedtyp check legal overrid checklegaloverrid resolv type resolvedtyp java aspectj weaver resolv type resolvedtyp clash with exist member clasheswithexistingmemb resolv type resolvedtyp java aspectj weaver resolv type resolvedtyp add inter type munger addintertypemung resolv type resolvedtyp java aspectj ajdt intern compil lookup aj lookup environ ajlookupenviron weav inter type declar weaveintertypedeclar aj lookup environ ajlookupenviron java aspectj ajdt intern compil lookup aj lookup environ ajlookupenviron weav inter type declar weaveintertypedeclar aj lookup environ ajlookupenviron java aspectj ajdt intern compil lookup aj lookup environ ajlookupenviron creat binari type from createbinarytypefrom aj lookup environ ajlookupenviron java aspectj jdt intern compil lookup lookup environ lookupenviron creat binari type from createbinarytypefrom lookup environ lookupenviron java aspectj jdt intern compil compil accept compil java aspectj jdt intern compil lookup lookup environ lookupenviron ask for type askfortyp lookup environ lookupenviron java aspectj jdt intern compil lookup unresolv refer bind unresolvedreferencebind resolv unresolv refer bind unresolvedreferencebind java aspectj jdt intern compil lookup binari type bind binarytypebind resolv type resolvetyp binari type bind binarytypebind java aspectj jdt intern compil lookup lookup environ lookupenviron get type gettyp lookup environ lookupenviron java aspectj ajdt intern compil lookup eclips factori eclipsefactori lookup bind lookupbind eclips factori eclipsefactori java aspectj ajdt intern compil lookup eclips factori eclipsefactori make type binding1 maketypebinding1 eclips factori eclipsefactori java aspectj ajdt intern compil lookup eclips factori eclipsefactori make type bind maketypebind eclips factori eclipsefactori java aspectj ajdt intern compil lookup aj lookup environ ajlookupenviron add parent addpar aj lookup environ ajlookupenviron java aspectj ajdt intern compil lookup aj lookup environ ajlookupenviron do declar parent dodeclarepar aj lookup environ ajlookupenviron java aspectj ajdt intern compil lookup aj lookup environ ajlookupenviron weav inter type declar weaveintertypedeclar aj lookup environ ajlookupenviron java aspectj ajdt intern compil lookup aj lookup environ ajlookupenviron weav intertyp weaveintertyp aj lookup environ ajlookupenviron java aspectj ajdt intern compil lookup aj lookup environ ajlookupenviron complet type bind completetypebind aj lookup environ ajlookupenviron java aspectj jdt intern compil compil intern begin to compil internalbegintocompil compil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 aspectj tool ajc main run main runmain main java codehau mojo aspectj abstract ajc compil abstractajccompil execut abstract ajc compil abstractajccompil java apach maven plugin default plugin manag defaultpluginmanag execut mojo executemojo default plugin manag defaultpluginmanag java apach maven lifecycl default lifecycl executor defaultlifecycleexecutor execut goal executego default lifecycl executor defaultlifecycleexecutor java apach maven lifecycl default lifecycl executor defaultlifecycleexecutor execut goal with lifecycl executegoalwithlifecycl default lifecycl executor defaultlifecycleexecutor java apach maven lifecycl default lifecycl executor defaultlifecycleexecutor execut goal executego default lifecycl executor defaultlifecycleexecutor java apach maven lifecycl default lifecycl executor defaultlifecycleexecutor execut goal and handl failur executegoalandhandlefailur default lifecycl executor defaultlifecycleexecutor java apach maven lifecycl default lifecycl executor defaultlifecycleexecutor execut task segment executetaskseg default lifecycl executor defaultlifecycleexecutor java apach maven lifecycl default lifecycl executor defaultlifecycleexecutor execut default lifecycl executor defaultlifecycleexecutor java apach maven default maven defaultmaven do execut doexecut default maven defaultmaven java apach maven default maven defaultmaven execut default maven defaultmaven java apach maven cli maven cli mavencli main maven cli mavencli java apach maven cli compat compat main compatiblemain main compat main compatiblemain java sun reflect nativ method accessor impl nativemethodaccessorimpl invoke0 nativ method sun reflect nativ method accessor impl nativemethodaccessorimpl invok nativ method accessor impl nativemethodaccessorimpl java sun reflect deleg method accessor impl delegatingmethodaccessorimpl invok deleg method accessor impl delegatingmethodaccessorimpl java java lang reflect method invok method java codehau classworld launcher launch enhanc launchenhanc launcher java codehau classworld launcher launch launcher java codehau classworld launcher main with exit code mainwithexitcod launcher java codehau classworld launcher main launch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39300" calcext:value-type="float">
            <text:p>339300</text:p>
          </table:table-cell>
          <table:table-cell table:style-name="ce2" office:value-type="string" calcext:value-type="string">
            <text:p>report ramniva due use numer char scala classnam aspect aspectj handl inner class break possibl correctli use avail class attribut rather mess around attribut back one use contribut chang enabl scala weav tri use inner class innerclass attribut fall back string chop howev hit anoth case scenario deal class scala predef anon scala librari snapshot version normal type discov inner class innerclass attribut refer outerclass index hold unfortun due anonym inner insid method index fail process attribut string chop stupid guess name outer solut use enclos method enclosingmethod attribut situat enclos method enclosingmethod attribut option attribut class must enclos method enclosingmethod attribut local class anonym class class may one enclos method enclosingmethod attribut enclos method enclosingmethod attribut includ pointer contain outerclass method enclos inner typ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39974" calcext:value-type="float">
            <text:p>339974</text:p>
          </table:table-cell>
          <table:table-cell table:style-name="ce2" office:value-type="string" calcext:value-type="string">
            <text:p>code public class citi privat string name privat countri countri separ file public aspect traffic calcul trafficcalcul public static class citi traffic calcul trafficcalcul function citi time extrem creat extrem traffic createextremetraff function citi time basic creat basic traffic createbasictraff privat static function citi time creat extrem traffic createextremetraff return null privat static function citi time creat basic traffic createbasictraff return null public static class time tri full build follow except java lang null pointer except nullpointerexcept aspectj ajdt intern compil ast intertyp member class declar intertypememberclassdeclar resolv on type resolveontyp intertyp member class declar intertypememberclassdeclar java aspectj ajdt intern compil ast intertyp member class declar intertypememberclassdeclar build intertyp member class declar intertypememberclassdeclar java aspectj ajdt intern compil ast aspect declar aspectdeclar process intertyp member type processintertypemembertyp aspect declar aspectdeclar java aspectj ajdt intern compil lookup aj lookup environ ajlookupenviron process inter type member type processintertypemembertyp aj lookup environ ajlookupenviron java aspectj ajdt intern compil lookup aj lookup environ ajlookupenviron complet type bind completetypebind aj lookup environ ajlookupenviron java aspectj jdt intern compil compil intern begin to compil internalbegintocompil compil java aspectj jdt intern compil compil begin to compil begintocompil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increment build incrementalbuild aj build manag ajbuildmanag java aspectj ajd core intern ajd core build manag ajdecorebuildmanag perform build performbuild ajd core build manag ajdecorebuildmanag java aspectj ajd core aj compil ajcompil build aj compil ajcompil java ajdt core builder builder ajbuild build builder ajbuild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basicbuild build manag buildmanag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loop basicbuildloop build manag buildmanag java core intern event build manag buildmanag build build manag buildmanag java core intern event auto build job autobuildjob do build dobuild auto build job autobuildjob java core intern event auto build job autobuildjob run auto build job autobuildjob java core intern job worker run worker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40323" calcext:value-type="float">
            <text:p>340323</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48488" calcext:value-type="float">
            <text:p>348488</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49636" calcext:value-type="float">
            <text:p>349636</text:p>
          </table:table-cell>
          <table:table-cell table:style-name="ce2" office:value-type="string" calcext:value-type="string">
            <text:p>build identifi java lang null pointer except nullpointerexcept aspectj weaver bcel util append convers appendconvers util java aspectj weaver bcel bcel var bcelvar append convert array load appendconvertablearrayload bcel var bcelvar java aspectj weaver bcel bcel var bcelvar creat convert array load createconvertablearrayload bcel var bcelvar java aspectj weaver bcel bcel shadow bcelshadow make closur class and return constructor makeclosureclassandreturnconstructor bcel shadow bcelshadow java aspectj weaver bcel bcel shadow bcelshadow weav around closur weavearoundclosur bcel shadow bcelshadow java aspectj weaver bcel bcel advic bceladvic implement on implementon bcel advic bceladvic java aspectj weaver shadow implement munger implementmung 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equinox weav aspectj loadtim gi weav adaptor osgiweavingadaptor weav class weaveclass unknown sourc equinox weav aspectj aspect weav servic aspectjweavingservic pre process preprocess unknown sourc equinox weav adaptor weav adaptor weavingadaptor weav class weaveclass unknown sourc equinox weav hook weav hook weavinghook process class processclass unknown sourc osgi baseadaptor loader classpath manag classpathmanag defin class defineclass classpath manag classpathmanag java osgi baseadaptor loader classpath manag classpathmanag find class impl findclassimpl classpath manag classpathmanag java osgi baseadaptor loader classpath manag classpathmanag find local class impl findlocalclassimpl classpath manag classpathmanag java osgi baseadaptor loader classpath manag classpathmanag find local class findlocalclass lock class loader lockclassload classpath manag classpathmanag java osgi baseadaptor loader classpath manag classpathmanag find local class findlocalclass classpath manag classpathmanag java osgi intern baseadaptor default class loader defaultclassload find local class findlocalclass default class loader defaultclassload java osgi intern loader bundl loader bundleload find local class findlocalclass bundl loader bundleload java osgi intern loader bundl loader bundleload find class intern findclassintern bundl loader bundleload java osgi intern loader bundl loader bundleload find class findclass bundl loader bundleload java osgi intern loader bundl loader bundleload find class findclass bundl loader bundleload java osgi intern baseadaptor default class loader defaultclassload load class loadclass default class loader defaultclassload java java lang class loader classload load class loadclass class loader classload java osgi intern loader bundl loader bundleload load class loadclass bundl loader bundleload java osgi framework intern core bundl host bundlehost load class loadclass bundl host bundlehost java osgi framework intern core abstract bundl abstractbundl load class loadclass abstract bundl abstractbundl java springframework osgi util bundl deleg class loader bundledelegatingclassload find class findclass bundl deleg class loader bundledelegatingclassload java springframework osgi util bundl deleg class loader bundledelegatingclassload load class loadclass bundl deleg class loader bundledelegatingclassload java java lang class loader classload load class loadclass class loader classload java springframework util class util classutil for name fornam class util classutil java springframework bean factori support abstract bean definit abstractbeandefinit resolv bean class resolvebeanclass abstract bean definit abstractbeandefinit java springframework bean factori support abstract bean factori abstractbeanfactori do resolv bean class doresolvebeanclass abstract bean factori abstractbeanfactori java springframework bean factori support abstract bean factori abstractbeanfactori resolv bean class resolvebeanclass abstract bean factori abstractbeanfactori java springframework bean factori support abstract autowir capabl bean factori abstractautowirecapablebeanfactori predict bean type predictbeantyp abstract autowir capabl bean factori abstractautowirecapablebeanfactori java springframework bean factori support abstract bean factori abstractbeanfactori is factori bean isfactorybean abstract bean factori abstractbeanfactori java springframework bean factori support default listabl bean factori defaultlistablebeanfactori get bean name for type getbeannamesfortyp default listabl bean factori defaultlistablebeanfactori java springframework osgi context support abstract deleg execut applic context abstractdelegatedexecutionapplicationcontext invok bean factori post processor invokebeanfactorypostprocessor abstract deleg execut applic context abstractdelegatedexecutionapplicationcontext java springframework osgi context support abstract deleg execut applic context abstractdelegatedexecutionapplicationcontext invok bean factori post processor invokebeanfactorypostprocessor abstract deleg execut applic context abstractdelegatedexecutionapplicationcontext java springframework osgi context support abstract deleg execut applic context abstractdelegatedexecutionapplicationcontext run abstract deleg execut applic context abstractdelegatedexecutionapplicationcontext java springframework osgi util intern privileg util privilegedutil execut with custom executewithcustomtccl privileg util privilegedutil java springframework osgi context support abstract deleg execut applic context abstractdelegatedexecutionapplicationcontext start refresh startrefresh abstract deleg execut applic context abstractdelegatedexecutionapplicationcontext java springframework osgi extend intern depend startup depend waiter applic context executor dependencywaiterapplicationcontextexecutor stage one stageon depend waiter applic context executor dependencywaiterapplicationcontextexecutor java springframework osgi extend intern depend startup depend waiter applic context executor dependencywaiterapplicationcontextexecutor refresh depend waiter applic context executor dependencywaiterapplicationcontextexecutor java springframework osgi context support abstract deleg execut applic context abstractdelegatedexecutionapplicationcontext refresh abstract deleg execut applic context abstractdelegatedexecutionapplicationcontext java springframework osgi extend intern activ lifecycl manag lifecyclemanag run lifecycl manag lifecyclemanag java java lang thread run thread java reproduc sometim</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49764" calcext:value-type="float">
            <text:p>349764</text:p>
          </table:table-cell>
          <table:table-cell table:style-name="ce2" office:value-type="string" calcext:value-type="string">
            <text:p>build identifi messag repeat everi time new class loader use load weav configur use dorg aspectj trace factori default sinc valu system properti need display valu even check could lazili initi cach reproduc alway step reproduc use dorg aspectj trace factori default daspectj overweav true properti place jar contain aop xml aspect weav option load visibl sever class loader runt applic check stdout output</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350855" calcext:value-type="float">
            <text:p>350855</text:p>
          </table:table-cell>
          <table:table-cell table:style-name="ce2" office:value-type="string" calcext:value-type="string">
            <text:p>rais spring insight team observ system use special classload subclass weav url classload see fail weav aspect overweav</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52389" calcext:value-type="float">
            <text:p>352389</text:p>
          </table:table-cell>
          <table:table-cell table:style-name="ce2" office:value-type="string" calcext:value-type="string">
            <text:p>overweav possibl class get second weaver state weaverst attribut second one valid hasn correctli configur isn normal problem next thing happen class defin vm anoth weav step occur malform attribut caus weav fail kind messag bad weaver state weaverst kind solut avoid ad duplic overweav</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53100" calcext:value-type="float">
            <text:p>353100</text:p>
          </table:table-cell>
          <table:table-cell table:style-name="ce2" office:value-type="string" calcext:value-type="string">
            <text:p>build identifi kind problem occur complex class loader hierarchi sinc realli problem make debug level messag write log messag un necessarili unnecessarili reproduc alway step reproduc creat applic weav class loader hierarchi recommend class loader urlclassload deriv one add jar aop xml file one loader along hierarchi make loader default context thread loader start run cod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53349" calcext:value-type="float">
            <text:p>353349</text:p>
          </table:table-cell>
          <table:table-cell table:style-name="ce2" office:value-type="string" calcext:value-type="string">
            <text:p>java lang null pointer except nullpointerexcept aspectj weaver bcel bcel shadow bcelshadow delet new and dup deletenewanddup bcel shadow bcelshadow java aspectj weaver bcel bcel shadow bcelshadow prepar for munger prepareformung bcel shadow bcelshadow java aspectj weaver shadow implement shadow java aspectj weaver bcel bcel class weaver bcelclassweav implement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weaver tool weav adaptor weavingadaptor get woven byte getwovenbyt weav adaptor weavingadaptor java aspectj weaver tool weav adaptor weavingadaptor weav class weaveclass weav adaptor weavingadaptor java aspectj weaver loadtim aj pre process preprocess aj java</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353457" calcext:value-type="float">
            <text:p>353457</text:p>
          </table:table-cell>
          <table:table-cell table:style-name="ce2"/>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354022" calcext:value-type="float">
            <text:p>354022</text:p>
          </table:table-cell>
          <table:table-cell table:style-name="ce2" office:value-type="string" calcext:value-type="string">
            <text:p>file grail util build set buildset contain bytecod constructor recurs compil java groovi gener code switch valu ctor certain valu recurs ctor call made imagin never happen practic bytecod trip aspect aspectj code inlin call weav sinc get infinit loop keep track ctor make recurs call get trap infinit lo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54947" calcext:value-type="float">
            <text:p>354947</text:p>
          </table:table-cell>
          <table:table-cell table:style-name="ce2" office:value-type="string" calcext:value-type="string">
            <text:p>build identifi activ nullpoint except nullpointerexcept breakpoint recent stumpl upon thrown npe document parser documentpars pars method line public static definit pars final url url throw except input stream inputstream null tri cach pars file parsedfil contain key containskey url to string tostr return pars file parsedfil get url to string tostr definit def null lightpars def simpl parser simpleaoppars pars url els def sax pars saxpars url cach def get aspect class name getaspectclassnam size pars file parsedfil put url to string tostr def return def final tri close catch throwabl pars configur file work fine mere input stream inputstream seem use anymor reproduc alway</text:p>
          </table:table-cell>
          <table:table-cell table:style-name="ce2" office:value-type="string" calcext:value-type="string">
            <text:p>trivial</text:p>
          </table:table-cell>
          <table:table-cell office:value-type="string" calcext:value-type="string">
            <text:p>non-severe</text:p>
          </table:table-cell>
          <table:table-cell table:number-columns-repeated="976"/>
        </table:table-row>
        <table:table-row table:style-name="ro1">
          <table:table-cell table:style-name="ce2" office:value-type="float" office:value="359332" calcext:value-type="float">
            <text:p>359332</text:p>
          </table:table-cell>
          <table:table-cell table:style-name="ce2" office:value-type="string" calcext:value-type="string">
            <text:p>build identifi upon use renam resourc dialog renam project src main resourc meta inf spring email properti file schedul properti directori display aspect aspectj intern compil error dialog stack trace java file not found except filenotfoundexcept java file input stream fileinputstream open nativ method java file input stream fileinputstream init file input stream fileinputstream java aspectj ajdt intern core builder aj build manag ajbuildmanag copi resourc from file copyresourcesfromfil aj build manag ajbuildmanag java aspectj ajdt intern core builder aj build manag ajbuildmanag copi resourc to destin copyresourcestodestin aj build manag ajbuildmanag java aspectj ajdt intern core builder aj build manag ajbuildmanag perform build performbuild aj build manag ajbuildmanag java error file not found except filenotfoundexcept thrown user aswan project foo src main resourc meta inf spring email properti file directori reproduc couldn reproduc step reproduc</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62956" calcext:value-type="float">
            <text:p>362956</text:p>
          </table:table-cell>
          <table:table-cell table:style-name="ce2" office:value-type="string" calcext:value-type="string">
            <text:p>java lang null pointer except nullpointerexcept aspectj weaver pattern exact annot type pattern exactannotationtypepattern match exact annot type pattern exactannotationtypepattern java aspectj weaver pattern exact annot type pattern exactannotationtypepattern match exact annot type pattern exactannotationtypepattern java aspectj weaver pattern and annot type pattern andannotationtypepattern match and annot type pattern andannotationtypepattern java aspectj weaver pattern ani with annot type pattern anywithannotationtypepattern match exactli matchesexactli ani with annot type pattern anywithannotationtypepattern java aspectj weaver pattern type pattern typepattern match static matchesstat type pattern typepattern java aspectj weaver pattern type pattern typepattern match type pattern typepattern java aspectj weaver pattern signatur pattern signaturepattern could ever match couldevermatch signatur pattern signaturepattern java aspectj weaver pattern declar annot declareannot could ever match couldevermatch declar annot declareannot java aspectj weaver bcel bcel class weaver bcelclassweav get match subset getmatchingsubset bcel class weaver bcelclassweav java aspectj weaver bcel bcel class weaver bcelclassweav weav declar at field weavedeclareatfield bcel class weaver bcelclassweav java aspectj weaver bcel bcel class weaver bcelclassweav weav bcel class weaver bcelclassweav java aspectj weaver bcel bcel class weaver bcelclassweav weav bcel class weaver bcelclassweav java aspectj weaver bcel bcel weaver bcelweav weav bcel weaver bcelweav java aspectj weaver bcel bcel weaver bcelweav weav without dump weavewithoutdump bcel weaver bcelweav java aspectj weaver bcel bcel weaver bcelweav weav and notifi weaveandnotifi bcel weaver bcelweav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batch build batchbuild aj build manag ajbuildmanag java aspectj ajdt ajc ajdt command ajdtcommand do command docommand ajdt command ajdtcommand java aspectj ajdt ajc ajdt command ajdtcommand run command runcommand ajdt command ajdtcommand java aspectj tool ajc main run mai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68046" calcext:value-type="float">
            <text:p>368046</text:p>
          </table:table-cell>
          <table:table-cell table:style-name="ce2" office:value-type="string" calcext:value-type="string">
            <text:p>prototyp test jsp class loader jspclassload see thread aspectj jsp load mail list done system properti would easier via aop xml howev would first time aop xml set affect global oper loadtim weav classload actual got far enough load aop xml would discov set point would set jsp class loader jspclassload case would mean either jsp class loader jspclassload run earli enough discov set turn jsp class loader jspclassload first jsp class loader jspclassload discov set turn jsp class loader jspclassload think live mode op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68046" calcext:value-type="float">
            <text:p>368046</text:p>
          </table:table-cell>
          <table:table-cell table:style-name="ce2" office:value-type="string" calcext:value-type="string">
            <text:p>prototyp test jsp class loader jspclassload see thread aspectj jsp load mail list done system properti would easier via aop xml howev would first time aop xml set affect global oper loadtim weav classload actual got far enough load aop xml would discov set point would set jsp class loader jspclassload case would mean either jsp class loader jspclassload run earli enough discov set turn jsp class loader jspclassload first jsp class loader jspclassload discov set turn jsp class loader jspclassload think live mode op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68046" calcext:value-type="float">
            <text:p>368046</text:p>
          </table:table-cell>
          <table:table-cell table:style-name="ce2" office:value-type="string" calcext:value-type="string">
            <text:p>prototyp test jsp class loader jspclassload see thread aspectj jsp load mail list done system properti would easier via aop xml howev would first time aop xml set affect global oper loadtim weav classload actual got far enough load aop xml would discov set point would set jsp class loader jspclassload case would mean either jsp class loader jspclassload run earli enough discov set turn jsp class loader jspclassload first jsp class loader jspclassload discov set turn jsp class loader jspclassload think live mode op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68046" calcext:value-type="float">
            <text:p>368046</text:p>
          </table:table-cell>
          <table:table-cell table:style-name="ce2" office:value-type="string" calcext:value-type="string">
            <text:p>prototyp test jsp class loader jspclassload see thread aspectj jsp load mail list done system properti would easier via aop xml howev would first time aop xml set affect global oper loadtim weav classload actual got far enough load aop xml would discov set point would set jsp class loader jspclassload case would mean either jsp class loader jspclassload run earli enough discov set turn jsp class loader jspclassload first jsp class loader jspclassload discov set turn jsp class loader jspclassload think live mode oper</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71684" calcext:value-type="float">
            <text:p>371684</text:p>
          </table:table-cell>
          <table:table-cell table:style-name="ce2" office:value-type="string" calcext:value-type="string">
            <text:p>type multipl type param like foo signatur foo lfoo tt handl work type factori typefactori signatur pass actual build foo lost second type paramet break code later expect number param array index out of bound except arrayindexoutofboundsexcept build parameter ma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1684" calcext:value-type="float">
            <text:p>371684</text:p>
          </table:table-cell>
          <table:table-cell table:style-name="ce2" office:value-type="string" calcext:value-type="string">
            <text:p>type multipl type param like foo signatur foo lfoo tt handl work type factori typefactori signatur pass actual build foo lost second type paramet break code later expect number param array index out of bound except arrayindexoutofboundsexcept build parameter ma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1998" calcext:value-type="float">
            <text:p>371998</text:p>
          </table:table-cell>
          <table:table-cell table:style-name="ce2" office:value-type="string" calcext:value-type="string">
            <text:p>build identifi use import aspectj lang annot aspect import aspectj lang annot declar parent declarepar aspect public class aspect test aspecttest privat interfac privat static class impl ximpl declar parent declarepar valu java lang runnabl java util concurr callabl default impl defaultimpl impl ximpl class privat impl ximpl throw aspectj weaver except bcexcept aspectj weaver pattern exact type pattern exacttypepattern resolv bind resolvebind exact type pattern exacttypepattern java aspectj weaver pattern or type pattern ortypepattern resolv bind resolvebind or type pattern ortypepattern java aspectj weaver bcel at aj attribut atajattribut handl declar parent annot handledeclareparentsannot at aj attribut atajattribut java aspectj weaver bcel at aj attribut atajattribut read aj5 class attribut readaj5classattribut at aj attribut atajattribut java aspectj weaver bcel bcel object type bcelobjecttyp en program file java jre6 lib ext sunjc provid jar user xxx softwar eclips j2ee eclipsej2e plugin equinox launcher v20110502 jar current workaround use multipl declar parent declarepar annot differ variabl reproduc alway step reproduc creat new class given code detail save comp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1998" calcext:value-type="float">
            <text:p>371998</text:p>
          </table:table-cell>
          <table:table-cell table:style-name="ce2" office:value-type="string" calcext:value-type="string">
            <text:p>build identifi use import aspectj lang annot aspect import aspectj lang annot declar parent declarepar aspect public class aspect test aspecttest privat interfac privat static class impl ximpl declar parent declarepar valu java lang runnabl java util concurr callabl default impl defaultimpl impl ximpl class privat impl ximpl throw aspectj weaver except bcexcept aspectj weaver pattern exact type pattern exacttypepattern resolv bind resolvebind exact type pattern exacttypepattern java aspectj weaver pattern or type pattern ortypepattern resolv bind resolvebind or type pattern ortypepattern java aspectj weaver bcel at aj attribut atajattribut handl declar parent annot handledeclareparentsannot at aj attribut atajattribut java aspectj weaver bcel at aj attribut atajattribut read aj5 class attribut readaj5classattribut at aj attribut atajattribut java aspectj weaver bcel bcel object type bcelobjecttyp en program file java jre6 lib ext sunjc provid jar user xxx softwar eclips j2ee eclipsej2e plugin equinox launcher v20110502 jar current workaround use multipl declar parent declarepar annot differ variabl reproduc alway step reproduc creat new class given code detail save compil</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3195" calcext:value-type="float">
            <text:p>373195</text:p>
          </table:table-cell>
          <table:table-cell table:style-name="ce2" office:value-type="string" calcext:value-type="string">
            <text:p>build identifi static context map contextmap compil and weav context compilationandweavingcontext keep strong refer thread instanc turn strongli refer context class loader contextclassload prevent kind stuff unload particular use case run unit test weav class loader weavingurlclassload class loader classload never releas run sever unit test lead perm gen permgen out of memori error outofmemoryerror use xx heap dump on out of memori heapdumponoutofmemori analyz result heap dump memori analyz point compil and weav context compilationandweavingcontext context map contextmap abl work around issu execut follow unit clear context map contextmap compil and weav context compilationandweavingcontext set multi thread setmultithread fals compil and weav context compilationandweavingcontext reset compil and weav context compilationandweavingcontext set multi thread setmultithread true abl resolv issu satisfactorili patch compil and weav context compilationandweavingcontext chang context map contextmap thread local threadloc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745" calcext:value-type="float">
            <text:p>374745</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964" calcext:value-type="float">
            <text:p>374964</text:p>
          </table:table-cell>
          <table:table-cell table:style-name="ce2" office:value-type="string" calcext:value-type="string">
            <text:p>build identifi abl reduc aspect aspectj ltw startup overhead app work second second switch expens target call pointcut evalu expens compar pointcutevaluationexpensecompar seem make sens target expens sinc requir type match profil exact type pattern exacttypepattern match instanceof matchesinstanceof show expens wherea call evalu quickli case sinc fail match method name sure specif particular usag cut ltw startup nice improv think chang doesn make sens everyon work patch make configur somehow thank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4964" calcext:value-type="float">
            <text:p>374964</text:p>
          </table:table-cell>
          <table:table-cell table:style-name="ce2" office:value-type="string" calcext:value-type="string">
            <text:p>build identifi abl reduc aspect aspectj ltw startup overhead app work second second switch expens target call pointcut evalu expens compar pointcutevaluationexpensecompar seem make sens target expens sinc requir type match profil exact type pattern exacttypepattern match instanceof matchesinstanceof show expens wherea call evalu quickli case sinc fail match method name sure specif particular usag cut ltw startup nice improv think chang doesn make sens everyon work patch make configur somehow thank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76139" calcext:value-type="float">
            <text:p>376139</text:p>
          </table:table-cell>
          <table:table-cell table:style-name="ce2" office:value-type="string" calcext:value-type="string">
            <text:p>build identifi version indigo servic releas build id java lang null pointer except nullpointerexcept aspectj jdt intern compil ast switch statement switchstat analys code analysecod switch statement switchstat java aspectj jdt intern compil ast method declar methoddeclar analys code analysecod method declar methoddeclar java aspectj jdt intern compil ast type declar typedeclar intern analys code internalanalysecod type declar typedeclar java aspectj jdt intern compil ast type declar typedeclar analys analysec build job obuildjob run auto build job autobuildjob java core intern job worker run worker java compil error null pointer except nullpointerexcept thrown null reproduc alway step reproduc updat plugin</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76351" calcext:value-type="float">
            <text:p>376351</text:p>
          </table:table-cell>
          <table:table-cell table:style-name="ce2" office:value-type="string" calcext:value-type="string">
            <text:p>mail list go wrong java public class public static void main string arg system println new get class getclass get name getnam r1 java public class r1 extend aj raj aj public aspect aj raj privat thread local threadloc object in aspect inaspect new thread local threadloc object pointcut creat creater execut new object around creat creater system println aspect in aspect inaspect get in aspect inaspect get null return proceed els in aspect inaspect set return new r1 compil command cygdriv program file java aspectj ajc bat sourc outxml outjar araj jar classpath aspectjrt jar aj raj aj run cygdriv program file java aspectj aj5 bat classpath araj jar error apr pm aspectj weaver tool jdk14 trace jdk14trace error sever regist definit fail java lang runtim except runtimeexcept problem process attribut aj raj aspectj weaver bcel bcel object type bcelobjecttyp ensur aspect attribut unpack ensureaspectjattributesunpack bcel object type bcelobjecttyp jav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76351" calcext:value-type="float">
            <text:p>376351</text:p>
          </table:table-cell>
          <table:table-cell table:style-name="ce2" office:value-type="string" calcext:value-type="string">
            <text:p>mail list go wrong java public class public static void main string arg system println new get class getclass get name getnam r1 java public class r1 extend aj raj aj public aspect aj raj privat thread local threadloc object in aspect inaspect new thread local threadloc object pointcut creat creater execut new object around creat creater system println aspect in aspect inaspect get in aspect inaspect get null return proceed els in aspect inaspect set return new r1 compil command cygdriv program file java aspectj ajc bat sourc outxml outjar araj jar classpath aspectjrt jar aj raj aj run cygdriv program file java aspectj aj5 bat classpath araj jar error apr pm aspectj weaver tool jdk14 trace jdk14trace error sever regist definit fail java lang runtim except runtimeexcept problem process attribut aj raj aspectj weaver bcel bcel object type bcelobjecttyp ensur aspect attribut unpack ensureaspectjattributesunpack bcel object type bcelobjecttyp java</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76990" calcext:value-type="float">
            <text:p>376990</text:p>
          </table:table-cell>
          <table:table-cell table:style-name="ce2" office:value-type="string" calcext:value-type="string">
            <text:p>build identifi version build id m20120208 use aspect aspectj m1 chang exampl build xml use sourc complianc level verbos true follow iajc destdir class verbos true sourc argfil list run use ant bean get follow line iajc ignor sourc aspectj1 doc exampl build xml tri run compil ajc directli specifi sourc work tri use larg develop project us aspect aspectj migrat java project us ant build critic iajc support project built java featur use sourc file defeat whole purpos move java reproduc alway step reproduc chang exampl build xml use sourc complianc level verbos true follow iajc destdir class verbos true sourc argfil list run use ant bean get follow line iajc ignor sourc aspectj1 doc exampl build xml</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2189" calcext:value-type="float">
            <text:p>382189</text:p>
          </table:table-cell>
          <table:table-cell table:style-name="ce2" office:value-type="string" calcext:value-type="string">
            <text:p>build identifi sinc updat version aspect aspectj develop tool e37x get compil java lang null pointer except nullpointerexcept aspectj weaver bcel bcel type munger bceltypemung creat bridg method createbridgemethod bcel type munger bceltypemung java aspectj weaver bcel bcel type munger bceltypemung creat ani bridg method for covari createanybridgemethodsforcovari bcel type munger bceltypemung java aspectj weaver bcel bcel type munger bceltypemung mung new method mungenewmethod bcel type munger bceltypemung java aspectj weaver bcel bcel type munger bceltypemung mung bcel type munger bceltypemung java aspectj weaver bcel bcel class weaver bcelclassweav weav bcel class weav bcelclassweav aspect aspectj develop tool e37x project compil without except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2189" calcext:value-type="float">
            <text:p>382189</text:p>
          </table:table-cell>
          <table:table-cell table:style-name="ce2" office:value-type="string" calcext:value-type="string">
            <text:p>build identifi sinc updat version aspect aspectj develop tool e37x get compil java lang null pointer except nullpointerexcept aspectj weaver bcel bcel type munger bceltypemung creat bridg method createbridgemethod bcel type munger bceltypemung java aspectj weaver bcel bcel type munger bceltypemung creat ani bridg method for covari createanybridgemethodsforcovari bcel type munger bceltypemung java aspectj weaver bcel bcel type munger bceltypemung mung new method mungenewmethod bcel type munger bceltypemung java aspectj weaver bcel bcel type munger bceltypemung mung bcel type munger bceltypemung java aspectj weaver bcel bcel class weaver bcelclassweav weav bcel class weav bcelclassweav aspect aspectj develop tool e37x project compil without except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2189" calcext:value-type="float">
            <text:p>382189</text:p>
          </table:table-cell>
          <table:table-cell table:style-name="ce2" office:value-type="string" calcext:value-type="string">
            <text:p>build identifi sinc updat version aspect aspectj develop tool e37x get compil java lang null pointer except nullpointerexcept aspectj weaver bcel bcel type munger bceltypemung creat bridg method createbridgemethod bcel type munger bceltypemung java aspectj weaver bcel bcel type munger bceltypemung creat ani bridg method for covari createanybridgemethodsforcovari bcel type munger bceltypemung java aspectj weaver bcel bcel type munger bceltypemung mung new method mungenewmethod bcel type munger bceltypemung java aspectj weaver bcel bcel type munger bceltypemung mung bcel type munger bceltypemung java aspectj weaver bcel bcel class weaver bcelclassweav weav bcel class weav bcelclassweav aspect aspectj develop tool e37x project compil without except reproduc alway</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2723" calcext:value-type="float">
            <text:p>382723</text:p>
          </table:table-cell>
          <table:table-cell table:style-name="ce2" office:value-type="string" calcext:value-type="string">
            <text:p>build identifi ajdt version e37x aspect aspectj version build id buildid m20120208 around advic target gener constructor call packag visabl gener privileg abstract apsect extend abstract gener aspect give compil error around advic method call made method defin aspect superaspect abstract defin method affect around advic aspect packag visibl packagevis privileg workaround either make aspect public remov privileg compil output compil error illeg state except illegalstateexcept thrown use gener type parameter type stack trace stacktrac java lang illeg state except illegalstateexcept use gener type parameter type aspectj weaver resolv type munger resolvedtypemung init resolv type munger resolvedtypemung java aspectj weaver privileg access munger privilegedaccessmung init privileg access munger privilegedaccessmung java aspectj weaver crosscut member crosscuttingmemb add privileg access addprivilegedaccess crosscut member crosscuttingmemb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pipelin compil adapt ajpipeliningcompileradapt ensur weaver initi ensureweaveriniti aj pipelin compil adapt ajpipeliningcompileradapt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increment build incrementalbuild aj build manag ajbuildmanag java aspectj ajd core intern ajd core build manag ajdecorebuildmanag perform build performbuild ajd core build manag ajdecorebuildmanag java aspectj ajd core aj compil ajcompil build aj compil ajcompil java ajdt core builder builder ajbuild build builder ajbuild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basicbuild build manag buildmanag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loop basicbuildloop build manag buildmanag java core intern event build manag buildmanag build build manag buildmanag java core intern event auto build job autobuildjob do build dobuild auto build job autobuildjob java core intern event auto build job autobuildjob run auto build job autobuildjob java core intern job worker run worker java session data build id buildid m20120208 java version java vendor sun microsystem inc boot loader bootload constant win32 arch x86 w win32 nl nl nl command line commandlin argument data workspac win32 w win32 arch x86 reproduc alway step reproduc empti aspect aspectj project creat file foo java import java util link list linkedlist public class foo public link list linkedlist bar new link list linkedlist return null creat file foo aspect fooaspect aj contain import java util abstract list abstractlist import java util list abstract aspect foo aspect parent fooaspectpar extend list protect int get number getnumb int return abstract privileg aspect foo aspect fooaspect extend abstract list abstractlist extend foo aspect parent fooaspectpar pointcut pc call new around pc get number getnumb method call super aspect superaspect fail method method call abstract local defin method fail local method localmethod method call local privat method fail math random work hash code hashcod work return null privat void local method localmethod protect abstract method uncom one three comment function call around advic compil reproduc error note exampl list gener object illustr hierachi problem occur product code non gener nongener hierach object way easiest issol reproduc fastest</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82723" calcext:value-type="float">
            <text:p>382723</text:p>
          </table:table-cell>
          <table:table-cell table:style-name="ce2" office:value-type="string" calcext:value-type="string">
            <text:p>build identifi ajdt version e37x aspect aspectj version build id buildid m20120208 around advic target gener constructor call packag visabl gener privileg abstract apsect extend abstract gener aspect give compil error around advic method call made method defin aspect superaspect abstract defin method affect around advic aspect packag visibl packagevis privileg workaround either make aspect public remov privileg compil output compil error illeg state except illegalstateexcept thrown use gener type parameter type stack trace stacktrac java lang illeg state except illegalstateexcept use gener type parameter type aspectj weaver resolv type munger resolvedtypemung init resolv type munger resolvedtypemung java aspectj weaver privileg access munger privilegedaccessmung init privileg access munger privilegedaccessmung java aspectj weaver crosscut member crosscuttingmemb add privileg access addprivilegedaccess crosscut member crosscuttingmemb java aspectj weaver resolv type resolvedtyp collect crosscut member collectcrosscuttingmemb resolv type resolvedtyp java aspectj weaver crosscut member set crosscuttingmembersset add or replac aspect addorreplaceaspect crosscut member set crosscuttingmembersset java aspectj weaver crosscut member set crosscuttingmembersset add or replac aspect addorreplaceaspect crosscut member set crosscuttingmembersset java aspectj weaver bcel bcel weaver bcelweav prepar for weav prepareforweav bcel weaver bcelweav java aspectj ajdt intern compil aj pipelin compil adapt ajpipeliningcompileradapt ensur weaver initi ensureweaveriniti aj pipelin compil adapt ajpipeliningcompileradapt java aspectj ajdt intern compil aj pipelin compil adapt ajpipeliningcompileradapt weav queu entri weavequeuedentri aj pipelin compil adapt ajpipeliningcompileradapt java aspectj ajdt intern compil aj pipelin compil adapt ajpipeliningcompileradapt queue for weav queueforweav aj pipelin compil adapt ajpipeliningcompileradapt java aspectj ajdt intern compil aj pipelin compil adapt ajpipeliningcompileradapt after process afterprocess aj pipelin compil adapt ajpipeliningcompileradapt java aspectj ajdt intern compil compil adapt compileradapt ajc aspectj ajdt intern compil compil adapt compileradapt 6b855184 compil adapt compileradapt aj aspectj jdt intern compil compil process compil java aspectj jdt intern compil compil compil compil java aspectj ajdt intern core builder aj build manag ajbuildmanag perform compil performcompil aj build manag ajbuildmanag java aspectj ajdt intern core builder aj build manag ajbuildmanag perform build performbuild aj build manag ajbuildmanag java aspectj ajdt intern core builder aj build manag ajbuildmanag increment build incrementalbuild aj build manag ajbuildmanag java aspectj ajd core intern ajd core build manag ajdecorebuildmanag perform build performbuild ajd core build manag ajdecorebuildmanag java aspectj ajd core aj compil ajcompil build aj compil ajcompil java ajdt core builder builder ajbuild build builder ajbuild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basicbuild build manag buildmanag java core intern event build manag buildmanag run build manag buildmanag java core runtim safe runner saferunn run safe runner saferunn java core intern event build manag buildmanag basic build basicbuild build manag buildmanag java core intern event build manag buildmanag basic build loop basicbuildloop build manag buildmanag java core intern event build manag buildmanag build build manag buildmanag java core intern event auto build job autobuildjob do build dobuild auto build job autobuildjob java core intern event auto build job autobuildjob run auto build job autobuildjob java core intern job worker run worker java session data build id buildid m20120208 java version java vendor sun microsystem inc boot loader bootload constant win32 arch x86 w win32 nl nl nl command line commandlin argument data workspac win32 w win32 arch x86 reproduc alway step reproduc empti aspect aspectj project creat file foo java import java util link list linkedlist public class foo public link list linkedlist bar new link list linkedlist return null creat file foo aspect fooaspect aj contain import java util abstract list abstractlist import java util list abstract aspect foo aspect parent fooaspectpar extend list protect int get number getnumb int return abstract privileg aspect foo aspect fooaspect extend abstract list abstractlist extend foo aspect parent fooaspectpar pointcut pc call new around pc get number getnumb method call super aspect superaspect fail method method call abstract local defin method fail local method localmethod method call local privat method fail math random work hash code hashcod work return null privat void local method localmethod protect abstract method uncom one three comment function call around advic compil reproduc error note exampl list gener object illustr hierachi problem occur product code non gener nongener hierach object way easiest issol reproduc fastest</text:p>
          </table:table-cell>
          <table:table-cell table:style-name="ce2" office:value-type="string" calcext:value-type="string">
            <text:p>minor</text:p>
          </table:table-cell>
          <table:table-cell office:value-type="string" calcext:value-type="string">
            <text:p>non-severe</text:p>
          </table:table-cell>
          <table:table-cell table:number-columns-repeated="976"/>
        </table:table-row>
        <table:table-row table:style-name="ro1">
          <table:table-cell table:style-name="ce2" office:value-type="float" office:value="384189" calcext:value-type="float">
            <text:p>384189</text:p>
          </table:table-cell>
          <table:table-cell table:style-name="ce2" office:value-type="string" calcext:value-type="string">
            <text:p>although core use may situat work around whatev report perhap unabl pick later version aj includ fix situat might help make creation core option sy prop</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4398" calcext:value-type="float">
            <text:p>384398</text:p>
          </table:table-cell>
          <table:table-cell table:style-name="ce2" office:value-type="string" calcext:value-type="string">
            <text:p>pleas see attach exampl project get follow strang compil error type mismatch cannot convert inner innera inner innera aspect baspect aj aspect innerclass in gener type bug aspectjinnerclassingenerictypebug src exampl lin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4398" calcext:value-type="float">
            <text:p>384398</text:p>
          </table:table-cell>
          <table:table-cell table:style-name="ce2" office:value-type="string" calcext:value-type="string">
            <text:p>pleas see attach exampl project get follow strang compil error type mismatch cannot convert inner innera inner innera aspect baspect aj aspect innerclass in gener type bug aspectjinnerclassingenerictypebug src exampl lin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4401" calcext:value-type="float">
            <text:p>384401</text:p>
          </table:table-cell>
          <table:table-cell table:style-name="ce2" office:value-type="string" calcext:value-type="string">
            <text:p>mail list import aspectj lang join point joinpoint import aspectj lang annot after throw afterthrow import aspectj lang annot aspect aspect public class after throw afterthrow pointcut execut throw after throw afterthrow throw public void biz logger with except bizloggerwithexcept join point joinpoint thi join point thisjoinpoint throwabl stuff class biz loggabl bizlog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4401" calcext:value-type="float">
            <text:p>384401</text:p>
          </table:table-cell>
          <table:table-cell table:style-name="ce2" office:value-type="string" calcext:value-type="string">
            <text:p>mail list import aspectj lang join point joinpoint import aspectj lang annot after throw afterthrow import aspectj lang annot aspect aspect public class after throw afterthrow pointcut execut throw after throw afterthrow throw public void biz logger with except bizloggerwithexcept join point joinpoint thi join point thisjoinpoint throwabl stuff class biz loggabl bizlog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6049" calcext:value-type="float">
            <text:p>38604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6049" calcext:value-type="float">
            <text:p>38604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6049" calcext:value-type="float">
            <text:p>38604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7444" calcext:value-type="float">
            <text:p>38744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7444" calcext:value-type="float">
            <text:p>38744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7718" calcext:value-type="float">
            <text:p>387718</text:p>
          </table:table-cell>
          <table:table-cell table:style-name="ce2" office:value-type="string" calcext:value-type="string">
            <text:p>java lang runtim except runtimeexcept aspectj weaver name mangler namemangl make visibl name makevisibilitynam name mangler namemangl java aspectj weaver name mangler namemangl inter method intermethod name mangler namemangl java aspectj weaver ajc member maker ajcmembermak inter method intermethod ajc member maker ajcmembermak java aspectj ajdt intern compil problem aj problem report ajproblemreport method must overrid methodmustoverrid aj problem report ajproblemreport java aspectj jdt intern compil ast method declar methoddeclar resolv statement resolvestat job djob java core intern job worker run worker java compil error runtim except runtimeexcept thrown protect inter type intertyp allow</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8971" calcext:value-type="float">
            <text:p>388971</text:p>
          </table:table-cell>
          <table:table-cell table:style-name="ce2" office:value-type="string" calcext:value-type="string">
            <text:p>support member aspect get synthet attribut ad twice compil use aspect librari jvm appear flag verifi error fix simpli check ad make sure attribut isn ad twice</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456" calcext:value-type="float">
            <text:p>389456</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750" calcext:value-type="float">
            <text:p>389750</text:p>
          </table:table-cell>
          <table:table-cell table:style-name="ce2" office:value-type="string" calcext:value-type="string">
            <text:p>declar parent pattern get runtim error compil complet ok inconsist classfil encount undefin type paramet id referenc within persist aspect persistableaspect remov gener part interfac declar error go away pattern interfac packag exampl trait import public interfac persist id extend serializ object get oid getoid id get id getid string get id string getidstr long get version getvers annot packag exampl anno import target type retent runtim trait public interfac persist string default mongo store type storetyp in enum inasenum default store type storetyp mongo string id default string id type idtyp id enum idasenum default id type idtyp string aspect packag exampl aspect import public privileg aspect persist aspect persistableaspect public interfac id extend serializ extend exampl trait persist id public interfac extend long public interfac extend string declar parent persist id long implement declar parent persist id string implement remain code itd introduc meth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0" calcext:value-type="float">
            <text:p>389750</text:p>
          </table:table-cell>
          <table:table-cell table:style-name="ce2" office:value-type="string" calcext:value-type="string">
            <text:p>declar parent pattern get runtim error compil complet ok inconsist classfil encount undefin type paramet id referenc within persist aspect persistableaspect remov gener part interfac declar error go away pattern interfac packag exampl trait import public interfac persist id extend serializ object get oid getoid id get id getid string get id string getidstr long get version getvers annot packag exampl anno import target type retent runtim trait public interfac persist string default mongo store type storetyp in enum inasenum default store type storetyp mongo string id default string id type idtyp id enum idasenum default id type idtyp string aspect packag exampl aspect import public privileg aspect persist aspect persistableaspect public interfac id extend serializ extend exampl trait persist id public interfac extend long public interfac extend string declar parent persist id long implement declar parent persist id string implement remain code itd introduc meth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0" calcext:value-type="float">
            <text:p>389750</text:p>
          </table:table-cell>
          <table:table-cell table:style-name="ce2" office:value-type="string" calcext:value-type="string">
            <text:p>declar parent pattern get runtim error compil complet ok inconsist classfil encount undefin type paramet id referenc within persist aspect persistableaspect remov gener part interfac declar error go away pattern interfac packag exampl trait import public interfac persist id extend serializ object get oid getoid id get id getid string get id string getidstr long get version getvers annot packag exampl anno import target type retent runtim trait public interfac persist string default mongo store type storetyp in enum inasenum default store type storetyp mongo string id default string id type idtyp id enum idasenum default id type idtyp string aspect packag exampl aspect import public privileg aspect persist aspect persistableaspect public interfac id extend serializ extend exampl trait persist id public interfac extend long public interfac extend string declar parent persist id long implement declar parent persist id string implement remain code itd introduc metho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2" calcext:value-type="float">
            <text:p>389752</text:p>
          </table:table-cell>
          <table:table-cell table:style-name="ce2" office:value-type="string" calcext:value-type="string">
            <text:p>note real project privat git repo demonstr share andi clement privat report andi request much info feel case declar parent declar type instruct appli type pattern use annot whose properti enumer type match find relev artifact shape line aspect persist jpa aspect persistablejpaaspect match declar parent declar type chang annot properti type string chang type pattern use string liter see match comment annot store type storetyp jpa jpa id type idtyp long long match work properli enum public enum store type storetyp mongo jdo jpa public enum id type idtyp long string annot public interfac persist store type storetyp default store type storetyp mongo doesn match match string default mongo id type idtyp id default id type idtyp string doesn match match string id default string aspect public abstract privileg aspect persist aspect persistableaspect public interfac extend trait interfac persist persist long version void version long version public interfac extend long id long idlong void id long idlong long id public interfac extend string id string idstr void id string idstr string id declar type configur public privileg aspect persist jpa aspect persistablejpaaspect extend persist aspect persistableaspect public interfac jl extend public interfac j extend declar parent persist id id type idtyp long store type storetyp jpa implement jl declar parent persist id id type idtyp string store type storetyp jpa implement j declar type persist jpa jl entiti declar type persist jpa j ent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2" calcext:value-type="float">
            <text:p>389752</text:p>
          </table:table-cell>
          <table:table-cell table:style-name="ce2" office:value-type="string" calcext:value-type="string">
            <text:p>note real project privat git repo demonstr share andi clement privat report andi request much info feel case declar parent declar type instruct appli type pattern use annot whose properti enumer type match find relev artifact shape line aspect persist jpa aspect persistablejpaaspect match declar parent declar type chang annot properti type string chang type pattern use string liter see match comment annot store type storetyp jpa jpa id type idtyp long long match work properli enum public enum store type storetyp mongo jdo jpa public enum id type idtyp long string annot public interfac persist store type storetyp default store type storetyp mongo doesn match match string default mongo id type idtyp id default id type idtyp string doesn match match string id default string aspect public abstract privileg aspect persist aspect persistableaspect public interfac extend trait interfac persist persist long version void version long version public interfac extend long id long idlong void id long idlong long id public interfac extend string id string idstr void id string idstr string id declar type configur public privileg aspect persist jpa aspect persistablejpaaspect extend persist aspect persistableaspect public interfac jl extend public interfac j extend declar parent persist id id type idtyp long store type storetyp jpa implement jl declar parent persist id id type idtyp string store type storetyp jpa implement j declar type persist jpa jl entiti declar type persist jpa j ent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2" calcext:value-type="float">
            <text:p>389752</text:p>
          </table:table-cell>
          <table:table-cell table:style-name="ce2" office:value-type="string" calcext:value-type="string">
            <text:p>note real project privat git repo demonstr share andi clement privat report andi request much info feel case declar parent declar type instruct appli type pattern use annot whose properti enumer type match find relev artifact shape line aspect persist jpa aspect persistablejpaaspect match declar parent declar type chang annot properti type string chang type pattern use string liter see match comment annot store type storetyp jpa jpa id type idtyp long long match work properli enum public enum store type storetyp mongo jdo jpa public enum id type idtyp long string annot public interfac persist store type storetyp default store type storetyp mongo doesn match match string default mongo id type idtyp id default id type idtyp string doesn match match string id default string aspect public abstract privileg aspect persist aspect persistableaspect public interfac extend trait interfac persist persist long version void version long version public interfac extend long id long idlong void id long idlong long id public interfac extend string id string idstr void id string idstr string id declar type configur public privileg aspect persist jpa aspect persistablejpaaspect extend persist aspect persistableaspect public interfac jl extend public interfac j extend declar parent persist id id type idtyp long store type storetyp jpa implement jl declar parent persist id id type idtyp string store type storetyp jpa implement j declar type persist jpa jl entiti declar type persist jpa j ent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752" calcext:value-type="float">
            <text:p>389752</text:p>
          </table:table-cell>
          <table:table-cell table:style-name="ce2" office:value-type="string" calcext:value-type="string">
            <text:p>note real project privat git repo demonstr share andi clement privat report andi request much info feel case declar parent declar type instruct appli type pattern use annot whose properti enumer type match find relev artifact shape line aspect persist jpa aspect persistablejpaaspect match declar parent declar type chang annot properti type string chang type pattern use string liter see match comment annot store type storetyp jpa jpa id type idtyp long long match work properli enum public enum store type storetyp mongo jdo jpa public enum id type idtyp long string annot public interfac persist store type storetyp default store type storetyp mongo doesn match match string default mongo id type idtyp id default id type idtyp string doesn match match string id default string aspect public abstract privileg aspect persist aspect persistableaspect public interfac extend trait interfac persist persist long version void version long version public interfac extend long id long idlong void id long idlong long id public interfac extend string id string idstr void id string idstr string id declar type configur public privileg aspect persist jpa aspect persistablejpaaspect extend persist aspect persistableaspect public interfac jl extend public interfac j extend declar parent persist id id type idtyp long store type storetyp jpa implement jl declar parent persist id id type idtyp string store type storetyp jpa implement j declar type persist jpa jl entiti declar type persist jpa j entiti</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89967" calcext:value-type="float">
            <text:p>389967</text:p>
          </table:table-cell>
          <table:table-cell table:style-name="ce2" office:value-type="string" calcext:value-type="string">
            <text:p>current cach mechan assum class encount cach weav version use howev mechan us fulli qualifi class name identifi class take account fact class byte may chang user re compil recompil re deploy redeploy chang class</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91123" calcext:value-type="float">
            <text:p>39112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91123" calcext:value-type="float">
            <text:p>39112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91123" calcext:value-type="float">
            <text:p>39112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91123" calcext:value-type="float">
            <text:p>391123</text:p>
          </table:table-cell>
          <table:table-cell table:style-name="ce2"/>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391384" calcext:value-type="float">
            <text:p>391384</text:p>
          </table:table-cell>
          <table:table-cell table:style-name="ce2" office:value-type="string" calcext:value-type="string">
            <text:p>ok get support match exist suppli header among header string featur request might order syntax specifi match array would need report tri save program get error pop dialog becom anoth error marker might compil chang throw ide end break user standpoint request map requestmap header type string public aspect fail pointcut testabl execut public request map requestmap header test xtest exampl java lang runtim except runtimeexcept aspectj weaver pattern wild annot type pattern wildannotationtypepattern resolv annot valu resolveannotationvalu wild annot type pattern wildannotationtypepattern java aspectj weaver pattern wild annot type pattern wildannotationtypepattern resolv bind resolvebind wild annot type pattern wildannotationtypepattern java aspectj weaver pattern wild type pattern wildtypepattern resolv bind resolvebind wild type pattern wildtypepattern java aspectj weaver pattern signatur pattern signaturepattern resolv bind resolvebind signatur pattern signaturepattern java worker java compil error runtim except runtimeexcept thrown compil limit annot valu support implement type java lang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1384" calcext:value-type="float">
            <text:p>391384</text:p>
          </table:table-cell>
          <table:table-cell table:style-name="ce2" office:value-type="string" calcext:value-type="string">
            <text:p>ok get support match exist suppli header among header string featur request might order syntax specifi match array would need report tri save program get error pop dialog becom anoth error marker might compil chang throw ide end break user standpoint request map requestmap header type string public aspect fail pointcut testabl execut public request map requestmap header test xtest exampl java lang runtim except runtimeexcept aspectj weaver pattern wild annot type pattern wildannotationtypepattern resolv annot valu resolveannotationvalu wild annot type pattern wildannotationtypepattern java aspectj weaver pattern wild annot type pattern wildannotationtypepattern resolv bind resolvebind wild annot type pattern wildannotationtypepattern java aspectj weaver pattern wild type pattern wildtypepattern resolv bind resolvebind wild type pattern wildtypepattern java aspectj weaver pattern signatur pattern signaturepattern resolv bind resolvebind signatur pattern signaturepattern java worker java compil error runtim except runtimeexcept thrown compil limit annot valu support implement type java lang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1384" calcext:value-type="float">
            <text:p>391384</text:p>
          </table:table-cell>
          <table:table-cell table:style-name="ce2" office:value-type="string" calcext:value-type="string">
            <text:p>ok get support match exist suppli header among header string featur request might order syntax specifi match array would need report tri save program get error pop dialog becom anoth error marker might compil chang throw ide end break user standpoint request map requestmap header type string public aspect fail pointcut testabl execut public request map requestmap header test xtest exampl java lang runtim except runtimeexcept aspectj weaver pattern wild annot type pattern wildannotationtypepattern resolv annot valu resolveannotationvalu wild annot type pattern wildannotationtypepattern java aspectj weaver pattern wild annot type pattern wildannotationtypepattern resolv bind resolvebind wild annot type pattern wildannotationtypepattern java aspectj weaver pattern wild type pattern wildtypepattern resolv bind resolvebind wild type pattern wildtypepattern java aspectj weaver pattern signatur pattern signaturepattern resolv bind resolvebind signatur pattern signaturepattern java worker java compil error runtim except runtimeexcept thrown compil limit annot valu support implement type java lang stri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4234" calcext:value-type="float">
            <text:p>394234</text:p>
          </table:table-cell>
          <table:table-cell table:style-name="ce2" office:value-type="string" calcext:value-type="string">
            <text:p>compil java aspect aspectj comput invalid stack map tabl stackmapt verifi throw class not found except classnotfoundexcept gener class load exampl class parent class child childa extend parent class child childb extend parent public object method with bad stack map tabl methodwithbadstackmapt boolean valu return valu new child childa string new child childb string javap show comput stack map tabl stackmapt stack map tabl stackmapt number entri frame type frame type local stack item stack class parent stack map tabl stackmapt number entri frame type frame type local stack item stack class parent</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94535" calcext:value-type="float">
            <text:p>394535</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94535" calcext:value-type="float">
            <text:p>394535</text:p>
          </table:table-cell>
          <table:table-cell table:style-name="ce2"/>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395221" calcext:value-type="float">
            <text:p>395221</text:p>
          </table:table-cell>
          <table:table-cell table:style-name="ce2" office:value-type="string" calcext:value-type="string">
            <text:p>mail list follow problem follow aspect aspect public class counter aspect counteraspect extend abstract moskito aspect abstractmoskitoaspect around valu execut annot method public object count method countmethod proceed join point proceedingjoinpoint pjp count method throw throwabl return count pjp method produc id producerid method subsystem method categori around valu execut annot method public object count by paramet countbyparamet proceed join point proceedingjoinpoint pjp count by paramet countbyparamet method throw throwabl return count by paramet countbyparamet pjp method produc id producerid method subsystem method categori around valu execut within clazz public object count class countclass proceed join point proceedingjoinpoint pjp count clazz throw throwabl return count pjp clazz produc id producerid clazz subsystem clazz categori privat object count by paramet countbyparamet proceed join point proceedingjoinpoint pjp string produc id aproducerid string subsystem asubsystem string categori acategori throw throwabl work howev sinc two similar aspect differ use intern class made super class use gener public class abstract moskito aspect abstractmoskitoaspect extend stat istat aspect public class counter aspect counteraspect extend abstract moskito aspect abstractmoskitoaspect counter stat counterstat break build instantli unhelp error messag error fail execut goal codehau mojo aspectj maven plugin aspectjmavenplugin compil default project moskito aop moskitoaop compil error error error around valu execut annot method error error user anoth project moskito moskito aop moskitoaop java net anotheria moskito aop aspect counter aspect counteraspect java paramet pjp bound branch pointcut error error around valu execut annot method error error user anoth project moskito moskito aop moskitoaop java net anotheria moskito aop aspect counter aspect counteraspect java paramet pjp bound branch pointcut error error around valu execut within clazz error error user anoth project moskito moskito aop moskitoaop java net anotheria moskito aop aspect counter aspect counteraspect java paramet pjp bound branch pointcut wrong</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8588" calcext:value-type="float">
            <text:p>398588</text:p>
          </table:table-cell>
          <table:table-cell table:style-name="ce2" office:value-type="string" calcext:value-type="string">
            <text:p>usag requir claus caus aspect requir claus load regardless whether specifi requir class exist scenario happen let assum bunch aspect a1 a2 a3 etc requir claus referenc class satisfi class loader weav adaptor classloaderweavingadaptor regist aspect registeraspect go aspect definit one one reach aspect a1 detect requir claus invok bcel world bcelworld add aspect requir addaspectrequir caus aspect a1 requir class regist intern aspect requir type aspectrequiredtyp map code call bcel weaver bcelweav add librari aspect addlibraryaspect a1 argument turn call add or replac aspect addorreplaceaspect invok ha unsatisfi depend hasunsatisfieddepend ha unsatisfi depend hasunsatisfieddepend written run check alreadi run noth otherwis remov aspect requir type aspectrequiredtyp map type resolv thu leav cannot resolv word assum run remain type must unsatifi thu invok a1 1st time resolv requir type a1 leaf aspect requir type aspectrequiredtyp map empti mark run requir class loader weav adaptor classloaderweavingadaptor regist aspect registeraspect loop reach a2 call bcel world bcelworld add aspect requir addaspectrequir sinc a2 declar requir claus caus a2 referenc class map aspect requir type aspectrequiredtyp map howev bcel weaver bcelweav add librari aspect addlibraryaspect call a2 code reach ha unsatisfi depend hasunsatisfieddepend code assum alreadi run a1 check inde a2 referenc class satisfi assum word subsequ aspect a2 a3 etc declar unsatisifi depend quick bugfix seem rather simpl everi time bcel world bcelworld add aspect requir addaspectrequir method call mark aspect requir type process aspectrequiredtypesprocess fals order forc re evalu reevalu case ha unsatisfi depend hasunsatisfieddepend call</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398588" calcext:value-type="float">
            <text:p>398588</text:p>
          </table:table-cell>
          <table:table-cell table:style-name="ce2" office:value-type="string" calcext:value-type="string">
            <text:p>usag requir claus caus aspect requir claus load regardless whether specifi requir class exist scenario happen let assum bunch aspect a1 a2 a3 etc requir claus referenc class satisfi class loader weav adaptor classloaderweavingadaptor regist aspect registeraspect go aspect definit one one reach aspect a1 detect requir claus invok bcel world bcelworld add aspect requir addaspectrequir caus aspect a1 requir class regist intern aspect requir type aspectrequiredtyp map code call bcel weaver bcelweav add librari aspect addlibraryaspect a1 argument turn call add or replac aspect addorreplaceaspect invok ha unsatisfi depend hasunsatisfieddepend ha unsatisfi depend hasunsatisfieddepend written run check alreadi run noth otherwis remov aspect requir type aspectrequiredtyp map type resolv thu leav cannot resolv word assum run remain type must unsatifi thu invok a1 1st time resolv requir type a1 leaf aspect requir type aspectrequiredtyp map empti mark run requir class loader weav adaptor classloaderweavingadaptor regist aspect registeraspect loop reach a2 call bcel world bcelworld add aspect requir addaspectrequir sinc a2 declar requir claus caus a2 referenc class map aspect requir type aspectrequiredtyp map howev bcel weaver bcelweav add librari aspect addlibraryaspect call a2 code reach ha unsatisfi depend hasunsatisfieddepend code assum alreadi run a1 check inde a2 referenc class satisfi assum word subsequ aspect a2 a3 etc declar unsatisifi depend quick bugfix seem rather simpl everi time bcel world bcelworld add aspect requir addaspectrequir method call mark aspect requir type process aspectrequiredtypesprocess fals order forc re evalu reevalu case ha unsatisfi depend hasunsatisfieddepend call</text:p>
          </table:table-cell>
          <table:table-cell table:style-name="ce2" office:value-type="string" calcext:value-type="string">
            <text:p>blocker</text:p>
          </table:table-cell>
          <table:table-cell office:value-type="string" calcext:value-type="string">
            <text:p>severe</text:p>
          </table:table-cell>
          <table:table-cell table:number-columns-repeated="976"/>
        </table:table-row>
        <table:table-row table:style-name="ro1">
          <table:table-cell table:style-name="ce2" office:value-type="float" office:value="399408" calcext:value-type="float">
            <text:p>399408</text:p>
          </table:table-cell>
          <table:table-cell table:style-name="ce2" office:value-type="string" calcext:value-type="string">
            <text:p>error java lang null pointer except nullpointerexcept error aspectj weaver pattern exact annot type pattern exactannotationtypepattern match exact annot type pattern exactannotationtypepattern java error aspectj weaver pattern exact annot type pattern exactannotationtypepattern match exact annot type pattern exactannotationtypepattern java error aspectj weaver pattern ani with annot type pattern anywithannotationtypepattern match exactli matchesexactli ani with annot type pattern anywithannotationtypepattern java error aspectj weaver pattern type pattern typepattern match static matchesstat type pattern typepattern java error aspectj weaver pattern declar parent declarepar match declar parent declarepar java error aspectj weaver pattern declar parent declarepar find match new parent findmatchingnewpar declar parent declarepar java error aspectj ajdt intern compil lookup aj lookup environ ajlookupenviron do declar parent dodeclarepar aj lookup environ ajlookupenviron java error aspectj ajdt intern compil lookup aj lookup environ ajlookupenviron weav inter type declar weaveintertypedeclar aj lookup environ ajlookupenviron java error aspectj ajdt intern compil lookup aj lookup environ ajlookupenviron weav intertyp weaveintertyp aj lookup environ ajlookupenviron java error aspectj ajdt intern compil lookup aj lookup environ ajlookupenviron weav intertyp weaveintertyp aj lookup environ ajlookupenviron java error aspectj ajdt intern compil lookup aj lookup environ ajlookupenviron complet type bind completetypebind aj lookup environ ajlookupenviron java</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9590" calcext:value-type="float">
            <text:p>39959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399590" calcext:value-type="float">
            <text:p>399590</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4594" calcext:value-type="float">
            <text:p>404594</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4600" calcext:value-type="float">
            <text:p>404600</text:p>
          </table:table-cell>
          <table:table-cell table:style-name="ce2" office:value-type="string" calcext:value-type="string">
            <text:p>get unhandl runtim except runtimeexcept st releas java lang runtim except runtimeexcept aspectj asm asm manag asmmanag same type sametyp asm manag asmmanag java aspectj asm asm manag asmmanag remov relationship target thi type removerelationshipstargettingthistyp asm manag asmmanag java aspectj weaver bcel bcel weaver bcelweav weav bcel weaver bcelweav java aspectj ajdt intern compil aj pipelin compil adapt ajpipeliningcompileradapt weav queu entri weavequeuedentri aj pipelin compil adapt ajpipeliningcompileradapt java aspectj ajdt intern compil aj pipelin compil adapt ajpipeliningcompileradapt queue for weavin queueforweavin ndation domain ndationdomain src main java scispik foundat domain trait persist persist aspect persistableaspect aj scispik foundat domain trait persist andi clement reproduc privat foundat repo dev branch commit d879446f2bfd83b51bf711d2931f4b28ce8c1901 click ok except dialog error marker packag statement text intern compil error java lang runtim except runtimeexcept except whilst walk target scispik foundat domain trait persist kind packag declar hid foundat domain foundationdomain src main java scispik foundat domain trait persist persist aspect persistableaspect aj scispik foundat domain trait persist aspectj asm asm manag asmmanag same type sametyp asm manag asmmanag java project clean except reproduc everyth compil ok next edit repro excep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7017" calcext:value-type="float">
            <text:p>407017</text:p>
          </table:table-cell>
          <table:table-cell table:style-name="ce2" office:value-type="string" calcext:value-type="string">
            <text:p>aspectj ajdt intern core builder aj state ajstat get deleg getdeleg refer type referencetyp call print stack trace printstacktrac ajdt build server except print caus nois replac call call messag handler imessagehandl build</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08721" calcext:value-type="float">
            <text:p>408721</text:p>
          </table:table-cell>
          <table:table-cell table:style-name="ce2" office:value-type="string" calcext:value-type="string">
            <text:p>use aspect aspectj occasion see follow except believ relat multipl thread initi intern state java util concurr modif except concurrentmodificationexcept null java util array list arraylist itr check for comodif checkforcomodif unknown sourc java util array list arraylist itr next unknown sourc aspectj weaver refer type referencetyp find deriv type findderivativetyp refer type referencetyp java aspectjweav jar aspectj weaver type factori typefactori creat parameter type createparameterizedtyp type factori typefactori java aspectjweav jar aspectj weaver resolv type resolvedtyp parameter resolv type resolvedtyp java aspectjweav jar aspectj weaver refer type referencetyp get declar interfac getdeclaredinterfac refer type referencetyp java aspectjweav jar aspectj weaver resolv type resolvedtyp get direct supertyp getdirectsupertyp resolv type resolvedtyp java aspectjweav jar aspectj weaver pattern type pattern typepattern match subtyp matchessubtyp type pattern typepattern java aspectjweav jar aspectj weaver pattern exact type pattern exacttypepattern match subtyp matchessubtyp exact type pattern exacttypepattern java aspectjweav jar aspectj weaver pattern type pattern typepattern match static matchesstat type pattern typepattern java aspectjweav jar aspectj weaver pattern kind pointcut kindedpointcut fast match fastmatch kind pointcut kindedpointcut java aspectjweav jar aspectj weaver intern tool pointcut express impl pointcutexpressionimpl could match join point in type couldmatchjoinpointsintyp pointcut express impl pointcutexpressionimpl java aspectjweav jar springframework aop aspectj aspect express pointcut aspectjexpressionpointcut match aspect express pointcut aspectjexpressionpointcut java spring aop springaop jar releas springframework aop support aop util aoputil can appli canappli aop util aoputil java spring aop springaop jar releas springframework aop support aop util aoputil can appli canappli aop util aoputil java spring aop springaop jar releas springframework aop support aop util aoputil find advisor that can appli findadvisorsthatcanappli aop util aoputil java spring aop springaop jar releas springframework aop framework autoproxi abstract advisor auto proxi creator abstractadvisorautoproxycr find advisor that can appli findadvisorsthatcanappli abstract advisor auto proxi creator abstractadvisorautoproxycr java spring aop springaop jar releas</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3378" calcext:value-type="float">
            <text:p>413378</text:p>
          </table:table-cell>
          <table:table-cell table:style-name="ce2" office:value-type="string" calcext:value-type="string">
            <text:p>aspect aspectj develop tool e37x releas seem super some method somemethod correctli resolv constructor ad itd compil problem runtim except rais class ll add new constructor public class child extend parent public string parent mparent john public child string parent parent mparent parent public string get parent getpar return parent mparent see child extend parent class parent method get age getag public class parent privat string name mname john privat int age mage public int get age getag return age mage add new constructor child aspect public aspect my test mytest public child new string parent int age parent system println get age super get age getag system println child name parent mparent aspect code trigger except except thread main java lang no such method error nosuchmethoderror child ajc super dispatch superdispatch child get age getag my test mytest ajc post inter constructor postinterconstructor my test mytest child my test mytest aj child init child java main program mainprogram main main program mainprogram java limit aspect aspectj way resolv issu attach src compil binari fil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13378" calcext:value-type="float">
            <text:p>413378</text:p>
          </table:table-cell>
          <table:table-cell table:style-name="ce2" office:value-type="string" calcext:value-type="string">
            <text:p>aspect aspectj develop tool e37x releas seem super some method somemethod correctli resolv constructor ad itd compil problem runtim except rais class ll add new constructor public class child extend parent public string parent mparent john public child string parent parent mparent parent public string get parent getpar return parent mparent see child extend parent class parent method get age getag public class parent privat string name mname john privat int age mage public int get age getag return age mage add new constructor child aspect public aspect my test mytest public child new string parent int age parent system println get age super get age getag system println child name parent mparent aspect code trigger except except thread main java lang no such method error nosuchmethoderror child ajc super dispatch superdispatch child get age getag my test mytest ajc post inter constructor postinterconstructor my test mytest child my test mytest aj child init child java main program mainprogram main main program mainprogram java limit aspect aspectj way resolv issu attach src compil binari file</text:p>
          </table:table-cell>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15266" calcext:value-type="float">
            <text:p>415266</text:p>
          </table:table-cell>
          <table:table-cell table:style-name="ce2" office:value-type="string" calcext:value-type="string">
            <text:p>enabl jmx remot manag jvm along aspect aspectj load time loadtim weav ltw aspect doesn appear get woven jvm argument dvisualvm display name jdbc time aspect test jdbctimingaspecttest dcom sun manag jmxremot ssl fals dcom sun manag jmxremot authent fals dcom sun manag jmxremot port javaag jar aspectjweav jar dorg aspectj weaver loadtim configur trgr cobalt infrastructur instrument aspect time jdbc jdbcmonitor xml note enabl jmx remot manag remov dcom sun manag jmxremot jvm argument aspect work fine</text:p>
          </table:table-cell>
          <table:table-cell table:style-name="ce2" office:value-type="string" calcext:value-type="string">
            <text:p>critical</text:p>
          </table:table-cell>
          <table:table-cell office:value-type="string" calcext:value-type="string">
            <text:p>severe</text:p>
          </table:table-cell>
          <table:table-cell table:number-columns-repeated="976"/>
        </table:table-row>
        <table:table-row table:style-name="ro1">
          <table:table-cell table:style-name="ce2" office:value-type="float" office:value="418129" calcext:value-type="float">
            <text:p>41812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8129" calcext:value-type="float">
            <text:p>41812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8129" calcext:value-type="float">
            <text:p>41812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8129" calcext:value-type="float">
            <text:p>418129</text:p>
          </table:table-cell>
          <table:table-cell table:style-name="ce2"/>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19279" calcext:value-type="float">
            <text:p>419279</text:p>
          </table:table-cell>
          <table:table-cell table:style-name="ce2" office:value-type="string" calcext:value-type="string">
            <text:p>xlintfil option great fit control messag across multipl build project specif case plugin manag pluginmanag section maven parent pom problem need local file configur per messag permessag output level ignor warn error realli specifi build script share file altern xlintfil would handi abl chang xlint warn level messag use command line option exampl ajc xlint advic did not match advicedidnotmatch ignor would overrid xlint default xlintdefault properti file advic did not match advicedidnotmatch messag regard rob</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279" calcext:value-type="float">
            <text:p>419279</text:p>
          </table:table-cell>
          <table:table-cell table:style-name="ce2" office:value-type="string" calcext:value-type="string">
            <text:p>xlintfil option great fit control messag across multipl build project specif case plugin manag pluginmanag section maven parent pom problem need local file configur per messag permessag output level ignor warn error realli specifi build script share file altern xlintfil would handi abl chang xlint warn level messag use command line option exampl ajc xlint advic did not match advicedidnotmatch ignor would overrid xlint default xlintdefault properti file advic did not match advicedidnotmatch messag regard rob</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279" calcext:value-type="float">
            <text:p>419279</text:p>
          </table:table-cell>
          <table:table-cell table:style-name="ce2" office:value-type="string" calcext:value-type="string">
            <text:p>xlintfil option great fit control messag across multipl build project specif case plugin manag pluginmanag section maven parent pom problem need local file configur per messag permessag output level ignor warn error realli specifi build script share file altern xlintfil would handi abl chang xlint warn level messag use command line option exampl ajc xlint advic did not match advicedidnotmatch ignor would overrid xlint default xlintdefault properti file advic did not match advicedidnotmatch messag regard rob</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19279" calcext:value-type="float">
            <text:p>419279</text:p>
          </table:table-cell>
          <table:table-cell table:style-name="ce2" office:value-type="string" calcext:value-type="string">
            <text:p>xlintfil option great fit control messag across multipl build project specif case plugin manag pluginmanag section maven parent pom problem need local file configur per messag permessag output level ignor warn error realli specifi build script share file altern xlintfil would handi abl chang xlint warn level messag use command line option exampl ajc xlint advic did not match advicedidnotmatch ignor would overrid xlint default xlintdefault properti file advic did not match advicedidnotmatch messag regard rob</text:p>
          </table:table-cell>
          <table:table-cell table:number-columns-repeated="2" table:style-name="ce2" office:value-type="string" calcext:value-type="string">
            <text:p>enhancement</text:p>
          </table:table-cell>
          <table:table-cell table:number-columns-repeated="976"/>
        </table:table-row>
        <table:table-row table:style-name="ro1">
          <table:table-cell table:style-name="ce2" office:value-type="float" office:value="420210" calcext:value-type="float">
            <text:p>420210</text:p>
          </table:table-cell>
          <table:table-cell table:style-name="ce2" office:value-type="string" calcext:value-type="string">
            <text:p>would good abl insert enclos class name enclos member joinpoin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0210" calcext:value-type="float">
            <text:p>420210</text:p>
          </table:table-cell>
          <table:table-cell table:style-name="ce2" office:value-type="string" calcext:value-type="string">
            <text:p>would good abl insert enclos class name enclos member joinpoint</text:p>
          </table:table-cell>
          <table:table-cell table:style-name="ce2" office:value-type="string" calcext:value-type="string">
            <text:p>normal</text:p>
          </table:table-cell>
          <table:table-cell office:value-type="string" calcext:value-type="string">
            <text:p>non-severe</text:p>
          </table:table-cell>
          <table:table-cell table:number-columns-repeated="976"/>
        </table:table-row>
        <table:table-row table:style-name="ro1">
          <table:table-cell table:style-name="ce2" office:value-type="float" office:value="423257" calcext:value-type="float">
            <text:p>42325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3257" calcext:value-type="float">
            <text:p>42325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3257" calcext:value-type="float">
            <text:p>42325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1">
          <table:table-cell table:style-name="ce2" office:value-type="float" office:value="423257" calcext:value-type="float">
            <text:p>423257</text:p>
          </table:table-cell>
          <table:table-cell table:style-name="ce2"/>
          <table:table-cell table:style-name="ce2" office:value-type="string" calcext:value-type="string">
            <text:p>major</text:p>
          </table:table-cell>
          <table:table-cell office:value-type="string" calcext:value-type="string">
            <text:p>severe</text:p>
          </table:table-cell>
          <table:table-cell table:number-columns-repeated="976"/>
        </table:table-row>
        <table:table-row table:style-name="ro2" table:number-rows-repeated="1047025">
          <table:table-cell table:number-columns-repeated="980"/>
        </table:table-row>
        <table:table-row table:style-name="ro2">
          <table:table-cell table:number-columns-repeated="980"/>
        </table:table-row>
      </table:table>
      <table:named-expressions/>
      <table:database-ranges>
        <table:database-range table:name="__Anonymous_Sheet_DB__0" table:target-range-address="Bug_report_Commit_Metrics.A1:Bug_report_Commit_Metrics.D155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11">
      <number:scientific-number number:decimal-places="1" number:min-decimal-places="1" number:min-integer-digits="1" number:min-exponent-digits="1" number:exponent-interval="3" number:forced-exponent-sign="true"/>
    </number:number-style>
    <number:time-style style:name="N110">
      <number:minutes number:style="long"/>
      <number:text>:</number:text>
      <number:seconds number:style="long" number:decimal-places="1"/>
    </number:time-style>
    <number:time-style style:name="N109" number:truncate-on-overflow="false">
      <number:hours/>
      <number:text>:</number:text>
      <number:minutes number:style="long"/>
      <number:text>:</number:text>
      <number:seconds number:style="long"/>
    </number:time-style>
    <number:time-style style:name="N108">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date-style style:name="N10135"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ug_5f_report_5f_Commit_5f_Metrics" style:display-name="PageStyle_Bug_report_Commit_Metric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31T19:49:12.971417896</dc:date>
    <meta:editing-duration>PT1H16M27S</meta:editing-duration>
    <meta:editing-cycles>8</meta:editing-cycles>
    <meta:document-statistic meta:table-count="1" meta:cell-count="5820" meta:object-count="0"/>
  </office:meta>
</office:document-meta>
</file>